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327in"/>
    </style:style>
    <style:style style:name="co5" style:family="table-column">
      <style:table-column-properties fo:break-before="auto" style:column-width="0.5181in"/>
    </style:style>
    <style:style style:name="co6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0.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49"/>
    <style:style style:name="ce2" style:family="table-cell" style:parent-style-name="Default" style:data-style-name="N0"/>
    <style:style style:name="ce3" style:family="table-cell" style:parent-style-name="Default" style:data-style-name="N100"/>
    <style:style style:name="ce7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Ra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Expo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.43" calcext:value-type="float">
            <text:p>28.43</text:p>
          </table:table-cell>
          <table:table-cell office:value-type="float" office:value="17.43" calcext:value-type="float">
            <text:p>17.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06" calcext:value-type="float">
            <text:p>17.06</text:p>
          </table:table-cell>
          <table:table-cell office:value-type="float" office:value="6.06" calcext:value-type="float">
            <text:p>6.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.43" calcext:value-type="float">
            <text:p>28.43</text:p>
          </table:table-cell>
          <table:table-cell office:value-type="float" office:value="17.43" calcext:value-type="float">
            <text:p>17.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.8" calcext:value-type="float">
            <text:p>39.8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.43" calcext:value-type="float">
            <text:p>28.43</text:p>
          </table:table-cell>
          <table:table-cell office:value-type="float" office:value="17.43" calcext:value-type="float">
            <text:p>17.43</text:p>
          </table:table-cell>
        </table:table-row>
      </table:table>
      <table:table table:name="2023" table:style-name="ta1">
        <table:table-column table:style-name="co4" table:default-cell-style-name="ce1"/>
        <table:table-column table:style-name="co2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3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Month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date" office:date-value="2023-01-01" calcext:value-type="date">
            <text:p>2023-01-01</text:p>
          </table:table-cell>
          <table:table-cell table:formula="of:=MONTH([.A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[.F2]*INDEX([$Rates.$B$2:$Rates.$B$6];[.C2]+1)-[.G2]*INDEX([$Rates.$C$2:$Rates.$C$6];[.C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]=0;[.A2]+1;[.A2])" office:value-type="date" office:date-value="2023-01-01" calcext:value-type="date">
            <text:p>2023-01-01</text:p>
          </table:table-cell>
          <table:table-cell table:formula="of:=MONTH([.A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F3]*INDEX([$Rates.$B$2:$Rates.$B$6];[.C3]+1)-[.G3]*INDEX([$Rates.$C$2:$Rates.$C$6];[.C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]=0;[.A3]+1;[.A3])" office:value-type="date" office:date-value="2023-01-01" calcext:value-type="date">
            <text:p>2023-01-01</text:p>
          </table:table-cell>
          <table:table-cell table:formula="of:=MONTH([.A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[.F4]*INDEX([$Rates.$B$2:$Rates.$B$6];[.C4]+1)-[.G4]*INDEX([$Rates.$C$2:$Rates.$C$6];[.C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]=0;[.A4]+1;[.A4])" office:value-type="date" office:date-value="2023-01-01" calcext:value-type="date">
            <text:p>2023-01-01</text:p>
          </table:table-cell>
          <table:table-cell table:formula="of:=MONTH([.A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[.F5]*INDEX([$Rates.$B$2:$Rates.$B$6];[.C5]+1)-[.G5]*INDEX([$Rates.$C$2:$Rates.$C$6];[.C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]=0;[.A5]+1;[.A5])" office:value-type="date" office:date-value="2023-01-01" calcext:value-type="date">
            <text:p>2023-01-01</text:p>
          </table:table-cell>
          <table:table-cell table:formula="of:=MONTH([.A6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[.F6]*INDEX([$Rates.$B$2:$Rates.$B$6];[.C6]+1)-[.G6]*INDEX([$Rates.$C$2:$Rates.$C$6];[.C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]=0;[.A6]+1;[.A6])" office:value-type="date" office:date-value="2023-01-02" calcext:value-type="date">
            <text:p>2023-01-02</text:p>
          </table:table-cell>
          <table:table-cell table:formula="of:=MONTH([.A7])" office:value-type="float" office:value="1" calcext:value-type="float">
            <text:p>1</text:p>
          </table:table-cell>
          <table:table-cell table:formula="of:=[.C2]" office:value-type="float" office:value="0" calcext:value-type="float">
            <text:p>0</text:p>
          </table:table-cell>
          <table:table-cell table:number-columns-repeated="6"/>
          <table:table-cell table:formula="of:=[.F7]*INDEX([$Rates.$B$2:$Rates.$B$6];[.C7]+1)-[.G7]*INDEX([$Rates.$C$2:$Rates.$C$6];[.C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]=0;[.A7]+1;[.A7])" office:value-type="date" office:date-value="2023-01-02" calcext:value-type="date">
            <text:p>2023-01-02</text:p>
          </table:table-cell>
          <table:table-cell table:formula="of:=MONTH([.A8])" office:value-type="float" office:value="1" calcext:value-type="float">
            <text:p>1</text:p>
          </table:table-cell>
          <table:table-cell table:formula="of:=[.C3]" office:value-type="float" office:value="1" calcext:value-type="float">
            <text:p>1</text:p>
          </table:table-cell>
          <table:table-cell table:number-columns-repeated="6"/>
          <table:table-cell table:formula="of:=[.F8]*INDEX([$Rates.$B$2:$Rates.$B$6];[.C8]+1)-[.G8]*INDEX([$Rates.$C$2:$Rates.$C$6];[.C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]=0;[.A8]+1;[.A8])" office:value-type="date" office:date-value="2023-01-02" calcext:value-type="date">
            <text:p>2023-01-02</text:p>
          </table:table-cell>
          <table:table-cell table:formula="of:=MONTH([.A9])" office:value-type="float" office:value="1" calcext:value-type="float">
            <text:p>1</text:p>
          </table:table-cell>
          <table:table-cell table:formula="of:=[.C4]" office:value-type="float" office:value="2" calcext:value-type="float">
            <text:p>2</text:p>
          </table:table-cell>
          <table:table-cell table:number-columns-repeated="6"/>
          <table:table-cell table:formula="of:=[.F9]*INDEX([$Rates.$B$2:$Rates.$B$6];[.C9]+1)-[.G9]*INDEX([$Rates.$C$2:$Rates.$C$6];[.C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]=0;[.A9]+1;[.A9])" office:value-type="date" office:date-value="2023-01-02" calcext:value-type="date">
            <text:p>2023-01-02</text:p>
          </table:table-cell>
          <table:table-cell table:formula="of:=MONTH([.A10])" office:value-type="float" office:value="1" calcext:value-type="float">
            <text:p>1</text:p>
          </table:table-cell>
          <table:table-cell table:formula="of:=[.C5]" office:value-type="float" office:value="3" calcext:value-type="float">
            <text:p>3</text:p>
          </table:table-cell>
          <table:table-cell table:number-columns-repeated="6"/>
          <table:table-cell table:formula="of:=[.F10]*INDEX([$Rates.$B$2:$Rates.$B$6];[.C10]+1)-[.G10]*INDEX([$Rates.$C$2:$Rates.$C$6];[.C1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]=0;[.A10]+1;[.A10])" office:value-type="date" office:date-value="2023-01-02" calcext:value-type="date">
            <text:p>2023-01-02</text:p>
          </table:table-cell>
          <table:table-cell table:formula="of:=MONTH([.A11])" office:value-type="float" office:value="1" calcext:value-type="float">
            <text:p>1</text:p>
          </table:table-cell>
          <table:table-cell table:formula="of:=[.C6]" office:value-type="float" office:value="4" calcext:value-type="float">
            <text:p>4</text:p>
          </table:table-cell>
          <table:table-cell table:number-columns-repeated="6"/>
          <table:table-cell table:formula="of:=[.F11]*INDEX([$Rates.$B$2:$Rates.$B$6];[.C11]+1)-[.G11]*INDEX([$Rates.$C$2:$Rates.$C$6];[.C1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]=0;[.A11]+1;[.A11])" office:value-type="date" office:date-value="2023-01-03" calcext:value-type="date">
            <text:p>2023-01-03</text:p>
          </table:table-cell>
          <table:table-cell table:formula="of:=MONTH([.A12])" office:value-type="float" office:value="1" calcext:value-type="float">
            <text:p>1</text:p>
          </table:table-cell>
          <table:table-cell table:formula="of:=[.C7]" office:value-type="float" office:value="0" calcext:value-type="float">
            <text:p>0</text:p>
          </table:table-cell>
          <table:table-cell table:number-columns-repeated="6"/>
          <table:table-cell table:formula="of:=[.F12]*INDEX([$Rates.$B$2:$Rates.$B$6];[.C12]+1)-[.G12]*INDEX([$Rates.$C$2:$Rates.$C$6];[.C1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]=0;[.A12]+1;[.A12])" office:value-type="date" office:date-value="2023-01-03" calcext:value-type="date">
            <text:p>2023-01-03</text:p>
          </table:table-cell>
          <table:table-cell table:formula="of:=MONTH([.A13])" office:value-type="float" office:value="1" calcext:value-type="float">
            <text:p>1</text:p>
          </table:table-cell>
          <table:table-cell table:formula="of:=[.C8]" office:value-type="float" office:value="1" calcext:value-type="float">
            <text:p>1</text:p>
          </table:table-cell>
          <table:table-cell table:number-columns-repeated="6"/>
          <table:table-cell table:formula="of:=[.F13]*INDEX([$Rates.$B$2:$Rates.$B$6];[.C13]+1)-[.G13]*INDEX([$Rates.$C$2:$Rates.$C$6];[.C1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]=0;[.A13]+1;[.A13])" office:value-type="date" office:date-value="2023-01-03" calcext:value-type="date">
            <text:p>2023-01-03</text:p>
          </table:table-cell>
          <table:table-cell table:formula="of:=MONTH([.A14])" office:value-type="float" office:value="1" calcext:value-type="float">
            <text:p>1</text:p>
          </table:table-cell>
          <table:table-cell table:formula="of:=[.C9]" office:value-type="float" office:value="2" calcext:value-type="float">
            <text:p>2</text:p>
          </table:table-cell>
          <table:table-cell table:number-columns-repeated="6"/>
          <table:table-cell table:formula="of:=[.F14]*INDEX([$Rates.$B$2:$Rates.$B$6];[.C14]+1)-[.G14]*INDEX([$Rates.$C$2:$Rates.$C$6];[.C1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]=0;[.A14]+1;[.A14])" office:value-type="date" office:date-value="2023-01-03" calcext:value-type="date">
            <text:p>2023-01-03</text:p>
          </table:table-cell>
          <table:table-cell table:formula="of:=MONTH([.A15])" office:value-type="float" office:value="1" calcext:value-type="float">
            <text:p>1</text:p>
          </table:table-cell>
          <table:table-cell table:formula="of:=[.C10]" office:value-type="float" office:value="3" calcext:value-type="float">
            <text:p>3</text:p>
          </table:table-cell>
          <table:table-cell table:number-columns-repeated="6"/>
          <table:table-cell table:formula="of:=[.F15]*INDEX([$Rates.$B$2:$Rates.$B$6];[.C15]+1)-[.G15]*INDEX([$Rates.$C$2:$Rates.$C$6];[.C1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]=0;[.A15]+1;[.A15])" office:value-type="date" office:date-value="2023-01-03" calcext:value-type="date">
            <text:p>2023-01-03</text:p>
          </table:table-cell>
          <table:table-cell table:formula="of:=MONTH([.A16])" office:value-type="float" office:value="1" calcext:value-type="float">
            <text:p>1</text:p>
          </table:table-cell>
          <table:table-cell table:formula="of:=[.C11]" office:value-type="float" office:value="4" calcext:value-type="float">
            <text:p>4</text:p>
          </table:table-cell>
          <table:table-cell table:number-columns-repeated="6"/>
          <table:table-cell table:formula="of:=[.F16]*INDEX([$Rates.$B$2:$Rates.$B$6];[.C16]+1)-[.G16]*INDEX([$Rates.$C$2:$Rates.$C$6];[.C1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]=0;[.A16]+1;[.A16])" office:value-type="date" office:date-value="2023-01-04" calcext:value-type="date">
            <text:p>2023-01-04</text:p>
          </table:table-cell>
          <table:table-cell table:formula="of:=MONTH([.A17])" office:value-type="float" office:value="1" calcext:value-type="float">
            <text:p>1</text:p>
          </table:table-cell>
          <table:table-cell table:formula="of:=[.C12]" office:value-type="float" office:value="0" calcext:value-type="float">
            <text:p>0</text:p>
          </table:table-cell>
          <table:table-cell table:number-columns-repeated="6"/>
          <table:table-cell table:formula="of:=[.F17]*INDEX([$Rates.$B$2:$Rates.$B$6];[.C17]+1)-[.G17]*INDEX([$Rates.$C$2:$Rates.$C$6];[.C1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8]=0;[.A17]+1;[.A17])" office:value-type="date" office:date-value="2023-01-04" calcext:value-type="date">
            <text:p>2023-01-04</text:p>
          </table:table-cell>
          <table:table-cell table:formula="of:=MONTH([.A18])" office:value-type="float" office:value="1" calcext:value-type="float">
            <text:p>1</text:p>
          </table:table-cell>
          <table:table-cell table:formula="of:=[.C13]" office:value-type="float" office:value="1" calcext:value-type="float">
            <text:p>1</text:p>
          </table:table-cell>
          <table:table-cell table:number-columns-repeated="6"/>
          <table:table-cell table:formula="of:=[.F18]*INDEX([$Rates.$B$2:$Rates.$B$6];[.C18]+1)-[.G18]*INDEX([$Rates.$C$2:$Rates.$C$6];[.C1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9]=0;[.A18]+1;[.A18])" office:value-type="date" office:date-value="2023-01-04" calcext:value-type="date">
            <text:p>2023-01-04</text:p>
          </table:table-cell>
          <table:table-cell table:formula="of:=MONTH([.A19])" office:value-type="float" office:value="1" calcext:value-type="float">
            <text:p>1</text:p>
          </table:table-cell>
          <table:table-cell table:formula="of:=[.C14]" office:value-type="float" office:value="2" calcext:value-type="float">
            <text:p>2</text:p>
          </table:table-cell>
          <table:table-cell table:number-columns-repeated="6"/>
          <table:table-cell table:formula="of:=[.F19]*INDEX([$Rates.$B$2:$Rates.$B$6];[.C19]+1)-[.G19]*INDEX([$Rates.$C$2:$Rates.$C$6];[.C1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0]=0;[.A19]+1;[.A19])" office:value-type="date" office:date-value="2023-01-04" calcext:value-type="date">
            <text:p>2023-01-04</text:p>
          </table:table-cell>
          <table:table-cell table:formula="of:=MONTH([.A20])" office:value-type="float" office:value="1" calcext:value-type="float">
            <text:p>1</text:p>
          </table:table-cell>
          <table:table-cell table:formula="of:=[.C15]" office:value-type="float" office:value="3" calcext:value-type="float">
            <text:p>3</text:p>
          </table:table-cell>
          <table:table-cell table:number-columns-repeated="6"/>
          <table:table-cell table:formula="of:=[.F20]*INDEX([$Rates.$B$2:$Rates.$B$6];[.C20]+1)-[.G20]*INDEX([$Rates.$C$2:$Rates.$C$6];[.C2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1]=0;[.A20]+1;[.A20])" office:value-type="date" office:date-value="2023-01-04" calcext:value-type="date">
            <text:p>2023-01-04</text:p>
          </table:table-cell>
          <table:table-cell table:formula="of:=MONTH([.A21])" office:value-type="float" office:value="1" calcext:value-type="float">
            <text:p>1</text:p>
          </table:table-cell>
          <table:table-cell table:formula="of:=[.C16]" office:value-type="float" office:value="4" calcext:value-type="float">
            <text:p>4</text:p>
          </table:table-cell>
          <table:table-cell table:number-columns-repeated="6"/>
          <table:table-cell table:formula="of:=[.F21]*INDEX([$Rates.$B$2:$Rates.$B$6];[.C21]+1)-[.G21]*INDEX([$Rates.$C$2:$Rates.$C$6];[.C2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2]=0;[.A21]+1;[.A21])" office:value-type="date" office:date-value="2023-01-05" calcext:value-type="date">
            <text:p>2023-01-05</text:p>
          </table:table-cell>
          <table:table-cell table:formula="of:=MONTH([.A22])" office:value-type="float" office:value="1" calcext:value-type="float">
            <text:p>1</text:p>
          </table:table-cell>
          <table:table-cell table:formula="of:=[.C17]" office:value-type="float" office:value="0" calcext:value-type="float">
            <text:p>0</text:p>
          </table:table-cell>
          <table:table-cell table:number-columns-repeated="6"/>
          <table:table-cell table:formula="of:=[.F22]*INDEX([$Rates.$B$2:$Rates.$B$6];[.C22]+1)-[.G22]*INDEX([$Rates.$C$2:$Rates.$C$6];[.C2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3]=0;[.A22]+1;[.A22])" office:value-type="date" office:date-value="2023-01-05" calcext:value-type="date">
            <text:p>2023-01-05</text:p>
          </table:table-cell>
          <table:table-cell table:formula="of:=MONTH([.A23])" office:value-type="float" office:value="1" calcext:value-type="float">
            <text:p>1</text:p>
          </table:table-cell>
          <table:table-cell table:formula="of:=[.C18]" office:value-type="float" office:value="1" calcext:value-type="float">
            <text:p>1</text:p>
          </table:table-cell>
          <table:table-cell table:number-columns-repeated="6"/>
          <table:table-cell table:formula="of:=[.F23]*INDEX([$Rates.$B$2:$Rates.$B$6];[.C23]+1)-[.G23]*INDEX([$Rates.$C$2:$Rates.$C$6];[.C2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4]=0;[.A23]+1;[.A23])" office:value-type="date" office:date-value="2023-01-05" calcext:value-type="date">
            <text:p>2023-01-05</text:p>
          </table:table-cell>
          <table:table-cell table:formula="of:=MONTH([.A24])" office:value-type="float" office:value="1" calcext:value-type="float">
            <text:p>1</text:p>
          </table:table-cell>
          <table:table-cell table:formula="of:=[.C19]" office:value-type="float" office:value="2" calcext:value-type="float">
            <text:p>2</text:p>
          </table:table-cell>
          <table:table-cell table:number-columns-repeated="6"/>
          <table:table-cell table:formula="of:=[.F24]*INDEX([$Rates.$B$2:$Rates.$B$6];[.C24]+1)-[.G24]*INDEX([$Rates.$C$2:$Rates.$C$6];[.C2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5]=0;[.A24]+1;[.A24])" office:value-type="date" office:date-value="2023-01-05" calcext:value-type="date">
            <text:p>2023-01-05</text:p>
          </table:table-cell>
          <table:table-cell table:formula="of:=MONTH([.A25])" office:value-type="float" office:value="1" calcext:value-type="float">
            <text:p>1</text:p>
          </table:table-cell>
          <table:table-cell table:formula="of:=[.C20]" office:value-type="float" office:value="3" calcext:value-type="float">
            <text:p>3</text:p>
          </table:table-cell>
          <table:table-cell table:number-columns-repeated="6"/>
          <table:table-cell table:formula="of:=[.F25]*INDEX([$Rates.$B$2:$Rates.$B$6];[.C25]+1)-[.G25]*INDEX([$Rates.$C$2:$Rates.$C$6];[.C2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6]=0;[.A25]+1;[.A25])" office:value-type="date" office:date-value="2023-01-05" calcext:value-type="date">
            <text:p>2023-01-05</text:p>
          </table:table-cell>
          <table:table-cell table:formula="of:=MONTH([.A26])" office:value-type="float" office:value="1" calcext:value-type="float">
            <text:p>1</text:p>
          </table:table-cell>
          <table:table-cell table:formula="of:=[.C21]" office:value-type="float" office:value="4" calcext:value-type="float">
            <text:p>4</text:p>
          </table:table-cell>
          <table:table-cell table:number-columns-repeated="6"/>
          <table:table-cell table:formula="of:=[.F26]*INDEX([$Rates.$B$2:$Rates.$B$6];[.C26]+1)-[.G26]*INDEX([$Rates.$C$2:$Rates.$C$6];[.C2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7]=0;[.A26]+1;[.A26])" office:value-type="date" office:date-value="2023-01-06" calcext:value-type="date">
            <text:p>2023-01-06</text:p>
          </table:table-cell>
          <table:table-cell table:formula="of:=MONTH([.A27])" office:value-type="float" office:value="1" calcext:value-type="float">
            <text:p>1</text:p>
          </table:table-cell>
          <table:table-cell table:formula="of:=[.C22]" office:value-type="float" office:value="0" calcext:value-type="float">
            <text:p>0</text:p>
          </table:table-cell>
          <table:table-cell table:number-columns-repeated="6"/>
          <table:table-cell table:formula="of:=[.F27]*INDEX([$Rates.$B$2:$Rates.$B$6];[.C27]+1)-[.G27]*INDEX([$Rates.$C$2:$Rates.$C$6];[.C2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8]=0;[.A27]+1;[.A27])" office:value-type="date" office:date-value="2023-01-06" calcext:value-type="date">
            <text:p>2023-01-06</text:p>
          </table:table-cell>
          <table:table-cell table:formula="of:=MONTH([.A28])" office:value-type="float" office:value="1" calcext:value-type="float">
            <text:p>1</text:p>
          </table:table-cell>
          <table:table-cell table:formula="of:=[.C23]" office:value-type="float" office:value="1" calcext:value-type="float">
            <text:p>1</text:p>
          </table:table-cell>
          <table:table-cell table:number-columns-repeated="6"/>
          <table:table-cell table:formula="of:=[.F28]*INDEX([$Rates.$B$2:$Rates.$B$6];[.C28]+1)-[.G28]*INDEX([$Rates.$C$2:$Rates.$C$6];[.C2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9]=0;[.A28]+1;[.A28])" office:value-type="date" office:date-value="2023-01-06" calcext:value-type="date">
            <text:p>2023-01-06</text:p>
          </table:table-cell>
          <table:table-cell table:formula="of:=MONTH([.A29])" office:value-type="float" office:value="1" calcext:value-type="float">
            <text:p>1</text:p>
          </table:table-cell>
          <table:table-cell table:formula="of:=[.C24]" office:value-type="float" office:value="2" calcext:value-type="float">
            <text:p>2</text:p>
          </table:table-cell>
          <table:table-cell table:number-columns-repeated="6"/>
          <table:table-cell table:formula="of:=[.F29]*INDEX([$Rates.$B$2:$Rates.$B$6];[.C29]+1)-[.G29]*INDEX([$Rates.$C$2:$Rates.$C$6];[.C2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0]=0;[.A29]+1;[.A29])" office:value-type="date" office:date-value="2023-01-06" calcext:value-type="date">
            <text:p>2023-01-06</text:p>
          </table:table-cell>
          <table:table-cell table:formula="of:=MONTH([.A30])" office:value-type="float" office:value="1" calcext:value-type="float">
            <text:p>1</text:p>
          </table:table-cell>
          <table:table-cell table:formula="of:=[.C25]" office:value-type="float" office:value="3" calcext:value-type="float">
            <text:p>3</text:p>
          </table:table-cell>
          <table:table-cell table:number-columns-repeated="6"/>
          <table:table-cell table:formula="of:=[.F30]*INDEX([$Rates.$B$2:$Rates.$B$6];[.C30]+1)-[.G30]*INDEX([$Rates.$C$2:$Rates.$C$6];[.C3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1]=0;[.A30]+1;[.A30])" office:value-type="date" office:date-value="2023-01-06" calcext:value-type="date">
            <text:p>2023-01-06</text:p>
          </table:table-cell>
          <table:table-cell table:formula="of:=MONTH([.A31])" office:value-type="float" office:value="1" calcext:value-type="float">
            <text:p>1</text:p>
          </table:table-cell>
          <table:table-cell table:formula="of:=[.C26]" office:value-type="float" office:value="4" calcext:value-type="float">
            <text:p>4</text:p>
          </table:table-cell>
          <table:table-cell table:number-columns-repeated="6"/>
          <table:table-cell table:formula="of:=[.F31]*INDEX([$Rates.$B$2:$Rates.$B$6];[.C31]+1)-[.G31]*INDEX([$Rates.$C$2:$Rates.$C$6];[.C3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2]=0;[.A31]+1;[.A31])" office:value-type="date" office:date-value="2023-01-07" calcext:value-type="date">
            <text:p>2023-01-07</text:p>
          </table:table-cell>
          <table:table-cell table:formula="of:=MONTH([.A32])" office:value-type="float" office:value="1" calcext:value-type="float">
            <text:p>1</text:p>
          </table:table-cell>
          <table:table-cell table:formula="of:=[.C27]" office:value-type="float" office:value="0" calcext:value-type="float">
            <text:p>0</text:p>
          </table:table-cell>
          <table:table-cell table:number-columns-repeated="6"/>
          <table:table-cell table:formula="of:=[.F32]*INDEX([$Rates.$B$2:$Rates.$B$6];[.C32]+1)-[.G32]*INDEX([$Rates.$C$2:$Rates.$C$6];[.C3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3]=0;[.A32]+1;[.A32])" office:value-type="date" office:date-value="2023-01-07" calcext:value-type="date">
            <text:p>2023-01-07</text:p>
          </table:table-cell>
          <table:table-cell table:formula="of:=MONTH([.A33])" office:value-type="float" office:value="1" calcext:value-type="float">
            <text:p>1</text:p>
          </table:table-cell>
          <table:table-cell table:formula="of:=[.C28]" office:value-type="float" office:value="1" calcext:value-type="float">
            <text:p>1</text:p>
          </table:table-cell>
          <table:table-cell table:number-columns-repeated="6"/>
          <table:table-cell table:formula="of:=[.F33]*INDEX([$Rates.$B$2:$Rates.$B$6];[.C33]+1)-[.G33]*INDEX([$Rates.$C$2:$Rates.$C$6];[.C3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4]=0;[.A33]+1;[.A33])" office:value-type="date" office:date-value="2023-01-07" calcext:value-type="date">
            <text:p>2023-01-07</text:p>
          </table:table-cell>
          <table:table-cell table:formula="of:=MONTH([.A34])" office:value-type="float" office:value="1" calcext:value-type="float">
            <text:p>1</text:p>
          </table:table-cell>
          <table:table-cell table:formula="of:=[.C29]" office:value-type="float" office:value="2" calcext:value-type="float">
            <text:p>2</text:p>
          </table:table-cell>
          <table:table-cell table:number-columns-repeated="6"/>
          <table:table-cell table:formula="of:=[.F34]*INDEX([$Rates.$B$2:$Rates.$B$6];[.C34]+1)-[.G34]*INDEX([$Rates.$C$2:$Rates.$C$6];[.C3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5]=0;[.A34]+1;[.A34])" office:value-type="date" office:date-value="2023-01-07" calcext:value-type="date">
            <text:p>2023-01-07</text:p>
          </table:table-cell>
          <table:table-cell table:formula="of:=MONTH([.A35])" office:value-type="float" office:value="1" calcext:value-type="float">
            <text:p>1</text:p>
          </table:table-cell>
          <table:table-cell table:formula="of:=[.C30]" office:value-type="float" office:value="3" calcext:value-type="float">
            <text:p>3</text:p>
          </table:table-cell>
          <table:table-cell table:number-columns-repeated="6"/>
          <table:table-cell table:formula="of:=[.F35]*INDEX([$Rates.$B$2:$Rates.$B$6];[.C35]+1)-[.G35]*INDEX([$Rates.$C$2:$Rates.$C$6];[.C3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6]=0;[.A35]+1;[.A35])" office:value-type="date" office:date-value="2023-01-07" calcext:value-type="date">
            <text:p>2023-01-07</text:p>
          </table:table-cell>
          <table:table-cell table:formula="of:=MONTH([.A36])" office:value-type="float" office:value="1" calcext:value-type="float">
            <text:p>1</text:p>
          </table:table-cell>
          <table:table-cell table:formula="of:=[.C31]" office:value-type="float" office:value="4" calcext:value-type="float">
            <text:p>4</text:p>
          </table:table-cell>
          <table:table-cell table:number-columns-repeated="6"/>
          <table:table-cell table:formula="of:=[.F36]*INDEX([$Rates.$B$2:$Rates.$B$6];[.C36]+1)-[.G36]*INDEX([$Rates.$C$2:$Rates.$C$6];[.C3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7]=0;[.A36]+1;[.A36])" office:value-type="date" office:date-value="2023-01-08" calcext:value-type="date">
            <text:p>2023-01-08</text:p>
          </table:table-cell>
          <table:table-cell table:formula="of:=MONTH([.A37])" office:value-type="float" office:value="1" calcext:value-type="float">
            <text:p>1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6"/>
          <table:table-cell table:formula="of:=[.F37]*INDEX([$Rates.$B$2:$Rates.$B$6];[.C37]+1)-[.G37]*INDEX([$Rates.$C$2:$Rates.$C$6];[.C3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8]=0;[.A37]+1;[.A37])" office:value-type="date" office:date-value="2023-01-08" calcext:value-type="date">
            <text:p>2023-01-08</text:p>
          </table:table-cell>
          <table:table-cell table:formula="of:=MONTH([.A38])" office:value-type="float" office:value="1" calcext:value-type="float">
            <text:p>1</text:p>
          </table:table-cell>
          <table:table-cell table:formula="of:=[.C33]" office:value-type="float" office:value="1" calcext:value-type="float">
            <text:p>1</text:p>
          </table:table-cell>
          <table:table-cell table:number-columns-repeated="6"/>
          <table:table-cell table:formula="of:=[.F38]*INDEX([$Rates.$B$2:$Rates.$B$6];[.C38]+1)-[.G38]*INDEX([$Rates.$C$2:$Rates.$C$6];[.C3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9]=0;[.A38]+1;[.A38])" office:value-type="date" office:date-value="2023-01-08" calcext:value-type="date">
            <text:p>2023-01-08</text:p>
          </table:table-cell>
          <table:table-cell table:formula="of:=MONTH([.A39])" office:value-type="float" office:value="1" calcext:value-type="float">
            <text:p>1</text:p>
          </table:table-cell>
          <table:table-cell table:formula="of:=[.C34]" office:value-type="float" office:value="2" calcext:value-type="float">
            <text:p>2</text:p>
          </table:table-cell>
          <table:table-cell table:number-columns-repeated="6"/>
          <table:table-cell table:formula="of:=[.F39]*INDEX([$Rates.$B$2:$Rates.$B$6];[.C39]+1)-[.G39]*INDEX([$Rates.$C$2:$Rates.$C$6];[.C3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0]=0;[.A39]+1;[.A39])" office:value-type="date" office:date-value="2023-01-08" calcext:value-type="date">
            <text:p>2023-01-08</text:p>
          </table:table-cell>
          <table:table-cell table:formula="of:=MONTH([.A40])" office:value-type="float" office:value="1" calcext:value-type="float">
            <text:p>1</text:p>
          </table:table-cell>
          <table:table-cell table:formula="of:=[.C35]" office:value-type="float" office:value="3" calcext:value-type="float">
            <text:p>3</text:p>
          </table:table-cell>
          <table:table-cell table:number-columns-repeated="6"/>
          <table:table-cell table:formula="of:=[.F40]*INDEX([$Rates.$B$2:$Rates.$B$6];[.C40]+1)-[.G40]*INDEX([$Rates.$C$2:$Rates.$C$6];[.C4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1]=0;[.A40]+1;[.A40])" office:value-type="date" office:date-value="2023-01-08" calcext:value-type="date">
            <text:p>2023-01-08</text:p>
          </table:table-cell>
          <table:table-cell table:formula="of:=MONTH([.A41])" office:value-type="float" office:value="1" calcext:value-type="float">
            <text:p>1</text:p>
          </table:table-cell>
          <table:table-cell table:formula="of:=[.C36]" office:value-type="float" office:value="4" calcext:value-type="float">
            <text:p>4</text:p>
          </table:table-cell>
          <table:table-cell table:number-columns-repeated="6"/>
          <table:table-cell table:formula="of:=[.F41]*INDEX([$Rates.$B$2:$Rates.$B$6];[.C41]+1)-[.G41]*INDEX([$Rates.$C$2:$Rates.$C$6];[.C4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2]=0;[.A41]+1;[.A41])" office:value-type="date" office:date-value="2023-01-09" calcext:value-type="date">
            <text:p>2023-01-09</text:p>
          </table:table-cell>
          <table:table-cell table:formula="of:=MONTH([.A42])" office:value-type="float" office:value="1" calcext:value-type="float">
            <text:p>1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6"/>
          <table:table-cell table:formula="of:=[.F42]*INDEX([$Rates.$B$2:$Rates.$B$6];[.C42]+1)-[.G42]*INDEX([$Rates.$C$2:$Rates.$C$6];[.C4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3]=0;[.A42]+1;[.A42])" office:value-type="date" office:date-value="2023-01-09" calcext:value-type="date">
            <text:p>2023-01-09</text:p>
          </table:table-cell>
          <table:table-cell table:formula="of:=MONTH([.A43])" office:value-type="float" office:value="1" calcext:value-type="float">
            <text:p>1</text:p>
          </table:table-cell>
          <table:table-cell table:formula="of:=[.C38]" office:value-type="float" office:value="1" calcext:value-type="float">
            <text:p>1</text:p>
          </table:table-cell>
          <table:table-cell table:number-columns-repeated="6"/>
          <table:table-cell table:formula="of:=[.F43]*INDEX([$Rates.$B$2:$Rates.$B$6];[.C43]+1)-[.G43]*INDEX([$Rates.$C$2:$Rates.$C$6];[.C4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4]=0;[.A43]+1;[.A43])" office:value-type="date" office:date-value="2023-01-09" calcext:value-type="date">
            <text:p>2023-01-09</text:p>
          </table:table-cell>
          <table:table-cell table:formula="of:=MONTH([.A44])" office:value-type="float" office:value="1" calcext:value-type="float">
            <text:p>1</text:p>
          </table:table-cell>
          <table:table-cell table:formula="of:=[.C39]" office:value-type="float" office:value="2" calcext:value-type="float">
            <text:p>2</text:p>
          </table:table-cell>
          <table:table-cell table:number-columns-repeated="6"/>
          <table:table-cell table:formula="of:=[.F44]*INDEX([$Rates.$B$2:$Rates.$B$6];[.C44]+1)-[.G44]*INDEX([$Rates.$C$2:$Rates.$C$6];[.C4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5]=0;[.A44]+1;[.A44])" office:value-type="date" office:date-value="2023-01-09" calcext:value-type="date">
            <text:p>2023-01-09</text:p>
          </table:table-cell>
          <table:table-cell table:formula="of:=MONTH([.A45])" office:value-type="float" office:value="1" calcext:value-type="float">
            <text:p>1</text:p>
          </table:table-cell>
          <table:table-cell table:formula="of:=[.C40]" office:value-type="float" office:value="3" calcext:value-type="float">
            <text:p>3</text:p>
          </table:table-cell>
          <table:table-cell table:number-columns-repeated="6"/>
          <table:table-cell table:formula="of:=[.F45]*INDEX([$Rates.$B$2:$Rates.$B$6];[.C45]+1)-[.G45]*INDEX([$Rates.$C$2:$Rates.$C$6];[.C4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6]=0;[.A45]+1;[.A45])" office:value-type="date" office:date-value="2023-01-09" calcext:value-type="date">
            <text:p>2023-01-09</text:p>
          </table:table-cell>
          <table:table-cell table:formula="of:=MONTH([.A46])" office:value-type="float" office:value="1" calcext:value-type="float">
            <text:p>1</text:p>
          </table:table-cell>
          <table:table-cell table:formula="of:=[.C41]" office:value-type="float" office:value="4" calcext:value-type="float">
            <text:p>4</text:p>
          </table:table-cell>
          <table:table-cell table:number-columns-repeated="6"/>
          <table:table-cell table:formula="of:=[.F46]*INDEX([$Rates.$B$2:$Rates.$B$6];[.C46]+1)-[.G46]*INDEX([$Rates.$C$2:$Rates.$C$6];[.C4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7]=0;[.A46]+1;[.A46])" office:value-type="date" office:date-value="2023-01-10" calcext:value-type="date">
            <text:p>2023-01-10</text:p>
          </table:table-cell>
          <table:table-cell table:formula="of:=MONTH([.A47])" office:value-type="float" office:value="1" calcext:value-type="float">
            <text:p>1</text:p>
          </table:table-cell>
          <table:table-cell table:formula="of:=[.C42]" office:value-type="float" office:value="0" calcext:value-type="float">
            <text:p>0</text:p>
          </table:table-cell>
          <table:table-cell table:number-columns-repeated="6"/>
          <table:table-cell table:formula="of:=[.F47]*INDEX([$Rates.$B$2:$Rates.$B$6];[.C47]+1)-[.G47]*INDEX([$Rates.$C$2:$Rates.$C$6];[.C4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8]=0;[.A47]+1;[.A47])" office:value-type="date" office:date-value="2023-01-10" calcext:value-type="date">
            <text:p>2023-01-10</text:p>
          </table:table-cell>
          <table:table-cell table:formula="of:=MONTH([.A48])" office:value-type="float" office:value="1" calcext:value-type="float">
            <text:p>1</text:p>
          </table:table-cell>
          <table:table-cell table:formula="of:=[.C43]" office:value-type="float" office:value="1" calcext:value-type="float">
            <text:p>1</text:p>
          </table:table-cell>
          <table:table-cell table:number-columns-repeated="6"/>
          <table:table-cell table:formula="of:=[.F48]*INDEX([$Rates.$B$2:$Rates.$B$6];[.C48]+1)-[.G48]*INDEX([$Rates.$C$2:$Rates.$C$6];[.C4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9]=0;[.A48]+1;[.A48])" office:value-type="date" office:date-value="2023-01-10" calcext:value-type="date">
            <text:p>2023-01-10</text:p>
          </table:table-cell>
          <table:table-cell table:formula="of:=MONTH([.A49])" office:value-type="float" office:value="1" calcext:value-type="float">
            <text:p>1</text:p>
          </table:table-cell>
          <table:table-cell table:formula="of:=[.C44]" office:value-type="float" office:value="2" calcext:value-type="float">
            <text:p>2</text:p>
          </table:table-cell>
          <table:table-cell table:number-columns-repeated="6"/>
          <table:table-cell table:formula="of:=[.F49]*INDEX([$Rates.$B$2:$Rates.$B$6];[.C49]+1)-[.G49]*INDEX([$Rates.$C$2:$Rates.$C$6];[.C4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0]=0;[.A49]+1;[.A49])" office:value-type="date" office:date-value="2023-01-10" calcext:value-type="date">
            <text:p>2023-01-10</text:p>
          </table:table-cell>
          <table:table-cell table:formula="of:=MONTH([.A50])" office:value-type="float" office:value="1" calcext:value-type="float">
            <text:p>1</text:p>
          </table:table-cell>
          <table:table-cell table:formula="of:=[.C45]" office:value-type="float" office:value="3" calcext:value-type="float">
            <text:p>3</text:p>
          </table:table-cell>
          <table:table-cell table:number-columns-repeated="6"/>
          <table:table-cell table:formula="of:=[.F50]*INDEX([$Rates.$B$2:$Rates.$B$6];[.C50]+1)-[.G50]*INDEX([$Rates.$C$2:$Rates.$C$6];[.C5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1]=0;[.A50]+1;[.A50])" office:value-type="date" office:date-value="2023-01-10" calcext:value-type="date">
            <text:p>2023-01-10</text:p>
          </table:table-cell>
          <table:table-cell table:formula="of:=MONTH([.A51])" office:value-type="float" office:value="1" calcext:value-type="float">
            <text:p>1</text:p>
          </table:table-cell>
          <table:table-cell table:formula="of:=[.C46]" office:value-type="float" office:value="4" calcext:value-type="float">
            <text:p>4</text:p>
          </table:table-cell>
          <table:table-cell table:number-columns-repeated="6"/>
          <table:table-cell table:formula="of:=[.F51]*INDEX([$Rates.$B$2:$Rates.$B$6];[.C51]+1)-[.G51]*INDEX([$Rates.$C$2:$Rates.$C$6];[.C5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2]=0;[.A51]+1;[.A51])" office:value-type="date" office:date-value="2023-01-11" calcext:value-type="date">
            <text:p>2023-01-11</text:p>
          </table:table-cell>
          <table:table-cell table:formula="of:=MONTH([.A52])" office:value-type="float" office:value="1" calcext:value-type="float">
            <text:p>1</text:p>
          </table:table-cell>
          <table:table-cell table:formula="of:=[.C47]" office:value-type="float" office:value="0" calcext:value-type="float">
            <text:p>0</text:p>
          </table:table-cell>
          <table:table-cell table:number-columns-repeated="6"/>
          <table:table-cell table:formula="of:=[.F52]*INDEX([$Rates.$B$2:$Rates.$B$6];[.C52]+1)-[.G52]*INDEX([$Rates.$C$2:$Rates.$C$6];[.C5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3]=0;[.A52]+1;[.A52])" office:value-type="date" office:date-value="2023-01-11" calcext:value-type="date">
            <text:p>2023-01-11</text:p>
          </table:table-cell>
          <table:table-cell table:formula="of:=MONTH([.A53])" office:value-type="float" office:value="1" calcext:value-type="float">
            <text:p>1</text:p>
          </table:table-cell>
          <table:table-cell table:formula="of:=[.C48]" office:value-type="float" office:value="1" calcext:value-type="float">
            <text:p>1</text:p>
          </table:table-cell>
          <table:table-cell table:number-columns-repeated="6"/>
          <table:table-cell table:formula="of:=[.F53]*INDEX([$Rates.$B$2:$Rates.$B$6];[.C53]+1)-[.G53]*INDEX([$Rates.$C$2:$Rates.$C$6];[.C5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4]=0;[.A53]+1;[.A53])" office:value-type="date" office:date-value="2023-01-11" calcext:value-type="date">
            <text:p>2023-01-11</text:p>
          </table:table-cell>
          <table:table-cell table:formula="of:=MONTH([.A54])" office:value-type="float" office:value="1" calcext:value-type="float">
            <text:p>1</text:p>
          </table:table-cell>
          <table:table-cell table:formula="of:=[.C49]" office:value-type="float" office:value="2" calcext:value-type="float">
            <text:p>2</text:p>
          </table:table-cell>
          <table:table-cell table:number-columns-repeated="6"/>
          <table:table-cell table:formula="of:=[.F54]*INDEX([$Rates.$B$2:$Rates.$B$6];[.C54]+1)-[.G54]*INDEX([$Rates.$C$2:$Rates.$C$6];[.C5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5]=0;[.A54]+1;[.A54])" office:value-type="date" office:date-value="2023-01-11" calcext:value-type="date">
            <text:p>2023-01-11</text:p>
          </table:table-cell>
          <table:table-cell table:formula="of:=MONTH([.A55])" office:value-type="float" office:value="1" calcext:value-type="float">
            <text:p>1</text:p>
          </table:table-cell>
          <table:table-cell table:formula="of:=[.C50]" office:value-type="float" office:value="3" calcext:value-type="float">
            <text:p>3</text:p>
          </table:table-cell>
          <table:table-cell table:number-columns-repeated="6"/>
          <table:table-cell table:formula="of:=[.F55]*INDEX([$Rates.$B$2:$Rates.$B$6];[.C55]+1)-[.G55]*INDEX([$Rates.$C$2:$Rates.$C$6];[.C5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6]=0;[.A55]+1;[.A55])" office:value-type="date" office:date-value="2023-01-11" calcext:value-type="date">
            <text:p>2023-01-11</text:p>
          </table:table-cell>
          <table:table-cell table:formula="of:=MONTH([.A56])" office:value-type="float" office:value="1" calcext:value-type="float">
            <text:p>1</text:p>
          </table:table-cell>
          <table:table-cell table:formula="of:=[.C51]" office:value-type="float" office:value="4" calcext:value-type="float">
            <text:p>4</text:p>
          </table:table-cell>
          <table:table-cell table:number-columns-repeated="6"/>
          <table:table-cell table:formula="of:=[.F56]*INDEX([$Rates.$B$2:$Rates.$B$6];[.C56]+1)-[.G56]*INDEX([$Rates.$C$2:$Rates.$C$6];[.C5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7]=0;[.A56]+1;[.A56])" office:value-type="date" office:date-value="2023-01-12" calcext:value-type="date">
            <text:p>2023-01-12</text:p>
          </table:table-cell>
          <table:table-cell table:formula="of:=MONTH([.A57])" office:value-type="float" office:value="1" calcext:value-type="float">
            <text:p>1</text:p>
          </table:table-cell>
          <table:table-cell table:formula="of:=[.C52]" office:value-type="float" office:value="0" calcext:value-type="float">
            <text:p>0</text:p>
          </table:table-cell>
          <table:table-cell table:number-columns-repeated="6"/>
          <table:table-cell table:formula="of:=[.F57]*INDEX([$Rates.$B$2:$Rates.$B$6];[.C57]+1)-[.G57]*INDEX([$Rates.$C$2:$Rates.$C$6];[.C5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8]=0;[.A57]+1;[.A57])" office:value-type="date" office:date-value="2023-01-12" calcext:value-type="date">
            <text:p>2023-01-12</text:p>
          </table:table-cell>
          <table:table-cell table:formula="of:=MONTH([.A58])" office:value-type="float" office:value="1" calcext:value-type="float">
            <text:p>1</text:p>
          </table:table-cell>
          <table:table-cell table:formula="of:=[.C53]" office:value-type="float" office:value="1" calcext:value-type="float">
            <text:p>1</text:p>
          </table:table-cell>
          <table:table-cell table:number-columns-repeated="6"/>
          <table:table-cell table:formula="of:=[.F58]*INDEX([$Rates.$B$2:$Rates.$B$6];[.C58]+1)-[.G58]*INDEX([$Rates.$C$2:$Rates.$C$6];[.C5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9]=0;[.A58]+1;[.A58])" office:value-type="date" office:date-value="2023-01-12" calcext:value-type="date">
            <text:p>2023-01-12</text:p>
          </table:table-cell>
          <table:table-cell table:formula="of:=MONTH([.A59])" office:value-type="float" office:value="1" calcext:value-type="float">
            <text:p>1</text:p>
          </table:table-cell>
          <table:table-cell table:formula="of:=[.C54]" office:value-type="float" office:value="2" calcext:value-type="float">
            <text:p>2</text:p>
          </table:table-cell>
          <table:table-cell table:number-columns-repeated="6"/>
          <table:table-cell table:formula="of:=[.F59]*INDEX([$Rates.$B$2:$Rates.$B$6];[.C59]+1)-[.G59]*INDEX([$Rates.$C$2:$Rates.$C$6];[.C5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0]=0;[.A59]+1;[.A59])" office:value-type="date" office:date-value="2023-01-12" calcext:value-type="date">
            <text:p>2023-01-12</text:p>
          </table:table-cell>
          <table:table-cell table:formula="of:=MONTH([.A60])" office:value-type="float" office:value="1" calcext:value-type="float">
            <text:p>1</text:p>
          </table:table-cell>
          <table:table-cell table:formula="of:=[.C55]" office:value-type="float" office:value="3" calcext:value-type="float">
            <text:p>3</text:p>
          </table:table-cell>
          <table:table-cell table:number-columns-repeated="6"/>
          <table:table-cell table:formula="of:=[.F60]*INDEX([$Rates.$B$2:$Rates.$B$6];[.C60]+1)-[.G60]*INDEX([$Rates.$C$2:$Rates.$C$6];[.C6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1]=0;[.A60]+1;[.A60])" office:value-type="date" office:date-value="2023-01-12" calcext:value-type="date">
            <text:p>2023-01-12</text:p>
          </table:table-cell>
          <table:table-cell table:formula="of:=MONTH([.A61])" office:value-type="float" office:value="1" calcext:value-type="float">
            <text:p>1</text:p>
          </table:table-cell>
          <table:table-cell table:formula="of:=[.C56]" office:value-type="float" office:value="4" calcext:value-type="float">
            <text:p>4</text:p>
          </table:table-cell>
          <table:table-cell table:number-columns-repeated="6"/>
          <table:table-cell table:formula="of:=[.F61]*INDEX([$Rates.$B$2:$Rates.$B$6];[.C61]+1)-[.G61]*INDEX([$Rates.$C$2:$Rates.$C$6];[.C6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2]=0;[.A61]+1;[.A61])" office:value-type="date" office:date-value="2023-01-13" calcext:value-type="date">
            <text:p>2023-01-13</text:p>
          </table:table-cell>
          <table:table-cell table:formula="of:=MONTH([.A62])" office:value-type="float" office:value="1" calcext:value-type="float">
            <text:p>1</text:p>
          </table:table-cell>
          <table:table-cell table:formula="of:=[.C57]" office:value-type="float" office:value="0" calcext:value-type="float">
            <text:p>0</text:p>
          </table:table-cell>
          <table:table-cell table:number-columns-repeated="6"/>
          <table:table-cell table:formula="of:=[.F62]*INDEX([$Rates.$B$2:$Rates.$B$6];[.C62]+1)-[.G62]*INDEX([$Rates.$C$2:$Rates.$C$6];[.C6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3]=0;[.A62]+1;[.A62])" office:value-type="date" office:date-value="2023-01-13" calcext:value-type="date">
            <text:p>2023-01-13</text:p>
          </table:table-cell>
          <table:table-cell table:formula="of:=MONTH([.A63])" office:value-type="float" office:value="1" calcext:value-type="float">
            <text:p>1</text:p>
          </table:table-cell>
          <table:table-cell table:formula="of:=[.C58]" office:value-type="float" office:value="1" calcext:value-type="float">
            <text:p>1</text:p>
          </table:table-cell>
          <table:table-cell table:number-columns-repeated="6"/>
          <table:table-cell table:formula="of:=[.F63]*INDEX([$Rates.$B$2:$Rates.$B$6];[.C63]+1)-[.G63]*INDEX([$Rates.$C$2:$Rates.$C$6];[.C6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4]=0;[.A63]+1;[.A63])" office:value-type="date" office:date-value="2023-01-13" calcext:value-type="date">
            <text:p>2023-01-13</text:p>
          </table:table-cell>
          <table:table-cell table:formula="of:=MONTH([.A64])" office:value-type="float" office:value="1" calcext:value-type="float">
            <text:p>1</text:p>
          </table:table-cell>
          <table:table-cell table:formula="of:=[.C59]" office:value-type="float" office:value="2" calcext:value-type="float">
            <text:p>2</text:p>
          </table:table-cell>
          <table:table-cell table:number-columns-repeated="6"/>
          <table:table-cell table:formula="of:=[.F64]*INDEX([$Rates.$B$2:$Rates.$B$6];[.C64]+1)-[.G64]*INDEX([$Rates.$C$2:$Rates.$C$6];[.C6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5]=0;[.A64]+1;[.A64])" office:value-type="date" office:date-value="2023-01-13" calcext:value-type="date">
            <text:p>2023-01-13</text:p>
          </table:table-cell>
          <table:table-cell table:formula="of:=MONTH([.A65])" office:value-type="float" office:value="1" calcext:value-type="float">
            <text:p>1</text:p>
          </table:table-cell>
          <table:table-cell table:formula="of:=[.C60]" office:value-type="float" office:value="3" calcext:value-type="float">
            <text:p>3</text:p>
          </table:table-cell>
          <table:table-cell table:number-columns-repeated="6"/>
          <table:table-cell table:formula="of:=[.F65]*INDEX([$Rates.$B$2:$Rates.$B$6];[.C65]+1)-[.G65]*INDEX([$Rates.$C$2:$Rates.$C$6];[.C6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6]=0;[.A65]+1;[.A65])" office:value-type="date" office:date-value="2023-01-13" calcext:value-type="date">
            <text:p>2023-01-13</text:p>
          </table:table-cell>
          <table:table-cell table:formula="of:=MONTH([.A66])" office:value-type="float" office:value="1" calcext:value-type="float">
            <text:p>1</text:p>
          </table:table-cell>
          <table:table-cell table:formula="of:=[.C61]" office:value-type="float" office:value="4" calcext:value-type="float">
            <text:p>4</text:p>
          </table:table-cell>
          <table:table-cell table:number-columns-repeated="6"/>
          <table:table-cell table:formula="of:=[.F66]*INDEX([$Rates.$B$2:$Rates.$B$6];[.C66]+1)-[.G66]*INDEX([$Rates.$C$2:$Rates.$C$6];[.C6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7]=0;[.A66]+1;[.A66])" office:value-type="date" office:date-value="2023-01-14" calcext:value-type="date">
            <text:p>2023-01-14</text:p>
          </table:table-cell>
          <table:table-cell table:formula="of:=MONTH([.A67])" office:value-type="float" office:value="1" calcext:value-type="float">
            <text:p>1</text:p>
          </table:table-cell>
          <table:table-cell table:formula="of:=[.C62]" office:value-type="float" office:value="0" calcext:value-type="float">
            <text:p>0</text:p>
          </table:table-cell>
          <table:table-cell table:number-columns-repeated="6"/>
          <table:table-cell table:formula="of:=[.F67]*INDEX([$Rates.$B$2:$Rates.$B$6];[.C67]+1)-[.G67]*INDEX([$Rates.$C$2:$Rates.$C$6];[.C6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8]=0;[.A67]+1;[.A67])" office:value-type="date" office:date-value="2023-01-14" calcext:value-type="date">
            <text:p>2023-01-14</text:p>
          </table:table-cell>
          <table:table-cell table:formula="of:=MONTH([.A68])" office:value-type="float" office:value="1" calcext:value-type="float">
            <text:p>1</text:p>
          </table:table-cell>
          <table:table-cell table:formula="of:=[.C63]" office:value-type="float" office:value="1" calcext:value-type="float">
            <text:p>1</text:p>
          </table:table-cell>
          <table:table-cell table:number-columns-repeated="6"/>
          <table:table-cell table:formula="of:=[.F68]*INDEX([$Rates.$B$2:$Rates.$B$6];[.C68]+1)-[.G68]*INDEX([$Rates.$C$2:$Rates.$C$6];[.C6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9]=0;[.A68]+1;[.A68])" office:value-type="date" office:date-value="2023-01-14" calcext:value-type="date">
            <text:p>2023-01-14</text:p>
          </table:table-cell>
          <table:table-cell table:formula="of:=MONTH([.A69])" office:value-type="float" office:value="1" calcext:value-type="float">
            <text:p>1</text:p>
          </table:table-cell>
          <table:table-cell table:formula="of:=[.C64]" office:value-type="float" office:value="2" calcext:value-type="float">
            <text:p>2</text:p>
          </table:table-cell>
          <table:table-cell table:number-columns-repeated="6"/>
          <table:table-cell table:formula="of:=[.F69]*INDEX([$Rates.$B$2:$Rates.$B$6];[.C69]+1)-[.G69]*INDEX([$Rates.$C$2:$Rates.$C$6];[.C6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0]=0;[.A69]+1;[.A69])" office:value-type="date" office:date-value="2023-01-14" calcext:value-type="date">
            <text:p>2023-01-14</text:p>
          </table:table-cell>
          <table:table-cell table:formula="of:=MONTH([.A70])" office:value-type="float" office:value="1" calcext:value-type="float">
            <text:p>1</text:p>
          </table:table-cell>
          <table:table-cell table:formula="of:=[.C65]" office:value-type="float" office:value="3" calcext:value-type="float">
            <text:p>3</text:p>
          </table:table-cell>
          <table:table-cell table:number-columns-repeated="6"/>
          <table:table-cell table:formula="of:=[.F70]*INDEX([$Rates.$B$2:$Rates.$B$6];[.C70]+1)-[.G70]*INDEX([$Rates.$C$2:$Rates.$C$6];[.C7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1]=0;[.A70]+1;[.A70])" office:value-type="date" office:date-value="2023-01-14" calcext:value-type="date">
            <text:p>2023-01-14</text:p>
          </table:table-cell>
          <table:table-cell table:formula="of:=MONTH([.A71])" office:value-type="float" office:value="1" calcext:value-type="float">
            <text:p>1</text:p>
          </table:table-cell>
          <table:table-cell table:formula="of:=[.C66]" office:value-type="float" office:value="4" calcext:value-type="float">
            <text:p>4</text:p>
          </table:table-cell>
          <table:table-cell table:number-columns-repeated="6"/>
          <table:table-cell table:formula="of:=[.F71]*INDEX([$Rates.$B$2:$Rates.$B$6];[.C71]+1)-[.G71]*INDEX([$Rates.$C$2:$Rates.$C$6];[.C7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2]=0;[.A71]+1;[.A71])" office:value-type="date" office:date-value="2023-01-15" calcext:value-type="date">
            <text:p>2023-01-15</text:p>
          </table:table-cell>
          <table:table-cell table:formula="of:=MONTH([.A72])" office:value-type="float" office:value="1" calcext:value-type="float">
            <text:p>1</text:p>
          </table:table-cell>
          <table:table-cell table:formula="of:=[.C67]" office:value-type="float" office:value="0" calcext:value-type="float">
            <text:p>0</text:p>
          </table:table-cell>
          <table:table-cell table:number-columns-repeated="6"/>
          <table:table-cell table:formula="of:=[.F72]*INDEX([$Rates.$B$2:$Rates.$B$6];[.C72]+1)-[.G72]*INDEX([$Rates.$C$2:$Rates.$C$6];[.C7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3]=0;[.A72]+1;[.A72])" office:value-type="date" office:date-value="2023-01-15" calcext:value-type="date">
            <text:p>2023-01-15</text:p>
          </table:table-cell>
          <table:table-cell table:formula="of:=MONTH([.A73])" office:value-type="float" office:value="1" calcext:value-type="float">
            <text:p>1</text:p>
          </table:table-cell>
          <table:table-cell table:formula="of:=[.C68]" office:value-type="float" office:value="1" calcext:value-type="float">
            <text:p>1</text:p>
          </table:table-cell>
          <table:table-cell table:number-columns-repeated="6"/>
          <table:table-cell table:formula="of:=[.F73]*INDEX([$Rates.$B$2:$Rates.$B$6];[.C73]+1)-[.G73]*INDEX([$Rates.$C$2:$Rates.$C$6];[.C7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4]=0;[.A73]+1;[.A73])" office:value-type="date" office:date-value="2023-01-15" calcext:value-type="date">
            <text:p>2023-01-15</text:p>
          </table:table-cell>
          <table:table-cell table:formula="of:=MONTH([.A74])" office:value-type="float" office:value="1" calcext:value-type="float">
            <text:p>1</text:p>
          </table:table-cell>
          <table:table-cell table:formula="of:=[.C69]" office:value-type="float" office:value="2" calcext:value-type="float">
            <text:p>2</text:p>
          </table:table-cell>
          <table:table-cell table:number-columns-repeated="6"/>
          <table:table-cell table:formula="of:=[.F74]*INDEX([$Rates.$B$2:$Rates.$B$6];[.C74]+1)-[.G74]*INDEX([$Rates.$C$2:$Rates.$C$6];[.C7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5]=0;[.A74]+1;[.A74])" office:value-type="date" office:date-value="2023-01-15" calcext:value-type="date">
            <text:p>2023-01-15</text:p>
          </table:table-cell>
          <table:table-cell table:formula="of:=MONTH([.A75])" office:value-type="float" office:value="1" calcext:value-type="float">
            <text:p>1</text:p>
          </table:table-cell>
          <table:table-cell table:formula="of:=[.C70]" office:value-type="float" office:value="3" calcext:value-type="float">
            <text:p>3</text:p>
          </table:table-cell>
          <table:table-cell table:number-columns-repeated="6"/>
          <table:table-cell table:formula="of:=[.F75]*INDEX([$Rates.$B$2:$Rates.$B$6];[.C75]+1)-[.G75]*INDEX([$Rates.$C$2:$Rates.$C$6];[.C7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6]=0;[.A75]+1;[.A75])" office:value-type="date" office:date-value="2023-01-15" calcext:value-type="date">
            <text:p>2023-01-15</text:p>
          </table:table-cell>
          <table:table-cell table:formula="of:=MONTH([.A76])" office:value-type="float" office:value="1" calcext:value-type="float">
            <text:p>1</text:p>
          </table:table-cell>
          <table:table-cell table:formula="of:=[.C71]" office:value-type="float" office:value="4" calcext:value-type="float">
            <text:p>4</text:p>
          </table:table-cell>
          <table:table-cell table:number-columns-repeated="6"/>
          <table:table-cell table:formula="of:=[.F76]*INDEX([$Rates.$B$2:$Rates.$B$6];[.C76]+1)-[.G76]*INDEX([$Rates.$C$2:$Rates.$C$6];[.C7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7]=0;[.A76]+1;[.A76])" office:value-type="date" office:date-value="2023-01-16" calcext:value-type="date">
            <text:p>2023-01-16</text:p>
          </table:table-cell>
          <table:table-cell table:formula="of:=MONTH([.A77])" office:value-type="float" office:value="1" calcext:value-type="float">
            <text:p>1</text:p>
          </table:table-cell>
          <table:table-cell table:formula="of:=[.C72]" office:value-type="float" office:value="0" calcext:value-type="float">
            <text:p>0</text:p>
          </table:table-cell>
          <table:table-cell table:number-columns-repeated="6"/>
          <table:table-cell table:formula="of:=[.F77]*INDEX([$Rates.$B$2:$Rates.$B$6];[.C77]+1)-[.G77]*INDEX([$Rates.$C$2:$Rates.$C$6];[.C7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8]=0;[.A77]+1;[.A77])" office:value-type="date" office:date-value="2023-01-16" calcext:value-type="date">
            <text:p>2023-01-16</text:p>
          </table:table-cell>
          <table:table-cell table:formula="of:=MONTH([.A78])" office:value-type="float" office:value="1" calcext:value-type="float">
            <text:p>1</text:p>
          </table:table-cell>
          <table:table-cell table:formula="of:=[.C73]" office:value-type="float" office:value="1" calcext:value-type="float">
            <text:p>1</text:p>
          </table:table-cell>
          <table:table-cell table:number-columns-repeated="6"/>
          <table:table-cell table:formula="of:=[.F78]*INDEX([$Rates.$B$2:$Rates.$B$6];[.C78]+1)-[.G78]*INDEX([$Rates.$C$2:$Rates.$C$6];[.C7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9]=0;[.A78]+1;[.A78])" office:value-type="date" office:date-value="2023-01-16" calcext:value-type="date">
            <text:p>2023-01-16</text:p>
          </table:table-cell>
          <table:table-cell table:formula="of:=MONTH([.A79])" office:value-type="float" office:value="1" calcext:value-type="float">
            <text:p>1</text:p>
          </table:table-cell>
          <table:table-cell table:formula="of:=[.C74]" office:value-type="float" office:value="2" calcext:value-type="float">
            <text:p>2</text:p>
          </table:table-cell>
          <table:table-cell table:number-columns-repeated="6"/>
          <table:table-cell table:formula="of:=[.F79]*INDEX([$Rates.$B$2:$Rates.$B$6];[.C79]+1)-[.G79]*INDEX([$Rates.$C$2:$Rates.$C$6];[.C7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0]=0;[.A79]+1;[.A79])" office:value-type="date" office:date-value="2023-01-16" calcext:value-type="date">
            <text:p>2023-01-16</text:p>
          </table:table-cell>
          <table:table-cell table:formula="of:=MONTH([.A80])" office:value-type="float" office:value="1" calcext:value-type="float">
            <text:p>1</text:p>
          </table:table-cell>
          <table:table-cell table:formula="of:=[.C75]" office:value-type="float" office:value="3" calcext:value-type="float">
            <text:p>3</text:p>
          </table:table-cell>
          <table:table-cell table:number-columns-repeated="6"/>
          <table:table-cell table:formula="of:=[.F80]*INDEX([$Rates.$B$2:$Rates.$B$6];[.C80]+1)-[.G80]*INDEX([$Rates.$C$2:$Rates.$C$6];[.C8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1]=0;[.A80]+1;[.A80])" office:value-type="date" office:date-value="2023-01-16" calcext:value-type="date">
            <text:p>2023-01-16</text:p>
          </table:table-cell>
          <table:table-cell table:formula="of:=MONTH([.A81])" office:value-type="float" office:value="1" calcext:value-type="float">
            <text:p>1</text:p>
          </table:table-cell>
          <table:table-cell table:formula="of:=[.C76]" office:value-type="float" office:value="4" calcext:value-type="float">
            <text:p>4</text:p>
          </table:table-cell>
          <table:table-cell table:number-columns-repeated="6"/>
          <table:table-cell table:formula="of:=[.F81]*INDEX([$Rates.$B$2:$Rates.$B$6];[.C81]+1)-[.G81]*INDEX([$Rates.$C$2:$Rates.$C$6];[.C8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2]=0;[.A81]+1;[.A81])" office:value-type="date" office:date-value="2023-01-17" calcext:value-type="date">
            <text:p>2023-01-17</text:p>
          </table:table-cell>
          <table:table-cell table:formula="of:=MONTH([.A82])" office:value-type="float" office:value="1" calcext:value-type="float">
            <text:p>1</text:p>
          </table:table-cell>
          <table:table-cell table:formula="of:=[.C77]" office:value-type="float" office:value="0" calcext:value-type="float">
            <text:p>0</text:p>
          </table:table-cell>
          <table:table-cell table:number-columns-repeated="6"/>
          <table:table-cell table:formula="of:=[.F82]*INDEX([$Rates.$B$2:$Rates.$B$6];[.C82]+1)-[.G82]*INDEX([$Rates.$C$2:$Rates.$C$6];[.C8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3]=0;[.A82]+1;[.A82])" office:value-type="date" office:date-value="2023-01-17" calcext:value-type="date">
            <text:p>2023-01-17</text:p>
          </table:table-cell>
          <table:table-cell table:formula="of:=MONTH([.A83])" office:value-type="float" office:value="1" calcext:value-type="float">
            <text:p>1</text:p>
          </table:table-cell>
          <table:table-cell table:formula="of:=[.C78]" office:value-type="float" office:value="1" calcext:value-type="float">
            <text:p>1</text:p>
          </table:table-cell>
          <table:table-cell table:number-columns-repeated="6"/>
          <table:table-cell table:formula="of:=[.F83]*INDEX([$Rates.$B$2:$Rates.$B$6];[.C83]+1)-[.G83]*INDEX([$Rates.$C$2:$Rates.$C$6];[.C8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4]=0;[.A83]+1;[.A83])" office:value-type="date" office:date-value="2023-01-17" calcext:value-type="date">
            <text:p>2023-01-17</text:p>
          </table:table-cell>
          <table:table-cell table:formula="of:=MONTH([.A84])" office:value-type="float" office:value="1" calcext:value-type="float">
            <text:p>1</text:p>
          </table:table-cell>
          <table:table-cell table:formula="of:=[.C79]" office:value-type="float" office:value="2" calcext:value-type="float">
            <text:p>2</text:p>
          </table:table-cell>
          <table:table-cell table:number-columns-repeated="6"/>
          <table:table-cell table:formula="of:=[.F84]*INDEX([$Rates.$B$2:$Rates.$B$6];[.C84]+1)-[.G84]*INDEX([$Rates.$C$2:$Rates.$C$6];[.C8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5]=0;[.A84]+1;[.A84])" office:value-type="date" office:date-value="2023-01-17" calcext:value-type="date">
            <text:p>2023-01-17</text:p>
          </table:table-cell>
          <table:table-cell table:formula="of:=MONTH([.A85])" office:value-type="float" office:value="1" calcext:value-type="float">
            <text:p>1</text:p>
          </table:table-cell>
          <table:table-cell table:formula="of:=[.C80]" office:value-type="float" office:value="3" calcext:value-type="float">
            <text:p>3</text:p>
          </table:table-cell>
          <table:table-cell table:number-columns-repeated="6"/>
          <table:table-cell table:formula="of:=[.F85]*INDEX([$Rates.$B$2:$Rates.$B$6];[.C85]+1)-[.G85]*INDEX([$Rates.$C$2:$Rates.$C$6];[.C8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6]=0;[.A85]+1;[.A85])" office:value-type="date" office:date-value="2023-01-17" calcext:value-type="date">
            <text:p>2023-01-17</text:p>
          </table:table-cell>
          <table:table-cell table:formula="of:=MONTH([.A86])" office:value-type="float" office:value="1" calcext:value-type="float">
            <text:p>1</text:p>
          </table:table-cell>
          <table:table-cell table:formula="of:=[.C81]" office:value-type="float" office:value="4" calcext:value-type="float">
            <text:p>4</text:p>
          </table:table-cell>
          <table:table-cell table:number-columns-repeated="6"/>
          <table:table-cell table:formula="of:=[.F86]*INDEX([$Rates.$B$2:$Rates.$B$6];[.C86]+1)-[.G86]*INDEX([$Rates.$C$2:$Rates.$C$6];[.C8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7]=0;[.A86]+1;[.A86])" office:value-type="date" office:date-value="2023-01-18" calcext:value-type="date">
            <text:p>2023-01-18</text:p>
          </table:table-cell>
          <table:table-cell table:formula="of:=MONTH([.A87])" office:value-type="float" office:value="1" calcext:value-type="float">
            <text:p>1</text:p>
          </table:table-cell>
          <table:table-cell table:formula="of:=[.C82]" office:value-type="float" office:value="0" calcext:value-type="float">
            <text:p>0</text:p>
          </table:table-cell>
          <table:table-cell table:number-columns-repeated="6"/>
          <table:table-cell table:formula="of:=[.F87]*INDEX([$Rates.$B$2:$Rates.$B$6];[.C87]+1)-[.G87]*INDEX([$Rates.$C$2:$Rates.$C$6];[.C8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8]=0;[.A87]+1;[.A87])" office:value-type="date" office:date-value="2023-01-18" calcext:value-type="date">
            <text:p>2023-01-18</text:p>
          </table:table-cell>
          <table:table-cell table:formula="of:=MONTH([.A88])" office:value-type="float" office:value="1" calcext:value-type="float">
            <text:p>1</text:p>
          </table:table-cell>
          <table:table-cell table:formula="of:=[.C83]" office:value-type="float" office:value="1" calcext:value-type="float">
            <text:p>1</text:p>
          </table:table-cell>
          <table:table-cell table:number-columns-repeated="6"/>
          <table:table-cell table:formula="of:=[.F88]*INDEX([$Rates.$B$2:$Rates.$B$6];[.C88]+1)-[.G88]*INDEX([$Rates.$C$2:$Rates.$C$6];[.C8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9]=0;[.A88]+1;[.A88])" office:value-type="date" office:date-value="2023-01-18" calcext:value-type="date">
            <text:p>2023-01-18</text:p>
          </table:table-cell>
          <table:table-cell table:formula="of:=MONTH([.A89])" office:value-type="float" office:value="1" calcext:value-type="float">
            <text:p>1</text:p>
          </table:table-cell>
          <table:table-cell table:formula="of:=[.C84]" office:value-type="float" office:value="2" calcext:value-type="float">
            <text:p>2</text:p>
          </table:table-cell>
          <table:table-cell table:number-columns-repeated="6"/>
          <table:table-cell table:formula="of:=[.F89]*INDEX([$Rates.$B$2:$Rates.$B$6];[.C89]+1)-[.G89]*INDEX([$Rates.$C$2:$Rates.$C$6];[.C8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0]=0;[.A89]+1;[.A89])" office:value-type="date" office:date-value="2023-01-18" calcext:value-type="date">
            <text:p>2023-01-18</text:p>
          </table:table-cell>
          <table:table-cell table:formula="of:=MONTH([.A90])" office:value-type="float" office:value="1" calcext:value-type="float">
            <text:p>1</text:p>
          </table:table-cell>
          <table:table-cell table:formula="of:=[.C85]" office:value-type="float" office:value="3" calcext:value-type="float">
            <text:p>3</text:p>
          </table:table-cell>
          <table:table-cell table:number-columns-repeated="6"/>
          <table:table-cell table:formula="of:=[.F90]*INDEX([$Rates.$B$2:$Rates.$B$6];[.C90]+1)-[.G90]*INDEX([$Rates.$C$2:$Rates.$C$6];[.C9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1]=0;[.A90]+1;[.A90])" office:value-type="date" office:date-value="2023-01-18" calcext:value-type="date">
            <text:p>2023-01-18</text:p>
          </table:table-cell>
          <table:table-cell table:formula="of:=MONTH([.A91])" office:value-type="float" office:value="1" calcext:value-type="float">
            <text:p>1</text:p>
          </table:table-cell>
          <table:table-cell table:formula="of:=[.C86]" office:value-type="float" office:value="4" calcext:value-type="float">
            <text:p>4</text:p>
          </table:table-cell>
          <table:table-cell table:number-columns-repeated="6"/>
          <table:table-cell table:formula="of:=[.F91]*INDEX([$Rates.$B$2:$Rates.$B$6];[.C91]+1)-[.G91]*INDEX([$Rates.$C$2:$Rates.$C$6];[.C9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2]=0;[.A91]+1;[.A91])" office:value-type="date" office:date-value="2023-01-19" calcext:value-type="date">
            <text:p>2023-01-19</text:p>
          </table:table-cell>
          <table:table-cell table:formula="of:=MONTH([.A92])" office:value-type="float" office:value="1" calcext:value-type="float">
            <text:p>1</text:p>
          </table:table-cell>
          <table:table-cell table:formula="of:=[.C87]" office:value-type="float" office:value="0" calcext:value-type="float">
            <text:p>0</text:p>
          </table:table-cell>
          <table:table-cell table:number-columns-repeated="6"/>
          <table:table-cell table:formula="of:=[.F92]*INDEX([$Rates.$B$2:$Rates.$B$6];[.C92]+1)-[.G92]*INDEX([$Rates.$C$2:$Rates.$C$6];[.C9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3]=0;[.A92]+1;[.A92])" office:value-type="date" office:date-value="2023-01-19" calcext:value-type="date">
            <text:p>2023-01-19</text:p>
          </table:table-cell>
          <table:table-cell table:formula="of:=MONTH([.A93])" office:value-type="float" office:value="1" calcext:value-type="float">
            <text:p>1</text:p>
          </table:table-cell>
          <table:table-cell table:formula="of:=[.C88]" office:value-type="float" office:value="1" calcext:value-type="float">
            <text:p>1</text:p>
          </table:table-cell>
          <table:table-cell table:number-columns-repeated="6"/>
          <table:table-cell table:formula="of:=[.F93]*INDEX([$Rates.$B$2:$Rates.$B$6];[.C93]+1)-[.G93]*INDEX([$Rates.$C$2:$Rates.$C$6];[.C9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4]=0;[.A93]+1;[.A93])" office:value-type="date" office:date-value="2023-01-19" calcext:value-type="date">
            <text:p>2023-01-19</text:p>
          </table:table-cell>
          <table:table-cell table:formula="of:=MONTH([.A94])" office:value-type="float" office:value="1" calcext:value-type="float">
            <text:p>1</text:p>
          </table:table-cell>
          <table:table-cell table:formula="of:=[.C89]" office:value-type="float" office:value="2" calcext:value-type="float">
            <text:p>2</text:p>
          </table:table-cell>
          <table:table-cell table:number-columns-repeated="6"/>
          <table:table-cell table:formula="of:=[.F94]*INDEX([$Rates.$B$2:$Rates.$B$6];[.C94]+1)-[.G94]*INDEX([$Rates.$C$2:$Rates.$C$6];[.C9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5]=0;[.A94]+1;[.A94])" office:value-type="date" office:date-value="2023-01-19" calcext:value-type="date">
            <text:p>2023-01-19</text:p>
          </table:table-cell>
          <table:table-cell table:formula="of:=MONTH([.A95])" office:value-type="float" office:value="1" calcext:value-type="float">
            <text:p>1</text:p>
          </table:table-cell>
          <table:table-cell table:formula="of:=[.C90]" office:value-type="float" office:value="3" calcext:value-type="float">
            <text:p>3</text:p>
          </table:table-cell>
          <table:table-cell table:number-columns-repeated="6"/>
          <table:table-cell table:formula="of:=[.F95]*INDEX([$Rates.$B$2:$Rates.$B$6];[.C95]+1)-[.G95]*INDEX([$Rates.$C$2:$Rates.$C$6];[.C9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6]=0;[.A95]+1;[.A95])" office:value-type="date" office:date-value="2023-01-19" calcext:value-type="date">
            <text:p>2023-01-19</text:p>
          </table:table-cell>
          <table:table-cell table:formula="of:=MONTH([.A96])" office:value-type="float" office:value="1" calcext:value-type="float">
            <text:p>1</text:p>
          </table:table-cell>
          <table:table-cell table:formula="of:=[.C91]" office:value-type="float" office:value="4" calcext:value-type="float">
            <text:p>4</text:p>
          </table:table-cell>
          <table:table-cell table:number-columns-repeated="6"/>
          <table:table-cell table:formula="of:=[.F96]*INDEX([$Rates.$B$2:$Rates.$B$6];[.C96]+1)-[.G96]*INDEX([$Rates.$C$2:$Rates.$C$6];[.C9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7]=0;[.A96]+1;[.A96])" office:value-type="date" office:date-value="2023-01-20" calcext:value-type="date">
            <text:p>2023-01-20</text:p>
          </table:table-cell>
          <table:table-cell table:formula="of:=MONTH([.A97])" office:value-type="float" office:value="1" calcext:value-type="float">
            <text:p>1</text:p>
          </table:table-cell>
          <table:table-cell table:formula="of:=[.C92]" office:value-type="float" office:value="0" calcext:value-type="float">
            <text:p>0</text:p>
          </table:table-cell>
          <table:table-cell table:number-columns-repeated="6"/>
          <table:table-cell table:formula="of:=[.F97]*INDEX([$Rates.$B$2:$Rates.$B$6];[.C97]+1)-[.G97]*INDEX([$Rates.$C$2:$Rates.$C$6];[.C9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8]=0;[.A97]+1;[.A97])" office:value-type="date" office:date-value="2023-01-20" calcext:value-type="date">
            <text:p>2023-01-20</text:p>
          </table:table-cell>
          <table:table-cell table:formula="of:=MONTH([.A98])" office:value-type="float" office:value="1" calcext:value-type="float">
            <text:p>1</text:p>
          </table:table-cell>
          <table:table-cell table:formula="of:=[.C93]" office:value-type="float" office:value="1" calcext:value-type="float">
            <text:p>1</text:p>
          </table:table-cell>
          <table:table-cell table:number-columns-repeated="6"/>
          <table:table-cell table:formula="of:=[.F98]*INDEX([$Rates.$B$2:$Rates.$B$6];[.C98]+1)-[.G98]*INDEX([$Rates.$C$2:$Rates.$C$6];[.C9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9]=0;[.A98]+1;[.A98])" office:value-type="date" office:date-value="2023-01-20" calcext:value-type="date">
            <text:p>2023-01-20</text:p>
          </table:table-cell>
          <table:table-cell table:formula="of:=MONTH([.A99])" office:value-type="float" office:value="1" calcext:value-type="float">
            <text:p>1</text:p>
          </table:table-cell>
          <table:table-cell table:formula="of:=[.C94]" office:value-type="float" office:value="2" calcext:value-type="float">
            <text:p>2</text:p>
          </table:table-cell>
          <table:table-cell table:number-columns-repeated="6"/>
          <table:table-cell table:formula="of:=[.F99]*INDEX([$Rates.$B$2:$Rates.$B$6];[.C99]+1)-[.G99]*INDEX([$Rates.$C$2:$Rates.$C$6];[.C9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0]=0;[.A99]+1;[.A99])" office:value-type="date" office:date-value="2023-01-20" calcext:value-type="date">
            <text:p>2023-01-20</text:p>
          </table:table-cell>
          <table:table-cell table:formula="of:=MONTH([.A100])" office:value-type="float" office:value="1" calcext:value-type="float">
            <text:p>1</text:p>
          </table:table-cell>
          <table:table-cell table:formula="of:=[.C95]" office:value-type="float" office:value="3" calcext:value-type="float">
            <text:p>3</text:p>
          </table:table-cell>
          <table:table-cell table:number-columns-repeated="6"/>
          <table:table-cell table:formula="of:=[.F100]*INDEX([$Rates.$B$2:$Rates.$B$6];[.C100]+1)-[.G100]*INDEX([$Rates.$C$2:$Rates.$C$6];[.C10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1]=0;[.A100]+1;[.A100])" office:value-type="date" office:date-value="2023-01-20" calcext:value-type="date">
            <text:p>2023-01-20</text:p>
          </table:table-cell>
          <table:table-cell table:formula="of:=MONTH([.A101])" office:value-type="float" office:value="1" calcext:value-type="float">
            <text:p>1</text:p>
          </table:table-cell>
          <table:table-cell table:formula="of:=[.C96]" office:value-type="float" office:value="4" calcext:value-type="float">
            <text:p>4</text:p>
          </table:table-cell>
          <table:table-cell table:number-columns-repeated="6"/>
          <table:table-cell table:formula="of:=[.F101]*INDEX([$Rates.$B$2:$Rates.$B$6];[.C101]+1)-[.G101]*INDEX([$Rates.$C$2:$Rates.$C$6];[.C10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2]=0;[.A101]+1;[.A101])" office:value-type="date" office:date-value="2023-01-21" calcext:value-type="date">
            <text:p>2023-01-21</text:p>
          </table:table-cell>
          <table:table-cell table:formula="of:=MONTH([.A102])" office:value-type="float" office:value="1" calcext:value-type="float">
            <text:p>1</text:p>
          </table:table-cell>
          <table:table-cell table:formula="of:=[.C97]" office:value-type="float" office:value="0" calcext:value-type="float">
            <text:p>0</text:p>
          </table:table-cell>
          <table:table-cell table:number-columns-repeated="6"/>
          <table:table-cell table:formula="of:=[.F102]*INDEX([$Rates.$B$2:$Rates.$B$6];[.C102]+1)-[.G102]*INDEX([$Rates.$C$2:$Rates.$C$6];[.C10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3]=0;[.A102]+1;[.A102])" office:value-type="date" office:date-value="2023-01-21" calcext:value-type="date">
            <text:p>2023-01-21</text:p>
          </table:table-cell>
          <table:table-cell table:formula="of:=MONTH([.A103])" office:value-type="float" office:value="1" calcext:value-type="float">
            <text:p>1</text:p>
          </table:table-cell>
          <table:table-cell table:formula="of:=[.C98]" office:value-type="float" office:value="1" calcext:value-type="float">
            <text:p>1</text:p>
          </table:table-cell>
          <table:table-cell table:number-columns-repeated="6"/>
          <table:table-cell table:formula="of:=[.F103]*INDEX([$Rates.$B$2:$Rates.$B$6];[.C103]+1)-[.G103]*INDEX([$Rates.$C$2:$Rates.$C$6];[.C10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4]=0;[.A103]+1;[.A103])" office:value-type="date" office:date-value="2023-01-21" calcext:value-type="date">
            <text:p>2023-01-21</text:p>
          </table:table-cell>
          <table:table-cell table:formula="of:=MONTH([.A104])" office:value-type="float" office:value="1" calcext:value-type="float">
            <text:p>1</text:p>
          </table:table-cell>
          <table:table-cell table:formula="of:=[.C99]" office:value-type="float" office:value="2" calcext:value-type="float">
            <text:p>2</text:p>
          </table:table-cell>
          <table:table-cell table:number-columns-repeated="6"/>
          <table:table-cell table:formula="of:=[.F104]*INDEX([$Rates.$B$2:$Rates.$B$6];[.C104]+1)-[.G104]*INDEX([$Rates.$C$2:$Rates.$C$6];[.C10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5]=0;[.A104]+1;[.A104])" office:value-type="date" office:date-value="2023-01-21" calcext:value-type="date">
            <text:p>2023-01-21</text:p>
          </table:table-cell>
          <table:table-cell table:formula="of:=MONTH([.A105])" office:value-type="float" office:value="1" calcext:value-type="float">
            <text:p>1</text:p>
          </table:table-cell>
          <table:table-cell table:formula="of:=[.C100]" office:value-type="float" office:value="3" calcext:value-type="float">
            <text:p>3</text:p>
          </table:table-cell>
          <table:table-cell table:number-columns-repeated="6"/>
          <table:table-cell table:formula="of:=[.F105]*INDEX([$Rates.$B$2:$Rates.$B$6];[.C105]+1)-[.G105]*INDEX([$Rates.$C$2:$Rates.$C$6];[.C10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6]=0;[.A105]+1;[.A105])" office:value-type="date" office:date-value="2023-01-21" calcext:value-type="date">
            <text:p>2023-01-21</text:p>
          </table:table-cell>
          <table:table-cell table:formula="of:=MONTH([.A106])" office:value-type="float" office:value="1" calcext:value-type="float">
            <text:p>1</text:p>
          </table:table-cell>
          <table:table-cell table:formula="of:=[.C101]" office:value-type="float" office:value="4" calcext:value-type="float">
            <text:p>4</text:p>
          </table:table-cell>
          <table:table-cell table:number-columns-repeated="6"/>
          <table:table-cell table:formula="of:=[.F106]*INDEX([$Rates.$B$2:$Rates.$B$6];[.C106]+1)-[.G106]*INDEX([$Rates.$C$2:$Rates.$C$6];[.C10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7]=0;[.A106]+1;[.A106])" office:value-type="date" office:date-value="2023-01-22" calcext:value-type="date">
            <text:p>2023-01-22</text:p>
          </table:table-cell>
          <table:table-cell table:formula="of:=MONTH([.A107])" office:value-type="float" office:value="1" calcext:value-type="float">
            <text:p>1</text:p>
          </table:table-cell>
          <table:table-cell table:formula="of:=[.C102]" office:value-type="float" office:value="0" calcext:value-type="float">
            <text:p>0</text:p>
          </table:table-cell>
          <table:table-cell table:number-columns-repeated="6"/>
          <table:table-cell table:formula="of:=[.F107]*INDEX([$Rates.$B$2:$Rates.$B$6];[.C107]+1)-[.G107]*INDEX([$Rates.$C$2:$Rates.$C$6];[.C10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8]=0;[.A107]+1;[.A107])" office:value-type="date" office:date-value="2023-01-22" calcext:value-type="date">
            <text:p>2023-01-22</text:p>
          </table:table-cell>
          <table:table-cell table:formula="of:=MONTH([.A108])" office:value-type="float" office:value="1" calcext:value-type="float">
            <text:p>1</text:p>
          </table:table-cell>
          <table:table-cell table:formula="of:=[.C103]" office:value-type="float" office:value="1" calcext:value-type="float">
            <text:p>1</text:p>
          </table:table-cell>
          <table:table-cell table:number-columns-repeated="6"/>
          <table:table-cell table:formula="of:=[.F108]*INDEX([$Rates.$B$2:$Rates.$B$6];[.C108]+1)-[.G108]*INDEX([$Rates.$C$2:$Rates.$C$6];[.C10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9]=0;[.A108]+1;[.A108])" office:value-type="date" office:date-value="2023-01-22" calcext:value-type="date">
            <text:p>2023-01-22</text:p>
          </table:table-cell>
          <table:table-cell table:formula="of:=MONTH([.A109])" office:value-type="float" office:value="1" calcext:value-type="float">
            <text:p>1</text:p>
          </table:table-cell>
          <table:table-cell table:formula="of:=[.C104]" office:value-type="float" office:value="2" calcext:value-type="float">
            <text:p>2</text:p>
          </table:table-cell>
          <table:table-cell table:number-columns-repeated="6"/>
          <table:table-cell table:formula="of:=[.F109]*INDEX([$Rates.$B$2:$Rates.$B$6];[.C109]+1)-[.G109]*INDEX([$Rates.$C$2:$Rates.$C$6];[.C10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0]=0;[.A109]+1;[.A109])" office:value-type="date" office:date-value="2023-01-22" calcext:value-type="date">
            <text:p>2023-01-22</text:p>
          </table:table-cell>
          <table:table-cell table:formula="of:=MONTH([.A110])" office:value-type="float" office:value="1" calcext:value-type="float">
            <text:p>1</text:p>
          </table:table-cell>
          <table:table-cell table:formula="of:=[.C105]" office:value-type="float" office:value="3" calcext:value-type="float">
            <text:p>3</text:p>
          </table:table-cell>
          <table:table-cell table:number-columns-repeated="6"/>
          <table:table-cell table:formula="of:=[.F110]*INDEX([$Rates.$B$2:$Rates.$B$6];[.C110]+1)-[.G110]*INDEX([$Rates.$C$2:$Rates.$C$6];[.C11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1]=0;[.A110]+1;[.A110])" office:value-type="date" office:date-value="2023-01-22" calcext:value-type="date">
            <text:p>2023-01-22</text:p>
          </table:table-cell>
          <table:table-cell table:formula="of:=MONTH([.A111])" office:value-type="float" office:value="1" calcext:value-type="float">
            <text:p>1</text:p>
          </table:table-cell>
          <table:table-cell table:formula="of:=[.C106]" office:value-type="float" office:value="4" calcext:value-type="float">
            <text:p>4</text:p>
          </table:table-cell>
          <table:table-cell table:number-columns-repeated="6"/>
          <table:table-cell table:formula="of:=[.F111]*INDEX([$Rates.$B$2:$Rates.$B$6];[.C111]+1)-[.G111]*INDEX([$Rates.$C$2:$Rates.$C$6];[.C11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2]=0;[.A111]+1;[.A111])" office:value-type="date" office:date-value="2023-01-23" calcext:value-type="date">
            <text:p>2023-01-23</text:p>
          </table:table-cell>
          <table:table-cell table:formula="of:=MONTH([.A112])" office:value-type="float" office:value="1" calcext:value-type="float">
            <text:p>1</text:p>
          </table:table-cell>
          <table:table-cell table:formula="of:=[.C107]" office:value-type="float" office:value="0" calcext:value-type="float">
            <text:p>0</text:p>
          </table:table-cell>
          <table:table-cell table:number-columns-repeated="6"/>
          <table:table-cell table:formula="of:=[.F112]*INDEX([$Rates.$B$2:$Rates.$B$6];[.C112]+1)-[.G112]*INDEX([$Rates.$C$2:$Rates.$C$6];[.C11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3]=0;[.A112]+1;[.A112])" office:value-type="date" office:date-value="2023-01-23" calcext:value-type="date">
            <text:p>2023-01-23</text:p>
          </table:table-cell>
          <table:table-cell table:formula="of:=MONTH([.A113])" office:value-type="float" office:value="1" calcext:value-type="float">
            <text:p>1</text:p>
          </table:table-cell>
          <table:table-cell table:formula="of:=[.C108]" office:value-type="float" office:value="1" calcext:value-type="float">
            <text:p>1</text:p>
          </table:table-cell>
          <table:table-cell table:number-columns-repeated="6"/>
          <table:table-cell table:formula="of:=[.F113]*INDEX([$Rates.$B$2:$Rates.$B$6];[.C113]+1)-[.G113]*INDEX([$Rates.$C$2:$Rates.$C$6];[.C11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4]=0;[.A113]+1;[.A113])" office:value-type="date" office:date-value="2023-01-23" calcext:value-type="date">
            <text:p>2023-01-23</text:p>
          </table:table-cell>
          <table:table-cell table:formula="of:=MONTH([.A114])" office:value-type="float" office:value="1" calcext:value-type="float">
            <text:p>1</text:p>
          </table:table-cell>
          <table:table-cell table:formula="of:=[.C109]" office:value-type="float" office:value="2" calcext:value-type="float">
            <text:p>2</text:p>
          </table:table-cell>
          <table:table-cell table:number-columns-repeated="6"/>
          <table:table-cell table:formula="of:=[.F114]*INDEX([$Rates.$B$2:$Rates.$B$6];[.C114]+1)-[.G114]*INDEX([$Rates.$C$2:$Rates.$C$6];[.C11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5]=0;[.A114]+1;[.A114])" office:value-type="date" office:date-value="2023-01-23" calcext:value-type="date">
            <text:p>2023-01-23</text:p>
          </table:table-cell>
          <table:table-cell table:formula="of:=MONTH([.A115])" office:value-type="float" office:value="1" calcext:value-type="float">
            <text:p>1</text:p>
          </table:table-cell>
          <table:table-cell table:formula="of:=[.C110]" office:value-type="float" office:value="3" calcext:value-type="float">
            <text:p>3</text:p>
          </table:table-cell>
          <table:table-cell table:number-columns-repeated="6"/>
          <table:table-cell table:formula="of:=[.F115]*INDEX([$Rates.$B$2:$Rates.$B$6];[.C115]+1)-[.G115]*INDEX([$Rates.$C$2:$Rates.$C$6];[.C11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6]=0;[.A115]+1;[.A115])" office:value-type="date" office:date-value="2023-01-23" calcext:value-type="date">
            <text:p>2023-01-23</text:p>
          </table:table-cell>
          <table:table-cell table:formula="of:=MONTH([.A116])" office:value-type="float" office:value="1" calcext:value-type="float">
            <text:p>1</text:p>
          </table:table-cell>
          <table:table-cell table:formula="of:=[.C111]" office:value-type="float" office:value="4" calcext:value-type="float">
            <text:p>4</text:p>
          </table:table-cell>
          <table:table-cell table:number-columns-repeated="6"/>
          <table:table-cell table:formula="of:=[.F116]*INDEX([$Rates.$B$2:$Rates.$B$6];[.C116]+1)-[.G116]*INDEX([$Rates.$C$2:$Rates.$C$6];[.C11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7]=0;[.A116]+1;[.A116])" office:value-type="date" office:date-value="2023-01-24" calcext:value-type="date">
            <text:p>2023-01-24</text:p>
          </table:table-cell>
          <table:table-cell table:formula="of:=MONTH([.A117])" office:value-type="float" office:value="1" calcext:value-type="float">
            <text:p>1</text:p>
          </table:table-cell>
          <table:table-cell table:formula="of:=[.C112]" office:value-type="float" office:value="0" calcext:value-type="float">
            <text:p>0</text:p>
          </table:table-cell>
          <table:table-cell table:number-columns-repeated="6"/>
          <table:table-cell table:formula="of:=[.F117]*INDEX([$Rates.$B$2:$Rates.$B$6];[.C117]+1)-[.G117]*INDEX([$Rates.$C$2:$Rates.$C$6];[.C11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8]=0;[.A117]+1;[.A117])" office:value-type="date" office:date-value="2023-01-24" calcext:value-type="date">
            <text:p>2023-01-24</text:p>
          </table:table-cell>
          <table:table-cell table:formula="of:=MONTH([.A118])" office:value-type="float" office:value="1" calcext:value-type="float">
            <text:p>1</text:p>
          </table:table-cell>
          <table:table-cell table:formula="of:=[.C113]" office:value-type="float" office:value="1" calcext:value-type="float">
            <text:p>1</text:p>
          </table:table-cell>
          <table:table-cell table:number-columns-repeated="6"/>
          <table:table-cell table:formula="of:=[.F118]*INDEX([$Rates.$B$2:$Rates.$B$6];[.C118]+1)-[.G118]*INDEX([$Rates.$C$2:$Rates.$C$6];[.C11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9]=0;[.A118]+1;[.A118])" office:value-type="date" office:date-value="2023-01-24" calcext:value-type="date">
            <text:p>2023-01-24</text:p>
          </table:table-cell>
          <table:table-cell table:formula="of:=MONTH([.A119])" office:value-type="float" office:value="1" calcext:value-type="float">
            <text:p>1</text:p>
          </table:table-cell>
          <table:table-cell table:formula="of:=[.C114]" office:value-type="float" office:value="2" calcext:value-type="float">
            <text:p>2</text:p>
          </table:table-cell>
          <table:table-cell table:number-columns-repeated="6"/>
          <table:table-cell table:formula="of:=[.F119]*INDEX([$Rates.$B$2:$Rates.$B$6];[.C119]+1)-[.G119]*INDEX([$Rates.$C$2:$Rates.$C$6];[.C11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0]=0;[.A119]+1;[.A119])" office:value-type="date" office:date-value="2023-01-24" calcext:value-type="date">
            <text:p>2023-01-24</text:p>
          </table:table-cell>
          <table:table-cell table:formula="of:=MONTH([.A120])" office:value-type="float" office:value="1" calcext:value-type="float">
            <text:p>1</text:p>
          </table:table-cell>
          <table:table-cell table:formula="of:=[.C115]" office:value-type="float" office:value="3" calcext:value-type="float">
            <text:p>3</text:p>
          </table:table-cell>
          <table:table-cell table:number-columns-repeated="6"/>
          <table:table-cell table:formula="of:=[.F120]*INDEX([$Rates.$B$2:$Rates.$B$6];[.C120]+1)-[.G120]*INDEX([$Rates.$C$2:$Rates.$C$6];[.C12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1]=0;[.A120]+1;[.A120])" office:value-type="date" office:date-value="2023-01-24" calcext:value-type="date">
            <text:p>2023-01-24</text:p>
          </table:table-cell>
          <table:table-cell table:formula="of:=MONTH([.A121])" office:value-type="float" office:value="1" calcext:value-type="float">
            <text:p>1</text:p>
          </table:table-cell>
          <table:table-cell table:formula="of:=[.C116]" office:value-type="float" office:value="4" calcext:value-type="float">
            <text:p>4</text:p>
          </table:table-cell>
          <table:table-cell table:number-columns-repeated="6"/>
          <table:table-cell table:formula="of:=[.F121]*INDEX([$Rates.$B$2:$Rates.$B$6];[.C121]+1)-[.G121]*INDEX([$Rates.$C$2:$Rates.$C$6];[.C12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2]=0;[.A121]+1;[.A121])" office:value-type="date" office:date-value="2023-01-25" calcext:value-type="date">
            <text:p>2023-01-25</text:p>
          </table:table-cell>
          <table:table-cell table:formula="of:=MONTH([.A122])" office:value-type="float" office:value="1" calcext:value-type="float">
            <text:p>1</text:p>
          </table:table-cell>
          <table:table-cell table:formula="of:=[.C117]" office:value-type="float" office:value="0" calcext:value-type="float">
            <text:p>0</text:p>
          </table:table-cell>
          <table:table-cell table:number-columns-repeated="6"/>
          <table:table-cell table:formula="of:=[.F122]*INDEX([$Rates.$B$2:$Rates.$B$6];[.C122]+1)-[.G122]*INDEX([$Rates.$C$2:$Rates.$C$6];[.C12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3]=0;[.A122]+1;[.A122])" office:value-type="date" office:date-value="2023-01-25" calcext:value-type="date">
            <text:p>2023-01-25</text:p>
          </table:table-cell>
          <table:table-cell table:formula="of:=MONTH([.A123])" office:value-type="float" office:value="1" calcext:value-type="float">
            <text:p>1</text:p>
          </table:table-cell>
          <table:table-cell table:formula="of:=[.C118]" office:value-type="float" office:value="1" calcext:value-type="float">
            <text:p>1</text:p>
          </table:table-cell>
          <table:table-cell table:number-columns-repeated="6"/>
          <table:table-cell table:formula="of:=[.F123]*INDEX([$Rates.$B$2:$Rates.$B$6];[.C123]+1)-[.G123]*INDEX([$Rates.$C$2:$Rates.$C$6];[.C12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4]=0;[.A123]+1;[.A123])" office:value-type="date" office:date-value="2023-01-25" calcext:value-type="date">
            <text:p>2023-01-25</text:p>
          </table:table-cell>
          <table:table-cell table:formula="of:=MONTH([.A124])" office:value-type="float" office:value="1" calcext:value-type="float">
            <text:p>1</text:p>
          </table:table-cell>
          <table:table-cell table:formula="of:=[.C119]" office:value-type="float" office:value="2" calcext:value-type="float">
            <text:p>2</text:p>
          </table:table-cell>
          <table:table-cell table:number-columns-repeated="6"/>
          <table:table-cell table:formula="of:=[.F124]*INDEX([$Rates.$B$2:$Rates.$B$6];[.C124]+1)-[.G124]*INDEX([$Rates.$C$2:$Rates.$C$6];[.C12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5]=0;[.A124]+1;[.A124])" office:value-type="date" office:date-value="2023-01-25" calcext:value-type="date">
            <text:p>2023-01-25</text:p>
          </table:table-cell>
          <table:table-cell table:formula="of:=MONTH([.A125])" office:value-type="float" office:value="1" calcext:value-type="float">
            <text:p>1</text:p>
          </table:table-cell>
          <table:table-cell table:formula="of:=[.C120]" office:value-type="float" office:value="3" calcext:value-type="float">
            <text:p>3</text:p>
          </table:table-cell>
          <table:table-cell table:number-columns-repeated="6"/>
          <table:table-cell table:formula="of:=[.F125]*INDEX([$Rates.$B$2:$Rates.$B$6];[.C125]+1)-[.G125]*INDEX([$Rates.$C$2:$Rates.$C$6];[.C12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6]=0;[.A125]+1;[.A125])" office:value-type="date" office:date-value="2023-01-25" calcext:value-type="date">
            <text:p>2023-01-25</text:p>
          </table:table-cell>
          <table:table-cell table:formula="of:=MONTH([.A126])" office:value-type="float" office:value="1" calcext:value-type="float">
            <text:p>1</text:p>
          </table:table-cell>
          <table:table-cell table:formula="of:=[.C121]" office:value-type="float" office:value="4" calcext:value-type="float">
            <text:p>4</text:p>
          </table:table-cell>
          <table:table-cell table:number-columns-repeated="6"/>
          <table:table-cell table:formula="of:=[.F126]*INDEX([$Rates.$B$2:$Rates.$B$6];[.C126]+1)-[.G126]*INDEX([$Rates.$C$2:$Rates.$C$6];[.C12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7]=0;[.A126]+1;[.A126])" office:value-type="date" office:date-value="2023-01-26" calcext:value-type="date">
            <text:p>2023-01-26</text:p>
          </table:table-cell>
          <table:table-cell table:formula="of:=MONTH([.A127])" office:value-type="float" office:value="1" calcext:value-type="float">
            <text:p>1</text:p>
          </table:table-cell>
          <table:table-cell table:formula="of:=[.C122]" office:value-type="float" office:value="0" calcext:value-type="float">
            <text:p>0</text:p>
          </table:table-cell>
          <table:table-cell table:number-columns-repeated="6"/>
          <table:table-cell table:formula="of:=[.F127]*INDEX([$Rates.$B$2:$Rates.$B$6];[.C127]+1)-[.G127]*INDEX([$Rates.$C$2:$Rates.$C$6];[.C12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8]=0;[.A127]+1;[.A127])" office:value-type="date" office:date-value="2023-01-26" calcext:value-type="date">
            <text:p>2023-01-26</text:p>
          </table:table-cell>
          <table:table-cell table:formula="of:=MONTH([.A128])" office:value-type="float" office:value="1" calcext:value-type="float">
            <text:p>1</text:p>
          </table:table-cell>
          <table:table-cell table:formula="of:=[.C123]" office:value-type="float" office:value="1" calcext:value-type="float">
            <text:p>1</text:p>
          </table:table-cell>
          <table:table-cell table:number-columns-repeated="6"/>
          <table:table-cell table:formula="of:=[.F128]*INDEX([$Rates.$B$2:$Rates.$B$6];[.C128]+1)-[.G128]*INDEX([$Rates.$C$2:$Rates.$C$6];[.C12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9]=0;[.A128]+1;[.A128])" office:value-type="date" office:date-value="2023-01-26" calcext:value-type="date">
            <text:p>2023-01-26</text:p>
          </table:table-cell>
          <table:table-cell table:formula="of:=MONTH([.A129])" office:value-type="float" office:value="1" calcext:value-type="float">
            <text:p>1</text:p>
          </table:table-cell>
          <table:table-cell table:formula="of:=[.C124]" office:value-type="float" office:value="2" calcext:value-type="float">
            <text:p>2</text:p>
          </table:table-cell>
          <table:table-cell table:number-columns-repeated="6"/>
          <table:table-cell table:formula="of:=[.F129]*INDEX([$Rates.$B$2:$Rates.$B$6];[.C129]+1)-[.G129]*INDEX([$Rates.$C$2:$Rates.$C$6];[.C12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0]=0;[.A129]+1;[.A129])" office:value-type="date" office:date-value="2023-01-26" calcext:value-type="date">
            <text:p>2023-01-26</text:p>
          </table:table-cell>
          <table:table-cell table:formula="of:=MONTH([.A130])" office:value-type="float" office:value="1" calcext:value-type="float">
            <text:p>1</text:p>
          </table:table-cell>
          <table:table-cell table:formula="of:=[.C125]" office:value-type="float" office:value="3" calcext:value-type="float">
            <text:p>3</text:p>
          </table:table-cell>
          <table:table-cell table:number-columns-repeated="6"/>
          <table:table-cell table:formula="of:=[.F130]*INDEX([$Rates.$B$2:$Rates.$B$6];[.C130]+1)-[.G130]*INDEX([$Rates.$C$2:$Rates.$C$6];[.C13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1]=0;[.A130]+1;[.A130])" office:value-type="date" office:date-value="2023-01-26" calcext:value-type="date">
            <text:p>2023-01-26</text:p>
          </table:table-cell>
          <table:table-cell table:formula="of:=MONTH([.A131])" office:value-type="float" office:value="1" calcext:value-type="float">
            <text:p>1</text:p>
          </table:table-cell>
          <table:table-cell table:formula="of:=[.C126]" office:value-type="float" office:value="4" calcext:value-type="float">
            <text:p>4</text:p>
          </table:table-cell>
          <table:table-cell table:number-columns-repeated="6"/>
          <table:table-cell table:formula="of:=[.F131]*INDEX([$Rates.$B$2:$Rates.$B$6];[.C131]+1)-[.G131]*INDEX([$Rates.$C$2:$Rates.$C$6];[.C13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2]=0;[.A131]+1;[.A131])" office:value-type="date" office:date-value="2023-01-27" calcext:value-type="date">
            <text:p>2023-01-27</text:p>
          </table:table-cell>
          <table:table-cell table:formula="of:=MONTH([.A132])" office:value-type="float" office:value="1" calcext:value-type="float">
            <text:p>1</text:p>
          </table:table-cell>
          <table:table-cell table:formula="of:=[.C127]" office:value-type="float" office:value="0" calcext:value-type="float">
            <text:p>0</text:p>
          </table:table-cell>
          <table:table-cell table:number-columns-repeated="6"/>
          <table:table-cell table:formula="of:=[.F132]*INDEX([$Rates.$B$2:$Rates.$B$6];[.C132]+1)-[.G132]*INDEX([$Rates.$C$2:$Rates.$C$6];[.C13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3]=0;[.A132]+1;[.A132])" office:value-type="date" office:date-value="2023-01-27" calcext:value-type="date">
            <text:p>2023-01-27</text:p>
          </table:table-cell>
          <table:table-cell table:formula="of:=MONTH([.A133])" office:value-type="float" office:value="1" calcext:value-type="float">
            <text:p>1</text:p>
          </table:table-cell>
          <table:table-cell table:formula="of:=[.C128]" office:value-type="float" office:value="1" calcext:value-type="float">
            <text:p>1</text:p>
          </table:table-cell>
          <table:table-cell table:number-columns-repeated="6"/>
          <table:table-cell table:formula="of:=[.F133]*INDEX([$Rates.$B$2:$Rates.$B$6];[.C133]+1)-[.G133]*INDEX([$Rates.$C$2:$Rates.$C$6];[.C13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4]=0;[.A133]+1;[.A133])" office:value-type="date" office:date-value="2023-01-27" calcext:value-type="date">
            <text:p>2023-01-27</text:p>
          </table:table-cell>
          <table:table-cell table:formula="of:=MONTH([.A134])" office:value-type="float" office:value="1" calcext:value-type="float">
            <text:p>1</text:p>
          </table:table-cell>
          <table:table-cell table:formula="of:=[.C129]" office:value-type="float" office:value="2" calcext:value-type="float">
            <text:p>2</text:p>
          </table:table-cell>
          <table:table-cell table:number-columns-repeated="6"/>
          <table:table-cell table:formula="of:=[.F134]*INDEX([$Rates.$B$2:$Rates.$B$6];[.C134]+1)-[.G134]*INDEX([$Rates.$C$2:$Rates.$C$6];[.C13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5]=0;[.A134]+1;[.A134])" office:value-type="date" office:date-value="2023-01-27" calcext:value-type="date">
            <text:p>2023-01-27</text:p>
          </table:table-cell>
          <table:table-cell table:formula="of:=MONTH([.A135])" office:value-type="float" office:value="1" calcext:value-type="float">
            <text:p>1</text:p>
          </table:table-cell>
          <table:table-cell table:formula="of:=[.C130]" office:value-type="float" office:value="3" calcext:value-type="float">
            <text:p>3</text:p>
          </table:table-cell>
          <table:table-cell table:number-columns-repeated="6"/>
          <table:table-cell table:formula="of:=[.F135]*INDEX([$Rates.$B$2:$Rates.$B$6];[.C135]+1)-[.G135]*INDEX([$Rates.$C$2:$Rates.$C$6];[.C13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6]=0;[.A135]+1;[.A135])" office:value-type="date" office:date-value="2023-01-27" calcext:value-type="date">
            <text:p>2023-01-27</text:p>
          </table:table-cell>
          <table:table-cell table:formula="of:=MONTH([.A136])" office:value-type="float" office:value="1" calcext:value-type="float">
            <text:p>1</text:p>
          </table:table-cell>
          <table:table-cell table:formula="of:=[.C131]" office:value-type="float" office:value="4" calcext:value-type="float">
            <text:p>4</text:p>
          </table:table-cell>
          <table:table-cell table:number-columns-repeated="6"/>
          <table:table-cell table:formula="of:=[.F136]*INDEX([$Rates.$B$2:$Rates.$B$6];[.C136]+1)-[.G136]*INDEX([$Rates.$C$2:$Rates.$C$6];[.C13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7]=0;[.A136]+1;[.A136])" office:value-type="date" office:date-value="2023-01-28" calcext:value-type="date">
            <text:p>2023-01-28</text:p>
          </table:table-cell>
          <table:table-cell table:formula="of:=MONTH([.A137])" office:value-type="float" office:value="1" calcext:value-type="float">
            <text:p>1</text:p>
          </table:table-cell>
          <table:table-cell table:formula="of:=[.C132]" office:value-type="float" office:value="0" calcext:value-type="float">
            <text:p>0</text:p>
          </table:table-cell>
          <table:table-cell table:number-columns-repeated="6"/>
          <table:table-cell table:formula="of:=[.F137]*INDEX([$Rates.$B$2:$Rates.$B$6];[.C137]+1)-[.G137]*INDEX([$Rates.$C$2:$Rates.$C$6];[.C13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8]=0;[.A137]+1;[.A137])" office:value-type="date" office:date-value="2023-01-28" calcext:value-type="date">
            <text:p>2023-01-28</text:p>
          </table:table-cell>
          <table:table-cell table:formula="of:=MONTH([.A138])" office:value-type="float" office:value="1" calcext:value-type="float">
            <text:p>1</text:p>
          </table:table-cell>
          <table:table-cell table:formula="of:=[.C133]" office:value-type="float" office:value="1" calcext:value-type="float">
            <text:p>1</text:p>
          </table:table-cell>
          <table:table-cell table:number-columns-repeated="6"/>
          <table:table-cell table:formula="of:=[.F138]*INDEX([$Rates.$B$2:$Rates.$B$6];[.C138]+1)-[.G138]*INDEX([$Rates.$C$2:$Rates.$C$6];[.C13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9]=0;[.A138]+1;[.A138])" office:value-type="date" office:date-value="2023-01-28" calcext:value-type="date">
            <text:p>2023-01-28</text:p>
          </table:table-cell>
          <table:table-cell table:formula="of:=MONTH([.A139])" office:value-type="float" office:value="1" calcext:value-type="float">
            <text:p>1</text:p>
          </table:table-cell>
          <table:table-cell table:formula="of:=[.C134]" office:value-type="float" office:value="2" calcext:value-type="float">
            <text:p>2</text:p>
          </table:table-cell>
          <table:table-cell table:number-columns-repeated="6"/>
          <table:table-cell table:formula="of:=[.F139]*INDEX([$Rates.$B$2:$Rates.$B$6];[.C139]+1)-[.G139]*INDEX([$Rates.$C$2:$Rates.$C$6];[.C13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0]=0;[.A139]+1;[.A139])" office:value-type="date" office:date-value="2023-01-28" calcext:value-type="date">
            <text:p>2023-01-28</text:p>
          </table:table-cell>
          <table:table-cell table:formula="of:=MONTH([.A140])" office:value-type="float" office:value="1" calcext:value-type="float">
            <text:p>1</text:p>
          </table:table-cell>
          <table:table-cell table:formula="of:=[.C135]" office:value-type="float" office:value="3" calcext:value-type="float">
            <text:p>3</text:p>
          </table:table-cell>
          <table:table-cell table:number-columns-repeated="6"/>
          <table:table-cell table:formula="of:=[.F140]*INDEX([$Rates.$B$2:$Rates.$B$6];[.C140]+1)-[.G140]*INDEX([$Rates.$C$2:$Rates.$C$6];[.C14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1]=0;[.A140]+1;[.A140])" office:value-type="date" office:date-value="2023-01-28" calcext:value-type="date">
            <text:p>2023-01-28</text:p>
          </table:table-cell>
          <table:table-cell table:formula="of:=MONTH([.A141])" office:value-type="float" office:value="1" calcext:value-type="float">
            <text:p>1</text:p>
          </table:table-cell>
          <table:table-cell table:formula="of:=[.C136]" office:value-type="float" office:value="4" calcext:value-type="float">
            <text:p>4</text:p>
          </table:table-cell>
          <table:table-cell table:number-columns-repeated="6"/>
          <table:table-cell table:formula="of:=[.F141]*INDEX([$Rates.$B$2:$Rates.$B$6];[.C141]+1)-[.G141]*INDEX([$Rates.$C$2:$Rates.$C$6];[.C14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2]=0;[.A141]+1;[.A141])" office:value-type="date" office:date-value="2023-01-29" calcext:value-type="date">
            <text:p>2023-01-29</text:p>
          </table:table-cell>
          <table:table-cell table:formula="of:=MONTH([.A142])" office:value-type="float" office:value="1" calcext:value-type="float">
            <text:p>1</text:p>
          </table:table-cell>
          <table:table-cell table:formula="of:=[.C137]" office:value-type="float" office:value="0" calcext:value-type="float">
            <text:p>0</text:p>
          </table:table-cell>
          <table:table-cell table:number-columns-repeated="6"/>
          <table:table-cell table:formula="of:=[.F142]*INDEX([$Rates.$B$2:$Rates.$B$6];[.C142]+1)-[.G142]*INDEX([$Rates.$C$2:$Rates.$C$6];[.C14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3]=0;[.A142]+1;[.A142])" office:value-type="date" office:date-value="2023-01-29" calcext:value-type="date">
            <text:p>2023-01-29</text:p>
          </table:table-cell>
          <table:table-cell table:formula="of:=MONTH([.A143])" office:value-type="float" office:value="1" calcext:value-type="float">
            <text:p>1</text:p>
          </table:table-cell>
          <table:table-cell table:formula="of:=[.C138]" office:value-type="float" office:value="1" calcext:value-type="float">
            <text:p>1</text:p>
          </table:table-cell>
          <table:table-cell table:number-columns-repeated="6"/>
          <table:table-cell table:formula="of:=[.F143]*INDEX([$Rates.$B$2:$Rates.$B$6];[.C143]+1)-[.G143]*INDEX([$Rates.$C$2:$Rates.$C$6];[.C14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4]=0;[.A143]+1;[.A143])" office:value-type="date" office:date-value="2023-01-29" calcext:value-type="date">
            <text:p>2023-01-29</text:p>
          </table:table-cell>
          <table:table-cell table:formula="of:=MONTH([.A144])" office:value-type="float" office:value="1" calcext:value-type="float">
            <text:p>1</text:p>
          </table:table-cell>
          <table:table-cell table:formula="of:=[.C139]" office:value-type="float" office:value="2" calcext:value-type="float">
            <text:p>2</text:p>
          </table:table-cell>
          <table:table-cell table:number-columns-repeated="6"/>
          <table:table-cell table:formula="of:=[.F144]*INDEX([$Rates.$B$2:$Rates.$B$6];[.C144]+1)-[.G144]*INDEX([$Rates.$C$2:$Rates.$C$6];[.C14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5]=0;[.A144]+1;[.A144])" office:value-type="date" office:date-value="2023-01-29" calcext:value-type="date">
            <text:p>2023-01-29</text:p>
          </table:table-cell>
          <table:table-cell table:formula="of:=MONTH([.A145])" office:value-type="float" office:value="1" calcext:value-type="float">
            <text:p>1</text:p>
          </table:table-cell>
          <table:table-cell table:formula="of:=[.C140]" office:value-type="float" office:value="3" calcext:value-type="float">
            <text:p>3</text:p>
          </table:table-cell>
          <table:table-cell table:number-columns-repeated="6"/>
          <table:table-cell table:formula="of:=[.F145]*INDEX([$Rates.$B$2:$Rates.$B$6];[.C145]+1)-[.G145]*INDEX([$Rates.$C$2:$Rates.$C$6];[.C14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6]=0;[.A145]+1;[.A145])" office:value-type="date" office:date-value="2023-01-29" calcext:value-type="date">
            <text:p>2023-01-29</text:p>
          </table:table-cell>
          <table:table-cell table:formula="of:=MONTH([.A146])" office:value-type="float" office:value="1" calcext:value-type="float">
            <text:p>1</text:p>
          </table:table-cell>
          <table:table-cell table:formula="of:=[.C141]" office:value-type="float" office:value="4" calcext:value-type="float">
            <text:p>4</text:p>
          </table:table-cell>
          <table:table-cell table:number-columns-repeated="6"/>
          <table:table-cell table:formula="of:=[.F146]*INDEX([$Rates.$B$2:$Rates.$B$6];[.C146]+1)-[.G146]*INDEX([$Rates.$C$2:$Rates.$C$6];[.C14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7]=0;[.A146]+1;[.A146])" office:value-type="date" office:date-value="2023-01-30" calcext:value-type="date">
            <text:p>2023-01-30</text:p>
          </table:table-cell>
          <table:table-cell table:formula="of:=MONTH([.A147])" office:value-type="float" office:value="1" calcext:value-type="float">
            <text:p>1</text:p>
          </table:table-cell>
          <table:table-cell table:formula="of:=[.C142]" office:value-type="float" office:value="0" calcext:value-type="float">
            <text:p>0</text:p>
          </table:table-cell>
          <table:table-cell table:number-columns-repeated="6"/>
          <table:table-cell table:formula="of:=[.F147]*INDEX([$Rates.$B$2:$Rates.$B$6];[.C147]+1)-[.G147]*INDEX([$Rates.$C$2:$Rates.$C$6];[.C14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8]=0;[.A147]+1;[.A147])" office:value-type="date" office:date-value="2023-01-30" calcext:value-type="date">
            <text:p>2023-01-30</text:p>
          </table:table-cell>
          <table:table-cell table:formula="of:=MONTH([.A148])" office:value-type="float" office:value="1" calcext:value-type="float">
            <text:p>1</text:p>
          </table:table-cell>
          <table:table-cell table:formula="of:=[.C143]" office:value-type="float" office:value="1" calcext:value-type="float">
            <text:p>1</text:p>
          </table:table-cell>
          <table:table-cell table:number-columns-repeated="6"/>
          <table:table-cell table:formula="of:=[.F148]*INDEX([$Rates.$B$2:$Rates.$B$6];[.C148]+1)-[.G148]*INDEX([$Rates.$C$2:$Rates.$C$6];[.C14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9]=0;[.A148]+1;[.A148])" office:value-type="date" office:date-value="2023-01-30" calcext:value-type="date">
            <text:p>2023-01-30</text:p>
          </table:table-cell>
          <table:table-cell table:formula="of:=MONTH([.A149])" office:value-type="float" office:value="1" calcext:value-type="float">
            <text:p>1</text:p>
          </table:table-cell>
          <table:table-cell table:formula="of:=[.C144]" office:value-type="float" office:value="2" calcext:value-type="float">
            <text:p>2</text:p>
          </table:table-cell>
          <table:table-cell table:number-columns-repeated="6"/>
          <table:table-cell table:formula="of:=[.F149]*INDEX([$Rates.$B$2:$Rates.$B$6];[.C149]+1)-[.G149]*INDEX([$Rates.$C$2:$Rates.$C$6];[.C14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0]=0;[.A149]+1;[.A149])" office:value-type="date" office:date-value="2023-01-30" calcext:value-type="date">
            <text:p>2023-01-30</text:p>
          </table:table-cell>
          <table:table-cell table:formula="of:=MONTH([.A150])" office:value-type="float" office:value="1" calcext:value-type="float">
            <text:p>1</text:p>
          </table:table-cell>
          <table:table-cell table:formula="of:=[.C145]" office:value-type="float" office:value="3" calcext:value-type="float">
            <text:p>3</text:p>
          </table:table-cell>
          <table:table-cell table:number-columns-repeated="6"/>
          <table:table-cell table:formula="of:=[.F150]*INDEX([$Rates.$B$2:$Rates.$B$6];[.C150]+1)-[.G150]*INDEX([$Rates.$C$2:$Rates.$C$6];[.C15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1]=0;[.A150]+1;[.A150])" office:value-type="date" office:date-value="2023-01-30" calcext:value-type="date">
            <text:p>2023-01-30</text:p>
          </table:table-cell>
          <table:table-cell table:formula="of:=MONTH([.A151])" office:value-type="float" office:value="1" calcext:value-type="float">
            <text:p>1</text:p>
          </table:table-cell>
          <table:table-cell table:formula="of:=[.C146]" office:value-type="float" office:value="4" calcext:value-type="float">
            <text:p>4</text:p>
          </table:table-cell>
          <table:table-cell table:number-columns-repeated="6"/>
          <table:table-cell table:formula="of:=[.F151]*INDEX([$Rates.$B$2:$Rates.$B$6];[.C151]+1)-[.G151]*INDEX([$Rates.$C$2:$Rates.$C$6];[.C15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2]=0;[.A151]+1;[.A151])" office:value-type="date" office:date-value="2023-01-31" calcext:value-type="date">
            <text:p>2023-01-31</text:p>
          </table:table-cell>
          <table:table-cell table:formula="of:=MONTH([.A152])" office:value-type="float" office:value="1" calcext:value-type="float">
            <text:p>1</text:p>
          </table:table-cell>
          <table:table-cell table:formula="of:=[.C147]" office:value-type="float" office:value="0" calcext:value-type="float">
            <text:p>0</text:p>
          </table:table-cell>
          <table:table-cell table:number-columns-repeated="6"/>
          <table:table-cell table:formula="of:=[.F152]*INDEX([$Rates.$B$2:$Rates.$B$6];[.C152]+1)-[.G152]*INDEX([$Rates.$C$2:$Rates.$C$6];[.C15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3]=0;[.A152]+1;[.A152])" office:value-type="date" office:date-value="2023-01-31" calcext:value-type="date">
            <text:p>2023-01-31</text:p>
          </table:table-cell>
          <table:table-cell table:formula="of:=MONTH([.A153])" office:value-type="float" office:value="1" calcext:value-type="float">
            <text:p>1</text:p>
          </table:table-cell>
          <table:table-cell table:formula="of:=[.C148]" office:value-type="float" office:value="1" calcext:value-type="float">
            <text:p>1</text:p>
          </table:table-cell>
          <table:table-cell table:number-columns-repeated="6"/>
          <table:table-cell table:formula="of:=[.F153]*INDEX([$Rates.$B$2:$Rates.$B$6];[.C153]+1)-[.G153]*INDEX([$Rates.$C$2:$Rates.$C$6];[.C15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4]=0;[.A153]+1;[.A153])" office:value-type="date" office:date-value="2023-01-31" calcext:value-type="date">
            <text:p>2023-01-31</text:p>
          </table:table-cell>
          <table:table-cell table:formula="of:=MONTH([.A154])" office:value-type="float" office:value="1" calcext:value-type="float">
            <text:p>1</text:p>
          </table:table-cell>
          <table:table-cell table:formula="of:=[.C149]" office:value-type="float" office:value="2" calcext:value-type="float">
            <text:p>2</text:p>
          </table:table-cell>
          <table:table-cell table:number-columns-repeated="6"/>
          <table:table-cell table:formula="of:=[.F154]*INDEX([$Rates.$B$2:$Rates.$B$6];[.C154]+1)-[.G154]*INDEX([$Rates.$C$2:$Rates.$C$6];[.C15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5]=0;[.A154]+1;[.A154])" office:value-type="date" office:date-value="2023-01-31" calcext:value-type="date">
            <text:p>2023-01-31</text:p>
          </table:table-cell>
          <table:table-cell table:formula="of:=MONTH([.A155])" office:value-type="float" office:value="1" calcext:value-type="float">
            <text:p>1</text:p>
          </table:table-cell>
          <table:table-cell table:formula="of:=[.C150]" office:value-type="float" office:value="3" calcext:value-type="float">
            <text:p>3</text:p>
          </table:table-cell>
          <table:table-cell table:number-columns-repeated="6"/>
          <table:table-cell table:formula="of:=[.F155]*INDEX([$Rates.$B$2:$Rates.$B$6];[.C155]+1)-[.G155]*INDEX([$Rates.$C$2:$Rates.$C$6];[.C15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6]=0;[.A155]+1;[.A155])" office:value-type="date" office:date-value="2023-01-31" calcext:value-type="date">
            <text:p>2023-01-31</text:p>
          </table:table-cell>
          <table:table-cell table:formula="of:=MONTH([.A156])" office:value-type="float" office:value="1" calcext:value-type="float">
            <text:p>1</text:p>
          </table:table-cell>
          <table:table-cell table:formula="of:=[.C151]" office:value-type="float" office:value="4" calcext:value-type="float">
            <text:p>4</text:p>
          </table:table-cell>
          <table:table-cell table:number-columns-repeated="6"/>
          <table:table-cell table:formula="of:=[.F156]*INDEX([$Rates.$B$2:$Rates.$B$6];[.C156]+1)-[.G156]*INDEX([$Rates.$C$2:$Rates.$C$6];[.C15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7]=0;[.A156]+1;[.A156])" office:value-type="date" office:date-value="2023-02-01" calcext:value-type="date">
            <text:p>2023-02-01</text:p>
          </table:table-cell>
          <table:table-cell table:formula="of:=MONTH([.A157])" office:value-type="float" office:value="2" calcext:value-type="float">
            <text:p>2</text:p>
          </table:table-cell>
          <table:table-cell table:formula="of:=[.C152]" office:value-type="float" office:value="0" calcext:value-type="float">
            <text:p>0</text:p>
          </table:table-cell>
          <table:table-cell table:number-columns-repeated="6"/>
          <table:table-cell table:formula="of:=[.F157]*INDEX([$Rates.$B$2:$Rates.$B$6];[.C157]+1)-[.G157]*INDEX([$Rates.$C$2:$Rates.$C$6];[.C15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8]=0;[.A157]+1;[.A157])" office:value-type="date" office:date-value="2023-02-01" calcext:value-type="date">
            <text:p>2023-02-01</text:p>
          </table:table-cell>
          <table:table-cell table:formula="of:=MONTH([.A158])" office:value-type="float" office:value="2" calcext:value-type="float">
            <text:p>2</text:p>
          </table:table-cell>
          <table:table-cell table:formula="of:=[.C153]" office:value-type="float" office:value="1" calcext:value-type="float">
            <text:p>1</text:p>
          </table:table-cell>
          <table:table-cell table:number-columns-repeated="6"/>
          <table:table-cell table:formula="of:=[.F158]*INDEX([$Rates.$B$2:$Rates.$B$6];[.C158]+1)-[.G158]*INDEX([$Rates.$C$2:$Rates.$C$6];[.C15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9]=0;[.A158]+1;[.A158])" office:value-type="date" office:date-value="2023-02-01" calcext:value-type="date">
            <text:p>2023-02-01</text:p>
          </table:table-cell>
          <table:table-cell table:formula="of:=MONTH([.A159])" office:value-type="float" office:value="2" calcext:value-type="float">
            <text:p>2</text:p>
          </table:table-cell>
          <table:table-cell table:formula="of:=[.C154]" office:value-type="float" office:value="2" calcext:value-type="float">
            <text:p>2</text:p>
          </table:table-cell>
          <table:table-cell table:number-columns-repeated="6"/>
          <table:table-cell table:formula="of:=[.F159]*INDEX([$Rates.$B$2:$Rates.$B$6];[.C159]+1)-[.G159]*INDEX([$Rates.$C$2:$Rates.$C$6];[.C15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0]=0;[.A159]+1;[.A159])" office:value-type="date" office:date-value="2023-02-01" calcext:value-type="date">
            <text:p>2023-02-01</text:p>
          </table:table-cell>
          <table:table-cell table:formula="of:=MONTH([.A160])" office:value-type="float" office:value="2" calcext:value-type="float">
            <text:p>2</text:p>
          </table:table-cell>
          <table:table-cell table:formula="of:=[.C155]" office:value-type="float" office:value="3" calcext:value-type="float">
            <text:p>3</text:p>
          </table:table-cell>
          <table:table-cell table:number-columns-repeated="6"/>
          <table:table-cell table:formula="of:=[.F160]*INDEX([$Rates.$B$2:$Rates.$B$6];[.C160]+1)-[.G160]*INDEX([$Rates.$C$2:$Rates.$C$6];[.C16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1]=0;[.A160]+1;[.A160])" office:value-type="date" office:date-value="2023-02-01" calcext:value-type="date">
            <text:p>2023-02-01</text:p>
          </table:table-cell>
          <table:table-cell table:formula="of:=MONTH([.A161])" office:value-type="float" office:value="2" calcext:value-type="float">
            <text:p>2</text:p>
          </table:table-cell>
          <table:table-cell table:formula="of:=[.C156]" office:value-type="float" office:value="4" calcext:value-type="float">
            <text:p>4</text:p>
          </table:table-cell>
          <table:table-cell table:number-columns-repeated="6"/>
          <table:table-cell table:formula="of:=[.F161]*INDEX([$Rates.$B$2:$Rates.$B$6];[.C161]+1)-[.G161]*INDEX([$Rates.$C$2:$Rates.$C$6];[.C16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2]=0;[.A161]+1;[.A161])" office:value-type="date" office:date-value="2023-02-02" calcext:value-type="date">
            <text:p>2023-02-02</text:p>
          </table:table-cell>
          <table:table-cell table:formula="of:=MONTH([.A162])" office:value-type="float" office:value="2" calcext:value-type="float">
            <text:p>2</text:p>
          </table:table-cell>
          <table:table-cell table:formula="of:=[.C157]" office:value-type="float" office:value="0" calcext:value-type="float">
            <text:p>0</text:p>
          </table:table-cell>
          <table:table-cell table:number-columns-repeated="6"/>
          <table:table-cell table:formula="of:=[.F162]*INDEX([$Rates.$B$2:$Rates.$B$6];[.C162]+1)-[.G162]*INDEX([$Rates.$C$2:$Rates.$C$6];[.C16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3]=0;[.A162]+1;[.A162])" office:value-type="date" office:date-value="2023-02-02" calcext:value-type="date">
            <text:p>2023-02-02</text:p>
          </table:table-cell>
          <table:table-cell table:formula="of:=MONTH([.A163])" office:value-type="float" office:value="2" calcext:value-type="float">
            <text:p>2</text:p>
          </table:table-cell>
          <table:table-cell table:formula="of:=[.C158]" office:value-type="float" office:value="1" calcext:value-type="float">
            <text:p>1</text:p>
          </table:table-cell>
          <table:table-cell table:number-columns-repeated="6"/>
          <table:table-cell table:formula="of:=[.F163]*INDEX([$Rates.$B$2:$Rates.$B$6];[.C163]+1)-[.G163]*INDEX([$Rates.$C$2:$Rates.$C$6];[.C16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4]=0;[.A163]+1;[.A163])" office:value-type="date" office:date-value="2023-02-02" calcext:value-type="date">
            <text:p>2023-02-02</text:p>
          </table:table-cell>
          <table:table-cell table:formula="of:=MONTH([.A164])" office:value-type="float" office:value="2" calcext:value-type="float">
            <text:p>2</text:p>
          </table:table-cell>
          <table:table-cell table:formula="of:=[.C159]" office:value-type="float" office:value="2" calcext:value-type="float">
            <text:p>2</text:p>
          </table:table-cell>
          <table:table-cell table:number-columns-repeated="6"/>
          <table:table-cell table:formula="of:=[.F164]*INDEX([$Rates.$B$2:$Rates.$B$6];[.C164]+1)-[.G164]*INDEX([$Rates.$C$2:$Rates.$C$6];[.C16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5]=0;[.A164]+1;[.A164])" office:value-type="date" office:date-value="2023-02-02" calcext:value-type="date">
            <text:p>2023-02-02</text:p>
          </table:table-cell>
          <table:table-cell table:formula="of:=MONTH([.A165])" office:value-type="float" office:value="2" calcext:value-type="float">
            <text:p>2</text:p>
          </table:table-cell>
          <table:table-cell table:formula="of:=[.C160]" office:value-type="float" office:value="3" calcext:value-type="float">
            <text:p>3</text:p>
          </table:table-cell>
          <table:table-cell table:number-columns-repeated="6"/>
          <table:table-cell table:formula="of:=[.F165]*INDEX([$Rates.$B$2:$Rates.$B$6];[.C165]+1)-[.G165]*INDEX([$Rates.$C$2:$Rates.$C$6];[.C16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6]=0;[.A165]+1;[.A165])" office:value-type="date" office:date-value="2023-02-02" calcext:value-type="date">
            <text:p>2023-02-02</text:p>
          </table:table-cell>
          <table:table-cell table:formula="of:=MONTH([.A166])" office:value-type="float" office:value="2" calcext:value-type="float">
            <text:p>2</text:p>
          </table:table-cell>
          <table:table-cell table:formula="of:=[.C161]" office:value-type="float" office:value="4" calcext:value-type="float">
            <text:p>4</text:p>
          </table:table-cell>
          <table:table-cell table:number-columns-repeated="6"/>
          <table:table-cell table:formula="of:=[.F166]*INDEX([$Rates.$B$2:$Rates.$B$6];[.C166]+1)-[.G166]*INDEX([$Rates.$C$2:$Rates.$C$6];[.C16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7]=0;[.A166]+1;[.A166])" office:value-type="date" office:date-value="2023-02-03" calcext:value-type="date">
            <text:p>2023-02-03</text:p>
          </table:table-cell>
          <table:table-cell table:formula="of:=MONTH([.A167])" office:value-type="float" office:value="2" calcext:value-type="float">
            <text:p>2</text:p>
          </table:table-cell>
          <table:table-cell table:formula="of:=[.C162]" office:value-type="float" office:value="0" calcext:value-type="float">
            <text:p>0</text:p>
          </table:table-cell>
          <table:table-cell table:number-columns-repeated="6"/>
          <table:table-cell table:formula="of:=[.F167]*INDEX([$Rates.$B$2:$Rates.$B$6];[.C167]+1)-[.G167]*INDEX([$Rates.$C$2:$Rates.$C$6];[.C16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8]=0;[.A167]+1;[.A167])" office:value-type="date" office:date-value="2023-02-03" calcext:value-type="date">
            <text:p>2023-02-03</text:p>
          </table:table-cell>
          <table:table-cell table:formula="of:=MONTH([.A168])" office:value-type="float" office:value="2" calcext:value-type="float">
            <text:p>2</text:p>
          </table:table-cell>
          <table:table-cell table:formula="of:=[.C163]" office:value-type="float" office:value="1" calcext:value-type="float">
            <text:p>1</text:p>
          </table:table-cell>
          <table:table-cell table:number-columns-repeated="6"/>
          <table:table-cell table:formula="of:=[.F168]*INDEX([$Rates.$B$2:$Rates.$B$6];[.C168]+1)-[.G168]*INDEX([$Rates.$C$2:$Rates.$C$6];[.C16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9]=0;[.A168]+1;[.A168])" office:value-type="date" office:date-value="2023-02-03" calcext:value-type="date">
            <text:p>2023-02-03</text:p>
          </table:table-cell>
          <table:table-cell table:formula="of:=MONTH([.A169])" office:value-type="float" office:value="2" calcext:value-type="float">
            <text:p>2</text:p>
          </table:table-cell>
          <table:table-cell table:formula="of:=[.C164]" office:value-type="float" office:value="2" calcext:value-type="float">
            <text:p>2</text:p>
          </table:table-cell>
          <table:table-cell table:number-columns-repeated="6"/>
          <table:table-cell table:formula="of:=[.F169]*INDEX([$Rates.$B$2:$Rates.$B$6];[.C169]+1)-[.G169]*INDEX([$Rates.$C$2:$Rates.$C$6];[.C16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0]=0;[.A169]+1;[.A169])" office:value-type="date" office:date-value="2023-02-03" calcext:value-type="date">
            <text:p>2023-02-03</text:p>
          </table:table-cell>
          <table:table-cell table:formula="of:=MONTH([.A170])" office:value-type="float" office:value="2" calcext:value-type="float">
            <text:p>2</text:p>
          </table:table-cell>
          <table:table-cell table:formula="of:=[.C165]" office:value-type="float" office:value="3" calcext:value-type="float">
            <text:p>3</text:p>
          </table:table-cell>
          <table:table-cell table:number-columns-repeated="6"/>
          <table:table-cell table:formula="of:=[.F170]*INDEX([$Rates.$B$2:$Rates.$B$6];[.C170]+1)-[.G170]*INDEX([$Rates.$C$2:$Rates.$C$6];[.C17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1]=0;[.A170]+1;[.A170])" office:value-type="date" office:date-value="2023-02-03" calcext:value-type="date">
            <text:p>2023-02-03</text:p>
          </table:table-cell>
          <table:table-cell table:formula="of:=MONTH([.A171])" office:value-type="float" office:value="2" calcext:value-type="float">
            <text:p>2</text:p>
          </table:table-cell>
          <table:table-cell table:formula="of:=[.C166]" office:value-type="float" office:value="4" calcext:value-type="float">
            <text:p>4</text:p>
          </table:table-cell>
          <table:table-cell table:number-columns-repeated="6"/>
          <table:table-cell table:formula="of:=[.F171]*INDEX([$Rates.$B$2:$Rates.$B$6];[.C171]+1)-[.G171]*INDEX([$Rates.$C$2:$Rates.$C$6];[.C17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2]=0;[.A171]+1;[.A171])" office:value-type="date" office:date-value="2023-02-04" calcext:value-type="date">
            <text:p>2023-02-04</text:p>
          </table:table-cell>
          <table:table-cell table:formula="of:=MONTH([.A172])" office:value-type="float" office:value="2" calcext:value-type="float">
            <text:p>2</text:p>
          </table:table-cell>
          <table:table-cell table:formula="of:=[.C167]" office:value-type="float" office:value="0" calcext:value-type="float">
            <text:p>0</text:p>
          </table:table-cell>
          <table:table-cell table:number-columns-repeated="6"/>
          <table:table-cell table:formula="of:=[.F172]*INDEX([$Rates.$B$2:$Rates.$B$6];[.C172]+1)-[.G172]*INDEX([$Rates.$C$2:$Rates.$C$6];[.C17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3]=0;[.A172]+1;[.A172])" office:value-type="date" office:date-value="2023-02-04" calcext:value-type="date">
            <text:p>2023-02-04</text:p>
          </table:table-cell>
          <table:table-cell table:formula="of:=MONTH([.A173])" office:value-type="float" office:value="2" calcext:value-type="float">
            <text:p>2</text:p>
          </table:table-cell>
          <table:table-cell table:formula="of:=[.C168]" office:value-type="float" office:value="1" calcext:value-type="float">
            <text:p>1</text:p>
          </table:table-cell>
          <table:table-cell table:number-columns-repeated="6"/>
          <table:table-cell table:formula="of:=[.F173]*INDEX([$Rates.$B$2:$Rates.$B$6];[.C173]+1)-[.G173]*INDEX([$Rates.$C$2:$Rates.$C$6];[.C17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4]=0;[.A173]+1;[.A173])" office:value-type="date" office:date-value="2023-02-04" calcext:value-type="date">
            <text:p>2023-02-04</text:p>
          </table:table-cell>
          <table:table-cell table:formula="of:=MONTH([.A174])" office:value-type="float" office:value="2" calcext:value-type="float">
            <text:p>2</text:p>
          </table:table-cell>
          <table:table-cell table:formula="of:=[.C169]" office:value-type="float" office:value="2" calcext:value-type="float">
            <text:p>2</text:p>
          </table:table-cell>
          <table:table-cell table:number-columns-repeated="6"/>
          <table:table-cell table:formula="of:=[.F174]*INDEX([$Rates.$B$2:$Rates.$B$6];[.C174]+1)-[.G174]*INDEX([$Rates.$C$2:$Rates.$C$6];[.C17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5]=0;[.A174]+1;[.A174])" office:value-type="date" office:date-value="2023-02-04" calcext:value-type="date">
            <text:p>2023-02-04</text:p>
          </table:table-cell>
          <table:table-cell table:formula="of:=MONTH([.A175])" office:value-type="float" office:value="2" calcext:value-type="float">
            <text:p>2</text:p>
          </table:table-cell>
          <table:table-cell table:formula="of:=[.C170]" office:value-type="float" office:value="3" calcext:value-type="float">
            <text:p>3</text:p>
          </table:table-cell>
          <table:table-cell table:number-columns-repeated="6"/>
          <table:table-cell table:formula="of:=[.F175]*INDEX([$Rates.$B$2:$Rates.$B$6];[.C175]+1)-[.G175]*INDEX([$Rates.$C$2:$Rates.$C$6];[.C17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6]=0;[.A175]+1;[.A175])" office:value-type="date" office:date-value="2023-02-04" calcext:value-type="date">
            <text:p>2023-02-04</text:p>
          </table:table-cell>
          <table:table-cell table:formula="of:=MONTH([.A176])" office:value-type="float" office:value="2" calcext:value-type="float">
            <text:p>2</text:p>
          </table:table-cell>
          <table:table-cell table:formula="of:=[.C171]" office:value-type="float" office:value="4" calcext:value-type="float">
            <text:p>4</text:p>
          </table:table-cell>
          <table:table-cell table:number-columns-repeated="6"/>
          <table:table-cell table:formula="of:=[.F176]*INDEX([$Rates.$B$2:$Rates.$B$6];[.C176]+1)-[.G176]*INDEX([$Rates.$C$2:$Rates.$C$6];[.C17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7]=0;[.A176]+1;[.A176])" office:value-type="date" office:date-value="2023-02-05" calcext:value-type="date">
            <text:p>2023-02-05</text:p>
          </table:table-cell>
          <table:table-cell table:formula="of:=MONTH([.A177])" office:value-type="float" office:value="2" calcext:value-type="float">
            <text:p>2</text:p>
          </table:table-cell>
          <table:table-cell table:formula="of:=[.C172]" office:value-type="float" office:value="0" calcext:value-type="float">
            <text:p>0</text:p>
          </table:table-cell>
          <table:table-cell table:number-columns-repeated="6"/>
          <table:table-cell table:formula="of:=[.F177]*INDEX([$Rates.$B$2:$Rates.$B$6];[.C177]+1)-[.G177]*INDEX([$Rates.$C$2:$Rates.$C$6];[.C17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8]=0;[.A177]+1;[.A177])" office:value-type="date" office:date-value="2023-02-05" calcext:value-type="date">
            <text:p>2023-02-05</text:p>
          </table:table-cell>
          <table:table-cell table:formula="of:=MONTH([.A178])" office:value-type="float" office:value="2" calcext:value-type="float">
            <text:p>2</text:p>
          </table:table-cell>
          <table:table-cell table:formula="of:=[.C173]" office:value-type="float" office:value="1" calcext:value-type="float">
            <text:p>1</text:p>
          </table:table-cell>
          <table:table-cell table:number-columns-repeated="6"/>
          <table:table-cell table:formula="of:=[.F178]*INDEX([$Rates.$B$2:$Rates.$B$6];[.C178]+1)-[.G178]*INDEX([$Rates.$C$2:$Rates.$C$6];[.C17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9]=0;[.A178]+1;[.A178])" office:value-type="date" office:date-value="2023-02-05" calcext:value-type="date">
            <text:p>2023-02-05</text:p>
          </table:table-cell>
          <table:table-cell table:formula="of:=MONTH([.A179])" office:value-type="float" office:value="2" calcext:value-type="float">
            <text:p>2</text:p>
          </table:table-cell>
          <table:table-cell table:formula="of:=[.C174]" office:value-type="float" office:value="2" calcext:value-type="float">
            <text:p>2</text:p>
          </table:table-cell>
          <table:table-cell table:number-columns-repeated="6"/>
          <table:table-cell table:formula="of:=[.F179]*INDEX([$Rates.$B$2:$Rates.$B$6];[.C179]+1)-[.G179]*INDEX([$Rates.$C$2:$Rates.$C$6];[.C17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80]=0;[.A179]+1;[.A179])" office:value-type="date" office:date-value="2023-02-05" calcext:value-type="date">
            <text:p>2023-02-05</text:p>
          </table:table-cell>
          <table:table-cell table:formula="of:=MONTH([.A180])" office:value-type="float" office:value="2" calcext:value-type="float">
            <text:p>2</text:p>
          </table:table-cell>
          <table:table-cell table:formula="of:=[.C175]" office:value-type="float" office:value="3" calcext:value-type="float">
            <text:p>3</text:p>
          </table:table-cell>
          <table:table-cell table:number-columns-repeated="6"/>
          <table:table-cell table:formula="of:=[.F180]*INDEX([$Rates.$B$2:$Rates.$B$6];[.C180]+1)-[.G180]*INDEX([$Rates.$C$2:$Rates.$C$6];[.C18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81]=0;[.A180]+1;[.A180])" office:value-type="date" office:date-value="2023-02-05" calcext:value-type="date">
            <text:p>2023-02-05</text:p>
          </table:table-cell>
          <table:table-cell table:formula="of:=MONTH([.A181])" office:value-type="float" office:value="2" calcext:value-type="float">
            <text:p>2</text:p>
          </table:table-cell>
          <table:table-cell table:formula="of:=[.C176]" office:value-type="float" office:value="4" calcext:value-type="float">
            <text:p>4</text:p>
          </table:table-cell>
          <table:table-cell table:number-columns-repeated="6"/>
          <table:table-cell table:formula="of:=[.F181]*INDEX([$Rates.$B$2:$Rates.$B$6];[.C181]+1)-[.G181]*INDEX([$Rates.$C$2:$Rates.$C$6];[.C18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82]=0;[.A181]+1;[.A181])" office:value-type="date" office:date-value="2023-02-06" calcext:value-type="date">
            <text:p>2023-02-06</text:p>
          </table:table-cell>
          <table:table-cell table:formula="of:=MONTH([.A182])" office:value-type="float" office:value="2" calcext:value-type="float">
            <text:p>2</text:p>
          </table:table-cell>
          <table:table-cell table:formula="of:=[.C177]" office:value-type="float" office:value="0" calcext:value-type="float">
            <text:p>0</text:p>
          </table:table-cell>
          <table:table-cell table:number-columns-repeated="6"/>
          <table:table-cell table:formula="of:=[.F182]*INDEX([$Rates.$B$2:$Rates.$B$6];[.C182]+1)-[.G182]*INDEX([$Rates.$C$2:$Rates.$C$6];[.C18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83]=0;[.A182]+1;[.A182])" office:value-type="date" office:date-value="2023-02-06" calcext:value-type="date">
            <text:p>2023-02-06</text:p>
          </table:table-cell>
          <table:table-cell table:formula="of:=MONTH([.A183])" office:value-type="float" office:value="2" calcext:value-type="float">
            <text:p>2</text:p>
          </table:table-cell>
          <table:table-cell table:formula="of:=[.C178]" office:value-type="float" office:value="1" calcext:value-type="float">
            <text:p>1</text:p>
          </table:table-cell>
          <table:table-cell table:number-columns-repeated="6"/>
          <table:table-cell table:formula="of:=[.F183]*INDEX([$Rates.$B$2:$Rates.$B$6];[.C183]+1)-[.G183]*INDEX([$Rates.$C$2:$Rates.$C$6];[.C18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84]=0;[.A183]+1;[.A183])" office:value-type="date" office:date-value="2023-02-06" calcext:value-type="date">
            <text:p>2023-02-06</text:p>
          </table:table-cell>
          <table:table-cell table:formula="of:=MONTH([.A184])" office:value-type="float" office:value="2" calcext:value-type="float">
            <text:p>2</text:p>
          </table:table-cell>
          <table:table-cell table:formula="of:=[.C179]" office:value-type="float" office:value="2" calcext:value-type="float">
            <text:p>2</text:p>
          </table:table-cell>
          <table:table-cell table:number-columns-repeated="6"/>
          <table:table-cell table:formula="of:=[.F184]*INDEX([$Rates.$B$2:$Rates.$B$6];[.C184]+1)-[.G184]*INDEX([$Rates.$C$2:$Rates.$C$6];[.C18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85]=0;[.A184]+1;[.A184])" office:value-type="date" office:date-value="2023-02-06" calcext:value-type="date">
            <text:p>2023-02-06</text:p>
          </table:table-cell>
          <table:table-cell table:formula="of:=MONTH([.A185])" office:value-type="float" office:value="2" calcext:value-type="float">
            <text:p>2</text:p>
          </table:table-cell>
          <table:table-cell table:formula="of:=[.C180]" office:value-type="float" office:value="3" calcext:value-type="float">
            <text:p>3</text:p>
          </table:table-cell>
          <table:table-cell table:number-columns-repeated="6"/>
          <table:table-cell table:formula="of:=[.F185]*INDEX([$Rates.$B$2:$Rates.$B$6];[.C185]+1)-[.G185]*INDEX([$Rates.$C$2:$Rates.$C$6];[.C18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86]=0;[.A185]+1;[.A185])" office:value-type="date" office:date-value="2023-02-06" calcext:value-type="date">
            <text:p>2023-02-06</text:p>
          </table:table-cell>
          <table:table-cell table:formula="of:=MONTH([.A186])" office:value-type="float" office:value="2" calcext:value-type="float">
            <text:p>2</text:p>
          </table:table-cell>
          <table:table-cell table:formula="of:=[.C181]" office:value-type="float" office:value="4" calcext:value-type="float">
            <text:p>4</text:p>
          </table:table-cell>
          <table:table-cell table:number-columns-repeated="6"/>
          <table:table-cell table:formula="of:=[.F186]*INDEX([$Rates.$B$2:$Rates.$B$6];[.C186]+1)-[.G186]*INDEX([$Rates.$C$2:$Rates.$C$6];[.C18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87]=0;[.A186]+1;[.A186])" office:value-type="date" office:date-value="2023-02-07" calcext:value-type="date">
            <text:p>2023-02-07</text:p>
          </table:table-cell>
          <table:table-cell table:formula="of:=MONTH([.A187])" office:value-type="float" office:value="2" calcext:value-type="float">
            <text:p>2</text:p>
          </table:table-cell>
          <table:table-cell table:formula="of:=[.C182]" office:value-type="float" office:value="0" calcext:value-type="float">
            <text:p>0</text:p>
          </table:table-cell>
          <table:table-cell table:number-columns-repeated="6"/>
          <table:table-cell table:formula="of:=[.F187]*INDEX([$Rates.$B$2:$Rates.$B$6];[.C187]+1)-[.G187]*INDEX([$Rates.$C$2:$Rates.$C$6];[.C18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88]=0;[.A187]+1;[.A187])" office:value-type="date" office:date-value="2023-02-07" calcext:value-type="date">
            <text:p>2023-02-07</text:p>
          </table:table-cell>
          <table:table-cell table:formula="of:=MONTH([.A188])" office:value-type="float" office:value="2" calcext:value-type="float">
            <text:p>2</text:p>
          </table:table-cell>
          <table:table-cell table:formula="of:=[.C183]" office:value-type="float" office:value="1" calcext:value-type="float">
            <text:p>1</text:p>
          </table:table-cell>
          <table:table-cell table:number-columns-repeated="6"/>
          <table:table-cell table:formula="of:=[.F188]*INDEX([$Rates.$B$2:$Rates.$B$6];[.C188]+1)-[.G188]*INDEX([$Rates.$C$2:$Rates.$C$6];[.C18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89]=0;[.A188]+1;[.A188])" office:value-type="date" office:date-value="2023-02-07" calcext:value-type="date">
            <text:p>2023-02-07</text:p>
          </table:table-cell>
          <table:table-cell table:formula="of:=MONTH([.A189])" office:value-type="float" office:value="2" calcext:value-type="float">
            <text:p>2</text:p>
          </table:table-cell>
          <table:table-cell table:formula="of:=[.C184]" office:value-type="float" office:value="2" calcext:value-type="float">
            <text:p>2</text:p>
          </table:table-cell>
          <table:table-cell table:number-columns-repeated="6"/>
          <table:table-cell table:formula="of:=[.F189]*INDEX([$Rates.$B$2:$Rates.$B$6];[.C189]+1)-[.G189]*INDEX([$Rates.$C$2:$Rates.$C$6];[.C18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90]=0;[.A189]+1;[.A189])" office:value-type="date" office:date-value="2023-02-07" calcext:value-type="date">
            <text:p>2023-02-07</text:p>
          </table:table-cell>
          <table:table-cell table:formula="of:=MONTH([.A190])" office:value-type="float" office:value="2" calcext:value-type="float">
            <text:p>2</text:p>
          </table:table-cell>
          <table:table-cell table:formula="of:=[.C185]" office:value-type="float" office:value="3" calcext:value-type="float">
            <text:p>3</text:p>
          </table:table-cell>
          <table:table-cell table:number-columns-repeated="6"/>
          <table:table-cell table:formula="of:=[.F190]*INDEX([$Rates.$B$2:$Rates.$B$6];[.C190]+1)-[.G190]*INDEX([$Rates.$C$2:$Rates.$C$6];[.C19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91]=0;[.A190]+1;[.A190])" office:value-type="date" office:date-value="2023-02-07" calcext:value-type="date">
            <text:p>2023-02-07</text:p>
          </table:table-cell>
          <table:table-cell table:formula="of:=MONTH([.A191])" office:value-type="float" office:value="2" calcext:value-type="float">
            <text:p>2</text:p>
          </table:table-cell>
          <table:table-cell table:formula="of:=[.C186]" office:value-type="float" office:value="4" calcext:value-type="float">
            <text:p>4</text:p>
          </table:table-cell>
          <table:table-cell table:number-columns-repeated="6"/>
          <table:table-cell table:formula="of:=[.F191]*INDEX([$Rates.$B$2:$Rates.$B$6];[.C191]+1)-[.G191]*INDEX([$Rates.$C$2:$Rates.$C$6];[.C19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92]=0;[.A191]+1;[.A191])" office:value-type="date" office:date-value="2023-02-08" calcext:value-type="date">
            <text:p>2023-02-08</text:p>
          </table:table-cell>
          <table:table-cell table:formula="of:=MONTH([.A192])" office:value-type="float" office:value="2" calcext:value-type="float">
            <text:p>2</text:p>
          </table:table-cell>
          <table:table-cell table:formula="of:=[.C187]" office:value-type="float" office:value="0" calcext:value-type="float">
            <text:p>0</text:p>
          </table:table-cell>
          <table:table-cell table:number-columns-repeated="6"/>
          <table:table-cell table:formula="of:=[.F192]*INDEX([$Rates.$B$2:$Rates.$B$6];[.C192]+1)-[.G192]*INDEX([$Rates.$C$2:$Rates.$C$6];[.C19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93]=0;[.A192]+1;[.A192])" office:value-type="date" office:date-value="2023-02-08" calcext:value-type="date">
            <text:p>2023-02-08</text:p>
          </table:table-cell>
          <table:table-cell table:formula="of:=MONTH([.A193])" office:value-type="float" office:value="2" calcext:value-type="float">
            <text:p>2</text:p>
          </table:table-cell>
          <table:table-cell table:formula="of:=[.C188]" office:value-type="float" office:value="1" calcext:value-type="float">
            <text:p>1</text:p>
          </table:table-cell>
          <table:table-cell table:number-columns-repeated="6"/>
          <table:table-cell table:formula="of:=[.F193]*INDEX([$Rates.$B$2:$Rates.$B$6];[.C193]+1)-[.G193]*INDEX([$Rates.$C$2:$Rates.$C$6];[.C19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94]=0;[.A193]+1;[.A193])" office:value-type="date" office:date-value="2023-02-08" calcext:value-type="date">
            <text:p>2023-02-08</text:p>
          </table:table-cell>
          <table:table-cell table:formula="of:=MONTH([.A194])" office:value-type="float" office:value="2" calcext:value-type="float">
            <text:p>2</text:p>
          </table:table-cell>
          <table:table-cell table:formula="of:=[.C189]" office:value-type="float" office:value="2" calcext:value-type="float">
            <text:p>2</text:p>
          </table:table-cell>
          <table:table-cell table:number-columns-repeated="6"/>
          <table:table-cell table:formula="of:=[.F194]*INDEX([$Rates.$B$2:$Rates.$B$6];[.C194]+1)-[.G194]*INDEX([$Rates.$C$2:$Rates.$C$6];[.C19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95]=0;[.A194]+1;[.A194])" office:value-type="date" office:date-value="2023-02-08" calcext:value-type="date">
            <text:p>2023-02-08</text:p>
          </table:table-cell>
          <table:table-cell table:formula="of:=MONTH([.A195])" office:value-type="float" office:value="2" calcext:value-type="float">
            <text:p>2</text:p>
          </table:table-cell>
          <table:table-cell table:formula="of:=[.C190]" office:value-type="float" office:value="3" calcext:value-type="float">
            <text:p>3</text:p>
          </table:table-cell>
          <table:table-cell table:number-columns-repeated="6"/>
          <table:table-cell table:formula="of:=[.F195]*INDEX([$Rates.$B$2:$Rates.$B$6];[.C195]+1)-[.G195]*INDEX([$Rates.$C$2:$Rates.$C$6];[.C19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96]=0;[.A195]+1;[.A195])" office:value-type="date" office:date-value="2023-02-08" calcext:value-type="date">
            <text:p>2023-02-08</text:p>
          </table:table-cell>
          <table:table-cell table:formula="of:=MONTH([.A196])" office:value-type="float" office:value="2" calcext:value-type="float">
            <text:p>2</text:p>
          </table:table-cell>
          <table:table-cell table:formula="of:=[.C191]" office:value-type="float" office:value="4" calcext:value-type="float">
            <text:p>4</text:p>
          </table:table-cell>
          <table:table-cell table:number-columns-repeated="6"/>
          <table:table-cell table:formula="of:=[.F196]*INDEX([$Rates.$B$2:$Rates.$B$6];[.C196]+1)-[.G196]*INDEX([$Rates.$C$2:$Rates.$C$6];[.C19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97]=0;[.A196]+1;[.A196])" office:value-type="date" office:date-value="2023-02-09" calcext:value-type="date">
            <text:p>2023-02-09</text:p>
          </table:table-cell>
          <table:table-cell table:formula="of:=MONTH([.A197])" office:value-type="float" office:value="2" calcext:value-type="float">
            <text:p>2</text:p>
          </table:table-cell>
          <table:table-cell table:formula="of:=[.C192]" office:value-type="float" office:value="0" calcext:value-type="float">
            <text:p>0</text:p>
          </table:table-cell>
          <table:table-cell table:number-columns-repeated="6"/>
          <table:table-cell table:formula="of:=[.F197]*INDEX([$Rates.$B$2:$Rates.$B$6];[.C197]+1)-[.G197]*INDEX([$Rates.$C$2:$Rates.$C$6];[.C19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98]=0;[.A197]+1;[.A197])" office:value-type="date" office:date-value="2023-02-09" calcext:value-type="date">
            <text:p>2023-02-09</text:p>
          </table:table-cell>
          <table:table-cell table:formula="of:=MONTH([.A198])" office:value-type="float" office:value="2" calcext:value-type="float">
            <text:p>2</text:p>
          </table:table-cell>
          <table:table-cell table:formula="of:=[.C193]" office:value-type="float" office:value="1" calcext:value-type="float">
            <text:p>1</text:p>
          </table:table-cell>
          <table:table-cell table:number-columns-repeated="6"/>
          <table:table-cell table:formula="of:=[.F198]*INDEX([$Rates.$B$2:$Rates.$B$6];[.C198]+1)-[.G198]*INDEX([$Rates.$C$2:$Rates.$C$6];[.C19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99]=0;[.A198]+1;[.A198])" office:value-type="date" office:date-value="2023-02-09" calcext:value-type="date">
            <text:p>2023-02-09</text:p>
          </table:table-cell>
          <table:table-cell table:formula="of:=MONTH([.A199])" office:value-type="float" office:value="2" calcext:value-type="float">
            <text:p>2</text:p>
          </table:table-cell>
          <table:table-cell table:formula="of:=[.C194]" office:value-type="float" office:value="2" calcext:value-type="float">
            <text:p>2</text:p>
          </table:table-cell>
          <table:table-cell table:number-columns-repeated="6"/>
          <table:table-cell table:formula="of:=[.F199]*INDEX([$Rates.$B$2:$Rates.$B$6];[.C199]+1)-[.G199]*INDEX([$Rates.$C$2:$Rates.$C$6];[.C19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00]=0;[.A199]+1;[.A199])" office:value-type="date" office:date-value="2023-02-09" calcext:value-type="date">
            <text:p>2023-02-09</text:p>
          </table:table-cell>
          <table:table-cell table:formula="of:=MONTH([.A200])" office:value-type="float" office:value="2" calcext:value-type="float">
            <text:p>2</text:p>
          </table:table-cell>
          <table:table-cell table:formula="of:=[.C195]" office:value-type="float" office:value="3" calcext:value-type="float">
            <text:p>3</text:p>
          </table:table-cell>
          <table:table-cell table:number-columns-repeated="6"/>
          <table:table-cell table:formula="of:=[.F200]*INDEX([$Rates.$B$2:$Rates.$B$6];[.C200]+1)-[.G200]*INDEX([$Rates.$C$2:$Rates.$C$6];[.C20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01]=0;[.A200]+1;[.A200])" office:value-type="date" office:date-value="2023-02-09" calcext:value-type="date">
            <text:p>2023-02-09</text:p>
          </table:table-cell>
          <table:table-cell table:formula="of:=MONTH([.A201])" office:value-type="float" office:value="2" calcext:value-type="float">
            <text:p>2</text:p>
          </table:table-cell>
          <table:table-cell table:formula="of:=[.C196]" office:value-type="float" office:value="4" calcext:value-type="float">
            <text:p>4</text:p>
          </table:table-cell>
          <table:table-cell table:number-columns-repeated="6"/>
          <table:table-cell table:formula="of:=[.F201]*INDEX([$Rates.$B$2:$Rates.$B$6];[.C201]+1)-[.G201]*INDEX([$Rates.$C$2:$Rates.$C$6];[.C20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02]=0;[.A201]+1;[.A201])" office:value-type="date" office:date-value="2023-02-10" calcext:value-type="date">
            <text:p>2023-02-10</text:p>
          </table:table-cell>
          <table:table-cell table:formula="of:=MONTH([.A202])" office:value-type="float" office:value="2" calcext:value-type="float">
            <text:p>2</text:p>
          </table:table-cell>
          <table:table-cell table:formula="of:=[.C197]" office:value-type="float" office:value="0" calcext:value-type="float">
            <text:p>0</text:p>
          </table:table-cell>
          <table:table-cell table:number-columns-repeated="6"/>
          <table:table-cell table:formula="of:=[.F202]*INDEX([$Rates.$B$2:$Rates.$B$6];[.C202]+1)-[.G202]*INDEX([$Rates.$C$2:$Rates.$C$6];[.C20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03]=0;[.A202]+1;[.A202])" office:value-type="date" office:date-value="2023-02-10" calcext:value-type="date">
            <text:p>2023-02-10</text:p>
          </table:table-cell>
          <table:table-cell table:formula="of:=MONTH([.A203])" office:value-type="float" office:value="2" calcext:value-type="float">
            <text:p>2</text:p>
          </table:table-cell>
          <table:table-cell table:formula="of:=[.C198]" office:value-type="float" office:value="1" calcext:value-type="float">
            <text:p>1</text:p>
          </table:table-cell>
          <table:table-cell table:number-columns-repeated="6"/>
          <table:table-cell table:formula="of:=[.F203]*INDEX([$Rates.$B$2:$Rates.$B$6];[.C203]+1)-[.G203]*INDEX([$Rates.$C$2:$Rates.$C$6];[.C20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04]=0;[.A203]+1;[.A203])" office:value-type="date" office:date-value="2023-02-10" calcext:value-type="date">
            <text:p>2023-02-10</text:p>
          </table:table-cell>
          <table:table-cell table:formula="of:=MONTH([.A204])" office:value-type="float" office:value="2" calcext:value-type="float">
            <text:p>2</text:p>
          </table:table-cell>
          <table:table-cell table:formula="of:=[.C199]" office:value-type="float" office:value="2" calcext:value-type="float">
            <text:p>2</text:p>
          </table:table-cell>
          <table:table-cell table:number-columns-repeated="6"/>
          <table:table-cell table:formula="of:=[.F204]*INDEX([$Rates.$B$2:$Rates.$B$6];[.C204]+1)-[.G204]*INDEX([$Rates.$C$2:$Rates.$C$6];[.C20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05]=0;[.A204]+1;[.A204])" office:value-type="date" office:date-value="2023-02-10" calcext:value-type="date">
            <text:p>2023-02-10</text:p>
          </table:table-cell>
          <table:table-cell table:formula="of:=MONTH([.A205])" office:value-type="float" office:value="2" calcext:value-type="float">
            <text:p>2</text:p>
          </table:table-cell>
          <table:table-cell table:formula="of:=[.C200]" office:value-type="float" office:value="3" calcext:value-type="float">
            <text:p>3</text:p>
          </table:table-cell>
          <table:table-cell table:number-columns-repeated="6"/>
          <table:table-cell table:formula="of:=[.F205]*INDEX([$Rates.$B$2:$Rates.$B$6];[.C205]+1)-[.G205]*INDEX([$Rates.$C$2:$Rates.$C$6];[.C20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06]=0;[.A205]+1;[.A205])" office:value-type="date" office:date-value="2023-02-10" calcext:value-type="date">
            <text:p>2023-02-10</text:p>
          </table:table-cell>
          <table:table-cell table:formula="of:=MONTH([.A206])" office:value-type="float" office:value="2" calcext:value-type="float">
            <text:p>2</text:p>
          </table:table-cell>
          <table:table-cell table:formula="of:=[.C201]" office:value-type="float" office:value="4" calcext:value-type="float">
            <text:p>4</text:p>
          </table:table-cell>
          <table:table-cell table:number-columns-repeated="6"/>
          <table:table-cell table:formula="of:=[.F206]*INDEX([$Rates.$B$2:$Rates.$B$6];[.C206]+1)-[.G206]*INDEX([$Rates.$C$2:$Rates.$C$6];[.C20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07]=0;[.A206]+1;[.A206])" office:value-type="date" office:date-value="2023-02-11" calcext:value-type="date">
            <text:p>2023-02-11</text:p>
          </table:table-cell>
          <table:table-cell table:formula="of:=MONTH([.A207])" office:value-type="float" office:value="2" calcext:value-type="float">
            <text:p>2</text:p>
          </table:table-cell>
          <table:table-cell table:formula="of:=[.C202]" office:value-type="float" office:value="0" calcext:value-type="float">
            <text:p>0</text:p>
          </table:table-cell>
          <table:table-cell table:number-columns-repeated="6"/>
          <table:table-cell table:formula="of:=[.F207]*INDEX([$Rates.$B$2:$Rates.$B$6];[.C207]+1)-[.G207]*INDEX([$Rates.$C$2:$Rates.$C$6];[.C20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08]=0;[.A207]+1;[.A207])" office:value-type="date" office:date-value="2023-02-11" calcext:value-type="date">
            <text:p>2023-02-11</text:p>
          </table:table-cell>
          <table:table-cell table:formula="of:=MONTH([.A208])" office:value-type="float" office:value="2" calcext:value-type="float">
            <text:p>2</text:p>
          </table:table-cell>
          <table:table-cell table:formula="of:=[.C203]" office:value-type="float" office:value="1" calcext:value-type="float">
            <text:p>1</text:p>
          </table:table-cell>
          <table:table-cell table:number-columns-repeated="6"/>
          <table:table-cell table:formula="of:=[.F208]*INDEX([$Rates.$B$2:$Rates.$B$6];[.C208]+1)-[.G208]*INDEX([$Rates.$C$2:$Rates.$C$6];[.C20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09]=0;[.A208]+1;[.A208])" office:value-type="date" office:date-value="2023-02-11" calcext:value-type="date">
            <text:p>2023-02-11</text:p>
          </table:table-cell>
          <table:table-cell table:formula="of:=MONTH([.A209])" office:value-type="float" office:value="2" calcext:value-type="float">
            <text:p>2</text:p>
          </table:table-cell>
          <table:table-cell table:formula="of:=[.C204]" office:value-type="float" office:value="2" calcext:value-type="float">
            <text:p>2</text:p>
          </table:table-cell>
          <table:table-cell table:number-columns-repeated="6"/>
          <table:table-cell table:formula="of:=[.F209]*INDEX([$Rates.$B$2:$Rates.$B$6];[.C209]+1)-[.G209]*INDEX([$Rates.$C$2:$Rates.$C$6];[.C20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10]=0;[.A209]+1;[.A209])" office:value-type="date" office:date-value="2023-02-11" calcext:value-type="date">
            <text:p>2023-02-11</text:p>
          </table:table-cell>
          <table:table-cell table:formula="of:=MONTH([.A210])" office:value-type="float" office:value="2" calcext:value-type="float">
            <text:p>2</text:p>
          </table:table-cell>
          <table:table-cell table:formula="of:=[.C205]" office:value-type="float" office:value="3" calcext:value-type="float">
            <text:p>3</text:p>
          </table:table-cell>
          <table:table-cell table:number-columns-repeated="6"/>
          <table:table-cell table:formula="of:=[.F210]*INDEX([$Rates.$B$2:$Rates.$B$6];[.C210]+1)-[.G210]*INDEX([$Rates.$C$2:$Rates.$C$6];[.C21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11]=0;[.A210]+1;[.A210])" office:value-type="date" office:date-value="2023-02-11" calcext:value-type="date">
            <text:p>2023-02-11</text:p>
          </table:table-cell>
          <table:table-cell table:formula="of:=MONTH([.A211])" office:value-type="float" office:value="2" calcext:value-type="float">
            <text:p>2</text:p>
          </table:table-cell>
          <table:table-cell table:formula="of:=[.C206]" office:value-type="float" office:value="4" calcext:value-type="float">
            <text:p>4</text:p>
          </table:table-cell>
          <table:table-cell table:number-columns-repeated="6"/>
          <table:table-cell table:formula="of:=[.F211]*INDEX([$Rates.$B$2:$Rates.$B$6];[.C211]+1)-[.G211]*INDEX([$Rates.$C$2:$Rates.$C$6];[.C21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12]=0;[.A211]+1;[.A211])" office:value-type="date" office:date-value="2023-02-12" calcext:value-type="date">
            <text:p>2023-02-12</text:p>
          </table:table-cell>
          <table:table-cell table:formula="of:=MONTH([.A212])" office:value-type="float" office:value="2" calcext:value-type="float">
            <text:p>2</text:p>
          </table:table-cell>
          <table:table-cell table:formula="of:=[.C207]" office:value-type="float" office:value="0" calcext:value-type="float">
            <text:p>0</text:p>
          </table:table-cell>
          <table:table-cell table:number-columns-repeated="6"/>
          <table:table-cell table:formula="of:=[.F212]*INDEX([$Rates.$B$2:$Rates.$B$6];[.C212]+1)-[.G212]*INDEX([$Rates.$C$2:$Rates.$C$6];[.C21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13]=0;[.A212]+1;[.A212])" office:value-type="date" office:date-value="2023-02-12" calcext:value-type="date">
            <text:p>2023-02-12</text:p>
          </table:table-cell>
          <table:table-cell table:formula="of:=MONTH([.A213])" office:value-type="float" office:value="2" calcext:value-type="float">
            <text:p>2</text:p>
          </table:table-cell>
          <table:table-cell table:formula="of:=[.C208]" office:value-type="float" office:value="1" calcext:value-type="float">
            <text:p>1</text:p>
          </table:table-cell>
          <table:table-cell table:number-columns-repeated="6"/>
          <table:table-cell table:formula="of:=[.F213]*INDEX([$Rates.$B$2:$Rates.$B$6];[.C213]+1)-[.G213]*INDEX([$Rates.$C$2:$Rates.$C$6];[.C21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14]=0;[.A213]+1;[.A213])" office:value-type="date" office:date-value="2023-02-12" calcext:value-type="date">
            <text:p>2023-02-12</text:p>
          </table:table-cell>
          <table:table-cell table:formula="of:=MONTH([.A214])" office:value-type="float" office:value="2" calcext:value-type="float">
            <text:p>2</text:p>
          </table:table-cell>
          <table:table-cell table:formula="of:=[.C209]" office:value-type="float" office:value="2" calcext:value-type="float">
            <text:p>2</text:p>
          </table:table-cell>
          <table:table-cell table:number-columns-repeated="6"/>
          <table:table-cell table:formula="of:=[.F214]*INDEX([$Rates.$B$2:$Rates.$B$6];[.C214]+1)-[.G214]*INDEX([$Rates.$C$2:$Rates.$C$6];[.C21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15]=0;[.A214]+1;[.A214])" office:value-type="date" office:date-value="2023-02-12" calcext:value-type="date">
            <text:p>2023-02-12</text:p>
          </table:table-cell>
          <table:table-cell table:formula="of:=MONTH([.A215])" office:value-type="float" office:value="2" calcext:value-type="float">
            <text:p>2</text:p>
          </table:table-cell>
          <table:table-cell table:formula="of:=[.C210]" office:value-type="float" office:value="3" calcext:value-type="float">
            <text:p>3</text:p>
          </table:table-cell>
          <table:table-cell table:number-columns-repeated="6"/>
          <table:table-cell table:formula="of:=[.F215]*INDEX([$Rates.$B$2:$Rates.$B$6];[.C215]+1)-[.G215]*INDEX([$Rates.$C$2:$Rates.$C$6];[.C21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16]=0;[.A215]+1;[.A215])" office:value-type="date" office:date-value="2023-02-12" calcext:value-type="date">
            <text:p>2023-02-12</text:p>
          </table:table-cell>
          <table:table-cell table:formula="of:=MONTH([.A216])" office:value-type="float" office:value="2" calcext:value-type="float">
            <text:p>2</text:p>
          </table:table-cell>
          <table:table-cell table:formula="of:=[.C211]" office:value-type="float" office:value="4" calcext:value-type="float">
            <text:p>4</text:p>
          </table:table-cell>
          <table:table-cell table:number-columns-repeated="6"/>
          <table:table-cell table:formula="of:=[.F216]*INDEX([$Rates.$B$2:$Rates.$B$6];[.C216]+1)-[.G216]*INDEX([$Rates.$C$2:$Rates.$C$6];[.C21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17]=0;[.A216]+1;[.A216])" office:value-type="date" office:date-value="2023-02-13" calcext:value-type="date">
            <text:p>2023-02-13</text:p>
          </table:table-cell>
          <table:table-cell table:formula="of:=MONTH([.A217])" office:value-type="float" office:value="2" calcext:value-type="float">
            <text:p>2</text:p>
          </table:table-cell>
          <table:table-cell table:formula="of:=[.C212]" office:value-type="float" office:value="0" calcext:value-type="float">
            <text:p>0</text:p>
          </table:table-cell>
          <table:table-cell table:number-columns-repeated="6"/>
          <table:table-cell table:formula="of:=[.F217]*INDEX([$Rates.$B$2:$Rates.$B$6];[.C217]+1)-[.G217]*INDEX([$Rates.$C$2:$Rates.$C$6];[.C21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18]=0;[.A217]+1;[.A217])" office:value-type="date" office:date-value="2023-02-13" calcext:value-type="date">
            <text:p>2023-02-13</text:p>
          </table:table-cell>
          <table:table-cell table:formula="of:=MONTH([.A218])" office:value-type="float" office:value="2" calcext:value-type="float">
            <text:p>2</text:p>
          </table:table-cell>
          <table:table-cell table:formula="of:=[.C213]" office:value-type="float" office:value="1" calcext:value-type="float">
            <text:p>1</text:p>
          </table:table-cell>
          <table:table-cell table:number-columns-repeated="6"/>
          <table:table-cell table:formula="of:=[.F218]*INDEX([$Rates.$B$2:$Rates.$B$6];[.C218]+1)-[.G218]*INDEX([$Rates.$C$2:$Rates.$C$6];[.C21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19]=0;[.A218]+1;[.A218])" office:value-type="date" office:date-value="2023-02-13" calcext:value-type="date">
            <text:p>2023-02-13</text:p>
          </table:table-cell>
          <table:table-cell table:formula="of:=MONTH([.A219])" office:value-type="float" office:value="2" calcext:value-type="float">
            <text:p>2</text:p>
          </table:table-cell>
          <table:table-cell table:formula="of:=[.C214]" office:value-type="float" office:value="2" calcext:value-type="float">
            <text:p>2</text:p>
          </table:table-cell>
          <table:table-cell table:number-columns-repeated="6"/>
          <table:table-cell table:formula="of:=[.F219]*INDEX([$Rates.$B$2:$Rates.$B$6];[.C219]+1)-[.G219]*INDEX([$Rates.$C$2:$Rates.$C$6];[.C21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20]=0;[.A219]+1;[.A219])" office:value-type="date" office:date-value="2023-02-13" calcext:value-type="date">
            <text:p>2023-02-13</text:p>
          </table:table-cell>
          <table:table-cell table:formula="of:=MONTH([.A220])" office:value-type="float" office:value="2" calcext:value-type="float">
            <text:p>2</text:p>
          </table:table-cell>
          <table:table-cell table:formula="of:=[.C215]" office:value-type="float" office:value="3" calcext:value-type="float">
            <text:p>3</text:p>
          </table:table-cell>
          <table:table-cell table:number-columns-repeated="6"/>
          <table:table-cell table:formula="of:=[.F220]*INDEX([$Rates.$B$2:$Rates.$B$6];[.C220]+1)-[.G220]*INDEX([$Rates.$C$2:$Rates.$C$6];[.C22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21]=0;[.A220]+1;[.A220])" office:value-type="date" office:date-value="2023-02-13" calcext:value-type="date">
            <text:p>2023-02-13</text:p>
          </table:table-cell>
          <table:table-cell table:formula="of:=MONTH([.A221])" office:value-type="float" office:value="2" calcext:value-type="float">
            <text:p>2</text:p>
          </table:table-cell>
          <table:table-cell table:formula="of:=[.C216]" office:value-type="float" office:value="4" calcext:value-type="float">
            <text:p>4</text:p>
          </table:table-cell>
          <table:table-cell table:number-columns-repeated="6"/>
          <table:table-cell table:formula="of:=[.F221]*INDEX([$Rates.$B$2:$Rates.$B$6];[.C221]+1)-[.G221]*INDEX([$Rates.$C$2:$Rates.$C$6];[.C22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22]=0;[.A221]+1;[.A221])" office:value-type="date" office:date-value="2023-02-14" calcext:value-type="date">
            <text:p>2023-02-14</text:p>
          </table:table-cell>
          <table:table-cell table:formula="of:=MONTH([.A222])" office:value-type="float" office:value="2" calcext:value-type="float">
            <text:p>2</text:p>
          </table:table-cell>
          <table:table-cell table:formula="of:=[.C217]" office:value-type="float" office:value="0" calcext:value-type="float">
            <text:p>0</text:p>
          </table:table-cell>
          <table:table-cell table:number-columns-repeated="6"/>
          <table:table-cell table:formula="of:=[.F222]*INDEX([$Rates.$B$2:$Rates.$B$6];[.C222]+1)-[.G222]*INDEX([$Rates.$C$2:$Rates.$C$6];[.C22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23]=0;[.A222]+1;[.A222])" office:value-type="date" office:date-value="2023-02-14" calcext:value-type="date">
            <text:p>2023-02-14</text:p>
          </table:table-cell>
          <table:table-cell table:formula="of:=MONTH([.A223])" office:value-type="float" office:value="2" calcext:value-type="float">
            <text:p>2</text:p>
          </table:table-cell>
          <table:table-cell table:formula="of:=[.C218]" office:value-type="float" office:value="1" calcext:value-type="float">
            <text:p>1</text:p>
          </table:table-cell>
          <table:table-cell table:number-columns-repeated="6"/>
          <table:table-cell table:formula="of:=[.F223]*INDEX([$Rates.$B$2:$Rates.$B$6];[.C223]+1)-[.G223]*INDEX([$Rates.$C$2:$Rates.$C$6];[.C22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24]=0;[.A223]+1;[.A223])" office:value-type="date" office:date-value="2023-02-14" calcext:value-type="date">
            <text:p>2023-02-14</text:p>
          </table:table-cell>
          <table:table-cell table:formula="of:=MONTH([.A224])" office:value-type="float" office:value="2" calcext:value-type="float">
            <text:p>2</text:p>
          </table:table-cell>
          <table:table-cell table:formula="of:=[.C219]" office:value-type="float" office:value="2" calcext:value-type="float">
            <text:p>2</text:p>
          </table:table-cell>
          <table:table-cell table:number-columns-repeated="6"/>
          <table:table-cell table:formula="of:=[.F224]*INDEX([$Rates.$B$2:$Rates.$B$6];[.C224]+1)-[.G224]*INDEX([$Rates.$C$2:$Rates.$C$6];[.C22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25]=0;[.A224]+1;[.A224])" office:value-type="date" office:date-value="2023-02-14" calcext:value-type="date">
            <text:p>2023-02-14</text:p>
          </table:table-cell>
          <table:table-cell table:formula="of:=MONTH([.A225])" office:value-type="float" office:value="2" calcext:value-type="float">
            <text:p>2</text:p>
          </table:table-cell>
          <table:table-cell table:formula="of:=[.C220]" office:value-type="float" office:value="3" calcext:value-type="float">
            <text:p>3</text:p>
          </table:table-cell>
          <table:table-cell table:number-columns-repeated="6"/>
          <table:table-cell table:formula="of:=[.F225]*INDEX([$Rates.$B$2:$Rates.$B$6];[.C225]+1)-[.G225]*INDEX([$Rates.$C$2:$Rates.$C$6];[.C22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26]=0;[.A225]+1;[.A225])" office:value-type="date" office:date-value="2023-02-14" calcext:value-type="date">
            <text:p>2023-02-14</text:p>
          </table:table-cell>
          <table:table-cell table:formula="of:=MONTH([.A226])" office:value-type="float" office:value="2" calcext:value-type="float">
            <text:p>2</text:p>
          </table:table-cell>
          <table:table-cell table:formula="of:=[.C221]" office:value-type="float" office:value="4" calcext:value-type="float">
            <text:p>4</text:p>
          </table:table-cell>
          <table:table-cell table:number-columns-repeated="6"/>
          <table:table-cell table:formula="of:=[.F226]*INDEX([$Rates.$B$2:$Rates.$B$6];[.C226]+1)-[.G226]*INDEX([$Rates.$C$2:$Rates.$C$6];[.C22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27]=0;[.A226]+1;[.A226])" office:value-type="date" office:date-value="2023-02-15" calcext:value-type="date">
            <text:p>2023-02-15</text:p>
          </table:table-cell>
          <table:table-cell table:formula="of:=MONTH([.A227])" office:value-type="float" office:value="2" calcext:value-type="float">
            <text:p>2</text:p>
          </table:table-cell>
          <table:table-cell table:formula="of:=[.C222]" office:value-type="float" office:value="0" calcext:value-type="float">
            <text:p>0</text:p>
          </table:table-cell>
          <table:table-cell table:number-columns-repeated="6"/>
          <table:table-cell table:formula="of:=[.F227]*INDEX([$Rates.$B$2:$Rates.$B$6];[.C227]+1)-[.G227]*INDEX([$Rates.$C$2:$Rates.$C$6];[.C22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28]=0;[.A227]+1;[.A227])" office:value-type="date" office:date-value="2023-02-15" calcext:value-type="date">
            <text:p>2023-02-15</text:p>
          </table:table-cell>
          <table:table-cell table:formula="of:=MONTH([.A228])" office:value-type="float" office:value="2" calcext:value-type="float">
            <text:p>2</text:p>
          </table:table-cell>
          <table:table-cell table:formula="of:=[.C223]" office:value-type="float" office:value="1" calcext:value-type="float">
            <text:p>1</text:p>
          </table:table-cell>
          <table:table-cell table:number-columns-repeated="6"/>
          <table:table-cell table:formula="of:=[.F228]*INDEX([$Rates.$B$2:$Rates.$B$6];[.C228]+1)-[.G228]*INDEX([$Rates.$C$2:$Rates.$C$6];[.C22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29]=0;[.A228]+1;[.A228])" office:value-type="date" office:date-value="2023-02-15" calcext:value-type="date">
            <text:p>2023-02-15</text:p>
          </table:table-cell>
          <table:table-cell table:formula="of:=MONTH([.A229])" office:value-type="float" office:value="2" calcext:value-type="float">
            <text:p>2</text:p>
          </table:table-cell>
          <table:table-cell table:formula="of:=[.C224]" office:value-type="float" office:value="2" calcext:value-type="float">
            <text:p>2</text:p>
          </table:table-cell>
          <table:table-cell table:number-columns-repeated="6"/>
          <table:table-cell table:formula="of:=[.F229]*INDEX([$Rates.$B$2:$Rates.$B$6];[.C229]+1)-[.G229]*INDEX([$Rates.$C$2:$Rates.$C$6];[.C22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30]=0;[.A229]+1;[.A229])" office:value-type="date" office:date-value="2023-02-15" calcext:value-type="date">
            <text:p>2023-02-15</text:p>
          </table:table-cell>
          <table:table-cell table:formula="of:=MONTH([.A230])" office:value-type="float" office:value="2" calcext:value-type="float">
            <text:p>2</text:p>
          </table:table-cell>
          <table:table-cell table:formula="of:=[.C225]" office:value-type="float" office:value="3" calcext:value-type="float">
            <text:p>3</text:p>
          </table:table-cell>
          <table:table-cell table:number-columns-repeated="6"/>
          <table:table-cell table:formula="of:=[.F230]*INDEX([$Rates.$B$2:$Rates.$B$6];[.C230]+1)-[.G230]*INDEX([$Rates.$C$2:$Rates.$C$6];[.C23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31]=0;[.A230]+1;[.A230])" office:value-type="date" office:date-value="2023-02-15" calcext:value-type="date">
            <text:p>2023-02-15</text:p>
          </table:table-cell>
          <table:table-cell table:formula="of:=MONTH([.A231])" office:value-type="float" office:value="2" calcext:value-type="float">
            <text:p>2</text:p>
          </table:table-cell>
          <table:table-cell table:formula="of:=[.C226]" office:value-type="float" office:value="4" calcext:value-type="float">
            <text:p>4</text:p>
          </table:table-cell>
          <table:table-cell table:number-columns-repeated="6"/>
          <table:table-cell table:formula="of:=[.F231]*INDEX([$Rates.$B$2:$Rates.$B$6];[.C231]+1)-[.G231]*INDEX([$Rates.$C$2:$Rates.$C$6];[.C23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32]=0;[.A231]+1;[.A231])" office:value-type="date" office:date-value="2023-02-16" calcext:value-type="date">
            <text:p>2023-02-16</text:p>
          </table:table-cell>
          <table:table-cell table:formula="of:=MONTH([.A232])" office:value-type="float" office:value="2" calcext:value-type="float">
            <text:p>2</text:p>
          </table:table-cell>
          <table:table-cell table:formula="of:=[.C227]" office:value-type="float" office:value="0" calcext:value-type="float">
            <text:p>0</text:p>
          </table:table-cell>
          <table:table-cell table:number-columns-repeated="6"/>
          <table:table-cell table:formula="of:=[.F232]*INDEX([$Rates.$B$2:$Rates.$B$6];[.C232]+1)-[.G232]*INDEX([$Rates.$C$2:$Rates.$C$6];[.C23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33]=0;[.A232]+1;[.A232])" office:value-type="date" office:date-value="2023-02-16" calcext:value-type="date">
            <text:p>2023-02-16</text:p>
          </table:table-cell>
          <table:table-cell table:formula="of:=MONTH([.A233])" office:value-type="float" office:value="2" calcext:value-type="float">
            <text:p>2</text:p>
          </table:table-cell>
          <table:table-cell table:formula="of:=[.C228]" office:value-type="float" office:value="1" calcext:value-type="float">
            <text:p>1</text:p>
          </table:table-cell>
          <table:table-cell table:number-columns-repeated="6"/>
          <table:table-cell table:formula="of:=[.F233]*INDEX([$Rates.$B$2:$Rates.$B$6];[.C233]+1)-[.G233]*INDEX([$Rates.$C$2:$Rates.$C$6];[.C23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34]=0;[.A233]+1;[.A233])" office:value-type="date" office:date-value="2023-02-16" calcext:value-type="date">
            <text:p>2023-02-16</text:p>
          </table:table-cell>
          <table:table-cell table:formula="of:=MONTH([.A234])" office:value-type="float" office:value="2" calcext:value-type="float">
            <text:p>2</text:p>
          </table:table-cell>
          <table:table-cell table:formula="of:=[.C229]" office:value-type="float" office:value="2" calcext:value-type="float">
            <text:p>2</text:p>
          </table:table-cell>
          <table:table-cell table:number-columns-repeated="6"/>
          <table:table-cell table:formula="of:=[.F234]*INDEX([$Rates.$B$2:$Rates.$B$6];[.C234]+1)-[.G234]*INDEX([$Rates.$C$2:$Rates.$C$6];[.C23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35]=0;[.A234]+1;[.A234])" office:value-type="date" office:date-value="2023-02-16" calcext:value-type="date">
            <text:p>2023-02-16</text:p>
          </table:table-cell>
          <table:table-cell table:formula="of:=MONTH([.A235])" office:value-type="float" office:value="2" calcext:value-type="float">
            <text:p>2</text:p>
          </table:table-cell>
          <table:table-cell table:formula="of:=[.C230]" office:value-type="float" office:value="3" calcext:value-type="float">
            <text:p>3</text:p>
          </table:table-cell>
          <table:table-cell table:number-columns-repeated="6"/>
          <table:table-cell table:formula="of:=[.F235]*INDEX([$Rates.$B$2:$Rates.$B$6];[.C235]+1)-[.G235]*INDEX([$Rates.$C$2:$Rates.$C$6];[.C23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36]=0;[.A235]+1;[.A235])" office:value-type="date" office:date-value="2023-02-16" calcext:value-type="date">
            <text:p>2023-02-16</text:p>
          </table:table-cell>
          <table:table-cell table:formula="of:=MONTH([.A236])" office:value-type="float" office:value="2" calcext:value-type="float">
            <text:p>2</text:p>
          </table:table-cell>
          <table:table-cell table:formula="of:=[.C231]" office:value-type="float" office:value="4" calcext:value-type="float">
            <text:p>4</text:p>
          </table:table-cell>
          <table:table-cell table:number-columns-repeated="6"/>
          <table:table-cell table:formula="of:=[.F236]*INDEX([$Rates.$B$2:$Rates.$B$6];[.C236]+1)-[.G236]*INDEX([$Rates.$C$2:$Rates.$C$6];[.C23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37]=0;[.A236]+1;[.A236])" office:value-type="date" office:date-value="2023-02-17" calcext:value-type="date">
            <text:p>2023-02-17</text:p>
          </table:table-cell>
          <table:table-cell table:formula="of:=MONTH([.A237])" office:value-type="float" office:value="2" calcext:value-type="float">
            <text:p>2</text:p>
          </table:table-cell>
          <table:table-cell table:formula="of:=[.C232]" office:value-type="float" office:value="0" calcext:value-type="float">
            <text:p>0</text:p>
          </table:table-cell>
          <table:table-cell table:number-columns-repeated="6"/>
          <table:table-cell table:formula="of:=[.F237]*INDEX([$Rates.$B$2:$Rates.$B$6];[.C237]+1)-[.G237]*INDEX([$Rates.$C$2:$Rates.$C$6];[.C23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38]=0;[.A237]+1;[.A237])" office:value-type="date" office:date-value="2023-02-17" calcext:value-type="date">
            <text:p>2023-02-17</text:p>
          </table:table-cell>
          <table:table-cell table:formula="of:=MONTH([.A238])" office:value-type="float" office:value="2" calcext:value-type="float">
            <text:p>2</text:p>
          </table:table-cell>
          <table:table-cell table:formula="of:=[.C233]" office:value-type="float" office:value="1" calcext:value-type="float">
            <text:p>1</text:p>
          </table:table-cell>
          <table:table-cell table:number-columns-repeated="6"/>
          <table:table-cell table:formula="of:=[.F238]*INDEX([$Rates.$B$2:$Rates.$B$6];[.C238]+1)-[.G238]*INDEX([$Rates.$C$2:$Rates.$C$6];[.C23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39]=0;[.A238]+1;[.A238])" office:value-type="date" office:date-value="2023-02-17" calcext:value-type="date">
            <text:p>2023-02-17</text:p>
          </table:table-cell>
          <table:table-cell table:formula="of:=MONTH([.A239])" office:value-type="float" office:value="2" calcext:value-type="float">
            <text:p>2</text:p>
          </table:table-cell>
          <table:table-cell table:formula="of:=[.C234]" office:value-type="float" office:value="2" calcext:value-type="float">
            <text:p>2</text:p>
          </table:table-cell>
          <table:table-cell table:number-columns-repeated="6"/>
          <table:table-cell table:formula="of:=[.F239]*INDEX([$Rates.$B$2:$Rates.$B$6];[.C239]+1)-[.G239]*INDEX([$Rates.$C$2:$Rates.$C$6];[.C23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40]=0;[.A239]+1;[.A239])" office:value-type="date" office:date-value="2023-02-17" calcext:value-type="date">
            <text:p>2023-02-17</text:p>
          </table:table-cell>
          <table:table-cell table:formula="of:=MONTH([.A240])" office:value-type="float" office:value="2" calcext:value-type="float">
            <text:p>2</text:p>
          </table:table-cell>
          <table:table-cell table:formula="of:=[.C235]" office:value-type="float" office:value="3" calcext:value-type="float">
            <text:p>3</text:p>
          </table:table-cell>
          <table:table-cell table:number-columns-repeated="6"/>
          <table:table-cell table:formula="of:=[.F240]*INDEX([$Rates.$B$2:$Rates.$B$6];[.C240]+1)-[.G240]*INDEX([$Rates.$C$2:$Rates.$C$6];[.C24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41]=0;[.A240]+1;[.A240])" office:value-type="date" office:date-value="2023-02-17" calcext:value-type="date">
            <text:p>2023-02-17</text:p>
          </table:table-cell>
          <table:table-cell table:formula="of:=MONTH([.A241])" office:value-type="float" office:value="2" calcext:value-type="float">
            <text:p>2</text:p>
          </table:table-cell>
          <table:table-cell table:formula="of:=[.C236]" office:value-type="float" office:value="4" calcext:value-type="float">
            <text:p>4</text:p>
          </table:table-cell>
          <table:table-cell table:number-columns-repeated="6"/>
          <table:table-cell table:formula="of:=[.F241]*INDEX([$Rates.$B$2:$Rates.$B$6];[.C241]+1)-[.G241]*INDEX([$Rates.$C$2:$Rates.$C$6];[.C24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42]=0;[.A241]+1;[.A241])" office:value-type="date" office:date-value="2023-02-18" calcext:value-type="date">
            <text:p>2023-02-18</text:p>
          </table:table-cell>
          <table:table-cell table:formula="of:=MONTH([.A242])" office:value-type="float" office:value="2" calcext:value-type="float">
            <text:p>2</text:p>
          </table:table-cell>
          <table:table-cell table:formula="of:=[.C237]" office:value-type="float" office:value="0" calcext:value-type="float">
            <text:p>0</text:p>
          </table:table-cell>
          <table:table-cell table:number-columns-repeated="6"/>
          <table:table-cell table:formula="of:=[.F242]*INDEX([$Rates.$B$2:$Rates.$B$6];[.C242]+1)-[.G242]*INDEX([$Rates.$C$2:$Rates.$C$6];[.C24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43]=0;[.A242]+1;[.A242])" office:value-type="date" office:date-value="2023-02-18" calcext:value-type="date">
            <text:p>2023-02-18</text:p>
          </table:table-cell>
          <table:table-cell table:formula="of:=MONTH([.A243])" office:value-type="float" office:value="2" calcext:value-type="float">
            <text:p>2</text:p>
          </table:table-cell>
          <table:table-cell table:formula="of:=[.C238]" office:value-type="float" office:value="1" calcext:value-type="float">
            <text:p>1</text:p>
          </table:table-cell>
          <table:table-cell table:number-columns-repeated="6"/>
          <table:table-cell table:formula="of:=[.F243]*INDEX([$Rates.$B$2:$Rates.$B$6];[.C243]+1)-[.G243]*INDEX([$Rates.$C$2:$Rates.$C$6];[.C24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44]=0;[.A243]+1;[.A243])" office:value-type="date" office:date-value="2023-02-18" calcext:value-type="date">
            <text:p>2023-02-18</text:p>
          </table:table-cell>
          <table:table-cell table:formula="of:=MONTH([.A244])" office:value-type="float" office:value="2" calcext:value-type="float">
            <text:p>2</text:p>
          </table:table-cell>
          <table:table-cell table:formula="of:=[.C239]" office:value-type="float" office:value="2" calcext:value-type="float">
            <text:p>2</text:p>
          </table:table-cell>
          <table:table-cell table:number-columns-repeated="6"/>
          <table:table-cell table:formula="of:=[.F244]*INDEX([$Rates.$B$2:$Rates.$B$6];[.C244]+1)-[.G244]*INDEX([$Rates.$C$2:$Rates.$C$6];[.C24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45]=0;[.A244]+1;[.A244])" office:value-type="date" office:date-value="2023-02-18" calcext:value-type="date">
            <text:p>2023-02-18</text:p>
          </table:table-cell>
          <table:table-cell table:formula="of:=MONTH([.A245])" office:value-type="float" office:value="2" calcext:value-type="float">
            <text:p>2</text:p>
          </table:table-cell>
          <table:table-cell table:formula="of:=[.C240]" office:value-type="float" office:value="3" calcext:value-type="float">
            <text:p>3</text:p>
          </table:table-cell>
          <table:table-cell table:number-columns-repeated="6"/>
          <table:table-cell table:formula="of:=[.F245]*INDEX([$Rates.$B$2:$Rates.$B$6];[.C245]+1)-[.G245]*INDEX([$Rates.$C$2:$Rates.$C$6];[.C24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46]=0;[.A245]+1;[.A245])" office:value-type="date" office:date-value="2023-02-18" calcext:value-type="date">
            <text:p>2023-02-18</text:p>
          </table:table-cell>
          <table:table-cell table:formula="of:=MONTH([.A246])" office:value-type="float" office:value="2" calcext:value-type="float">
            <text:p>2</text:p>
          </table:table-cell>
          <table:table-cell table:formula="of:=[.C241]" office:value-type="float" office:value="4" calcext:value-type="float">
            <text:p>4</text:p>
          </table:table-cell>
          <table:table-cell table:number-columns-repeated="6"/>
          <table:table-cell table:formula="of:=[.F246]*INDEX([$Rates.$B$2:$Rates.$B$6];[.C246]+1)-[.G246]*INDEX([$Rates.$C$2:$Rates.$C$6];[.C24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47]=0;[.A246]+1;[.A246])" office:value-type="date" office:date-value="2023-02-19" calcext:value-type="date">
            <text:p>2023-02-19</text:p>
          </table:table-cell>
          <table:table-cell table:formula="of:=MONTH([.A247])" office:value-type="float" office:value="2" calcext:value-type="float">
            <text:p>2</text:p>
          </table:table-cell>
          <table:table-cell table:formula="of:=[.C242]" office:value-type="float" office:value="0" calcext:value-type="float">
            <text:p>0</text:p>
          </table:table-cell>
          <table:table-cell table:number-columns-repeated="6"/>
          <table:table-cell table:formula="of:=[.F247]*INDEX([$Rates.$B$2:$Rates.$B$6];[.C247]+1)-[.G247]*INDEX([$Rates.$C$2:$Rates.$C$6];[.C24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48]=0;[.A247]+1;[.A247])" office:value-type="date" office:date-value="2023-02-19" calcext:value-type="date">
            <text:p>2023-02-19</text:p>
          </table:table-cell>
          <table:table-cell table:formula="of:=MONTH([.A248])" office:value-type="float" office:value="2" calcext:value-type="float">
            <text:p>2</text:p>
          </table:table-cell>
          <table:table-cell table:formula="of:=[.C243]" office:value-type="float" office:value="1" calcext:value-type="float">
            <text:p>1</text:p>
          </table:table-cell>
          <table:table-cell table:number-columns-repeated="6"/>
          <table:table-cell table:formula="of:=[.F248]*INDEX([$Rates.$B$2:$Rates.$B$6];[.C248]+1)-[.G248]*INDEX([$Rates.$C$2:$Rates.$C$6];[.C24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49]=0;[.A248]+1;[.A248])" office:value-type="date" office:date-value="2023-02-19" calcext:value-type="date">
            <text:p>2023-02-19</text:p>
          </table:table-cell>
          <table:table-cell table:formula="of:=MONTH([.A249])" office:value-type="float" office:value="2" calcext:value-type="float">
            <text:p>2</text:p>
          </table:table-cell>
          <table:table-cell table:formula="of:=[.C244]" office:value-type="float" office:value="2" calcext:value-type="float">
            <text:p>2</text:p>
          </table:table-cell>
          <table:table-cell table:number-columns-repeated="6"/>
          <table:table-cell table:formula="of:=[.F249]*INDEX([$Rates.$B$2:$Rates.$B$6];[.C249]+1)-[.G249]*INDEX([$Rates.$C$2:$Rates.$C$6];[.C24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50]=0;[.A249]+1;[.A249])" office:value-type="date" office:date-value="2023-02-19" calcext:value-type="date">
            <text:p>2023-02-19</text:p>
          </table:table-cell>
          <table:table-cell table:formula="of:=MONTH([.A250])" office:value-type="float" office:value="2" calcext:value-type="float">
            <text:p>2</text:p>
          </table:table-cell>
          <table:table-cell table:formula="of:=[.C245]" office:value-type="float" office:value="3" calcext:value-type="float">
            <text:p>3</text:p>
          </table:table-cell>
          <table:table-cell table:number-columns-repeated="6"/>
          <table:table-cell table:formula="of:=[.F250]*INDEX([$Rates.$B$2:$Rates.$B$6];[.C250]+1)-[.G250]*INDEX([$Rates.$C$2:$Rates.$C$6];[.C25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51]=0;[.A250]+1;[.A250])" office:value-type="date" office:date-value="2023-02-19" calcext:value-type="date">
            <text:p>2023-02-19</text:p>
          </table:table-cell>
          <table:table-cell table:formula="of:=MONTH([.A251])" office:value-type="float" office:value="2" calcext:value-type="float">
            <text:p>2</text:p>
          </table:table-cell>
          <table:table-cell table:formula="of:=[.C246]" office:value-type="float" office:value="4" calcext:value-type="float">
            <text:p>4</text:p>
          </table:table-cell>
          <table:table-cell table:number-columns-repeated="6"/>
          <table:table-cell table:formula="of:=[.F251]*INDEX([$Rates.$B$2:$Rates.$B$6];[.C251]+1)-[.G251]*INDEX([$Rates.$C$2:$Rates.$C$6];[.C25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52]=0;[.A251]+1;[.A251])" office:value-type="date" office:date-value="2023-02-20" calcext:value-type="date">
            <text:p>2023-02-20</text:p>
          </table:table-cell>
          <table:table-cell table:formula="of:=MONTH([.A252])" office:value-type="float" office:value="2" calcext:value-type="float">
            <text:p>2</text:p>
          </table:table-cell>
          <table:table-cell table:formula="of:=[.C247]" office:value-type="float" office:value="0" calcext:value-type="float">
            <text:p>0</text:p>
          </table:table-cell>
          <table:table-cell table:number-columns-repeated="6"/>
          <table:table-cell table:formula="of:=[.F252]*INDEX([$Rates.$B$2:$Rates.$B$6];[.C252]+1)-[.G252]*INDEX([$Rates.$C$2:$Rates.$C$6];[.C25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53]=0;[.A252]+1;[.A252])" office:value-type="date" office:date-value="2023-02-20" calcext:value-type="date">
            <text:p>2023-02-20</text:p>
          </table:table-cell>
          <table:table-cell table:formula="of:=MONTH([.A253])" office:value-type="float" office:value="2" calcext:value-type="float">
            <text:p>2</text:p>
          </table:table-cell>
          <table:table-cell table:formula="of:=[.C248]" office:value-type="float" office:value="1" calcext:value-type="float">
            <text:p>1</text:p>
          </table:table-cell>
          <table:table-cell table:number-columns-repeated="6"/>
          <table:table-cell table:formula="of:=[.F253]*INDEX([$Rates.$B$2:$Rates.$B$6];[.C253]+1)-[.G253]*INDEX([$Rates.$C$2:$Rates.$C$6];[.C25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54]=0;[.A253]+1;[.A253])" office:value-type="date" office:date-value="2023-02-20" calcext:value-type="date">
            <text:p>2023-02-20</text:p>
          </table:table-cell>
          <table:table-cell table:formula="of:=MONTH([.A254])" office:value-type="float" office:value="2" calcext:value-type="float">
            <text:p>2</text:p>
          </table:table-cell>
          <table:table-cell table:formula="of:=[.C249]" office:value-type="float" office:value="2" calcext:value-type="float">
            <text:p>2</text:p>
          </table:table-cell>
          <table:table-cell table:number-columns-repeated="6"/>
          <table:table-cell table:formula="of:=[.F254]*INDEX([$Rates.$B$2:$Rates.$B$6];[.C254]+1)-[.G254]*INDEX([$Rates.$C$2:$Rates.$C$6];[.C25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55]=0;[.A254]+1;[.A254])" office:value-type="date" office:date-value="2023-02-20" calcext:value-type="date">
            <text:p>2023-02-20</text:p>
          </table:table-cell>
          <table:table-cell table:formula="of:=MONTH([.A255])" office:value-type="float" office:value="2" calcext:value-type="float">
            <text:p>2</text:p>
          </table:table-cell>
          <table:table-cell table:formula="of:=[.C250]" office:value-type="float" office:value="3" calcext:value-type="float">
            <text:p>3</text:p>
          </table:table-cell>
          <table:table-cell table:number-columns-repeated="6"/>
          <table:table-cell table:formula="of:=[.F255]*INDEX([$Rates.$B$2:$Rates.$B$6];[.C255]+1)-[.G255]*INDEX([$Rates.$C$2:$Rates.$C$6];[.C25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56]=0;[.A255]+1;[.A255])" office:value-type="date" office:date-value="2023-02-20" calcext:value-type="date">
            <text:p>2023-02-20</text:p>
          </table:table-cell>
          <table:table-cell table:formula="of:=MONTH([.A256])" office:value-type="float" office:value="2" calcext:value-type="float">
            <text:p>2</text:p>
          </table:table-cell>
          <table:table-cell table:formula="of:=[.C251]" office:value-type="float" office:value="4" calcext:value-type="float">
            <text:p>4</text:p>
          </table:table-cell>
          <table:table-cell table:number-columns-repeated="6"/>
          <table:table-cell table:formula="of:=[.F256]*INDEX([$Rates.$B$2:$Rates.$B$6];[.C256]+1)-[.G256]*INDEX([$Rates.$C$2:$Rates.$C$6];[.C25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57]=0;[.A256]+1;[.A256])" office:value-type="date" office:date-value="2023-02-21" calcext:value-type="date">
            <text:p>2023-02-21</text:p>
          </table:table-cell>
          <table:table-cell table:formula="of:=MONTH([.A257])" office:value-type="float" office:value="2" calcext:value-type="float">
            <text:p>2</text:p>
          </table:table-cell>
          <table:table-cell table:formula="of:=[.C252]" office:value-type="float" office:value="0" calcext:value-type="float">
            <text:p>0</text:p>
          </table:table-cell>
          <table:table-cell table:number-columns-repeated="6"/>
          <table:table-cell table:formula="of:=[.F257]*INDEX([$Rates.$B$2:$Rates.$B$6];[.C257]+1)-[.G257]*INDEX([$Rates.$C$2:$Rates.$C$6];[.C25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58]=0;[.A257]+1;[.A257])" office:value-type="date" office:date-value="2023-02-21" calcext:value-type="date">
            <text:p>2023-02-21</text:p>
          </table:table-cell>
          <table:table-cell table:formula="of:=MONTH([.A258])" office:value-type="float" office:value="2" calcext:value-type="float">
            <text:p>2</text:p>
          </table:table-cell>
          <table:table-cell table:formula="of:=[.C253]" office:value-type="float" office:value="1" calcext:value-type="float">
            <text:p>1</text:p>
          </table:table-cell>
          <table:table-cell table:number-columns-repeated="6"/>
          <table:table-cell table:formula="of:=[.F258]*INDEX([$Rates.$B$2:$Rates.$B$6];[.C258]+1)-[.G258]*INDEX([$Rates.$C$2:$Rates.$C$6];[.C25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59]=0;[.A258]+1;[.A258])" office:value-type="date" office:date-value="2023-02-21" calcext:value-type="date">
            <text:p>2023-02-21</text:p>
          </table:table-cell>
          <table:table-cell table:formula="of:=MONTH([.A259])" office:value-type="float" office:value="2" calcext:value-type="float">
            <text:p>2</text:p>
          </table:table-cell>
          <table:table-cell table:formula="of:=[.C254]" office:value-type="float" office:value="2" calcext:value-type="float">
            <text:p>2</text:p>
          </table:table-cell>
          <table:table-cell table:number-columns-repeated="6"/>
          <table:table-cell table:formula="of:=[.F259]*INDEX([$Rates.$B$2:$Rates.$B$6];[.C259]+1)-[.G259]*INDEX([$Rates.$C$2:$Rates.$C$6];[.C25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60]=0;[.A259]+1;[.A259])" office:value-type="date" office:date-value="2023-02-21" calcext:value-type="date">
            <text:p>2023-02-21</text:p>
          </table:table-cell>
          <table:table-cell table:formula="of:=MONTH([.A260])" office:value-type="float" office:value="2" calcext:value-type="float">
            <text:p>2</text:p>
          </table:table-cell>
          <table:table-cell table:formula="of:=[.C255]" office:value-type="float" office:value="3" calcext:value-type="float">
            <text:p>3</text:p>
          </table:table-cell>
          <table:table-cell table:number-columns-repeated="6"/>
          <table:table-cell table:formula="of:=[.F260]*INDEX([$Rates.$B$2:$Rates.$B$6];[.C260]+1)-[.G260]*INDEX([$Rates.$C$2:$Rates.$C$6];[.C26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61]=0;[.A260]+1;[.A260])" office:value-type="date" office:date-value="2023-02-21" calcext:value-type="date">
            <text:p>2023-02-21</text:p>
          </table:table-cell>
          <table:table-cell table:formula="of:=MONTH([.A261])" office:value-type="float" office:value="2" calcext:value-type="float">
            <text:p>2</text:p>
          </table:table-cell>
          <table:table-cell table:formula="of:=[.C256]" office:value-type="float" office:value="4" calcext:value-type="float">
            <text:p>4</text:p>
          </table:table-cell>
          <table:table-cell table:number-columns-repeated="6"/>
          <table:table-cell table:formula="of:=[.F261]*INDEX([$Rates.$B$2:$Rates.$B$6];[.C261]+1)-[.G261]*INDEX([$Rates.$C$2:$Rates.$C$6];[.C26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62]=0;[.A261]+1;[.A261])" office:value-type="date" office:date-value="2023-02-22" calcext:value-type="date">
            <text:p>2023-02-22</text:p>
          </table:table-cell>
          <table:table-cell table:formula="of:=MONTH([.A262])" office:value-type="float" office:value="2" calcext:value-type="float">
            <text:p>2</text:p>
          </table:table-cell>
          <table:table-cell table:formula="of:=[.C257]" office:value-type="float" office:value="0" calcext:value-type="float">
            <text:p>0</text:p>
          </table:table-cell>
          <table:table-cell table:number-columns-repeated="6"/>
          <table:table-cell table:formula="of:=[.F262]*INDEX([$Rates.$B$2:$Rates.$B$6];[.C262]+1)-[.G262]*INDEX([$Rates.$C$2:$Rates.$C$6];[.C26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63]=0;[.A262]+1;[.A262])" office:value-type="date" office:date-value="2023-02-22" calcext:value-type="date">
            <text:p>2023-02-22</text:p>
          </table:table-cell>
          <table:table-cell table:formula="of:=MONTH([.A263])" office:value-type="float" office:value="2" calcext:value-type="float">
            <text:p>2</text:p>
          </table:table-cell>
          <table:table-cell table:formula="of:=[.C258]" office:value-type="float" office:value="1" calcext:value-type="float">
            <text:p>1</text:p>
          </table:table-cell>
          <table:table-cell table:number-columns-repeated="6"/>
          <table:table-cell table:formula="of:=[.F263]*INDEX([$Rates.$B$2:$Rates.$B$6];[.C263]+1)-[.G263]*INDEX([$Rates.$C$2:$Rates.$C$6];[.C26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64]=0;[.A263]+1;[.A263])" office:value-type="date" office:date-value="2023-02-22" calcext:value-type="date">
            <text:p>2023-02-22</text:p>
          </table:table-cell>
          <table:table-cell table:formula="of:=MONTH([.A264])" office:value-type="float" office:value="2" calcext:value-type="float">
            <text:p>2</text:p>
          </table:table-cell>
          <table:table-cell table:formula="of:=[.C259]" office:value-type="float" office:value="2" calcext:value-type="float">
            <text:p>2</text:p>
          </table:table-cell>
          <table:table-cell table:number-columns-repeated="6"/>
          <table:table-cell table:formula="of:=[.F264]*INDEX([$Rates.$B$2:$Rates.$B$6];[.C264]+1)-[.G264]*INDEX([$Rates.$C$2:$Rates.$C$6];[.C26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65]=0;[.A264]+1;[.A264])" office:value-type="date" office:date-value="2023-02-22" calcext:value-type="date">
            <text:p>2023-02-22</text:p>
          </table:table-cell>
          <table:table-cell table:formula="of:=MONTH([.A265])" office:value-type="float" office:value="2" calcext:value-type="float">
            <text:p>2</text:p>
          </table:table-cell>
          <table:table-cell table:formula="of:=[.C260]" office:value-type="float" office:value="3" calcext:value-type="float">
            <text:p>3</text:p>
          </table:table-cell>
          <table:table-cell table:number-columns-repeated="6"/>
          <table:table-cell table:formula="of:=[.F265]*INDEX([$Rates.$B$2:$Rates.$B$6];[.C265]+1)-[.G265]*INDEX([$Rates.$C$2:$Rates.$C$6];[.C26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66]=0;[.A265]+1;[.A265])" office:value-type="date" office:date-value="2023-02-22" calcext:value-type="date">
            <text:p>2023-02-22</text:p>
          </table:table-cell>
          <table:table-cell table:formula="of:=MONTH([.A266])" office:value-type="float" office:value="2" calcext:value-type="float">
            <text:p>2</text:p>
          </table:table-cell>
          <table:table-cell table:formula="of:=[.C261]" office:value-type="float" office:value="4" calcext:value-type="float">
            <text:p>4</text:p>
          </table:table-cell>
          <table:table-cell table:number-columns-repeated="6"/>
          <table:table-cell table:formula="of:=[.F266]*INDEX([$Rates.$B$2:$Rates.$B$6];[.C266]+1)-[.G266]*INDEX([$Rates.$C$2:$Rates.$C$6];[.C26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67]=0;[.A266]+1;[.A266])" office:value-type="date" office:date-value="2023-02-23" calcext:value-type="date">
            <text:p>2023-02-23</text:p>
          </table:table-cell>
          <table:table-cell table:formula="of:=MONTH([.A267])" office:value-type="float" office:value="2" calcext:value-type="float">
            <text:p>2</text:p>
          </table:table-cell>
          <table:table-cell table:formula="of:=[.C262]" office:value-type="float" office:value="0" calcext:value-type="float">
            <text:p>0</text:p>
          </table:table-cell>
          <table:table-cell table:number-columns-repeated="6"/>
          <table:table-cell table:formula="of:=[.F267]*INDEX([$Rates.$B$2:$Rates.$B$6];[.C267]+1)-[.G267]*INDEX([$Rates.$C$2:$Rates.$C$6];[.C26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68]=0;[.A267]+1;[.A267])" office:value-type="date" office:date-value="2023-02-23" calcext:value-type="date">
            <text:p>2023-02-23</text:p>
          </table:table-cell>
          <table:table-cell table:formula="of:=MONTH([.A268])" office:value-type="float" office:value="2" calcext:value-type="float">
            <text:p>2</text:p>
          </table:table-cell>
          <table:table-cell table:formula="of:=[.C263]" office:value-type="float" office:value="1" calcext:value-type="float">
            <text:p>1</text:p>
          </table:table-cell>
          <table:table-cell table:number-columns-repeated="6"/>
          <table:table-cell table:formula="of:=[.F268]*INDEX([$Rates.$B$2:$Rates.$B$6];[.C268]+1)-[.G268]*INDEX([$Rates.$C$2:$Rates.$C$6];[.C26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69]=0;[.A268]+1;[.A268])" office:value-type="date" office:date-value="2023-02-23" calcext:value-type="date">
            <text:p>2023-02-23</text:p>
          </table:table-cell>
          <table:table-cell table:formula="of:=MONTH([.A269])" office:value-type="float" office:value="2" calcext:value-type="float">
            <text:p>2</text:p>
          </table:table-cell>
          <table:table-cell table:formula="of:=[.C264]" office:value-type="float" office:value="2" calcext:value-type="float">
            <text:p>2</text:p>
          </table:table-cell>
          <table:table-cell table:number-columns-repeated="6"/>
          <table:table-cell table:formula="of:=[.F269]*INDEX([$Rates.$B$2:$Rates.$B$6];[.C269]+1)-[.G269]*INDEX([$Rates.$C$2:$Rates.$C$6];[.C26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70]=0;[.A269]+1;[.A269])" office:value-type="date" office:date-value="2023-02-23" calcext:value-type="date">
            <text:p>2023-02-23</text:p>
          </table:table-cell>
          <table:table-cell table:formula="of:=MONTH([.A270])" office:value-type="float" office:value="2" calcext:value-type="float">
            <text:p>2</text:p>
          </table:table-cell>
          <table:table-cell table:formula="of:=[.C265]" office:value-type="float" office:value="3" calcext:value-type="float">
            <text:p>3</text:p>
          </table:table-cell>
          <table:table-cell table:number-columns-repeated="6"/>
          <table:table-cell table:formula="of:=[.F270]*INDEX([$Rates.$B$2:$Rates.$B$6];[.C270]+1)-[.G270]*INDEX([$Rates.$C$2:$Rates.$C$6];[.C27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71]=0;[.A270]+1;[.A270])" office:value-type="date" office:date-value="2023-02-23" calcext:value-type="date">
            <text:p>2023-02-23</text:p>
          </table:table-cell>
          <table:table-cell table:formula="of:=MONTH([.A271])" office:value-type="float" office:value="2" calcext:value-type="float">
            <text:p>2</text:p>
          </table:table-cell>
          <table:table-cell table:formula="of:=[.C266]" office:value-type="float" office:value="4" calcext:value-type="float">
            <text:p>4</text:p>
          </table:table-cell>
          <table:table-cell table:number-columns-repeated="6"/>
          <table:table-cell table:formula="of:=[.F271]*INDEX([$Rates.$B$2:$Rates.$B$6];[.C271]+1)-[.G271]*INDEX([$Rates.$C$2:$Rates.$C$6];[.C27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72]=0;[.A271]+1;[.A271])" office:value-type="date" office:date-value="2023-02-24" calcext:value-type="date">
            <text:p>2023-02-24</text:p>
          </table:table-cell>
          <table:table-cell table:formula="of:=MONTH([.A272])" office:value-type="float" office:value="2" calcext:value-type="float">
            <text:p>2</text:p>
          </table:table-cell>
          <table:table-cell table:formula="of:=[.C267]" office:value-type="float" office:value="0" calcext:value-type="float">
            <text:p>0</text:p>
          </table:table-cell>
          <table:table-cell table:number-columns-repeated="6"/>
          <table:table-cell table:formula="of:=[.F272]*INDEX([$Rates.$B$2:$Rates.$B$6];[.C272]+1)-[.G272]*INDEX([$Rates.$C$2:$Rates.$C$6];[.C27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73]=0;[.A272]+1;[.A272])" office:value-type="date" office:date-value="2023-02-24" calcext:value-type="date">
            <text:p>2023-02-24</text:p>
          </table:table-cell>
          <table:table-cell table:formula="of:=MONTH([.A273])" office:value-type="float" office:value="2" calcext:value-type="float">
            <text:p>2</text:p>
          </table:table-cell>
          <table:table-cell table:formula="of:=[.C268]" office:value-type="float" office:value="1" calcext:value-type="float">
            <text:p>1</text:p>
          </table:table-cell>
          <table:table-cell table:number-columns-repeated="6"/>
          <table:table-cell table:formula="of:=[.F273]*INDEX([$Rates.$B$2:$Rates.$B$6];[.C273]+1)-[.G273]*INDEX([$Rates.$C$2:$Rates.$C$6];[.C27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74]=0;[.A273]+1;[.A273])" office:value-type="date" office:date-value="2023-02-24" calcext:value-type="date">
            <text:p>2023-02-24</text:p>
          </table:table-cell>
          <table:table-cell table:formula="of:=MONTH([.A274])" office:value-type="float" office:value="2" calcext:value-type="float">
            <text:p>2</text:p>
          </table:table-cell>
          <table:table-cell table:formula="of:=[.C269]" office:value-type="float" office:value="2" calcext:value-type="float">
            <text:p>2</text:p>
          </table:table-cell>
          <table:table-cell table:number-columns-repeated="6"/>
          <table:table-cell table:formula="of:=[.F274]*INDEX([$Rates.$B$2:$Rates.$B$6];[.C274]+1)-[.G274]*INDEX([$Rates.$C$2:$Rates.$C$6];[.C27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75]=0;[.A274]+1;[.A274])" office:value-type="date" office:date-value="2023-02-24" calcext:value-type="date">
            <text:p>2023-02-24</text:p>
          </table:table-cell>
          <table:table-cell table:formula="of:=MONTH([.A275])" office:value-type="float" office:value="2" calcext:value-type="float">
            <text:p>2</text:p>
          </table:table-cell>
          <table:table-cell table:formula="of:=[.C270]" office:value-type="float" office:value="3" calcext:value-type="float">
            <text:p>3</text:p>
          </table:table-cell>
          <table:table-cell table:number-columns-repeated="6"/>
          <table:table-cell table:formula="of:=[.F275]*INDEX([$Rates.$B$2:$Rates.$B$6];[.C275]+1)-[.G275]*INDEX([$Rates.$C$2:$Rates.$C$6];[.C27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76]=0;[.A275]+1;[.A275])" office:value-type="date" office:date-value="2023-02-24" calcext:value-type="date">
            <text:p>2023-02-24</text:p>
          </table:table-cell>
          <table:table-cell table:formula="of:=MONTH([.A276])" office:value-type="float" office:value="2" calcext:value-type="float">
            <text:p>2</text:p>
          </table:table-cell>
          <table:table-cell table:formula="of:=[.C271]" office:value-type="float" office:value="4" calcext:value-type="float">
            <text:p>4</text:p>
          </table:table-cell>
          <table:table-cell table:number-columns-repeated="6"/>
          <table:table-cell table:formula="of:=[.F276]*INDEX([$Rates.$B$2:$Rates.$B$6];[.C276]+1)-[.G276]*INDEX([$Rates.$C$2:$Rates.$C$6];[.C27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77]=0;[.A276]+1;[.A276])" office:value-type="date" office:date-value="2023-02-25" calcext:value-type="date">
            <text:p>2023-02-25</text:p>
          </table:table-cell>
          <table:table-cell table:formula="of:=MONTH([.A277])" office:value-type="float" office:value="2" calcext:value-type="float">
            <text:p>2</text:p>
          </table:table-cell>
          <table:table-cell table:formula="of:=[.C272]" office:value-type="float" office:value="0" calcext:value-type="float">
            <text:p>0</text:p>
          </table:table-cell>
          <table:table-cell table:number-columns-repeated="6"/>
          <table:table-cell table:formula="of:=[.F277]*INDEX([$Rates.$B$2:$Rates.$B$6];[.C277]+1)-[.G277]*INDEX([$Rates.$C$2:$Rates.$C$6];[.C27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78]=0;[.A277]+1;[.A277])" office:value-type="date" office:date-value="2023-02-25" calcext:value-type="date">
            <text:p>2023-02-25</text:p>
          </table:table-cell>
          <table:table-cell table:formula="of:=MONTH([.A278])" office:value-type="float" office:value="2" calcext:value-type="float">
            <text:p>2</text:p>
          </table:table-cell>
          <table:table-cell table:formula="of:=[.C273]" office:value-type="float" office:value="1" calcext:value-type="float">
            <text:p>1</text:p>
          </table:table-cell>
          <table:table-cell table:number-columns-repeated="6"/>
          <table:table-cell table:formula="of:=[.F278]*INDEX([$Rates.$B$2:$Rates.$B$6];[.C278]+1)-[.G278]*INDEX([$Rates.$C$2:$Rates.$C$6];[.C27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79]=0;[.A278]+1;[.A278])" office:value-type="date" office:date-value="2023-02-25" calcext:value-type="date">
            <text:p>2023-02-25</text:p>
          </table:table-cell>
          <table:table-cell table:formula="of:=MONTH([.A279])" office:value-type="float" office:value="2" calcext:value-type="float">
            <text:p>2</text:p>
          </table:table-cell>
          <table:table-cell table:formula="of:=[.C274]" office:value-type="float" office:value="2" calcext:value-type="float">
            <text:p>2</text:p>
          </table:table-cell>
          <table:table-cell table:number-columns-repeated="6"/>
          <table:table-cell table:formula="of:=[.F279]*INDEX([$Rates.$B$2:$Rates.$B$6];[.C279]+1)-[.G279]*INDEX([$Rates.$C$2:$Rates.$C$6];[.C27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80]=0;[.A279]+1;[.A279])" office:value-type="date" office:date-value="2023-02-25" calcext:value-type="date">
            <text:p>2023-02-25</text:p>
          </table:table-cell>
          <table:table-cell table:formula="of:=MONTH([.A280])" office:value-type="float" office:value="2" calcext:value-type="float">
            <text:p>2</text:p>
          </table:table-cell>
          <table:table-cell table:formula="of:=[.C275]" office:value-type="float" office:value="3" calcext:value-type="float">
            <text:p>3</text:p>
          </table:table-cell>
          <table:table-cell table:number-columns-repeated="6"/>
          <table:table-cell table:formula="of:=[.F280]*INDEX([$Rates.$B$2:$Rates.$B$6];[.C280]+1)-[.G280]*INDEX([$Rates.$C$2:$Rates.$C$6];[.C28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81]=0;[.A280]+1;[.A280])" office:value-type="date" office:date-value="2023-02-25" calcext:value-type="date">
            <text:p>2023-02-25</text:p>
          </table:table-cell>
          <table:table-cell table:formula="of:=MONTH([.A281])" office:value-type="float" office:value="2" calcext:value-type="float">
            <text:p>2</text:p>
          </table:table-cell>
          <table:table-cell table:formula="of:=[.C276]" office:value-type="float" office:value="4" calcext:value-type="float">
            <text:p>4</text:p>
          </table:table-cell>
          <table:table-cell table:number-columns-repeated="6"/>
          <table:table-cell table:formula="of:=[.F281]*INDEX([$Rates.$B$2:$Rates.$B$6];[.C281]+1)-[.G281]*INDEX([$Rates.$C$2:$Rates.$C$6];[.C28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82]=0;[.A281]+1;[.A281])" office:value-type="date" office:date-value="2023-02-26" calcext:value-type="date">
            <text:p>2023-02-26</text:p>
          </table:table-cell>
          <table:table-cell table:formula="of:=MONTH([.A282])" office:value-type="float" office:value="2" calcext:value-type="float">
            <text:p>2</text:p>
          </table:table-cell>
          <table:table-cell table:formula="of:=[.C277]" office:value-type="float" office:value="0" calcext:value-type="float">
            <text:p>0</text:p>
          </table:table-cell>
          <table:table-cell table:number-columns-repeated="6"/>
          <table:table-cell table:formula="of:=[.F282]*INDEX([$Rates.$B$2:$Rates.$B$6];[.C282]+1)-[.G282]*INDEX([$Rates.$C$2:$Rates.$C$6];[.C28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83]=0;[.A282]+1;[.A282])" office:value-type="date" office:date-value="2023-02-26" calcext:value-type="date">
            <text:p>2023-02-26</text:p>
          </table:table-cell>
          <table:table-cell table:formula="of:=MONTH([.A283])" office:value-type="float" office:value="2" calcext:value-type="float">
            <text:p>2</text:p>
          </table:table-cell>
          <table:table-cell table:formula="of:=[.C278]" office:value-type="float" office:value="1" calcext:value-type="float">
            <text:p>1</text:p>
          </table:table-cell>
          <table:table-cell table:number-columns-repeated="6"/>
          <table:table-cell table:formula="of:=[.F283]*INDEX([$Rates.$B$2:$Rates.$B$6];[.C283]+1)-[.G283]*INDEX([$Rates.$C$2:$Rates.$C$6];[.C28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84]=0;[.A283]+1;[.A283])" office:value-type="date" office:date-value="2023-02-26" calcext:value-type="date">
            <text:p>2023-02-26</text:p>
          </table:table-cell>
          <table:table-cell table:formula="of:=MONTH([.A284])" office:value-type="float" office:value="2" calcext:value-type="float">
            <text:p>2</text:p>
          </table:table-cell>
          <table:table-cell table:formula="of:=[.C279]" office:value-type="float" office:value="2" calcext:value-type="float">
            <text:p>2</text:p>
          </table:table-cell>
          <table:table-cell table:number-columns-repeated="6"/>
          <table:table-cell table:formula="of:=[.F284]*INDEX([$Rates.$B$2:$Rates.$B$6];[.C284]+1)-[.G284]*INDEX([$Rates.$C$2:$Rates.$C$6];[.C28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85]=0;[.A284]+1;[.A284])" office:value-type="date" office:date-value="2023-02-26" calcext:value-type="date">
            <text:p>2023-02-26</text:p>
          </table:table-cell>
          <table:table-cell table:formula="of:=MONTH([.A285])" office:value-type="float" office:value="2" calcext:value-type="float">
            <text:p>2</text:p>
          </table:table-cell>
          <table:table-cell table:formula="of:=[.C280]" office:value-type="float" office:value="3" calcext:value-type="float">
            <text:p>3</text:p>
          </table:table-cell>
          <table:table-cell table:number-columns-repeated="6"/>
          <table:table-cell table:formula="of:=[.F285]*INDEX([$Rates.$B$2:$Rates.$B$6];[.C285]+1)-[.G285]*INDEX([$Rates.$C$2:$Rates.$C$6];[.C28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86]=0;[.A285]+1;[.A285])" office:value-type="date" office:date-value="2023-02-26" calcext:value-type="date">
            <text:p>2023-02-26</text:p>
          </table:table-cell>
          <table:table-cell table:formula="of:=MONTH([.A286])" office:value-type="float" office:value="2" calcext:value-type="float">
            <text:p>2</text:p>
          </table:table-cell>
          <table:table-cell table:formula="of:=[.C281]" office:value-type="float" office:value="4" calcext:value-type="float">
            <text:p>4</text:p>
          </table:table-cell>
          <table:table-cell table:number-columns-repeated="6"/>
          <table:table-cell table:formula="of:=[.F286]*INDEX([$Rates.$B$2:$Rates.$B$6];[.C286]+1)-[.G286]*INDEX([$Rates.$C$2:$Rates.$C$6];[.C28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87]=0;[.A286]+1;[.A286])" office:value-type="date" office:date-value="2023-02-27" calcext:value-type="date">
            <text:p>2023-02-27</text:p>
          </table:table-cell>
          <table:table-cell table:formula="of:=MONTH([.A287])" office:value-type="float" office:value="2" calcext:value-type="float">
            <text:p>2</text:p>
          </table:table-cell>
          <table:table-cell table:formula="of:=[.C282]" office:value-type="float" office:value="0" calcext:value-type="float">
            <text:p>0</text:p>
          </table:table-cell>
          <table:table-cell table:number-columns-repeated="6"/>
          <table:table-cell table:formula="of:=[.F287]*INDEX([$Rates.$B$2:$Rates.$B$6];[.C287]+1)-[.G287]*INDEX([$Rates.$C$2:$Rates.$C$6];[.C28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88]=0;[.A287]+1;[.A287])" office:value-type="date" office:date-value="2023-02-27" calcext:value-type="date">
            <text:p>2023-02-27</text:p>
          </table:table-cell>
          <table:table-cell table:formula="of:=MONTH([.A288])" office:value-type="float" office:value="2" calcext:value-type="float">
            <text:p>2</text:p>
          </table:table-cell>
          <table:table-cell table:formula="of:=[.C283]" office:value-type="float" office:value="1" calcext:value-type="float">
            <text:p>1</text:p>
          </table:table-cell>
          <table:table-cell table:number-columns-repeated="6"/>
          <table:table-cell table:formula="of:=[.F288]*INDEX([$Rates.$B$2:$Rates.$B$6];[.C288]+1)-[.G288]*INDEX([$Rates.$C$2:$Rates.$C$6];[.C28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89]=0;[.A288]+1;[.A288])" office:value-type="date" office:date-value="2023-02-27" calcext:value-type="date">
            <text:p>2023-02-27</text:p>
          </table:table-cell>
          <table:table-cell table:formula="of:=MONTH([.A289])" office:value-type="float" office:value="2" calcext:value-type="float">
            <text:p>2</text:p>
          </table:table-cell>
          <table:table-cell table:formula="of:=[.C284]" office:value-type="float" office:value="2" calcext:value-type="float">
            <text:p>2</text:p>
          </table:table-cell>
          <table:table-cell table:number-columns-repeated="6"/>
          <table:table-cell table:formula="of:=[.F289]*INDEX([$Rates.$B$2:$Rates.$B$6];[.C289]+1)-[.G289]*INDEX([$Rates.$C$2:$Rates.$C$6];[.C28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90]=0;[.A289]+1;[.A289])" office:value-type="date" office:date-value="2023-02-27" calcext:value-type="date">
            <text:p>2023-02-27</text:p>
          </table:table-cell>
          <table:table-cell table:formula="of:=MONTH([.A290])" office:value-type="float" office:value="2" calcext:value-type="float">
            <text:p>2</text:p>
          </table:table-cell>
          <table:table-cell table:formula="of:=[.C285]" office:value-type="float" office:value="3" calcext:value-type="float">
            <text:p>3</text:p>
          </table:table-cell>
          <table:table-cell table:number-columns-repeated="6"/>
          <table:table-cell table:formula="of:=[.F290]*INDEX([$Rates.$B$2:$Rates.$B$6];[.C290]+1)-[.G290]*INDEX([$Rates.$C$2:$Rates.$C$6];[.C29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91]=0;[.A290]+1;[.A290])" office:value-type="date" office:date-value="2023-02-27" calcext:value-type="date">
            <text:p>2023-02-27</text:p>
          </table:table-cell>
          <table:table-cell table:formula="of:=MONTH([.A291])" office:value-type="float" office:value="2" calcext:value-type="float">
            <text:p>2</text:p>
          </table:table-cell>
          <table:table-cell table:formula="of:=[.C286]" office:value-type="float" office:value="4" calcext:value-type="float">
            <text:p>4</text:p>
          </table:table-cell>
          <table:table-cell table:number-columns-repeated="6"/>
          <table:table-cell table:formula="of:=[.F291]*INDEX([$Rates.$B$2:$Rates.$B$6];[.C291]+1)-[.G291]*INDEX([$Rates.$C$2:$Rates.$C$6];[.C29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92]=0;[.A291]+1;[.A291])" office:value-type="date" office:date-value="2023-02-28" calcext:value-type="date">
            <text:p>2023-02-28</text:p>
          </table:table-cell>
          <table:table-cell table:formula="of:=MONTH([.A292])" office:value-type="float" office:value="2" calcext:value-type="float">
            <text:p>2</text:p>
          </table:table-cell>
          <table:table-cell table:formula="of:=[.C287]" office:value-type="float" office:value="0" calcext:value-type="float">
            <text:p>0</text:p>
          </table:table-cell>
          <table:table-cell table:number-columns-repeated="6"/>
          <table:table-cell table:formula="of:=[.F292]*INDEX([$Rates.$B$2:$Rates.$B$6];[.C292]+1)-[.G292]*INDEX([$Rates.$C$2:$Rates.$C$6];[.C29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93]=0;[.A292]+1;[.A292])" office:value-type="date" office:date-value="2023-02-28" calcext:value-type="date">
            <text:p>2023-02-28</text:p>
          </table:table-cell>
          <table:table-cell table:formula="of:=MONTH([.A293])" office:value-type="float" office:value="2" calcext:value-type="float">
            <text:p>2</text:p>
          </table:table-cell>
          <table:table-cell table:formula="of:=[.C288]" office:value-type="float" office:value="1" calcext:value-type="float">
            <text:p>1</text:p>
          </table:table-cell>
          <table:table-cell table:number-columns-repeated="6"/>
          <table:table-cell table:formula="of:=[.F293]*INDEX([$Rates.$B$2:$Rates.$B$6];[.C293]+1)-[.G293]*INDEX([$Rates.$C$2:$Rates.$C$6];[.C29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94]=0;[.A293]+1;[.A293])" office:value-type="date" office:date-value="2023-02-28" calcext:value-type="date">
            <text:p>2023-02-28</text:p>
          </table:table-cell>
          <table:table-cell table:formula="of:=MONTH([.A294])" office:value-type="float" office:value="2" calcext:value-type="float">
            <text:p>2</text:p>
          </table:table-cell>
          <table:table-cell table:formula="of:=[.C289]" office:value-type="float" office:value="2" calcext:value-type="float">
            <text:p>2</text:p>
          </table:table-cell>
          <table:table-cell table:number-columns-repeated="6"/>
          <table:table-cell table:formula="of:=[.F294]*INDEX([$Rates.$B$2:$Rates.$B$6];[.C294]+1)-[.G294]*INDEX([$Rates.$C$2:$Rates.$C$6];[.C29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95]=0;[.A294]+1;[.A294])" office:value-type="date" office:date-value="2023-02-28" calcext:value-type="date">
            <text:p>2023-02-28</text:p>
          </table:table-cell>
          <table:table-cell table:formula="of:=MONTH([.A295])" office:value-type="float" office:value="2" calcext:value-type="float">
            <text:p>2</text:p>
          </table:table-cell>
          <table:table-cell table:formula="of:=[.C290]" office:value-type="float" office:value="3" calcext:value-type="float">
            <text:p>3</text:p>
          </table:table-cell>
          <table:table-cell table:number-columns-repeated="6"/>
          <table:table-cell table:formula="of:=[.F295]*INDEX([$Rates.$B$2:$Rates.$B$6];[.C295]+1)-[.G295]*INDEX([$Rates.$C$2:$Rates.$C$6];[.C29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96]=0;[.A295]+1;[.A295])" office:value-type="date" office:date-value="2023-02-28" calcext:value-type="date">
            <text:p>2023-02-28</text:p>
          </table:table-cell>
          <table:table-cell table:formula="of:=MONTH([.A296])" office:value-type="float" office:value="2" calcext:value-type="float">
            <text:p>2</text:p>
          </table:table-cell>
          <table:table-cell table:formula="of:=[.C291]" office:value-type="float" office:value="4" calcext:value-type="float">
            <text:p>4</text:p>
          </table:table-cell>
          <table:table-cell table:number-columns-repeated="6"/>
          <table:table-cell table:formula="of:=[.F296]*INDEX([$Rates.$B$2:$Rates.$B$6];[.C296]+1)-[.G296]*INDEX([$Rates.$C$2:$Rates.$C$6];[.C29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97]=0;[.A296]+1;[.A296])" office:value-type="date" office:date-value="2023-03-01" calcext:value-type="date">
            <text:p>2023-03-01</text:p>
          </table:table-cell>
          <table:table-cell table:formula="of:=MONTH([.A297])" office:value-type="float" office:value="3" calcext:value-type="float">
            <text:p>3</text:p>
          </table:table-cell>
          <table:table-cell table:formula="of:=[.C292]" office:value-type="float" office:value="0" calcext:value-type="float">
            <text:p>0</text:p>
          </table:table-cell>
          <table:table-cell table:number-columns-repeated="6"/>
          <table:table-cell table:formula="of:=[.F297]*INDEX([$Rates.$B$2:$Rates.$B$6];[.C297]+1)-[.G297]*INDEX([$Rates.$C$2:$Rates.$C$6];[.C29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98]=0;[.A297]+1;[.A297])" office:value-type="date" office:date-value="2023-03-01" calcext:value-type="date">
            <text:p>2023-03-01</text:p>
          </table:table-cell>
          <table:table-cell table:formula="of:=MONTH([.A298])" office:value-type="float" office:value="3" calcext:value-type="float">
            <text:p>3</text:p>
          </table:table-cell>
          <table:table-cell table:formula="of:=[.C293]" office:value-type="float" office:value="1" calcext:value-type="float">
            <text:p>1</text:p>
          </table:table-cell>
          <table:table-cell table:number-columns-repeated="6"/>
          <table:table-cell table:formula="of:=[.F298]*INDEX([$Rates.$B$2:$Rates.$B$6];[.C298]+1)-[.G298]*INDEX([$Rates.$C$2:$Rates.$C$6];[.C29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299]=0;[.A298]+1;[.A298])" office:value-type="date" office:date-value="2023-03-01" calcext:value-type="date">
            <text:p>2023-03-01</text:p>
          </table:table-cell>
          <table:table-cell table:formula="of:=MONTH([.A299])" office:value-type="float" office:value="3" calcext:value-type="float">
            <text:p>3</text:p>
          </table:table-cell>
          <table:table-cell table:formula="of:=[.C294]" office:value-type="float" office:value="2" calcext:value-type="float">
            <text:p>2</text:p>
          </table:table-cell>
          <table:table-cell table:number-columns-repeated="6"/>
          <table:table-cell table:formula="of:=[.F299]*INDEX([$Rates.$B$2:$Rates.$B$6];[.C299]+1)-[.G299]*INDEX([$Rates.$C$2:$Rates.$C$6];[.C29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00]=0;[.A299]+1;[.A299])" office:value-type="date" office:date-value="2023-03-01" calcext:value-type="date">
            <text:p>2023-03-01</text:p>
          </table:table-cell>
          <table:table-cell table:formula="of:=MONTH([.A300])" office:value-type="float" office:value="3" calcext:value-type="float">
            <text:p>3</text:p>
          </table:table-cell>
          <table:table-cell table:formula="of:=[.C295]" office:value-type="float" office:value="3" calcext:value-type="float">
            <text:p>3</text:p>
          </table:table-cell>
          <table:table-cell table:number-columns-repeated="6"/>
          <table:table-cell table:formula="of:=[.F300]*INDEX([$Rates.$B$2:$Rates.$B$6];[.C300]+1)-[.G300]*INDEX([$Rates.$C$2:$Rates.$C$6];[.C30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01]=0;[.A300]+1;[.A300])" office:value-type="date" office:date-value="2023-03-01" calcext:value-type="date">
            <text:p>2023-03-01</text:p>
          </table:table-cell>
          <table:table-cell table:formula="of:=MONTH([.A301])" office:value-type="float" office:value="3" calcext:value-type="float">
            <text:p>3</text:p>
          </table:table-cell>
          <table:table-cell table:formula="of:=[.C296]" office:value-type="float" office:value="4" calcext:value-type="float">
            <text:p>4</text:p>
          </table:table-cell>
          <table:table-cell table:number-columns-repeated="6"/>
          <table:table-cell table:formula="of:=[.F301]*INDEX([$Rates.$B$2:$Rates.$B$6];[.C301]+1)-[.G301]*INDEX([$Rates.$C$2:$Rates.$C$6];[.C30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02]=0;[.A301]+1;[.A301])" office:value-type="date" office:date-value="2023-03-02" calcext:value-type="date">
            <text:p>2023-03-02</text:p>
          </table:table-cell>
          <table:table-cell table:formula="of:=MONTH([.A302])" office:value-type="float" office:value="3" calcext:value-type="float">
            <text:p>3</text:p>
          </table:table-cell>
          <table:table-cell table:formula="of:=[.C297]" office:value-type="float" office:value="0" calcext:value-type="float">
            <text:p>0</text:p>
          </table:table-cell>
          <table:table-cell table:number-columns-repeated="6"/>
          <table:table-cell table:formula="of:=[.F302]*INDEX([$Rates.$B$2:$Rates.$B$6];[.C302]+1)-[.G302]*INDEX([$Rates.$C$2:$Rates.$C$6];[.C30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03]=0;[.A302]+1;[.A302])" office:value-type="date" office:date-value="2023-03-02" calcext:value-type="date">
            <text:p>2023-03-02</text:p>
          </table:table-cell>
          <table:table-cell table:formula="of:=MONTH([.A303])" office:value-type="float" office:value="3" calcext:value-type="float">
            <text:p>3</text:p>
          </table:table-cell>
          <table:table-cell table:formula="of:=[.C298]" office:value-type="float" office:value="1" calcext:value-type="float">
            <text:p>1</text:p>
          </table:table-cell>
          <table:table-cell table:number-columns-repeated="6"/>
          <table:table-cell table:formula="of:=[.F303]*INDEX([$Rates.$B$2:$Rates.$B$6];[.C303]+1)-[.G303]*INDEX([$Rates.$C$2:$Rates.$C$6];[.C30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04]=0;[.A303]+1;[.A303])" office:value-type="date" office:date-value="2023-03-02" calcext:value-type="date">
            <text:p>2023-03-02</text:p>
          </table:table-cell>
          <table:table-cell table:formula="of:=MONTH([.A304])" office:value-type="float" office:value="3" calcext:value-type="float">
            <text:p>3</text:p>
          </table:table-cell>
          <table:table-cell table:formula="of:=[.C299]" office:value-type="float" office:value="2" calcext:value-type="float">
            <text:p>2</text:p>
          </table:table-cell>
          <table:table-cell table:number-columns-repeated="6"/>
          <table:table-cell table:formula="of:=[.F304]*INDEX([$Rates.$B$2:$Rates.$B$6];[.C304]+1)-[.G304]*INDEX([$Rates.$C$2:$Rates.$C$6];[.C30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05]=0;[.A304]+1;[.A304])" office:value-type="date" office:date-value="2023-03-02" calcext:value-type="date">
            <text:p>2023-03-02</text:p>
          </table:table-cell>
          <table:table-cell table:formula="of:=MONTH([.A305])" office:value-type="float" office:value="3" calcext:value-type="float">
            <text:p>3</text:p>
          </table:table-cell>
          <table:table-cell table:formula="of:=[.C300]" office:value-type="float" office:value="3" calcext:value-type="float">
            <text:p>3</text:p>
          </table:table-cell>
          <table:table-cell table:number-columns-repeated="6"/>
          <table:table-cell table:formula="of:=[.F305]*INDEX([$Rates.$B$2:$Rates.$B$6];[.C305]+1)-[.G305]*INDEX([$Rates.$C$2:$Rates.$C$6];[.C30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06]=0;[.A305]+1;[.A305])" office:value-type="date" office:date-value="2023-03-02" calcext:value-type="date">
            <text:p>2023-03-02</text:p>
          </table:table-cell>
          <table:table-cell table:formula="of:=MONTH([.A306])" office:value-type="float" office:value="3" calcext:value-type="float">
            <text:p>3</text:p>
          </table:table-cell>
          <table:table-cell table:formula="of:=[.C301]" office:value-type="float" office:value="4" calcext:value-type="float">
            <text:p>4</text:p>
          </table:table-cell>
          <table:table-cell table:number-columns-repeated="6"/>
          <table:table-cell table:formula="of:=[.F306]*INDEX([$Rates.$B$2:$Rates.$B$6];[.C306]+1)-[.G306]*INDEX([$Rates.$C$2:$Rates.$C$6];[.C30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07]=0;[.A306]+1;[.A306])" office:value-type="date" office:date-value="2023-03-03" calcext:value-type="date">
            <text:p>2023-03-03</text:p>
          </table:table-cell>
          <table:table-cell table:formula="of:=MONTH([.A307])" office:value-type="float" office:value="3" calcext:value-type="float">
            <text:p>3</text:p>
          </table:table-cell>
          <table:table-cell table:formula="of:=[.C302]" office:value-type="float" office:value="0" calcext:value-type="float">
            <text:p>0</text:p>
          </table:table-cell>
          <table:table-cell table:number-columns-repeated="6"/>
          <table:table-cell table:formula="of:=[.F307]*INDEX([$Rates.$B$2:$Rates.$B$6];[.C307]+1)-[.G307]*INDEX([$Rates.$C$2:$Rates.$C$6];[.C30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08]=0;[.A307]+1;[.A307])" office:value-type="date" office:date-value="2023-03-03" calcext:value-type="date">
            <text:p>2023-03-03</text:p>
          </table:table-cell>
          <table:table-cell table:formula="of:=MONTH([.A308])" office:value-type="float" office:value="3" calcext:value-type="float">
            <text:p>3</text:p>
          </table:table-cell>
          <table:table-cell table:formula="of:=[.C303]" office:value-type="float" office:value="1" calcext:value-type="float">
            <text:p>1</text:p>
          </table:table-cell>
          <table:table-cell table:number-columns-repeated="6"/>
          <table:table-cell table:formula="of:=[.F308]*INDEX([$Rates.$B$2:$Rates.$B$6];[.C308]+1)-[.G308]*INDEX([$Rates.$C$2:$Rates.$C$6];[.C30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09]=0;[.A308]+1;[.A308])" office:value-type="date" office:date-value="2023-03-03" calcext:value-type="date">
            <text:p>2023-03-03</text:p>
          </table:table-cell>
          <table:table-cell table:formula="of:=MONTH([.A309])" office:value-type="float" office:value="3" calcext:value-type="float">
            <text:p>3</text:p>
          </table:table-cell>
          <table:table-cell table:formula="of:=[.C304]" office:value-type="float" office:value="2" calcext:value-type="float">
            <text:p>2</text:p>
          </table:table-cell>
          <table:table-cell table:number-columns-repeated="6"/>
          <table:table-cell table:formula="of:=[.F309]*INDEX([$Rates.$B$2:$Rates.$B$6];[.C309]+1)-[.G309]*INDEX([$Rates.$C$2:$Rates.$C$6];[.C30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10]=0;[.A309]+1;[.A309])" office:value-type="date" office:date-value="2023-03-03" calcext:value-type="date">
            <text:p>2023-03-03</text:p>
          </table:table-cell>
          <table:table-cell table:formula="of:=MONTH([.A310])" office:value-type="float" office:value="3" calcext:value-type="float">
            <text:p>3</text:p>
          </table:table-cell>
          <table:table-cell table:formula="of:=[.C305]" office:value-type="float" office:value="3" calcext:value-type="float">
            <text:p>3</text:p>
          </table:table-cell>
          <table:table-cell table:number-columns-repeated="6"/>
          <table:table-cell table:formula="of:=[.F310]*INDEX([$Rates.$B$2:$Rates.$B$6];[.C310]+1)-[.G310]*INDEX([$Rates.$C$2:$Rates.$C$6];[.C31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11]=0;[.A310]+1;[.A310])" office:value-type="date" office:date-value="2023-03-03" calcext:value-type="date">
            <text:p>2023-03-03</text:p>
          </table:table-cell>
          <table:table-cell table:formula="of:=MONTH([.A311])" office:value-type="float" office:value="3" calcext:value-type="float">
            <text:p>3</text:p>
          </table:table-cell>
          <table:table-cell table:formula="of:=[.C306]" office:value-type="float" office:value="4" calcext:value-type="float">
            <text:p>4</text:p>
          </table:table-cell>
          <table:table-cell table:number-columns-repeated="6"/>
          <table:table-cell table:formula="of:=[.F311]*INDEX([$Rates.$B$2:$Rates.$B$6];[.C311]+1)-[.G311]*INDEX([$Rates.$C$2:$Rates.$C$6];[.C31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12]=0;[.A311]+1;[.A311])" office:value-type="date" office:date-value="2023-03-04" calcext:value-type="date">
            <text:p>2023-03-04</text:p>
          </table:table-cell>
          <table:table-cell table:formula="of:=MONTH([.A312])" office:value-type="float" office:value="3" calcext:value-type="float">
            <text:p>3</text:p>
          </table:table-cell>
          <table:table-cell table:formula="of:=[.C307]" office:value-type="float" office:value="0" calcext:value-type="float">
            <text:p>0</text:p>
          </table:table-cell>
          <table:table-cell table:number-columns-repeated="6"/>
          <table:table-cell table:formula="of:=[.F312]*INDEX([$Rates.$B$2:$Rates.$B$6];[.C312]+1)-[.G312]*INDEX([$Rates.$C$2:$Rates.$C$6];[.C31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13]=0;[.A312]+1;[.A312])" office:value-type="date" office:date-value="2023-03-04" calcext:value-type="date">
            <text:p>2023-03-04</text:p>
          </table:table-cell>
          <table:table-cell table:formula="of:=MONTH([.A313])" office:value-type="float" office:value="3" calcext:value-type="float">
            <text:p>3</text:p>
          </table:table-cell>
          <table:table-cell table:formula="of:=[.C308]" office:value-type="float" office:value="1" calcext:value-type="float">
            <text:p>1</text:p>
          </table:table-cell>
          <table:table-cell table:number-columns-repeated="6"/>
          <table:table-cell table:formula="of:=[.F313]*INDEX([$Rates.$B$2:$Rates.$B$6];[.C313]+1)-[.G313]*INDEX([$Rates.$C$2:$Rates.$C$6];[.C31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14]=0;[.A313]+1;[.A313])" office:value-type="date" office:date-value="2023-03-04" calcext:value-type="date">
            <text:p>2023-03-04</text:p>
          </table:table-cell>
          <table:table-cell table:formula="of:=MONTH([.A314])" office:value-type="float" office:value="3" calcext:value-type="float">
            <text:p>3</text:p>
          </table:table-cell>
          <table:table-cell table:formula="of:=[.C309]" office:value-type="float" office:value="2" calcext:value-type="float">
            <text:p>2</text:p>
          </table:table-cell>
          <table:table-cell table:number-columns-repeated="6"/>
          <table:table-cell table:formula="of:=[.F314]*INDEX([$Rates.$B$2:$Rates.$B$6];[.C314]+1)-[.G314]*INDEX([$Rates.$C$2:$Rates.$C$6];[.C31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15]=0;[.A314]+1;[.A314])" office:value-type="date" office:date-value="2023-03-04" calcext:value-type="date">
            <text:p>2023-03-04</text:p>
          </table:table-cell>
          <table:table-cell table:formula="of:=MONTH([.A315])" office:value-type="float" office:value="3" calcext:value-type="float">
            <text:p>3</text:p>
          </table:table-cell>
          <table:table-cell table:formula="of:=[.C310]" office:value-type="float" office:value="3" calcext:value-type="float">
            <text:p>3</text:p>
          </table:table-cell>
          <table:table-cell table:number-columns-repeated="6"/>
          <table:table-cell table:formula="of:=[.F315]*INDEX([$Rates.$B$2:$Rates.$B$6];[.C315]+1)-[.G315]*INDEX([$Rates.$C$2:$Rates.$C$6];[.C31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16]=0;[.A315]+1;[.A315])" office:value-type="date" office:date-value="2023-03-04" calcext:value-type="date">
            <text:p>2023-03-04</text:p>
          </table:table-cell>
          <table:table-cell table:formula="of:=MONTH([.A316])" office:value-type="float" office:value="3" calcext:value-type="float">
            <text:p>3</text:p>
          </table:table-cell>
          <table:table-cell table:formula="of:=[.C311]" office:value-type="float" office:value="4" calcext:value-type="float">
            <text:p>4</text:p>
          </table:table-cell>
          <table:table-cell table:number-columns-repeated="6"/>
          <table:table-cell table:formula="of:=[.F316]*INDEX([$Rates.$B$2:$Rates.$B$6];[.C316]+1)-[.G316]*INDEX([$Rates.$C$2:$Rates.$C$6];[.C31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17]=0;[.A316]+1;[.A316])" office:value-type="date" office:date-value="2023-03-05" calcext:value-type="date">
            <text:p>2023-03-05</text:p>
          </table:table-cell>
          <table:table-cell table:formula="of:=MONTH([.A317])" office:value-type="float" office:value="3" calcext:value-type="float">
            <text:p>3</text:p>
          </table:table-cell>
          <table:table-cell table:formula="of:=[.C312]" office:value-type="float" office:value="0" calcext:value-type="float">
            <text:p>0</text:p>
          </table:table-cell>
          <table:table-cell table:number-columns-repeated="6"/>
          <table:table-cell table:formula="of:=[.F317]*INDEX([$Rates.$B$2:$Rates.$B$6];[.C317]+1)-[.G317]*INDEX([$Rates.$C$2:$Rates.$C$6];[.C31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18]=0;[.A317]+1;[.A317])" office:value-type="date" office:date-value="2023-03-05" calcext:value-type="date">
            <text:p>2023-03-05</text:p>
          </table:table-cell>
          <table:table-cell table:formula="of:=MONTH([.A318])" office:value-type="float" office:value="3" calcext:value-type="float">
            <text:p>3</text:p>
          </table:table-cell>
          <table:table-cell table:formula="of:=[.C313]" office:value-type="float" office:value="1" calcext:value-type="float">
            <text:p>1</text:p>
          </table:table-cell>
          <table:table-cell table:number-columns-repeated="6"/>
          <table:table-cell table:formula="of:=[.F318]*INDEX([$Rates.$B$2:$Rates.$B$6];[.C318]+1)-[.G318]*INDEX([$Rates.$C$2:$Rates.$C$6];[.C31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19]=0;[.A318]+1;[.A318])" office:value-type="date" office:date-value="2023-03-05" calcext:value-type="date">
            <text:p>2023-03-05</text:p>
          </table:table-cell>
          <table:table-cell table:formula="of:=MONTH([.A319])" office:value-type="float" office:value="3" calcext:value-type="float">
            <text:p>3</text:p>
          </table:table-cell>
          <table:table-cell table:formula="of:=[.C314]" office:value-type="float" office:value="2" calcext:value-type="float">
            <text:p>2</text:p>
          </table:table-cell>
          <table:table-cell table:number-columns-repeated="6"/>
          <table:table-cell table:formula="of:=[.F319]*INDEX([$Rates.$B$2:$Rates.$B$6];[.C319]+1)-[.G319]*INDEX([$Rates.$C$2:$Rates.$C$6];[.C31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20]=0;[.A319]+1;[.A319])" office:value-type="date" office:date-value="2023-03-05" calcext:value-type="date">
            <text:p>2023-03-05</text:p>
          </table:table-cell>
          <table:table-cell table:formula="of:=MONTH([.A320])" office:value-type="float" office:value="3" calcext:value-type="float">
            <text:p>3</text:p>
          </table:table-cell>
          <table:table-cell table:formula="of:=[.C315]" office:value-type="float" office:value="3" calcext:value-type="float">
            <text:p>3</text:p>
          </table:table-cell>
          <table:table-cell table:number-columns-repeated="6"/>
          <table:table-cell table:formula="of:=[.F320]*INDEX([$Rates.$B$2:$Rates.$B$6];[.C320]+1)-[.G320]*INDEX([$Rates.$C$2:$Rates.$C$6];[.C32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21]=0;[.A320]+1;[.A320])" office:value-type="date" office:date-value="2023-03-05" calcext:value-type="date">
            <text:p>2023-03-05</text:p>
          </table:table-cell>
          <table:table-cell table:formula="of:=MONTH([.A321])" office:value-type="float" office:value="3" calcext:value-type="float">
            <text:p>3</text:p>
          </table:table-cell>
          <table:table-cell table:formula="of:=[.C316]" office:value-type="float" office:value="4" calcext:value-type="float">
            <text:p>4</text:p>
          </table:table-cell>
          <table:table-cell table:number-columns-repeated="6"/>
          <table:table-cell table:formula="of:=[.F321]*INDEX([$Rates.$B$2:$Rates.$B$6];[.C321]+1)-[.G321]*INDEX([$Rates.$C$2:$Rates.$C$6];[.C32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22]=0;[.A321]+1;[.A321])" office:value-type="date" office:date-value="2023-03-06" calcext:value-type="date">
            <text:p>2023-03-06</text:p>
          </table:table-cell>
          <table:table-cell table:formula="of:=MONTH([.A322])" office:value-type="float" office:value="3" calcext:value-type="float">
            <text:p>3</text:p>
          </table:table-cell>
          <table:table-cell table:formula="of:=[.C317]" office:value-type="float" office:value="0" calcext:value-type="float">
            <text:p>0</text:p>
          </table:table-cell>
          <table:table-cell table:number-columns-repeated="6"/>
          <table:table-cell table:formula="of:=[.F322]*INDEX([$Rates.$B$2:$Rates.$B$6];[.C322]+1)-[.G322]*INDEX([$Rates.$C$2:$Rates.$C$6];[.C32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23]=0;[.A322]+1;[.A322])" office:value-type="date" office:date-value="2023-03-06" calcext:value-type="date">
            <text:p>2023-03-06</text:p>
          </table:table-cell>
          <table:table-cell table:formula="of:=MONTH([.A323])" office:value-type="float" office:value="3" calcext:value-type="float">
            <text:p>3</text:p>
          </table:table-cell>
          <table:table-cell table:formula="of:=[.C318]" office:value-type="float" office:value="1" calcext:value-type="float">
            <text:p>1</text:p>
          </table:table-cell>
          <table:table-cell table:number-columns-repeated="6"/>
          <table:table-cell table:formula="of:=[.F323]*INDEX([$Rates.$B$2:$Rates.$B$6];[.C323]+1)-[.G323]*INDEX([$Rates.$C$2:$Rates.$C$6];[.C32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24]=0;[.A323]+1;[.A323])" office:value-type="date" office:date-value="2023-03-06" calcext:value-type="date">
            <text:p>2023-03-06</text:p>
          </table:table-cell>
          <table:table-cell table:formula="of:=MONTH([.A324])" office:value-type="float" office:value="3" calcext:value-type="float">
            <text:p>3</text:p>
          </table:table-cell>
          <table:table-cell table:formula="of:=[.C319]" office:value-type="float" office:value="2" calcext:value-type="float">
            <text:p>2</text:p>
          </table:table-cell>
          <table:table-cell table:number-columns-repeated="6"/>
          <table:table-cell table:formula="of:=[.F324]*INDEX([$Rates.$B$2:$Rates.$B$6];[.C324]+1)-[.G324]*INDEX([$Rates.$C$2:$Rates.$C$6];[.C32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25]=0;[.A324]+1;[.A324])" office:value-type="date" office:date-value="2023-03-06" calcext:value-type="date">
            <text:p>2023-03-06</text:p>
          </table:table-cell>
          <table:table-cell table:formula="of:=MONTH([.A325])" office:value-type="float" office:value="3" calcext:value-type="float">
            <text:p>3</text:p>
          </table:table-cell>
          <table:table-cell table:formula="of:=[.C320]" office:value-type="float" office:value="3" calcext:value-type="float">
            <text:p>3</text:p>
          </table:table-cell>
          <table:table-cell table:number-columns-repeated="6"/>
          <table:table-cell table:formula="of:=[.F325]*INDEX([$Rates.$B$2:$Rates.$B$6];[.C325]+1)-[.G325]*INDEX([$Rates.$C$2:$Rates.$C$6];[.C32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26]=0;[.A325]+1;[.A325])" office:value-type="date" office:date-value="2023-03-06" calcext:value-type="date">
            <text:p>2023-03-06</text:p>
          </table:table-cell>
          <table:table-cell table:formula="of:=MONTH([.A326])" office:value-type="float" office:value="3" calcext:value-type="float">
            <text:p>3</text:p>
          </table:table-cell>
          <table:table-cell table:formula="of:=[.C321]" office:value-type="float" office:value="4" calcext:value-type="float">
            <text:p>4</text:p>
          </table:table-cell>
          <table:table-cell table:number-columns-repeated="6"/>
          <table:table-cell table:formula="of:=[.F326]*INDEX([$Rates.$B$2:$Rates.$B$6];[.C326]+1)-[.G326]*INDEX([$Rates.$C$2:$Rates.$C$6];[.C32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27]=0;[.A326]+1;[.A326])" office:value-type="date" office:date-value="2023-03-07" calcext:value-type="date">
            <text:p>2023-03-07</text:p>
          </table:table-cell>
          <table:table-cell table:formula="of:=MONTH([.A327])" office:value-type="float" office:value="3" calcext:value-type="float">
            <text:p>3</text:p>
          </table:table-cell>
          <table:table-cell table:formula="of:=[.C322]" office:value-type="float" office:value="0" calcext:value-type="float">
            <text:p>0</text:p>
          </table:table-cell>
          <table:table-cell table:number-columns-repeated="6"/>
          <table:table-cell table:formula="of:=[.F327]*INDEX([$Rates.$B$2:$Rates.$B$6];[.C327]+1)-[.G327]*INDEX([$Rates.$C$2:$Rates.$C$6];[.C32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28]=0;[.A327]+1;[.A327])" office:value-type="date" office:date-value="2023-03-07" calcext:value-type="date">
            <text:p>2023-03-07</text:p>
          </table:table-cell>
          <table:table-cell table:formula="of:=MONTH([.A328])" office:value-type="float" office:value="3" calcext:value-type="float">
            <text:p>3</text:p>
          </table:table-cell>
          <table:table-cell table:formula="of:=[.C323]" office:value-type="float" office:value="1" calcext:value-type="float">
            <text:p>1</text:p>
          </table:table-cell>
          <table:table-cell table:number-columns-repeated="6"/>
          <table:table-cell table:formula="of:=[.F328]*INDEX([$Rates.$B$2:$Rates.$B$6];[.C328]+1)-[.G328]*INDEX([$Rates.$C$2:$Rates.$C$6];[.C32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29]=0;[.A328]+1;[.A328])" office:value-type="date" office:date-value="2023-03-07" calcext:value-type="date">
            <text:p>2023-03-07</text:p>
          </table:table-cell>
          <table:table-cell table:formula="of:=MONTH([.A329])" office:value-type="float" office:value="3" calcext:value-type="float">
            <text:p>3</text:p>
          </table:table-cell>
          <table:table-cell table:formula="of:=[.C324]" office:value-type="float" office:value="2" calcext:value-type="float">
            <text:p>2</text:p>
          </table:table-cell>
          <table:table-cell table:number-columns-repeated="6"/>
          <table:table-cell table:formula="of:=[.F329]*INDEX([$Rates.$B$2:$Rates.$B$6];[.C329]+1)-[.G329]*INDEX([$Rates.$C$2:$Rates.$C$6];[.C32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30]=0;[.A329]+1;[.A329])" office:value-type="date" office:date-value="2023-03-07" calcext:value-type="date">
            <text:p>2023-03-07</text:p>
          </table:table-cell>
          <table:table-cell table:formula="of:=MONTH([.A330])" office:value-type="float" office:value="3" calcext:value-type="float">
            <text:p>3</text:p>
          </table:table-cell>
          <table:table-cell table:formula="of:=[.C325]" office:value-type="float" office:value="3" calcext:value-type="float">
            <text:p>3</text:p>
          </table:table-cell>
          <table:table-cell table:number-columns-repeated="6"/>
          <table:table-cell table:formula="of:=[.F330]*INDEX([$Rates.$B$2:$Rates.$B$6];[.C330]+1)-[.G330]*INDEX([$Rates.$C$2:$Rates.$C$6];[.C33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31]=0;[.A330]+1;[.A330])" office:value-type="date" office:date-value="2023-03-07" calcext:value-type="date">
            <text:p>2023-03-07</text:p>
          </table:table-cell>
          <table:table-cell table:formula="of:=MONTH([.A331])" office:value-type="float" office:value="3" calcext:value-type="float">
            <text:p>3</text:p>
          </table:table-cell>
          <table:table-cell table:formula="of:=[.C326]" office:value-type="float" office:value="4" calcext:value-type="float">
            <text:p>4</text:p>
          </table:table-cell>
          <table:table-cell table:number-columns-repeated="6"/>
          <table:table-cell table:formula="of:=[.F331]*INDEX([$Rates.$B$2:$Rates.$B$6];[.C331]+1)-[.G331]*INDEX([$Rates.$C$2:$Rates.$C$6];[.C33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32]=0;[.A331]+1;[.A331])" office:value-type="date" office:date-value="2023-03-08" calcext:value-type="date">
            <text:p>2023-03-08</text:p>
          </table:table-cell>
          <table:table-cell table:formula="of:=MONTH([.A332])" office:value-type="float" office:value="3" calcext:value-type="float">
            <text:p>3</text:p>
          </table:table-cell>
          <table:table-cell table:formula="of:=[.C327]" office:value-type="float" office:value="0" calcext:value-type="float">
            <text:p>0</text:p>
          </table:table-cell>
          <table:table-cell table:number-columns-repeated="6"/>
          <table:table-cell table:formula="of:=[.F332]*INDEX([$Rates.$B$2:$Rates.$B$6];[.C332]+1)-[.G332]*INDEX([$Rates.$C$2:$Rates.$C$6];[.C33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33]=0;[.A332]+1;[.A332])" office:value-type="date" office:date-value="2023-03-08" calcext:value-type="date">
            <text:p>2023-03-08</text:p>
          </table:table-cell>
          <table:table-cell table:formula="of:=MONTH([.A333])" office:value-type="float" office:value="3" calcext:value-type="float">
            <text:p>3</text:p>
          </table:table-cell>
          <table:table-cell table:formula="of:=[.C328]" office:value-type="float" office:value="1" calcext:value-type="float">
            <text:p>1</text:p>
          </table:table-cell>
          <table:table-cell table:number-columns-repeated="6"/>
          <table:table-cell table:formula="of:=[.F333]*INDEX([$Rates.$B$2:$Rates.$B$6];[.C333]+1)-[.G333]*INDEX([$Rates.$C$2:$Rates.$C$6];[.C33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34]=0;[.A333]+1;[.A333])" office:value-type="date" office:date-value="2023-03-08" calcext:value-type="date">
            <text:p>2023-03-08</text:p>
          </table:table-cell>
          <table:table-cell table:formula="of:=MONTH([.A334])" office:value-type="float" office:value="3" calcext:value-type="float">
            <text:p>3</text:p>
          </table:table-cell>
          <table:table-cell table:formula="of:=[.C329]" office:value-type="float" office:value="2" calcext:value-type="float">
            <text:p>2</text:p>
          </table:table-cell>
          <table:table-cell table:number-columns-repeated="6"/>
          <table:table-cell table:formula="of:=[.F334]*INDEX([$Rates.$B$2:$Rates.$B$6];[.C334]+1)-[.G334]*INDEX([$Rates.$C$2:$Rates.$C$6];[.C33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35]=0;[.A334]+1;[.A334])" office:value-type="date" office:date-value="2023-03-08" calcext:value-type="date">
            <text:p>2023-03-08</text:p>
          </table:table-cell>
          <table:table-cell table:formula="of:=MONTH([.A335])" office:value-type="float" office:value="3" calcext:value-type="float">
            <text:p>3</text:p>
          </table:table-cell>
          <table:table-cell table:formula="of:=[.C330]" office:value-type="float" office:value="3" calcext:value-type="float">
            <text:p>3</text:p>
          </table:table-cell>
          <table:table-cell table:number-columns-repeated="6"/>
          <table:table-cell table:formula="of:=[.F335]*INDEX([$Rates.$B$2:$Rates.$B$6];[.C335]+1)-[.G335]*INDEX([$Rates.$C$2:$Rates.$C$6];[.C33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36]=0;[.A335]+1;[.A335])" office:value-type="date" office:date-value="2023-03-08" calcext:value-type="date">
            <text:p>2023-03-08</text:p>
          </table:table-cell>
          <table:table-cell table:formula="of:=MONTH([.A336])" office:value-type="float" office:value="3" calcext:value-type="float">
            <text:p>3</text:p>
          </table:table-cell>
          <table:table-cell table:formula="of:=[.C331]" office:value-type="float" office:value="4" calcext:value-type="float">
            <text:p>4</text:p>
          </table:table-cell>
          <table:table-cell table:number-columns-repeated="6"/>
          <table:table-cell table:formula="of:=[.F336]*INDEX([$Rates.$B$2:$Rates.$B$6];[.C336]+1)-[.G336]*INDEX([$Rates.$C$2:$Rates.$C$6];[.C33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37]=0;[.A336]+1;[.A336])" office:value-type="date" office:date-value="2023-03-09" calcext:value-type="date">
            <text:p>2023-03-09</text:p>
          </table:table-cell>
          <table:table-cell table:formula="of:=MONTH([.A337])" office:value-type="float" office:value="3" calcext:value-type="float">
            <text:p>3</text:p>
          </table:table-cell>
          <table:table-cell table:formula="of:=[.C332]" office:value-type="float" office:value="0" calcext:value-type="float">
            <text:p>0</text:p>
          </table:table-cell>
          <table:table-cell table:number-columns-repeated="6"/>
          <table:table-cell table:formula="of:=[.F337]*INDEX([$Rates.$B$2:$Rates.$B$6];[.C337]+1)-[.G337]*INDEX([$Rates.$C$2:$Rates.$C$6];[.C33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38]=0;[.A337]+1;[.A337])" office:value-type="date" office:date-value="2023-03-09" calcext:value-type="date">
            <text:p>2023-03-09</text:p>
          </table:table-cell>
          <table:table-cell table:formula="of:=MONTH([.A338])" office:value-type="float" office:value="3" calcext:value-type="float">
            <text:p>3</text:p>
          </table:table-cell>
          <table:table-cell table:formula="of:=[.C333]" office:value-type="float" office:value="1" calcext:value-type="float">
            <text:p>1</text:p>
          </table:table-cell>
          <table:table-cell table:number-columns-repeated="6"/>
          <table:table-cell table:formula="of:=[.F338]*INDEX([$Rates.$B$2:$Rates.$B$6];[.C338]+1)-[.G338]*INDEX([$Rates.$C$2:$Rates.$C$6];[.C33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39]=0;[.A338]+1;[.A338])" office:value-type="date" office:date-value="2023-03-09" calcext:value-type="date">
            <text:p>2023-03-09</text:p>
          </table:table-cell>
          <table:table-cell table:formula="of:=MONTH([.A339])" office:value-type="float" office:value="3" calcext:value-type="float">
            <text:p>3</text:p>
          </table:table-cell>
          <table:table-cell table:formula="of:=[.C334]" office:value-type="float" office:value="2" calcext:value-type="float">
            <text:p>2</text:p>
          </table:table-cell>
          <table:table-cell table:number-columns-repeated="6"/>
          <table:table-cell table:formula="of:=[.F339]*INDEX([$Rates.$B$2:$Rates.$B$6];[.C339]+1)-[.G339]*INDEX([$Rates.$C$2:$Rates.$C$6];[.C33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40]=0;[.A339]+1;[.A339])" office:value-type="date" office:date-value="2023-03-09" calcext:value-type="date">
            <text:p>2023-03-09</text:p>
          </table:table-cell>
          <table:table-cell table:formula="of:=MONTH([.A340])" office:value-type="float" office:value="3" calcext:value-type="float">
            <text:p>3</text:p>
          </table:table-cell>
          <table:table-cell table:formula="of:=[.C335]" office:value-type="float" office:value="3" calcext:value-type="float">
            <text:p>3</text:p>
          </table:table-cell>
          <table:table-cell table:number-columns-repeated="6"/>
          <table:table-cell table:formula="of:=[.F340]*INDEX([$Rates.$B$2:$Rates.$B$6];[.C340]+1)-[.G340]*INDEX([$Rates.$C$2:$Rates.$C$6];[.C34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41]=0;[.A340]+1;[.A340])" office:value-type="date" office:date-value="2023-03-09" calcext:value-type="date">
            <text:p>2023-03-09</text:p>
          </table:table-cell>
          <table:table-cell table:formula="of:=MONTH([.A341])" office:value-type="float" office:value="3" calcext:value-type="float">
            <text:p>3</text:p>
          </table:table-cell>
          <table:table-cell table:formula="of:=[.C336]" office:value-type="float" office:value="4" calcext:value-type="float">
            <text:p>4</text:p>
          </table:table-cell>
          <table:table-cell table:number-columns-repeated="6"/>
          <table:table-cell table:formula="of:=[.F341]*INDEX([$Rates.$B$2:$Rates.$B$6];[.C341]+1)-[.G341]*INDEX([$Rates.$C$2:$Rates.$C$6];[.C34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42]=0;[.A341]+1;[.A341])" office:value-type="date" office:date-value="2023-03-10" calcext:value-type="date">
            <text:p>2023-03-10</text:p>
          </table:table-cell>
          <table:table-cell table:formula="of:=MONTH([.A342])" office:value-type="float" office:value="3" calcext:value-type="float">
            <text:p>3</text:p>
          </table:table-cell>
          <table:table-cell table:formula="of:=[.C337]" office:value-type="float" office:value="0" calcext:value-type="float">
            <text:p>0</text:p>
          </table:table-cell>
          <table:table-cell table:number-columns-repeated="6"/>
          <table:table-cell table:formula="of:=[.F342]*INDEX([$Rates.$B$2:$Rates.$B$6];[.C342]+1)-[.G342]*INDEX([$Rates.$C$2:$Rates.$C$6];[.C34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43]=0;[.A342]+1;[.A342])" office:value-type="date" office:date-value="2023-03-10" calcext:value-type="date">
            <text:p>2023-03-10</text:p>
          </table:table-cell>
          <table:table-cell table:formula="of:=MONTH([.A343])" office:value-type="float" office:value="3" calcext:value-type="float">
            <text:p>3</text:p>
          </table:table-cell>
          <table:table-cell table:formula="of:=[.C338]" office:value-type="float" office:value="1" calcext:value-type="float">
            <text:p>1</text:p>
          </table:table-cell>
          <table:table-cell table:number-columns-repeated="6"/>
          <table:table-cell table:formula="of:=[.F343]*INDEX([$Rates.$B$2:$Rates.$B$6];[.C343]+1)-[.G343]*INDEX([$Rates.$C$2:$Rates.$C$6];[.C34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44]=0;[.A343]+1;[.A343])" office:value-type="date" office:date-value="2023-03-10" calcext:value-type="date">
            <text:p>2023-03-10</text:p>
          </table:table-cell>
          <table:table-cell table:formula="of:=MONTH([.A344])" office:value-type="float" office:value="3" calcext:value-type="float">
            <text:p>3</text:p>
          </table:table-cell>
          <table:table-cell table:formula="of:=[.C339]" office:value-type="float" office:value="2" calcext:value-type="float">
            <text:p>2</text:p>
          </table:table-cell>
          <table:table-cell table:number-columns-repeated="6"/>
          <table:table-cell table:formula="of:=[.F344]*INDEX([$Rates.$B$2:$Rates.$B$6];[.C344]+1)-[.G344]*INDEX([$Rates.$C$2:$Rates.$C$6];[.C34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45]=0;[.A344]+1;[.A344])" office:value-type="date" office:date-value="2023-03-10" calcext:value-type="date">
            <text:p>2023-03-10</text:p>
          </table:table-cell>
          <table:table-cell table:formula="of:=MONTH([.A345])" office:value-type="float" office:value="3" calcext:value-type="float">
            <text:p>3</text:p>
          </table:table-cell>
          <table:table-cell table:formula="of:=[.C340]" office:value-type="float" office:value="3" calcext:value-type="float">
            <text:p>3</text:p>
          </table:table-cell>
          <table:table-cell table:number-columns-repeated="6"/>
          <table:table-cell table:formula="of:=[.F345]*INDEX([$Rates.$B$2:$Rates.$B$6];[.C345]+1)-[.G345]*INDEX([$Rates.$C$2:$Rates.$C$6];[.C34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46]=0;[.A345]+1;[.A345])" office:value-type="date" office:date-value="2023-03-10" calcext:value-type="date">
            <text:p>2023-03-10</text:p>
          </table:table-cell>
          <table:table-cell table:formula="of:=MONTH([.A346])" office:value-type="float" office:value="3" calcext:value-type="float">
            <text:p>3</text:p>
          </table:table-cell>
          <table:table-cell table:formula="of:=[.C341]" office:value-type="float" office:value="4" calcext:value-type="float">
            <text:p>4</text:p>
          </table:table-cell>
          <table:table-cell table:number-columns-repeated="6"/>
          <table:table-cell table:formula="of:=[.F346]*INDEX([$Rates.$B$2:$Rates.$B$6];[.C346]+1)-[.G346]*INDEX([$Rates.$C$2:$Rates.$C$6];[.C34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47]=0;[.A346]+1;[.A346])" office:value-type="date" office:date-value="2023-03-11" calcext:value-type="date">
            <text:p>2023-03-11</text:p>
          </table:table-cell>
          <table:table-cell table:formula="of:=MONTH([.A347])" office:value-type="float" office:value="3" calcext:value-type="float">
            <text:p>3</text:p>
          </table:table-cell>
          <table:table-cell table:formula="of:=[.C342]" office:value-type="float" office:value="0" calcext:value-type="float">
            <text:p>0</text:p>
          </table:table-cell>
          <table:table-cell table:number-columns-repeated="6"/>
          <table:table-cell table:formula="of:=[.F347]*INDEX([$Rates.$B$2:$Rates.$B$6];[.C347]+1)-[.G347]*INDEX([$Rates.$C$2:$Rates.$C$6];[.C34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48]=0;[.A347]+1;[.A347])" office:value-type="date" office:date-value="2023-03-11" calcext:value-type="date">
            <text:p>2023-03-11</text:p>
          </table:table-cell>
          <table:table-cell table:formula="of:=MONTH([.A348])" office:value-type="float" office:value="3" calcext:value-type="float">
            <text:p>3</text:p>
          </table:table-cell>
          <table:table-cell table:formula="of:=[.C343]" office:value-type="float" office:value="1" calcext:value-type="float">
            <text:p>1</text:p>
          </table:table-cell>
          <table:table-cell table:number-columns-repeated="6"/>
          <table:table-cell table:formula="of:=[.F348]*INDEX([$Rates.$B$2:$Rates.$B$6];[.C348]+1)-[.G348]*INDEX([$Rates.$C$2:$Rates.$C$6];[.C34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49]=0;[.A348]+1;[.A348])" office:value-type="date" office:date-value="2023-03-11" calcext:value-type="date">
            <text:p>2023-03-11</text:p>
          </table:table-cell>
          <table:table-cell table:formula="of:=MONTH([.A349])" office:value-type="float" office:value="3" calcext:value-type="float">
            <text:p>3</text:p>
          </table:table-cell>
          <table:table-cell table:formula="of:=[.C344]" office:value-type="float" office:value="2" calcext:value-type="float">
            <text:p>2</text:p>
          </table:table-cell>
          <table:table-cell table:number-columns-repeated="6"/>
          <table:table-cell table:formula="of:=[.F349]*INDEX([$Rates.$B$2:$Rates.$B$6];[.C349]+1)-[.G349]*INDEX([$Rates.$C$2:$Rates.$C$6];[.C34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50]=0;[.A349]+1;[.A349])" office:value-type="date" office:date-value="2023-03-11" calcext:value-type="date">
            <text:p>2023-03-11</text:p>
          </table:table-cell>
          <table:table-cell table:formula="of:=MONTH([.A350])" office:value-type="float" office:value="3" calcext:value-type="float">
            <text:p>3</text:p>
          </table:table-cell>
          <table:table-cell table:formula="of:=[.C345]" office:value-type="float" office:value="3" calcext:value-type="float">
            <text:p>3</text:p>
          </table:table-cell>
          <table:table-cell table:number-columns-repeated="6"/>
          <table:table-cell table:formula="of:=[.F350]*INDEX([$Rates.$B$2:$Rates.$B$6];[.C350]+1)-[.G350]*INDEX([$Rates.$C$2:$Rates.$C$6];[.C35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51]=0;[.A350]+1;[.A350])" office:value-type="date" office:date-value="2023-03-11" calcext:value-type="date">
            <text:p>2023-03-11</text:p>
          </table:table-cell>
          <table:table-cell table:formula="of:=MONTH([.A351])" office:value-type="float" office:value="3" calcext:value-type="float">
            <text:p>3</text:p>
          </table:table-cell>
          <table:table-cell table:formula="of:=[.C346]" office:value-type="float" office:value="4" calcext:value-type="float">
            <text:p>4</text:p>
          </table:table-cell>
          <table:table-cell table:number-columns-repeated="6"/>
          <table:table-cell table:formula="of:=[.F351]*INDEX([$Rates.$B$2:$Rates.$B$6];[.C351]+1)-[.G351]*INDEX([$Rates.$C$2:$Rates.$C$6];[.C35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52]=0;[.A351]+1;[.A351])" office:value-type="date" office:date-value="2023-03-12" calcext:value-type="date">
            <text:p>2023-03-12</text:p>
          </table:table-cell>
          <table:table-cell table:formula="of:=MONTH([.A352])" office:value-type="float" office:value="3" calcext:value-type="float">
            <text:p>3</text:p>
          </table:table-cell>
          <table:table-cell table:formula="of:=[.C347]" office:value-type="float" office:value="0" calcext:value-type="float">
            <text:p>0</text:p>
          </table:table-cell>
          <table:table-cell table:number-columns-repeated="6"/>
          <table:table-cell table:formula="of:=[.F352]*INDEX([$Rates.$B$2:$Rates.$B$6];[.C352]+1)-[.G352]*INDEX([$Rates.$C$2:$Rates.$C$6];[.C35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53]=0;[.A352]+1;[.A352])" office:value-type="date" office:date-value="2023-03-12" calcext:value-type="date">
            <text:p>2023-03-12</text:p>
          </table:table-cell>
          <table:table-cell table:formula="of:=MONTH([.A353])" office:value-type="float" office:value="3" calcext:value-type="float">
            <text:p>3</text:p>
          </table:table-cell>
          <table:table-cell table:formula="of:=[.C348]" office:value-type="float" office:value="1" calcext:value-type="float">
            <text:p>1</text:p>
          </table:table-cell>
          <table:table-cell table:number-columns-repeated="6"/>
          <table:table-cell table:formula="of:=[.F353]*INDEX([$Rates.$B$2:$Rates.$B$6];[.C353]+1)-[.G353]*INDEX([$Rates.$C$2:$Rates.$C$6];[.C35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54]=0;[.A353]+1;[.A353])" office:value-type="date" office:date-value="2023-03-12" calcext:value-type="date">
            <text:p>2023-03-12</text:p>
          </table:table-cell>
          <table:table-cell table:formula="of:=MONTH([.A354])" office:value-type="float" office:value="3" calcext:value-type="float">
            <text:p>3</text:p>
          </table:table-cell>
          <table:table-cell table:formula="of:=[.C349]" office:value-type="float" office:value="2" calcext:value-type="float">
            <text:p>2</text:p>
          </table:table-cell>
          <table:table-cell table:number-columns-repeated="6"/>
          <table:table-cell table:formula="of:=[.F354]*INDEX([$Rates.$B$2:$Rates.$B$6];[.C354]+1)-[.G354]*INDEX([$Rates.$C$2:$Rates.$C$6];[.C35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55]=0;[.A354]+1;[.A354])" office:value-type="date" office:date-value="2023-03-12" calcext:value-type="date">
            <text:p>2023-03-12</text:p>
          </table:table-cell>
          <table:table-cell table:formula="of:=MONTH([.A355])" office:value-type="float" office:value="3" calcext:value-type="float">
            <text:p>3</text:p>
          </table:table-cell>
          <table:table-cell table:formula="of:=[.C350]" office:value-type="float" office:value="3" calcext:value-type="float">
            <text:p>3</text:p>
          </table:table-cell>
          <table:table-cell table:number-columns-repeated="6"/>
          <table:table-cell table:formula="of:=[.F355]*INDEX([$Rates.$B$2:$Rates.$B$6];[.C355]+1)-[.G355]*INDEX([$Rates.$C$2:$Rates.$C$6];[.C35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56]=0;[.A355]+1;[.A355])" office:value-type="date" office:date-value="2023-03-12" calcext:value-type="date">
            <text:p>2023-03-12</text:p>
          </table:table-cell>
          <table:table-cell table:formula="of:=MONTH([.A356])" office:value-type="float" office:value="3" calcext:value-type="float">
            <text:p>3</text:p>
          </table:table-cell>
          <table:table-cell table:formula="of:=[.C351]" office:value-type="float" office:value="4" calcext:value-type="float">
            <text:p>4</text:p>
          </table:table-cell>
          <table:table-cell table:number-columns-repeated="6"/>
          <table:table-cell table:formula="of:=[.F356]*INDEX([$Rates.$B$2:$Rates.$B$6];[.C356]+1)-[.G356]*INDEX([$Rates.$C$2:$Rates.$C$6];[.C35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57]=0;[.A356]+1;[.A356])" office:value-type="date" office:date-value="2023-03-13" calcext:value-type="date">
            <text:p>2023-03-13</text:p>
          </table:table-cell>
          <table:table-cell table:formula="of:=MONTH([.A357])" office:value-type="float" office:value="3" calcext:value-type="float">
            <text:p>3</text:p>
          </table:table-cell>
          <table:table-cell table:formula="of:=[.C352]" office:value-type="float" office:value="0" calcext:value-type="float">
            <text:p>0</text:p>
          </table:table-cell>
          <table:table-cell table:number-columns-repeated="6"/>
          <table:table-cell table:formula="of:=[.F357]*INDEX([$Rates.$B$2:$Rates.$B$6];[.C357]+1)-[.G357]*INDEX([$Rates.$C$2:$Rates.$C$6];[.C35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58]=0;[.A357]+1;[.A357])" office:value-type="date" office:date-value="2023-03-13" calcext:value-type="date">
            <text:p>2023-03-13</text:p>
          </table:table-cell>
          <table:table-cell table:formula="of:=MONTH([.A358])" office:value-type="float" office:value="3" calcext:value-type="float">
            <text:p>3</text:p>
          </table:table-cell>
          <table:table-cell table:formula="of:=[.C353]" office:value-type="float" office:value="1" calcext:value-type="float">
            <text:p>1</text:p>
          </table:table-cell>
          <table:table-cell table:number-columns-repeated="6"/>
          <table:table-cell table:formula="of:=[.F358]*INDEX([$Rates.$B$2:$Rates.$B$6];[.C358]+1)-[.G358]*INDEX([$Rates.$C$2:$Rates.$C$6];[.C35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59]=0;[.A358]+1;[.A358])" office:value-type="date" office:date-value="2023-03-13" calcext:value-type="date">
            <text:p>2023-03-13</text:p>
          </table:table-cell>
          <table:table-cell table:formula="of:=MONTH([.A359])" office:value-type="float" office:value="3" calcext:value-type="float">
            <text:p>3</text:p>
          </table:table-cell>
          <table:table-cell table:formula="of:=[.C354]" office:value-type="float" office:value="2" calcext:value-type="float">
            <text:p>2</text:p>
          </table:table-cell>
          <table:table-cell table:number-columns-repeated="6"/>
          <table:table-cell table:formula="of:=[.F359]*INDEX([$Rates.$B$2:$Rates.$B$6];[.C359]+1)-[.G359]*INDEX([$Rates.$C$2:$Rates.$C$6];[.C35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60]=0;[.A359]+1;[.A359])" office:value-type="date" office:date-value="2023-03-13" calcext:value-type="date">
            <text:p>2023-03-13</text:p>
          </table:table-cell>
          <table:table-cell table:formula="of:=MONTH([.A360])" office:value-type="float" office:value="3" calcext:value-type="float">
            <text:p>3</text:p>
          </table:table-cell>
          <table:table-cell table:formula="of:=[.C355]" office:value-type="float" office:value="3" calcext:value-type="float">
            <text:p>3</text:p>
          </table:table-cell>
          <table:table-cell table:number-columns-repeated="6"/>
          <table:table-cell table:formula="of:=[.F360]*INDEX([$Rates.$B$2:$Rates.$B$6];[.C360]+1)-[.G360]*INDEX([$Rates.$C$2:$Rates.$C$6];[.C36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61]=0;[.A360]+1;[.A360])" office:value-type="date" office:date-value="2023-03-13" calcext:value-type="date">
            <text:p>2023-03-13</text:p>
          </table:table-cell>
          <table:table-cell table:formula="of:=MONTH([.A361])" office:value-type="float" office:value="3" calcext:value-type="float">
            <text:p>3</text:p>
          </table:table-cell>
          <table:table-cell table:formula="of:=[.C356]" office:value-type="float" office:value="4" calcext:value-type="float">
            <text:p>4</text:p>
          </table:table-cell>
          <table:table-cell table:number-columns-repeated="6"/>
          <table:table-cell table:formula="of:=[.F361]*INDEX([$Rates.$B$2:$Rates.$B$6];[.C361]+1)-[.G361]*INDEX([$Rates.$C$2:$Rates.$C$6];[.C36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62]=0;[.A361]+1;[.A361])" office:value-type="date" office:date-value="2023-03-14" calcext:value-type="date">
            <text:p>2023-03-14</text:p>
          </table:table-cell>
          <table:table-cell table:formula="of:=MONTH([.A362])" office:value-type="float" office:value="3" calcext:value-type="float">
            <text:p>3</text:p>
          </table:table-cell>
          <table:table-cell table:formula="of:=[.C357]" office:value-type="float" office:value="0" calcext:value-type="float">
            <text:p>0</text:p>
          </table:table-cell>
          <table:table-cell table:number-columns-repeated="6"/>
          <table:table-cell table:formula="of:=[.F362]*INDEX([$Rates.$B$2:$Rates.$B$6];[.C362]+1)-[.G362]*INDEX([$Rates.$C$2:$Rates.$C$6];[.C36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63]=0;[.A362]+1;[.A362])" office:value-type="date" office:date-value="2023-03-14" calcext:value-type="date">
            <text:p>2023-03-14</text:p>
          </table:table-cell>
          <table:table-cell table:formula="of:=MONTH([.A363])" office:value-type="float" office:value="3" calcext:value-type="float">
            <text:p>3</text:p>
          </table:table-cell>
          <table:table-cell table:formula="of:=[.C358]" office:value-type="float" office:value="1" calcext:value-type="float">
            <text:p>1</text:p>
          </table:table-cell>
          <table:table-cell table:number-columns-repeated="6"/>
          <table:table-cell table:formula="of:=[.F363]*INDEX([$Rates.$B$2:$Rates.$B$6];[.C363]+1)-[.G363]*INDEX([$Rates.$C$2:$Rates.$C$6];[.C36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64]=0;[.A363]+1;[.A363])" office:value-type="date" office:date-value="2023-03-14" calcext:value-type="date">
            <text:p>2023-03-14</text:p>
          </table:table-cell>
          <table:table-cell table:formula="of:=MONTH([.A364])" office:value-type="float" office:value="3" calcext:value-type="float">
            <text:p>3</text:p>
          </table:table-cell>
          <table:table-cell table:formula="of:=[.C359]" office:value-type="float" office:value="2" calcext:value-type="float">
            <text:p>2</text:p>
          </table:table-cell>
          <table:table-cell table:number-columns-repeated="6"/>
          <table:table-cell table:formula="of:=[.F364]*INDEX([$Rates.$B$2:$Rates.$B$6];[.C364]+1)-[.G364]*INDEX([$Rates.$C$2:$Rates.$C$6];[.C36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65]=0;[.A364]+1;[.A364])" office:value-type="date" office:date-value="2023-03-14" calcext:value-type="date">
            <text:p>2023-03-14</text:p>
          </table:table-cell>
          <table:table-cell table:formula="of:=MONTH([.A365])" office:value-type="float" office:value="3" calcext:value-type="float">
            <text:p>3</text:p>
          </table:table-cell>
          <table:table-cell table:formula="of:=[.C360]" office:value-type="float" office:value="3" calcext:value-type="float">
            <text:p>3</text:p>
          </table:table-cell>
          <table:table-cell table:number-columns-repeated="6"/>
          <table:table-cell table:formula="of:=[.F365]*INDEX([$Rates.$B$2:$Rates.$B$6];[.C365]+1)-[.G365]*INDEX([$Rates.$C$2:$Rates.$C$6];[.C36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66]=0;[.A365]+1;[.A365])" office:value-type="date" office:date-value="2023-03-14" calcext:value-type="date">
            <text:p>2023-03-14</text:p>
          </table:table-cell>
          <table:table-cell table:formula="of:=MONTH([.A366])" office:value-type="float" office:value="3" calcext:value-type="float">
            <text:p>3</text:p>
          </table:table-cell>
          <table:table-cell table:formula="of:=[.C361]" office:value-type="float" office:value="4" calcext:value-type="float">
            <text:p>4</text:p>
          </table:table-cell>
          <table:table-cell table:number-columns-repeated="6"/>
          <table:table-cell table:formula="of:=[.F366]*INDEX([$Rates.$B$2:$Rates.$B$6];[.C366]+1)-[.G366]*INDEX([$Rates.$C$2:$Rates.$C$6];[.C36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67]=0;[.A366]+1;[.A366])" office:value-type="date" office:date-value="2023-03-15" calcext:value-type="date">
            <text:p>2023-03-15</text:p>
          </table:table-cell>
          <table:table-cell table:formula="of:=MONTH([.A367])" office:value-type="float" office:value="3" calcext:value-type="float">
            <text:p>3</text:p>
          </table:table-cell>
          <table:table-cell table:formula="of:=[.C362]" office:value-type="float" office:value="0" calcext:value-type="float">
            <text:p>0</text:p>
          </table:table-cell>
          <table:table-cell table:number-columns-repeated="6"/>
          <table:table-cell table:formula="of:=[.F367]*INDEX([$Rates.$B$2:$Rates.$B$6];[.C367]+1)-[.G367]*INDEX([$Rates.$C$2:$Rates.$C$6];[.C36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68]=0;[.A367]+1;[.A367])" office:value-type="date" office:date-value="2023-03-15" calcext:value-type="date">
            <text:p>2023-03-15</text:p>
          </table:table-cell>
          <table:table-cell table:formula="of:=MONTH([.A368])" office:value-type="float" office:value="3" calcext:value-type="float">
            <text:p>3</text:p>
          </table:table-cell>
          <table:table-cell table:formula="of:=[.C363]" office:value-type="float" office:value="1" calcext:value-type="float">
            <text:p>1</text:p>
          </table:table-cell>
          <table:table-cell table:number-columns-repeated="6"/>
          <table:table-cell table:formula="of:=[.F368]*INDEX([$Rates.$B$2:$Rates.$B$6];[.C368]+1)-[.G368]*INDEX([$Rates.$C$2:$Rates.$C$6];[.C36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69]=0;[.A368]+1;[.A368])" office:value-type="date" office:date-value="2023-03-15" calcext:value-type="date">
            <text:p>2023-03-15</text:p>
          </table:table-cell>
          <table:table-cell table:formula="of:=MONTH([.A369])" office:value-type="float" office:value="3" calcext:value-type="float">
            <text:p>3</text:p>
          </table:table-cell>
          <table:table-cell table:formula="of:=[.C364]" office:value-type="float" office:value="2" calcext:value-type="float">
            <text:p>2</text:p>
          </table:table-cell>
          <table:table-cell table:number-columns-repeated="6"/>
          <table:table-cell table:formula="of:=[.F369]*INDEX([$Rates.$B$2:$Rates.$B$6];[.C369]+1)-[.G369]*INDEX([$Rates.$C$2:$Rates.$C$6];[.C36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70]=0;[.A369]+1;[.A369])" office:value-type="date" office:date-value="2023-03-15" calcext:value-type="date">
            <text:p>2023-03-15</text:p>
          </table:table-cell>
          <table:table-cell table:formula="of:=MONTH([.A370])" office:value-type="float" office:value="3" calcext:value-type="float">
            <text:p>3</text:p>
          </table:table-cell>
          <table:table-cell table:formula="of:=[.C365]" office:value-type="float" office:value="3" calcext:value-type="float">
            <text:p>3</text:p>
          </table:table-cell>
          <table:table-cell table:number-columns-repeated="6"/>
          <table:table-cell table:formula="of:=[.F370]*INDEX([$Rates.$B$2:$Rates.$B$6];[.C370]+1)-[.G370]*INDEX([$Rates.$C$2:$Rates.$C$6];[.C37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71]=0;[.A370]+1;[.A370])" office:value-type="date" office:date-value="2023-03-15" calcext:value-type="date">
            <text:p>2023-03-15</text:p>
          </table:table-cell>
          <table:table-cell table:formula="of:=MONTH([.A371])" office:value-type="float" office:value="3" calcext:value-type="float">
            <text:p>3</text:p>
          </table:table-cell>
          <table:table-cell table:formula="of:=[.C366]" office:value-type="float" office:value="4" calcext:value-type="float">
            <text:p>4</text:p>
          </table:table-cell>
          <table:table-cell table:number-columns-repeated="6"/>
          <table:table-cell table:formula="of:=[.F371]*INDEX([$Rates.$B$2:$Rates.$B$6];[.C371]+1)-[.G371]*INDEX([$Rates.$C$2:$Rates.$C$6];[.C37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72]=0;[.A371]+1;[.A371])" office:value-type="date" office:date-value="2023-03-16" calcext:value-type="date">
            <text:p>2023-03-16</text:p>
          </table:table-cell>
          <table:table-cell table:formula="of:=MONTH([.A372])" office:value-type="float" office:value="3" calcext:value-type="float">
            <text:p>3</text:p>
          </table:table-cell>
          <table:table-cell table:formula="of:=[.C367]" office:value-type="float" office:value="0" calcext:value-type="float">
            <text:p>0</text:p>
          </table:table-cell>
          <table:table-cell table:number-columns-repeated="6"/>
          <table:table-cell table:formula="of:=[.F372]*INDEX([$Rates.$B$2:$Rates.$B$6];[.C372]+1)-[.G372]*INDEX([$Rates.$C$2:$Rates.$C$6];[.C37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73]=0;[.A372]+1;[.A372])" office:value-type="date" office:date-value="2023-03-16" calcext:value-type="date">
            <text:p>2023-03-16</text:p>
          </table:table-cell>
          <table:table-cell table:formula="of:=MONTH([.A373])" office:value-type="float" office:value="3" calcext:value-type="float">
            <text:p>3</text:p>
          </table:table-cell>
          <table:table-cell table:formula="of:=[.C368]" office:value-type="float" office:value="1" calcext:value-type="float">
            <text:p>1</text:p>
          </table:table-cell>
          <table:table-cell table:number-columns-repeated="6"/>
          <table:table-cell table:formula="of:=[.F373]*INDEX([$Rates.$B$2:$Rates.$B$6];[.C373]+1)-[.G373]*INDEX([$Rates.$C$2:$Rates.$C$6];[.C37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74]=0;[.A373]+1;[.A373])" office:value-type="date" office:date-value="2023-03-16" calcext:value-type="date">
            <text:p>2023-03-16</text:p>
          </table:table-cell>
          <table:table-cell table:formula="of:=MONTH([.A374])" office:value-type="float" office:value="3" calcext:value-type="float">
            <text:p>3</text:p>
          </table:table-cell>
          <table:table-cell table:formula="of:=[.C369]" office:value-type="float" office:value="2" calcext:value-type="float">
            <text:p>2</text:p>
          </table:table-cell>
          <table:table-cell table:number-columns-repeated="6"/>
          <table:table-cell table:formula="of:=[.F374]*INDEX([$Rates.$B$2:$Rates.$B$6];[.C374]+1)-[.G374]*INDEX([$Rates.$C$2:$Rates.$C$6];[.C37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75]=0;[.A374]+1;[.A374])" office:value-type="date" office:date-value="2023-03-16" calcext:value-type="date">
            <text:p>2023-03-16</text:p>
          </table:table-cell>
          <table:table-cell table:formula="of:=MONTH([.A375])" office:value-type="float" office:value="3" calcext:value-type="float">
            <text:p>3</text:p>
          </table:table-cell>
          <table:table-cell table:formula="of:=[.C370]" office:value-type="float" office:value="3" calcext:value-type="float">
            <text:p>3</text:p>
          </table:table-cell>
          <table:table-cell table:number-columns-repeated="6"/>
          <table:table-cell table:formula="of:=[.F375]*INDEX([$Rates.$B$2:$Rates.$B$6];[.C375]+1)-[.G375]*INDEX([$Rates.$C$2:$Rates.$C$6];[.C37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76]=0;[.A375]+1;[.A375])" office:value-type="date" office:date-value="2023-03-16" calcext:value-type="date">
            <text:p>2023-03-16</text:p>
          </table:table-cell>
          <table:table-cell table:formula="of:=MONTH([.A376])" office:value-type="float" office:value="3" calcext:value-type="float">
            <text:p>3</text:p>
          </table:table-cell>
          <table:table-cell table:formula="of:=[.C371]" office:value-type="float" office:value="4" calcext:value-type="float">
            <text:p>4</text:p>
          </table:table-cell>
          <table:table-cell table:number-columns-repeated="6"/>
          <table:table-cell table:formula="of:=[.F376]*INDEX([$Rates.$B$2:$Rates.$B$6];[.C376]+1)-[.G376]*INDEX([$Rates.$C$2:$Rates.$C$6];[.C37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77]=0;[.A376]+1;[.A376])" office:value-type="date" office:date-value="2023-03-17" calcext:value-type="date">
            <text:p>2023-03-17</text:p>
          </table:table-cell>
          <table:table-cell table:formula="of:=MONTH([.A377])" office:value-type="float" office:value="3" calcext:value-type="float">
            <text:p>3</text:p>
          </table:table-cell>
          <table:table-cell table:formula="of:=[.C372]" office:value-type="float" office:value="0" calcext:value-type="float">
            <text:p>0</text:p>
          </table:table-cell>
          <table:table-cell table:number-columns-repeated="6"/>
          <table:table-cell table:formula="of:=[.F377]*INDEX([$Rates.$B$2:$Rates.$B$6];[.C377]+1)-[.G377]*INDEX([$Rates.$C$2:$Rates.$C$6];[.C37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78]=0;[.A377]+1;[.A377])" office:value-type="date" office:date-value="2023-03-17" calcext:value-type="date">
            <text:p>2023-03-17</text:p>
          </table:table-cell>
          <table:table-cell table:formula="of:=MONTH([.A378])" office:value-type="float" office:value="3" calcext:value-type="float">
            <text:p>3</text:p>
          </table:table-cell>
          <table:table-cell table:formula="of:=[.C373]" office:value-type="float" office:value="1" calcext:value-type="float">
            <text:p>1</text:p>
          </table:table-cell>
          <table:table-cell table:number-columns-repeated="6"/>
          <table:table-cell table:formula="of:=[.F378]*INDEX([$Rates.$B$2:$Rates.$B$6];[.C378]+1)-[.G378]*INDEX([$Rates.$C$2:$Rates.$C$6];[.C37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79]=0;[.A378]+1;[.A378])" office:value-type="date" office:date-value="2023-03-17" calcext:value-type="date">
            <text:p>2023-03-17</text:p>
          </table:table-cell>
          <table:table-cell table:formula="of:=MONTH([.A379])" office:value-type="float" office:value="3" calcext:value-type="float">
            <text:p>3</text:p>
          </table:table-cell>
          <table:table-cell table:formula="of:=[.C374]" office:value-type="float" office:value="2" calcext:value-type="float">
            <text:p>2</text:p>
          </table:table-cell>
          <table:table-cell table:number-columns-repeated="6"/>
          <table:table-cell table:formula="of:=[.F379]*INDEX([$Rates.$B$2:$Rates.$B$6];[.C379]+1)-[.G379]*INDEX([$Rates.$C$2:$Rates.$C$6];[.C37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80]=0;[.A379]+1;[.A379])" office:value-type="date" office:date-value="2023-03-17" calcext:value-type="date">
            <text:p>2023-03-17</text:p>
          </table:table-cell>
          <table:table-cell table:formula="of:=MONTH([.A380])" office:value-type="float" office:value="3" calcext:value-type="float">
            <text:p>3</text:p>
          </table:table-cell>
          <table:table-cell table:formula="of:=[.C375]" office:value-type="float" office:value="3" calcext:value-type="float">
            <text:p>3</text:p>
          </table:table-cell>
          <table:table-cell table:number-columns-repeated="6"/>
          <table:table-cell table:formula="of:=[.F380]*INDEX([$Rates.$B$2:$Rates.$B$6];[.C380]+1)-[.G380]*INDEX([$Rates.$C$2:$Rates.$C$6];[.C38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81]=0;[.A380]+1;[.A380])" office:value-type="date" office:date-value="2023-03-17" calcext:value-type="date">
            <text:p>2023-03-17</text:p>
          </table:table-cell>
          <table:table-cell table:formula="of:=MONTH([.A381])" office:value-type="float" office:value="3" calcext:value-type="float">
            <text:p>3</text:p>
          </table:table-cell>
          <table:table-cell table:formula="of:=[.C376]" office:value-type="float" office:value="4" calcext:value-type="float">
            <text:p>4</text:p>
          </table:table-cell>
          <table:table-cell table:number-columns-repeated="6"/>
          <table:table-cell table:formula="of:=[.F381]*INDEX([$Rates.$B$2:$Rates.$B$6];[.C381]+1)-[.G381]*INDEX([$Rates.$C$2:$Rates.$C$6];[.C38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82]=0;[.A381]+1;[.A381])" office:value-type="date" office:date-value="2023-03-18" calcext:value-type="date">
            <text:p>2023-03-18</text:p>
          </table:table-cell>
          <table:table-cell table:formula="of:=MONTH([.A382])" office:value-type="float" office:value="3" calcext:value-type="float">
            <text:p>3</text:p>
          </table:table-cell>
          <table:table-cell table:formula="of:=[.C377]" office:value-type="float" office:value="0" calcext:value-type="float">
            <text:p>0</text:p>
          </table:table-cell>
          <table:table-cell table:number-columns-repeated="6"/>
          <table:table-cell table:formula="of:=[.F382]*INDEX([$Rates.$B$2:$Rates.$B$6];[.C382]+1)-[.G382]*INDEX([$Rates.$C$2:$Rates.$C$6];[.C38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83]=0;[.A382]+1;[.A382])" office:value-type="date" office:date-value="2023-03-18" calcext:value-type="date">
            <text:p>2023-03-18</text:p>
          </table:table-cell>
          <table:table-cell table:formula="of:=MONTH([.A383])" office:value-type="float" office:value="3" calcext:value-type="float">
            <text:p>3</text:p>
          </table:table-cell>
          <table:table-cell table:formula="of:=[.C378]" office:value-type="float" office:value="1" calcext:value-type="float">
            <text:p>1</text:p>
          </table:table-cell>
          <table:table-cell table:number-columns-repeated="6"/>
          <table:table-cell table:formula="of:=[.F383]*INDEX([$Rates.$B$2:$Rates.$B$6];[.C383]+1)-[.G383]*INDEX([$Rates.$C$2:$Rates.$C$6];[.C38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84]=0;[.A383]+1;[.A383])" office:value-type="date" office:date-value="2023-03-18" calcext:value-type="date">
            <text:p>2023-03-18</text:p>
          </table:table-cell>
          <table:table-cell table:formula="of:=MONTH([.A384])" office:value-type="float" office:value="3" calcext:value-type="float">
            <text:p>3</text:p>
          </table:table-cell>
          <table:table-cell table:formula="of:=[.C379]" office:value-type="float" office:value="2" calcext:value-type="float">
            <text:p>2</text:p>
          </table:table-cell>
          <table:table-cell table:number-columns-repeated="6"/>
          <table:table-cell table:formula="of:=[.F384]*INDEX([$Rates.$B$2:$Rates.$B$6];[.C384]+1)-[.G384]*INDEX([$Rates.$C$2:$Rates.$C$6];[.C38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85]=0;[.A384]+1;[.A384])" office:value-type="date" office:date-value="2023-03-18" calcext:value-type="date">
            <text:p>2023-03-18</text:p>
          </table:table-cell>
          <table:table-cell table:formula="of:=MONTH([.A385])" office:value-type="float" office:value="3" calcext:value-type="float">
            <text:p>3</text:p>
          </table:table-cell>
          <table:table-cell table:formula="of:=[.C380]" office:value-type="float" office:value="3" calcext:value-type="float">
            <text:p>3</text:p>
          </table:table-cell>
          <table:table-cell table:number-columns-repeated="6"/>
          <table:table-cell table:formula="of:=[.F385]*INDEX([$Rates.$B$2:$Rates.$B$6];[.C385]+1)-[.G385]*INDEX([$Rates.$C$2:$Rates.$C$6];[.C38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86]=0;[.A385]+1;[.A385])" office:value-type="date" office:date-value="2023-03-18" calcext:value-type="date">
            <text:p>2023-03-18</text:p>
          </table:table-cell>
          <table:table-cell table:formula="of:=MONTH([.A386])" office:value-type="float" office:value="3" calcext:value-type="float">
            <text:p>3</text:p>
          </table:table-cell>
          <table:table-cell table:formula="of:=[.C381]" office:value-type="float" office:value="4" calcext:value-type="float">
            <text:p>4</text:p>
          </table:table-cell>
          <table:table-cell table:number-columns-repeated="6"/>
          <table:table-cell table:formula="of:=[.F386]*INDEX([$Rates.$B$2:$Rates.$B$6];[.C386]+1)-[.G386]*INDEX([$Rates.$C$2:$Rates.$C$6];[.C38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87]=0;[.A386]+1;[.A386])" office:value-type="date" office:date-value="2023-03-19" calcext:value-type="date">
            <text:p>2023-03-19</text:p>
          </table:table-cell>
          <table:table-cell table:formula="of:=MONTH([.A387])" office:value-type="float" office:value="3" calcext:value-type="float">
            <text:p>3</text:p>
          </table:table-cell>
          <table:table-cell table:formula="of:=[.C382]" office:value-type="float" office:value="0" calcext:value-type="float">
            <text:p>0</text:p>
          </table:table-cell>
          <table:table-cell table:number-columns-repeated="6"/>
          <table:table-cell table:formula="of:=[.F387]*INDEX([$Rates.$B$2:$Rates.$B$6];[.C387]+1)-[.G387]*INDEX([$Rates.$C$2:$Rates.$C$6];[.C38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88]=0;[.A387]+1;[.A387])" office:value-type="date" office:date-value="2023-03-19" calcext:value-type="date">
            <text:p>2023-03-19</text:p>
          </table:table-cell>
          <table:table-cell table:formula="of:=MONTH([.A388])" office:value-type="float" office:value="3" calcext:value-type="float">
            <text:p>3</text:p>
          </table:table-cell>
          <table:table-cell table:formula="of:=[.C383]" office:value-type="float" office:value="1" calcext:value-type="float">
            <text:p>1</text:p>
          </table:table-cell>
          <table:table-cell table:number-columns-repeated="6"/>
          <table:table-cell table:formula="of:=[.F388]*INDEX([$Rates.$B$2:$Rates.$B$6];[.C388]+1)-[.G388]*INDEX([$Rates.$C$2:$Rates.$C$6];[.C38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89]=0;[.A388]+1;[.A388])" office:value-type="date" office:date-value="2023-03-19" calcext:value-type="date">
            <text:p>2023-03-19</text:p>
          </table:table-cell>
          <table:table-cell table:formula="of:=MONTH([.A389])" office:value-type="float" office:value="3" calcext:value-type="float">
            <text:p>3</text:p>
          </table:table-cell>
          <table:table-cell table:formula="of:=[.C384]" office:value-type="float" office:value="2" calcext:value-type="float">
            <text:p>2</text:p>
          </table:table-cell>
          <table:table-cell table:number-columns-repeated="6"/>
          <table:table-cell table:formula="of:=[.F389]*INDEX([$Rates.$B$2:$Rates.$B$6];[.C389]+1)-[.G389]*INDEX([$Rates.$C$2:$Rates.$C$6];[.C38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90]=0;[.A389]+1;[.A389])" office:value-type="date" office:date-value="2023-03-19" calcext:value-type="date">
            <text:p>2023-03-19</text:p>
          </table:table-cell>
          <table:table-cell table:formula="of:=MONTH([.A390])" office:value-type="float" office:value="3" calcext:value-type="float">
            <text:p>3</text:p>
          </table:table-cell>
          <table:table-cell table:formula="of:=[.C385]" office:value-type="float" office:value="3" calcext:value-type="float">
            <text:p>3</text:p>
          </table:table-cell>
          <table:table-cell table:number-columns-repeated="6"/>
          <table:table-cell table:formula="of:=[.F390]*INDEX([$Rates.$B$2:$Rates.$B$6];[.C390]+1)-[.G390]*INDEX([$Rates.$C$2:$Rates.$C$6];[.C39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91]=0;[.A390]+1;[.A390])" office:value-type="date" office:date-value="2023-03-19" calcext:value-type="date">
            <text:p>2023-03-19</text:p>
          </table:table-cell>
          <table:table-cell table:formula="of:=MONTH([.A391])" office:value-type="float" office:value="3" calcext:value-type="float">
            <text:p>3</text:p>
          </table:table-cell>
          <table:table-cell table:formula="of:=[.C386]" office:value-type="float" office:value="4" calcext:value-type="float">
            <text:p>4</text:p>
          </table:table-cell>
          <table:table-cell table:number-columns-repeated="6"/>
          <table:table-cell table:formula="of:=[.F391]*INDEX([$Rates.$B$2:$Rates.$B$6];[.C391]+1)-[.G391]*INDEX([$Rates.$C$2:$Rates.$C$6];[.C39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92]=0;[.A391]+1;[.A391])" office:value-type="date" office:date-value="2023-03-20" calcext:value-type="date">
            <text:p>2023-03-20</text:p>
          </table:table-cell>
          <table:table-cell table:formula="of:=MONTH([.A392])" office:value-type="float" office:value="3" calcext:value-type="float">
            <text:p>3</text:p>
          </table:table-cell>
          <table:table-cell table:formula="of:=[.C387]" office:value-type="float" office:value="0" calcext:value-type="float">
            <text:p>0</text:p>
          </table:table-cell>
          <table:table-cell table:number-columns-repeated="6"/>
          <table:table-cell table:formula="of:=[.F392]*INDEX([$Rates.$B$2:$Rates.$B$6];[.C392]+1)-[.G392]*INDEX([$Rates.$C$2:$Rates.$C$6];[.C39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93]=0;[.A392]+1;[.A392])" office:value-type="date" office:date-value="2023-03-20" calcext:value-type="date">
            <text:p>2023-03-20</text:p>
          </table:table-cell>
          <table:table-cell table:formula="of:=MONTH([.A393])" office:value-type="float" office:value="3" calcext:value-type="float">
            <text:p>3</text:p>
          </table:table-cell>
          <table:table-cell table:formula="of:=[.C388]" office:value-type="float" office:value="1" calcext:value-type="float">
            <text:p>1</text:p>
          </table:table-cell>
          <table:table-cell table:number-columns-repeated="6"/>
          <table:table-cell table:formula="of:=[.F393]*INDEX([$Rates.$B$2:$Rates.$B$6];[.C393]+1)-[.G393]*INDEX([$Rates.$C$2:$Rates.$C$6];[.C39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94]=0;[.A393]+1;[.A393])" office:value-type="date" office:date-value="2023-03-20" calcext:value-type="date">
            <text:p>2023-03-20</text:p>
          </table:table-cell>
          <table:table-cell table:formula="of:=MONTH([.A394])" office:value-type="float" office:value="3" calcext:value-type="float">
            <text:p>3</text:p>
          </table:table-cell>
          <table:table-cell table:formula="of:=[.C389]" office:value-type="float" office:value="2" calcext:value-type="float">
            <text:p>2</text:p>
          </table:table-cell>
          <table:table-cell table:number-columns-repeated="6"/>
          <table:table-cell table:formula="of:=[.F394]*INDEX([$Rates.$B$2:$Rates.$B$6];[.C394]+1)-[.G394]*INDEX([$Rates.$C$2:$Rates.$C$6];[.C39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95]=0;[.A394]+1;[.A394])" office:value-type="date" office:date-value="2023-03-20" calcext:value-type="date">
            <text:p>2023-03-20</text:p>
          </table:table-cell>
          <table:table-cell table:formula="of:=MONTH([.A395])" office:value-type="float" office:value="3" calcext:value-type="float">
            <text:p>3</text:p>
          </table:table-cell>
          <table:table-cell table:formula="of:=[.C390]" office:value-type="float" office:value="3" calcext:value-type="float">
            <text:p>3</text:p>
          </table:table-cell>
          <table:table-cell table:number-columns-repeated="6"/>
          <table:table-cell table:formula="of:=[.F395]*INDEX([$Rates.$B$2:$Rates.$B$6];[.C395]+1)-[.G395]*INDEX([$Rates.$C$2:$Rates.$C$6];[.C39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96]=0;[.A395]+1;[.A395])" office:value-type="date" office:date-value="2023-03-20" calcext:value-type="date">
            <text:p>2023-03-20</text:p>
          </table:table-cell>
          <table:table-cell table:formula="of:=MONTH([.A396])" office:value-type="float" office:value="3" calcext:value-type="float">
            <text:p>3</text:p>
          </table:table-cell>
          <table:table-cell table:formula="of:=[.C391]" office:value-type="float" office:value="4" calcext:value-type="float">
            <text:p>4</text:p>
          </table:table-cell>
          <table:table-cell table:number-columns-repeated="6"/>
          <table:table-cell table:formula="of:=[.F396]*INDEX([$Rates.$B$2:$Rates.$B$6];[.C396]+1)-[.G396]*INDEX([$Rates.$C$2:$Rates.$C$6];[.C39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97]=0;[.A396]+1;[.A396])" office:value-type="date" office:date-value="2023-03-21" calcext:value-type="date">
            <text:p>2023-03-21</text:p>
          </table:table-cell>
          <table:table-cell table:formula="of:=MONTH([.A397])" office:value-type="float" office:value="3" calcext:value-type="float">
            <text:p>3</text:p>
          </table:table-cell>
          <table:table-cell table:formula="of:=[.C392]" office:value-type="float" office:value="0" calcext:value-type="float">
            <text:p>0</text:p>
          </table:table-cell>
          <table:table-cell table:number-columns-repeated="6"/>
          <table:table-cell table:formula="of:=[.F397]*INDEX([$Rates.$B$2:$Rates.$B$6];[.C397]+1)-[.G397]*INDEX([$Rates.$C$2:$Rates.$C$6];[.C39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98]=0;[.A397]+1;[.A397])" office:value-type="date" office:date-value="2023-03-21" calcext:value-type="date">
            <text:p>2023-03-21</text:p>
          </table:table-cell>
          <table:table-cell table:formula="of:=MONTH([.A398])" office:value-type="float" office:value="3" calcext:value-type="float">
            <text:p>3</text:p>
          </table:table-cell>
          <table:table-cell table:formula="of:=[.C393]" office:value-type="float" office:value="1" calcext:value-type="float">
            <text:p>1</text:p>
          </table:table-cell>
          <table:table-cell table:number-columns-repeated="6"/>
          <table:table-cell table:formula="of:=[.F398]*INDEX([$Rates.$B$2:$Rates.$B$6];[.C398]+1)-[.G398]*INDEX([$Rates.$C$2:$Rates.$C$6];[.C39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399]=0;[.A398]+1;[.A398])" office:value-type="date" office:date-value="2023-03-21" calcext:value-type="date">
            <text:p>2023-03-21</text:p>
          </table:table-cell>
          <table:table-cell table:formula="of:=MONTH([.A399])" office:value-type="float" office:value="3" calcext:value-type="float">
            <text:p>3</text:p>
          </table:table-cell>
          <table:table-cell table:formula="of:=[.C394]" office:value-type="float" office:value="2" calcext:value-type="float">
            <text:p>2</text:p>
          </table:table-cell>
          <table:table-cell table:number-columns-repeated="6"/>
          <table:table-cell table:formula="of:=[.F399]*INDEX([$Rates.$B$2:$Rates.$B$6];[.C399]+1)-[.G399]*INDEX([$Rates.$C$2:$Rates.$C$6];[.C39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00]=0;[.A399]+1;[.A399])" office:value-type="date" office:date-value="2023-03-21" calcext:value-type="date">
            <text:p>2023-03-21</text:p>
          </table:table-cell>
          <table:table-cell table:formula="of:=MONTH([.A400])" office:value-type="float" office:value="3" calcext:value-type="float">
            <text:p>3</text:p>
          </table:table-cell>
          <table:table-cell table:formula="of:=[.C395]" office:value-type="float" office:value="3" calcext:value-type="float">
            <text:p>3</text:p>
          </table:table-cell>
          <table:table-cell table:number-columns-repeated="6"/>
          <table:table-cell table:formula="of:=[.F400]*INDEX([$Rates.$B$2:$Rates.$B$6];[.C400]+1)-[.G400]*INDEX([$Rates.$C$2:$Rates.$C$6];[.C40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01]=0;[.A400]+1;[.A400])" office:value-type="date" office:date-value="2023-03-21" calcext:value-type="date">
            <text:p>2023-03-21</text:p>
          </table:table-cell>
          <table:table-cell table:formula="of:=MONTH([.A401])" office:value-type="float" office:value="3" calcext:value-type="float">
            <text:p>3</text:p>
          </table:table-cell>
          <table:table-cell table:formula="of:=[.C396]" office:value-type="float" office:value="4" calcext:value-type="float">
            <text:p>4</text:p>
          </table:table-cell>
          <table:table-cell table:number-columns-repeated="6"/>
          <table:table-cell table:formula="of:=[.F401]*INDEX([$Rates.$B$2:$Rates.$B$6];[.C401]+1)-[.G401]*INDEX([$Rates.$C$2:$Rates.$C$6];[.C40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02]=0;[.A401]+1;[.A401])" office:value-type="date" office:date-value="2023-03-22" calcext:value-type="date">
            <text:p>2023-03-22</text:p>
          </table:table-cell>
          <table:table-cell table:formula="of:=MONTH([.A402])" office:value-type="float" office:value="3" calcext:value-type="float">
            <text:p>3</text:p>
          </table:table-cell>
          <table:table-cell table:formula="of:=[.C397]" office:value-type="float" office:value="0" calcext:value-type="float">
            <text:p>0</text:p>
          </table:table-cell>
          <table:table-cell table:number-columns-repeated="6"/>
          <table:table-cell table:formula="of:=[.F402]*INDEX([$Rates.$B$2:$Rates.$B$6];[.C402]+1)-[.G402]*INDEX([$Rates.$C$2:$Rates.$C$6];[.C40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03]=0;[.A402]+1;[.A402])" office:value-type="date" office:date-value="2023-03-22" calcext:value-type="date">
            <text:p>2023-03-22</text:p>
          </table:table-cell>
          <table:table-cell table:formula="of:=MONTH([.A403])" office:value-type="float" office:value="3" calcext:value-type="float">
            <text:p>3</text:p>
          </table:table-cell>
          <table:table-cell table:formula="of:=[.C398]" office:value-type="float" office:value="1" calcext:value-type="float">
            <text:p>1</text:p>
          </table:table-cell>
          <table:table-cell table:number-columns-repeated="6"/>
          <table:table-cell table:formula="of:=[.F403]*INDEX([$Rates.$B$2:$Rates.$B$6];[.C403]+1)-[.G403]*INDEX([$Rates.$C$2:$Rates.$C$6];[.C40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04]=0;[.A403]+1;[.A403])" office:value-type="date" office:date-value="2023-03-22" calcext:value-type="date">
            <text:p>2023-03-22</text:p>
          </table:table-cell>
          <table:table-cell table:formula="of:=MONTH([.A404])" office:value-type="float" office:value="3" calcext:value-type="float">
            <text:p>3</text:p>
          </table:table-cell>
          <table:table-cell table:formula="of:=[.C399]" office:value-type="float" office:value="2" calcext:value-type="float">
            <text:p>2</text:p>
          </table:table-cell>
          <table:table-cell table:number-columns-repeated="6"/>
          <table:table-cell table:formula="of:=[.F404]*INDEX([$Rates.$B$2:$Rates.$B$6];[.C404]+1)-[.G404]*INDEX([$Rates.$C$2:$Rates.$C$6];[.C40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05]=0;[.A404]+1;[.A404])" office:value-type="date" office:date-value="2023-03-22" calcext:value-type="date">
            <text:p>2023-03-22</text:p>
          </table:table-cell>
          <table:table-cell table:formula="of:=MONTH([.A405])" office:value-type="float" office:value="3" calcext:value-type="float">
            <text:p>3</text:p>
          </table:table-cell>
          <table:table-cell table:formula="of:=[.C400]" office:value-type="float" office:value="3" calcext:value-type="float">
            <text:p>3</text:p>
          </table:table-cell>
          <table:table-cell table:number-columns-repeated="6"/>
          <table:table-cell table:formula="of:=[.F405]*INDEX([$Rates.$B$2:$Rates.$B$6];[.C405]+1)-[.G405]*INDEX([$Rates.$C$2:$Rates.$C$6];[.C40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06]=0;[.A405]+1;[.A405])" office:value-type="date" office:date-value="2023-03-22" calcext:value-type="date">
            <text:p>2023-03-22</text:p>
          </table:table-cell>
          <table:table-cell table:formula="of:=MONTH([.A406])" office:value-type="float" office:value="3" calcext:value-type="float">
            <text:p>3</text:p>
          </table:table-cell>
          <table:table-cell table:formula="of:=[.C401]" office:value-type="float" office:value="4" calcext:value-type="float">
            <text:p>4</text:p>
          </table:table-cell>
          <table:table-cell table:number-columns-repeated="6"/>
          <table:table-cell table:formula="of:=[.F406]*INDEX([$Rates.$B$2:$Rates.$B$6];[.C406]+1)-[.G406]*INDEX([$Rates.$C$2:$Rates.$C$6];[.C40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07]=0;[.A406]+1;[.A406])" office:value-type="date" office:date-value="2023-03-23" calcext:value-type="date">
            <text:p>2023-03-23</text:p>
          </table:table-cell>
          <table:table-cell table:formula="of:=MONTH([.A407])" office:value-type="float" office:value="3" calcext:value-type="float">
            <text:p>3</text:p>
          </table:table-cell>
          <table:table-cell table:formula="of:=[.C402]" office:value-type="float" office:value="0" calcext:value-type="float">
            <text:p>0</text:p>
          </table:table-cell>
          <table:table-cell table:number-columns-repeated="6"/>
          <table:table-cell table:formula="of:=[.F407]*INDEX([$Rates.$B$2:$Rates.$B$6];[.C407]+1)-[.G407]*INDEX([$Rates.$C$2:$Rates.$C$6];[.C40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08]=0;[.A407]+1;[.A407])" office:value-type="date" office:date-value="2023-03-23" calcext:value-type="date">
            <text:p>2023-03-23</text:p>
          </table:table-cell>
          <table:table-cell table:formula="of:=MONTH([.A408])" office:value-type="float" office:value="3" calcext:value-type="float">
            <text:p>3</text:p>
          </table:table-cell>
          <table:table-cell table:formula="of:=[.C403]" office:value-type="float" office:value="1" calcext:value-type="float">
            <text:p>1</text:p>
          </table:table-cell>
          <table:table-cell table:number-columns-repeated="6"/>
          <table:table-cell table:formula="of:=[.F408]*INDEX([$Rates.$B$2:$Rates.$B$6];[.C408]+1)-[.G408]*INDEX([$Rates.$C$2:$Rates.$C$6];[.C40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09]=0;[.A408]+1;[.A408])" office:value-type="date" office:date-value="2023-03-23" calcext:value-type="date">
            <text:p>2023-03-23</text:p>
          </table:table-cell>
          <table:table-cell table:formula="of:=MONTH([.A409])" office:value-type="float" office:value="3" calcext:value-type="float">
            <text:p>3</text:p>
          </table:table-cell>
          <table:table-cell table:formula="of:=[.C404]" office:value-type="float" office:value="2" calcext:value-type="float">
            <text:p>2</text:p>
          </table:table-cell>
          <table:table-cell table:number-columns-repeated="6"/>
          <table:table-cell table:formula="of:=[.F409]*INDEX([$Rates.$B$2:$Rates.$B$6];[.C409]+1)-[.G409]*INDEX([$Rates.$C$2:$Rates.$C$6];[.C40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10]=0;[.A409]+1;[.A409])" office:value-type="date" office:date-value="2023-03-23" calcext:value-type="date">
            <text:p>2023-03-23</text:p>
          </table:table-cell>
          <table:table-cell table:formula="of:=MONTH([.A410])" office:value-type="float" office:value="3" calcext:value-type="float">
            <text:p>3</text:p>
          </table:table-cell>
          <table:table-cell table:formula="of:=[.C405]" office:value-type="float" office:value="3" calcext:value-type="float">
            <text:p>3</text:p>
          </table:table-cell>
          <table:table-cell table:number-columns-repeated="6"/>
          <table:table-cell table:formula="of:=[.F410]*INDEX([$Rates.$B$2:$Rates.$B$6];[.C410]+1)-[.G410]*INDEX([$Rates.$C$2:$Rates.$C$6];[.C41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11]=0;[.A410]+1;[.A410])" office:value-type="date" office:date-value="2023-03-23" calcext:value-type="date">
            <text:p>2023-03-23</text:p>
          </table:table-cell>
          <table:table-cell table:formula="of:=MONTH([.A411])" office:value-type="float" office:value="3" calcext:value-type="float">
            <text:p>3</text:p>
          </table:table-cell>
          <table:table-cell table:formula="of:=[.C406]" office:value-type="float" office:value="4" calcext:value-type="float">
            <text:p>4</text:p>
          </table:table-cell>
          <table:table-cell table:number-columns-repeated="6"/>
          <table:table-cell table:formula="of:=[.F411]*INDEX([$Rates.$B$2:$Rates.$B$6];[.C411]+1)-[.G411]*INDEX([$Rates.$C$2:$Rates.$C$6];[.C41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12]=0;[.A411]+1;[.A411])" office:value-type="date" office:date-value="2023-03-24" calcext:value-type="date">
            <text:p>2023-03-24</text:p>
          </table:table-cell>
          <table:table-cell table:formula="of:=MONTH([.A412])" office:value-type="float" office:value="3" calcext:value-type="float">
            <text:p>3</text:p>
          </table:table-cell>
          <table:table-cell table:formula="of:=[.C407]" office:value-type="float" office:value="0" calcext:value-type="float">
            <text:p>0</text:p>
          </table:table-cell>
          <table:table-cell table:number-columns-repeated="6"/>
          <table:table-cell table:formula="of:=[.F412]*INDEX([$Rates.$B$2:$Rates.$B$6];[.C412]+1)-[.G412]*INDEX([$Rates.$C$2:$Rates.$C$6];[.C41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13]=0;[.A412]+1;[.A412])" office:value-type="date" office:date-value="2023-03-24" calcext:value-type="date">
            <text:p>2023-03-24</text:p>
          </table:table-cell>
          <table:table-cell table:formula="of:=MONTH([.A413])" office:value-type="float" office:value="3" calcext:value-type="float">
            <text:p>3</text:p>
          </table:table-cell>
          <table:table-cell table:formula="of:=[.C408]" office:value-type="float" office:value="1" calcext:value-type="float">
            <text:p>1</text:p>
          </table:table-cell>
          <table:table-cell table:number-columns-repeated="6"/>
          <table:table-cell table:formula="of:=[.F413]*INDEX([$Rates.$B$2:$Rates.$B$6];[.C413]+1)-[.G413]*INDEX([$Rates.$C$2:$Rates.$C$6];[.C41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14]=0;[.A413]+1;[.A413])" office:value-type="date" office:date-value="2023-03-24" calcext:value-type="date">
            <text:p>2023-03-24</text:p>
          </table:table-cell>
          <table:table-cell table:formula="of:=MONTH([.A414])" office:value-type="float" office:value="3" calcext:value-type="float">
            <text:p>3</text:p>
          </table:table-cell>
          <table:table-cell table:formula="of:=[.C409]" office:value-type="float" office:value="2" calcext:value-type="float">
            <text:p>2</text:p>
          </table:table-cell>
          <table:table-cell table:number-columns-repeated="6"/>
          <table:table-cell table:formula="of:=[.F414]*INDEX([$Rates.$B$2:$Rates.$B$6];[.C414]+1)-[.G414]*INDEX([$Rates.$C$2:$Rates.$C$6];[.C41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15]=0;[.A414]+1;[.A414])" office:value-type="date" office:date-value="2023-03-24" calcext:value-type="date">
            <text:p>2023-03-24</text:p>
          </table:table-cell>
          <table:table-cell table:formula="of:=MONTH([.A415])" office:value-type="float" office:value="3" calcext:value-type="float">
            <text:p>3</text:p>
          </table:table-cell>
          <table:table-cell table:formula="of:=[.C410]" office:value-type="float" office:value="3" calcext:value-type="float">
            <text:p>3</text:p>
          </table:table-cell>
          <table:table-cell table:number-columns-repeated="6"/>
          <table:table-cell table:formula="of:=[.F415]*INDEX([$Rates.$B$2:$Rates.$B$6];[.C415]+1)-[.G415]*INDEX([$Rates.$C$2:$Rates.$C$6];[.C41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16]=0;[.A415]+1;[.A415])" office:value-type="date" office:date-value="2023-03-24" calcext:value-type="date">
            <text:p>2023-03-24</text:p>
          </table:table-cell>
          <table:table-cell table:formula="of:=MONTH([.A416])" office:value-type="float" office:value="3" calcext:value-type="float">
            <text:p>3</text:p>
          </table:table-cell>
          <table:table-cell table:formula="of:=[.C411]" office:value-type="float" office:value="4" calcext:value-type="float">
            <text:p>4</text:p>
          </table:table-cell>
          <table:table-cell table:number-columns-repeated="6"/>
          <table:table-cell table:formula="of:=[.F416]*INDEX([$Rates.$B$2:$Rates.$B$6];[.C416]+1)-[.G416]*INDEX([$Rates.$C$2:$Rates.$C$6];[.C41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17]=0;[.A416]+1;[.A416])" office:value-type="date" office:date-value="2023-03-25" calcext:value-type="date">
            <text:p>2023-03-25</text:p>
          </table:table-cell>
          <table:table-cell table:formula="of:=MONTH([.A417])" office:value-type="float" office:value="3" calcext:value-type="float">
            <text:p>3</text:p>
          </table:table-cell>
          <table:table-cell table:formula="of:=[.C412]" office:value-type="float" office:value="0" calcext:value-type="float">
            <text:p>0</text:p>
          </table:table-cell>
          <table:table-cell table:number-columns-repeated="6"/>
          <table:table-cell table:formula="of:=[.F417]*INDEX([$Rates.$B$2:$Rates.$B$6];[.C417]+1)-[.G417]*INDEX([$Rates.$C$2:$Rates.$C$6];[.C41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18]=0;[.A417]+1;[.A417])" office:value-type="date" office:date-value="2023-03-25" calcext:value-type="date">
            <text:p>2023-03-25</text:p>
          </table:table-cell>
          <table:table-cell table:formula="of:=MONTH([.A418])" office:value-type="float" office:value="3" calcext:value-type="float">
            <text:p>3</text:p>
          </table:table-cell>
          <table:table-cell table:formula="of:=[.C413]" office:value-type="float" office:value="1" calcext:value-type="float">
            <text:p>1</text:p>
          </table:table-cell>
          <table:table-cell table:number-columns-repeated="6"/>
          <table:table-cell table:formula="of:=[.F418]*INDEX([$Rates.$B$2:$Rates.$B$6];[.C418]+1)-[.G418]*INDEX([$Rates.$C$2:$Rates.$C$6];[.C41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19]=0;[.A418]+1;[.A418])" office:value-type="date" office:date-value="2023-03-25" calcext:value-type="date">
            <text:p>2023-03-25</text:p>
          </table:table-cell>
          <table:table-cell table:formula="of:=MONTH([.A419])" office:value-type="float" office:value="3" calcext:value-type="float">
            <text:p>3</text:p>
          </table:table-cell>
          <table:table-cell table:formula="of:=[.C414]" office:value-type="float" office:value="2" calcext:value-type="float">
            <text:p>2</text:p>
          </table:table-cell>
          <table:table-cell table:number-columns-repeated="6"/>
          <table:table-cell table:formula="of:=[.F419]*INDEX([$Rates.$B$2:$Rates.$B$6];[.C419]+1)-[.G419]*INDEX([$Rates.$C$2:$Rates.$C$6];[.C41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20]=0;[.A419]+1;[.A419])" office:value-type="date" office:date-value="2023-03-25" calcext:value-type="date">
            <text:p>2023-03-25</text:p>
          </table:table-cell>
          <table:table-cell table:formula="of:=MONTH([.A420])" office:value-type="float" office:value="3" calcext:value-type="float">
            <text:p>3</text:p>
          </table:table-cell>
          <table:table-cell table:formula="of:=[.C415]" office:value-type="float" office:value="3" calcext:value-type="float">
            <text:p>3</text:p>
          </table:table-cell>
          <table:table-cell table:number-columns-repeated="6"/>
          <table:table-cell table:formula="of:=[.F420]*INDEX([$Rates.$B$2:$Rates.$B$6];[.C420]+1)-[.G420]*INDEX([$Rates.$C$2:$Rates.$C$6];[.C42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21]=0;[.A420]+1;[.A420])" office:value-type="date" office:date-value="2023-03-25" calcext:value-type="date">
            <text:p>2023-03-25</text:p>
          </table:table-cell>
          <table:table-cell table:formula="of:=MONTH([.A421])" office:value-type="float" office:value="3" calcext:value-type="float">
            <text:p>3</text:p>
          </table:table-cell>
          <table:table-cell table:formula="of:=[.C416]" office:value-type="float" office:value="4" calcext:value-type="float">
            <text:p>4</text:p>
          </table:table-cell>
          <table:table-cell table:number-columns-repeated="6"/>
          <table:table-cell table:formula="of:=[.F421]*INDEX([$Rates.$B$2:$Rates.$B$6];[.C421]+1)-[.G421]*INDEX([$Rates.$C$2:$Rates.$C$6];[.C42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22]=0;[.A421]+1;[.A421])" office:value-type="date" office:date-value="2023-03-26" calcext:value-type="date">
            <text:p>2023-03-26</text:p>
          </table:table-cell>
          <table:table-cell table:formula="of:=MONTH([.A422])" office:value-type="float" office:value="3" calcext:value-type="float">
            <text:p>3</text:p>
          </table:table-cell>
          <table:table-cell table:formula="of:=[.C417]" office:value-type="float" office:value="0" calcext:value-type="float">
            <text:p>0</text:p>
          </table:table-cell>
          <table:table-cell table:number-columns-repeated="6"/>
          <table:table-cell table:formula="of:=[.F422]*INDEX([$Rates.$B$2:$Rates.$B$6];[.C422]+1)-[.G422]*INDEX([$Rates.$C$2:$Rates.$C$6];[.C42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23]=0;[.A422]+1;[.A422])" office:value-type="date" office:date-value="2023-03-26" calcext:value-type="date">
            <text:p>2023-03-26</text:p>
          </table:table-cell>
          <table:table-cell table:formula="of:=MONTH([.A423])" office:value-type="float" office:value="3" calcext:value-type="float">
            <text:p>3</text:p>
          </table:table-cell>
          <table:table-cell table:formula="of:=[.C418]" office:value-type="float" office:value="1" calcext:value-type="float">
            <text:p>1</text:p>
          </table:table-cell>
          <table:table-cell table:number-columns-repeated="6"/>
          <table:table-cell table:formula="of:=[.F423]*INDEX([$Rates.$B$2:$Rates.$B$6];[.C423]+1)-[.G423]*INDEX([$Rates.$C$2:$Rates.$C$6];[.C42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24]=0;[.A423]+1;[.A423])" office:value-type="date" office:date-value="2023-03-26" calcext:value-type="date">
            <text:p>2023-03-26</text:p>
          </table:table-cell>
          <table:table-cell table:formula="of:=MONTH([.A424])" office:value-type="float" office:value="3" calcext:value-type="float">
            <text:p>3</text:p>
          </table:table-cell>
          <table:table-cell table:formula="of:=[.C419]" office:value-type="float" office:value="2" calcext:value-type="float">
            <text:p>2</text:p>
          </table:table-cell>
          <table:table-cell table:number-columns-repeated="6"/>
          <table:table-cell table:formula="of:=[.F424]*INDEX([$Rates.$B$2:$Rates.$B$6];[.C424]+1)-[.G424]*INDEX([$Rates.$C$2:$Rates.$C$6];[.C42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25]=0;[.A424]+1;[.A424])" office:value-type="date" office:date-value="2023-03-26" calcext:value-type="date">
            <text:p>2023-03-26</text:p>
          </table:table-cell>
          <table:table-cell table:formula="of:=MONTH([.A425])" office:value-type="float" office:value="3" calcext:value-type="float">
            <text:p>3</text:p>
          </table:table-cell>
          <table:table-cell table:formula="of:=[.C420]" office:value-type="float" office:value="3" calcext:value-type="float">
            <text:p>3</text:p>
          </table:table-cell>
          <table:table-cell table:number-columns-repeated="6"/>
          <table:table-cell table:formula="of:=[.F425]*INDEX([$Rates.$B$2:$Rates.$B$6];[.C425]+1)-[.G425]*INDEX([$Rates.$C$2:$Rates.$C$6];[.C42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26]=0;[.A425]+1;[.A425])" office:value-type="date" office:date-value="2023-03-26" calcext:value-type="date">
            <text:p>2023-03-26</text:p>
          </table:table-cell>
          <table:table-cell table:formula="of:=MONTH([.A426])" office:value-type="float" office:value="3" calcext:value-type="float">
            <text:p>3</text:p>
          </table:table-cell>
          <table:table-cell table:formula="of:=[.C421]" office:value-type="float" office:value="4" calcext:value-type="float">
            <text:p>4</text:p>
          </table:table-cell>
          <table:table-cell table:number-columns-repeated="6"/>
          <table:table-cell table:formula="of:=[.F426]*INDEX([$Rates.$B$2:$Rates.$B$6];[.C426]+1)-[.G426]*INDEX([$Rates.$C$2:$Rates.$C$6];[.C42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27]=0;[.A426]+1;[.A426])" office:value-type="date" office:date-value="2023-03-27" calcext:value-type="date">
            <text:p>2023-03-27</text:p>
          </table:table-cell>
          <table:table-cell table:formula="of:=MONTH([.A427])" office:value-type="float" office:value="3" calcext:value-type="float">
            <text:p>3</text:p>
          </table:table-cell>
          <table:table-cell table:formula="of:=[.C422]" office:value-type="float" office:value="0" calcext:value-type="float">
            <text:p>0</text:p>
          </table:table-cell>
          <table:table-cell table:number-columns-repeated="6"/>
          <table:table-cell table:formula="of:=[.F427]*INDEX([$Rates.$B$2:$Rates.$B$6];[.C427]+1)-[.G427]*INDEX([$Rates.$C$2:$Rates.$C$6];[.C42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28]=0;[.A427]+1;[.A427])" office:value-type="date" office:date-value="2023-03-27" calcext:value-type="date">
            <text:p>2023-03-27</text:p>
          </table:table-cell>
          <table:table-cell table:formula="of:=MONTH([.A428])" office:value-type="float" office:value="3" calcext:value-type="float">
            <text:p>3</text:p>
          </table:table-cell>
          <table:table-cell table:formula="of:=[.C423]" office:value-type="float" office:value="1" calcext:value-type="float">
            <text:p>1</text:p>
          </table:table-cell>
          <table:table-cell table:number-columns-repeated="6"/>
          <table:table-cell table:formula="of:=[.F428]*INDEX([$Rates.$B$2:$Rates.$B$6];[.C428]+1)-[.G428]*INDEX([$Rates.$C$2:$Rates.$C$6];[.C42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29]=0;[.A428]+1;[.A428])" office:value-type="date" office:date-value="2023-03-27" calcext:value-type="date">
            <text:p>2023-03-27</text:p>
          </table:table-cell>
          <table:table-cell table:formula="of:=MONTH([.A429])" office:value-type="float" office:value="3" calcext:value-type="float">
            <text:p>3</text:p>
          </table:table-cell>
          <table:table-cell table:formula="of:=[.C424]" office:value-type="float" office:value="2" calcext:value-type="float">
            <text:p>2</text:p>
          </table:table-cell>
          <table:table-cell table:number-columns-repeated="6"/>
          <table:table-cell table:formula="of:=[.F429]*INDEX([$Rates.$B$2:$Rates.$B$6];[.C429]+1)-[.G429]*INDEX([$Rates.$C$2:$Rates.$C$6];[.C42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30]=0;[.A429]+1;[.A429])" office:value-type="date" office:date-value="2023-03-27" calcext:value-type="date">
            <text:p>2023-03-27</text:p>
          </table:table-cell>
          <table:table-cell table:formula="of:=MONTH([.A430])" office:value-type="float" office:value="3" calcext:value-type="float">
            <text:p>3</text:p>
          </table:table-cell>
          <table:table-cell table:formula="of:=[.C425]" office:value-type="float" office:value="3" calcext:value-type="float">
            <text:p>3</text:p>
          </table:table-cell>
          <table:table-cell table:number-columns-repeated="6"/>
          <table:table-cell table:formula="of:=[.F430]*INDEX([$Rates.$B$2:$Rates.$B$6];[.C430]+1)-[.G430]*INDEX([$Rates.$C$2:$Rates.$C$6];[.C43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31]=0;[.A430]+1;[.A430])" office:value-type="date" office:date-value="2023-03-27" calcext:value-type="date">
            <text:p>2023-03-27</text:p>
          </table:table-cell>
          <table:table-cell table:formula="of:=MONTH([.A431])" office:value-type="float" office:value="3" calcext:value-type="float">
            <text:p>3</text:p>
          </table:table-cell>
          <table:table-cell table:formula="of:=[.C426]" office:value-type="float" office:value="4" calcext:value-type="float">
            <text:p>4</text:p>
          </table:table-cell>
          <table:table-cell table:number-columns-repeated="6"/>
          <table:table-cell table:formula="of:=[.F431]*INDEX([$Rates.$B$2:$Rates.$B$6];[.C431]+1)-[.G431]*INDEX([$Rates.$C$2:$Rates.$C$6];[.C43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32]=0;[.A431]+1;[.A431])" office:value-type="date" office:date-value="2023-03-28" calcext:value-type="date">
            <text:p>2023-03-28</text:p>
          </table:table-cell>
          <table:table-cell table:formula="of:=MONTH([.A432])" office:value-type="float" office:value="3" calcext:value-type="float">
            <text:p>3</text:p>
          </table:table-cell>
          <table:table-cell table:formula="of:=[.C427]" office:value-type="float" office:value="0" calcext:value-type="float">
            <text:p>0</text:p>
          </table:table-cell>
          <table:table-cell table:number-columns-repeated="6"/>
          <table:table-cell table:formula="of:=[.F432]*INDEX([$Rates.$B$2:$Rates.$B$6];[.C432]+1)-[.G432]*INDEX([$Rates.$C$2:$Rates.$C$6];[.C43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33]=0;[.A432]+1;[.A432])" office:value-type="date" office:date-value="2023-03-28" calcext:value-type="date">
            <text:p>2023-03-28</text:p>
          </table:table-cell>
          <table:table-cell table:formula="of:=MONTH([.A433])" office:value-type="float" office:value="3" calcext:value-type="float">
            <text:p>3</text:p>
          </table:table-cell>
          <table:table-cell table:formula="of:=[.C428]" office:value-type="float" office:value="1" calcext:value-type="float">
            <text:p>1</text:p>
          </table:table-cell>
          <table:table-cell table:number-columns-repeated="6"/>
          <table:table-cell table:formula="of:=[.F433]*INDEX([$Rates.$B$2:$Rates.$B$6];[.C433]+1)-[.G433]*INDEX([$Rates.$C$2:$Rates.$C$6];[.C43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34]=0;[.A433]+1;[.A433])" office:value-type="date" office:date-value="2023-03-28" calcext:value-type="date">
            <text:p>2023-03-28</text:p>
          </table:table-cell>
          <table:table-cell table:formula="of:=MONTH([.A434])" office:value-type="float" office:value="3" calcext:value-type="float">
            <text:p>3</text:p>
          </table:table-cell>
          <table:table-cell table:formula="of:=[.C429]" office:value-type="float" office:value="2" calcext:value-type="float">
            <text:p>2</text:p>
          </table:table-cell>
          <table:table-cell table:number-columns-repeated="6"/>
          <table:table-cell table:formula="of:=[.F434]*INDEX([$Rates.$B$2:$Rates.$B$6];[.C434]+1)-[.G434]*INDEX([$Rates.$C$2:$Rates.$C$6];[.C43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35]=0;[.A434]+1;[.A434])" office:value-type="date" office:date-value="2023-03-28" calcext:value-type="date">
            <text:p>2023-03-28</text:p>
          </table:table-cell>
          <table:table-cell table:formula="of:=MONTH([.A435])" office:value-type="float" office:value="3" calcext:value-type="float">
            <text:p>3</text:p>
          </table:table-cell>
          <table:table-cell table:formula="of:=[.C430]" office:value-type="float" office:value="3" calcext:value-type="float">
            <text:p>3</text:p>
          </table:table-cell>
          <table:table-cell table:number-columns-repeated="6"/>
          <table:table-cell table:formula="of:=[.F435]*INDEX([$Rates.$B$2:$Rates.$B$6];[.C435]+1)-[.G435]*INDEX([$Rates.$C$2:$Rates.$C$6];[.C43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36]=0;[.A435]+1;[.A435])" office:value-type="date" office:date-value="2023-03-28" calcext:value-type="date">
            <text:p>2023-03-28</text:p>
          </table:table-cell>
          <table:table-cell table:formula="of:=MONTH([.A436])" office:value-type="float" office:value="3" calcext:value-type="float">
            <text:p>3</text:p>
          </table:table-cell>
          <table:table-cell table:formula="of:=[.C431]" office:value-type="float" office:value="4" calcext:value-type="float">
            <text:p>4</text:p>
          </table:table-cell>
          <table:table-cell table:number-columns-repeated="6"/>
          <table:table-cell table:formula="of:=[.F436]*INDEX([$Rates.$B$2:$Rates.$B$6];[.C436]+1)-[.G436]*INDEX([$Rates.$C$2:$Rates.$C$6];[.C43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37]=0;[.A436]+1;[.A436])" office:value-type="date" office:date-value="2023-03-29" calcext:value-type="date">
            <text:p>2023-03-29</text:p>
          </table:table-cell>
          <table:table-cell table:formula="of:=MONTH([.A437])" office:value-type="float" office:value="3" calcext:value-type="float">
            <text:p>3</text:p>
          </table:table-cell>
          <table:table-cell table:formula="of:=[.C432]" office:value-type="float" office:value="0" calcext:value-type="float">
            <text:p>0</text:p>
          </table:table-cell>
          <table:table-cell table:number-columns-repeated="6"/>
          <table:table-cell table:formula="of:=[.F437]*INDEX([$Rates.$B$2:$Rates.$B$6];[.C437]+1)-[.G437]*INDEX([$Rates.$C$2:$Rates.$C$6];[.C43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38]=0;[.A437]+1;[.A437])" office:value-type="date" office:date-value="2023-03-29" calcext:value-type="date">
            <text:p>2023-03-29</text:p>
          </table:table-cell>
          <table:table-cell table:formula="of:=MONTH([.A438])" office:value-type="float" office:value="3" calcext:value-type="float">
            <text:p>3</text:p>
          </table:table-cell>
          <table:table-cell table:formula="of:=[.C433]" office:value-type="float" office:value="1" calcext:value-type="float">
            <text:p>1</text:p>
          </table:table-cell>
          <table:table-cell table:number-columns-repeated="6"/>
          <table:table-cell table:formula="of:=[.F438]*INDEX([$Rates.$B$2:$Rates.$B$6];[.C438]+1)-[.G438]*INDEX([$Rates.$C$2:$Rates.$C$6];[.C43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39]=0;[.A438]+1;[.A438])" office:value-type="date" office:date-value="2023-03-29" calcext:value-type="date">
            <text:p>2023-03-29</text:p>
          </table:table-cell>
          <table:table-cell table:formula="of:=MONTH([.A439])" office:value-type="float" office:value="3" calcext:value-type="float">
            <text:p>3</text:p>
          </table:table-cell>
          <table:table-cell table:formula="of:=[.C434]" office:value-type="float" office:value="2" calcext:value-type="float">
            <text:p>2</text:p>
          </table:table-cell>
          <table:table-cell table:number-columns-repeated="6"/>
          <table:table-cell table:formula="of:=[.F439]*INDEX([$Rates.$B$2:$Rates.$B$6];[.C439]+1)-[.G439]*INDEX([$Rates.$C$2:$Rates.$C$6];[.C43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40]=0;[.A439]+1;[.A439])" office:value-type="date" office:date-value="2023-03-29" calcext:value-type="date">
            <text:p>2023-03-29</text:p>
          </table:table-cell>
          <table:table-cell table:formula="of:=MONTH([.A440])" office:value-type="float" office:value="3" calcext:value-type="float">
            <text:p>3</text:p>
          </table:table-cell>
          <table:table-cell table:formula="of:=[.C435]" office:value-type="float" office:value="3" calcext:value-type="float">
            <text:p>3</text:p>
          </table:table-cell>
          <table:table-cell table:number-columns-repeated="6"/>
          <table:table-cell table:formula="of:=[.F440]*INDEX([$Rates.$B$2:$Rates.$B$6];[.C440]+1)-[.G440]*INDEX([$Rates.$C$2:$Rates.$C$6];[.C44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41]=0;[.A440]+1;[.A440])" office:value-type="date" office:date-value="2023-03-29" calcext:value-type="date">
            <text:p>2023-03-29</text:p>
          </table:table-cell>
          <table:table-cell table:formula="of:=MONTH([.A441])" office:value-type="float" office:value="3" calcext:value-type="float">
            <text:p>3</text:p>
          </table:table-cell>
          <table:table-cell table:formula="of:=[.C436]" office:value-type="float" office:value="4" calcext:value-type="float">
            <text:p>4</text:p>
          </table:table-cell>
          <table:table-cell table:number-columns-repeated="6"/>
          <table:table-cell table:formula="of:=[.F441]*INDEX([$Rates.$B$2:$Rates.$B$6];[.C441]+1)-[.G441]*INDEX([$Rates.$C$2:$Rates.$C$6];[.C44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42]=0;[.A441]+1;[.A441])" office:value-type="date" office:date-value="2023-03-30" calcext:value-type="date">
            <text:p>2023-03-30</text:p>
          </table:table-cell>
          <table:table-cell table:formula="of:=MONTH([.A442])" office:value-type="float" office:value="3" calcext:value-type="float">
            <text:p>3</text:p>
          </table:table-cell>
          <table:table-cell table:formula="of:=[.C437]" office:value-type="float" office:value="0" calcext:value-type="float">
            <text:p>0</text:p>
          </table:table-cell>
          <table:table-cell table:number-columns-repeated="6"/>
          <table:table-cell table:formula="of:=[.F442]*INDEX([$Rates.$B$2:$Rates.$B$6];[.C442]+1)-[.G442]*INDEX([$Rates.$C$2:$Rates.$C$6];[.C44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43]=0;[.A442]+1;[.A442])" office:value-type="date" office:date-value="2023-03-30" calcext:value-type="date">
            <text:p>2023-03-30</text:p>
          </table:table-cell>
          <table:table-cell table:formula="of:=MONTH([.A443])" office:value-type="float" office:value="3" calcext:value-type="float">
            <text:p>3</text:p>
          </table:table-cell>
          <table:table-cell table:formula="of:=[.C438]" office:value-type="float" office:value="1" calcext:value-type="float">
            <text:p>1</text:p>
          </table:table-cell>
          <table:table-cell table:number-columns-repeated="6"/>
          <table:table-cell table:formula="of:=[.F443]*INDEX([$Rates.$B$2:$Rates.$B$6];[.C443]+1)-[.G443]*INDEX([$Rates.$C$2:$Rates.$C$6];[.C44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44]=0;[.A443]+1;[.A443])" office:value-type="date" office:date-value="2023-03-30" calcext:value-type="date">
            <text:p>2023-03-30</text:p>
          </table:table-cell>
          <table:table-cell table:formula="of:=MONTH([.A444])" office:value-type="float" office:value="3" calcext:value-type="float">
            <text:p>3</text:p>
          </table:table-cell>
          <table:table-cell table:formula="of:=[.C439]" office:value-type="float" office:value="2" calcext:value-type="float">
            <text:p>2</text:p>
          </table:table-cell>
          <table:table-cell table:number-columns-repeated="6"/>
          <table:table-cell table:formula="of:=[.F444]*INDEX([$Rates.$B$2:$Rates.$B$6];[.C444]+1)-[.G444]*INDEX([$Rates.$C$2:$Rates.$C$6];[.C44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45]=0;[.A444]+1;[.A444])" office:value-type="date" office:date-value="2023-03-30" calcext:value-type="date">
            <text:p>2023-03-30</text:p>
          </table:table-cell>
          <table:table-cell table:formula="of:=MONTH([.A445])" office:value-type="float" office:value="3" calcext:value-type="float">
            <text:p>3</text:p>
          </table:table-cell>
          <table:table-cell table:formula="of:=[.C440]" office:value-type="float" office:value="3" calcext:value-type="float">
            <text:p>3</text:p>
          </table:table-cell>
          <table:table-cell table:number-columns-repeated="6"/>
          <table:table-cell table:formula="of:=[.F445]*INDEX([$Rates.$B$2:$Rates.$B$6];[.C445]+1)-[.G445]*INDEX([$Rates.$C$2:$Rates.$C$6];[.C44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46]=0;[.A445]+1;[.A445])" office:value-type="date" office:date-value="2023-03-30" calcext:value-type="date">
            <text:p>2023-03-30</text:p>
          </table:table-cell>
          <table:table-cell table:formula="of:=MONTH([.A446])" office:value-type="float" office:value="3" calcext:value-type="float">
            <text:p>3</text:p>
          </table:table-cell>
          <table:table-cell table:formula="of:=[.C441]" office:value-type="float" office:value="4" calcext:value-type="float">
            <text:p>4</text:p>
          </table:table-cell>
          <table:table-cell table:number-columns-repeated="6"/>
          <table:table-cell table:formula="of:=[.F446]*INDEX([$Rates.$B$2:$Rates.$B$6];[.C446]+1)-[.G446]*INDEX([$Rates.$C$2:$Rates.$C$6];[.C44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47]=0;[.A446]+1;[.A446])" office:value-type="date" office:date-value="2023-03-31" calcext:value-type="date">
            <text:p>2023-03-31</text:p>
          </table:table-cell>
          <table:table-cell table:formula="of:=MONTH([.A447])" office:value-type="float" office:value="3" calcext:value-type="float">
            <text:p>3</text:p>
          </table:table-cell>
          <table:table-cell table:formula="of:=[.C442]" office:value-type="float" office:value="0" calcext:value-type="float">
            <text:p>0</text:p>
          </table:table-cell>
          <table:table-cell table:number-columns-repeated="6"/>
          <table:table-cell table:formula="of:=[.F447]*INDEX([$Rates.$B$2:$Rates.$B$6];[.C447]+1)-[.G447]*INDEX([$Rates.$C$2:$Rates.$C$6];[.C44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48]=0;[.A447]+1;[.A447])" office:value-type="date" office:date-value="2023-03-31" calcext:value-type="date">
            <text:p>2023-03-31</text:p>
          </table:table-cell>
          <table:table-cell table:formula="of:=MONTH([.A448])" office:value-type="float" office:value="3" calcext:value-type="float">
            <text:p>3</text:p>
          </table:table-cell>
          <table:table-cell table:formula="of:=[.C443]" office:value-type="float" office:value="1" calcext:value-type="float">
            <text:p>1</text:p>
          </table:table-cell>
          <table:table-cell table:number-columns-repeated="6"/>
          <table:table-cell table:formula="of:=[.F448]*INDEX([$Rates.$B$2:$Rates.$B$6];[.C448]+1)-[.G448]*INDEX([$Rates.$C$2:$Rates.$C$6];[.C44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49]=0;[.A448]+1;[.A448])" office:value-type="date" office:date-value="2023-03-31" calcext:value-type="date">
            <text:p>2023-03-31</text:p>
          </table:table-cell>
          <table:table-cell table:formula="of:=MONTH([.A449])" office:value-type="float" office:value="3" calcext:value-type="float">
            <text:p>3</text:p>
          </table:table-cell>
          <table:table-cell table:formula="of:=[.C444]" office:value-type="float" office:value="2" calcext:value-type="float">
            <text:p>2</text:p>
          </table:table-cell>
          <table:table-cell table:number-columns-repeated="6"/>
          <table:table-cell table:formula="of:=[.F449]*INDEX([$Rates.$B$2:$Rates.$B$6];[.C449]+1)-[.G449]*INDEX([$Rates.$C$2:$Rates.$C$6];[.C44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50]=0;[.A449]+1;[.A449])" office:value-type="date" office:date-value="2023-03-31" calcext:value-type="date">
            <text:p>2023-03-31</text:p>
          </table:table-cell>
          <table:table-cell table:formula="of:=MONTH([.A450])" office:value-type="float" office:value="3" calcext:value-type="float">
            <text:p>3</text:p>
          </table:table-cell>
          <table:table-cell table:formula="of:=[.C445]" office:value-type="float" office:value="3" calcext:value-type="float">
            <text:p>3</text:p>
          </table:table-cell>
          <table:table-cell table:number-columns-repeated="6"/>
          <table:table-cell table:formula="of:=[.F450]*INDEX([$Rates.$B$2:$Rates.$B$6];[.C450]+1)-[.G450]*INDEX([$Rates.$C$2:$Rates.$C$6];[.C45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51]=0;[.A450]+1;[.A450])" office:value-type="date" office:date-value="2023-03-31" calcext:value-type="date">
            <text:p>2023-03-31</text:p>
          </table:table-cell>
          <table:table-cell table:formula="of:=MONTH([.A451])" office:value-type="float" office:value="3" calcext:value-type="float">
            <text:p>3</text:p>
          </table:table-cell>
          <table:table-cell table:formula="of:=[.C446]" office:value-type="float" office:value="4" calcext:value-type="float">
            <text:p>4</text:p>
          </table:table-cell>
          <table:table-cell table:number-columns-repeated="6"/>
          <table:table-cell table:formula="of:=[.F451]*INDEX([$Rates.$B$2:$Rates.$B$6];[.C451]+1)-[.G451]*INDEX([$Rates.$C$2:$Rates.$C$6];[.C45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52]=0;[.A451]+1;[.A451])" office:value-type="date" office:date-value="2023-04-01" calcext:value-type="date">
            <text:p>2023-04-01</text:p>
          </table:table-cell>
          <table:table-cell table:formula="of:=MONTH([.A452])" office:value-type="float" office:value="4" calcext:value-type="float">
            <text:p>4</text:p>
          </table:table-cell>
          <table:table-cell table:formula="of:=[.C447]" office:value-type="float" office:value="0" calcext:value-type="float">
            <text:p>0</text:p>
          </table:table-cell>
          <table:table-cell table:number-columns-repeated="6"/>
          <table:table-cell table:formula="of:=[.F452]*INDEX([$Rates.$B$2:$Rates.$B$6];[.C452]+1)-[.G452]*INDEX([$Rates.$C$2:$Rates.$C$6];[.C45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53]=0;[.A452]+1;[.A452])" office:value-type="date" office:date-value="2023-04-01" calcext:value-type="date">
            <text:p>2023-04-01</text:p>
          </table:table-cell>
          <table:table-cell table:formula="of:=MONTH([.A453])" office:value-type="float" office:value="4" calcext:value-type="float">
            <text:p>4</text:p>
          </table:table-cell>
          <table:table-cell table:formula="of:=[.C448]" office:value-type="float" office:value="1" calcext:value-type="float">
            <text:p>1</text:p>
          </table:table-cell>
          <table:table-cell table:number-columns-repeated="6"/>
          <table:table-cell table:formula="of:=[.F453]*INDEX([$Rates.$B$2:$Rates.$B$6];[.C453]+1)-[.G453]*INDEX([$Rates.$C$2:$Rates.$C$6];[.C45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54]=0;[.A453]+1;[.A453])" office:value-type="date" office:date-value="2023-04-01" calcext:value-type="date">
            <text:p>2023-04-01</text:p>
          </table:table-cell>
          <table:table-cell table:formula="of:=MONTH([.A454])" office:value-type="float" office:value="4" calcext:value-type="float">
            <text:p>4</text:p>
          </table:table-cell>
          <table:table-cell table:formula="of:=[.C449]" office:value-type="float" office:value="2" calcext:value-type="float">
            <text:p>2</text:p>
          </table:table-cell>
          <table:table-cell table:number-columns-repeated="6"/>
          <table:table-cell table:formula="of:=[.F454]*INDEX([$Rates.$B$2:$Rates.$B$6];[.C454]+1)-[.G454]*INDEX([$Rates.$C$2:$Rates.$C$6];[.C45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55]=0;[.A454]+1;[.A454])" office:value-type="date" office:date-value="2023-04-01" calcext:value-type="date">
            <text:p>2023-04-01</text:p>
          </table:table-cell>
          <table:table-cell table:formula="of:=MONTH([.A455])" office:value-type="float" office:value="4" calcext:value-type="float">
            <text:p>4</text:p>
          </table:table-cell>
          <table:table-cell table:formula="of:=[.C450]" office:value-type="float" office:value="3" calcext:value-type="float">
            <text:p>3</text:p>
          </table:table-cell>
          <table:table-cell table:number-columns-repeated="6"/>
          <table:table-cell table:formula="of:=[.F455]*INDEX([$Rates.$B$2:$Rates.$B$6];[.C455]+1)-[.G455]*INDEX([$Rates.$C$2:$Rates.$C$6];[.C45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56]=0;[.A455]+1;[.A455])" office:value-type="date" office:date-value="2023-04-01" calcext:value-type="date">
            <text:p>2023-04-01</text:p>
          </table:table-cell>
          <table:table-cell table:formula="of:=MONTH([.A456])" office:value-type="float" office:value="4" calcext:value-type="float">
            <text:p>4</text:p>
          </table:table-cell>
          <table:table-cell table:formula="of:=[.C451]" office:value-type="float" office:value="4" calcext:value-type="float">
            <text:p>4</text:p>
          </table:table-cell>
          <table:table-cell table:number-columns-repeated="6"/>
          <table:table-cell table:formula="of:=[.F456]*INDEX([$Rates.$B$2:$Rates.$B$6];[.C456]+1)-[.G456]*INDEX([$Rates.$C$2:$Rates.$C$6];[.C45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57]=0;[.A456]+1;[.A456])" office:value-type="date" office:date-value="2023-04-02" calcext:value-type="date">
            <text:p>2023-04-02</text:p>
          </table:table-cell>
          <table:table-cell table:formula="of:=MONTH([.A457])" office:value-type="float" office:value="4" calcext:value-type="float">
            <text:p>4</text:p>
          </table:table-cell>
          <table:table-cell table:formula="of:=[.C452]" office:value-type="float" office:value="0" calcext:value-type="float">
            <text:p>0</text:p>
          </table:table-cell>
          <table:table-cell table:number-columns-repeated="6"/>
          <table:table-cell table:formula="of:=[.F457]*INDEX([$Rates.$B$2:$Rates.$B$6];[.C457]+1)-[.G457]*INDEX([$Rates.$C$2:$Rates.$C$6];[.C45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58]=0;[.A457]+1;[.A457])" office:value-type="date" office:date-value="2023-04-02" calcext:value-type="date">
            <text:p>2023-04-02</text:p>
          </table:table-cell>
          <table:table-cell table:formula="of:=MONTH([.A458])" office:value-type="float" office:value="4" calcext:value-type="float">
            <text:p>4</text:p>
          </table:table-cell>
          <table:table-cell table:formula="of:=[.C453]" office:value-type="float" office:value="1" calcext:value-type="float">
            <text:p>1</text:p>
          </table:table-cell>
          <table:table-cell table:number-columns-repeated="6"/>
          <table:table-cell table:formula="of:=[.F458]*INDEX([$Rates.$B$2:$Rates.$B$6];[.C458]+1)-[.G458]*INDEX([$Rates.$C$2:$Rates.$C$6];[.C45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59]=0;[.A458]+1;[.A458])" office:value-type="date" office:date-value="2023-04-02" calcext:value-type="date">
            <text:p>2023-04-02</text:p>
          </table:table-cell>
          <table:table-cell table:formula="of:=MONTH([.A459])" office:value-type="float" office:value="4" calcext:value-type="float">
            <text:p>4</text:p>
          </table:table-cell>
          <table:table-cell table:formula="of:=[.C454]" office:value-type="float" office:value="2" calcext:value-type="float">
            <text:p>2</text:p>
          </table:table-cell>
          <table:table-cell table:number-columns-repeated="6"/>
          <table:table-cell table:formula="of:=[.F459]*INDEX([$Rates.$B$2:$Rates.$B$6];[.C459]+1)-[.G459]*INDEX([$Rates.$C$2:$Rates.$C$6];[.C45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60]=0;[.A459]+1;[.A459])" office:value-type="date" office:date-value="2023-04-02" calcext:value-type="date">
            <text:p>2023-04-02</text:p>
          </table:table-cell>
          <table:table-cell table:formula="of:=MONTH([.A460])" office:value-type="float" office:value="4" calcext:value-type="float">
            <text:p>4</text:p>
          </table:table-cell>
          <table:table-cell table:formula="of:=[.C455]" office:value-type="float" office:value="3" calcext:value-type="float">
            <text:p>3</text:p>
          </table:table-cell>
          <table:table-cell table:number-columns-repeated="6"/>
          <table:table-cell table:formula="of:=[.F460]*INDEX([$Rates.$B$2:$Rates.$B$6];[.C460]+1)-[.G460]*INDEX([$Rates.$C$2:$Rates.$C$6];[.C46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61]=0;[.A460]+1;[.A460])" office:value-type="date" office:date-value="2023-04-02" calcext:value-type="date">
            <text:p>2023-04-02</text:p>
          </table:table-cell>
          <table:table-cell table:formula="of:=MONTH([.A461])" office:value-type="float" office:value="4" calcext:value-type="float">
            <text:p>4</text:p>
          </table:table-cell>
          <table:table-cell table:formula="of:=[.C456]" office:value-type="float" office:value="4" calcext:value-type="float">
            <text:p>4</text:p>
          </table:table-cell>
          <table:table-cell table:number-columns-repeated="6"/>
          <table:table-cell table:formula="of:=[.F461]*INDEX([$Rates.$B$2:$Rates.$B$6];[.C461]+1)-[.G461]*INDEX([$Rates.$C$2:$Rates.$C$6];[.C46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62]=0;[.A461]+1;[.A461])" office:value-type="date" office:date-value="2023-04-03" calcext:value-type="date">
            <text:p>2023-04-03</text:p>
          </table:table-cell>
          <table:table-cell table:formula="of:=MONTH([.A462])" office:value-type="float" office:value="4" calcext:value-type="float">
            <text:p>4</text:p>
          </table:table-cell>
          <table:table-cell table:formula="of:=[.C457]" office:value-type="float" office:value="0" calcext:value-type="float">
            <text:p>0</text:p>
          </table:table-cell>
          <table:table-cell table:number-columns-repeated="6"/>
          <table:table-cell table:formula="of:=[.F462]*INDEX([$Rates.$B$2:$Rates.$B$6];[.C462]+1)-[.G462]*INDEX([$Rates.$C$2:$Rates.$C$6];[.C46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63]=0;[.A462]+1;[.A462])" office:value-type="date" office:date-value="2023-04-03" calcext:value-type="date">
            <text:p>2023-04-03</text:p>
          </table:table-cell>
          <table:table-cell table:formula="of:=MONTH([.A463])" office:value-type="float" office:value="4" calcext:value-type="float">
            <text:p>4</text:p>
          </table:table-cell>
          <table:table-cell table:formula="of:=[.C458]" office:value-type="float" office:value="1" calcext:value-type="float">
            <text:p>1</text:p>
          </table:table-cell>
          <table:table-cell table:number-columns-repeated="6"/>
          <table:table-cell table:formula="of:=[.F463]*INDEX([$Rates.$B$2:$Rates.$B$6];[.C463]+1)-[.G463]*INDEX([$Rates.$C$2:$Rates.$C$6];[.C46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64]=0;[.A463]+1;[.A463])" office:value-type="date" office:date-value="2023-04-03" calcext:value-type="date">
            <text:p>2023-04-03</text:p>
          </table:table-cell>
          <table:table-cell table:formula="of:=MONTH([.A464])" office:value-type="float" office:value="4" calcext:value-type="float">
            <text:p>4</text:p>
          </table:table-cell>
          <table:table-cell table:formula="of:=[.C459]" office:value-type="float" office:value="2" calcext:value-type="float">
            <text:p>2</text:p>
          </table:table-cell>
          <table:table-cell table:number-columns-repeated="6"/>
          <table:table-cell table:formula="of:=[.F464]*INDEX([$Rates.$B$2:$Rates.$B$6];[.C464]+1)-[.G464]*INDEX([$Rates.$C$2:$Rates.$C$6];[.C46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65]=0;[.A464]+1;[.A464])" office:value-type="date" office:date-value="2023-04-03" calcext:value-type="date">
            <text:p>2023-04-03</text:p>
          </table:table-cell>
          <table:table-cell table:formula="of:=MONTH([.A465])" office:value-type="float" office:value="4" calcext:value-type="float">
            <text:p>4</text:p>
          </table:table-cell>
          <table:table-cell table:formula="of:=[.C460]" office:value-type="float" office:value="3" calcext:value-type="float">
            <text:p>3</text:p>
          </table:table-cell>
          <table:table-cell table:number-columns-repeated="6"/>
          <table:table-cell table:formula="of:=[.F465]*INDEX([$Rates.$B$2:$Rates.$B$6];[.C465]+1)-[.G465]*INDEX([$Rates.$C$2:$Rates.$C$6];[.C46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66]=0;[.A465]+1;[.A465])" office:value-type="date" office:date-value="2023-04-03" calcext:value-type="date">
            <text:p>2023-04-03</text:p>
          </table:table-cell>
          <table:table-cell table:formula="of:=MONTH([.A466])" office:value-type="float" office:value="4" calcext:value-type="float">
            <text:p>4</text:p>
          </table:table-cell>
          <table:table-cell table:formula="of:=[.C461]" office:value-type="float" office:value="4" calcext:value-type="float">
            <text:p>4</text:p>
          </table:table-cell>
          <table:table-cell table:number-columns-repeated="6"/>
          <table:table-cell table:formula="of:=[.F466]*INDEX([$Rates.$B$2:$Rates.$B$6];[.C466]+1)-[.G466]*INDEX([$Rates.$C$2:$Rates.$C$6];[.C46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67]=0;[.A466]+1;[.A466])" office:value-type="date" office:date-value="2023-04-04" calcext:value-type="date">
            <text:p>2023-04-04</text:p>
          </table:table-cell>
          <table:table-cell table:formula="of:=MONTH([.A467])" office:value-type="float" office:value="4" calcext:value-type="float">
            <text:p>4</text:p>
          </table:table-cell>
          <table:table-cell table:formula="of:=[.C462]" office:value-type="float" office:value="0" calcext:value-type="float">
            <text:p>0</text:p>
          </table:table-cell>
          <table:table-cell table:number-columns-repeated="6"/>
          <table:table-cell table:formula="of:=[.F467]*INDEX([$Rates.$B$2:$Rates.$B$6];[.C467]+1)-[.G467]*INDEX([$Rates.$C$2:$Rates.$C$6];[.C46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68]=0;[.A467]+1;[.A467])" office:value-type="date" office:date-value="2023-04-04" calcext:value-type="date">
            <text:p>2023-04-04</text:p>
          </table:table-cell>
          <table:table-cell table:formula="of:=MONTH([.A468])" office:value-type="float" office:value="4" calcext:value-type="float">
            <text:p>4</text:p>
          </table:table-cell>
          <table:table-cell table:formula="of:=[.C463]" office:value-type="float" office:value="1" calcext:value-type="float">
            <text:p>1</text:p>
          </table:table-cell>
          <table:table-cell table:number-columns-repeated="6"/>
          <table:table-cell table:formula="of:=[.F468]*INDEX([$Rates.$B$2:$Rates.$B$6];[.C468]+1)-[.G468]*INDEX([$Rates.$C$2:$Rates.$C$6];[.C46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69]=0;[.A468]+1;[.A468])" office:value-type="date" office:date-value="2023-04-04" calcext:value-type="date">
            <text:p>2023-04-04</text:p>
          </table:table-cell>
          <table:table-cell table:formula="of:=MONTH([.A469])" office:value-type="float" office:value="4" calcext:value-type="float">
            <text:p>4</text:p>
          </table:table-cell>
          <table:table-cell table:formula="of:=[.C464]" office:value-type="float" office:value="2" calcext:value-type="float">
            <text:p>2</text:p>
          </table:table-cell>
          <table:table-cell table:number-columns-repeated="6"/>
          <table:table-cell table:formula="of:=[.F469]*INDEX([$Rates.$B$2:$Rates.$B$6];[.C469]+1)-[.G469]*INDEX([$Rates.$C$2:$Rates.$C$6];[.C46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70]=0;[.A469]+1;[.A469])" office:value-type="date" office:date-value="2023-04-04" calcext:value-type="date">
            <text:p>2023-04-04</text:p>
          </table:table-cell>
          <table:table-cell table:formula="of:=MONTH([.A470])" office:value-type="float" office:value="4" calcext:value-type="float">
            <text:p>4</text:p>
          </table:table-cell>
          <table:table-cell table:formula="of:=[.C465]" office:value-type="float" office:value="3" calcext:value-type="float">
            <text:p>3</text:p>
          </table:table-cell>
          <table:table-cell table:number-columns-repeated="6"/>
          <table:table-cell table:formula="of:=[.F470]*INDEX([$Rates.$B$2:$Rates.$B$6];[.C470]+1)-[.G470]*INDEX([$Rates.$C$2:$Rates.$C$6];[.C47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71]=0;[.A470]+1;[.A470])" office:value-type="date" office:date-value="2023-04-04" calcext:value-type="date">
            <text:p>2023-04-04</text:p>
          </table:table-cell>
          <table:table-cell table:formula="of:=MONTH([.A471])" office:value-type="float" office:value="4" calcext:value-type="float">
            <text:p>4</text:p>
          </table:table-cell>
          <table:table-cell table:formula="of:=[.C466]" office:value-type="float" office:value="4" calcext:value-type="float">
            <text:p>4</text:p>
          </table:table-cell>
          <table:table-cell table:number-columns-repeated="6"/>
          <table:table-cell table:formula="of:=[.F471]*INDEX([$Rates.$B$2:$Rates.$B$6];[.C471]+1)-[.G471]*INDEX([$Rates.$C$2:$Rates.$C$6];[.C47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72]=0;[.A471]+1;[.A471])" office:value-type="date" office:date-value="2023-04-05" calcext:value-type="date">
            <text:p>2023-04-05</text:p>
          </table:table-cell>
          <table:table-cell table:formula="of:=MONTH([.A472])" office:value-type="float" office:value="4" calcext:value-type="float">
            <text:p>4</text:p>
          </table:table-cell>
          <table:table-cell table:formula="of:=[.C467]" office:value-type="float" office:value="0" calcext:value-type="float">
            <text:p>0</text:p>
          </table:table-cell>
          <table:table-cell table:number-columns-repeated="6"/>
          <table:table-cell table:formula="of:=[.F472]*INDEX([$Rates.$B$2:$Rates.$B$6];[.C472]+1)-[.G472]*INDEX([$Rates.$C$2:$Rates.$C$6];[.C47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73]=0;[.A472]+1;[.A472])" office:value-type="date" office:date-value="2023-04-05" calcext:value-type="date">
            <text:p>2023-04-05</text:p>
          </table:table-cell>
          <table:table-cell table:formula="of:=MONTH([.A473])" office:value-type="float" office:value="4" calcext:value-type="float">
            <text:p>4</text:p>
          </table:table-cell>
          <table:table-cell table:formula="of:=[.C468]" office:value-type="float" office:value="1" calcext:value-type="float">
            <text:p>1</text:p>
          </table:table-cell>
          <table:table-cell table:number-columns-repeated="6"/>
          <table:table-cell table:formula="of:=[.F473]*INDEX([$Rates.$B$2:$Rates.$B$6];[.C473]+1)-[.G473]*INDEX([$Rates.$C$2:$Rates.$C$6];[.C47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74]=0;[.A473]+1;[.A473])" office:value-type="date" office:date-value="2023-04-05" calcext:value-type="date">
            <text:p>2023-04-05</text:p>
          </table:table-cell>
          <table:table-cell table:formula="of:=MONTH([.A474])" office:value-type="float" office:value="4" calcext:value-type="float">
            <text:p>4</text:p>
          </table:table-cell>
          <table:table-cell table:formula="of:=[.C469]" office:value-type="float" office:value="2" calcext:value-type="float">
            <text:p>2</text:p>
          </table:table-cell>
          <table:table-cell table:number-columns-repeated="6"/>
          <table:table-cell table:formula="of:=[.F474]*INDEX([$Rates.$B$2:$Rates.$B$6];[.C474]+1)-[.G474]*INDEX([$Rates.$C$2:$Rates.$C$6];[.C47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75]=0;[.A474]+1;[.A474])" office:value-type="date" office:date-value="2023-04-05" calcext:value-type="date">
            <text:p>2023-04-05</text:p>
          </table:table-cell>
          <table:table-cell table:formula="of:=MONTH([.A475])" office:value-type="float" office:value="4" calcext:value-type="float">
            <text:p>4</text:p>
          </table:table-cell>
          <table:table-cell table:formula="of:=[.C470]" office:value-type="float" office:value="3" calcext:value-type="float">
            <text:p>3</text:p>
          </table:table-cell>
          <table:table-cell table:number-columns-repeated="6"/>
          <table:table-cell table:formula="of:=[.F475]*INDEX([$Rates.$B$2:$Rates.$B$6];[.C475]+1)-[.G475]*INDEX([$Rates.$C$2:$Rates.$C$6];[.C47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76]=0;[.A475]+1;[.A475])" office:value-type="date" office:date-value="2023-04-05" calcext:value-type="date">
            <text:p>2023-04-05</text:p>
          </table:table-cell>
          <table:table-cell table:formula="of:=MONTH([.A476])" office:value-type="float" office:value="4" calcext:value-type="float">
            <text:p>4</text:p>
          </table:table-cell>
          <table:table-cell table:formula="of:=[.C471]" office:value-type="float" office:value="4" calcext:value-type="float">
            <text:p>4</text:p>
          </table:table-cell>
          <table:table-cell table:number-columns-repeated="6"/>
          <table:table-cell table:formula="of:=[.F476]*INDEX([$Rates.$B$2:$Rates.$B$6];[.C476]+1)-[.G476]*INDEX([$Rates.$C$2:$Rates.$C$6];[.C47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77]=0;[.A476]+1;[.A476])" office:value-type="date" office:date-value="2023-04-06" calcext:value-type="date">
            <text:p>2023-04-06</text:p>
          </table:table-cell>
          <table:table-cell table:formula="of:=MONTH([.A477])" office:value-type="float" office:value="4" calcext:value-type="float">
            <text:p>4</text:p>
          </table:table-cell>
          <table:table-cell table:formula="of:=[.C472]" office:value-type="float" office:value="0" calcext:value-type="float">
            <text:p>0</text:p>
          </table:table-cell>
          <table:table-cell table:number-columns-repeated="6"/>
          <table:table-cell table:formula="of:=[.F477]*INDEX([$Rates.$B$2:$Rates.$B$6];[.C477]+1)-[.G477]*INDEX([$Rates.$C$2:$Rates.$C$6];[.C47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78]=0;[.A477]+1;[.A477])" office:value-type="date" office:date-value="2023-04-06" calcext:value-type="date">
            <text:p>2023-04-06</text:p>
          </table:table-cell>
          <table:table-cell table:formula="of:=MONTH([.A478])" office:value-type="float" office:value="4" calcext:value-type="float">
            <text:p>4</text:p>
          </table:table-cell>
          <table:table-cell table:formula="of:=[.C473]" office:value-type="float" office:value="1" calcext:value-type="float">
            <text:p>1</text:p>
          </table:table-cell>
          <table:table-cell table:number-columns-repeated="6"/>
          <table:table-cell table:formula="of:=[.F478]*INDEX([$Rates.$B$2:$Rates.$B$6];[.C478]+1)-[.G478]*INDEX([$Rates.$C$2:$Rates.$C$6];[.C47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79]=0;[.A478]+1;[.A478])" office:value-type="date" office:date-value="2023-04-06" calcext:value-type="date">
            <text:p>2023-04-06</text:p>
          </table:table-cell>
          <table:table-cell table:formula="of:=MONTH([.A479])" office:value-type="float" office:value="4" calcext:value-type="float">
            <text:p>4</text:p>
          </table:table-cell>
          <table:table-cell table:formula="of:=[.C474]" office:value-type="float" office:value="2" calcext:value-type="float">
            <text:p>2</text:p>
          </table:table-cell>
          <table:table-cell table:number-columns-repeated="6"/>
          <table:table-cell table:formula="of:=[.F479]*INDEX([$Rates.$B$2:$Rates.$B$6];[.C479]+1)-[.G479]*INDEX([$Rates.$C$2:$Rates.$C$6];[.C47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80]=0;[.A479]+1;[.A479])" office:value-type="date" office:date-value="2023-04-06" calcext:value-type="date">
            <text:p>2023-04-06</text:p>
          </table:table-cell>
          <table:table-cell table:formula="of:=MONTH([.A480])" office:value-type="float" office:value="4" calcext:value-type="float">
            <text:p>4</text:p>
          </table:table-cell>
          <table:table-cell table:formula="of:=[.C475]" office:value-type="float" office:value="3" calcext:value-type="float">
            <text:p>3</text:p>
          </table:table-cell>
          <table:table-cell table:number-columns-repeated="6"/>
          <table:table-cell table:formula="of:=[.F480]*INDEX([$Rates.$B$2:$Rates.$B$6];[.C480]+1)-[.G480]*INDEX([$Rates.$C$2:$Rates.$C$6];[.C48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81]=0;[.A480]+1;[.A480])" office:value-type="date" office:date-value="2023-04-06" calcext:value-type="date">
            <text:p>2023-04-06</text:p>
          </table:table-cell>
          <table:table-cell table:formula="of:=MONTH([.A481])" office:value-type="float" office:value="4" calcext:value-type="float">
            <text:p>4</text:p>
          </table:table-cell>
          <table:table-cell table:formula="of:=[.C476]" office:value-type="float" office:value="4" calcext:value-type="float">
            <text:p>4</text:p>
          </table:table-cell>
          <table:table-cell table:number-columns-repeated="6"/>
          <table:table-cell table:formula="of:=[.F481]*INDEX([$Rates.$B$2:$Rates.$B$6];[.C481]+1)-[.G481]*INDEX([$Rates.$C$2:$Rates.$C$6];[.C48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82]=0;[.A481]+1;[.A481])" office:value-type="date" office:date-value="2023-04-07" calcext:value-type="date">
            <text:p>2023-04-07</text:p>
          </table:table-cell>
          <table:table-cell table:formula="of:=MONTH([.A482])" office:value-type="float" office:value="4" calcext:value-type="float">
            <text:p>4</text:p>
          </table:table-cell>
          <table:table-cell table:formula="of:=[.C477]" office:value-type="float" office:value="0" calcext:value-type="float">
            <text:p>0</text:p>
          </table:table-cell>
          <table:table-cell table:number-columns-repeated="6"/>
          <table:table-cell table:formula="of:=[.F482]*INDEX([$Rates.$B$2:$Rates.$B$6];[.C482]+1)-[.G482]*INDEX([$Rates.$C$2:$Rates.$C$6];[.C48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83]=0;[.A482]+1;[.A482])" office:value-type="date" office:date-value="2023-04-07" calcext:value-type="date">
            <text:p>2023-04-07</text:p>
          </table:table-cell>
          <table:table-cell table:formula="of:=MONTH([.A483])" office:value-type="float" office:value="4" calcext:value-type="float">
            <text:p>4</text:p>
          </table:table-cell>
          <table:table-cell table:formula="of:=[.C478]" office:value-type="float" office:value="1" calcext:value-type="float">
            <text:p>1</text:p>
          </table:table-cell>
          <table:table-cell table:number-columns-repeated="6"/>
          <table:table-cell table:formula="of:=[.F483]*INDEX([$Rates.$B$2:$Rates.$B$6];[.C483]+1)-[.G483]*INDEX([$Rates.$C$2:$Rates.$C$6];[.C48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84]=0;[.A483]+1;[.A483])" office:value-type="date" office:date-value="2023-04-07" calcext:value-type="date">
            <text:p>2023-04-07</text:p>
          </table:table-cell>
          <table:table-cell table:formula="of:=MONTH([.A484])" office:value-type="float" office:value="4" calcext:value-type="float">
            <text:p>4</text:p>
          </table:table-cell>
          <table:table-cell table:formula="of:=[.C479]" office:value-type="float" office:value="2" calcext:value-type="float">
            <text:p>2</text:p>
          </table:table-cell>
          <table:table-cell table:number-columns-repeated="6"/>
          <table:table-cell table:formula="of:=[.F484]*INDEX([$Rates.$B$2:$Rates.$B$6];[.C484]+1)-[.G484]*INDEX([$Rates.$C$2:$Rates.$C$6];[.C48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85]=0;[.A484]+1;[.A484])" office:value-type="date" office:date-value="2023-04-07" calcext:value-type="date">
            <text:p>2023-04-07</text:p>
          </table:table-cell>
          <table:table-cell table:formula="of:=MONTH([.A485])" office:value-type="float" office:value="4" calcext:value-type="float">
            <text:p>4</text:p>
          </table:table-cell>
          <table:table-cell table:formula="of:=[.C480]" office:value-type="float" office:value="3" calcext:value-type="float">
            <text:p>3</text:p>
          </table:table-cell>
          <table:table-cell table:number-columns-repeated="6"/>
          <table:table-cell table:formula="of:=[.F485]*INDEX([$Rates.$B$2:$Rates.$B$6];[.C485]+1)-[.G485]*INDEX([$Rates.$C$2:$Rates.$C$6];[.C48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86]=0;[.A485]+1;[.A485])" office:value-type="date" office:date-value="2023-04-07" calcext:value-type="date">
            <text:p>2023-04-07</text:p>
          </table:table-cell>
          <table:table-cell table:formula="of:=MONTH([.A486])" office:value-type="float" office:value="4" calcext:value-type="float">
            <text:p>4</text:p>
          </table:table-cell>
          <table:table-cell table:formula="of:=[.C481]" office:value-type="float" office:value="4" calcext:value-type="float">
            <text:p>4</text:p>
          </table:table-cell>
          <table:table-cell table:number-columns-repeated="6"/>
          <table:table-cell table:formula="of:=[.F486]*INDEX([$Rates.$B$2:$Rates.$B$6];[.C486]+1)-[.G486]*INDEX([$Rates.$C$2:$Rates.$C$6];[.C48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87]=0;[.A486]+1;[.A486])" office:value-type="date" office:date-value="2023-04-08" calcext:value-type="date">
            <text:p>2023-04-08</text:p>
          </table:table-cell>
          <table:table-cell table:formula="of:=MONTH([.A487])" office:value-type="float" office:value="4" calcext:value-type="float">
            <text:p>4</text:p>
          </table:table-cell>
          <table:table-cell table:formula="of:=[.C482]" office:value-type="float" office:value="0" calcext:value-type="float">
            <text:p>0</text:p>
          </table:table-cell>
          <table:table-cell table:number-columns-repeated="6"/>
          <table:table-cell table:formula="of:=[.F487]*INDEX([$Rates.$B$2:$Rates.$B$6];[.C487]+1)-[.G487]*INDEX([$Rates.$C$2:$Rates.$C$6];[.C48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88]=0;[.A487]+1;[.A487])" office:value-type="date" office:date-value="2023-04-08" calcext:value-type="date">
            <text:p>2023-04-08</text:p>
          </table:table-cell>
          <table:table-cell table:formula="of:=MONTH([.A488])" office:value-type="float" office:value="4" calcext:value-type="float">
            <text:p>4</text:p>
          </table:table-cell>
          <table:table-cell table:formula="of:=[.C483]" office:value-type="float" office:value="1" calcext:value-type="float">
            <text:p>1</text:p>
          </table:table-cell>
          <table:table-cell table:number-columns-repeated="6"/>
          <table:table-cell table:formula="of:=[.F488]*INDEX([$Rates.$B$2:$Rates.$B$6];[.C488]+1)-[.G488]*INDEX([$Rates.$C$2:$Rates.$C$6];[.C48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89]=0;[.A488]+1;[.A488])" office:value-type="date" office:date-value="2023-04-08" calcext:value-type="date">
            <text:p>2023-04-08</text:p>
          </table:table-cell>
          <table:table-cell table:formula="of:=MONTH([.A489])" office:value-type="float" office:value="4" calcext:value-type="float">
            <text:p>4</text:p>
          </table:table-cell>
          <table:table-cell table:formula="of:=[.C484]" office:value-type="float" office:value="2" calcext:value-type="float">
            <text:p>2</text:p>
          </table:table-cell>
          <table:table-cell table:number-columns-repeated="6"/>
          <table:table-cell table:formula="of:=[.F489]*INDEX([$Rates.$B$2:$Rates.$B$6];[.C489]+1)-[.G489]*INDEX([$Rates.$C$2:$Rates.$C$6];[.C48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90]=0;[.A489]+1;[.A489])" office:value-type="date" office:date-value="2023-04-08" calcext:value-type="date">
            <text:p>2023-04-08</text:p>
          </table:table-cell>
          <table:table-cell table:formula="of:=MONTH([.A490])" office:value-type="float" office:value="4" calcext:value-type="float">
            <text:p>4</text:p>
          </table:table-cell>
          <table:table-cell table:formula="of:=[.C485]" office:value-type="float" office:value="3" calcext:value-type="float">
            <text:p>3</text:p>
          </table:table-cell>
          <table:table-cell table:number-columns-repeated="6"/>
          <table:table-cell table:formula="of:=[.F490]*INDEX([$Rates.$B$2:$Rates.$B$6];[.C490]+1)-[.G490]*INDEX([$Rates.$C$2:$Rates.$C$6];[.C49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91]=0;[.A490]+1;[.A490])" office:value-type="date" office:date-value="2023-04-08" calcext:value-type="date">
            <text:p>2023-04-08</text:p>
          </table:table-cell>
          <table:table-cell table:formula="of:=MONTH([.A491])" office:value-type="float" office:value="4" calcext:value-type="float">
            <text:p>4</text:p>
          </table:table-cell>
          <table:table-cell table:formula="of:=[.C486]" office:value-type="float" office:value="4" calcext:value-type="float">
            <text:p>4</text:p>
          </table:table-cell>
          <table:table-cell table:number-columns-repeated="6"/>
          <table:table-cell table:formula="of:=[.F491]*INDEX([$Rates.$B$2:$Rates.$B$6];[.C491]+1)-[.G491]*INDEX([$Rates.$C$2:$Rates.$C$6];[.C49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92]=0;[.A491]+1;[.A491])" office:value-type="date" office:date-value="2023-04-09" calcext:value-type="date">
            <text:p>2023-04-09</text:p>
          </table:table-cell>
          <table:table-cell table:formula="of:=MONTH([.A492])" office:value-type="float" office:value="4" calcext:value-type="float">
            <text:p>4</text:p>
          </table:table-cell>
          <table:table-cell table:formula="of:=[.C487]" office:value-type="float" office:value="0" calcext:value-type="float">
            <text:p>0</text:p>
          </table:table-cell>
          <table:table-cell table:number-columns-repeated="6"/>
          <table:table-cell table:formula="of:=[.F492]*INDEX([$Rates.$B$2:$Rates.$B$6];[.C492]+1)-[.G492]*INDEX([$Rates.$C$2:$Rates.$C$6];[.C49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93]=0;[.A492]+1;[.A492])" office:value-type="date" office:date-value="2023-04-09" calcext:value-type="date">
            <text:p>2023-04-09</text:p>
          </table:table-cell>
          <table:table-cell table:formula="of:=MONTH([.A493])" office:value-type="float" office:value="4" calcext:value-type="float">
            <text:p>4</text:p>
          </table:table-cell>
          <table:table-cell table:formula="of:=[.C488]" office:value-type="float" office:value="1" calcext:value-type="float">
            <text:p>1</text:p>
          </table:table-cell>
          <table:table-cell table:number-columns-repeated="6"/>
          <table:table-cell table:formula="of:=[.F493]*INDEX([$Rates.$B$2:$Rates.$B$6];[.C493]+1)-[.G493]*INDEX([$Rates.$C$2:$Rates.$C$6];[.C49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94]=0;[.A493]+1;[.A493])" office:value-type="date" office:date-value="2023-04-09" calcext:value-type="date">
            <text:p>2023-04-09</text:p>
          </table:table-cell>
          <table:table-cell table:formula="of:=MONTH([.A494])" office:value-type="float" office:value="4" calcext:value-type="float">
            <text:p>4</text:p>
          </table:table-cell>
          <table:table-cell table:formula="of:=[.C489]" office:value-type="float" office:value="2" calcext:value-type="float">
            <text:p>2</text:p>
          </table:table-cell>
          <table:table-cell table:number-columns-repeated="6"/>
          <table:table-cell table:formula="of:=[.F494]*INDEX([$Rates.$B$2:$Rates.$B$6];[.C494]+1)-[.G494]*INDEX([$Rates.$C$2:$Rates.$C$6];[.C49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95]=0;[.A494]+1;[.A494])" office:value-type="date" office:date-value="2023-04-09" calcext:value-type="date">
            <text:p>2023-04-09</text:p>
          </table:table-cell>
          <table:table-cell table:formula="of:=MONTH([.A495])" office:value-type="float" office:value="4" calcext:value-type="float">
            <text:p>4</text:p>
          </table:table-cell>
          <table:table-cell table:formula="of:=[.C490]" office:value-type="float" office:value="3" calcext:value-type="float">
            <text:p>3</text:p>
          </table:table-cell>
          <table:table-cell table:number-columns-repeated="6"/>
          <table:table-cell table:formula="of:=[.F495]*INDEX([$Rates.$B$2:$Rates.$B$6];[.C495]+1)-[.G495]*INDEX([$Rates.$C$2:$Rates.$C$6];[.C49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96]=0;[.A495]+1;[.A495])" office:value-type="date" office:date-value="2023-04-09" calcext:value-type="date">
            <text:p>2023-04-09</text:p>
          </table:table-cell>
          <table:table-cell table:formula="of:=MONTH([.A496])" office:value-type="float" office:value="4" calcext:value-type="float">
            <text:p>4</text:p>
          </table:table-cell>
          <table:table-cell table:formula="of:=[.C491]" office:value-type="float" office:value="4" calcext:value-type="float">
            <text:p>4</text:p>
          </table:table-cell>
          <table:table-cell table:number-columns-repeated="6"/>
          <table:table-cell table:formula="of:=[.F496]*INDEX([$Rates.$B$2:$Rates.$B$6];[.C496]+1)-[.G496]*INDEX([$Rates.$C$2:$Rates.$C$6];[.C49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97]=0;[.A496]+1;[.A496])" office:value-type="date" office:date-value="2023-04-10" calcext:value-type="date">
            <text:p>2023-04-10</text:p>
          </table:table-cell>
          <table:table-cell table:formula="of:=MONTH([.A497])" office:value-type="float" office:value="4" calcext:value-type="float">
            <text:p>4</text:p>
          </table:table-cell>
          <table:table-cell table:formula="of:=[.C492]" office:value-type="float" office:value="0" calcext:value-type="float">
            <text:p>0</text:p>
          </table:table-cell>
          <table:table-cell table:number-columns-repeated="6"/>
          <table:table-cell table:formula="of:=[.F497]*INDEX([$Rates.$B$2:$Rates.$B$6];[.C497]+1)-[.G497]*INDEX([$Rates.$C$2:$Rates.$C$6];[.C49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98]=0;[.A497]+1;[.A497])" office:value-type="date" office:date-value="2023-04-10" calcext:value-type="date">
            <text:p>2023-04-10</text:p>
          </table:table-cell>
          <table:table-cell table:formula="of:=MONTH([.A498])" office:value-type="float" office:value="4" calcext:value-type="float">
            <text:p>4</text:p>
          </table:table-cell>
          <table:table-cell table:formula="of:=[.C493]" office:value-type="float" office:value="1" calcext:value-type="float">
            <text:p>1</text:p>
          </table:table-cell>
          <table:table-cell table:number-columns-repeated="6"/>
          <table:table-cell table:formula="of:=[.F498]*INDEX([$Rates.$B$2:$Rates.$B$6];[.C498]+1)-[.G498]*INDEX([$Rates.$C$2:$Rates.$C$6];[.C49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499]=0;[.A498]+1;[.A498])" office:value-type="date" office:date-value="2023-04-10" calcext:value-type="date">
            <text:p>2023-04-10</text:p>
          </table:table-cell>
          <table:table-cell table:formula="of:=MONTH([.A499])" office:value-type="float" office:value="4" calcext:value-type="float">
            <text:p>4</text:p>
          </table:table-cell>
          <table:table-cell table:formula="of:=[.C494]" office:value-type="float" office:value="2" calcext:value-type="float">
            <text:p>2</text:p>
          </table:table-cell>
          <table:table-cell table:number-columns-repeated="6"/>
          <table:table-cell table:formula="of:=[.F499]*INDEX([$Rates.$B$2:$Rates.$B$6];[.C499]+1)-[.G499]*INDEX([$Rates.$C$2:$Rates.$C$6];[.C49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00]=0;[.A499]+1;[.A499])" office:value-type="date" office:date-value="2023-04-10" calcext:value-type="date">
            <text:p>2023-04-10</text:p>
          </table:table-cell>
          <table:table-cell table:formula="of:=MONTH([.A500])" office:value-type="float" office:value="4" calcext:value-type="float">
            <text:p>4</text:p>
          </table:table-cell>
          <table:table-cell table:formula="of:=[.C495]" office:value-type="float" office:value="3" calcext:value-type="float">
            <text:p>3</text:p>
          </table:table-cell>
          <table:table-cell table:number-columns-repeated="6"/>
          <table:table-cell table:formula="of:=[.F500]*INDEX([$Rates.$B$2:$Rates.$B$6];[.C500]+1)-[.G500]*INDEX([$Rates.$C$2:$Rates.$C$6];[.C50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01]=0;[.A500]+1;[.A500])" office:value-type="date" office:date-value="2023-04-10" calcext:value-type="date">
            <text:p>2023-04-10</text:p>
          </table:table-cell>
          <table:table-cell table:formula="of:=MONTH([.A501])" office:value-type="float" office:value="4" calcext:value-type="float">
            <text:p>4</text:p>
          </table:table-cell>
          <table:table-cell table:formula="of:=[.C496]" office:value-type="float" office:value="4" calcext:value-type="float">
            <text:p>4</text:p>
          </table:table-cell>
          <table:table-cell table:number-columns-repeated="6"/>
          <table:table-cell table:formula="of:=[.F501]*INDEX([$Rates.$B$2:$Rates.$B$6];[.C501]+1)-[.G501]*INDEX([$Rates.$C$2:$Rates.$C$6];[.C50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02]=0;[.A501]+1;[.A501])" office:value-type="date" office:date-value="2023-04-11" calcext:value-type="date">
            <text:p>2023-04-11</text:p>
          </table:table-cell>
          <table:table-cell table:formula="of:=MONTH([.A502])" office:value-type="float" office:value="4" calcext:value-type="float">
            <text:p>4</text:p>
          </table:table-cell>
          <table:table-cell table:formula="of:=[.C497]" office:value-type="float" office:value="0" calcext:value-type="float">
            <text:p>0</text:p>
          </table:table-cell>
          <table:table-cell table:number-columns-repeated="6"/>
          <table:table-cell table:formula="of:=[.F502]*INDEX([$Rates.$B$2:$Rates.$B$6];[.C502]+1)-[.G502]*INDEX([$Rates.$C$2:$Rates.$C$6];[.C50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03]=0;[.A502]+1;[.A502])" office:value-type="date" office:date-value="2023-04-11" calcext:value-type="date">
            <text:p>2023-04-11</text:p>
          </table:table-cell>
          <table:table-cell table:formula="of:=MONTH([.A503])" office:value-type="float" office:value="4" calcext:value-type="float">
            <text:p>4</text:p>
          </table:table-cell>
          <table:table-cell table:formula="of:=[.C498]" office:value-type="float" office:value="1" calcext:value-type="float">
            <text:p>1</text:p>
          </table:table-cell>
          <table:table-cell table:number-columns-repeated="6"/>
          <table:table-cell table:formula="of:=[.F503]*INDEX([$Rates.$B$2:$Rates.$B$6];[.C503]+1)-[.G503]*INDEX([$Rates.$C$2:$Rates.$C$6];[.C50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04]=0;[.A503]+1;[.A503])" office:value-type="date" office:date-value="2023-04-11" calcext:value-type="date">
            <text:p>2023-04-11</text:p>
          </table:table-cell>
          <table:table-cell table:formula="of:=MONTH([.A504])" office:value-type="float" office:value="4" calcext:value-type="float">
            <text:p>4</text:p>
          </table:table-cell>
          <table:table-cell table:formula="of:=[.C499]" office:value-type="float" office:value="2" calcext:value-type="float">
            <text:p>2</text:p>
          </table:table-cell>
          <table:table-cell table:number-columns-repeated="6"/>
          <table:table-cell table:formula="of:=[.F504]*INDEX([$Rates.$B$2:$Rates.$B$6];[.C504]+1)-[.G504]*INDEX([$Rates.$C$2:$Rates.$C$6];[.C50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05]=0;[.A504]+1;[.A504])" office:value-type="date" office:date-value="2023-04-11" calcext:value-type="date">
            <text:p>2023-04-11</text:p>
          </table:table-cell>
          <table:table-cell table:formula="of:=MONTH([.A505])" office:value-type="float" office:value="4" calcext:value-type="float">
            <text:p>4</text:p>
          </table:table-cell>
          <table:table-cell table:formula="of:=[.C500]" office:value-type="float" office:value="3" calcext:value-type="float">
            <text:p>3</text:p>
          </table:table-cell>
          <table:table-cell table:number-columns-repeated="6"/>
          <table:table-cell table:formula="of:=[.F505]*INDEX([$Rates.$B$2:$Rates.$B$6];[.C505]+1)-[.G505]*INDEX([$Rates.$C$2:$Rates.$C$6];[.C50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06]=0;[.A505]+1;[.A505])" office:value-type="date" office:date-value="2023-04-11" calcext:value-type="date">
            <text:p>2023-04-11</text:p>
          </table:table-cell>
          <table:table-cell table:formula="of:=MONTH([.A506])" office:value-type="float" office:value="4" calcext:value-type="float">
            <text:p>4</text:p>
          </table:table-cell>
          <table:table-cell table:formula="of:=[.C501]" office:value-type="float" office:value="4" calcext:value-type="float">
            <text:p>4</text:p>
          </table:table-cell>
          <table:table-cell table:number-columns-repeated="6"/>
          <table:table-cell table:formula="of:=[.F506]*INDEX([$Rates.$B$2:$Rates.$B$6];[.C506]+1)-[.G506]*INDEX([$Rates.$C$2:$Rates.$C$6];[.C50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07]=0;[.A506]+1;[.A506])" office:value-type="date" office:date-value="2023-04-12" calcext:value-type="date">
            <text:p>2023-04-12</text:p>
          </table:table-cell>
          <table:table-cell table:formula="of:=MONTH([.A507])" office:value-type="float" office:value="4" calcext:value-type="float">
            <text:p>4</text:p>
          </table:table-cell>
          <table:table-cell table:formula="of:=[.C502]" office:value-type="float" office:value="0" calcext:value-type="float">
            <text:p>0</text:p>
          </table:table-cell>
          <table:table-cell table:number-columns-repeated="6"/>
          <table:table-cell table:formula="of:=[.F507]*INDEX([$Rates.$B$2:$Rates.$B$6];[.C507]+1)-[.G507]*INDEX([$Rates.$C$2:$Rates.$C$6];[.C50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08]=0;[.A507]+1;[.A507])" office:value-type="date" office:date-value="2023-04-12" calcext:value-type="date">
            <text:p>2023-04-12</text:p>
          </table:table-cell>
          <table:table-cell table:formula="of:=MONTH([.A508])" office:value-type="float" office:value="4" calcext:value-type="float">
            <text:p>4</text:p>
          </table:table-cell>
          <table:table-cell table:formula="of:=[.C503]" office:value-type="float" office:value="1" calcext:value-type="float">
            <text:p>1</text:p>
          </table:table-cell>
          <table:table-cell table:number-columns-repeated="6"/>
          <table:table-cell table:formula="of:=[.F508]*INDEX([$Rates.$B$2:$Rates.$B$6];[.C508]+1)-[.G508]*INDEX([$Rates.$C$2:$Rates.$C$6];[.C50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09]=0;[.A508]+1;[.A508])" office:value-type="date" office:date-value="2023-04-12" calcext:value-type="date">
            <text:p>2023-04-12</text:p>
          </table:table-cell>
          <table:table-cell table:formula="of:=MONTH([.A509])" office:value-type="float" office:value="4" calcext:value-type="float">
            <text:p>4</text:p>
          </table:table-cell>
          <table:table-cell table:formula="of:=[.C504]" office:value-type="float" office:value="2" calcext:value-type="float">
            <text:p>2</text:p>
          </table:table-cell>
          <table:table-cell table:number-columns-repeated="6"/>
          <table:table-cell table:formula="of:=[.F509]*INDEX([$Rates.$B$2:$Rates.$B$6];[.C509]+1)-[.G509]*INDEX([$Rates.$C$2:$Rates.$C$6];[.C50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10]=0;[.A509]+1;[.A509])" office:value-type="date" office:date-value="2023-04-12" calcext:value-type="date">
            <text:p>2023-04-12</text:p>
          </table:table-cell>
          <table:table-cell table:formula="of:=MONTH([.A510])" office:value-type="float" office:value="4" calcext:value-type="float">
            <text:p>4</text:p>
          </table:table-cell>
          <table:table-cell table:formula="of:=[.C505]" office:value-type="float" office:value="3" calcext:value-type="float">
            <text:p>3</text:p>
          </table:table-cell>
          <table:table-cell table:number-columns-repeated="6"/>
          <table:table-cell table:formula="of:=[.F510]*INDEX([$Rates.$B$2:$Rates.$B$6];[.C510]+1)-[.G510]*INDEX([$Rates.$C$2:$Rates.$C$6];[.C51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11]=0;[.A510]+1;[.A510])" office:value-type="date" office:date-value="2023-04-12" calcext:value-type="date">
            <text:p>2023-04-12</text:p>
          </table:table-cell>
          <table:table-cell table:formula="of:=MONTH([.A511])" office:value-type="float" office:value="4" calcext:value-type="float">
            <text:p>4</text:p>
          </table:table-cell>
          <table:table-cell table:formula="of:=[.C506]" office:value-type="float" office:value="4" calcext:value-type="float">
            <text:p>4</text:p>
          </table:table-cell>
          <table:table-cell table:number-columns-repeated="6"/>
          <table:table-cell table:formula="of:=[.F511]*INDEX([$Rates.$B$2:$Rates.$B$6];[.C511]+1)-[.G511]*INDEX([$Rates.$C$2:$Rates.$C$6];[.C51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12]=0;[.A511]+1;[.A511])" office:value-type="date" office:date-value="2023-04-13" calcext:value-type="date">
            <text:p>2023-04-13</text:p>
          </table:table-cell>
          <table:table-cell table:formula="of:=MONTH([.A512])" office:value-type="float" office:value="4" calcext:value-type="float">
            <text:p>4</text:p>
          </table:table-cell>
          <table:table-cell table:formula="of:=[.C507]" office:value-type="float" office:value="0" calcext:value-type="float">
            <text:p>0</text:p>
          </table:table-cell>
          <table:table-cell table:number-columns-repeated="6"/>
          <table:table-cell table:formula="of:=[.F512]*INDEX([$Rates.$B$2:$Rates.$B$6];[.C512]+1)-[.G512]*INDEX([$Rates.$C$2:$Rates.$C$6];[.C51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13]=0;[.A512]+1;[.A512])" office:value-type="date" office:date-value="2023-04-13" calcext:value-type="date">
            <text:p>2023-04-13</text:p>
          </table:table-cell>
          <table:table-cell table:formula="of:=MONTH([.A513])" office:value-type="float" office:value="4" calcext:value-type="float">
            <text:p>4</text:p>
          </table:table-cell>
          <table:table-cell table:formula="of:=[.C508]" office:value-type="float" office:value="1" calcext:value-type="float">
            <text:p>1</text:p>
          </table:table-cell>
          <table:table-cell table:number-columns-repeated="6"/>
          <table:table-cell table:formula="of:=[.F513]*INDEX([$Rates.$B$2:$Rates.$B$6];[.C513]+1)-[.G513]*INDEX([$Rates.$C$2:$Rates.$C$6];[.C51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14]=0;[.A513]+1;[.A513])" office:value-type="date" office:date-value="2023-04-13" calcext:value-type="date">
            <text:p>2023-04-13</text:p>
          </table:table-cell>
          <table:table-cell table:formula="of:=MONTH([.A514])" office:value-type="float" office:value="4" calcext:value-type="float">
            <text:p>4</text:p>
          </table:table-cell>
          <table:table-cell table:formula="of:=[.C509]" office:value-type="float" office:value="2" calcext:value-type="float">
            <text:p>2</text:p>
          </table:table-cell>
          <table:table-cell table:number-columns-repeated="6"/>
          <table:table-cell table:formula="of:=[.F514]*INDEX([$Rates.$B$2:$Rates.$B$6];[.C514]+1)-[.G514]*INDEX([$Rates.$C$2:$Rates.$C$6];[.C51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15]=0;[.A514]+1;[.A514])" office:value-type="date" office:date-value="2023-04-13" calcext:value-type="date">
            <text:p>2023-04-13</text:p>
          </table:table-cell>
          <table:table-cell table:formula="of:=MONTH([.A515])" office:value-type="float" office:value="4" calcext:value-type="float">
            <text:p>4</text:p>
          </table:table-cell>
          <table:table-cell table:formula="of:=[.C510]" office:value-type="float" office:value="3" calcext:value-type="float">
            <text:p>3</text:p>
          </table:table-cell>
          <table:table-cell table:number-columns-repeated="6"/>
          <table:table-cell table:formula="of:=[.F515]*INDEX([$Rates.$B$2:$Rates.$B$6];[.C515]+1)-[.G515]*INDEX([$Rates.$C$2:$Rates.$C$6];[.C51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16]=0;[.A515]+1;[.A515])" office:value-type="date" office:date-value="2023-04-13" calcext:value-type="date">
            <text:p>2023-04-13</text:p>
          </table:table-cell>
          <table:table-cell table:formula="of:=MONTH([.A516])" office:value-type="float" office:value="4" calcext:value-type="float">
            <text:p>4</text:p>
          </table:table-cell>
          <table:table-cell table:formula="of:=[.C511]" office:value-type="float" office:value="4" calcext:value-type="float">
            <text:p>4</text:p>
          </table:table-cell>
          <table:table-cell table:number-columns-repeated="6"/>
          <table:table-cell table:formula="of:=[.F516]*INDEX([$Rates.$B$2:$Rates.$B$6];[.C516]+1)-[.G516]*INDEX([$Rates.$C$2:$Rates.$C$6];[.C51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17]=0;[.A516]+1;[.A516])" office:value-type="date" office:date-value="2023-04-14" calcext:value-type="date">
            <text:p>2023-04-14</text:p>
          </table:table-cell>
          <table:table-cell table:formula="of:=MONTH([.A517])" office:value-type="float" office:value="4" calcext:value-type="float">
            <text:p>4</text:p>
          </table:table-cell>
          <table:table-cell table:formula="of:=[.C512]" office:value-type="float" office:value="0" calcext:value-type="float">
            <text:p>0</text:p>
          </table:table-cell>
          <table:table-cell table:number-columns-repeated="6"/>
          <table:table-cell table:formula="of:=[.F517]*INDEX([$Rates.$B$2:$Rates.$B$6];[.C517]+1)-[.G517]*INDEX([$Rates.$C$2:$Rates.$C$6];[.C51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18]=0;[.A517]+1;[.A517])" office:value-type="date" office:date-value="2023-04-14" calcext:value-type="date">
            <text:p>2023-04-14</text:p>
          </table:table-cell>
          <table:table-cell table:formula="of:=MONTH([.A518])" office:value-type="float" office:value="4" calcext:value-type="float">
            <text:p>4</text:p>
          </table:table-cell>
          <table:table-cell table:formula="of:=[.C513]" office:value-type="float" office:value="1" calcext:value-type="float">
            <text:p>1</text:p>
          </table:table-cell>
          <table:table-cell table:number-columns-repeated="6"/>
          <table:table-cell table:formula="of:=[.F518]*INDEX([$Rates.$B$2:$Rates.$B$6];[.C518]+1)-[.G518]*INDEX([$Rates.$C$2:$Rates.$C$6];[.C51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19]=0;[.A518]+1;[.A518])" office:value-type="date" office:date-value="2023-04-14" calcext:value-type="date">
            <text:p>2023-04-14</text:p>
          </table:table-cell>
          <table:table-cell table:formula="of:=MONTH([.A519])" office:value-type="float" office:value="4" calcext:value-type="float">
            <text:p>4</text:p>
          </table:table-cell>
          <table:table-cell table:formula="of:=[.C514]" office:value-type="float" office:value="2" calcext:value-type="float">
            <text:p>2</text:p>
          </table:table-cell>
          <table:table-cell table:number-columns-repeated="6"/>
          <table:table-cell table:formula="of:=[.F519]*INDEX([$Rates.$B$2:$Rates.$B$6];[.C519]+1)-[.G519]*INDEX([$Rates.$C$2:$Rates.$C$6];[.C51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20]=0;[.A519]+1;[.A519])" office:value-type="date" office:date-value="2023-04-14" calcext:value-type="date">
            <text:p>2023-04-14</text:p>
          </table:table-cell>
          <table:table-cell table:formula="of:=MONTH([.A520])" office:value-type="float" office:value="4" calcext:value-type="float">
            <text:p>4</text:p>
          </table:table-cell>
          <table:table-cell table:formula="of:=[.C515]" office:value-type="float" office:value="3" calcext:value-type="float">
            <text:p>3</text:p>
          </table:table-cell>
          <table:table-cell table:number-columns-repeated="6"/>
          <table:table-cell table:formula="of:=[.F520]*INDEX([$Rates.$B$2:$Rates.$B$6];[.C520]+1)-[.G520]*INDEX([$Rates.$C$2:$Rates.$C$6];[.C52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21]=0;[.A520]+1;[.A520])" office:value-type="date" office:date-value="2023-04-14" calcext:value-type="date">
            <text:p>2023-04-14</text:p>
          </table:table-cell>
          <table:table-cell table:formula="of:=MONTH([.A521])" office:value-type="float" office:value="4" calcext:value-type="float">
            <text:p>4</text:p>
          </table:table-cell>
          <table:table-cell table:formula="of:=[.C516]" office:value-type="float" office:value="4" calcext:value-type="float">
            <text:p>4</text:p>
          </table:table-cell>
          <table:table-cell table:number-columns-repeated="6"/>
          <table:table-cell table:formula="of:=[.F521]*INDEX([$Rates.$B$2:$Rates.$B$6];[.C521]+1)-[.G521]*INDEX([$Rates.$C$2:$Rates.$C$6];[.C52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22]=0;[.A521]+1;[.A521])" office:value-type="date" office:date-value="2023-04-15" calcext:value-type="date">
            <text:p>2023-04-15</text:p>
          </table:table-cell>
          <table:table-cell table:formula="of:=MONTH([.A522])" office:value-type="float" office:value="4" calcext:value-type="float">
            <text:p>4</text:p>
          </table:table-cell>
          <table:table-cell table:formula="of:=[.C517]" office:value-type="float" office:value="0" calcext:value-type="float">
            <text:p>0</text:p>
          </table:table-cell>
          <table:table-cell table:number-columns-repeated="6"/>
          <table:table-cell table:formula="of:=[.F522]*INDEX([$Rates.$B$2:$Rates.$B$6];[.C522]+1)-[.G522]*INDEX([$Rates.$C$2:$Rates.$C$6];[.C52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23]=0;[.A522]+1;[.A522])" office:value-type="date" office:date-value="2023-04-15" calcext:value-type="date">
            <text:p>2023-04-15</text:p>
          </table:table-cell>
          <table:table-cell table:formula="of:=MONTH([.A523])" office:value-type="float" office:value="4" calcext:value-type="float">
            <text:p>4</text:p>
          </table:table-cell>
          <table:table-cell table:formula="of:=[.C518]" office:value-type="float" office:value="1" calcext:value-type="float">
            <text:p>1</text:p>
          </table:table-cell>
          <table:table-cell table:number-columns-repeated="6"/>
          <table:table-cell table:formula="of:=[.F523]*INDEX([$Rates.$B$2:$Rates.$B$6];[.C523]+1)-[.G523]*INDEX([$Rates.$C$2:$Rates.$C$6];[.C52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24]=0;[.A523]+1;[.A523])" office:value-type="date" office:date-value="2023-04-15" calcext:value-type="date">
            <text:p>2023-04-15</text:p>
          </table:table-cell>
          <table:table-cell table:formula="of:=MONTH([.A524])" office:value-type="float" office:value="4" calcext:value-type="float">
            <text:p>4</text:p>
          </table:table-cell>
          <table:table-cell table:formula="of:=[.C519]" office:value-type="float" office:value="2" calcext:value-type="float">
            <text:p>2</text:p>
          </table:table-cell>
          <table:table-cell table:number-columns-repeated="6"/>
          <table:table-cell table:formula="of:=[.F524]*INDEX([$Rates.$B$2:$Rates.$B$6];[.C524]+1)-[.G524]*INDEX([$Rates.$C$2:$Rates.$C$6];[.C52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25]=0;[.A524]+1;[.A524])" office:value-type="date" office:date-value="2023-04-15" calcext:value-type="date">
            <text:p>2023-04-15</text:p>
          </table:table-cell>
          <table:table-cell table:formula="of:=MONTH([.A525])" office:value-type="float" office:value="4" calcext:value-type="float">
            <text:p>4</text:p>
          </table:table-cell>
          <table:table-cell table:formula="of:=[.C520]" office:value-type="float" office:value="3" calcext:value-type="float">
            <text:p>3</text:p>
          </table:table-cell>
          <table:table-cell table:number-columns-repeated="6"/>
          <table:table-cell table:formula="of:=[.F525]*INDEX([$Rates.$B$2:$Rates.$B$6];[.C525]+1)-[.G525]*INDEX([$Rates.$C$2:$Rates.$C$6];[.C52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26]=0;[.A525]+1;[.A525])" office:value-type="date" office:date-value="2023-04-15" calcext:value-type="date">
            <text:p>2023-04-15</text:p>
          </table:table-cell>
          <table:table-cell table:formula="of:=MONTH([.A526])" office:value-type="float" office:value="4" calcext:value-type="float">
            <text:p>4</text:p>
          </table:table-cell>
          <table:table-cell table:formula="of:=[.C521]" office:value-type="float" office:value="4" calcext:value-type="float">
            <text:p>4</text:p>
          </table:table-cell>
          <table:table-cell table:number-columns-repeated="6"/>
          <table:table-cell table:formula="of:=[.F526]*INDEX([$Rates.$B$2:$Rates.$B$6];[.C526]+1)-[.G526]*INDEX([$Rates.$C$2:$Rates.$C$6];[.C52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27]=0;[.A526]+1;[.A526])" office:value-type="date" office:date-value="2023-04-16" calcext:value-type="date">
            <text:p>2023-04-16</text:p>
          </table:table-cell>
          <table:table-cell table:formula="of:=MONTH([.A527])" office:value-type="float" office:value="4" calcext:value-type="float">
            <text:p>4</text:p>
          </table:table-cell>
          <table:table-cell table:formula="of:=[.C522]" office:value-type="float" office:value="0" calcext:value-type="float">
            <text:p>0</text:p>
          </table:table-cell>
          <table:table-cell table:number-columns-repeated="6"/>
          <table:table-cell table:formula="of:=[.F527]*INDEX([$Rates.$B$2:$Rates.$B$6];[.C527]+1)-[.G527]*INDEX([$Rates.$C$2:$Rates.$C$6];[.C52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28]=0;[.A527]+1;[.A527])" office:value-type="date" office:date-value="2023-04-16" calcext:value-type="date">
            <text:p>2023-04-16</text:p>
          </table:table-cell>
          <table:table-cell table:formula="of:=MONTH([.A528])" office:value-type="float" office:value="4" calcext:value-type="float">
            <text:p>4</text:p>
          </table:table-cell>
          <table:table-cell table:formula="of:=[.C523]" office:value-type="float" office:value="1" calcext:value-type="float">
            <text:p>1</text:p>
          </table:table-cell>
          <table:table-cell table:number-columns-repeated="6"/>
          <table:table-cell table:formula="of:=[.F528]*INDEX([$Rates.$B$2:$Rates.$B$6];[.C528]+1)-[.G528]*INDEX([$Rates.$C$2:$Rates.$C$6];[.C52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29]=0;[.A528]+1;[.A528])" office:value-type="date" office:date-value="2023-04-16" calcext:value-type="date">
            <text:p>2023-04-16</text:p>
          </table:table-cell>
          <table:table-cell table:formula="of:=MONTH([.A529])" office:value-type="float" office:value="4" calcext:value-type="float">
            <text:p>4</text:p>
          </table:table-cell>
          <table:table-cell table:formula="of:=[.C524]" office:value-type="float" office:value="2" calcext:value-type="float">
            <text:p>2</text:p>
          </table:table-cell>
          <table:table-cell table:number-columns-repeated="6"/>
          <table:table-cell table:formula="of:=[.F529]*INDEX([$Rates.$B$2:$Rates.$B$6];[.C529]+1)-[.G529]*INDEX([$Rates.$C$2:$Rates.$C$6];[.C52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30]=0;[.A529]+1;[.A529])" office:value-type="date" office:date-value="2023-04-16" calcext:value-type="date">
            <text:p>2023-04-16</text:p>
          </table:table-cell>
          <table:table-cell table:formula="of:=MONTH([.A530])" office:value-type="float" office:value="4" calcext:value-type="float">
            <text:p>4</text:p>
          </table:table-cell>
          <table:table-cell table:formula="of:=[.C525]" office:value-type="float" office:value="3" calcext:value-type="float">
            <text:p>3</text:p>
          </table:table-cell>
          <table:table-cell table:number-columns-repeated="6"/>
          <table:table-cell table:formula="of:=[.F530]*INDEX([$Rates.$B$2:$Rates.$B$6];[.C530]+1)-[.G530]*INDEX([$Rates.$C$2:$Rates.$C$6];[.C53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31]=0;[.A530]+1;[.A530])" office:value-type="date" office:date-value="2023-04-16" calcext:value-type="date">
            <text:p>2023-04-16</text:p>
          </table:table-cell>
          <table:table-cell table:formula="of:=MONTH([.A531])" office:value-type="float" office:value="4" calcext:value-type="float">
            <text:p>4</text:p>
          </table:table-cell>
          <table:table-cell table:formula="of:=[.C526]" office:value-type="float" office:value="4" calcext:value-type="float">
            <text:p>4</text:p>
          </table:table-cell>
          <table:table-cell table:number-columns-repeated="6"/>
          <table:table-cell table:formula="of:=[.F531]*INDEX([$Rates.$B$2:$Rates.$B$6];[.C531]+1)-[.G531]*INDEX([$Rates.$C$2:$Rates.$C$6];[.C53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32]=0;[.A531]+1;[.A531])" office:value-type="date" office:date-value="2023-04-17" calcext:value-type="date">
            <text:p>2023-04-17</text:p>
          </table:table-cell>
          <table:table-cell table:formula="of:=MONTH([.A532])" office:value-type="float" office:value="4" calcext:value-type="float">
            <text:p>4</text:p>
          </table:table-cell>
          <table:table-cell table:formula="of:=[.C527]" office:value-type="float" office:value="0" calcext:value-type="float">
            <text:p>0</text:p>
          </table:table-cell>
          <table:table-cell table:number-columns-repeated="6"/>
          <table:table-cell table:formula="of:=[.F532]*INDEX([$Rates.$B$2:$Rates.$B$6];[.C532]+1)-[.G532]*INDEX([$Rates.$C$2:$Rates.$C$6];[.C53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33]=0;[.A532]+1;[.A532])" office:value-type="date" office:date-value="2023-04-17" calcext:value-type="date">
            <text:p>2023-04-17</text:p>
          </table:table-cell>
          <table:table-cell table:formula="of:=MONTH([.A533])" office:value-type="float" office:value="4" calcext:value-type="float">
            <text:p>4</text:p>
          </table:table-cell>
          <table:table-cell table:formula="of:=[.C528]" office:value-type="float" office:value="1" calcext:value-type="float">
            <text:p>1</text:p>
          </table:table-cell>
          <table:table-cell table:number-columns-repeated="6"/>
          <table:table-cell table:formula="of:=[.F533]*INDEX([$Rates.$B$2:$Rates.$B$6];[.C533]+1)-[.G533]*INDEX([$Rates.$C$2:$Rates.$C$6];[.C53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34]=0;[.A533]+1;[.A533])" office:value-type="date" office:date-value="2023-04-17" calcext:value-type="date">
            <text:p>2023-04-17</text:p>
          </table:table-cell>
          <table:table-cell table:formula="of:=MONTH([.A534])" office:value-type="float" office:value="4" calcext:value-type="float">
            <text:p>4</text:p>
          </table:table-cell>
          <table:table-cell table:formula="of:=[.C529]" office:value-type="float" office:value="2" calcext:value-type="float">
            <text:p>2</text:p>
          </table:table-cell>
          <table:table-cell table:number-columns-repeated="6"/>
          <table:table-cell table:formula="of:=[.F534]*INDEX([$Rates.$B$2:$Rates.$B$6];[.C534]+1)-[.G534]*INDEX([$Rates.$C$2:$Rates.$C$6];[.C53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35]=0;[.A534]+1;[.A534])" office:value-type="date" office:date-value="2023-04-17" calcext:value-type="date">
            <text:p>2023-04-17</text:p>
          </table:table-cell>
          <table:table-cell table:formula="of:=MONTH([.A535])" office:value-type="float" office:value="4" calcext:value-type="float">
            <text:p>4</text:p>
          </table:table-cell>
          <table:table-cell table:formula="of:=[.C530]" office:value-type="float" office:value="3" calcext:value-type="float">
            <text:p>3</text:p>
          </table:table-cell>
          <table:table-cell table:number-columns-repeated="6"/>
          <table:table-cell table:formula="of:=[.F535]*INDEX([$Rates.$B$2:$Rates.$B$6];[.C535]+1)-[.G535]*INDEX([$Rates.$C$2:$Rates.$C$6];[.C53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36]=0;[.A535]+1;[.A535])" office:value-type="date" office:date-value="2023-04-17" calcext:value-type="date">
            <text:p>2023-04-17</text:p>
          </table:table-cell>
          <table:table-cell table:formula="of:=MONTH([.A536])" office:value-type="float" office:value="4" calcext:value-type="float">
            <text:p>4</text:p>
          </table:table-cell>
          <table:table-cell table:formula="of:=[.C531]" office:value-type="float" office:value="4" calcext:value-type="float">
            <text:p>4</text:p>
          </table:table-cell>
          <table:table-cell table:number-columns-repeated="6"/>
          <table:table-cell table:formula="of:=[.F536]*INDEX([$Rates.$B$2:$Rates.$B$6];[.C536]+1)-[.G536]*INDEX([$Rates.$C$2:$Rates.$C$6];[.C53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37]=0;[.A536]+1;[.A536])" office:value-type="date" office:date-value="2023-04-18" calcext:value-type="date">
            <text:p>2023-04-18</text:p>
          </table:table-cell>
          <table:table-cell table:formula="of:=MONTH([.A537])" office:value-type="float" office:value="4" calcext:value-type="float">
            <text:p>4</text:p>
          </table:table-cell>
          <table:table-cell table:formula="of:=[.C532]" office:value-type="float" office:value="0" calcext:value-type="float">
            <text:p>0</text:p>
          </table:table-cell>
          <table:table-cell table:number-columns-repeated="6"/>
          <table:table-cell table:formula="of:=[.F537]*INDEX([$Rates.$B$2:$Rates.$B$6];[.C537]+1)-[.G537]*INDEX([$Rates.$C$2:$Rates.$C$6];[.C53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38]=0;[.A537]+1;[.A537])" office:value-type="date" office:date-value="2023-04-18" calcext:value-type="date">
            <text:p>2023-04-18</text:p>
          </table:table-cell>
          <table:table-cell table:formula="of:=MONTH([.A538])" office:value-type="float" office:value="4" calcext:value-type="float">
            <text:p>4</text:p>
          </table:table-cell>
          <table:table-cell table:formula="of:=[.C533]" office:value-type="float" office:value="1" calcext:value-type="float">
            <text:p>1</text:p>
          </table:table-cell>
          <table:table-cell table:number-columns-repeated="6"/>
          <table:table-cell table:formula="of:=[.F538]*INDEX([$Rates.$B$2:$Rates.$B$6];[.C538]+1)-[.G538]*INDEX([$Rates.$C$2:$Rates.$C$6];[.C53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39]=0;[.A538]+1;[.A538])" office:value-type="date" office:date-value="2023-04-18" calcext:value-type="date">
            <text:p>2023-04-18</text:p>
          </table:table-cell>
          <table:table-cell table:formula="of:=MONTH([.A539])" office:value-type="float" office:value="4" calcext:value-type="float">
            <text:p>4</text:p>
          </table:table-cell>
          <table:table-cell table:formula="of:=[.C534]" office:value-type="float" office:value="2" calcext:value-type="float">
            <text:p>2</text:p>
          </table:table-cell>
          <table:table-cell table:number-columns-repeated="6"/>
          <table:table-cell table:formula="of:=[.F539]*INDEX([$Rates.$B$2:$Rates.$B$6];[.C539]+1)-[.G539]*INDEX([$Rates.$C$2:$Rates.$C$6];[.C53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40]=0;[.A539]+1;[.A539])" office:value-type="date" office:date-value="2023-04-18" calcext:value-type="date">
            <text:p>2023-04-18</text:p>
          </table:table-cell>
          <table:table-cell table:formula="of:=MONTH([.A540])" office:value-type="float" office:value="4" calcext:value-type="float">
            <text:p>4</text:p>
          </table:table-cell>
          <table:table-cell table:formula="of:=[.C535]" office:value-type="float" office:value="3" calcext:value-type="float">
            <text:p>3</text:p>
          </table:table-cell>
          <table:table-cell table:number-columns-repeated="6"/>
          <table:table-cell table:formula="of:=[.F540]*INDEX([$Rates.$B$2:$Rates.$B$6];[.C540]+1)-[.G540]*INDEX([$Rates.$C$2:$Rates.$C$6];[.C54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41]=0;[.A540]+1;[.A540])" office:value-type="date" office:date-value="2023-04-18" calcext:value-type="date">
            <text:p>2023-04-18</text:p>
          </table:table-cell>
          <table:table-cell table:formula="of:=MONTH([.A541])" office:value-type="float" office:value="4" calcext:value-type="float">
            <text:p>4</text:p>
          </table:table-cell>
          <table:table-cell table:formula="of:=[.C536]" office:value-type="float" office:value="4" calcext:value-type="float">
            <text:p>4</text:p>
          </table:table-cell>
          <table:table-cell table:number-columns-repeated="6"/>
          <table:table-cell table:formula="of:=[.F541]*INDEX([$Rates.$B$2:$Rates.$B$6];[.C541]+1)-[.G541]*INDEX([$Rates.$C$2:$Rates.$C$6];[.C54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42]=0;[.A541]+1;[.A541])" office:value-type="date" office:date-value="2023-04-19" calcext:value-type="date">
            <text:p>2023-04-19</text:p>
          </table:table-cell>
          <table:table-cell table:formula="of:=MONTH([.A542])" office:value-type="float" office:value="4" calcext:value-type="float">
            <text:p>4</text:p>
          </table:table-cell>
          <table:table-cell table:formula="of:=[.C537]" office:value-type="float" office:value="0" calcext:value-type="float">
            <text:p>0</text:p>
          </table:table-cell>
          <table:table-cell table:number-columns-repeated="6"/>
          <table:table-cell table:formula="of:=[.F542]*INDEX([$Rates.$B$2:$Rates.$B$6];[.C542]+1)-[.G542]*INDEX([$Rates.$C$2:$Rates.$C$6];[.C54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43]=0;[.A542]+1;[.A542])" office:value-type="date" office:date-value="2023-04-19" calcext:value-type="date">
            <text:p>2023-04-19</text:p>
          </table:table-cell>
          <table:table-cell table:formula="of:=MONTH([.A543])" office:value-type="float" office:value="4" calcext:value-type="float">
            <text:p>4</text:p>
          </table:table-cell>
          <table:table-cell table:formula="of:=[.C538]" office:value-type="float" office:value="1" calcext:value-type="float">
            <text:p>1</text:p>
          </table:table-cell>
          <table:table-cell table:number-columns-repeated="6"/>
          <table:table-cell table:formula="of:=[.F543]*INDEX([$Rates.$B$2:$Rates.$B$6];[.C543]+1)-[.G543]*INDEX([$Rates.$C$2:$Rates.$C$6];[.C54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44]=0;[.A543]+1;[.A543])" office:value-type="date" office:date-value="2023-04-19" calcext:value-type="date">
            <text:p>2023-04-19</text:p>
          </table:table-cell>
          <table:table-cell table:formula="of:=MONTH([.A544])" office:value-type="float" office:value="4" calcext:value-type="float">
            <text:p>4</text:p>
          </table:table-cell>
          <table:table-cell table:formula="of:=[.C539]" office:value-type="float" office:value="2" calcext:value-type="float">
            <text:p>2</text:p>
          </table:table-cell>
          <table:table-cell table:number-columns-repeated="6"/>
          <table:table-cell table:formula="of:=[.F544]*INDEX([$Rates.$B$2:$Rates.$B$6];[.C544]+1)-[.G544]*INDEX([$Rates.$C$2:$Rates.$C$6];[.C54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45]=0;[.A544]+1;[.A544])" office:value-type="date" office:date-value="2023-04-19" calcext:value-type="date">
            <text:p>2023-04-19</text:p>
          </table:table-cell>
          <table:table-cell table:formula="of:=MONTH([.A545])" office:value-type="float" office:value="4" calcext:value-type="float">
            <text:p>4</text:p>
          </table:table-cell>
          <table:table-cell table:formula="of:=[.C540]" office:value-type="float" office:value="3" calcext:value-type="float">
            <text:p>3</text:p>
          </table:table-cell>
          <table:table-cell table:number-columns-repeated="6"/>
          <table:table-cell table:formula="of:=[.F545]*INDEX([$Rates.$B$2:$Rates.$B$6];[.C545]+1)-[.G545]*INDEX([$Rates.$C$2:$Rates.$C$6];[.C54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46]=0;[.A545]+1;[.A545])" office:value-type="date" office:date-value="2023-04-19" calcext:value-type="date">
            <text:p>2023-04-19</text:p>
          </table:table-cell>
          <table:table-cell table:formula="of:=MONTH([.A546])" office:value-type="float" office:value="4" calcext:value-type="float">
            <text:p>4</text:p>
          </table:table-cell>
          <table:table-cell table:formula="of:=[.C541]" office:value-type="float" office:value="4" calcext:value-type="float">
            <text:p>4</text:p>
          </table:table-cell>
          <table:table-cell table:number-columns-repeated="6"/>
          <table:table-cell table:formula="of:=[.F546]*INDEX([$Rates.$B$2:$Rates.$B$6];[.C546]+1)-[.G546]*INDEX([$Rates.$C$2:$Rates.$C$6];[.C54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47]=0;[.A546]+1;[.A546])" office:value-type="date" office:date-value="2023-04-20" calcext:value-type="date">
            <text:p>2023-04-20</text:p>
          </table:table-cell>
          <table:table-cell table:formula="of:=MONTH([.A547])" office:value-type="float" office:value="4" calcext:value-type="float">
            <text:p>4</text:p>
          </table:table-cell>
          <table:table-cell table:formula="of:=[.C542]" office:value-type="float" office:value="0" calcext:value-type="float">
            <text:p>0</text:p>
          </table:table-cell>
          <table:table-cell table:number-columns-repeated="6"/>
          <table:table-cell table:formula="of:=[.F547]*INDEX([$Rates.$B$2:$Rates.$B$6];[.C547]+1)-[.G547]*INDEX([$Rates.$C$2:$Rates.$C$6];[.C54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48]=0;[.A547]+1;[.A547])" office:value-type="date" office:date-value="2023-04-20" calcext:value-type="date">
            <text:p>2023-04-20</text:p>
          </table:table-cell>
          <table:table-cell table:formula="of:=MONTH([.A548])" office:value-type="float" office:value="4" calcext:value-type="float">
            <text:p>4</text:p>
          </table:table-cell>
          <table:table-cell table:formula="of:=[.C543]" office:value-type="float" office:value="1" calcext:value-type="float">
            <text:p>1</text:p>
          </table:table-cell>
          <table:table-cell table:number-columns-repeated="6"/>
          <table:table-cell table:formula="of:=[.F548]*INDEX([$Rates.$B$2:$Rates.$B$6];[.C548]+1)-[.G548]*INDEX([$Rates.$C$2:$Rates.$C$6];[.C54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49]=0;[.A548]+1;[.A548])" office:value-type="date" office:date-value="2023-04-20" calcext:value-type="date">
            <text:p>2023-04-20</text:p>
          </table:table-cell>
          <table:table-cell table:formula="of:=MONTH([.A549])" office:value-type="float" office:value="4" calcext:value-type="float">
            <text:p>4</text:p>
          </table:table-cell>
          <table:table-cell table:formula="of:=[.C544]" office:value-type="float" office:value="2" calcext:value-type="float">
            <text:p>2</text:p>
          </table:table-cell>
          <table:table-cell table:number-columns-repeated="6"/>
          <table:table-cell table:formula="of:=[.F549]*INDEX([$Rates.$B$2:$Rates.$B$6];[.C549]+1)-[.G549]*INDEX([$Rates.$C$2:$Rates.$C$6];[.C54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50]=0;[.A549]+1;[.A549])" office:value-type="date" office:date-value="2023-04-20" calcext:value-type="date">
            <text:p>2023-04-20</text:p>
          </table:table-cell>
          <table:table-cell table:formula="of:=MONTH([.A550])" office:value-type="float" office:value="4" calcext:value-type="float">
            <text:p>4</text:p>
          </table:table-cell>
          <table:table-cell table:formula="of:=[.C545]" office:value-type="float" office:value="3" calcext:value-type="float">
            <text:p>3</text:p>
          </table:table-cell>
          <table:table-cell table:number-columns-repeated="6"/>
          <table:table-cell table:formula="of:=[.F550]*INDEX([$Rates.$B$2:$Rates.$B$6];[.C550]+1)-[.G550]*INDEX([$Rates.$C$2:$Rates.$C$6];[.C55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51]=0;[.A550]+1;[.A550])" office:value-type="date" office:date-value="2023-04-20" calcext:value-type="date">
            <text:p>2023-04-20</text:p>
          </table:table-cell>
          <table:table-cell table:formula="of:=MONTH([.A551])" office:value-type="float" office:value="4" calcext:value-type="float">
            <text:p>4</text:p>
          </table:table-cell>
          <table:table-cell table:formula="of:=[.C546]" office:value-type="float" office:value="4" calcext:value-type="float">
            <text:p>4</text:p>
          </table:table-cell>
          <table:table-cell table:number-columns-repeated="6"/>
          <table:table-cell table:formula="of:=[.F551]*INDEX([$Rates.$B$2:$Rates.$B$6];[.C551]+1)-[.G551]*INDEX([$Rates.$C$2:$Rates.$C$6];[.C55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52]=0;[.A551]+1;[.A551])" office:value-type="date" office:date-value="2023-04-21" calcext:value-type="date">
            <text:p>2023-04-21</text:p>
          </table:table-cell>
          <table:table-cell table:formula="of:=MONTH([.A552])" office:value-type="float" office:value="4" calcext:value-type="float">
            <text:p>4</text:p>
          </table:table-cell>
          <table:table-cell table:formula="of:=[.C547]" office:value-type="float" office:value="0" calcext:value-type="float">
            <text:p>0</text:p>
          </table:table-cell>
          <table:table-cell table:number-columns-repeated="6"/>
          <table:table-cell table:formula="of:=[.F552]*INDEX([$Rates.$B$2:$Rates.$B$6];[.C552]+1)-[.G552]*INDEX([$Rates.$C$2:$Rates.$C$6];[.C55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53]=0;[.A552]+1;[.A552])" office:value-type="date" office:date-value="2023-04-21" calcext:value-type="date">
            <text:p>2023-04-21</text:p>
          </table:table-cell>
          <table:table-cell table:formula="of:=MONTH([.A553])" office:value-type="float" office:value="4" calcext:value-type="float">
            <text:p>4</text:p>
          </table:table-cell>
          <table:table-cell table:formula="of:=[.C548]" office:value-type="float" office:value="1" calcext:value-type="float">
            <text:p>1</text:p>
          </table:table-cell>
          <table:table-cell table:number-columns-repeated="6"/>
          <table:table-cell table:formula="of:=[.F553]*INDEX([$Rates.$B$2:$Rates.$B$6];[.C553]+1)-[.G553]*INDEX([$Rates.$C$2:$Rates.$C$6];[.C55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54]=0;[.A553]+1;[.A553])" office:value-type="date" office:date-value="2023-04-21" calcext:value-type="date">
            <text:p>2023-04-21</text:p>
          </table:table-cell>
          <table:table-cell table:formula="of:=MONTH([.A554])" office:value-type="float" office:value="4" calcext:value-type="float">
            <text:p>4</text:p>
          </table:table-cell>
          <table:table-cell table:formula="of:=[.C549]" office:value-type="float" office:value="2" calcext:value-type="float">
            <text:p>2</text:p>
          </table:table-cell>
          <table:table-cell table:number-columns-repeated="6"/>
          <table:table-cell table:formula="of:=[.F554]*INDEX([$Rates.$B$2:$Rates.$B$6];[.C554]+1)-[.G554]*INDEX([$Rates.$C$2:$Rates.$C$6];[.C55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55]=0;[.A554]+1;[.A554])" office:value-type="date" office:date-value="2023-04-21" calcext:value-type="date">
            <text:p>2023-04-21</text:p>
          </table:table-cell>
          <table:table-cell table:formula="of:=MONTH([.A555])" office:value-type="float" office:value="4" calcext:value-type="float">
            <text:p>4</text:p>
          </table:table-cell>
          <table:table-cell table:formula="of:=[.C550]" office:value-type="float" office:value="3" calcext:value-type="float">
            <text:p>3</text:p>
          </table:table-cell>
          <table:table-cell table:number-columns-repeated="6"/>
          <table:table-cell table:formula="of:=[.F555]*INDEX([$Rates.$B$2:$Rates.$B$6];[.C555]+1)-[.G555]*INDEX([$Rates.$C$2:$Rates.$C$6];[.C55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56]=0;[.A555]+1;[.A555])" office:value-type="date" office:date-value="2023-04-21" calcext:value-type="date">
            <text:p>2023-04-21</text:p>
          </table:table-cell>
          <table:table-cell table:formula="of:=MONTH([.A556])" office:value-type="float" office:value="4" calcext:value-type="float">
            <text:p>4</text:p>
          </table:table-cell>
          <table:table-cell table:formula="of:=[.C551]" office:value-type="float" office:value="4" calcext:value-type="float">
            <text:p>4</text:p>
          </table:table-cell>
          <table:table-cell table:number-columns-repeated="6"/>
          <table:table-cell table:formula="of:=[.F556]*INDEX([$Rates.$B$2:$Rates.$B$6];[.C556]+1)-[.G556]*INDEX([$Rates.$C$2:$Rates.$C$6];[.C55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57]=0;[.A556]+1;[.A556])" office:value-type="date" office:date-value="2023-04-22" calcext:value-type="date">
            <text:p>2023-04-22</text:p>
          </table:table-cell>
          <table:table-cell table:formula="of:=MONTH([.A557])" office:value-type="float" office:value="4" calcext:value-type="float">
            <text:p>4</text:p>
          </table:table-cell>
          <table:table-cell table:formula="of:=[.C552]" office:value-type="float" office:value="0" calcext:value-type="float">
            <text:p>0</text:p>
          </table:table-cell>
          <table:table-cell table:number-columns-repeated="6"/>
          <table:table-cell table:formula="of:=[.F557]*INDEX([$Rates.$B$2:$Rates.$B$6];[.C557]+1)-[.G557]*INDEX([$Rates.$C$2:$Rates.$C$6];[.C55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58]=0;[.A557]+1;[.A557])" office:value-type="date" office:date-value="2023-04-22" calcext:value-type="date">
            <text:p>2023-04-22</text:p>
          </table:table-cell>
          <table:table-cell table:formula="of:=MONTH([.A558])" office:value-type="float" office:value="4" calcext:value-type="float">
            <text:p>4</text:p>
          </table:table-cell>
          <table:table-cell table:formula="of:=[.C553]" office:value-type="float" office:value="1" calcext:value-type="float">
            <text:p>1</text:p>
          </table:table-cell>
          <table:table-cell table:number-columns-repeated="6"/>
          <table:table-cell table:formula="of:=[.F558]*INDEX([$Rates.$B$2:$Rates.$B$6];[.C558]+1)-[.G558]*INDEX([$Rates.$C$2:$Rates.$C$6];[.C55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59]=0;[.A558]+1;[.A558])" office:value-type="date" office:date-value="2023-04-22" calcext:value-type="date">
            <text:p>2023-04-22</text:p>
          </table:table-cell>
          <table:table-cell table:formula="of:=MONTH([.A559])" office:value-type="float" office:value="4" calcext:value-type="float">
            <text:p>4</text:p>
          </table:table-cell>
          <table:table-cell table:formula="of:=[.C554]" office:value-type="float" office:value="2" calcext:value-type="float">
            <text:p>2</text:p>
          </table:table-cell>
          <table:table-cell table:number-columns-repeated="6"/>
          <table:table-cell table:formula="of:=[.F559]*INDEX([$Rates.$B$2:$Rates.$B$6];[.C559]+1)-[.G559]*INDEX([$Rates.$C$2:$Rates.$C$6];[.C55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60]=0;[.A559]+1;[.A559])" office:value-type="date" office:date-value="2023-04-22" calcext:value-type="date">
            <text:p>2023-04-22</text:p>
          </table:table-cell>
          <table:table-cell table:formula="of:=MONTH([.A560])" office:value-type="float" office:value="4" calcext:value-type="float">
            <text:p>4</text:p>
          </table:table-cell>
          <table:table-cell table:formula="of:=[.C555]" office:value-type="float" office:value="3" calcext:value-type="float">
            <text:p>3</text:p>
          </table:table-cell>
          <table:table-cell table:number-columns-repeated="6"/>
          <table:table-cell table:formula="of:=[.F560]*INDEX([$Rates.$B$2:$Rates.$B$6];[.C560]+1)-[.G560]*INDEX([$Rates.$C$2:$Rates.$C$6];[.C56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61]=0;[.A560]+1;[.A560])" office:value-type="date" office:date-value="2023-04-22" calcext:value-type="date">
            <text:p>2023-04-22</text:p>
          </table:table-cell>
          <table:table-cell table:formula="of:=MONTH([.A561])" office:value-type="float" office:value="4" calcext:value-type="float">
            <text:p>4</text:p>
          </table:table-cell>
          <table:table-cell table:formula="of:=[.C556]" office:value-type="float" office:value="4" calcext:value-type="float">
            <text:p>4</text:p>
          </table:table-cell>
          <table:table-cell table:number-columns-repeated="6"/>
          <table:table-cell table:formula="of:=[.F561]*INDEX([$Rates.$B$2:$Rates.$B$6];[.C561]+1)-[.G561]*INDEX([$Rates.$C$2:$Rates.$C$6];[.C56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62]=0;[.A561]+1;[.A561])" office:value-type="date" office:date-value="2023-04-23" calcext:value-type="date">
            <text:p>2023-04-23</text:p>
          </table:table-cell>
          <table:table-cell table:formula="of:=MONTH([.A562])" office:value-type="float" office:value="4" calcext:value-type="float">
            <text:p>4</text:p>
          </table:table-cell>
          <table:table-cell table:formula="of:=[.C557]" office:value-type="float" office:value="0" calcext:value-type="float">
            <text:p>0</text:p>
          </table:table-cell>
          <table:table-cell table:number-columns-repeated="6"/>
          <table:table-cell table:formula="of:=[.F562]*INDEX([$Rates.$B$2:$Rates.$B$6];[.C562]+1)-[.G562]*INDEX([$Rates.$C$2:$Rates.$C$6];[.C56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63]=0;[.A562]+1;[.A562])" office:value-type="date" office:date-value="2023-04-23" calcext:value-type="date">
            <text:p>2023-04-23</text:p>
          </table:table-cell>
          <table:table-cell table:formula="of:=MONTH([.A563])" office:value-type="float" office:value="4" calcext:value-type="float">
            <text:p>4</text:p>
          </table:table-cell>
          <table:table-cell table:formula="of:=[.C558]" office:value-type="float" office:value="1" calcext:value-type="float">
            <text:p>1</text:p>
          </table:table-cell>
          <table:table-cell table:number-columns-repeated="6"/>
          <table:table-cell table:formula="of:=[.F563]*INDEX([$Rates.$B$2:$Rates.$B$6];[.C563]+1)-[.G563]*INDEX([$Rates.$C$2:$Rates.$C$6];[.C56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64]=0;[.A563]+1;[.A563])" office:value-type="date" office:date-value="2023-04-23" calcext:value-type="date">
            <text:p>2023-04-23</text:p>
          </table:table-cell>
          <table:table-cell table:formula="of:=MONTH([.A564])" office:value-type="float" office:value="4" calcext:value-type="float">
            <text:p>4</text:p>
          </table:table-cell>
          <table:table-cell table:formula="of:=[.C559]" office:value-type="float" office:value="2" calcext:value-type="float">
            <text:p>2</text:p>
          </table:table-cell>
          <table:table-cell table:number-columns-repeated="6"/>
          <table:table-cell table:formula="of:=[.F564]*INDEX([$Rates.$B$2:$Rates.$B$6];[.C564]+1)-[.G564]*INDEX([$Rates.$C$2:$Rates.$C$6];[.C56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65]=0;[.A564]+1;[.A564])" office:value-type="date" office:date-value="2023-04-23" calcext:value-type="date">
            <text:p>2023-04-23</text:p>
          </table:table-cell>
          <table:table-cell table:formula="of:=MONTH([.A565])" office:value-type="float" office:value="4" calcext:value-type="float">
            <text:p>4</text:p>
          </table:table-cell>
          <table:table-cell table:formula="of:=[.C560]" office:value-type="float" office:value="3" calcext:value-type="float">
            <text:p>3</text:p>
          </table:table-cell>
          <table:table-cell table:number-columns-repeated="6"/>
          <table:table-cell table:formula="of:=[.F565]*INDEX([$Rates.$B$2:$Rates.$B$6];[.C565]+1)-[.G565]*INDEX([$Rates.$C$2:$Rates.$C$6];[.C56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66]=0;[.A565]+1;[.A565])" office:value-type="date" office:date-value="2023-04-23" calcext:value-type="date">
            <text:p>2023-04-23</text:p>
          </table:table-cell>
          <table:table-cell table:formula="of:=MONTH([.A566])" office:value-type="float" office:value="4" calcext:value-type="float">
            <text:p>4</text:p>
          </table:table-cell>
          <table:table-cell table:formula="of:=[.C561]" office:value-type="float" office:value="4" calcext:value-type="float">
            <text:p>4</text:p>
          </table:table-cell>
          <table:table-cell table:number-columns-repeated="6"/>
          <table:table-cell table:formula="of:=[.F566]*INDEX([$Rates.$B$2:$Rates.$B$6];[.C566]+1)-[.G566]*INDEX([$Rates.$C$2:$Rates.$C$6];[.C56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67]=0;[.A566]+1;[.A566])" office:value-type="date" office:date-value="2023-04-24" calcext:value-type="date">
            <text:p>2023-04-24</text:p>
          </table:table-cell>
          <table:table-cell table:formula="of:=MONTH([.A567])" office:value-type="float" office:value="4" calcext:value-type="float">
            <text:p>4</text:p>
          </table:table-cell>
          <table:table-cell table:formula="of:=[.C562]" office:value-type="float" office:value="0" calcext:value-type="float">
            <text:p>0</text:p>
          </table:table-cell>
          <table:table-cell table:number-columns-repeated="6"/>
          <table:table-cell table:formula="of:=[.F567]*INDEX([$Rates.$B$2:$Rates.$B$6];[.C567]+1)-[.G567]*INDEX([$Rates.$C$2:$Rates.$C$6];[.C56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68]=0;[.A567]+1;[.A567])" office:value-type="date" office:date-value="2023-04-24" calcext:value-type="date">
            <text:p>2023-04-24</text:p>
          </table:table-cell>
          <table:table-cell table:formula="of:=MONTH([.A568])" office:value-type="float" office:value="4" calcext:value-type="float">
            <text:p>4</text:p>
          </table:table-cell>
          <table:table-cell table:formula="of:=[.C563]" office:value-type="float" office:value="1" calcext:value-type="float">
            <text:p>1</text:p>
          </table:table-cell>
          <table:table-cell table:number-columns-repeated="6"/>
          <table:table-cell table:formula="of:=[.F568]*INDEX([$Rates.$B$2:$Rates.$B$6];[.C568]+1)-[.G568]*INDEX([$Rates.$C$2:$Rates.$C$6];[.C56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69]=0;[.A568]+1;[.A568])" office:value-type="date" office:date-value="2023-04-24" calcext:value-type="date">
            <text:p>2023-04-24</text:p>
          </table:table-cell>
          <table:table-cell table:formula="of:=MONTH([.A569])" office:value-type="float" office:value="4" calcext:value-type="float">
            <text:p>4</text:p>
          </table:table-cell>
          <table:table-cell table:formula="of:=[.C564]" office:value-type="float" office:value="2" calcext:value-type="float">
            <text:p>2</text:p>
          </table:table-cell>
          <table:table-cell table:number-columns-repeated="6"/>
          <table:table-cell table:formula="of:=[.F569]*INDEX([$Rates.$B$2:$Rates.$B$6];[.C569]+1)-[.G569]*INDEX([$Rates.$C$2:$Rates.$C$6];[.C56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70]=0;[.A569]+1;[.A569])" office:value-type="date" office:date-value="2023-04-24" calcext:value-type="date">
            <text:p>2023-04-24</text:p>
          </table:table-cell>
          <table:table-cell table:formula="of:=MONTH([.A570])" office:value-type="float" office:value="4" calcext:value-type="float">
            <text:p>4</text:p>
          </table:table-cell>
          <table:table-cell table:formula="of:=[.C565]" office:value-type="float" office:value="3" calcext:value-type="float">
            <text:p>3</text:p>
          </table:table-cell>
          <table:table-cell table:number-columns-repeated="6"/>
          <table:table-cell table:formula="of:=[.F570]*INDEX([$Rates.$B$2:$Rates.$B$6];[.C570]+1)-[.G570]*INDEX([$Rates.$C$2:$Rates.$C$6];[.C57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71]=0;[.A570]+1;[.A570])" office:value-type="date" office:date-value="2023-04-24" calcext:value-type="date">
            <text:p>2023-04-24</text:p>
          </table:table-cell>
          <table:table-cell table:formula="of:=MONTH([.A571])" office:value-type="float" office:value="4" calcext:value-type="float">
            <text:p>4</text:p>
          </table:table-cell>
          <table:table-cell table:formula="of:=[.C566]" office:value-type="float" office:value="4" calcext:value-type="float">
            <text:p>4</text:p>
          </table:table-cell>
          <table:table-cell table:number-columns-repeated="6"/>
          <table:table-cell table:formula="of:=[.F571]*INDEX([$Rates.$B$2:$Rates.$B$6];[.C571]+1)-[.G571]*INDEX([$Rates.$C$2:$Rates.$C$6];[.C57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72]=0;[.A571]+1;[.A571])" office:value-type="date" office:date-value="2023-04-25" calcext:value-type="date">
            <text:p>2023-04-25</text:p>
          </table:table-cell>
          <table:table-cell table:formula="of:=MONTH([.A572])" office:value-type="float" office:value="4" calcext:value-type="float">
            <text:p>4</text:p>
          </table:table-cell>
          <table:table-cell table:formula="of:=[.C567]" office:value-type="float" office:value="0" calcext:value-type="float">
            <text:p>0</text:p>
          </table:table-cell>
          <table:table-cell table:number-columns-repeated="6"/>
          <table:table-cell table:formula="of:=[.F572]*INDEX([$Rates.$B$2:$Rates.$B$6];[.C572]+1)-[.G572]*INDEX([$Rates.$C$2:$Rates.$C$6];[.C57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73]=0;[.A572]+1;[.A572])" office:value-type="date" office:date-value="2023-04-25" calcext:value-type="date">
            <text:p>2023-04-25</text:p>
          </table:table-cell>
          <table:table-cell table:formula="of:=MONTH([.A573])" office:value-type="float" office:value="4" calcext:value-type="float">
            <text:p>4</text:p>
          </table:table-cell>
          <table:table-cell table:formula="of:=[.C568]" office:value-type="float" office:value="1" calcext:value-type="float">
            <text:p>1</text:p>
          </table:table-cell>
          <table:table-cell table:number-columns-repeated="6"/>
          <table:table-cell table:formula="of:=[.F573]*INDEX([$Rates.$B$2:$Rates.$B$6];[.C573]+1)-[.G573]*INDEX([$Rates.$C$2:$Rates.$C$6];[.C57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74]=0;[.A573]+1;[.A573])" office:value-type="date" office:date-value="2023-04-25" calcext:value-type="date">
            <text:p>2023-04-25</text:p>
          </table:table-cell>
          <table:table-cell table:formula="of:=MONTH([.A574])" office:value-type="float" office:value="4" calcext:value-type="float">
            <text:p>4</text:p>
          </table:table-cell>
          <table:table-cell table:formula="of:=[.C569]" office:value-type="float" office:value="2" calcext:value-type="float">
            <text:p>2</text:p>
          </table:table-cell>
          <table:table-cell table:number-columns-repeated="6"/>
          <table:table-cell table:formula="of:=[.F574]*INDEX([$Rates.$B$2:$Rates.$B$6];[.C574]+1)-[.G574]*INDEX([$Rates.$C$2:$Rates.$C$6];[.C57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75]=0;[.A574]+1;[.A574])" office:value-type="date" office:date-value="2023-04-25" calcext:value-type="date">
            <text:p>2023-04-25</text:p>
          </table:table-cell>
          <table:table-cell table:formula="of:=MONTH([.A575])" office:value-type="float" office:value="4" calcext:value-type="float">
            <text:p>4</text:p>
          </table:table-cell>
          <table:table-cell table:formula="of:=[.C570]" office:value-type="float" office:value="3" calcext:value-type="float">
            <text:p>3</text:p>
          </table:table-cell>
          <table:table-cell table:number-columns-repeated="6"/>
          <table:table-cell table:formula="of:=[.F575]*INDEX([$Rates.$B$2:$Rates.$B$6];[.C575]+1)-[.G575]*INDEX([$Rates.$C$2:$Rates.$C$6];[.C57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76]=0;[.A575]+1;[.A575])" office:value-type="date" office:date-value="2023-04-25" calcext:value-type="date">
            <text:p>2023-04-25</text:p>
          </table:table-cell>
          <table:table-cell table:formula="of:=MONTH([.A576])" office:value-type="float" office:value="4" calcext:value-type="float">
            <text:p>4</text:p>
          </table:table-cell>
          <table:table-cell table:formula="of:=[.C571]" office:value-type="float" office:value="4" calcext:value-type="float">
            <text:p>4</text:p>
          </table:table-cell>
          <table:table-cell table:number-columns-repeated="6"/>
          <table:table-cell table:formula="of:=[.F576]*INDEX([$Rates.$B$2:$Rates.$B$6];[.C576]+1)-[.G576]*INDEX([$Rates.$C$2:$Rates.$C$6];[.C57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77]=0;[.A576]+1;[.A576])" office:value-type="date" office:date-value="2023-04-26" calcext:value-type="date">
            <text:p>2023-04-26</text:p>
          </table:table-cell>
          <table:table-cell table:formula="of:=MONTH([.A577])" office:value-type="float" office:value="4" calcext:value-type="float">
            <text:p>4</text:p>
          </table:table-cell>
          <table:table-cell table:formula="of:=[.C572]" office:value-type="float" office:value="0" calcext:value-type="float">
            <text:p>0</text:p>
          </table:table-cell>
          <table:table-cell table:number-columns-repeated="6"/>
          <table:table-cell table:formula="of:=[.F577]*INDEX([$Rates.$B$2:$Rates.$B$6];[.C577]+1)-[.G577]*INDEX([$Rates.$C$2:$Rates.$C$6];[.C57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78]=0;[.A577]+1;[.A577])" office:value-type="date" office:date-value="2023-04-26" calcext:value-type="date">
            <text:p>2023-04-26</text:p>
          </table:table-cell>
          <table:table-cell table:formula="of:=MONTH([.A578])" office:value-type="float" office:value="4" calcext:value-type="float">
            <text:p>4</text:p>
          </table:table-cell>
          <table:table-cell table:formula="of:=[.C573]" office:value-type="float" office:value="1" calcext:value-type="float">
            <text:p>1</text:p>
          </table:table-cell>
          <table:table-cell table:number-columns-repeated="6"/>
          <table:table-cell table:formula="of:=[.F578]*INDEX([$Rates.$B$2:$Rates.$B$6];[.C578]+1)-[.G578]*INDEX([$Rates.$C$2:$Rates.$C$6];[.C57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79]=0;[.A578]+1;[.A578])" office:value-type="date" office:date-value="2023-04-26" calcext:value-type="date">
            <text:p>2023-04-26</text:p>
          </table:table-cell>
          <table:table-cell table:formula="of:=MONTH([.A579])" office:value-type="float" office:value="4" calcext:value-type="float">
            <text:p>4</text:p>
          </table:table-cell>
          <table:table-cell table:formula="of:=[.C574]" office:value-type="float" office:value="2" calcext:value-type="float">
            <text:p>2</text:p>
          </table:table-cell>
          <table:table-cell table:number-columns-repeated="6"/>
          <table:table-cell table:formula="of:=[.F579]*INDEX([$Rates.$B$2:$Rates.$B$6];[.C579]+1)-[.G579]*INDEX([$Rates.$C$2:$Rates.$C$6];[.C57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80]=0;[.A579]+1;[.A579])" office:value-type="date" office:date-value="2023-04-26" calcext:value-type="date">
            <text:p>2023-04-26</text:p>
          </table:table-cell>
          <table:table-cell table:formula="of:=MONTH([.A580])" office:value-type="float" office:value="4" calcext:value-type="float">
            <text:p>4</text:p>
          </table:table-cell>
          <table:table-cell table:formula="of:=[.C575]" office:value-type="float" office:value="3" calcext:value-type="float">
            <text:p>3</text:p>
          </table:table-cell>
          <table:table-cell table:number-columns-repeated="6"/>
          <table:table-cell table:formula="of:=[.F580]*INDEX([$Rates.$B$2:$Rates.$B$6];[.C580]+1)-[.G580]*INDEX([$Rates.$C$2:$Rates.$C$6];[.C58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81]=0;[.A580]+1;[.A580])" office:value-type="date" office:date-value="2023-04-26" calcext:value-type="date">
            <text:p>2023-04-26</text:p>
          </table:table-cell>
          <table:table-cell table:formula="of:=MONTH([.A581])" office:value-type="float" office:value="4" calcext:value-type="float">
            <text:p>4</text:p>
          </table:table-cell>
          <table:table-cell table:formula="of:=[.C576]" office:value-type="float" office:value="4" calcext:value-type="float">
            <text:p>4</text:p>
          </table:table-cell>
          <table:table-cell table:number-columns-repeated="6"/>
          <table:table-cell table:formula="of:=[.F581]*INDEX([$Rates.$B$2:$Rates.$B$6];[.C581]+1)-[.G581]*INDEX([$Rates.$C$2:$Rates.$C$6];[.C58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82]=0;[.A581]+1;[.A581])" office:value-type="date" office:date-value="2023-04-27" calcext:value-type="date">
            <text:p>2023-04-27</text:p>
          </table:table-cell>
          <table:table-cell table:formula="of:=MONTH([.A582])" office:value-type="float" office:value="4" calcext:value-type="float">
            <text:p>4</text:p>
          </table:table-cell>
          <table:table-cell table:formula="of:=[.C577]" office:value-type="float" office:value="0" calcext:value-type="float">
            <text:p>0</text:p>
          </table:table-cell>
          <table:table-cell table:number-columns-repeated="6"/>
          <table:table-cell table:formula="of:=[.F582]*INDEX([$Rates.$B$2:$Rates.$B$6];[.C582]+1)-[.G582]*INDEX([$Rates.$C$2:$Rates.$C$6];[.C58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83]=0;[.A582]+1;[.A582])" office:value-type="date" office:date-value="2023-04-27" calcext:value-type="date">
            <text:p>2023-04-27</text:p>
          </table:table-cell>
          <table:table-cell table:formula="of:=MONTH([.A583])" office:value-type="float" office:value="4" calcext:value-type="float">
            <text:p>4</text:p>
          </table:table-cell>
          <table:table-cell table:formula="of:=[.C578]" office:value-type="float" office:value="1" calcext:value-type="float">
            <text:p>1</text:p>
          </table:table-cell>
          <table:table-cell table:number-columns-repeated="6"/>
          <table:table-cell table:formula="of:=[.F583]*INDEX([$Rates.$B$2:$Rates.$B$6];[.C583]+1)-[.G583]*INDEX([$Rates.$C$2:$Rates.$C$6];[.C58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84]=0;[.A583]+1;[.A583])" office:value-type="date" office:date-value="2023-04-27" calcext:value-type="date">
            <text:p>2023-04-27</text:p>
          </table:table-cell>
          <table:table-cell table:formula="of:=MONTH([.A584])" office:value-type="float" office:value="4" calcext:value-type="float">
            <text:p>4</text:p>
          </table:table-cell>
          <table:table-cell table:formula="of:=[.C579]" office:value-type="float" office:value="2" calcext:value-type="float">
            <text:p>2</text:p>
          </table:table-cell>
          <table:table-cell table:number-columns-repeated="6"/>
          <table:table-cell table:formula="of:=[.F584]*INDEX([$Rates.$B$2:$Rates.$B$6];[.C584]+1)-[.G584]*INDEX([$Rates.$C$2:$Rates.$C$6];[.C58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85]=0;[.A584]+1;[.A584])" office:value-type="date" office:date-value="2023-04-27" calcext:value-type="date">
            <text:p>2023-04-27</text:p>
          </table:table-cell>
          <table:table-cell table:formula="of:=MONTH([.A585])" office:value-type="float" office:value="4" calcext:value-type="float">
            <text:p>4</text:p>
          </table:table-cell>
          <table:table-cell table:formula="of:=[.C580]" office:value-type="float" office:value="3" calcext:value-type="float">
            <text:p>3</text:p>
          </table:table-cell>
          <table:table-cell table:number-columns-repeated="6"/>
          <table:table-cell table:formula="of:=[.F585]*INDEX([$Rates.$B$2:$Rates.$B$6];[.C585]+1)-[.G585]*INDEX([$Rates.$C$2:$Rates.$C$6];[.C58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86]=0;[.A585]+1;[.A585])" office:value-type="date" office:date-value="2023-04-27" calcext:value-type="date">
            <text:p>2023-04-27</text:p>
          </table:table-cell>
          <table:table-cell table:formula="of:=MONTH([.A586])" office:value-type="float" office:value="4" calcext:value-type="float">
            <text:p>4</text:p>
          </table:table-cell>
          <table:table-cell table:formula="of:=[.C581]" office:value-type="float" office:value="4" calcext:value-type="float">
            <text:p>4</text:p>
          </table:table-cell>
          <table:table-cell table:number-columns-repeated="6"/>
          <table:table-cell table:formula="of:=[.F586]*INDEX([$Rates.$B$2:$Rates.$B$6];[.C586]+1)-[.G586]*INDEX([$Rates.$C$2:$Rates.$C$6];[.C58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87]=0;[.A586]+1;[.A586])" office:value-type="date" office:date-value="2023-04-28" calcext:value-type="date">
            <text:p>2023-04-28</text:p>
          </table:table-cell>
          <table:table-cell table:formula="of:=MONTH([.A587])" office:value-type="float" office:value="4" calcext:value-type="float">
            <text:p>4</text:p>
          </table:table-cell>
          <table:table-cell table:formula="of:=[.C582]" office:value-type="float" office:value="0" calcext:value-type="float">
            <text:p>0</text:p>
          </table:table-cell>
          <table:table-cell table:number-columns-repeated="6"/>
          <table:table-cell table:formula="of:=[.F587]*INDEX([$Rates.$B$2:$Rates.$B$6];[.C587]+1)-[.G587]*INDEX([$Rates.$C$2:$Rates.$C$6];[.C58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88]=0;[.A587]+1;[.A587])" office:value-type="date" office:date-value="2023-04-28" calcext:value-type="date">
            <text:p>2023-04-28</text:p>
          </table:table-cell>
          <table:table-cell table:formula="of:=MONTH([.A588])" office:value-type="float" office:value="4" calcext:value-type="float">
            <text:p>4</text:p>
          </table:table-cell>
          <table:table-cell table:formula="of:=[.C583]" office:value-type="float" office:value="1" calcext:value-type="float">
            <text:p>1</text:p>
          </table:table-cell>
          <table:table-cell table:number-columns-repeated="6"/>
          <table:table-cell table:formula="of:=[.F588]*INDEX([$Rates.$B$2:$Rates.$B$6];[.C588]+1)-[.G588]*INDEX([$Rates.$C$2:$Rates.$C$6];[.C58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89]=0;[.A588]+1;[.A588])" office:value-type="date" office:date-value="2023-04-28" calcext:value-type="date">
            <text:p>2023-04-28</text:p>
          </table:table-cell>
          <table:table-cell table:formula="of:=MONTH([.A589])" office:value-type="float" office:value="4" calcext:value-type="float">
            <text:p>4</text:p>
          </table:table-cell>
          <table:table-cell table:formula="of:=[.C584]" office:value-type="float" office:value="2" calcext:value-type="float">
            <text:p>2</text:p>
          </table:table-cell>
          <table:table-cell table:number-columns-repeated="6"/>
          <table:table-cell table:formula="of:=[.F589]*INDEX([$Rates.$B$2:$Rates.$B$6];[.C589]+1)-[.G589]*INDEX([$Rates.$C$2:$Rates.$C$6];[.C58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90]=0;[.A589]+1;[.A589])" office:value-type="date" office:date-value="2023-04-28" calcext:value-type="date">
            <text:p>2023-04-28</text:p>
          </table:table-cell>
          <table:table-cell table:formula="of:=MONTH([.A590])" office:value-type="float" office:value="4" calcext:value-type="float">
            <text:p>4</text:p>
          </table:table-cell>
          <table:table-cell table:formula="of:=[.C585]" office:value-type="float" office:value="3" calcext:value-type="float">
            <text:p>3</text:p>
          </table:table-cell>
          <table:table-cell table:number-columns-repeated="6"/>
          <table:table-cell table:formula="of:=[.F590]*INDEX([$Rates.$B$2:$Rates.$B$6];[.C590]+1)-[.G590]*INDEX([$Rates.$C$2:$Rates.$C$6];[.C59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91]=0;[.A590]+1;[.A590])" office:value-type="date" office:date-value="2023-04-28" calcext:value-type="date">
            <text:p>2023-04-28</text:p>
          </table:table-cell>
          <table:table-cell table:formula="of:=MONTH([.A591])" office:value-type="float" office:value="4" calcext:value-type="float">
            <text:p>4</text:p>
          </table:table-cell>
          <table:table-cell table:formula="of:=[.C586]" office:value-type="float" office:value="4" calcext:value-type="float">
            <text:p>4</text:p>
          </table:table-cell>
          <table:table-cell table:number-columns-repeated="6"/>
          <table:table-cell table:formula="of:=[.F591]*INDEX([$Rates.$B$2:$Rates.$B$6];[.C591]+1)-[.G591]*INDEX([$Rates.$C$2:$Rates.$C$6];[.C59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92]=0;[.A591]+1;[.A591])" office:value-type="date" office:date-value="2023-04-29" calcext:value-type="date">
            <text:p>2023-04-29</text:p>
          </table:table-cell>
          <table:table-cell table:formula="of:=MONTH([.A592])" office:value-type="float" office:value="4" calcext:value-type="float">
            <text:p>4</text:p>
          </table:table-cell>
          <table:table-cell table:formula="of:=[.C587]" office:value-type="float" office:value="0" calcext:value-type="float">
            <text:p>0</text:p>
          </table:table-cell>
          <table:table-cell table:number-columns-repeated="6"/>
          <table:table-cell table:formula="of:=[.F592]*INDEX([$Rates.$B$2:$Rates.$B$6];[.C592]+1)-[.G592]*INDEX([$Rates.$C$2:$Rates.$C$6];[.C59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93]=0;[.A592]+1;[.A592])" office:value-type="date" office:date-value="2023-04-29" calcext:value-type="date">
            <text:p>2023-04-29</text:p>
          </table:table-cell>
          <table:table-cell table:formula="of:=MONTH([.A593])" office:value-type="float" office:value="4" calcext:value-type="float">
            <text:p>4</text:p>
          </table:table-cell>
          <table:table-cell table:formula="of:=[.C588]" office:value-type="float" office:value="1" calcext:value-type="float">
            <text:p>1</text:p>
          </table:table-cell>
          <table:table-cell table:number-columns-repeated="6"/>
          <table:table-cell table:formula="of:=[.F593]*INDEX([$Rates.$B$2:$Rates.$B$6];[.C593]+1)-[.G593]*INDEX([$Rates.$C$2:$Rates.$C$6];[.C59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94]=0;[.A593]+1;[.A593])" office:value-type="date" office:date-value="2023-04-29" calcext:value-type="date">
            <text:p>2023-04-29</text:p>
          </table:table-cell>
          <table:table-cell table:formula="of:=MONTH([.A594])" office:value-type="float" office:value="4" calcext:value-type="float">
            <text:p>4</text:p>
          </table:table-cell>
          <table:table-cell table:formula="of:=[.C589]" office:value-type="float" office:value="2" calcext:value-type="float">
            <text:p>2</text:p>
          </table:table-cell>
          <table:table-cell table:number-columns-repeated="6"/>
          <table:table-cell table:formula="of:=[.F594]*INDEX([$Rates.$B$2:$Rates.$B$6];[.C594]+1)-[.G594]*INDEX([$Rates.$C$2:$Rates.$C$6];[.C59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95]=0;[.A594]+1;[.A594])" office:value-type="date" office:date-value="2023-04-29" calcext:value-type="date">
            <text:p>2023-04-29</text:p>
          </table:table-cell>
          <table:table-cell table:formula="of:=MONTH([.A595])" office:value-type="float" office:value="4" calcext:value-type="float">
            <text:p>4</text:p>
          </table:table-cell>
          <table:table-cell table:formula="of:=[.C590]" office:value-type="float" office:value="3" calcext:value-type="float">
            <text:p>3</text:p>
          </table:table-cell>
          <table:table-cell table:number-columns-repeated="6"/>
          <table:table-cell table:formula="of:=[.F595]*INDEX([$Rates.$B$2:$Rates.$B$6];[.C595]+1)-[.G595]*INDEX([$Rates.$C$2:$Rates.$C$6];[.C59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96]=0;[.A595]+1;[.A595])" office:value-type="date" office:date-value="2023-04-29" calcext:value-type="date">
            <text:p>2023-04-29</text:p>
          </table:table-cell>
          <table:table-cell table:formula="of:=MONTH([.A596])" office:value-type="float" office:value="4" calcext:value-type="float">
            <text:p>4</text:p>
          </table:table-cell>
          <table:table-cell table:formula="of:=[.C591]" office:value-type="float" office:value="4" calcext:value-type="float">
            <text:p>4</text:p>
          </table:table-cell>
          <table:table-cell table:number-columns-repeated="6"/>
          <table:table-cell table:formula="of:=[.F596]*INDEX([$Rates.$B$2:$Rates.$B$6];[.C596]+1)-[.G596]*INDEX([$Rates.$C$2:$Rates.$C$6];[.C59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97]=0;[.A596]+1;[.A596])" office:value-type="date" office:date-value="2023-04-30" calcext:value-type="date">
            <text:p>2023-04-30</text:p>
          </table:table-cell>
          <table:table-cell table:formula="of:=MONTH([.A597])" office:value-type="float" office:value="4" calcext:value-type="float">
            <text:p>4</text:p>
          </table:table-cell>
          <table:table-cell table:formula="of:=[.C592]" office:value-type="float" office:value="0" calcext:value-type="float">
            <text:p>0</text:p>
          </table:table-cell>
          <table:table-cell table:number-columns-repeated="6"/>
          <table:table-cell table:formula="of:=[.F597]*INDEX([$Rates.$B$2:$Rates.$B$6];[.C597]+1)-[.G597]*INDEX([$Rates.$C$2:$Rates.$C$6];[.C59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98]=0;[.A597]+1;[.A597])" office:value-type="date" office:date-value="2023-04-30" calcext:value-type="date">
            <text:p>2023-04-30</text:p>
          </table:table-cell>
          <table:table-cell table:formula="of:=MONTH([.A598])" office:value-type="float" office:value="4" calcext:value-type="float">
            <text:p>4</text:p>
          </table:table-cell>
          <table:table-cell table:formula="of:=[.C593]" office:value-type="float" office:value="1" calcext:value-type="float">
            <text:p>1</text:p>
          </table:table-cell>
          <table:table-cell table:number-columns-repeated="6"/>
          <table:table-cell table:formula="of:=[.F598]*INDEX([$Rates.$B$2:$Rates.$B$6];[.C598]+1)-[.G598]*INDEX([$Rates.$C$2:$Rates.$C$6];[.C59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599]=0;[.A598]+1;[.A598])" office:value-type="date" office:date-value="2023-04-30" calcext:value-type="date">
            <text:p>2023-04-30</text:p>
          </table:table-cell>
          <table:table-cell table:formula="of:=MONTH([.A599])" office:value-type="float" office:value="4" calcext:value-type="float">
            <text:p>4</text:p>
          </table:table-cell>
          <table:table-cell table:formula="of:=[.C594]" office:value-type="float" office:value="2" calcext:value-type="float">
            <text:p>2</text:p>
          </table:table-cell>
          <table:table-cell table:number-columns-repeated="6"/>
          <table:table-cell table:formula="of:=[.F599]*INDEX([$Rates.$B$2:$Rates.$B$6];[.C599]+1)-[.G599]*INDEX([$Rates.$C$2:$Rates.$C$6];[.C59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00]=0;[.A599]+1;[.A599])" office:value-type="date" office:date-value="2023-04-30" calcext:value-type="date">
            <text:p>2023-04-30</text:p>
          </table:table-cell>
          <table:table-cell table:formula="of:=MONTH([.A600])" office:value-type="float" office:value="4" calcext:value-type="float">
            <text:p>4</text:p>
          </table:table-cell>
          <table:table-cell table:formula="of:=[.C595]" office:value-type="float" office:value="3" calcext:value-type="float">
            <text:p>3</text:p>
          </table:table-cell>
          <table:table-cell table:number-columns-repeated="6"/>
          <table:table-cell table:formula="of:=[.F600]*INDEX([$Rates.$B$2:$Rates.$B$6];[.C600]+1)-[.G600]*INDEX([$Rates.$C$2:$Rates.$C$6];[.C60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01]=0;[.A600]+1;[.A600])" office:value-type="date" office:date-value="2023-04-30" calcext:value-type="date">
            <text:p>2023-04-30</text:p>
          </table:table-cell>
          <table:table-cell table:formula="of:=MONTH([.A601])" office:value-type="float" office:value="4" calcext:value-type="float">
            <text:p>4</text:p>
          </table:table-cell>
          <table:table-cell table:formula="of:=[.C596]" office:value-type="float" office:value="4" calcext:value-type="float">
            <text:p>4</text:p>
          </table:table-cell>
          <table:table-cell table:number-columns-repeated="6"/>
          <table:table-cell table:formula="of:=[.F601]*INDEX([$Rates.$B$2:$Rates.$B$6];[.C601]+1)-[.G601]*INDEX([$Rates.$C$2:$Rates.$C$6];[.C60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02]=0;[.A601]+1;[.A601])" office:value-type="date" office:date-value="2023-05-01" calcext:value-type="date">
            <text:p>2023-05-01</text:p>
          </table:table-cell>
          <table:table-cell table:formula="of:=MONTH([.A602])" office:value-type="float" office:value="5" calcext:value-type="float">
            <text:p>5</text:p>
          </table:table-cell>
          <table:table-cell table:formula="of:=[.C597]" office:value-type="float" office:value="0" calcext:value-type="float">
            <text:p>0</text:p>
          </table:table-cell>
          <table:table-cell table:number-columns-repeated="6"/>
          <table:table-cell table:formula="of:=[.F602]*INDEX([$Rates.$B$2:$Rates.$B$6];[.C602]+1)-[.G602]*INDEX([$Rates.$C$2:$Rates.$C$6];[.C60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03]=0;[.A602]+1;[.A602])" office:value-type="date" office:date-value="2023-05-01" calcext:value-type="date">
            <text:p>2023-05-01</text:p>
          </table:table-cell>
          <table:table-cell table:formula="of:=MONTH([.A603])" office:value-type="float" office:value="5" calcext:value-type="float">
            <text:p>5</text:p>
          </table:table-cell>
          <table:table-cell table:formula="of:=[.C598]" office:value-type="float" office:value="1" calcext:value-type="float">
            <text:p>1</text:p>
          </table:table-cell>
          <table:table-cell table:number-columns-repeated="6"/>
          <table:table-cell table:formula="of:=[.F603]*INDEX([$Rates.$B$2:$Rates.$B$6];[.C603]+1)-[.G603]*INDEX([$Rates.$C$2:$Rates.$C$6];[.C60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04]=0;[.A603]+1;[.A603])" office:value-type="date" office:date-value="2023-05-01" calcext:value-type="date">
            <text:p>2023-05-01</text:p>
          </table:table-cell>
          <table:table-cell table:formula="of:=MONTH([.A604])" office:value-type="float" office:value="5" calcext:value-type="float">
            <text:p>5</text:p>
          </table:table-cell>
          <table:table-cell table:formula="of:=[.C599]" office:value-type="float" office:value="2" calcext:value-type="float">
            <text:p>2</text:p>
          </table:table-cell>
          <table:table-cell table:number-columns-repeated="6"/>
          <table:table-cell table:formula="of:=[.F604]*INDEX([$Rates.$B$2:$Rates.$B$6];[.C604]+1)-[.G604]*INDEX([$Rates.$C$2:$Rates.$C$6];[.C60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05]=0;[.A604]+1;[.A604])" office:value-type="date" office:date-value="2023-05-01" calcext:value-type="date">
            <text:p>2023-05-01</text:p>
          </table:table-cell>
          <table:table-cell table:formula="of:=MONTH([.A605])" office:value-type="float" office:value="5" calcext:value-type="float">
            <text:p>5</text:p>
          </table:table-cell>
          <table:table-cell table:formula="of:=[.C600]" office:value-type="float" office:value="3" calcext:value-type="float">
            <text:p>3</text:p>
          </table:table-cell>
          <table:table-cell table:number-columns-repeated="6"/>
          <table:table-cell table:formula="of:=[.F605]*INDEX([$Rates.$B$2:$Rates.$B$6];[.C605]+1)-[.G605]*INDEX([$Rates.$C$2:$Rates.$C$6];[.C60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06]=0;[.A605]+1;[.A605])" office:value-type="date" office:date-value="2023-05-01" calcext:value-type="date">
            <text:p>2023-05-01</text:p>
          </table:table-cell>
          <table:table-cell table:formula="of:=MONTH([.A606])" office:value-type="float" office:value="5" calcext:value-type="float">
            <text:p>5</text:p>
          </table:table-cell>
          <table:table-cell table:formula="of:=[.C601]" office:value-type="float" office:value="4" calcext:value-type="float">
            <text:p>4</text:p>
          </table:table-cell>
          <table:table-cell table:number-columns-repeated="6"/>
          <table:table-cell table:formula="of:=[.F606]*INDEX([$Rates.$B$2:$Rates.$B$6];[.C606]+1)-[.G606]*INDEX([$Rates.$C$2:$Rates.$C$6];[.C60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07]=0;[.A606]+1;[.A606])" office:value-type="date" office:date-value="2023-05-02" calcext:value-type="date">
            <text:p>2023-05-02</text:p>
          </table:table-cell>
          <table:table-cell table:formula="of:=MONTH([.A607])" office:value-type="float" office:value="5" calcext:value-type="float">
            <text:p>5</text:p>
          </table:table-cell>
          <table:table-cell table:formula="of:=[.C602]" office:value-type="float" office:value="0" calcext:value-type="float">
            <text:p>0</text:p>
          </table:table-cell>
          <table:table-cell table:number-columns-repeated="6"/>
          <table:table-cell table:formula="of:=[.F607]*INDEX([$Rates.$B$2:$Rates.$B$6];[.C607]+1)-[.G607]*INDEX([$Rates.$C$2:$Rates.$C$6];[.C60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08]=0;[.A607]+1;[.A607])" office:value-type="date" office:date-value="2023-05-02" calcext:value-type="date">
            <text:p>2023-05-02</text:p>
          </table:table-cell>
          <table:table-cell table:formula="of:=MONTH([.A608])" office:value-type="float" office:value="5" calcext:value-type="float">
            <text:p>5</text:p>
          </table:table-cell>
          <table:table-cell table:formula="of:=[.C603]" office:value-type="float" office:value="1" calcext:value-type="float">
            <text:p>1</text:p>
          </table:table-cell>
          <table:table-cell table:number-columns-repeated="6"/>
          <table:table-cell table:formula="of:=[.F608]*INDEX([$Rates.$B$2:$Rates.$B$6];[.C608]+1)-[.G608]*INDEX([$Rates.$C$2:$Rates.$C$6];[.C60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09]=0;[.A608]+1;[.A608])" office:value-type="date" office:date-value="2023-05-02" calcext:value-type="date">
            <text:p>2023-05-02</text:p>
          </table:table-cell>
          <table:table-cell table:formula="of:=MONTH([.A609])" office:value-type="float" office:value="5" calcext:value-type="float">
            <text:p>5</text:p>
          </table:table-cell>
          <table:table-cell table:formula="of:=[.C604]" office:value-type="float" office:value="2" calcext:value-type="float">
            <text:p>2</text:p>
          </table:table-cell>
          <table:table-cell table:number-columns-repeated="6"/>
          <table:table-cell table:formula="of:=[.F609]*INDEX([$Rates.$B$2:$Rates.$B$6];[.C609]+1)-[.G609]*INDEX([$Rates.$C$2:$Rates.$C$6];[.C60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10]=0;[.A609]+1;[.A609])" office:value-type="date" office:date-value="2023-05-02" calcext:value-type="date">
            <text:p>2023-05-02</text:p>
          </table:table-cell>
          <table:table-cell table:formula="of:=MONTH([.A610])" office:value-type="float" office:value="5" calcext:value-type="float">
            <text:p>5</text:p>
          </table:table-cell>
          <table:table-cell table:formula="of:=[.C605]" office:value-type="float" office:value="3" calcext:value-type="float">
            <text:p>3</text:p>
          </table:table-cell>
          <table:table-cell table:number-columns-repeated="6"/>
          <table:table-cell table:formula="of:=[.F610]*INDEX([$Rates.$B$2:$Rates.$B$6];[.C610]+1)-[.G610]*INDEX([$Rates.$C$2:$Rates.$C$6];[.C61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11]=0;[.A610]+1;[.A610])" office:value-type="date" office:date-value="2023-05-02" calcext:value-type="date">
            <text:p>2023-05-02</text:p>
          </table:table-cell>
          <table:table-cell table:formula="of:=MONTH([.A611])" office:value-type="float" office:value="5" calcext:value-type="float">
            <text:p>5</text:p>
          </table:table-cell>
          <table:table-cell table:formula="of:=[.C606]" office:value-type="float" office:value="4" calcext:value-type="float">
            <text:p>4</text:p>
          </table:table-cell>
          <table:table-cell table:number-columns-repeated="6"/>
          <table:table-cell table:formula="of:=[.F611]*INDEX([$Rates.$B$2:$Rates.$B$6];[.C611]+1)-[.G611]*INDEX([$Rates.$C$2:$Rates.$C$6];[.C61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12]=0;[.A611]+1;[.A611])" office:value-type="date" office:date-value="2023-05-03" calcext:value-type="date">
            <text:p>2023-05-03</text:p>
          </table:table-cell>
          <table:table-cell table:formula="of:=MONTH([.A612])" office:value-type="float" office:value="5" calcext:value-type="float">
            <text:p>5</text:p>
          </table:table-cell>
          <table:table-cell table:formula="of:=[.C607]" office:value-type="float" office:value="0" calcext:value-type="float">
            <text:p>0</text:p>
          </table:table-cell>
          <table:table-cell table:number-columns-repeated="6"/>
          <table:table-cell table:formula="of:=[.F612]*INDEX([$Rates.$B$2:$Rates.$B$6];[.C612]+1)-[.G612]*INDEX([$Rates.$C$2:$Rates.$C$6];[.C61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13]=0;[.A612]+1;[.A612])" office:value-type="date" office:date-value="2023-05-03" calcext:value-type="date">
            <text:p>2023-05-03</text:p>
          </table:table-cell>
          <table:table-cell table:formula="of:=MONTH([.A613])" office:value-type="float" office:value="5" calcext:value-type="float">
            <text:p>5</text:p>
          </table:table-cell>
          <table:table-cell table:formula="of:=[.C608]" office:value-type="float" office:value="1" calcext:value-type="float">
            <text:p>1</text:p>
          </table:table-cell>
          <table:table-cell table:number-columns-repeated="6"/>
          <table:table-cell table:formula="of:=[.F613]*INDEX([$Rates.$B$2:$Rates.$B$6];[.C613]+1)-[.G613]*INDEX([$Rates.$C$2:$Rates.$C$6];[.C61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14]=0;[.A613]+1;[.A613])" office:value-type="date" office:date-value="2023-05-03" calcext:value-type="date">
            <text:p>2023-05-03</text:p>
          </table:table-cell>
          <table:table-cell table:formula="of:=MONTH([.A614])" office:value-type="float" office:value="5" calcext:value-type="float">
            <text:p>5</text:p>
          </table:table-cell>
          <table:table-cell table:formula="of:=[.C609]" office:value-type="float" office:value="2" calcext:value-type="float">
            <text:p>2</text:p>
          </table:table-cell>
          <table:table-cell table:number-columns-repeated="6"/>
          <table:table-cell table:formula="of:=[.F614]*INDEX([$Rates.$B$2:$Rates.$B$6];[.C614]+1)-[.G614]*INDEX([$Rates.$C$2:$Rates.$C$6];[.C61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15]=0;[.A614]+1;[.A614])" office:value-type="date" office:date-value="2023-05-03" calcext:value-type="date">
            <text:p>2023-05-03</text:p>
          </table:table-cell>
          <table:table-cell table:formula="of:=MONTH([.A615])" office:value-type="float" office:value="5" calcext:value-type="float">
            <text:p>5</text:p>
          </table:table-cell>
          <table:table-cell table:formula="of:=[.C610]" office:value-type="float" office:value="3" calcext:value-type="float">
            <text:p>3</text:p>
          </table:table-cell>
          <table:table-cell table:number-columns-repeated="6"/>
          <table:table-cell table:formula="of:=[.F615]*INDEX([$Rates.$B$2:$Rates.$B$6];[.C615]+1)-[.G615]*INDEX([$Rates.$C$2:$Rates.$C$6];[.C61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16]=0;[.A615]+1;[.A615])" office:value-type="date" office:date-value="2023-05-03" calcext:value-type="date">
            <text:p>2023-05-03</text:p>
          </table:table-cell>
          <table:table-cell table:formula="of:=MONTH([.A616])" office:value-type="float" office:value="5" calcext:value-type="float">
            <text:p>5</text:p>
          </table:table-cell>
          <table:table-cell table:formula="of:=[.C611]" office:value-type="float" office:value="4" calcext:value-type="float">
            <text:p>4</text:p>
          </table:table-cell>
          <table:table-cell table:number-columns-repeated="6"/>
          <table:table-cell table:formula="of:=[.F616]*INDEX([$Rates.$B$2:$Rates.$B$6];[.C616]+1)-[.G616]*INDEX([$Rates.$C$2:$Rates.$C$6];[.C61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17]=0;[.A616]+1;[.A616])" office:value-type="date" office:date-value="2023-05-04" calcext:value-type="date">
            <text:p>2023-05-04</text:p>
          </table:table-cell>
          <table:table-cell table:formula="of:=MONTH([.A617])" office:value-type="float" office:value="5" calcext:value-type="float">
            <text:p>5</text:p>
          </table:table-cell>
          <table:table-cell table:formula="of:=[.C612]" office:value-type="float" office:value="0" calcext:value-type="float">
            <text:p>0</text:p>
          </table:table-cell>
          <table:table-cell table:number-columns-repeated="6"/>
          <table:table-cell table:formula="of:=[.F617]*INDEX([$Rates.$B$2:$Rates.$B$6];[.C617]+1)-[.G617]*INDEX([$Rates.$C$2:$Rates.$C$6];[.C61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18]=0;[.A617]+1;[.A617])" office:value-type="date" office:date-value="2023-05-04" calcext:value-type="date">
            <text:p>2023-05-04</text:p>
          </table:table-cell>
          <table:table-cell table:formula="of:=MONTH([.A618])" office:value-type="float" office:value="5" calcext:value-type="float">
            <text:p>5</text:p>
          </table:table-cell>
          <table:table-cell table:formula="of:=[.C613]" office:value-type="float" office:value="1" calcext:value-type="float">
            <text:p>1</text:p>
          </table:table-cell>
          <table:table-cell table:number-columns-repeated="6"/>
          <table:table-cell table:formula="of:=[.F618]*INDEX([$Rates.$B$2:$Rates.$B$6];[.C618]+1)-[.G618]*INDEX([$Rates.$C$2:$Rates.$C$6];[.C61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19]=0;[.A618]+1;[.A618])" office:value-type="date" office:date-value="2023-05-04" calcext:value-type="date">
            <text:p>2023-05-04</text:p>
          </table:table-cell>
          <table:table-cell table:formula="of:=MONTH([.A619])" office:value-type="float" office:value="5" calcext:value-type="float">
            <text:p>5</text:p>
          </table:table-cell>
          <table:table-cell table:formula="of:=[.C614]" office:value-type="float" office:value="2" calcext:value-type="float">
            <text:p>2</text:p>
          </table:table-cell>
          <table:table-cell table:number-columns-repeated="6"/>
          <table:table-cell table:formula="of:=[.F619]*INDEX([$Rates.$B$2:$Rates.$B$6];[.C619]+1)-[.G619]*INDEX([$Rates.$C$2:$Rates.$C$6];[.C61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20]=0;[.A619]+1;[.A619])" office:value-type="date" office:date-value="2023-05-04" calcext:value-type="date">
            <text:p>2023-05-04</text:p>
          </table:table-cell>
          <table:table-cell table:formula="of:=MONTH([.A620])" office:value-type="float" office:value="5" calcext:value-type="float">
            <text:p>5</text:p>
          </table:table-cell>
          <table:table-cell table:formula="of:=[.C615]" office:value-type="float" office:value="3" calcext:value-type="float">
            <text:p>3</text:p>
          </table:table-cell>
          <table:table-cell table:number-columns-repeated="6"/>
          <table:table-cell table:formula="of:=[.F620]*INDEX([$Rates.$B$2:$Rates.$B$6];[.C620]+1)-[.G620]*INDEX([$Rates.$C$2:$Rates.$C$6];[.C62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21]=0;[.A620]+1;[.A620])" office:value-type="date" office:date-value="2023-05-04" calcext:value-type="date">
            <text:p>2023-05-04</text:p>
          </table:table-cell>
          <table:table-cell table:formula="of:=MONTH([.A621])" office:value-type="float" office:value="5" calcext:value-type="float">
            <text:p>5</text:p>
          </table:table-cell>
          <table:table-cell table:formula="of:=[.C616]" office:value-type="float" office:value="4" calcext:value-type="float">
            <text:p>4</text:p>
          </table:table-cell>
          <table:table-cell table:number-columns-repeated="6"/>
          <table:table-cell table:formula="of:=[.F621]*INDEX([$Rates.$B$2:$Rates.$B$6];[.C621]+1)-[.G621]*INDEX([$Rates.$C$2:$Rates.$C$6];[.C62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22]=0;[.A621]+1;[.A621])" office:value-type="date" office:date-value="2023-05-05" calcext:value-type="date">
            <text:p>2023-05-05</text:p>
          </table:table-cell>
          <table:table-cell table:formula="of:=MONTH([.A622])" office:value-type="float" office:value="5" calcext:value-type="float">
            <text:p>5</text:p>
          </table:table-cell>
          <table:table-cell table:formula="of:=[.C617]" office:value-type="float" office:value="0" calcext:value-type="float">
            <text:p>0</text:p>
          </table:table-cell>
          <table:table-cell table:number-columns-repeated="6"/>
          <table:table-cell table:formula="of:=[.F622]*INDEX([$Rates.$B$2:$Rates.$B$6];[.C622]+1)-[.G622]*INDEX([$Rates.$C$2:$Rates.$C$6];[.C62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23]=0;[.A622]+1;[.A622])" office:value-type="date" office:date-value="2023-05-05" calcext:value-type="date">
            <text:p>2023-05-05</text:p>
          </table:table-cell>
          <table:table-cell table:formula="of:=MONTH([.A623])" office:value-type="float" office:value="5" calcext:value-type="float">
            <text:p>5</text:p>
          </table:table-cell>
          <table:table-cell table:formula="of:=[.C618]" office:value-type="float" office:value="1" calcext:value-type="float">
            <text:p>1</text:p>
          </table:table-cell>
          <table:table-cell table:number-columns-repeated="6"/>
          <table:table-cell table:formula="of:=[.F623]*INDEX([$Rates.$B$2:$Rates.$B$6];[.C623]+1)-[.G623]*INDEX([$Rates.$C$2:$Rates.$C$6];[.C62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24]=0;[.A623]+1;[.A623])" office:value-type="date" office:date-value="2023-05-05" calcext:value-type="date">
            <text:p>2023-05-05</text:p>
          </table:table-cell>
          <table:table-cell table:formula="of:=MONTH([.A624])" office:value-type="float" office:value="5" calcext:value-type="float">
            <text:p>5</text:p>
          </table:table-cell>
          <table:table-cell table:formula="of:=[.C619]" office:value-type="float" office:value="2" calcext:value-type="float">
            <text:p>2</text:p>
          </table:table-cell>
          <table:table-cell table:number-columns-repeated="6"/>
          <table:table-cell table:formula="of:=[.F624]*INDEX([$Rates.$B$2:$Rates.$B$6];[.C624]+1)-[.G624]*INDEX([$Rates.$C$2:$Rates.$C$6];[.C62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25]=0;[.A624]+1;[.A624])" office:value-type="date" office:date-value="2023-05-05" calcext:value-type="date">
            <text:p>2023-05-05</text:p>
          </table:table-cell>
          <table:table-cell table:formula="of:=MONTH([.A625])" office:value-type="float" office:value="5" calcext:value-type="float">
            <text:p>5</text:p>
          </table:table-cell>
          <table:table-cell table:formula="of:=[.C620]" office:value-type="float" office:value="3" calcext:value-type="float">
            <text:p>3</text:p>
          </table:table-cell>
          <table:table-cell table:number-columns-repeated="6"/>
          <table:table-cell table:formula="of:=[.F625]*INDEX([$Rates.$B$2:$Rates.$B$6];[.C625]+1)-[.G625]*INDEX([$Rates.$C$2:$Rates.$C$6];[.C62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26]=0;[.A625]+1;[.A625])" office:value-type="date" office:date-value="2023-05-05" calcext:value-type="date">
            <text:p>2023-05-05</text:p>
          </table:table-cell>
          <table:table-cell table:formula="of:=MONTH([.A626])" office:value-type="float" office:value="5" calcext:value-type="float">
            <text:p>5</text:p>
          </table:table-cell>
          <table:table-cell table:formula="of:=[.C621]" office:value-type="float" office:value="4" calcext:value-type="float">
            <text:p>4</text:p>
          </table:table-cell>
          <table:table-cell table:number-columns-repeated="6"/>
          <table:table-cell table:formula="of:=[.F626]*INDEX([$Rates.$B$2:$Rates.$B$6];[.C626]+1)-[.G626]*INDEX([$Rates.$C$2:$Rates.$C$6];[.C62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27]=0;[.A626]+1;[.A626])" office:value-type="date" office:date-value="2023-05-06" calcext:value-type="date">
            <text:p>2023-05-06</text:p>
          </table:table-cell>
          <table:table-cell table:formula="of:=MONTH([.A627])" office:value-type="float" office:value="5" calcext:value-type="float">
            <text:p>5</text:p>
          </table:table-cell>
          <table:table-cell table:formula="of:=[.C622]" office:value-type="float" office:value="0" calcext:value-type="float">
            <text:p>0</text:p>
          </table:table-cell>
          <table:table-cell table:number-columns-repeated="6"/>
          <table:table-cell table:formula="of:=[.F627]*INDEX([$Rates.$B$2:$Rates.$B$6];[.C627]+1)-[.G627]*INDEX([$Rates.$C$2:$Rates.$C$6];[.C62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28]=0;[.A627]+1;[.A627])" office:value-type="date" office:date-value="2023-05-06" calcext:value-type="date">
            <text:p>2023-05-06</text:p>
          </table:table-cell>
          <table:table-cell table:formula="of:=MONTH([.A628])" office:value-type="float" office:value="5" calcext:value-type="float">
            <text:p>5</text:p>
          </table:table-cell>
          <table:table-cell table:formula="of:=[.C623]" office:value-type="float" office:value="1" calcext:value-type="float">
            <text:p>1</text:p>
          </table:table-cell>
          <table:table-cell table:number-columns-repeated="6"/>
          <table:table-cell table:formula="of:=[.F628]*INDEX([$Rates.$B$2:$Rates.$B$6];[.C628]+1)-[.G628]*INDEX([$Rates.$C$2:$Rates.$C$6];[.C62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29]=0;[.A628]+1;[.A628])" office:value-type="date" office:date-value="2023-05-06" calcext:value-type="date">
            <text:p>2023-05-06</text:p>
          </table:table-cell>
          <table:table-cell table:formula="of:=MONTH([.A629])" office:value-type="float" office:value="5" calcext:value-type="float">
            <text:p>5</text:p>
          </table:table-cell>
          <table:table-cell table:formula="of:=[.C624]" office:value-type="float" office:value="2" calcext:value-type="float">
            <text:p>2</text:p>
          </table:table-cell>
          <table:table-cell table:number-columns-repeated="6"/>
          <table:table-cell table:formula="of:=[.F629]*INDEX([$Rates.$B$2:$Rates.$B$6];[.C629]+1)-[.G629]*INDEX([$Rates.$C$2:$Rates.$C$6];[.C62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30]=0;[.A629]+1;[.A629])" office:value-type="date" office:date-value="2023-05-06" calcext:value-type="date">
            <text:p>2023-05-06</text:p>
          </table:table-cell>
          <table:table-cell table:formula="of:=MONTH([.A630])" office:value-type="float" office:value="5" calcext:value-type="float">
            <text:p>5</text:p>
          </table:table-cell>
          <table:table-cell table:formula="of:=[.C625]" office:value-type="float" office:value="3" calcext:value-type="float">
            <text:p>3</text:p>
          </table:table-cell>
          <table:table-cell table:number-columns-repeated="6"/>
          <table:table-cell table:formula="of:=[.F630]*INDEX([$Rates.$B$2:$Rates.$B$6];[.C630]+1)-[.G630]*INDEX([$Rates.$C$2:$Rates.$C$6];[.C63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31]=0;[.A630]+1;[.A630])" office:value-type="date" office:date-value="2023-05-06" calcext:value-type="date">
            <text:p>2023-05-06</text:p>
          </table:table-cell>
          <table:table-cell table:formula="of:=MONTH([.A631])" office:value-type="float" office:value="5" calcext:value-type="float">
            <text:p>5</text:p>
          </table:table-cell>
          <table:table-cell table:formula="of:=[.C626]" office:value-type="float" office:value="4" calcext:value-type="float">
            <text:p>4</text:p>
          </table:table-cell>
          <table:table-cell table:number-columns-repeated="6"/>
          <table:table-cell table:formula="of:=[.F631]*INDEX([$Rates.$B$2:$Rates.$B$6];[.C631]+1)-[.G631]*INDEX([$Rates.$C$2:$Rates.$C$6];[.C63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32]=0;[.A631]+1;[.A631])" office:value-type="date" office:date-value="2023-05-07" calcext:value-type="date">
            <text:p>2023-05-07</text:p>
          </table:table-cell>
          <table:table-cell table:formula="of:=MONTH([.A632])" office:value-type="float" office:value="5" calcext:value-type="float">
            <text:p>5</text:p>
          </table:table-cell>
          <table:table-cell table:formula="of:=[.C627]" office:value-type="float" office:value="0" calcext:value-type="float">
            <text:p>0</text:p>
          </table:table-cell>
          <table:table-cell table:number-columns-repeated="6"/>
          <table:table-cell table:formula="of:=[.F632]*INDEX([$Rates.$B$2:$Rates.$B$6];[.C632]+1)-[.G632]*INDEX([$Rates.$C$2:$Rates.$C$6];[.C63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33]=0;[.A632]+1;[.A632])" office:value-type="date" office:date-value="2023-05-07" calcext:value-type="date">
            <text:p>2023-05-07</text:p>
          </table:table-cell>
          <table:table-cell table:formula="of:=MONTH([.A633])" office:value-type="float" office:value="5" calcext:value-type="float">
            <text:p>5</text:p>
          </table:table-cell>
          <table:table-cell table:formula="of:=[.C628]" office:value-type="float" office:value="1" calcext:value-type="float">
            <text:p>1</text:p>
          </table:table-cell>
          <table:table-cell table:number-columns-repeated="6"/>
          <table:table-cell table:formula="of:=[.F633]*INDEX([$Rates.$B$2:$Rates.$B$6];[.C633]+1)-[.G633]*INDEX([$Rates.$C$2:$Rates.$C$6];[.C63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34]=0;[.A633]+1;[.A633])" office:value-type="date" office:date-value="2023-05-07" calcext:value-type="date">
            <text:p>2023-05-07</text:p>
          </table:table-cell>
          <table:table-cell table:formula="of:=MONTH([.A634])" office:value-type="float" office:value="5" calcext:value-type="float">
            <text:p>5</text:p>
          </table:table-cell>
          <table:table-cell table:formula="of:=[.C629]" office:value-type="float" office:value="2" calcext:value-type="float">
            <text:p>2</text:p>
          </table:table-cell>
          <table:table-cell table:number-columns-repeated="6"/>
          <table:table-cell table:formula="of:=[.F634]*INDEX([$Rates.$B$2:$Rates.$B$6];[.C634]+1)-[.G634]*INDEX([$Rates.$C$2:$Rates.$C$6];[.C63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35]=0;[.A634]+1;[.A634])" office:value-type="date" office:date-value="2023-05-07" calcext:value-type="date">
            <text:p>2023-05-07</text:p>
          </table:table-cell>
          <table:table-cell table:formula="of:=MONTH([.A635])" office:value-type="float" office:value="5" calcext:value-type="float">
            <text:p>5</text:p>
          </table:table-cell>
          <table:table-cell table:formula="of:=[.C630]" office:value-type="float" office:value="3" calcext:value-type="float">
            <text:p>3</text:p>
          </table:table-cell>
          <table:table-cell table:number-columns-repeated="6"/>
          <table:table-cell table:formula="of:=[.F635]*INDEX([$Rates.$B$2:$Rates.$B$6];[.C635]+1)-[.G635]*INDEX([$Rates.$C$2:$Rates.$C$6];[.C63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36]=0;[.A635]+1;[.A635])" office:value-type="date" office:date-value="2023-05-07" calcext:value-type="date">
            <text:p>2023-05-07</text:p>
          </table:table-cell>
          <table:table-cell table:formula="of:=MONTH([.A636])" office:value-type="float" office:value="5" calcext:value-type="float">
            <text:p>5</text:p>
          </table:table-cell>
          <table:table-cell table:formula="of:=[.C631]" office:value-type="float" office:value="4" calcext:value-type="float">
            <text:p>4</text:p>
          </table:table-cell>
          <table:table-cell table:number-columns-repeated="6"/>
          <table:table-cell table:formula="of:=[.F636]*INDEX([$Rates.$B$2:$Rates.$B$6];[.C636]+1)-[.G636]*INDEX([$Rates.$C$2:$Rates.$C$6];[.C63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37]=0;[.A636]+1;[.A636])" office:value-type="date" office:date-value="2023-05-08" calcext:value-type="date">
            <text:p>2023-05-08</text:p>
          </table:table-cell>
          <table:table-cell table:formula="of:=MONTH([.A637])" office:value-type="float" office:value="5" calcext:value-type="float">
            <text:p>5</text:p>
          </table:table-cell>
          <table:table-cell table:formula="of:=[.C632]" office:value-type="float" office:value="0" calcext:value-type="float">
            <text:p>0</text:p>
          </table:table-cell>
          <table:table-cell table:number-columns-repeated="6"/>
          <table:table-cell table:formula="of:=[.F637]*INDEX([$Rates.$B$2:$Rates.$B$6];[.C637]+1)-[.G637]*INDEX([$Rates.$C$2:$Rates.$C$6];[.C63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38]=0;[.A637]+1;[.A637])" office:value-type="date" office:date-value="2023-05-08" calcext:value-type="date">
            <text:p>2023-05-08</text:p>
          </table:table-cell>
          <table:table-cell table:formula="of:=MONTH([.A638])" office:value-type="float" office:value="5" calcext:value-type="float">
            <text:p>5</text:p>
          </table:table-cell>
          <table:table-cell table:formula="of:=[.C633]" office:value-type="float" office:value="1" calcext:value-type="float">
            <text:p>1</text:p>
          </table:table-cell>
          <table:table-cell table:number-columns-repeated="6"/>
          <table:table-cell table:formula="of:=[.F638]*INDEX([$Rates.$B$2:$Rates.$B$6];[.C638]+1)-[.G638]*INDEX([$Rates.$C$2:$Rates.$C$6];[.C63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39]=0;[.A638]+1;[.A638])" office:value-type="date" office:date-value="2023-05-08" calcext:value-type="date">
            <text:p>2023-05-08</text:p>
          </table:table-cell>
          <table:table-cell table:formula="of:=MONTH([.A639])" office:value-type="float" office:value="5" calcext:value-type="float">
            <text:p>5</text:p>
          </table:table-cell>
          <table:table-cell table:formula="of:=[.C634]" office:value-type="float" office:value="2" calcext:value-type="float">
            <text:p>2</text:p>
          </table:table-cell>
          <table:table-cell table:number-columns-repeated="6"/>
          <table:table-cell table:formula="of:=[.F639]*INDEX([$Rates.$B$2:$Rates.$B$6];[.C639]+1)-[.G639]*INDEX([$Rates.$C$2:$Rates.$C$6];[.C63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40]=0;[.A639]+1;[.A639])" office:value-type="date" office:date-value="2023-05-08" calcext:value-type="date">
            <text:p>2023-05-08</text:p>
          </table:table-cell>
          <table:table-cell table:formula="of:=MONTH([.A640])" office:value-type="float" office:value="5" calcext:value-type="float">
            <text:p>5</text:p>
          </table:table-cell>
          <table:table-cell table:formula="of:=[.C635]" office:value-type="float" office:value="3" calcext:value-type="float">
            <text:p>3</text:p>
          </table:table-cell>
          <table:table-cell table:number-columns-repeated="6"/>
          <table:table-cell table:formula="of:=[.F640]*INDEX([$Rates.$B$2:$Rates.$B$6];[.C640]+1)-[.G640]*INDEX([$Rates.$C$2:$Rates.$C$6];[.C64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41]=0;[.A640]+1;[.A640])" office:value-type="date" office:date-value="2023-05-08" calcext:value-type="date">
            <text:p>2023-05-08</text:p>
          </table:table-cell>
          <table:table-cell table:formula="of:=MONTH([.A641])" office:value-type="float" office:value="5" calcext:value-type="float">
            <text:p>5</text:p>
          </table:table-cell>
          <table:table-cell table:formula="of:=[.C636]" office:value-type="float" office:value="4" calcext:value-type="float">
            <text:p>4</text:p>
          </table:table-cell>
          <table:table-cell table:number-columns-repeated="6"/>
          <table:table-cell table:formula="of:=[.F641]*INDEX([$Rates.$B$2:$Rates.$B$6];[.C641]+1)-[.G641]*INDEX([$Rates.$C$2:$Rates.$C$6];[.C64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42]=0;[.A641]+1;[.A641])" office:value-type="date" office:date-value="2023-05-09" calcext:value-type="date">
            <text:p>2023-05-09</text:p>
          </table:table-cell>
          <table:table-cell table:formula="of:=MONTH([.A642])" office:value-type="float" office:value="5" calcext:value-type="float">
            <text:p>5</text:p>
          </table:table-cell>
          <table:table-cell table:formula="of:=[.C637]" office:value-type="float" office:value="0" calcext:value-type="float">
            <text:p>0</text:p>
          </table:table-cell>
          <table:table-cell table:number-columns-repeated="6"/>
          <table:table-cell table:formula="of:=[.F642]*INDEX([$Rates.$B$2:$Rates.$B$6];[.C642]+1)-[.G642]*INDEX([$Rates.$C$2:$Rates.$C$6];[.C64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43]=0;[.A642]+1;[.A642])" office:value-type="date" office:date-value="2023-05-09" calcext:value-type="date">
            <text:p>2023-05-09</text:p>
          </table:table-cell>
          <table:table-cell table:formula="of:=MONTH([.A643])" office:value-type="float" office:value="5" calcext:value-type="float">
            <text:p>5</text:p>
          </table:table-cell>
          <table:table-cell table:formula="of:=[.C638]" office:value-type="float" office:value="1" calcext:value-type="float">
            <text:p>1</text:p>
          </table:table-cell>
          <table:table-cell table:number-columns-repeated="6"/>
          <table:table-cell table:formula="of:=[.F643]*INDEX([$Rates.$B$2:$Rates.$B$6];[.C643]+1)-[.G643]*INDEX([$Rates.$C$2:$Rates.$C$6];[.C64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44]=0;[.A643]+1;[.A643])" office:value-type="date" office:date-value="2023-05-09" calcext:value-type="date">
            <text:p>2023-05-09</text:p>
          </table:table-cell>
          <table:table-cell table:formula="of:=MONTH([.A644])" office:value-type="float" office:value="5" calcext:value-type="float">
            <text:p>5</text:p>
          </table:table-cell>
          <table:table-cell table:formula="of:=[.C639]" office:value-type="float" office:value="2" calcext:value-type="float">
            <text:p>2</text:p>
          </table:table-cell>
          <table:table-cell table:number-columns-repeated="6"/>
          <table:table-cell table:formula="of:=[.F644]*INDEX([$Rates.$B$2:$Rates.$B$6];[.C644]+1)-[.G644]*INDEX([$Rates.$C$2:$Rates.$C$6];[.C64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45]=0;[.A644]+1;[.A644])" office:value-type="date" office:date-value="2023-05-09" calcext:value-type="date">
            <text:p>2023-05-09</text:p>
          </table:table-cell>
          <table:table-cell table:formula="of:=MONTH([.A645])" office:value-type="float" office:value="5" calcext:value-type="float">
            <text:p>5</text:p>
          </table:table-cell>
          <table:table-cell table:formula="of:=[.C640]" office:value-type="float" office:value="3" calcext:value-type="float">
            <text:p>3</text:p>
          </table:table-cell>
          <table:table-cell table:number-columns-repeated="6"/>
          <table:table-cell table:formula="of:=[.F645]*INDEX([$Rates.$B$2:$Rates.$B$6];[.C645]+1)-[.G645]*INDEX([$Rates.$C$2:$Rates.$C$6];[.C64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46]=0;[.A645]+1;[.A645])" office:value-type="date" office:date-value="2023-05-09" calcext:value-type="date">
            <text:p>2023-05-09</text:p>
          </table:table-cell>
          <table:table-cell table:formula="of:=MONTH([.A646])" office:value-type="float" office:value="5" calcext:value-type="float">
            <text:p>5</text:p>
          </table:table-cell>
          <table:table-cell table:formula="of:=[.C641]" office:value-type="float" office:value="4" calcext:value-type="float">
            <text:p>4</text:p>
          </table:table-cell>
          <table:table-cell table:number-columns-repeated="6"/>
          <table:table-cell table:formula="of:=[.F646]*INDEX([$Rates.$B$2:$Rates.$B$6];[.C646]+1)-[.G646]*INDEX([$Rates.$C$2:$Rates.$C$6];[.C64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47]=0;[.A646]+1;[.A646])" office:value-type="date" office:date-value="2023-05-10" calcext:value-type="date">
            <text:p>2023-05-10</text:p>
          </table:table-cell>
          <table:table-cell table:formula="of:=MONTH([.A647])" office:value-type="float" office:value="5" calcext:value-type="float">
            <text:p>5</text:p>
          </table:table-cell>
          <table:table-cell table:formula="of:=[.C642]" office:value-type="float" office:value="0" calcext:value-type="float">
            <text:p>0</text:p>
          </table:table-cell>
          <table:table-cell table:number-columns-repeated="6"/>
          <table:table-cell table:formula="of:=[.F647]*INDEX([$Rates.$B$2:$Rates.$B$6];[.C647]+1)-[.G647]*INDEX([$Rates.$C$2:$Rates.$C$6];[.C64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48]=0;[.A647]+1;[.A647])" office:value-type="date" office:date-value="2023-05-10" calcext:value-type="date">
            <text:p>2023-05-10</text:p>
          </table:table-cell>
          <table:table-cell table:formula="of:=MONTH([.A648])" office:value-type="float" office:value="5" calcext:value-type="float">
            <text:p>5</text:p>
          </table:table-cell>
          <table:table-cell table:formula="of:=[.C643]" office:value-type="float" office:value="1" calcext:value-type="float">
            <text:p>1</text:p>
          </table:table-cell>
          <table:table-cell table:number-columns-repeated="6"/>
          <table:table-cell table:formula="of:=[.F648]*INDEX([$Rates.$B$2:$Rates.$B$6];[.C648]+1)-[.G648]*INDEX([$Rates.$C$2:$Rates.$C$6];[.C64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49]=0;[.A648]+1;[.A648])" office:value-type="date" office:date-value="2023-05-10" calcext:value-type="date">
            <text:p>2023-05-10</text:p>
          </table:table-cell>
          <table:table-cell table:formula="of:=MONTH([.A649])" office:value-type="float" office:value="5" calcext:value-type="float">
            <text:p>5</text:p>
          </table:table-cell>
          <table:table-cell table:formula="of:=[.C644]" office:value-type="float" office:value="2" calcext:value-type="float">
            <text:p>2</text:p>
          </table:table-cell>
          <table:table-cell table:number-columns-repeated="6"/>
          <table:table-cell table:formula="of:=[.F649]*INDEX([$Rates.$B$2:$Rates.$B$6];[.C649]+1)-[.G649]*INDEX([$Rates.$C$2:$Rates.$C$6];[.C64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50]=0;[.A649]+1;[.A649])" office:value-type="date" office:date-value="2023-05-10" calcext:value-type="date">
            <text:p>2023-05-10</text:p>
          </table:table-cell>
          <table:table-cell table:formula="of:=MONTH([.A650])" office:value-type="float" office:value="5" calcext:value-type="float">
            <text:p>5</text:p>
          </table:table-cell>
          <table:table-cell table:formula="of:=[.C645]" office:value-type="float" office:value="3" calcext:value-type="float">
            <text:p>3</text:p>
          </table:table-cell>
          <table:table-cell table:number-columns-repeated="6"/>
          <table:table-cell table:formula="of:=[.F650]*INDEX([$Rates.$B$2:$Rates.$B$6];[.C650]+1)-[.G650]*INDEX([$Rates.$C$2:$Rates.$C$6];[.C65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51]=0;[.A650]+1;[.A650])" office:value-type="date" office:date-value="2023-05-10" calcext:value-type="date">
            <text:p>2023-05-10</text:p>
          </table:table-cell>
          <table:table-cell table:formula="of:=MONTH([.A651])" office:value-type="float" office:value="5" calcext:value-type="float">
            <text:p>5</text:p>
          </table:table-cell>
          <table:table-cell table:formula="of:=[.C646]" office:value-type="float" office:value="4" calcext:value-type="float">
            <text:p>4</text:p>
          </table:table-cell>
          <table:table-cell table:number-columns-repeated="6"/>
          <table:table-cell table:formula="of:=[.F651]*INDEX([$Rates.$B$2:$Rates.$B$6];[.C651]+1)-[.G651]*INDEX([$Rates.$C$2:$Rates.$C$6];[.C65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52]=0;[.A651]+1;[.A651])" office:value-type="date" office:date-value="2023-05-11" calcext:value-type="date">
            <text:p>2023-05-11</text:p>
          </table:table-cell>
          <table:table-cell table:formula="of:=MONTH([.A652])" office:value-type="float" office:value="5" calcext:value-type="float">
            <text:p>5</text:p>
          </table:table-cell>
          <table:table-cell table:formula="of:=[.C647]" office:value-type="float" office:value="0" calcext:value-type="float">
            <text:p>0</text:p>
          </table:table-cell>
          <table:table-cell table:number-columns-repeated="6"/>
          <table:table-cell table:formula="of:=[.F652]*INDEX([$Rates.$B$2:$Rates.$B$6];[.C652]+1)-[.G652]*INDEX([$Rates.$C$2:$Rates.$C$6];[.C65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53]=0;[.A652]+1;[.A652])" office:value-type="date" office:date-value="2023-05-11" calcext:value-type="date">
            <text:p>2023-05-11</text:p>
          </table:table-cell>
          <table:table-cell table:formula="of:=MONTH([.A653])" office:value-type="float" office:value="5" calcext:value-type="float">
            <text:p>5</text:p>
          </table:table-cell>
          <table:table-cell table:formula="of:=[.C648]" office:value-type="float" office:value="1" calcext:value-type="float">
            <text:p>1</text:p>
          </table:table-cell>
          <table:table-cell table:number-columns-repeated="6"/>
          <table:table-cell table:formula="of:=[.F653]*INDEX([$Rates.$B$2:$Rates.$B$6];[.C653]+1)-[.G653]*INDEX([$Rates.$C$2:$Rates.$C$6];[.C65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54]=0;[.A653]+1;[.A653])" office:value-type="date" office:date-value="2023-05-11" calcext:value-type="date">
            <text:p>2023-05-11</text:p>
          </table:table-cell>
          <table:table-cell table:formula="of:=MONTH([.A654])" office:value-type="float" office:value="5" calcext:value-type="float">
            <text:p>5</text:p>
          </table:table-cell>
          <table:table-cell table:formula="of:=[.C649]" office:value-type="float" office:value="2" calcext:value-type="float">
            <text:p>2</text:p>
          </table:table-cell>
          <table:table-cell table:number-columns-repeated="6"/>
          <table:table-cell table:formula="of:=[.F654]*INDEX([$Rates.$B$2:$Rates.$B$6];[.C654]+1)-[.G654]*INDEX([$Rates.$C$2:$Rates.$C$6];[.C65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55]=0;[.A654]+1;[.A654])" office:value-type="date" office:date-value="2023-05-11" calcext:value-type="date">
            <text:p>2023-05-11</text:p>
          </table:table-cell>
          <table:table-cell table:formula="of:=MONTH([.A655])" office:value-type="float" office:value="5" calcext:value-type="float">
            <text:p>5</text:p>
          </table:table-cell>
          <table:table-cell table:formula="of:=[.C650]" office:value-type="float" office:value="3" calcext:value-type="float">
            <text:p>3</text:p>
          </table:table-cell>
          <table:table-cell table:number-columns-repeated="6"/>
          <table:table-cell table:formula="of:=[.F655]*INDEX([$Rates.$B$2:$Rates.$B$6];[.C655]+1)-[.G655]*INDEX([$Rates.$C$2:$Rates.$C$6];[.C65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56]=0;[.A655]+1;[.A655])" office:value-type="date" office:date-value="2023-05-11" calcext:value-type="date">
            <text:p>2023-05-11</text:p>
          </table:table-cell>
          <table:table-cell table:formula="of:=MONTH([.A656])" office:value-type="float" office:value="5" calcext:value-type="float">
            <text:p>5</text:p>
          </table:table-cell>
          <table:table-cell table:formula="of:=[.C651]" office:value-type="float" office:value="4" calcext:value-type="float">
            <text:p>4</text:p>
          </table:table-cell>
          <table:table-cell table:number-columns-repeated="6"/>
          <table:table-cell table:formula="of:=[.F656]*INDEX([$Rates.$B$2:$Rates.$B$6];[.C656]+1)-[.G656]*INDEX([$Rates.$C$2:$Rates.$C$6];[.C65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57]=0;[.A656]+1;[.A656])" office:value-type="date" office:date-value="2023-05-12" calcext:value-type="date">
            <text:p>2023-05-12</text:p>
          </table:table-cell>
          <table:table-cell table:formula="of:=MONTH([.A657])" office:value-type="float" office:value="5" calcext:value-type="float">
            <text:p>5</text:p>
          </table:table-cell>
          <table:table-cell table:formula="of:=[.C652]" office:value-type="float" office:value="0" calcext:value-type="float">
            <text:p>0</text:p>
          </table:table-cell>
          <table:table-cell table:number-columns-repeated="6"/>
          <table:table-cell table:formula="of:=[.F657]*INDEX([$Rates.$B$2:$Rates.$B$6];[.C657]+1)-[.G657]*INDEX([$Rates.$C$2:$Rates.$C$6];[.C65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58]=0;[.A657]+1;[.A657])" office:value-type="date" office:date-value="2023-05-12" calcext:value-type="date">
            <text:p>2023-05-12</text:p>
          </table:table-cell>
          <table:table-cell table:formula="of:=MONTH([.A658])" office:value-type="float" office:value="5" calcext:value-type="float">
            <text:p>5</text:p>
          </table:table-cell>
          <table:table-cell table:formula="of:=[.C653]" office:value-type="float" office:value="1" calcext:value-type="float">
            <text:p>1</text:p>
          </table:table-cell>
          <table:table-cell table:number-columns-repeated="6"/>
          <table:table-cell table:formula="of:=[.F658]*INDEX([$Rates.$B$2:$Rates.$B$6];[.C658]+1)-[.G658]*INDEX([$Rates.$C$2:$Rates.$C$6];[.C65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59]=0;[.A658]+1;[.A658])" office:value-type="date" office:date-value="2023-05-12" calcext:value-type="date">
            <text:p>2023-05-12</text:p>
          </table:table-cell>
          <table:table-cell table:formula="of:=MONTH([.A659])" office:value-type="float" office:value="5" calcext:value-type="float">
            <text:p>5</text:p>
          </table:table-cell>
          <table:table-cell table:formula="of:=[.C654]" office:value-type="float" office:value="2" calcext:value-type="float">
            <text:p>2</text:p>
          </table:table-cell>
          <table:table-cell table:number-columns-repeated="6"/>
          <table:table-cell table:formula="of:=[.F659]*INDEX([$Rates.$B$2:$Rates.$B$6];[.C659]+1)-[.G659]*INDEX([$Rates.$C$2:$Rates.$C$6];[.C65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60]=0;[.A659]+1;[.A659])" office:value-type="date" office:date-value="2023-05-12" calcext:value-type="date">
            <text:p>2023-05-12</text:p>
          </table:table-cell>
          <table:table-cell table:formula="of:=MONTH([.A660])" office:value-type="float" office:value="5" calcext:value-type="float">
            <text:p>5</text:p>
          </table:table-cell>
          <table:table-cell table:formula="of:=[.C655]" office:value-type="float" office:value="3" calcext:value-type="float">
            <text:p>3</text:p>
          </table:table-cell>
          <table:table-cell table:number-columns-repeated="6"/>
          <table:table-cell table:formula="of:=[.F660]*INDEX([$Rates.$B$2:$Rates.$B$6];[.C660]+1)-[.G660]*INDEX([$Rates.$C$2:$Rates.$C$6];[.C66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61]=0;[.A660]+1;[.A660])" office:value-type="date" office:date-value="2023-05-12" calcext:value-type="date">
            <text:p>2023-05-12</text:p>
          </table:table-cell>
          <table:table-cell table:formula="of:=MONTH([.A661])" office:value-type="float" office:value="5" calcext:value-type="float">
            <text:p>5</text:p>
          </table:table-cell>
          <table:table-cell table:formula="of:=[.C656]" office:value-type="float" office:value="4" calcext:value-type="float">
            <text:p>4</text:p>
          </table:table-cell>
          <table:table-cell table:number-columns-repeated="6"/>
          <table:table-cell table:formula="of:=[.F661]*INDEX([$Rates.$B$2:$Rates.$B$6];[.C661]+1)-[.G661]*INDEX([$Rates.$C$2:$Rates.$C$6];[.C66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62]=0;[.A661]+1;[.A661])" office:value-type="date" office:date-value="2023-05-13" calcext:value-type="date">
            <text:p>2023-05-13</text:p>
          </table:table-cell>
          <table:table-cell table:formula="of:=MONTH([.A662])" office:value-type="float" office:value="5" calcext:value-type="float">
            <text:p>5</text:p>
          </table:table-cell>
          <table:table-cell table:formula="of:=[.C657]" office:value-type="float" office:value="0" calcext:value-type="float">
            <text:p>0</text:p>
          </table:table-cell>
          <table:table-cell table:number-columns-repeated="6"/>
          <table:table-cell table:formula="of:=[.F662]*INDEX([$Rates.$B$2:$Rates.$B$6];[.C662]+1)-[.G662]*INDEX([$Rates.$C$2:$Rates.$C$6];[.C66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63]=0;[.A662]+1;[.A662])" office:value-type="date" office:date-value="2023-05-13" calcext:value-type="date">
            <text:p>2023-05-13</text:p>
          </table:table-cell>
          <table:table-cell table:formula="of:=MONTH([.A663])" office:value-type="float" office:value="5" calcext:value-type="float">
            <text:p>5</text:p>
          </table:table-cell>
          <table:table-cell table:formula="of:=[.C658]" office:value-type="float" office:value="1" calcext:value-type="float">
            <text:p>1</text:p>
          </table:table-cell>
          <table:table-cell table:number-columns-repeated="6"/>
          <table:table-cell table:formula="of:=[.F663]*INDEX([$Rates.$B$2:$Rates.$B$6];[.C663]+1)-[.G663]*INDEX([$Rates.$C$2:$Rates.$C$6];[.C66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64]=0;[.A663]+1;[.A663])" office:value-type="date" office:date-value="2023-05-13" calcext:value-type="date">
            <text:p>2023-05-13</text:p>
          </table:table-cell>
          <table:table-cell table:formula="of:=MONTH([.A664])" office:value-type="float" office:value="5" calcext:value-type="float">
            <text:p>5</text:p>
          </table:table-cell>
          <table:table-cell table:formula="of:=[.C659]" office:value-type="float" office:value="2" calcext:value-type="float">
            <text:p>2</text:p>
          </table:table-cell>
          <table:table-cell table:number-columns-repeated="6"/>
          <table:table-cell table:formula="of:=[.F664]*INDEX([$Rates.$B$2:$Rates.$B$6];[.C664]+1)-[.G664]*INDEX([$Rates.$C$2:$Rates.$C$6];[.C66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65]=0;[.A664]+1;[.A664])" office:value-type="date" office:date-value="2023-05-13" calcext:value-type="date">
            <text:p>2023-05-13</text:p>
          </table:table-cell>
          <table:table-cell table:formula="of:=MONTH([.A665])" office:value-type="float" office:value="5" calcext:value-type="float">
            <text:p>5</text:p>
          </table:table-cell>
          <table:table-cell table:formula="of:=[.C660]" office:value-type="float" office:value="3" calcext:value-type="float">
            <text:p>3</text:p>
          </table:table-cell>
          <table:table-cell table:number-columns-repeated="6"/>
          <table:table-cell table:formula="of:=[.F665]*INDEX([$Rates.$B$2:$Rates.$B$6];[.C665]+1)-[.G665]*INDEX([$Rates.$C$2:$Rates.$C$6];[.C66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66]=0;[.A665]+1;[.A665])" office:value-type="date" office:date-value="2023-05-13" calcext:value-type="date">
            <text:p>2023-05-13</text:p>
          </table:table-cell>
          <table:table-cell table:formula="of:=MONTH([.A666])" office:value-type="float" office:value="5" calcext:value-type="float">
            <text:p>5</text:p>
          </table:table-cell>
          <table:table-cell table:formula="of:=[.C661]" office:value-type="float" office:value="4" calcext:value-type="float">
            <text:p>4</text:p>
          </table:table-cell>
          <table:table-cell table:number-columns-repeated="6"/>
          <table:table-cell table:formula="of:=[.F666]*INDEX([$Rates.$B$2:$Rates.$B$6];[.C666]+1)-[.G666]*INDEX([$Rates.$C$2:$Rates.$C$6];[.C66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67]=0;[.A666]+1;[.A666])" office:value-type="date" office:date-value="2023-05-14" calcext:value-type="date">
            <text:p>2023-05-14</text:p>
          </table:table-cell>
          <table:table-cell table:formula="of:=MONTH([.A667])" office:value-type="float" office:value="5" calcext:value-type="float">
            <text:p>5</text:p>
          </table:table-cell>
          <table:table-cell table:formula="of:=[.C662]" office:value-type="float" office:value="0" calcext:value-type="float">
            <text:p>0</text:p>
          </table:table-cell>
          <table:table-cell table:number-columns-repeated="6"/>
          <table:table-cell table:formula="of:=[.F667]*INDEX([$Rates.$B$2:$Rates.$B$6];[.C667]+1)-[.G667]*INDEX([$Rates.$C$2:$Rates.$C$6];[.C66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68]=0;[.A667]+1;[.A667])" office:value-type="date" office:date-value="2023-05-14" calcext:value-type="date">
            <text:p>2023-05-14</text:p>
          </table:table-cell>
          <table:table-cell table:formula="of:=MONTH([.A668])" office:value-type="float" office:value="5" calcext:value-type="float">
            <text:p>5</text:p>
          </table:table-cell>
          <table:table-cell table:formula="of:=[.C663]" office:value-type="float" office:value="1" calcext:value-type="float">
            <text:p>1</text:p>
          </table:table-cell>
          <table:table-cell table:number-columns-repeated="6"/>
          <table:table-cell table:formula="of:=[.F668]*INDEX([$Rates.$B$2:$Rates.$B$6];[.C668]+1)-[.G668]*INDEX([$Rates.$C$2:$Rates.$C$6];[.C66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69]=0;[.A668]+1;[.A668])" office:value-type="date" office:date-value="2023-05-14" calcext:value-type="date">
            <text:p>2023-05-14</text:p>
          </table:table-cell>
          <table:table-cell table:formula="of:=MONTH([.A669])" office:value-type="float" office:value="5" calcext:value-type="float">
            <text:p>5</text:p>
          </table:table-cell>
          <table:table-cell table:formula="of:=[.C664]" office:value-type="float" office:value="2" calcext:value-type="float">
            <text:p>2</text:p>
          </table:table-cell>
          <table:table-cell table:number-columns-repeated="6"/>
          <table:table-cell table:formula="of:=[.F669]*INDEX([$Rates.$B$2:$Rates.$B$6];[.C669]+1)-[.G669]*INDEX([$Rates.$C$2:$Rates.$C$6];[.C66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70]=0;[.A669]+1;[.A669])" office:value-type="date" office:date-value="2023-05-14" calcext:value-type="date">
            <text:p>2023-05-14</text:p>
          </table:table-cell>
          <table:table-cell table:formula="of:=MONTH([.A670])" office:value-type="float" office:value="5" calcext:value-type="float">
            <text:p>5</text:p>
          </table:table-cell>
          <table:table-cell table:formula="of:=[.C665]" office:value-type="float" office:value="3" calcext:value-type="float">
            <text:p>3</text:p>
          </table:table-cell>
          <table:table-cell table:number-columns-repeated="6"/>
          <table:table-cell table:formula="of:=[.F670]*INDEX([$Rates.$B$2:$Rates.$B$6];[.C670]+1)-[.G670]*INDEX([$Rates.$C$2:$Rates.$C$6];[.C67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71]=0;[.A670]+1;[.A670])" office:value-type="date" office:date-value="2023-05-14" calcext:value-type="date">
            <text:p>2023-05-14</text:p>
          </table:table-cell>
          <table:table-cell table:formula="of:=MONTH([.A671])" office:value-type="float" office:value="5" calcext:value-type="float">
            <text:p>5</text:p>
          </table:table-cell>
          <table:table-cell table:formula="of:=[.C666]" office:value-type="float" office:value="4" calcext:value-type="float">
            <text:p>4</text:p>
          </table:table-cell>
          <table:table-cell table:number-columns-repeated="6"/>
          <table:table-cell table:formula="of:=[.F671]*INDEX([$Rates.$B$2:$Rates.$B$6];[.C671]+1)-[.G671]*INDEX([$Rates.$C$2:$Rates.$C$6];[.C67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72]=0;[.A671]+1;[.A671])" office:value-type="date" office:date-value="2023-05-15" calcext:value-type="date">
            <text:p>2023-05-15</text:p>
          </table:table-cell>
          <table:table-cell table:formula="of:=MONTH([.A672])" office:value-type="float" office:value="5" calcext:value-type="float">
            <text:p>5</text:p>
          </table:table-cell>
          <table:table-cell table:formula="of:=[.C667]" office:value-type="float" office:value="0" calcext:value-type="float">
            <text:p>0</text:p>
          </table:table-cell>
          <table:table-cell table:number-columns-repeated="6"/>
          <table:table-cell table:formula="of:=[.F672]*INDEX([$Rates.$B$2:$Rates.$B$6];[.C672]+1)-[.G672]*INDEX([$Rates.$C$2:$Rates.$C$6];[.C67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73]=0;[.A672]+1;[.A672])" office:value-type="date" office:date-value="2023-05-15" calcext:value-type="date">
            <text:p>2023-05-15</text:p>
          </table:table-cell>
          <table:table-cell table:formula="of:=MONTH([.A673])" office:value-type="float" office:value="5" calcext:value-type="float">
            <text:p>5</text:p>
          </table:table-cell>
          <table:table-cell table:formula="of:=[.C668]" office:value-type="float" office:value="1" calcext:value-type="float">
            <text:p>1</text:p>
          </table:table-cell>
          <table:table-cell table:number-columns-repeated="6"/>
          <table:table-cell table:formula="of:=[.F673]*INDEX([$Rates.$B$2:$Rates.$B$6];[.C673]+1)-[.G673]*INDEX([$Rates.$C$2:$Rates.$C$6];[.C67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74]=0;[.A673]+1;[.A673])" office:value-type="date" office:date-value="2023-05-15" calcext:value-type="date">
            <text:p>2023-05-15</text:p>
          </table:table-cell>
          <table:table-cell table:formula="of:=MONTH([.A674])" office:value-type="float" office:value="5" calcext:value-type="float">
            <text:p>5</text:p>
          </table:table-cell>
          <table:table-cell table:formula="of:=[.C669]" office:value-type="float" office:value="2" calcext:value-type="float">
            <text:p>2</text:p>
          </table:table-cell>
          <table:table-cell table:number-columns-repeated="6"/>
          <table:table-cell table:formula="of:=[.F674]*INDEX([$Rates.$B$2:$Rates.$B$6];[.C674]+1)-[.G674]*INDEX([$Rates.$C$2:$Rates.$C$6];[.C67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75]=0;[.A674]+1;[.A674])" office:value-type="date" office:date-value="2023-05-15" calcext:value-type="date">
            <text:p>2023-05-15</text:p>
          </table:table-cell>
          <table:table-cell table:formula="of:=MONTH([.A675])" office:value-type="float" office:value="5" calcext:value-type="float">
            <text:p>5</text:p>
          </table:table-cell>
          <table:table-cell table:formula="of:=[.C670]" office:value-type="float" office:value="3" calcext:value-type="float">
            <text:p>3</text:p>
          </table:table-cell>
          <table:table-cell table:number-columns-repeated="6"/>
          <table:table-cell table:formula="of:=[.F675]*INDEX([$Rates.$B$2:$Rates.$B$6];[.C675]+1)-[.G675]*INDEX([$Rates.$C$2:$Rates.$C$6];[.C67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76]=0;[.A675]+1;[.A675])" office:value-type="date" office:date-value="2023-05-15" calcext:value-type="date">
            <text:p>2023-05-15</text:p>
          </table:table-cell>
          <table:table-cell table:formula="of:=MONTH([.A676])" office:value-type="float" office:value="5" calcext:value-type="float">
            <text:p>5</text:p>
          </table:table-cell>
          <table:table-cell table:formula="of:=[.C671]" office:value-type="float" office:value="4" calcext:value-type="float">
            <text:p>4</text:p>
          </table:table-cell>
          <table:table-cell table:number-columns-repeated="6"/>
          <table:table-cell table:formula="of:=[.F676]*INDEX([$Rates.$B$2:$Rates.$B$6];[.C676]+1)-[.G676]*INDEX([$Rates.$C$2:$Rates.$C$6];[.C67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77]=0;[.A676]+1;[.A676])" office:value-type="date" office:date-value="2023-05-16" calcext:value-type="date">
            <text:p>2023-05-16</text:p>
          </table:table-cell>
          <table:table-cell table:formula="of:=MONTH([.A677])" office:value-type="float" office:value="5" calcext:value-type="float">
            <text:p>5</text:p>
          </table:table-cell>
          <table:table-cell table:formula="of:=[.C672]" office:value-type="float" office:value="0" calcext:value-type="float">
            <text:p>0</text:p>
          </table:table-cell>
          <table:table-cell table:number-columns-repeated="6"/>
          <table:table-cell table:formula="of:=[.F677]*INDEX([$Rates.$B$2:$Rates.$B$6];[.C677]+1)-[.G677]*INDEX([$Rates.$C$2:$Rates.$C$6];[.C67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78]=0;[.A677]+1;[.A677])" office:value-type="date" office:date-value="2023-05-16" calcext:value-type="date">
            <text:p>2023-05-16</text:p>
          </table:table-cell>
          <table:table-cell table:formula="of:=MONTH([.A678])" office:value-type="float" office:value="5" calcext:value-type="float">
            <text:p>5</text:p>
          </table:table-cell>
          <table:table-cell table:formula="of:=[.C673]" office:value-type="float" office:value="1" calcext:value-type="float">
            <text:p>1</text:p>
          </table:table-cell>
          <table:table-cell table:number-columns-repeated="6"/>
          <table:table-cell table:formula="of:=[.F678]*INDEX([$Rates.$B$2:$Rates.$B$6];[.C678]+1)-[.G678]*INDEX([$Rates.$C$2:$Rates.$C$6];[.C67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79]=0;[.A678]+1;[.A678])" office:value-type="date" office:date-value="2023-05-16" calcext:value-type="date">
            <text:p>2023-05-16</text:p>
          </table:table-cell>
          <table:table-cell table:formula="of:=MONTH([.A679])" office:value-type="float" office:value="5" calcext:value-type="float">
            <text:p>5</text:p>
          </table:table-cell>
          <table:table-cell table:formula="of:=[.C674]" office:value-type="float" office:value="2" calcext:value-type="float">
            <text:p>2</text:p>
          </table:table-cell>
          <table:table-cell table:number-columns-repeated="6"/>
          <table:table-cell table:formula="of:=[.F679]*INDEX([$Rates.$B$2:$Rates.$B$6];[.C679]+1)-[.G679]*INDEX([$Rates.$C$2:$Rates.$C$6];[.C67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80]=0;[.A679]+1;[.A679])" office:value-type="date" office:date-value="2023-05-16" calcext:value-type="date">
            <text:p>2023-05-16</text:p>
          </table:table-cell>
          <table:table-cell table:formula="of:=MONTH([.A680])" office:value-type="float" office:value="5" calcext:value-type="float">
            <text:p>5</text:p>
          </table:table-cell>
          <table:table-cell table:formula="of:=[.C675]" office:value-type="float" office:value="3" calcext:value-type="float">
            <text:p>3</text:p>
          </table:table-cell>
          <table:table-cell table:number-columns-repeated="6"/>
          <table:table-cell table:formula="of:=[.F680]*INDEX([$Rates.$B$2:$Rates.$B$6];[.C680]+1)-[.G680]*INDEX([$Rates.$C$2:$Rates.$C$6];[.C68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81]=0;[.A680]+1;[.A680])" office:value-type="date" office:date-value="2023-05-16" calcext:value-type="date">
            <text:p>2023-05-16</text:p>
          </table:table-cell>
          <table:table-cell table:formula="of:=MONTH([.A681])" office:value-type="float" office:value="5" calcext:value-type="float">
            <text:p>5</text:p>
          </table:table-cell>
          <table:table-cell table:formula="of:=[.C676]" office:value-type="float" office:value="4" calcext:value-type="float">
            <text:p>4</text:p>
          </table:table-cell>
          <table:table-cell table:number-columns-repeated="6"/>
          <table:table-cell table:formula="of:=[.F681]*INDEX([$Rates.$B$2:$Rates.$B$6];[.C681]+1)-[.G681]*INDEX([$Rates.$C$2:$Rates.$C$6];[.C68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82]=0;[.A681]+1;[.A681])" office:value-type="date" office:date-value="2023-05-17" calcext:value-type="date">
            <text:p>2023-05-17</text:p>
          </table:table-cell>
          <table:table-cell table:formula="of:=MONTH([.A682])" office:value-type="float" office:value="5" calcext:value-type="float">
            <text:p>5</text:p>
          </table:table-cell>
          <table:table-cell table:formula="of:=[.C677]" office:value-type="float" office:value="0" calcext:value-type="float">
            <text:p>0</text:p>
          </table:table-cell>
          <table:table-cell table:number-columns-repeated="6"/>
          <table:table-cell table:formula="of:=[.F682]*INDEX([$Rates.$B$2:$Rates.$B$6];[.C682]+1)-[.G682]*INDEX([$Rates.$C$2:$Rates.$C$6];[.C68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83]=0;[.A682]+1;[.A682])" office:value-type="date" office:date-value="2023-05-17" calcext:value-type="date">
            <text:p>2023-05-17</text:p>
          </table:table-cell>
          <table:table-cell table:formula="of:=MONTH([.A683])" office:value-type="float" office:value="5" calcext:value-type="float">
            <text:p>5</text:p>
          </table:table-cell>
          <table:table-cell table:formula="of:=[.C678]" office:value-type="float" office:value="1" calcext:value-type="float">
            <text:p>1</text:p>
          </table:table-cell>
          <table:table-cell table:number-columns-repeated="6"/>
          <table:table-cell table:formula="of:=[.F683]*INDEX([$Rates.$B$2:$Rates.$B$6];[.C683]+1)-[.G683]*INDEX([$Rates.$C$2:$Rates.$C$6];[.C68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84]=0;[.A683]+1;[.A683])" office:value-type="date" office:date-value="2023-05-17" calcext:value-type="date">
            <text:p>2023-05-17</text:p>
          </table:table-cell>
          <table:table-cell table:formula="of:=MONTH([.A684])" office:value-type="float" office:value="5" calcext:value-type="float">
            <text:p>5</text:p>
          </table:table-cell>
          <table:table-cell table:formula="of:=[.C679]" office:value-type="float" office:value="2" calcext:value-type="float">
            <text:p>2</text:p>
          </table:table-cell>
          <table:table-cell table:number-columns-repeated="6"/>
          <table:table-cell table:formula="of:=[.F684]*INDEX([$Rates.$B$2:$Rates.$B$6];[.C684]+1)-[.G684]*INDEX([$Rates.$C$2:$Rates.$C$6];[.C68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85]=0;[.A684]+1;[.A684])" office:value-type="date" office:date-value="2023-05-17" calcext:value-type="date">
            <text:p>2023-05-17</text:p>
          </table:table-cell>
          <table:table-cell table:formula="of:=MONTH([.A685])" office:value-type="float" office:value="5" calcext:value-type="float">
            <text:p>5</text:p>
          </table:table-cell>
          <table:table-cell table:formula="of:=[.C680]" office:value-type="float" office:value="3" calcext:value-type="float">
            <text:p>3</text:p>
          </table:table-cell>
          <table:table-cell table:number-columns-repeated="6"/>
          <table:table-cell table:formula="of:=[.F685]*INDEX([$Rates.$B$2:$Rates.$B$6];[.C685]+1)-[.G685]*INDEX([$Rates.$C$2:$Rates.$C$6];[.C68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86]=0;[.A685]+1;[.A685])" office:value-type="date" office:date-value="2023-05-17" calcext:value-type="date">
            <text:p>2023-05-17</text:p>
          </table:table-cell>
          <table:table-cell table:formula="of:=MONTH([.A686])" office:value-type="float" office:value="5" calcext:value-type="float">
            <text:p>5</text:p>
          </table:table-cell>
          <table:table-cell table:formula="of:=[.C681]" office:value-type="float" office:value="4" calcext:value-type="float">
            <text:p>4</text:p>
          </table:table-cell>
          <table:table-cell table:number-columns-repeated="6"/>
          <table:table-cell table:formula="of:=[.F686]*INDEX([$Rates.$B$2:$Rates.$B$6];[.C686]+1)-[.G686]*INDEX([$Rates.$C$2:$Rates.$C$6];[.C68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87]=0;[.A686]+1;[.A686])" office:value-type="date" office:date-value="2023-05-18" calcext:value-type="date">
            <text:p>2023-05-18</text:p>
          </table:table-cell>
          <table:table-cell table:formula="of:=MONTH([.A687])" office:value-type="float" office:value="5" calcext:value-type="float">
            <text:p>5</text:p>
          </table:table-cell>
          <table:table-cell table:formula="of:=[.C682]" office:value-type="float" office:value="0" calcext:value-type="float">
            <text:p>0</text:p>
          </table:table-cell>
          <table:table-cell table:number-columns-repeated="6"/>
          <table:table-cell table:formula="of:=[.F687]*INDEX([$Rates.$B$2:$Rates.$B$6];[.C687]+1)-[.G687]*INDEX([$Rates.$C$2:$Rates.$C$6];[.C68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88]=0;[.A687]+1;[.A687])" office:value-type="date" office:date-value="2023-05-18" calcext:value-type="date">
            <text:p>2023-05-18</text:p>
          </table:table-cell>
          <table:table-cell table:formula="of:=MONTH([.A688])" office:value-type="float" office:value="5" calcext:value-type="float">
            <text:p>5</text:p>
          </table:table-cell>
          <table:table-cell table:formula="of:=[.C683]" office:value-type="float" office:value="1" calcext:value-type="float">
            <text:p>1</text:p>
          </table:table-cell>
          <table:table-cell table:number-columns-repeated="6"/>
          <table:table-cell table:formula="of:=[.F688]*INDEX([$Rates.$B$2:$Rates.$B$6];[.C688]+1)-[.G688]*INDEX([$Rates.$C$2:$Rates.$C$6];[.C68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89]=0;[.A688]+1;[.A688])" office:value-type="date" office:date-value="2023-05-18" calcext:value-type="date">
            <text:p>2023-05-18</text:p>
          </table:table-cell>
          <table:table-cell table:formula="of:=MONTH([.A689])" office:value-type="float" office:value="5" calcext:value-type="float">
            <text:p>5</text:p>
          </table:table-cell>
          <table:table-cell table:formula="of:=[.C684]" office:value-type="float" office:value="2" calcext:value-type="float">
            <text:p>2</text:p>
          </table:table-cell>
          <table:table-cell table:number-columns-repeated="6"/>
          <table:table-cell table:formula="of:=[.F689]*INDEX([$Rates.$B$2:$Rates.$B$6];[.C689]+1)-[.G689]*INDEX([$Rates.$C$2:$Rates.$C$6];[.C68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90]=0;[.A689]+1;[.A689])" office:value-type="date" office:date-value="2023-05-18" calcext:value-type="date">
            <text:p>2023-05-18</text:p>
          </table:table-cell>
          <table:table-cell table:formula="of:=MONTH([.A690])" office:value-type="float" office:value="5" calcext:value-type="float">
            <text:p>5</text:p>
          </table:table-cell>
          <table:table-cell table:formula="of:=[.C685]" office:value-type="float" office:value="3" calcext:value-type="float">
            <text:p>3</text:p>
          </table:table-cell>
          <table:table-cell table:number-columns-repeated="6"/>
          <table:table-cell table:formula="of:=[.F690]*INDEX([$Rates.$B$2:$Rates.$B$6];[.C690]+1)-[.G690]*INDEX([$Rates.$C$2:$Rates.$C$6];[.C69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91]=0;[.A690]+1;[.A690])" office:value-type="date" office:date-value="2023-05-18" calcext:value-type="date">
            <text:p>2023-05-18</text:p>
          </table:table-cell>
          <table:table-cell table:formula="of:=MONTH([.A691])" office:value-type="float" office:value="5" calcext:value-type="float">
            <text:p>5</text:p>
          </table:table-cell>
          <table:table-cell table:formula="of:=[.C686]" office:value-type="float" office:value="4" calcext:value-type="float">
            <text:p>4</text:p>
          </table:table-cell>
          <table:table-cell table:number-columns-repeated="6"/>
          <table:table-cell table:formula="of:=[.F691]*INDEX([$Rates.$B$2:$Rates.$B$6];[.C691]+1)-[.G691]*INDEX([$Rates.$C$2:$Rates.$C$6];[.C69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92]=0;[.A691]+1;[.A691])" office:value-type="date" office:date-value="2023-05-19" calcext:value-type="date">
            <text:p>2023-05-19</text:p>
          </table:table-cell>
          <table:table-cell table:formula="of:=MONTH([.A692])" office:value-type="float" office:value="5" calcext:value-type="float">
            <text:p>5</text:p>
          </table:table-cell>
          <table:table-cell table:formula="of:=[.C687]" office:value-type="float" office:value="0" calcext:value-type="float">
            <text:p>0</text:p>
          </table:table-cell>
          <table:table-cell table:number-columns-repeated="6"/>
          <table:table-cell table:formula="of:=[.F692]*INDEX([$Rates.$B$2:$Rates.$B$6];[.C692]+1)-[.G692]*INDEX([$Rates.$C$2:$Rates.$C$6];[.C69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93]=0;[.A692]+1;[.A692])" office:value-type="date" office:date-value="2023-05-19" calcext:value-type="date">
            <text:p>2023-05-19</text:p>
          </table:table-cell>
          <table:table-cell table:formula="of:=MONTH([.A693])" office:value-type="float" office:value="5" calcext:value-type="float">
            <text:p>5</text:p>
          </table:table-cell>
          <table:table-cell table:formula="of:=[.C688]" office:value-type="float" office:value="1" calcext:value-type="float">
            <text:p>1</text:p>
          </table:table-cell>
          <table:table-cell table:number-columns-repeated="6"/>
          <table:table-cell table:formula="of:=[.F693]*INDEX([$Rates.$B$2:$Rates.$B$6];[.C693]+1)-[.G693]*INDEX([$Rates.$C$2:$Rates.$C$6];[.C69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94]=0;[.A693]+1;[.A693])" office:value-type="date" office:date-value="2023-05-19" calcext:value-type="date">
            <text:p>2023-05-19</text:p>
          </table:table-cell>
          <table:table-cell table:formula="of:=MONTH([.A694])" office:value-type="float" office:value="5" calcext:value-type="float">
            <text:p>5</text:p>
          </table:table-cell>
          <table:table-cell table:formula="of:=[.C689]" office:value-type="float" office:value="2" calcext:value-type="float">
            <text:p>2</text:p>
          </table:table-cell>
          <table:table-cell table:number-columns-repeated="6"/>
          <table:table-cell table:formula="of:=[.F694]*INDEX([$Rates.$B$2:$Rates.$B$6];[.C694]+1)-[.G694]*INDEX([$Rates.$C$2:$Rates.$C$6];[.C69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95]=0;[.A694]+1;[.A694])" office:value-type="date" office:date-value="2023-05-19" calcext:value-type="date">
            <text:p>2023-05-19</text:p>
          </table:table-cell>
          <table:table-cell table:formula="of:=MONTH([.A695])" office:value-type="float" office:value="5" calcext:value-type="float">
            <text:p>5</text:p>
          </table:table-cell>
          <table:table-cell table:formula="of:=[.C690]" office:value-type="float" office:value="3" calcext:value-type="float">
            <text:p>3</text:p>
          </table:table-cell>
          <table:table-cell table:number-columns-repeated="6"/>
          <table:table-cell table:formula="of:=[.F695]*INDEX([$Rates.$B$2:$Rates.$B$6];[.C695]+1)-[.G695]*INDEX([$Rates.$C$2:$Rates.$C$6];[.C69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96]=0;[.A695]+1;[.A695])" office:value-type="date" office:date-value="2023-05-19" calcext:value-type="date">
            <text:p>2023-05-19</text:p>
          </table:table-cell>
          <table:table-cell table:formula="of:=MONTH([.A696])" office:value-type="float" office:value="5" calcext:value-type="float">
            <text:p>5</text:p>
          </table:table-cell>
          <table:table-cell table:formula="of:=[.C691]" office:value-type="float" office:value="4" calcext:value-type="float">
            <text:p>4</text:p>
          </table:table-cell>
          <table:table-cell table:number-columns-repeated="6"/>
          <table:table-cell table:formula="of:=[.F696]*INDEX([$Rates.$B$2:$Rates.$B$6];[.C696]+1)-[.G696]*INDEX([$Rates.$C$2:$Rates.$C$6];[.C69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97]=0;[.A696]+1;[.A696])" office:value-type="date" office:date-value="2023-05-20" calcext:value-type="date">
            <text:p>2023-05-20</text:p>
          </table:table-cell>
          <table:table-cell table:formula="of:=MONTH([.A697])" office:value-type="float" office:value="5" calcext:value-type="float">
            <text:p>5</text:p>
          </table:table-cell>
          <table:table-cell table:formula="of:=[.C692]" office:value-type="float" office:value="0" calcext:value-type="float">
            <text:p>0</text:p>
          </table:table-cell>
          <table:table-cell table:number-columns-repeated="6"/>
          <table:table-cell table:formula="of:=[.F697]*INDEX([$Rates.$B$2:$Rates.$B$6];[.C697]+1)-[.G697]*INDEX([$Rates.$C$2:$Rates.$C$6];[.C69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98]=0;[.A697]+1;[.A697])" office:value-type="date" office:date-value="2023-05-20" calcext:value-type="date">
            <text:p>2023-05-20</text:p>
          </table:table-cell>
          <table:table-cell table:formula="of:=MONTH([.A698])" office:value-type="float" office:value="5" calcext:value-type="float">
            <text:p>5</text:p>
          </table:table-cell>
          <table:table-cell table:formula="of:=[.C693]" office:value-type="float" office:value="1" calcext:value-type="float">
            <text:p>1</text:p>
          </table:table-cell>
          <table:table-cell table:number-columns-repeated="6"/>
          <table:table-cell table:formula="of:=[.F698]*INDEX([$Rates.$B$2:$Rates.$B$6];[.C698]+1)-[.G698]*INDEX([$Rates.$C$2:$Rates.$C$6];[.C69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699]=0;[.A698]+1;[.A698])" office:value-type="date" office:date-value="2023-05-20" calcext:value-type="date">
            <text:p>2023-05-20</text:p>
          </table:table-cell>
          <table:table-cell table:formula="of:=MONTH([.A699])" office:value-type="float" office:value="5" calcext:value-type="float">
            <text:p>5</text:p>
          </table:table-cell>
          <table:table-cell table:formula="of:=[.C694]" office:value-type="float" office:value="2" calcext:value-type="float">
            <text:p>2</text:p>
          </table:table-cell>
          <table:table-cell table:number-columns-repeated="6"/>
          <table:table-cell table:formula="of:=[.F699]*INDEX([$Rates.$B$2:$Rates.$B$6];[.C699]+1)-[.G699]*INDEX([$Rates.$C$2:$Rates.$C$6];[.C69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00]=0;[.A699]+1;[.A699])" office:value-type="date" office:date-value="2023-05-20" calcext:value-type="date">
            <text:p>2023-05-20</text:p>
          </table:table-cell>
          <table:table-cell table:formula="of:=MONTH([.A700])" office:value-type="float" office:value="5" calcext:value-type="float">
            <text:p>5</text:p>
          </table:table-cell>
          <table:table-cell table:formula="of:=[.C695]" office:value-type="float" office:value="3" calcext:value-type="float">
            <text:p>3</text:p>
          </table:table-cell>
          <table:table-cell table:number-columns-repeated="6"/>
          <table:table-cell table:formula="of:=[.F700]*INDEX([$Rates.$B$2:$Rates.$B$6];[.C700]+1)-[.G700]*INDEX([$Rates.$C$2:$Rates.$C$6];[.C70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01]=0;[.A700]+1;[.A700])" office:value-type="date" office:date-value="2023-05-20" calcext:value-type="date">
            <text:p>2023-05-20</text:p>
          </table:table-cell>
          <table:table-cell table:formula="of:=MONTH([.A701])" office:value-type="float" office:value="5" calcext:value-type="float">
            <text:p>5</text:p>
          </table:table-cell>
          <table:table-cell table:formula="of:=[.C696]" office:value-type="float" office:value="4" calcext:value-type="float">
            <text:p>4</text:p>
          </table:table-cell>
          <table:table-cell table:number-columns-repeated="6"/>
          <table:table-cell table:formula="of:=[.F701]*INDEX([$Rates.$B$2:$Rates.$B$6];[.C701]+1)-[.G701]*INDEX([$Rates.$C$2:$Rates.$C$6];[.C70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02]=0;[.A701]+1;[.A701])" office:value-type="date" office:date-value="2023-05-21" calcext:value-type="date">
            <text:p>2023-05-21</text:p>
          </table:table-cell>
          <table:table-cell table:formula="of:=MONTH([.A702])" office:value-type="float" office:value="5" calcext:value-type="float">
            <text:p>5</text:p>
          </table:table-cell>
          <table:table-cell table:formula="of:=[.C697]" office:value-type="float" office:value="0" calcext:value-type="float">
            <text:p>0</text:p>
          </table:table-cell>
          <table:table-cell table:number-columns-repeated="6"/>
          <table:table-cell table:formula="of:=[.F702]*INDEX([$Rates.$B$2:$Rates.$B$6];[.C702]+1)-[.G702]*INDEX([$Rates.$C$2:$Rates.$C$6];[.C70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03]=0;[.A702]+1;[.A702])" office:value-type="date" office:date-value="2023-05-21" calcext:value-type="date">
            <text:p>2023-05-21</text:p>
          </table:table-cell>
          <table:table-cell table:formula="of:=MONTH([.A703])" office:value-type="float" office:value="5" calcext:value-type="float">
            <text:p>5</text:p>
          </table:table-cell>
          <table:table-cell table:formula="of:=[.C698]" office:value-type="float" office:value="1" calcext:value-type="float">
            <text:p>1</text:p>
          </table:table-cell>
          <table:table-cell table:number-columns-repeated="6"/>
          <table:table-cell table:formula="of:=[.F703]*INDEX([$Rates.$B$2:$Rates.$B$6];[.C703]+1)-[.G703]*INDEX([$Rates.$C$2:$Rates.$C$6];[.C70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04]=0;[.A703]+1;[.A703])" office:value-type="date" office:date-value="2023-05-21" calcext:value-type="date">
            <text:p>2023-05-21</text:p>
          </table:table-cell>
          <table:table-cell table:formula="of:=MONTH([.A704])" office:value-type="float" office:value="5" calcext:value-type="float">
            <text:p>5</text:p>
          </table:table-cell>
          <table:table-cell table:formula="of:=[.C699]" office:value-type="float" office:value="2" calcext:value-type="float">
            <text:p>2</text:p>
          </table:table-cell>
          <table:table-cell table:number-columns-repeated="6"/>
          <table:table-cell table:formula="of:=[.F704]*INDEX([$Rates.$B$2:$Rates.$B$6];[.C704]+1)-[.G704]*INDEX([$Rates.$C$2:$Rates.$C$6];[.C70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05]=0;[.A704]+1;[.A704])" office:value-type="date" office:date-value="2023-05-21" calcext:value-type="date">
            <text:p>2023-05-21</text:p>
          </table:table-cell>
          <table:table-cell table:formula="of:=MONTH([.A705])" office:value-type="float" office:value="5" calcext:value-type="float">
            <text:p>5</text:p>
          </table:table-cell>
          <table:table-cell table:formula="of:=[.C700]" office:value-type="float" office:value="3" calcext:value-type="float">
            <text:p>3</text:p>
          </table:table-cell>
          <table:table-cell table:number-columns-repeated="6"/>
          <table:table-cell table:formula="of:=[.F705]*INDEX([$Rates.$B$2:$Rates.$B$6];[.C705]+1)-[.G705]*INDEX([$Rates.$C$2:$Rates.$C$6];[.C70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06]=0;[.A705]+1;[.A705])" office:value-type="date" office:date-value="2023-05-21" calcext:value-type="date">
            <text:p>2023-05-21</text:p>
          </table:table-cell>
          <table:table-cell table:formula="of:=MONTH([.A706])" office:value-type="float" office:value="5" calcext:value-type="float">
            <text:p>5</text:p>
          </table:table-cell>
          <table:table-cell table:formula="of:=[.C701]" office:value-type="float" office:value="4" calcext:value-type="float">
            <text:p>4</text:p>
          </table:table-cell>
          <table:table-cell table:number-columns-repeated="6"/>
          <table:table-cell table:formula="of:=[.F706]*INDEX([$Rates.$B$2:$Rates.$B$6];[.C706]+1)-[.G706]*INDEX([$Rates.$C$2:$Rates.$C$6];[.C70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07]=0;[.A706]+1;[.A706])" office:value-type="date" office:date-value="2023-05-22" calcext:value-type="date">
            <text:p>2023-05-22</text:p>
          </table:table-cell>
          <table:table-cell table:formula="of:=MONTH([.A707])" office:value-type="float" office:value="5" calcext:value-type="float">
            <text:p>5</text:p>
          </table:table-cell>
          <table:table-cell table:formula="of:=[.C702]" office:value-type="float" office:value="0" calcext:value-type="float">
            <text:p>0</text:p>
          </table:table-cell>
          <table:table-cell table:number-columns-repeated="6"/>
          <table:table-cell table:formula="of:=[.F707]*INDEX([$Rates.$B$2:$Rates.$B$6];[.C707]+1)-[.G707]*INDEX([$Rates.$C$2:$Rates.$C$6];[.C70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08]=0;[.A707]+1;[.A707])" office:value-type="date" office:date-value="2023-05-22" calcext:value-type="date">
            <text:p>2023-05-22</text:p>
          </table:table-cell>
          <table:table-cell table:formula="of:=MONTH([.A708])" office:value-type="float" office:value="5" calcext:value-type="float">
            <text:p>5</text:p>
          </table:table-cell>
          <table:table-cell table:formula="of:=[.C703]" office:value-type="float" office:value="1" calcext:value-type="float">
            <text:p>1</text:p>
          </table:table-cell>
          <table:table-cell table:number-columns-repeated="6"/>
          <table:table-cell table:formula="of:=[.F708]*INDEX([$Rates.$B$2:$Rates.$B$6];[.C708]+1)-[.G708]*INDEX([$Rates.$C$2:$Rates.$C$6];[.C70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09]=0;[.A708]+1;[.A708])" office:value-type="date" office:date-value="2023-05-22" calcext:value-type="date">
            <text:p>2023-05-22</text:p>
          </table:table-cell>
          <table:table-cell table:formula="of:=MONTH([.A709])" office:value-type="float" office:value="5" calcext:value-type="float">
            <text:p>5</text:p>
          </table:table-cell>
          <table:table-cell table:formula="of:=[.C704]" office:value-type="float" office:value="2" calcext:value-type="float">
            <text:p>2</text:p>
          </table:table-cell>
          <table:table-cell table:number-columns-repeated="6"/>
          <table:table-cell table:formula="of:=[.F709]*INDEX([$Rates.$B$2:$Rates.$B$6];[.C709]+1)-[.G709]*INDEX([$Rates.$C$2:$Rates.$C$6];[.C70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10]=0;[.A709]+1;[.A709])" office:value-type="date" office:date-value="2023-05-22" calcext:value-type="date">
            <text:p>2023-05-22</text:p>
          </table:table-cell>
          <table:table-cell table:formula="of:=MONTH([.A710])" office:value-type="float" office:value="5" calcext:value-type="float">
            <text:p>5</text:p>
          </table:table-cell>
          <table:table-cell table:formula="of:=[.C705]" office:value-type="float" office:value="3" calcext:value-type="float">
            <text:p>3</text:p>
          </table:table-cell>
          <table:table-cell table:number-columns-repeated="6"/>
          <table:table-cell table:formula="of:=[.F710]*INDEX([$Rates.$B$2:$Rates.$B$6];[.C710]+1)-[.G710]*INDEX([$Rates.$C$2:$Rates.$C$6];[.C71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11]=0;[.A710]+1;[.A710])" office:value-type="date" office:date-value="2023-05-22" calcext:value-type="date">
            <text:p>2023-05-22</text:p>
          </table:table-cell>
          <table:table-cell table:formula="of:=MONTH([.A711])" office:value-type="float" office:value="5" calcext:value-type="float">
            <text:p>5</text:p>
          </table:table-cell>
          <table:table-cell table:formula="of:=[.C706]" office:value-type="float" office:value="4" calcext:value-type="float">
            <text:p>4</text:p>
          </table:table-cell>
          <table:table-cell table:number-columns-repeated="6"/>
          <table:table-cell table:formula="of:=[.F711]*INDEX([$Rates.$B$2:$Rates.$B$6];[.C711]+1)-[.G711]*INDEX([$Rates.$C$2:$Rates.$C$6];[.C71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12]=0;[.A711]+1;[.A711])" office:value-type="date" office:date-value="2023-05-23" calcext:value-type="date">
            <text:p>2023-05-23</text:p>
          </table:table-cell>
          <table:table-cell table:formula="of:=MONTH([.A712])" office:value-type="float" office:value="5" calcext:value-type="float">
            <text:p>5</text:p>
          </table:table-cell>
          <table:table-cell table:formula="of:=[.C707]" office:value-type="float" office:value="0" calcext:value-type="float">
            <text:p>0</text:p>
          </table:table-cell>
          <table:table-cell table:number-columns-repeated="6"/>
          <table:table-cell table:formula="of:=[.F712]*INDEX([$Rates.$B$2:$Rates.$B$6];[.C712]+1)-[.G712]*INDEX([$Rates.$C$2:$Rates.$C$6];[.C71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13]=0;[.A712]+1;[.A712])" office:value-type="date" office:date-value="2023-05-23" calcext:value-type="date">
            <text:p>2023-05-23</text:p>
          </table:table-cell>
          <table:table-cell table:formula="of:=MONTH([.A713])" office:value-type="float" office:value="5" calcext:value-type="float">
            <text:p>5</text:p>
          </table:table-cell>
          <table:table-cell table:formula="of:=[.C708]" office:value-type="float" office:value="1" calcext:value-type="float">
            <text:p>1</text:p>
          </table:table-cell>
          <table:table-cell table:number-columns-repeated="6"/>
          <table:table-cell table:formula="of:=[.F713]*INDEX([$Rates.$B$2:$Rates.$B$6];[.C713]+1)-[.G713]*INDEX([$Rates.$C$2:$Rates.$C$6];[.C71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14]=0;[.A713]+1;[.A713])" office:value-type="date" office:date-value="2023-05-23" calcext:value-type="date">
            <text:p>2023-05-23</text:p>
          </table:table-cell>
          <table:table-cell table:formula="of:=MONTH([.A714])" office:value-type="float" office:value="5" calcext:value-type="float">
            <text:p>5</text:p>
          </table:table-cell>
          <table:table-cell table:formula="of:=[.C709]" office:value-type="float" office:value="2" calcext:value-type="float">
            <text:p>2</text:p>
          </table:table-cell>
          <table:table-cell table:number-columns-repeated="6"/>
          <table:table-cell table:formula="of:=[.F714]*INDEX([$Rates.$B$2:$Rates.$B$6];[.C714]+1)-[.G714]*INDEX([$Rates.$C$2:$Rates.$C$6];[.C71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15]=0;[.A714]+1;[.A714])" office:value-type="date" office:date-value="2023-05-23" calcext:value-type="date">
            <text:p>2023-05-23</text:p>
          </table:table-cell>
          <table:table-cell table:formula="of:=MONTH([.A715])" office:value-type="float" office:value="5" calcext:value-type="float">
            <text:p>5</text:p>
          </table:table-cell>
          <table:table-cell table:formula="of:=[.C710]" office:value-type="float" office:value="3" calcext:value-type="float">
            <text:p>3</text:p>
          </table:table-cell>
          <table:table-cell table:number-columns-repeated="6"/>
          <table:table-cell table:formula="of:=[.F715]*INDEX([$Rates.$B$2:$Rates.$B$6];[.C715]+1)-[.G715]*INDEX([$Rates.$C$2:$Rates.$C$6];[.C71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16]=0;[.A715]+1;[.A715])" office:value-type="date" office:date-value="2023-05-23" calcext:value-type="date">
            <text:p>2023-05-23</text:p>
          </table:table-cell>
          <table:table-cell table:formula="of:=MONTH([.A716])" office:value-type="float" office:value="5" calcext:value-type="float">
            <text:p>5</text:p>
          </table:table-cell>
          <table:table-cell table:formula="of:=[.C711]" office:value-type="float" office:value="4" calcext:value-type="float">
            <text:p>4</text:p>
          </table:table-cell>
          <table:table-cell table:number-columns-repeated="6"/>
          <table:table-cell table:formula="of:=[.F716]*INDEX([$Rates.$B$2:$Rates.$B$6];[.C716]+1)-[.G716]*INDEX([$Rates.$C$2:$Rates.$C$6];[.C71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17]=0;[.A716]+1;[.A716])" office:value-type="date" office:date-value="2023-05-24" calcext:value-type="date">
            <text:p>2023-05-24</text:p>
          </table:table-cell>
          <table:table-cell table:formula="of:=MONTH([.A717])" office:value-type="float" office:value="5" calcext:value-type="float">
            <text:p>5</text:p>
          </table:table-cell>
          <table:table-cell table:formula="of:=[.C712]" office:value-type="float" office:value="0" calcext:value-type="float">
            <text:p>0</text:p>
          </table:table-cell>
          <table:table-cell table:number-columns-repeated="6"/>
          <table:table-cell table:formula="of:=[.F717]*INDEX([$Rates.$B$2:$Rates.$B$6];[.C717]+1)-[.G717]*INDEX([$Rates.$C$2:$Rates.$C$6];[.C71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18]=0;[.A717]+1;[.A717])" office:value-type="date" office:date-value="2023-05-24" calcext:value-type="date">
            <text:p>2023-05-24</text:p>
          </table:table-cell>
          <table:table-cell table:formula="of:=MONTH([.A718])" office:value-type="float" office:value="5" calcext:value-type="float">
            <text:p>5</text:p>
          </table:table-cell>
          <table:table-cell table:formula="of:=[.C713]" office:value-type="float" office:value="1" calcext:value-type="float">
            <text:p>1</text:p>
          </table:table-cell>
          <table:table-cell table:number-columns-repeated="6"/>
          <table:table-cell table:formula="of:=[.F718]*INDEX([$Rates.$B$2:$Rates.$B$6];[.C718]+1)-[.G718]*INDEX([$Rates.$C$2:$Rates.$C$6];[.C71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19]=0;[.A718]+1;[.A718])" office:value-type="date" office:date-value="2023-05-24" calcext:value-type="date">
            <text:p>2023-05-24</text:p>
          </table:table-cell>
          <table:table-cell table:formula="of:=MONTH([.A719])" office:value-type="float" office:value="5" calcext:value-type="float">
            <text:p>5</text:p>
          </table:table-cell>
          <table:table-cell table:formula="of:=[.C714]" office:value-type="float" office:value="2" calcext:value-type="float">
            <text:p>2</text:p>
          </table:table-cell>
          <table:table-cell table:number-columns-repeated="6"/>
          <table:table-cell table:formula="of:=[.F719]*INDEX([$Rates.$B$2:$Rates.$B$6];[.C719]+1)-[.G719]*INDEX([$Rates.$C$2:$Rates.$C$6];[.C71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20]=0;[.A719]+1;[.A719])" office:value-type="date" office:date-value="2023-05-24" calcext:value-type="date">
            <text:p>2023-05-24</text:p>
          </table:table-cell>
          <table:table-cell table:formula="of:=MONTH([.A720])" office:value-type="float" office:value="5" calcext:value-type="float">
            <text:p>5</text:p>
          </table:table-cell>
          <table:table-cell table:formula="of:=[.C715]" office:value-type="float" office:value="3" calcext:value-type="float">
            <text:p>3</text:p>
          </table:table-cell>
          <table:table-cell table:number-columns-repeated="6"/>
          <table:table-cell table:formula="of:=[.F720]*INDEX([$Rates.$B$2:$Rates.$B$6];[.C720]+1)-[.G720]*INDEX([$Rates.$C$2:$Rates.$C$6];[.C72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21]=0;[.A720]+1;[.A720])" office:value-type="date" office:date-value="2023-05-24" calcext:value-type="date">
            <text:p>2023-05-24</text:p>
          </table:table-cell>
          <table:table-cell table:formula="of:=MONTH([.A721])" office:value-type="float" office:value="5" calcext:value-type="float">
            <text:p>5</text:p>
          </table:table-cell>
          <table:table-cell table:formula="of:=[.C716]" office:value-type="float" office:value="4" calcext:value-type="float">
            <text:p>4</text:p>
          </table:table-cell>
          <table:table-cell table:number-columns-repeated="6"/>
          <table:table-cell table:formula="of:=[.F721]*INDEX([$Rates.$B$2:$Rates.$B$6];[.C721]+1)-[.G721]*INDEX([$Rates.$C$2:$Rates.$C$6];[.C72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22]=0;[.A721]+1;[.A721])" office:value-type="date" office:date-value="2023-05-25" calcext:value-type="date">
            <text:p>2023-05-25</text:p>
          </table:table-cell>
          <table:table-cell table:formula="of:=MONTH([.A722])" office:value-type="float" office:value="5" calcext:value-type="float">
            <text:p>5</text:p>
          </table:table-cell>
          <table:table-cell table:formula="of:=[.C717]" office:value-type="float" office:value="0" calcext:value-type="float">
            <text:p>0</text:p>
          </table:table-cell>
          <table:table-cell table:number-columns-repeated="6"/>
          <table:table-cell table:formula="of:=[.F722]*INDEX([$Rates.$B$2:$Rates.$B$6];[.C722]+1)-[.G722]*INDEX([$Rates.$C$2:$Rates.$C$6];[.C72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23]=0;[.A722]+1;[.A722])" office:value-type="date" office:date-value="2023-05-25" calcext:value-type="date">
            <text:p>2023-05-25</text:p>
          </table:table-cell>
          <table:table-cell table:formula="of:=MONTH([.A723])" office:value-type="float" office:value="5" calcext:value-type="float">
            <text:p>5</text:p>
          </table:table-cell>
          <table:table-cell table:formula="of:=[.C718]" office:value-type="float" office:value="1" calcext:value-type="float">
            <text:p>1</text:p>
          </table:table-cell>
          <table:table-cell table:number-columns-repeated="6"/>
          <table:table-cell table:formula="of:=[.F723]*INDEX([$Rates.$B$2:$Rates.$B$6];[.C723]+1)-[.G723]*INDEX([$Rates.$C$2:$Rates.$C$6];[.C72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24]=0;[.A723]+1;[.A723])" office:value-type="date" office:date-value="2023-05-25" calcext:value-type="date">
            <text:p>2023-05-25</text:p>
          </table:table-cell>
          <table:table-cell table:formula="of:=MONTH([.A724])" office:value-type="float" office:value="5" calcext:value-type="float">
            <text:p>5</text:p>
          </table:table-cell>
          <table:table-cell table:formula="of:=[.C719]" office:value-type="float" office:value="2" calcext:value-type="float">
            <text:p>2</text:p>
          </table:table-cell>
          <table:table-cell table:number-columns-repeated="6"/>
          <table:table-cell table:formula="of:=[.F724]*INDEX([$Rates.$B$2:$Rates.$B$6];[.C724]+1)-[.G724]*INDEX([$Rates.$C$2:$Rates.$C$6];[.C72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25]=0;[.A724]+1;[.A724])" office:value-type="date" office:date-value="2023-05-25" calcext:value-type="date">
            <text:p>2023-05-25</text:p>
          </table:table-cell>
          <table:table-cell table:formula="of:=MONTH([.A725])" office:value-type="float" office:value="5" calcext:value-type="float">
            <text:p>5</text:p>
          </table:table-cell>
          <table:table-cell table:formula="of:=[.C720]" office:value-type="float" office:value="3" calcext:value-type="float">
            <text:p>3</text:p>
          </table:table-cell>
          <table:table-cell table:number-columns-repeated="6"/>
          <table:table-cell table:formula="of:=[.F725]*INDEX([$Rates.$B$2:$Rates.$B$6];[.C725]+1)-[.G725]*INDEX([$Rates.$C$2:$Rates.$C$6];[.C72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26]=0;[.A725]+1;[.A725])" office:value-type="date" office:date-value="2023-05-25" calcext:value-type="date">
            <text:p>2023-05-25</text:p>
          </table:table-cell>
          <table:table-cell table:formula="of:=MONTH([.A726])" office:value-type="float" office:value="5" calcext:value-type="float">
            <text:p>5</text:p>
          </table:table-cell>
          <table:table-cell table:formula="of:=[.C721]" office:value-type="float" office:value="4" calcext:value-type="float">
            <text:p>4</text:p>
          </table:table-cell>
          <table:table-cell table:number-columns-repeated="6"/>
          <table:table-cell table:formula="of:=[.F726]*INDEX([$Rates.$B$2:$Rates.$B$6];[.C726]+1)-[.G726]*INDEX([$Rates.$C$2:$Rates.$C$6];[.C72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27]=0;[.A726]+1;[.A726])" office:value-type="date" office:date-value="2023-05-26" calcext:value-type="date">
            <text:p>2023-05-26</text:p>
          </table:table-cell>
          <table:table-cell table:formula="of:=MONTH([.A727])" office:value-type="float" office:value="5" calcext:value-type="float">
            <text:p>5</text:p>
          </table:table-cell>
          <table:table-cell table:formula="of:=[.C722]" office:value-type="float" office:value="0" calcext:value-type="float">
            <text:p>0</text:p>
          </table:table-cell>
          <table:table-cell table:number-columns-repeated="6"/>
          <table:table-cell table:formula="of:=[.F727]*INDEX([$Rates.$B$2:$Rates.$B$6];[.C727]+1)-[.G727]*INDEX([$Rates.$C$2:$Rates.$C$6];[.C72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28]=0;[.A727]+1;[.A727])" office:value-type="date" office:date-value="2023-05-26" calcext:value-type="date">
            <text:p>2023-05-26</text:p>
          </table:table-cell>
          <table:table-cell table:formula="of:=MONTH([.A728])" office:value-type="float" office:value="5" calcext:value-type="float">
            <text:p>5</text:p>
          </table:table-cell>
          <table:table-cell table:formula="of:=[.C723]" office:value-type="float" office:value="1" calcext:value-type="float">
            <text:p>1</text:p>
          </table:table-cell>
          <table:table-cell table:number-columns-repeated="6"/>
          <table:table-cell table:formula="of:=[.F728]*INDEX([$Rates.$B$2:$Rates.$B$6];[.C728]+1)-[.G728]*INDEX([$Rates.$C$2:$Rates.$C$6];[.C72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29]=0;[.A728]+1;[.A728])" office:value-type="date" office:date-value="2023-05-26" calcext:value-type="date">
            <text:p>2023-05-26</text:p>
          </table:table-cell>
          <table:table-cell table:formula="of:=MONTH([.A729])" office:value-type="float" office:value="5" calcext:value-type="float">
            <text:p>5</text:p>
          </table:table-cell>
          <table:table-cell table:formula="of:=[.C724]" office:value-type="float" office:value="2" calcext:value-type="float">
            <text:p>2</text:p>
          </table:table-cell>
          <table:table-cell table:number-columns-repeated="6"/>
          <table:table-cell table:formula="of:=[.F729]*INDEX([$Rates.$B$2:$Rates.$B$6];[.C729]+1)-[.G729]*INDEX([$Rates.$C$2:$Rates.$C$6];[.C72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30]=0;[.A729]+1;[.A729])" office:value-type="date" office:date-value="2023-05-26" calcext:value-type="date">
            <text:p>2023-05-26</text:p>
          </table:table-cell>
          <table:table-cell table:formula="of:=MONTH([.A730])" office:value-type="float" office:value="5" calcext:value-type="float">
            <text:p>5</text:p>
          </table:table-cell>
          <table:table-cell table:formula="of:=[.C725]" office:value-type="float" office:value="3" calcext:value-type="float">
            <text:p>3</text:p>
          </table:table-cell>
          <table:table-cell table:number-columns-repeated="6"/>
          <table:table-cell table:formula="of:=[.F730]*INDEX([$Rates.$B$2:$Rates.$B$6];[.C730]+1)-[.G730]*INDEX([$Rates.$C$2:$Rates.$C$6];[.C73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31]=0;[.A730]+1;[.A730])" office:value-type="date" office:date-value="2023-05-26" calcext:value-type="date">
            <text:p>2023-05-26</text:p>
          </table:table-cell>
          <table:table-cell table:formula="of:=MONTH([.A731])" office:value-type="float" office:value="5" calcext:value-type="float">
            <text:p>5</text:p>
          </table:table-cell>
          <table:table-cell table:formula="of:=[.C726]" office:value-type="float" office:value="4" calcext:value-type="float">
            <text:p>4</text:p>
          </table:table-cell>
          <table:table-cell table:number-columns-repeated="6"/>
          <table:table-cell table:formula="of:=[.F731]*INDEX([$Rates.$B$2:$Rates.$B$6];[.C731]+1)-[.G731]*INDEX([$Rates.$C$2:$Rates.$C$6];[.C73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32]=0;[.A731]+1;[.A731])" office:value-type="date" office:date-value="2023-05-27" calcext:value-type="date">
            <text:p>2023-05-27</text:p>
          </table:table-cell>
          <table:table-cell table:formula="of:=MONTH([.A732])" office:value-type="float" office:value="5" calcext:value-type="float">
            <text:p>5</text:p>
          </table:table-cell>
          <table:table-cell table:formula="of:=[.C727]" office:value-type="float" office:value="0" calcext:value-type="float">
            <text:p>0</text:p>
          </table:table-cell>
          <table:table-cell table:number-columns-repeated="6"/>
          <table:table-cell table:formula="of:=[.F732]*INDEX([$Rates.$B$2:$Rates.$B$6];[.C732]+1)-[.G732]*INDEX([$Rates.$C$2:$Rates.$C$6];[.C73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33]=0;[.A732]+1;[.A732])" office:value-type="date" office:date-value="2023-05-27" calcext:value-type="date">
            <text:p>2023-05-27</text:p>
          </table:table-cell>
          <table:table-cell table:formula="of:=MONTH([.A733])" office:value-type="float" office:value="5" calcext:value-type="float">
            <text:p>5</text:p>
          </table:table-cell>
          <table:table-cell table:formula="of:=[.C728]" office:value-type="float" office:value="1" calcext:value-type="float">
            <text:p>1</text:p>
          </table:table-cell>
          <table:table-cell table:number-columns-repeated="6"/>
          <table:table-cell table:formula="of:=[.F733]*INDEX([$Rates.$B$2:$Rates.$B$6];[.C733]+1)-[.G733]*INDEX([$Rates.$C$2:$Rates.$C$6];[.C73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34]=0;[.A733]+1;[.A733])" office:value-type="date" office:date-value="2023-05-27" calcext:value-type="date">
            <text:p>2023-05-27</text:p>
          </table:table-cell>
          <table:table-cell table:formula="of:=MONTH([.A734])" office:value-type="float" office:value="5" calcext:value-type="float">
            <text:p>5</text:p>
          </table:table-cell>
          <table:table-cell table:formula="of:=[.C729]" office:value-type="float" office:value="2" calcext:value-type="float">
            <text:p>2</text:p>
          </table:table-cell>
          <table:table-cell table:number-columns-repeated="6"/>
          <table:table-cell table:formula="of:=[.F734]*INDEX([$Rates.$B$2:$Rates.$B$6];[.C734]+1)-[.G734]*INDEX([$Rates.$C$2:$Rates.$C$6];[.C73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35]=0;[.A734]+1;[.A734])" office:value-type="date" office:date-value="2023-05-27" calcext:value-type="date">
            <text:p>2023-05-27</text:p>
          </table:table-cell>
          <table:table-cell table:formula="of:=MONTH([.A735])" office:value-type="float" office:value="5" calcext:value-type="float">
            <text:p>5</text:p>
          </table:table-cell>
          <table:table-cell table:formula="of:=[.C730]" office:value-type="float" office:value="3" calcext:value-type="float">
            <text:p>3</text:p>
          </table:table-cell>
          <table:table-cell table:number-columns-repeated="6"/>
          <table:table-cell table:formula="of:=[.F735]*INDEX([$Rates.$B$2:$Rates.$B$6];[.C735]+1)-[.G735]*INDEX([$Rates.$C$2:$Rates.$C$6];[.C73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36]=0;[.A735]+1;[.A735])" office:value-type="date" office:date-value="2023-05-27" calcext:value-type="date">
            <text:p>2023-05-27</text:p>
          </table:table-cell>
          <table:table-cell table:formula="of:=MONTH([.A736])" office:value-type="float" office:value="5" calcext:value-type="float">
            <text:p>5</text:p>
          </table:table-cell>
          <table:table-cell table:formula="of:=[.C731]" office:value-type="float" office:value="4" calcext:value-type="float">
            <text:p>4</text:p>
          </table:table-cell>
          <table:table-cell table:number-columns-repeated="6"/>
          <table:table-cell table:formula="of:=[.F736]*INDEX([$Rates.$B$2:$Rates.$B$6];[.C736]+1)-[.G736]*INDEX([$Rates.$C$2:$Rates.$C$6];[.C73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37]=0;[.A736]+1;[.A736])" office:value-type="date" office:date-value="2023-05-28" calcext:value-type="date">
            <text:p>2023-05-28</text:p>
          </table:table-cell>
          <table:table-cell table:formula="of:=MONTH([.A737])" office:value-type="float" office:value="5" calcext:value-type="float">
            <text:p>5</text:p>
          </table:table-cell>
          <table:table-cell table:formula="of:=[.C732]" office:value-type="float" office:value="0" calcext:value-type="float">
            <text:p>0</text:p>
          </table:table-cell>
          <table:table-cell table:number-columns-repeated="6"/>
          <table:table-cell table:formula="of:=[.F737]*INDEX([$Rates.$B$2:$Rates.$B$6];[.C737]+1)-[.G737]*INDEX([$Rates.$C$2:$Rates.$C$6];[.C73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38]=0;[.A737]+1;[.A737])" office:value-type="date" office:date-value="2023-05-28" calcext:value-type="date">
            <text:p>2023-05-28</text:p>
          </table:table-cell>
          <table:table-cell table:formula="of:=MONTH([.A738])" office:value-type="float" office:value="5" calcext:value-type="float">
            <text:p>5</text:p>
          </table:table-cell>
          <table:table-cell table:formula="of:=[.C733]" office:value-type="float" office:value="1" calcext:value-type="float">
            <text:p>1</text:p>
          </table:table-cell>
          <table:table-cell table:number-columns-repeated="6"/>
          <table:table-cell table:formula="of:=[.F738]*INDEX([$Rates.$B$2:$Rates.$B$6];[.C738]+1)-[.G738]*INDEX([$Rates.$C$2:$Rates.$C$6];[.C73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39]=0;[.A738]+1;[.A738])" office:value-type="date" office:date-value="2023-05-28" calcext:value-type="date">
            <text:p>2023-05-28</text:p>
          </table:table-cell>
          <table:table-cell table:formula="of:=MONTH([.A739])" office:value-type="float" office:value="5" calcext:value-type="float">
            <text:p>5</text:p>
          </table:table-cell>
          <table:table-cell table:formula="of:=[.C734]" office:value-type="float" office:value="2" calcext:value-type="float">
            <text:p>2</text:p>
          </table:table-cell>
          <table:table-cell table:number-columns-repeated="6"/>
          <table:table-cell table:formula="of:=[.F739]*INDEX([$Rates.$B$2:$Rates.$B$6];[.C739]+1)-[.G739]*INDEX([$Rates.$C$2:$Rates.$C$6];[.C73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40]=0;[.A739]+1;[.A739])" office:value-type="date" office:date-value="2023-05-28" calcext:value-type="date">
            <text:p>2023-05-28</text:p>
          </table:table-cell>
          <table:table-cell table:formula="of:=MONTH([.A740])" office:value-type="float" office:value="5" calcext:value-type="float">
            <text:p>5</text:p>
          </table:table-cell>
          <table:table-cell table:formula="of:=[.C735]" office:value-type="float" office:value="3" calcext:value-type="float">
            <text:p>3</text:p>
          </table:table-cell>
          <table:table-cell table:number-columns-repeated="6"/>
          <table:table-cell table:formula="of:=[.F740]*INDEX([$Rates.$B$2:$Rates.$B$6];[.C740]+1)-[.G740]*INDEX([$Rates.$C$2:$Rates.$C$6];[.C74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41]=0;[.A740]+1;[.A740])" office:value-type="date" office:date-value="2023-05-28" calcext:value-type="date">
            <text:p>2023-05-28</text:p>
          </table:table-cell>
          <table:table-cell table:formula="of:=MONTH([.A741])" office:value-type="float" office:value="5" calcext:value-type="float">
            <text:p>5</text:p>
          </table:table-cell>
          <table:table-cell table:formula="of:=[.C736]" office:value-type="float" office:value="4" calcext:value-type="float">
            <text:p>4</text:p>
          </table:table-cell>
          <table:table-cell table:number-columns-repeated="6"/>
          <table:table-cell table:formula="of:=[.F741]*INDEX([$Rates.$B$2:$Rates.$B$6];[.C741]+1)-[.G741]*INDEX([$Rates.$C$2:$Rates.$C$6];[.C74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42]=0;[.A741]+1;[.A741])" office:value-type="date" office:date-value="2023-05-29" calcext:value-type="date">
            <text:p>2023-05-29</text:p>
          </table:table-cell>
          <table:table-cell table:formula="of:=MONTH([.A742])" office:value-type="float" office:value="5" calcext:value-type="float">
            <text:p>5</text:p>
          </table:table-cell>
          <table:table-cell table:formula="of:=[.C737]" office:value-type="float" office:value="0" calcext:value-type="float">
            <text:p>0</text:p>
          </table:table-cell>
          <table:table-cell table:number-columns-repeated="6"/>
          <table:table-cell table:formula="of:=[.F742]*INDEX([$Rates.$B$2:$Rates.$B$6];[.C742]+1)-[.G742]*INDEX([$Rates.$C$2:$Rates.$C$6];[.C74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43]=0;[.A742]+1;[.A742])" office:value-type="date" office:date-value="2023-05-29" calcext:value-type="date">
            <text:p>2023-05-29</text:p>
          </table:table-cell>
          <table:table-cell table:formula="of:=MONTH([.A743])" office:value-type="float" office:value="5" calcext:value-type="float">
            <text:p>5</text:p>
          </table:table-cell>
          <table:table-cell table:formula="of:=[.C738]" office:value-type="float" office:value="1" calcext:value-type="float">
            <text:p>1</text:p>
          </table:table-cell>
          <table:table-cell table:number-columns-repeated="6"/>
          <table:table-cell table:formula="of:=[.F743]*INDEX([$Rates.$B$2:$Rates.$B$6];[.C743]+1)-[.G743]*INDEX([$Rates.$C$2:$Rates.$C$6];[.C74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44]=0;[.A743]+1;[.A743])" office:value-type="date" office:date-value="2023-05-29" calcext:value-type="date">
            <text:p>2023-05-29</text:p>
          </table:table-cell>
          <table:table-cell table:formula="of:=MONTH([.A744])" office:value-type="float" office:value="5" calcext:value-type="float">
            <text:p>5</text:p>
          </table:table-cell>
          <table:table-cell table:formula="of:=[.C739]" office:value-type="float" office:value="2" calcext:value-type="float">
            <text:p>2</text:p>
          </table:table-cell>
          <table:table-cell table:number-columns-repeated="6"/>
          <table:table-cell table:formula="of:=[.F744]*INDEX([$Rates.$B$2:$Rates.$B$6];[.C744]+1)-[.G744]*INDEX([$Rates.$C$2:$Rates.$C$6];[.C74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45]=0;[.A744]+1;[.A744])" office:value-type="date" office:date-value="2023-05-29" calcext:value-type="date">
            <text:p>2023-05-29</text:p>
          </table:table-cell>
          <table:table-cell table:formula="of:=MONTH([.A745])" office:value-type="float" office:value="5" calcext:value-type="float">
            <text:p>5</text:p>
          </table:table-cell>
          <table:table-cell table:formula="of:=[.C740]" office:value-type="float" office:value="3" calcext:value-type="float">
            <text:p>3</text:p>
          </table:table-cell>
          <table:table-cell table:number-columns-repeated="6"/>
          <table:table-cell table:formula="of:=[.F745]*INDEX([$Rates.$B$2:$Rates.$B$6];[.C745]+1)-[.G745]*INDEX([$Rates.$C$2:$Rates.$C$6];[.C74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46]=0;[.A745]+1;[.A745])" office:value-type="date" office:date-value="2023-05-29" calcext:value-type="date">
            <text:p>2023-05-29</text:p>
          </table:table-cell>
          <table:table-cell table:formula="of:=MONTH([.A746])" office:value-type="float" office:value="5" calcext:value-type="float">
            <text:p>5</text:p>
          </table:table-cell>
          <table:table-cell table:formula="of:=[.C741]" office:value-type="float" office:value="4" calcext:value-type="float">
            <text:p>4</text:p>
          </table:table-cell>
          <table:table-cell table:number-columns-repeated="6"/>
          <table:table-cell table:formula="of:=[.F746]*INDEX([$Rates.$B$2:$Rates.$B$6];[.C746]+1)-[.G746]*INDEX([$Rates.$C$2:$Rates.$C$6];[.C74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47]=0;[.A746]+1;[.A746])" office:value-type="date" office:date-value="2023-05-30" calcext:value-type="date">
            <text:p>2023-05-30</text:p>
          </table:table-cell>
          <table:table-cell table:formula="of:=MONTH([.A747])" office:value-type="float" office:value="5" calcext:value-type="float">
            <text:p>5</text:p>
          </table:table-cell>
          <table:table-cell table:formula="of:=[.C742]" office:value-type="float" office:value="0" calcext:value-type="float">
            <text:p>0</text:p>
          </table:table-cell>
          <table:table-cell table:number-columns-repeated="6"/>
          <table:table-cell table:formula="of:=[.F747]*INDEX([$Rates.$B$2:$Rates.$B$6];[.C747]+1)-[.G747]*INDEX([$Rates.$C$2:$Rates.$C$6];[.C74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48]=0;[.A747]+1;[.A747])" office:value-type="date" office:date-value="2023-05-30" calcext:value-type="date">
            <text:p>2023-05-30</text:p>
          </table:table-cell>
          <table:table-cell table:formula="of:=MONTH([.A748])" office:value-type="float" office:value="5" calcext:value-type="float">
            <text:p>5</text:p>
          </table:table-cell>
          <table:table-cell table:formula="of:=[.C743]" office:value-type="float" office:value="1" calcext:value-type="float">
            <text:p>1</text:p>
          </table:table-cell>
          <table:table-cell table:number-columns-repeated="6"/>
          <table:table-cell table:formula="of:=[.F748]*INDEX([$Rates.$B$2:$Rates.$B$6];[.C748]+1)-[.G748]*INDEX([$Rates.$C$2:$Rates.$C$6];[.C74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49]=0;[.A748]+1;[.A748])" office:value-type="date" office:date-value="2023-05-30" calcext:value-type="date">
            <text:p>2023-05-30</text:p>
          </table:table-cell>
          <table:table-cell table:formula="of:=MONTH([.A749])" office:value-type="float" office:value="5" calcext:value-type="float">
            <text:p>5</text:p>
          </table:table-cell>
          <table:table-cell table:formula="of:=[.C744]" office:value-type="float" office:value="2" calcext:value-type="float">
            <text:p>2</text:p>
          </table:table-cell>
          <table:table-cell table:number-columns-repeated="6"/>
          <table:table-cell table:formula="of:=[.F749]*INDEX([$Rates.$B$2:$Rates.$B$6];[.C749]+1)-[.G749]*INDEX([$Rates.$C$2:$Rates.$C$6];[.C74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50]=0;[.A749]+1;[.A749])" office:value-type="date" office:date-value="2023-05-30" calcext:value-type="date">
            <text:p>2023-05-30</text:p>
          </table:table-cell>
          <table:table-cell table:formula="of:=MONTH([.A750])" office:value-type="float" office:value="5" calcext:value-type="float">
            <text:p>5</text:p>
          </table:table-cell>
          <table:table-cell table:formula="of:=[.C745]" office:value-type="float" office:value="3" calcext:value-type="float">
            <text:p>3</text:p>
          </table:table-cell>
          <table:table-cell table:number-columns-repeated="6"/>
          <table:table-cell table:formula="of:=[.F750]*INDEX([$Rates.$B$2:$Rates.$B$6];[.C750]+1)-[.G750]*INDEX([$Rates.$C$2:$Rates.$C$6];[.C75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51]=0;[.A750]+1;[.A750])" office:value-type="date" office:date-value="2023-05-30" calcext:value-type="date">
            <text:p>2023-05-30</text:p>
          </table:table-cell>
          <table:table-cell table:formula="of:=MONTH([.A751])" office:value-type="float" office:value="5" calcext:value-type="float">
            <text:p>5</text:p>
          </table:table-cell>
          <table:table-cell table:formula="of:=[.C746]" office:value-type="float" office:value="4" calcext:value-type="float">
            <text:p>4</text:p>
          </table:table-cell>
          <table:table-cell table:number-columns-repeated="6"/>
          <table:table-cell table:formula="of:=[.F751]*INDEX([$Rates.$B$2:$Rates.$B$6];[.C751]+1)-[.G751]*INDEX([$Rates.$C$2:$Rates.$C$6];[.C75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52]=0;[.A751]+1;[.A751])" office:value-type="date" office:date-value="2023-05-31" calcext:value-type="date">
            <text:p>2023-05-31</text:p>
          </table:table-cell>
          <table:table-cell table:formula="of:=MONTH([.A752])" office:value-type="float" office:value="5" calcext:value-type="float">
            <text:p>5</text:p>
          </table:table-cell>
          <table:table-cell table:formula="of:=[.C747]" office:value-type="float" office:value="0" calcext:value-type="float">
            <text:p>0</text:p>
          </table:table-cell>
          <table:table-cell table:number-columns-repeated="6"/>
          <table:table-cell table:formula="of:=[.F752]*INDEX([$Rates.$B$2:$Rates.$B$6];[.C752]+1)-[.G752]*INDEX([$Rates.$C$2:$Rates.$C$6];[.C75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53]=0;[.A752]+1;[.A752])" office:value-type="date" office:date-value="2023-05-31" calcext:value-type="date">
            <text:p>2023-05-31</text:p>
          </table:table-cell>
          <table:table-cell table:formula="of:=MONTH([.A753])" office:value-type="float" office:value="5" calcext:value-type="float">
            <text:p>5</text:p>
          </table:table-cell>
          <table:table-cell table:formula="of:=[.C748]" office:value-type="float" office:value="1" calcext:value-type="float">
            <text:p>1</text:p>
          </table:table-cell>
          <table:table-cell table:number-columns-repeated="6"/>
          <table:table-cell table:formula="of:=[.F753]*INDEX([$Rates.$B$2:$Rates.$B$6];[.C753]+1)-[.G753]*INDEX([$Rates.$C$2:$Rates.$C$6];[.C75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54]=0;[.A753]+1;[.A753])" office:value-type="date" office:date-value="2023-05-31" calcext:value-type="date">
            <text:p>2023-05-31</text:p>
          </table:table-cell>
          <table:table-cell table:formula="of:=MONTH([.A754])" office:value-type="float" office:value="5" calcext:value-type="float">
            <text:p>5</text:p>
          </table:table-cell>
          <table:table-cell table:formula="of:=[.C749]" office:value-type="float" office:value="2" calcext:value-type="float">
            <text:p>2</text:p>
          </table:table-cell>
          <table:table-cell table:number-columns-repeated="6"/>
          <table:table-cell table:formula="of:=[.F754]*INDEX([$Rates.$B$2:$Rates.$B$6];[.C754]+1)-[.G754]*INDEX([$Rates.$C$2:$Rates.$C$6];[.C75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55]=0;[.A754]+1;[.A754])" office:value-type="date" office:date-value="2023-05-31" calcext:value-type="date">
            <text:p>2023-05-31</text:p>
          </table:table-cell>
          <table:table-cell table:formula="of:=MONTH([.A755])" office:value-type="float" office:value="5" calcext:value-type="float">
            <text:p>5</text:p>
          </table:table-cell>
          <table:table-cell table:formula="of:=[.C750]" office:value-type="float" office:value="3" calcext:value-type="float">
            <text:p>3</text:p>
          </table:table-cell>
          <table:table-cell table:number-columns-repeated="6"/>
          <table:table-cell table:formula="of:=[.F755]*INDEX([$Rates.$B$2:$Rates.$B$6];[.C755]+1)-[.G755]*INDEX([$Rates.$C$2:$Rates.$C$6];[.C75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56]=0;[.A755]+1;[.A755])" office:value-type="date" office:date-value="2023-05-31" calcext:value-type="date">
            <text:p>2023-05-31</text:p>
          </table:table-cell>
          <table:table-cell table:formula="of:=MONTH([.A756])" office:value-type="float" office:value="5" calcext:value-type="float">
            <text:p>5</text:p>
          </table:table-cell>
          <table:table-cell table:formula="of:=[.C751]" office:value-type="float" office:value="4" calcext:value-type="float">
            <text:p>4</text:p>
          </table:table-cell>
          <table:table-cell table:number-columns-repeated="6"/>
          <table:table-cell table:formula="of:=[.F756]*INDEX([$Rates.$B$2:$Rates.$B$6];[.C756]+1)-[.G756]*INDEX([$Rates.$C$2:$Rates.$C$6];[.C75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57]=0;[.A756]+1;[.A756])" office:value-type="date" office:date-value="2023-06-01" calcext:value-type="date">
            <text:p>2023-06-01</text:p>
          </table:table-cell>
          <table:table-cell table:formula="of:=MONTH([.A757])" office:value-type="float" office:value="6" calcext:value-type="float">
            <text:p>6</text:p>
          </table:table-cell>
          <table:table-cell table:formula="of:=[.C752]" office:value-type="float" office:value="0" calcext:value-type="float">
            <text:p>0</text:p>
          </table:table-cell>
          <table:table-cell table:number-columns-repeated="6"/>
          <table:table-cell table:formula="of:=[.F757]*INDEX([$Rates.$B$2:$Rates.$B$6];[.C757]+1)-[.G757]*INDEX([$Rates.$C$2:$Rates.$C$6];[.C75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58]=0;[.A757]+1;[.A757])" office:value-type="date" office:date-value="2023-06-01" calcext:value-type="date">
            <text:p>2023-06-01</text:p>
          </table:table-cell>
          <table:table-cell table:formula="of:=MONTH([.A758])" office:value-type="float" office:value="6" calcext:value-type="float">
            <text:p>6</text:p>
          </table:table-cell>
          <table:table-cell table:formula="of:=[.C753]" office:value-type="float" office:value="1" calcext:value-type="float">
            <text:p>1</text:p>
          </table:table-cell>
          <table:table-cell table:number-columns-repeated="6"/>
          <table:table-cell table:formula="of:=[.F758]*INDEX([$Rates.$B$2:$Rates.$B$6];[.C758]+1)-[.G758]*INDEX([$Rates.$C$2:$Rates.$C$6];[.C75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59]=0;[.A758]+1;[.A758])" office:value-type="date" office:date-value="2023-06-01" calcext:value-type="date">
            <text:p>2023-06-01</text:p>
          </table:table-cell>
          <table:table-cell table:formula="of:=MONTH([.A759])" office:value-type="float" office:value="6" calcext:value-type="float">
            <text:p>6</text:p>
          </table:table-cell>
          <table:table-cell table:formula="of:=[.C754]" office:value-type="float" office:value="2" calcext:value-type="float">
            <text:p>2</text:p>
          </table:table-cell>
          <table:table-cell table:number-columns-repeated="6"/>
          <table:table-cell table:formula="of:=[.F759]*INDEX([$Rates.$B$2:$Rates.$B$6];[.C759]+1)-[.G759]*INDEX([$Rates.$C$2:$Rates.$C$6];[.C75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60]=0;[.A759]+1;[.A759])" office:value-type="date" office:date-value="2023-06-01" calcext:value-type="date">
            <text:p>2023-06-01</text:p>
          </table:table-cell>
          <table:table-cell table:formula="of:=MONTH([.A760])" office:value-type="float" office:value="6" calcext:value-type="float">
            <text:p>6</text:p>
          </table:table-cell>
          <table:table-cell table:formula="of:=[.C755]" office:value-type="float" office:value="3" calcext:value-type="float">
            <text:p>3</text:p>
          </table:table-cell>
          <table:table-cell table:number-columns-repeated="6"/>
          <table:table-cell table:formula="of:=[.F760]*INDEX([$Rates.$B$2:$Rates.$B$6];[.C760]+1)-[.G760]*INDEX([$Rates.$C$2:$Rates.$C$6];[.C76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61]=0;[.A760]+1;[.A760])" office:value-type="date" office:date-value="2023-06-01" calcext:value-type="date">
            <text:p>2023-06-01</text:p>
          </table:table-cell>
          <table:table-cell table:formula="of:=MONTH([.A761])" office:value-type="float" office:value="6" calcext:value-type="float">
            <text:p>6</text:p>
          </table:table-cell>
          <table:table-cell table:formula="of:=[.C756]" office:value-type="float" office:value="4" calcext:value-type="float">
            <text:p>4</text:p>
          </table:table-cell>
          <table:table-cell table:number-columns-repeated="6"/>
          <table:table-cell table:formula="of:=[.F761]*INDEX([$Rates.$B$2:$Rates.$B$6];[.C761]+1)-[.G761]*INDEX([$Rates.$C$2:$Rates.$C$6];[.C76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62]=0;[.A761]+1;[.A761])" office:value-type="date" office:date-value="2023-06-02" calcext:value-type="date">
            <text:p>2023-06-02</text:p>
          </table:table-cell>
          <table:table-cell table:formula="of:=MONTH([.A762])" office:value-type="float" office:value="6" calcext:value-type="float">
            <text:p>6</text:p>
          </table:table-cell>
          <table:table-cell table:formula="of:=[.C757]" office:value-type="float" office:value="0" calcext:value-type="float">
            <text:p>0</text:p>
          </table:table-cell>
          <table:table-cell table:number-columns-repeated="6"/>
          <table:table-cell table:formula="of:=[.F762]*INDEX([$Rates.$B$2:$Rates.$B$6];[.C762]+1)-[.G762]*INDEX([$Rates.$C$2:$Rates.$C$6];[.C76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63]=0;[.A762]+1;[.A762])" office:value-type="date" office:date-value="2023-06-02" calcext:value-type="date">
            <text:p>2023-06-02</text:p>
          </table:table-cell>
          <table:table-cell table:formula="of:=MONTH([.A763])" office:value-type="float" office:value="6" calcext:value-type="float">
            <text:p>6</text:p>
          </table:table-cell>
          <table:table-cell table:formula="of:=[.C758]" office:value-type="float" office:value="1" calcext:value-type="float">
            <text:p>1</text:p>
          </table:table-cell>
          <table:table-cell table:number-columns-repeated="6"/>
          <table:table-cell table:formula="of:=[.F763]*INDEX([$Rates.$B$2:$Rates.$B$6];[.C763]+1)-[.G763]*INDEX([$Rates.$C$2:$Rates.$C$6];[.C76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64]=0;[.A763]+1;[.A763])" office:value-type="date" office:date-value="2023-06-02" calcext:value-type="date">
            <text:p>2023-06-02</text:p>
          </table:table-cell>
          <table:table-cell table:formula="of:=MONTH([.A764])" office:value-type="float" office:value="6" calcext:value-type="float">
            <text:p>6</text:p>
          </table:table-cell>
          <table:table-cell table:formula="of:=[.C759]" office:value-type="float" office:value="2" calcext:value-type="float">
            <text:p>2</text:p>
          </table:table-cell>
          <table:table-cell table:number-columns-repeated="6"/>
          <table:table-cell table:formula="of:=[.F764]*INDEX([$Rates.$B$2:$Rates.$B$6];[.C764]+1)-[.G764]*INDEX([$Rates.$C$2:$Rates.$C$6];[.C76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65]=0;[.A764]+1;[.A764])" office:value-type="date" office:date-value="2023-06-02" calcext:value-type="date">
            <text:p>2023-06-02</text:p>
          </table:table-cell>
          <table:table-cell table:formula="of:=MONTH([.A765])" office:value-type="float" office:value="6" calcext:value-type="float">
            <text:p>6</text:p>
          </table:table-cell>
          <table:table-cell table:formula="of:=[.C760]" office:value-type="float" office:value="3" calcext:value-type="float">
            <text:p>3</text:p>
          </table:table-cell>
          <table:table-cell table:number-columns-repeated="6"/>
          <table:table-cell table:formula="of:=[.F765]*INDEX([$Rates.$B$2:$Rates.$B$6];[.C765]+1)-[.G765]*INDEX([$Rates.$C$2:$Rates.$C$6];[.C76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66]=0;[.A765]+1;[.A765])" office:value-type="date" office:date-value="2023-06-02" calcext:value-type="date">
            <text:p>2023-06-02</text:p>
          </table:table-cell>
          <table:table-cell table:formula="of:=MONTH([.A766])" office:value-type="float" office:value="6" calcext:value-type="float">
            <text:p>6</text:p>
          </table:table-cell>
          <table:table-cell table:formula="of:=[.C761]" office:value-type="float" office:value="4" calcext:value-type="float">
            <text:p>4</text:p>
          </table:table-cell>
          <table:table-cell table:number-columns-repeated="6"/>
          <table:table-cell table:formula="of:=[.F766]*INDEX([$Rates.$B$2:$Rates.$B$6];[.C766]+1)-[.G766]*INDEX([$Rates.$C$2:$Rates.$C$6];[.C76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67]=0;[.A766]+1;[.A766])" office:value-type="date" office:date-value="2023-06-03" calcext:value-type="date">
            <text:p>2023-06-03</text:p>
          </table:table-cell>
          <table:table-cell table:formula="of:=MONTH([.A767])" office:value-type="float" office:value="6" calcext:value-type="float">
            <text:p>6</text:p>
          </table:table-cell>
          <table:table-cell table:formula="of:=[.C762]" office:value-type="float" office:value="0" calcext:value-type="float">
            <text:p>0</text:p>
          </table:table-cell>
          <table:table-cell table:number-columns-repeated="6"/>
          <table:table-cell table:formula="of:=[.F767]*INDEX([$Rates.$B$2:$Rates.$B$6];[.C767]+1)-[.G767]*INDEX([$Rates.$C$2:$Rates.$C$6];[.C76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68]=0;[.A767]+1;[.A767])" office:value-type="date" office:date-value="2023-06-03" calcext:value-type="date">
            <text:p>2023-06-03</text:p>
          </table:table-cell>
          <table:table-cell table:formula="of:=MONTH([.A768])" office:value-type="float" office:value="6" calcext:value-type="float">
            <text:p>6</text:p>
          </table:table-cell>
          <table:table-cell table:formula="of:=[.C763]" office:value-type="float" office:value="1" calcext:value-type="float">
            <text:p>1</text:p>
          </table:table-cell>
          <table:table-cell table:number-columns-repeated="6"/>
          <table:table-cell table:formula="of:=[.F768]*INDEX([$Rates.$B$2:$Rates.$B$6];[.C768]+1)-[.G768]*INDEX([$Rates.$C$2:$Rates.$C$6];[.C76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69]=0;[.A768]+1;[.A768])" office:value-type="date" office:date-value="2023-06-03" calcext:value-type="date">
            <text:p>2023-06-03</text:p>
          </table:table-cell>
          <table:table-cell table:formula="of:=MONTH([.A769])" office:value-type="float" office:value="6" calcext:value-type="float">
            <text:p>6</text:p>
          </table:table-cell>
          <table:table-cell table:formula="of:=[.C764]" office:value-type="float" office:value="2" calcext:value-type="float">
            <text:p>2</text:p>
          </table:table-cell>
          <table:table-cell table:number-columns-repeated="6"/>
          <table:table-cell table:formula="of:=[.F769]*INDEX([$Rates.$B$2:$Rates.$B$6];[.C769]+1)-[.G769]*INDEX([$Rates.$C$2:$Rates.$C$6];[.C76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70]=0;[.A769]+1;[.A769])" office:value-type="date" office:date-value="2023-06-03" calcext:value-type="date">
            <text:p>2023-06-03</text:p>
          </table:table-cell>
          <table:table-cell table:formula="of:=MONTH([.A770])" office:value-type="float" office:value="6" calcext:value-type="float">
            <text:p>6</text:p>
          </table:table-cell>
          <table:table-cell table:formula="of:=[.C765]" office:value-type="float" office:value="3" calcext:value-type="float">
            <text:p>3</text:p>
          </table:table-cell>
          <table:table-cell table:number-columns-repeated="6"/>
          <table:table-cell table:formula="of:=[.F770]*INDEX([$Rates.$B$2:$Rates.$B$6];[.C770]+1)-[.G770]*INDEX([$Rates.$C$2:$Rates.$C$6];[.C77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71]=0;[.A770]+1;[.A770])" office:value-type="date" office:date-value="2023-06-03" calcext:value-type="date">
            <text:p>2023-06-03</text:p>
          </table:table-cell>
          <table:table-cell table:formula="of:=MONTH([.A771])" office:value-type="float" office:value="6" calcext:value-type="float">
            <text:p>6</text:p>
          </table:table-cell>
          <table:table-cell table:formula="of:=[.C766]" office:value-type="float" office:value="4" calcext:value-type="float">
            <text:p>4</text:p>
          </table:table-cell>
          <table:table-cell table:number-columns-repeated="6"/>
          <table:table-cell table:formula="of:=[.F771]*INDEX([$Rates.$B$2:$Rates.$B$6];[.C771]+1)-[.G771]*INDEX([$Rates.$C$2:$Rates.$C$6];[.C77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72]=0;[.A771]+1;[.A771])" office:value-type="date" office:date-value="2023-06-04" calcext:value-type="date">
            <text:p>2023-06-04</text:p>
          </table:table-cell>
          <table:table-cell table:formula="of:=MONTH([.A772])" office:value-type="float" office:value="6" calcext:value-type="float">
            <text:p>6</text:p>
          </table:table-cell>
          <table:table-cell table:formula="of:=[.C767]" office:value-type="float" office:value="0" calcext:value-type="float">
            <text:p>0</text:p>
          </table:table-cell>
          <table:table-cell table:number-columns-repeated="6"/>
          <table:table-cell table:formula="of:=[.F772]*INDEX([$Rates.$B$2:$Rates.$B$6];[.C772]+1)-[.G772]*INDEX([$Rates.$C$2:$Rates.$C$6];[.C77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73]=0;[.A772]+1;[.A772])" office:value-type="date" office:date-value="2023-06-04" calcext:value-type="date">
            <text:p>2023-06-04</text:p>
          </table:table-cell>
          <table:table-cell table:formula="of:=MONTH([.A773])" office:value-type="float" office:value="6" calcext:value-type="float">
            <text:p>6</text:p>
          </table:table-cell>
          <table:table-cell table:formula="of:=[.C768]" office:value-type="float" office:value="1" calcext:value-type="float">
            <text:p>1</text:p>
          </table:table-cell>
          <table:table-cell table:number-columns-repeated="6"/>
          <table:table-cell table:formula="of:=[.F773]*INDEX([$Rates.$B$2:$Rates.$B$6];[.C773]+1)-[.G773]*INDEX([$Rates.$C$2:$Rates.$C$6];[.C77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74]=0;[.A773]+1;[.A773])" office:value-type="date" office:date-value="2023-06-04" calcext:value-type="date">
            <text:p>2023-06-04</text:p>
          </table:table-cell>
          <table:table-cell table:formula="of:=MONTH([.A774])" office:value-type="float" office:value="6" calcext:value-type="float">
            <text:p>6</text:p>
          </table:table-cell>
          <table:table-cell table:formula="of:=[.C769]" office:value-type="float" office:value="2" calcext:value-type="float">
            <text:p>2</text:p>
          </table:table-cell>
          <table:table-cell table:number-columns-repeated="6"/>
          <table:table-cell table:formula="of:=[.F774]*INDEX([$Rates.$B$2:$Rates.$B$6];[.C774]+1)-[.G774]*INDEX([$Rates.$C$2:$Rates.$C$6];[.C77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75]=0;[.A774]+1;[.A774])" office:value-type="date" office:date-value="2023-06-04" calcext:value-type="date">
            <text:p>2023-06-04</text:p>
          </table:table-cell>
          <table:table-cell table:formula="of:=MONTH([.A775])" office:value-type="float" office:value="6" calcext:value-type="float">
            <text:p>6</text:p>
          </table:table-cell>
          <table:table-cell table:formula="of:=[.C770]" office:value-type="float" office:value="3" calcext:value-type="float">
            <text:p>3</text:p>
          </table:table-cell>
          <table:table-cell table:number-columns-repeated="6"/>
          <table:table-cell table:formula="of:=[.F775]*INDEX([$Rates.$B$2:$Rates.$B$6];[.C775]+1)-[.G775]*INDEX([$Rates.$C$2:$Rates.$C$6];[.C77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76]=0;[.A775]+1;[.A775])" office:value-type="date" office:date-value="2023-06-04" calcext:value-type="date">
            <text:p>2023-06-04</text:p>
          </table:table-cell>
          <table:table-cell table:formula="of:=MONTH([.A776])" office:value-type="float" office:value="6" calcext:value-type="float">
            <text:p>6</text:p>
          </table:table-cell>
          <table:table-cell table:formula="of:=[.C771]" office:value-type="float" office:value="4" calcext:value-type="float">
            <text:p>4</text:p>
          </table:table-cell>
          <table:table-cell table:number-columns-repeated="6"/>
          <table:table-cell table:formula="of:=[.F776]*INDEX([$Rates.$B$2:$Rates.$B$6];[.C776]+1)-[.G776]*INDEX([$Rates.$C$2:$Rates.$C$6];[.C77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77]=0;[.A776]+1;[.A776])" office:value-type="date" office:date-value="2023-06-05" calcext:value-type="date">
            <text:p>2023-06-05</text:p>
          </table:table-cell>
          <table:table-cell table:formula="of:=MONTH([.A777])" office:value-type="float" office:value="6" calcext:value-type="float">
            <text:p>6</text:p>
          </table:table-cell>
          <table:table-cell table:formula="of:=[.C772]" office:value-type="float" office:value="0" calcext:value-type="float">
            <text:p>0</text:p>
          </table:table-cell>
          <table:table-cell table:number-columns-repeated="6"/>
          <table:table-cell table:formula="of:=[.F777]*INDEX([$Rates.$B$2:$Rates.$B$6];[.C777]+1)-[.G777]*INDEX([$Rates.$C$2:$Rates.$C$6];[.C77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78]=0;[.A777]+1;[.A777])" office:value-type="date" office:date-value="2023-06-05" calcext:value-type="date">
            <text:p>2023-06-05</text:p>
          </table:table-cell>
          <table:table-cell table:formula="of:=MONTH([.A778])" office:value-type="float" office:value="6" calcext:value-type="float">
            <text:p>6</text:p>
          </table:table-cell>
          <table:table-cell table:formula="of:=[.C773]" office:value-type="float" office:value="1" calcext:value-type="float">
            <text:p>1</text:p>
          </table:table-cell>
          <table:table-cell table:number-columns-repeated="6"/>
          <table:table-cell table:formula="of:=[.F778]*INDEX([$Rates.$B$2:$Rates.$B$6];[.C778]+1)-[.G778]*INDEX([$Rates.$C$2:$Rates.$C$6];[.C77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79]=0;[.A778]+1;[.A778])" office:value-type="date" office:date-value="2023-06-05" calcext:value-type="date">
            <text:p>2023-06-05</text:p>
          </table:table-cell>
          <table:table-cell table:formula="of:=MONTH([.A779])" office:value-type="float" office:value="6" calcext:value-type="float">
            <text:p>6</text:p>
          </table:table-cell>
          <table:table-cell table:formula="of:=[.C774]" office:value-type="float" office:value="2" calcext:value-type="float">
            <text:p>2</text:p>
          </table:table-cell>
          <table:table-cell table:number-columns-repeated="6"/>
          <table:table-cell table:formula="of:=[.F779]*INDEX([$Rates.$B$2:$Rates.$B$6];[.C779]+1)-[.G779]*INDEX([$Rates.$C$2:$Rates.$C$6];[.C77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80]=0;[.A779]+1;[.A779])" office:value-type="date" office:date-value="2023-06-05" calcext:value-type="date">
            <text:p>2023-06-05</text:p>
          </table:table-cell>
          <table:table-cell table:formula="of:=MONTH([.A780])" office:value-type="float" office:value="6" calcext:value-type="float">
            <text:p>6</text:p>
          </table:table-cell>
          <table:table-cell table:formula="of:=[.C775]" office:value-type="float" office:value="3" calcext:value-type="float">
            <text:p>3</text:p>
          </table:table-cell>
          <table:table-cell table:number-columns-repeated="6"/>
          <table:table-cell table:formula="of:=[.F780]*INDEX([$Rates.$B$2:$Rates.$B$6];[.C780]+1)-[.G780]*INDEX([$Rates.$C$2:$Rates.$C$6];[.C78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81]=0;[.A780]+1;[.A780])" office:value-type="date" office:date-value="2023-06-05" calcext:value-type="date">
            <text:p>2023-06-05</text:p>
          </table:table-cell>
          <table:table-cell table:formula="of:=MONTH([.A781])" office:value-type="float" office:value="6" calcext:value-type="float">
            <text:p>6</text:p>
          </table:table-cell>
          <table:table-cell table:formula="of:=[.C776]" office:value-type="float" office:value="4" calcext:value-type="float">
            <text:p>4</text:p>
          </table:table-cell>
          <table:table-cell table:number-columns-repeated="6"/>
          <table:table-cell table:formula="of:=[.F781]*INDEX([$Rates.$B$2:$Rates.$B$6];[.C781]+1)-[.G781]*INDEX([$Rates.$C$2:$Rates.$C$6];[.C78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82]=0;[.A781]+1;[.A781])" office:value-type="date" office:date-value="2023-06-06" calcext:value-type="date">
            <text:p>2023-06-06</text:p>
          </table:table-cell>
          <table:table-cell table:formula="of:=MONTH([.A782])" office:value-type="float" office:value="6" calcext:value-type="float">
            <text:p>6</text:p>
          </table:table-cell>
          <table:table-cell table:formula="of:=[.C777]" office:value-type="float" office:value="0" calcext:value-type="float">
            <text:p>0</text:p>
          </table:table-cell>
          <table:table-cell table:number-columns-repeated="6"/>
          <table:table-cell table:formula="of:=[.F782]*INDEX([$Rates.$B$2:$Rates.$B$6];[.C782]+1)-[.G782]*INDEX([$Rates.$C$2:$Rates.$C$6];[.C78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83]=0;[.A782]+1;[.A782])" office:value-type="date" office:date-value="2023-06-06" calcext:value-type="date">
            <text:p>2023-06-06</text:p>
          </table:table-cell>
          <table:table-cell table:formula="of:=MONTH([.A783])" office:value-type="float" office:value="6" calcext:value-type="float">
            <text:p>6</text:p>
          </table:table-cell>
          <table:table-cell table:formula="of:=[.C778]" office:value-type="float" office:value="1" calcext:value-type="float">
            <text:p>1</text:p>
          </table:table-cell>
          <table:table-cell table:number-columns-repeated="6"/>
          <table:table-cell table:formula="of:=[.F783]*INDEX([$Rates.$B$2:$Rates.$B$6];[.C783]+1)-[.G783]*INDEX([$Rates.$C$2:$Rates.$C$6];[.C78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84]=0;[.A783]+1;[.A783])" office:value-type="date" office:date-value="2023-06-06" calcext:value-type="date">
            <text:p>2023-06-06</text:p>
          </table:table-cell>
          <table:table-cell table:formula="of:=MONTH([.A784])" office:value-type="float" office:value="6" calcext:value-type="float">
            <text:p>6</text:p>
          </table:table-cell>
          <table:table-cell table:formula="of:=[.C779]" office:value-type="float" office:value="2" calcext:value-type="float">
            <text:p>2</text:p>
          </table:table-cell>
          <table:table-cell table:number-columns-repeated="6"/>
          <table:table-cell table:formula="of:=[.F784]*INDEX([$Rates.$B$2:$Rates.$B$6];[.C784]+1)-[.G784]*INDEX([$Rates.$C$2:$Rates.$C$6];[.C78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85]=0;[.A784]+1;[.A784])" office:value-type="date" office:date-value="2023-06-06" calcext:value-type="date">
            <text:p>2023-06-06</text:p>
          </table:table-cell>
          <table:table-cell table:formula="of:=MONTH([.A785])" office:value-type="float" office:value="6" calcext:value-type="float">
            <text:p>6</text:p>
          </table:table-cell>
          <table:table-cell table:formula="of:=[.C780]" office:value-type="float" office:value="3" calcext:value-type="float">
            <text:p>3</text:p>
          </table:table-cell>
          <table:table-cell table:number-columns-repeated="6"/>
          <table:table-cell table:formula="of:=[.F785]*INDEX([$Rates.$B$2:$Rates.$B$6];[.C785]+1)-[.G785]*INDEX([$Rates.$C$2:$Rates.$C$6];[.C78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86]=0;[.A785]+1;[.A785])" office:value-type="date" office:date-value="2023-06-06" calcext:value-type="date">
            <text:p>2023-06-06</text:p>
          </table:table-cell>
          <table:table-cell table:formula="of:=MONTH([.A786])" office:value-type="float" office:value="6" calcext:value-type="float">
            <text:p>6</text:p>
          </table:table-cell>
          <table:table-cell table:formula="of:=[.C781]" office:value-type="float" office:value="4" calcext:value-type="float">
            <text:p>4</text:p>
          </table:table-cell>
          <table:table-cell table:number-columns-repeated="6"/>
          <table:table-cell table:formula="of:=[.F786]*INDEX([$Rates.$B$2:$Rates.$B$6];[.C786]+1)-[.G786]*INDEX([$Rates.$C$2:$Rates.$C$6];[.C78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87]=0;[.A786]+1;[.A786])" office:value-type="date" office:date-value="2023-06-07" calcext:value-type="date">
            <text:p>2023-06-07</text:p>
          </table:table-cell>
          <table:table-cell table:formula="of:=MONTH([.A787])" office:value-type="float" office:value="6" calcext:value-type="float">
            <text:p>6</text:p>
          </table:table-cell>
          <table:table-cell table:formula="of:=[.C782]" office:value-type="float" office:value="0" calcext:value-type="float">
            <text:p>0</text:p>
          </table:table-cell>
          <table:table-cell table:number-columns-repeated="6"/>
          <table:table-cell table:formula="of:=[.F787]*INDEX([$Rates.$B$2:$Rates.$B$6];[.C787]+1)-[.G787]*INDEX([$Rates.$C$2:$Rates.$C$6];[.C78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88]=0;[.A787]+1;[.A787])" office:value-type="date" office:date-value="2023-06-07" calcext:value-type="date">
            <text:p>2023-06-07</text:p>
          </table:table-cell>
          <table:table-cell table:formula="of:=MONTH([.A788])" office:value-type="float" office:value="6" calcext:value-type="float">
            <text:p>6</text:p>
          </table:table-cell>
          <table:table-cell table:formula="of:=[.C783]" office:value-type="float" office:value="1" calcext:value-type="float">
            <text:p>1</text:p>
          </table:table-cell>
          <table:table-cell table:number-columns-repeated="6"/>
          <table:table-cell table:formula="of:=[.F788]*INDEX([$Rates.$B$2:$Rates.$B$6];[.C788]+1)-[.G788]*INDEX([$Rates.$C$2:$Rates.$C$6];[.C78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89]=0;[.A788]+1;[.A788])" office:value-type="date" office:date-value="2023-06-07" calcext:value-type="date">
            <text:p>2023-06-07</text:p>
          </table:table-cell>
          <table:table-cell table:formula="of:=MONTH([.A789])" office:value-type="float" office:value="6" calcext:value-type="float">
            <text:p>6</text:p>
          </table:table-cell>
          <table:table-cell table:formula="of:=[.C784]" office:value-type="float" office:value="2" calcext:value-type="float">
            <text:p>2</text:p>
          </table:table-cell>
          <table:table-cell table:number-columns-repeated="6"/>
          <table:table-cell table:formula="of:=[.F789]*INDEX([$Rates.$B$2:$Rates.$B$6];[.C789]+1)-[.G789]*INDEX([$Rates.$C$2:$Rates.$C$6];[.C78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90]=0;[.A789]+1;[.A789])" office:value-type="date" office:date-value="2023-06-07" calcext:value-type="date">
            <text:p>2023-06-07</text:p>
          </table:table-cell>
          <table:table-cell table:formula="of:=MONTH([.A790])" office:value-type="float" office:value="6" calcext:value-type="float">
            <text:p>6</text:p>
          </table:table-cell>
          <table:table-cell table:formula="of:=[.C785]" office:value-type="float" office:value="3" calcext:value-type="float">
            <text:p>3</text:p>
          </table:table-cell>
          <table:table-cell table:number-columns-repeated="6"/>
          <table:table-cell table:formula="of:=[.F790]*INDEX([$Rates.$B$2:$Rates.$B$6];[.C790]+1)-[.G790]*INDEX([$Rates.$C$2:$Rates.$C$6];[.C79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91]=0;[.A790]+1;[.A790])" office:value-type="date" office:date-value="2023-06-07" calcext:value-type="date">
            <text:p>2023-06-07</text:p>
          </table:table-cell>
          <table:table-cell table:formula="of:=MONTH([.A791])" office:value-type="float" office:value="6" calcext:value-type="float">
            <text:p>6</text:p>
          </table:table-cell>
          <table:table-cell table:formula="of:=[.C786]" office:value-type="float" office:value="4" calcext:value-type="float">
            <text:p>4</text:p>
          </table:table-cell>
          <table:table-cell table:number-columns-repeated="6"/>
          <table:table-cell table:formula="of:=[.F791]*INDEX([$Rates.$B$2:$Rates.$B$6];[.C791]+1)-[.G791]*INDEX([$Rates.$C$2:$Rates.$C$6];[.C79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92]=0;[.A791]+1;[.A791])" office:value-type="date" office:date-value="2023-06-08" calcext:value-type="date">
            <text:p>2023-06-08</text:p>
          </table:table-cell>
          <table:table-cell table:formula="of:=MONTH([.A792])" office:value-type="float" office:value="6" calcext:value-type="float">
            <text:p>6</text:p>
          </table:table-cell>
          <table:table-cell table:formula="of:=[.C787]" office:value-type="float" office:value="0" calcext:value-type="float">
            <text:p>0</text:p>
          </table:table-cell>
          <table:table-cell table:number-columns-repeated="6"/>
          <table:table-cell table:formula="of:=[.F792]*INDEX([$Rates.$B$2:$Rates.$B$6];[.C792]+1)-[.G792]*INDEX([$Rates.$C$2:$Rates.$C$6];[.C79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93]=0;[.A792]+1;[.A792])" office:value-type="date" office:date-value="2023-06-08" calcext:value-type="date">
            <text:p>2023-06-08</text:p>
          </table:table-cell>
          <table:table-cell table:formula="of:=MONTH([.A793])" office:value-type="float" office:value="6" calcext:value-type="float">
            <text:p>6</text:p>
          </table:table-cell>
          <table:table-cell table:formula="of:=[.C788]" office:value-type="float" office:value="1" calcext:value-type="float">
            <text:p>1</text:p>
          </table:table-cell>
          <table:table-cell table:number-columns-repeated="6"/>
          <table:table-cell table:formula="of:=[.F793]*INDEX([$Rates.$B$2:$Rates.$B$6];[.C793]+1)-[.G793]*INDEX([$Rates.$C$2:$Rates.$C$6];[.C79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94]=0;[.A793]+1;[.A793])" office:value-type="date" office:date-value="2023-06-08" calcext:value-type="date">
            <text:p>2023-06-08</text:p>
          </table:table-cell>
          <table:table-cell table:formula="of:=MONTH([.A794])" office:value-type="float" office:value="6" calcext:value-type="float">
            <text:p>6</text:p>
          </table:table-cell>
          <table:table-cell table:formula="of:=[.C789]" office:value-type="float" office:value="2" calcext:value-type="float">
            <text:p>2</text:p>
          </table:table-cell>
          <table:table-cell table:number-columns-repeated="6"/>
          <table:table-cell table:formula="of:=[.F794]*INDEX([$Rates.$B$2:$Rates.$B$6];[.C794]+1)-[.G794]*INDEX([$Rates.$C$2:$Rates.$C$6];[.C79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95]=0;[.A794]+1;[.A794])" office:value-type="date" office:date-value="2023-06-08" calcext:value-type="date">
            <text:p>2023-06-08</text:p>
          </table:table-cell>
          <table:table-cell table:formula="of:=MONTH([.A795])" office:value-type="float" office:value="6" calcext:value-type="float">
            <text:p>6</text:p>
          </table:table-cell>
          <table:table-cell table:formula="of:=[.C790]" office:value-type="float" office:value="3" calcext:value-type="float">
            <text:p>3</text:p>
          </table:table-cell>
          <table:table-cell table:number-columns-repeated="6"/>
          <table:table-cell table:formula="of:=[.F795]*INDEX([$Rates.$B$2:$Rates.$B$6];[.C795]+1)-[.G795]*INDEX([$Rates.$C$2:$Rates.$C$6];[.C79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96]=0;[.A795]+1;[.A795])" office:value-type="date" office:date-value="2023-06-08" calcext:value-type="date">
            <text:p>2023-06-08</text:p>
          </table:table-cell>
          <table:table-cell table:formula="of:=MONTH([.A796])" office:value-type="float" office:value="6" calcext:value-type="float">
            <text:p>6</text:p>
          </table:table-cell>
          <table:table-cell table:formula="of:=[.C791]" office:value-type="float" office:value="4" calcext:value-type="float">
            <text:p>4</text:p>
          </table:table-cell>
          <table:table-cell table:number-columns-repeated="6"/>
          <table:table-cell table:formula="of:=[.F796]*INDEX([$Rates.$B$2:$Rates.$B$6];[.C796]+1)-[.G796]*INDEX([$Rates.$C$2:$Rates.$C$6];[.C79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97]=0;[.A796]+1;[.A796])" office:value-type="date" office:date-value="2023-06-09" calcext:value-type="date">
            <text:p>2023-06-09</text:p>
          </table:table-cell>
          <table:table-cell table:formula="of:=MONTH([.A797])" office:value-type="float" office:value="6" calcext:value-type="float">
            <text:p>6</text:p>
          </table:table-cell>
          <table:table-cell table:formula="of:=[.C792]" office:value-type="float" office:value="0" calcext:value-type="float">
            <text:p>0</text:p>
          </table:table-cell>
          <table:table-cell table:number-columns-repeated="6"/>
          <table:table-cell table:formula="of:=[.F797]*INDEX([$Rates.$B$2:$Rates.$B$6];[.C797]+1)-[.G797]*INDEX([$Rates.$C$2:$Rates.$C$6];[.C79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98]=0;[.A797]+1;[.A797])" office:value-type="date" office:date-value="2023-06-09" calcext:value-type="date">
            <text:p>2023-06-09</text:p>
          </table:table-cell>
          <table:table-cell table:formula="of:=MONTH([.A798])" office:value-type="float" office:value="6" calcext:value-type="float">
            <text:p>6</text:p>
          </table:table-cell>
          <table:table-cell table:formula="of:=[.C793]" office:value-type="float" office:value="1" calcext:value-type="float">
            <text:p>1</text:p>
          </table:table-cell>
          <table:table-cell table:number-columns-repeated="6"/>
          <table:table-cell table:formula="of:=[.F798]*INDEX([$Rates.$B$2:$Rates.$B$6];[.C798]+1)-[.G798]*INDEX([$Rates.$C$2:$Rates.$C$6];[.C79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799]=0;[.A798]+1;[.A798])" office:value-type="date" office:date-value="2023-06-09" calcext:value-type="date">
            <text:p>2023-06-09</text:p>
          </table:table-cell>
          <table:table-cell table:formula="of:=MONTH([.A799])" office:value-type="float" office:value="6" calcext:value-type="float">
            <text:p>6</text:p>
          </table:table-cell>
          <table:table-cell table:formula="of:=[.C794]" office:value-type="float" office:value="2" calcext:value-type="float">
            <text:p>2</text:p>
          </table:table-cell>
          <table:table-cell table:number-columns-repeated="6"/>
          <table:table-cell table:formula="of:=[.F799]*INDEX([$Rates.$B$2:$Rates.$B$6];[.C799]+1)-[.G799]*INDEX([$Rates.$C$2:$Rates.$C$6];[.C79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00]=0;[.A799]+1;[.A799])" office:value-type="date" office:date-value="2023-06-09" calcext:value-type="date">
            <text:p>2023-06-09</text:p>
          </table:table-cell>
          <table:table-cell table:formula="of:=MONTH([.A800])" office:value-type="float" office:value="6" calcext:value-type="float">
            <text:p>6</text:p>
          </table:table-cell>
          <table:table-cell table:formula="of:=[.C795]" office:value-type="float" office:value="3" calcext:value-type="float">
            <text:p>3</text:p>
          </table:table-cell>
          <table:table-cell table:number-columns-repeated="6"/>
          <table:table-cell table:formula="of:=[.F800]*INDEX([$Rates.$B$2:$Rates.$B$6];[.C800]+1)-[.G800]*INDEX([$Rates.$C$2:$Rates.$C$6];[.C80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01]=0;[.A800]+1;[.A800])" office:value-type="date" office:date-value="2023-06-09" calcext:value-type="date">
            <text:p>2023-06-09</text:p>
          </table:table-cell>
          <table:table-cell table:formula="of:=MONTH([.A801])" office:value-type="float" office:value="6" calcext:value-type="float">
            <text:p>6</text:p>
          </table:table-cell>
          <table:table-cell table:formula="of:=[.C796]" office:value-type="float" office:value="4" calcext:value-type="float">
            <text:p>4</text:p>
          </table:table-cell>
          <table:table-cell table:number-columns-repeated="6"/>
          <table:table-cell table:formula="of:=[.F801]*INDEX([$Rates.$B$2:$Rates.$B$6];[.C801]+1)-[.G801]*INDEX([$Rates.$C$2:$Rates.$C$6];[.C80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02]=0;[.A801]+1;[.A801])" office:value-type="date" office:date-value="2023-06-10" calcext:value-type="date">
            <text:p>2023-06-10</text:p>
          </table:table-cell>
          <table:table-cell table:formula="of:=MONTH([.A802])" office:value-type="float" office:value="6" calcext:value-type="float">
            <text:p>6</text:p>
          </table:table-cell>
          <table:table-cell table:formula="of:=[.C797]" office:value-type="float" office:value="0" calcext:value-type="float">
            <text:p>0</text:p>
          </table:table-cell>
          <table:table-cell table:number-columns-repeated="6"/>
          <table:table-cell table:formula="of:=[.F802]*INDEX([$Rates.$B$2:$Rates.$B$6];[.C802]+1)-[.G802]*INDEX([$Rates.$C$2:$Rates.$C$6];[.C80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03]=0;[.A802]+1;[.A802])" office:value-type="date" office:date-value="2023-06-10" calcext:value-type="date">
            <text:p>2023-06-10</text:p>
          </table:table-cell>
          <table:table-cell table:formula="of:=MONTH([.A803])" office:value-type="float" office:value="6" calcext:value-type="float">
            <text:p>6</text:p>
          </table:table-cell>
          <table:table-cell table:formula="of:=[.C798]" office:value-type="float" office:value="1" calcext:value-type="float">
            <text:p>1</text:p>
          </table:table-cell>
          <table:table-cell table:number-columns-repeated="6"/>
          <table:table-cell table:formula="of:=[.F803]*INDEX([$Rates.$B$2:$Rates.$B$6];[.C803]+1)-[.G803]*INDEX([$Rates.$C$2:$Rates.$C$6];[.C80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04]=0;[.A803]+1;[.A803])" office:value-type="date" office:date-value="2023-06-10" calcext:value-type="date">
            <text:p>2023-06-10</text:p>
          </table:table-cell>
          <table:table-cell table:formula="of:=MONTH([.A804])" office:value-type="float" office:value="6" calcext:value-type="float">
            <text:p>6</text:p>
          </table:table-cell>
          <table:table-cell table:formula="of:=[.C799]" office:value-type="float" office:value="2" calcext:value-type="float">
            <text:p>2</text:p>
          </table:table-cell>
          <table:table-cell table:number-columns-repeated="6"/>
          <table:table-cell table:formula="of:=[.F804]*INDEX([$Rates.$B$2:$Rates.$B$6];[.C804]+1)-[.G804]*INDEX([$Rates.$C$2:$Rates.$C$6];[.C80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05]=0;[.A804]+1;[.A804])" office:value-type="date" office:date-value="2023-06-10" calcext:value-type="date">
            <text:p>2023-06-10</text:p>
          </table:table-cell>
          <table:table-cell table:formula="of:=MONTH([.A805])" office:value-type="float" office:value="6" calcext:value-type="float">
            <text:p>6</text:p>
          </table:table-cell>
          <table:table-cell table:formula="of:=[.C800]" office:value-type="float" office:value="3" calcext:value-type="float">
            <text:p>3</text:p>
          </table:table-cell>
          <table:table-cell table:number-columns-repeated="6"/>
          <table:table-cell table:formula="of:=[.F805]*INDEX([$Rates.$B$2:$Rates.$B$6];[.C805]+1)-[.G805]*INDEX([$Rates.$C$2:$Rates.$C$6];[.C80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06]=0;[.A805]+1;[.A805])" office:value-type="date" office:date-value="2023-06-10" calcext:value-type="date">
            <text:p>2023-06-10</text:p>
          </table:table-cell>
          <table:table-cell table:formula="of:=MONTH([.A806])" office:value-type="float" office:value="6" calcext:value-type="float">
            <text:p>6</text:p>
          </table:table-cell>
          <table:table-cell table:formula="of:=[.C801]" office:value-type="float" office:value="4" calcext:value-type="float">
            <text:p>4</text:p>
          </table:table-cell>
          <table:table-cell table:number-columns-repeated="6"/>
          <table:table-cell table:formula="of:=[.F806]*INDEX([$Rates.$B$2:$Rates.$B$6];[.C806]+1)-[.G806]*INDEX([$Rates.$C$2:$Rates.$C$6];[.C80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07]=0;[.A806]+1;[.A806])" office:value-type="date" office:date-value="2023-06-11" calcext:value-type="date">
            <text:p>2023-06-11</text:p>
          </table:table-cell>
          <table:table-cell table:formula="of:=MONTH([.A807])" office:value-type="float" office:value="6" calcext:value-type="float">
            <text:p>6</text:p>
          </table:table-cell>
          <table:table-cell table:formula="of:=[.C802]" office:value-type="float" office:value="0" calcext:value-type="float">
            <text:p>0</text:p>
          </table:table-cell>
          <table:table-cell table:number-columns-repeated="6"/>
          <table:table-cell table:formula="of:=[.F807]*INDEX([$Rates.$B$2:$Rates.$B$6];[.C807]+1)-[.G807]*INDEX([$Rates.$C$2:$Rates.$C$6];[.C80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08]=0;[.A807]+1;[.A807])" office:value-type="date" office:date-value="2023-06-11" calcext:value-type="date">
            <text:p>2023-06-11</text:p>
          </table:table-cell>
          <table:table-cell table:formula="of:=MONTH([.A808])" office:value-type="float" office:value="6" calcext:value-type="float">
            <text:p>6</text:p>
          </table:table-cell>
          <table:table-cell table:formula="of:=[.C803]" office:value-type="float" office:value="1" calcext:value-type="float">
            <text:p>1</text:p>
          </table:table-cell>
          <table:table-cell table:number-columns-repeated="6"/>
          <table:table-cell table:formula="of:=[.F808]*INDEX([$Rates.$B$2:$Rates.$B$6];[.C808]+1)-[.G808]*INDEX([$Rates.$C$2:$Rates.$C$6];[.C80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09]=0;[.A808]+1;[.A808])" office:value-type="date" office:date-value="2023-06-11" calcext:value-type="date">
            <text:p>2023-06-11</text:p>
          </table:table-cell>
          <table:table-cell table:formula="of:=MONTH([.A809])" office:value-type="float" office:value="6" calcext:value-type="float">
            <text:p>6</text:p>
          </table:table-cell>
          <table:table-cell table:formula="of:=[.C804]" office:value-type="float" office:value="2" calcext:value-type="float">
            <text:p>2</text:p>
          </table:table-cell>
          <table:table-cell table:number-columns-repeated="6"/>
          <table:table-cell table:formula="of:=[.F809]*INDEX([$Rates.$B$2:$Rates.$B$6];[.C809]+1)-[.G809]*INDEX([$Rates.$C$2:$Rates.$C$6];[.C80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10]=0;[.A809]+1;[.A809])" office:value-type="date" office:date-value="2023-06-11" calcext:value-type="date">
            <text:p>2023-06-11</text:p>
          </table:table-cell>
          <table:table-cell table:formula="of:=MONTH([.A810])" office:value-type="float" office:value="6" calcext:value-type="float">
            <text:p>6</text:p>
          </table:table-cell>
          <table:table-cell table:formula="of:=[.C805]" office:value-type="float" office:value="3" calcext:value-type="float">
            <text:p>3</text:p>
          </table:table-cell>
          <table:table-cell table:number-columns-repeated="6"/>
          <table:table-cell table:formula="of:=[.F810]*INDEX([$Rates.$B$2:$Rates.$B$6];[.C810]+1)-[.G810]*INDEX([$Rates.$C$2:$Rates.$C$6];[.C81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11]=0;[.A810]+1;[.A810])" office:value-type="date" office:date-value="2023-06-11" calcext:value-type="date">
            <text:p>2023-06-11</text:p>
          </table:table-cell>
          <table:table-cell table:formula="of:=MONTH([.A811])" office:value-type="float" office:value="6" calcext:value-type="float">
            <text:p>6</text:p>
          </table:table-cell>
          <table:table-cell table:formula="of:=[.C806]" office:value-type="float" office:value="4" calcext:value-type="float">
            <text:p>4</text:p>
          </table:table-cell>
          <table:table-cell table:number-columns-repeated="6"/>
          <table:table-cell table:formula="of:=[.F811]*INDEX([$Rates.$B$2:$Rates.$B$6];[.C811]+1)-[.G811]*INDEX([$Rates.$C$2:$Rates.$C$6];[.C81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12]=0;[.A811]+1;[.A811])" office:value-type="date" office:date-value="2023-06-12" calcext:value-type="date">
            <text:p>2023-06-12</text:p>
          </table:table-cell>
          <table:table-cell table:formula="of:=MONTH([.A812])" office:value-type="float" office:value="6" calcext:value-type="float">
            <text:p>6</text:p>
          </table:table-cell>
          <table:table-cell table:formula="of:=[.C807]" office:value-type="float" office:value="0" calcext:value-type="float">
            <text:p>0</text:p>
          </table:table-cell>
          <table:table-cell table:number-columns-repeated="6"/>
          <table:table-cell table:formula="of:=[.F812]*INDEX([$Rates.$B$2:$Rates.$B$6];[.C812]+1)-[.G812]*INDEX([$Rates.$C$2:$Rates.$C$6];[.C81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13]=0;[.A812]+1;[.A812])" office:value-type="date" office:date-value="2023-06-12" calcext:value-type="date">
            <text:p>2023-06-12</text:p>
          </table:table-cell>
          <table:table-cell table:formula="of:=MONTH([.A813])" office:value-type="float" office:value="6" calcext:value-type="float">
            <text:p>6</text:p>
          </table:table-cell>
          <table:table-cell table:formula="of:=[.C808]" office:value-type="float" office:value="1" calcext:value-type="float">
            <text:p>1</text:p>
          </table:table-cell>
          <table:table-cell table:number-columns-repeated="6"/>
          <table:table-cell table:formula="of:=[.F813]*INDEX([$Rates.$B$2:$Rates.$B$6];[.C813]+1)-[.G813]*INDEX([$Rates.$C$2:$Rates.$C$6];[.C81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14]=0;[.A813]+1;[.A813])" office:value-type="date" office:date-value="2023-06-12" calcext:value-type="date">
            <text:p>2023-06-12</text:p>
          </table:table-cell>
          <table:table-cell table:formula="of:=MONTH([.A814])" office:value-type="float" office:value="6" calcext:value-type="float">
            <text:p>6</text:p>
          </table:table-cell>
          <table:table-cell table:formula="of:=[.C809]" office:value-type="float" office:value="2" calcext:value-type="float">
            <text:p>2</text:p>
          </table:table-cell>
          <table:table-cell table:number-columns-repeated="6"/>
          <table:table-cell table:formula="of:=[.F814]*INDEX([$Rates.$B$2:$Rates.$B$6];[.C814]+1)-[.G814]*INDEX([$Rates.$C$2:$Rates.$C$6];[.C81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15]=0;[.A814]+1;[.A814])" office:value-type="date" office:date-value="2023-06-12" calcext:value-type="date">
            <text:p>2023-06-12</text:p>
          </table:table-cell>
          <table:table-cell table:formula="of:=MONTH([.A815])" office:value-type="float" office:value="6" calcext:value-type="float">
            <text:p>6</text:p>
          </table:table-cell>
          <table:table-cell table:formula="of:=[.C810]" office:value-type="float" office:value="3" calcext:value-type="float">
            <text:p>3</text:p>
          </table:table-cell>
          <table:table-cell table:number-columns-repeated="6"/>
          <table:table-cell table:formula="of:=[.F815]*INDEX([$Rates.$B$2:$Rates.$B$6];[.C815]+1)-[.G815]*INDEX([$Rates.$C$2:$Rates.$C$6];[.C81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16]=0;[.A815]+1;[.A815])" office:value-type="date" office:date-value="2023-06-12" calcext:value-type="date">
            <text:p>2023-06-12</text:p>
          </table:table-cell>
          <table:table-cell table:formula="of:=MONTH([.A816])" office:value-type="float" office:value="6" calcext:value-type="float">
            <text:p>6</text:p>
          </table:table-cell>
          <table:table-cell table:formula="of:=[.C811]" office:value-type="float" office:value="4" calcext:value-type="float">
            <text:p>4</text:p>
          </table:table-cell>
          <table:table-cell table:number-columns-repeated="6"/>
          <table:table-cell table:formula="of:=[.F816]*INDEX([$Rates.$B$2:$Rates.$B$6];[.C816]+1)-[.G816]*INDEX([$Rates.$C$2:$Rates.$C$6];[.C81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17]=0;[.A816]+1;[.A816])" office:value-type="date" office:date-value="2023-06-13" calcext:value-type="date">
            <text:p>2023-06-13</text:p>
          </table:table-cell>
          <table:table-cell table:formula="of:=MONTH([.A817])" office:value-type="float" office:value="6" calcext:value-type="float">
            <text:p>6</text:p>
          </table:table-cell>
          <table:table-cell table:formula="of:=[.C812]" office:value-type="float" office:value="0" calcext:value-type="float">
            <text:p>0</text:p>
          </table:table-cell>
          <table:table-cell table:number-columns-repeated="6"/>
          <table:table-cell table:formula="of:=[.F817]*INDEX([$Rates.$B$2:$Rates.$B$6];[.C817]+1)-[.G817]*INDEX([$Rates.$C$2:$Rates.$C$6];[.C81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18]=0;[.A817]+1;[.A817])" office:value-type="date" office:date-value="2023-06-13" calcext:value-type="date">
            <text:p>2023-06-13</text:p>
          </table:table-cell>
          <table:table-cell table:formula="of:=MONTH([.A818])" office:value-type="float" office:value="6" calcext:value-type="float">
            <text:p>6</text:p>
          </table:table-cell>
          <table:table-cell table:formula="of:=[.C813]" office:value-type="float" office:value="1" calcext:value-type="float">
            <text:p>1</text:p>
          </table:table-cell>
          <table:table-cell table:number-columns-repeated="6"/>
          <table:table-cell table:formula="of:=[.F818]*INDEX([$Rates.$B$2:$Rates.$B$6];[.C818]+1)-[.G818]*INDEX([$Rates.$C$2:$Rates.$C$6];[.C81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19]=0;[.A818]+1;[.A818])" office:value-type="date" office:date-value="2023-06-13" calcext:value-type="date">
            <text:p>2023-06-13</text:p>
          </table:table-cell>
          <table:table-cell table:formula="of:=MONTH([.A819])" office:value-type="float" office:value="6" calcext:value-type="float">
            <text:p>6</text:p>
          </table:table-cell>
          <table:table-cell table:formula="of:=[.C814]" office:value-type="float" office:value="2" calcext:value-type="float">
            <text:p>2</text:p>
          </table:table-cell>
          <table:table-cell table:number-columns-repeated="6"/>
          <table:table-cell table:formula="of:=[.F819]*INDEX([$Rates.$B$2:$Rates.$B$6];[.C819]+1)-[.G819]*INDEX([$Rates.$C$2:$Rates.$C$6];[.C81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20]=0;[.A819]+1;[.A819])" office:value-type="date" office:date-value="2023-06-13" calcext:value-type="date">
            <text:p>2023-06-13</text:p>
          </table:table-cell>
          <table:table-cell table:formula="of:=MONTH([.A820])" office:value-type="float" office:value="6" calcext:value-type="float">
            <text:p>6</text:p>
          </table:table-cell>
          <table:table-cell table:formula="of:=[.C815]" office:value-type="float" office:value="3" calcext:value-type="float">
            <text:p>3</text:p>
          </table:table-cell>
          <table:table-cell table:number-columns-repeated="6"/>
          <table:table-cell table:formula="of:=[.F820]*INDEX([$Rates.$B$2:$Rates.$B$6];[.C820]+1)-[.G820]*INDEX([$Rates.$C$2:$Rates.$C$6];[.C82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21]=0;[.A820]+1;[.A820])" office:value-type="date" office:date-value="2023-06-13" calcext:value-type="date">
            <text:p>2023-06-13</text:p>
          </table:table-cell>
          <table:table-cell table:formula="of:=MONTH([.A821])" office:value-type="float" office:value="6" calcext:value-type="float">
            <text:p>6</text:p>
          </table:table-cell>
          <table:table-cell table:formula="of:=[.C816]" office:value-type="float" office:value="4" calcext:value-type="float">
            <text:p>4</text:p>
          </table:table-cell>
          <table:table-cell table:number-columns-repeated="6"/>
          <table:table-cell table:formula="of:=[.F821]*INDEX([$Rates.$B$2:$Rates.$B$6];[.C821]+1)-[.G821]*INDEX([$Rates.$C$2:$Rates.$C$6];[.C82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22]=0;[.A821]+1;[.A821])" office:value-type="date" office:date-value="2023-06-14" calcext:value-type="date">
            <text:p>2023-06-14</text:p>
          </table:table-cell>
          <table:table-cell table:formula="of:=MONTH([.A822])" office:value-type="float" office:value="6" calcext:value-type="float">
            <text:p>6</text:p>
          </table:table-cell>
          <table:table-cell table:formula="of:=[.C817]" office:value-type="float" office:value="0" calcext:value-type="float">
            <text:p>0</text:p>
          </table:table-cell>
          <table:table-cell table:number-columns-repeated="6"/>
          <table:table-cell table:formula="of:=[.F822]*INDEX([$Rates.$B$2:$Rates.$B$6];[.C822]+1)-[.G822]*INDEX([$Rates.$C$2:$Rates.$C$6];[.C82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23]=0;[.A822]+1;[.A822])" office:value-type="date" office:date-value="2023-06-14" calcext:value-type="date">
            <text:p>2023-06-14</text:p>
          </table:table-cell>
          <table:table-cell table:formula="of:=MONTH([.A823])" office:value-type="float" office:value="6" calcext:value-type="float">
            <text:p>6</text:p>
          </table:table-cell>
          <table:table-cell table:formula="of:=[.C818]" office:value-type="float" office:value="1" calcext:value-type="float">
            <text:p>1</text:p>
          </table:table-cell>
          <table:table-cell table:number-columns-repeated="6"/>
          <table:table-cell table:formula="of:=[.F823]*INDEX([$Rates.$B$2:$Rates.$B$6];[.C823]+1)-[.G823]*INDEX([$Rates.$C$2:$Rates.$C$6];[.C82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24]=0;[.A823]+1;[.A823])" office:value-type="date" office:date-value="2023-06-14" calcext:value-type="date">
            <text:p>2023-06-14</text:p>
          </table:table-cell>
          <table:table-cell table:formula="of:=MONTH([.A824])" office:value-type="float" office:value="6" calcext:value-type="float">
            <text:p>6</text:p>
          </table:table-cell>
          <table:table-cell table:formula="of:=[.C819]" office:value-type="float" office:value="2" calcext:value-type="float">
            <text:p>2</text:p>
          </table:table-cell>
          <table:table-cell table:number-columns-repeated="6"/>
          <table:table-cell table:formula="of:=[.F824]*INDEX([$Rates.$B$2:$Rates.$B$6];[.C824]+1)-[.G824]*INDEX([$Rates.$C$2:$Rates.$C$6];[.C82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25]=0;[.A824]+1;[.A824])" office:value-type="date" office:date-value="2023-06-14" calcext:value-type="date">
            <text:p>2023-06-14</text:p>
          </table:table-cell>
          <table:table-cell table:formula="of:=MONTH([.A825])" office:value-type="float" office:value="6" calcext:value-type="float">
            <text:p>6</text:p>
          </table:table-cell>
          <table:table-cell table:formula="of:=[.C820]" office:value-type="float" office:value="3" calcext:value-type="float">
            <text:p>3</text:p>
          </table:table-cell>
          <table:table-cell table:number-columns-repeated="6"/>
          <table:table-cell table:formula="of:=[.F825]*INDEX([$Rates.$B$2:$Rates.$B$6];[.C825]+1)-[.G825]*INDEX([$Rates.$C$2:$Rates.$C$6];[.C82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26]=0;[.A825]+1;[.A825])" office:value-type="date" office:date-value="2023-06-14" calcext:value-type="date">
            <text:p>2023-06-14</text:p>
          </table:table-cell>
          <table:table-cell table:formula="of:=MONTH([.A826])" office:value-type="float" office:value="6" calcext:value-type="float">
            <text:p>6</text:p>
          </table:table-cell>
          <table:table-cell table:formula="of:=[.C821]" office:value-type="float" office:value="4" calcext:value-type="float">
            <text:p>4</text:p>
          </table:table-cell>
          <table:table-cell table:number-columns-repeated="6"/>
          <table:table-cell table:formula="of:=[.F826]*INDEX([$Rates.$B$2:$Rates.$B$6];[.C826]+1)-[.G826]*INDEX([$Rates.$C$2:$Rates.$C$6];[.C82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27]=0;[.A826]+1;[.A826])" office:value-type="date" office:date-value="2023-06-15" calcext:value-type="date">
            <text:p>2023-06-15</text:p>
          </table:table-cell>
          <table:table-cell table:formula="of:=MONTH([.A827])" office:value-type="float" office:value="6" calcext:value-type="float">
            <text:p>6</text:p>
          </table:table-cell>
          <table:table-cell table:formula="of:=[.C822]" office:value-type="float" office:value="0" calcext:value-type="float">
            <text:p>0</text:p>
          </table:table-cell>
          <table:table-cell table:number-columns-repeated="6"/>
          <table:table-cell table:formula="of:=[.F827]*INDEX([$Rates.$B$2:$Rates.$B$6];[.C827]+1)-[.G827]*INDEX([$Rates.$C$2:$Rates.$C$6];[.C82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28]=0;[.A827]+1;[.A827])" office:value-type="date" office:date-value="2023-06-15" calcext:value-type="date">
            <text:p>2023-06-15</text:p>
          </table:table-cell>
          <table:table-cell table:formula="of:=MONTH([.A828])" office:value-type="float" office:value="6" calcext:value-type="float">
            <text:p>6</text:p>
          </table:table-cell>
          <table:table-cell table:formula="of:=[.C823]" office:value-type="float" office:value="1" calcext:value-type="float">
            <text:p>1</text:p>
          </table:table-cell>
          <table:table-cell table:number-columns-repeated="6"/>
          <table:table-cell table:formula="of:=[.F828]*INDEX([$Rates.$B$2:$Rates.$B$6];[.C828]+1)-[.G828]*INDEX([$Rates.$C$2:$Rates.$C$6];[.C82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29]=0;[.A828]+1;[.A828])" office:value-type="date" office:date-value="2023-06-15" calcext:value-type="date">
            <text:p>2023-06-15</text:p>
          </table:table-cell>
          <table:table-cell table:formula="of:=MONTH([.A829])" office:value-type="float" office:value="6" calcext:value-type="float">
            <text:p>6</text:p>
          </table:table-cell>
          <table:table-cell table:formula="of:=[.C824]" office:value-type="float" office:value="2" calcext:value-type="float">
            <text:p>2</text:p>
          </table:table-cell>
          <table:table-cell table:number-columns-repeated="6"/>
          <table:table-cell table:formula="of:=[.F829]*INDEX([$Rates.$B$2:$Rates.$B$6];[.C829]+1)-[.G829]*INDEX([$Rates.$C$2:$Rates.$C$6];[.C82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30]=0;[.A829]+1;[.A829])" office:value-type="date" office:date-value="2023-06-15" calcext:value-type="date">
            <text:p>2023-06-15</text:p>
          </table:table-cell>
          <table:table-cell table:formula="of:=MONTH([.A830])" office:value-type="float" office:value="6" calcext:value-type="float">
            <text:p>6</text:p>
          </table:table-cell>
          <table:table-cell table:formula="of:=[.C825]" office:value-type="float" office:value="3" calcext:value-type="float">
            <text:p>3</text:p>
          </table:table-cell>
          <table:table-cell table:number-columns-repeated="6"/>
          <table:table-cell table:formula="of:=[.F830]*INDEX([$Rates.$B$2:$Rates.$B$6];[.C830]+1)-[.G830]*INDEX([$Rates.$C$2:$Rates.$C$6];[.C83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31]=0;[.A830]+1;[.A830])" office:value-type="date" office:date-value="2023-06-15" calcext:value-type="date">
            <text:p>2023-06-15</text:p>
          </table:table-cell>
          <table:table-cell table:formula="of:=MONTH([.A831])" office:value-type="float" office:value="6" calcext:value-type="float">
            <text:p>6</text:p>
          </table:table-cell>
          <table:table-cell table:formula="of:=[.C826]" office:value-type="float" office:value="4" calcext:value-type="float">
            <text:p>4</text:p>
          </table:table-cell>
          <table:table-cell table:number-columns-repeated="6"/>
          <table:table-cell table:formula="of:=[.F831]*INDEX([$Rates.$B$2:$Rates.$B$6];[.C831]+1)-[.G831]*INDEX([$Rates.$C$2:$Rates.$C$6];[.C83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32]=0;[.A831]+1;[.A831])" office:value-type="date" office:date-value="2023-06-16" calcext:value-type="date">
            <text:p>2023-06-16</text:p>
          </table:table-cell>
          <table:table-cell table:formula="of:=MONTH([.A832])" office:value-type="float" office:value="6" calcext:value-type="float">
            <text:p>6</text:p>
          </table:table-cell>
          <table:table-cell table:formula="of:=[.C827]" office:value-type="float" office:value="0" calcext:value-type="float">
            <text:p>0</text:p>
          </table:table-cell>
          <table:table-cell table:number-columns-repeated="6"/>
          <table:table-cell table:formula="of:=[.F832]*INDEX([$Rates.$B$2:$Rates.$B$6];[.C832]+1)-[.G832]*INDEX([$Rates.$C$2:$Rates.$C$6];[.C83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33]=0;[.A832]+1;[.A832])" office:value-type="date" office:date-value="2023-06-16" calcext:value-type="date">
            <text:p>2023-06-16</text:p>
          </table:table-cell>
          <table:table-cell table:formula="of:=MONTH([.A833])" office:value-type="float" office:value="6" calcext:value-type="float">
            <text:p>6</text:p>
          </table:table-cell>
          <table:table-cell table:formula="of:=[.C828]" office:value-type="float" office:value="1" calcext:value-type="float">
            <text:p>1</text:p>
          </table:table-cell>
          <table:table-cell table:number-columns-repeated="6"/>
          <table:table-cell table:formula="of:=[.F833]*INDEX([$Rates.$B$2:$Rates.$B$6];[.C833]+1)-[.G833]*INDEX([$Rates.$C$2:$Rates.$C$6];[.C83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34]=0;[.A833]+1;[.A833])" office:value-type="date" office:date-value="2023-06-16" calcext:value-type="date">
            <text:p>2023-06-16</text:p>
          </table:table-cell>
          <table:table-cell table:formula="of:=MONTH([.A834])" office:value-type="float" office:value="6" calcext:value-type="float">
            <text:p>6</text:p>
          </table:table-cell>
          <table:table-cell table:formula="of:=[.C829]" office:value-type="float" office:value="2" calcext:value-type="float">
            <text:p>2</text:p>
          </table:table-cell>
          <table:table-cell table:number-columns-repeated="6"/>
          <table:table-cell table:formula="of:=[.F834]*INDEX([$Rates.$B$2:$Rates.$B$6];[.C834]+1)-[.G834]*INDEX([$Rates.$C$2:$Rates.$C$6];[.C83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35]=0;[.A834]+1;[.A834])" office:value-type="date" office:date-value="2023-06-16" calcext:value-type="date">
            <text:p>2023-06-16</text:p>
          </table:table-cell>
          <table:table-cell table:formula="of:=MONTH([.A835])" office:value-type="float" office:value="6" calcext:value-type="float">
            <text:p>6</text:p>
          </table:table-cell>
          <table:table-cell table:formula="of:=[.C830]" office:value-type="float" office:value="3" calcext:value-type="float">
            <text:p>3</text:p>
          </table:table-cell>
          <table:table-cell table:number-columns-repeated="6"/>
          <table:table-cell table:formula="of:=[.F835]*INDEX([$Rates.$B$2:$Rates.$B$6];[.C835]+1)-[.G835]*INDEX([$Rates.$C$2:$Rates.$C$6];[.C83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36]=0;[.A835]+1;[.A835])" office:value-type="date" office:date-value="2023-06-16" calcext:value-type="date">
            <text:p>2023-06-16</text:p>
          </table:table-cell>
          <table:table-cell table:formula="of:=MONTH([.A836])" office:value-type="float" office:value="6" calcext:value-type="float">
            <text:p>6</text:p>
          </table:table-cell>
          <table:table-cell table:formula="of:=[.C831]" office:value-type="float" office:value="4" calcext:value-type="float">
            <text:p>4</text:p>
          </table:table-cell>
          <table:table-cell table:number-columns-repeated="6"/>
          <table:table-cell table:formula="of:=[.F836]*INDEX([$Rates.$B$2:$Rates.$B$6];[.C836]+1)-[.G836]*INDEX([$Rates.$C$2:$Rates.$C$6];[.C83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37]=0;[.A836]+1;[.A836])" office:value-type="date" office:date-value="2023-06-17" calcext:value-type="date">
            <text:p>2023-06-17</text:p>
          </table:table-cell>
          <table:table-cell table:formula="of:=MONTH([.A837])" office:value-type="float" office:value="6" calcext:value-type="float">
            <text:p>6</text:p>
          </table:table-cell>
          <table:table-cell table:formula="of:=[.C832]" office:value-type="float" office:value="0" calcext:value-type="float">
            <text:p>0</text:p>
          </table:table-cell>
          <table:table-cell table:number-columns-repeated="6"/>
          <table:table-cell table:formula="of:=[.F837]*INDEX([$Rates.$B$2:$Rates.$B$6];[.C837]+1)-[.G837]*INDEX([$Rates.$C$2:$Rates.$C$6];[.C83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38]=0;[.A837]+1;[.A837])" office:value-type="date" office:date-value="2023-06-17" calcext:value-type="date">
            <text:p>2023-06-17</text:p>
          </table:table-cell>
          <table:table-cell table:formula="of:=MONTH([.A838])" office:value-type="float" office:value="6" calcext:value-type="float">
            <text:p>6</text:p>
          </table:table-cell>
          <table:table-cell table:formula="of:=[.C833]" office:value-type="float" office:value="1" calcext:value-type="float">
            <text:p>1</text:p>
          </table:table-cell>
          <table:table-cell table:number-columns-repeated="6"/>
          <table:table-cell table:formula="of:=[.F838]*INDEX([$Rates.$B$2:$Rates.$B$6];[.C838]+1)-[.G838]*INDEX([$Rates.$C$2:$Rates.$C$6];[.C83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39]=0;[.A838]+1;[.A838])" office:value-type="date" office:date-value="2023-06-17" calcext:value-type="date">
            <text:p>2023-06-17</text:p>
          </table:table-cell>
          <table:table-cell table:formula="of:=MONTH([.A839])" office:value-type="float" office:value="6" calcext:value-type="float">
            <text:p>6</text:p>
          </table:table-cell>
          <table:table-cell table:formula="of:=[.C834]" office:value-type="float" office:value="2" calcext:value-type="float">
            <text:p>2</text:p>
          </table:table-cell>
          <table:table-cell table:number-columns-repeated="6"/>
          <table:table-cell table:formula="of:=[.F839]*INDEX([$Rates.$B$2:$Rates.$B$6];[.C839]+1)-[.G839]*INDEX([$Rates.$C$2:$Rates.$C$6];[.C83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40]=0;[.A839]+1;[.A839])" office:value-type="date" office:date-value="2023-06-17" calcext:value-type="date">
            <text:p>2023-06-17</text:p>
          </table:table-cell>
          <table:table-cell table:formula="of:=MONTH([.A840])" office:value-type="float" office:value="6" calcext:value-type="float">
            <text:p>6</text:p>
          </table:table-cell>
          <table:table-cell table:formula="of:=[.C835]" office:value-type="float" office:value="3" calcext:value-type="float">
            <text:p>3</text:p>
          </table:table-cell>
          <table:table-cell table:number-columns-repeated="6"/>
          <table:table-cell table:formula="of:=[.F840]*INDEX([$Rates.$B$2:$Rates.$B$6];[.C840]+1)-[.G840]*INDEX([$Rates.$C$2:$Rates.$C$6];[.C84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41]=0;[.A840]+1;[.A840])" office:value-type="date" office:date-value="2023-06-17" calcext:value-type="date">
            <text:p>2023-06-17</text:p>
          </table:table-cell>
          <table:table-cell table:formula="of:=MONTH([.A841])" office:value-type="float" office:value="6" calcext:value-type="float">
            <text:p>6</text:p>
          </table:table-cell>
          <table:table-cell table:formula="of:=[.C836]" office:value-type="float" office:value="4" calcext:value-type="float">
            <text:p>4</text:p>
          </table:table-cell>
          <table:table-cell table:number-columns-repeated="6"/>
          <table:table-cell table:formula="of:=[.F841]*INDEX([$Rates.$B$2:$Rates.$B$6];[.C841]+1)-[.G841]*INDEX([$Rates.$C$2:$Rates.$C$6];[.C84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42]=0;[.A841]+1;[.A841])" office:value-type="date" office:date-value="2023-06-18" calcext:value-type="date">
            <text:p>2023-06-18</text:p>
          </table:table-cell>
          <table:table-cell table:formula="of:=MONTH([.A842])" office:value-type="float" office:value="6" calcext:value-type="float">
            <text:p>6</text:p>
          </table:table-cell>
          <table:table-cell table:formula="of:=[.C837]" office:value-type="float" office:value="0" calcext:value-type="float">
            <text:p>0</text:p>
          </table:table-cell>
          <table:table-cell table:number-columns-repeated="6"/>
          <table:table-cell table:formula="of:=[.F842]*INDEX([$Rates.$B$2:$Rates.$B$6];[.C842]+1)-[.G842]*INDEX([$Rates.$C$2:$Rates.$C$6];[.C84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43]=0;[.A842]+1;[.A842])" office:value-type="date" office:date-value="2023-06-18" calcext:value-type="date">
            <text:p>2023-06-18</text:p>
          </table:table-cell>
          <table:table-cell table:formula="of:=MONTH([.A843])" office:value-type="float" office:value="6" calcext:value-type="float">
            <text:p>6</text:p>
          </table:table-cell>
          <table:table-cell table:formula="of:=[.C838]" office:value-type="float" office:value="1" calcext:value-type="float">
            <text:p>1</text:p>
          </table:table-cell>
          <table:table-cell table:number-columns-repeated="6"/>
          <table:table-cell table:formula="of:=[.F843]*INDEX([$Rates.$B$2:$Rates.$B$6];[.C843]+1)-[.G843]*INDEX([$Rates.$C$2:$Rates.$C$6];[.C84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44]=0;[.A843]+1;[.A843])" office:value-type="date" office:date-value="2023-06-18" calcext:value-type="date">
            <text:p>2023-06-18</text:p>
          </table:table-cell>
          <table:table-cell table:formula="of:=MONTH([.A844])" office:value-type="float" office:value="6" calcext:value-type="float">
            <text:p>6</text:p>
          </table:table-cell>
          <table:table-cell table:formula="of:=[.C839]" office:value-type="float" office:value="2" calcext:value-type="float">
            <text:p>2</text:p>
          </table:table-cell>
          <table:table-cell table:number-columns-repeated="6"/>
          <table:table-cell table:formula="of:=[.F844]*INDEX([$Rates.$B$2:$Rates.$B$6];[.C844]+1)-[.G844]*INDEX([$Rates.$C$2:$Rates.$C$6];[.C84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45]=0;[.A844]+1;[.A844])" office:value-type="date" office:date-value="2023-06-18" calcext:value-type="date">
            <text:p>2023-06-18</text:p>
          </table:table-cell>
          <table:table-cell table:formula="of:=MONTH([.A845])" office:value-type="float" office:value="6" calcext:value-type="float">
            <text:p>6</text:p>
          </table:table-cell>
          <table:table-cell table:formula="of:=[.C840]" office:value-type="float" office:value="3" calcext:value-type="float">
            <text:p>3</text:p>
          </table:table-cell>
          <table:table-cell table:number-columns-repeated="6"/>
          <table:table-cell table:formula="of:=[.F845]*INDEX([$Rates.$B$2:$Rates.$B$6];[.C845]+1)-[.G845]*INDEX([$Rates.$C$2:$Rates.$C$6];[.C84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46]=0;[.A845]+1;[.A845])" office:value-type="date" office:date-value="2023-06-18" calcext:value-type="date">
            <text:p>2023-06-18</text:p>
          </table:table-cell>
          <table:table-cell table:formula="of:=MONTH([.A846])" office:value-type="float" office:value="6" calcext:value-type="float">
            <text:p>6</text:p>
          </table:table-cell>
          <table:table-cell table:formula="of:=[.C841]" office:value-type="float" office:value="4" calcext:value-type="float">
            <text:p>4</text:p>
          </table:table-cell>
          <table:table-cell table:number-columns-repeated="6"/>
          <table:table-cell table:formula="of:=[.F846]*INDEX([$Rates.$B$2:$Rates.$B$6];[.C846]+1)-[.G846]*INDEX([$Rates.$C$2:$Rates.$C$6];[.C84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47]=0;[.A846]+1;[.A846])" office:value-type="date" office:date-value="2023-06-19" calcext:value-type="date">
            <text:p>2023-06-19</text:p>
          </table:table-cell>
          <table:table-cell table:formula="of:=MONTH([.A847])" office:value-type="float" office:value="6" calcext:value-type="float">
            <text:p>6</text:p>
          </table:table-cell>
          <table:table-cell table:formula="of:=[.C842]" office:value-type="float" office:value="0" calcext:value-type="float">
            <text:p>0</text:p>
          </table:table-cell>
          <table:table-cell table:number-columns-repeated="6"/>
          <table:table-cell table:formula="of:=[.F847]*INDEX([$Rates.$B$2:$Rates.$B$6];[.C847]+1)-[.G847]*INDEX([$Rates.$C$2:$Rates.$C$6];[.C84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48]=0;[.A847]+1;[.A847])" office:value-type="date" office:date-value="2023-06-19" calcext:value-type="date">
            <text:p>2023-06-19</text:p>
          </table:table-cell>
          <table:table-cell table:formula="of:=MONTH([.A848])" office:value-type="float" office:value="6" calcext:value-type="float">
            <text:p>6</text:p>
          </table:table-cell>
          <table:table-cell table:formula="of:=[.C843]" office:value-type="float" office:value="1" calcext:value-type="float">
            <text:p>1</text:p>
          </table:table-cell>
          <table:table-cell table:number-columns-repeated="6"/>
          <table:table-cell table:formula="of:=[.F848]*INDEX([$Rates.$B$2:$Rates.$B$6];[.C848]+1)-[.G848]*INDEX([$Rates.$C$2:$Rates.$C$6];[.C84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49]=0;[.A848]+1;[.A848])" office:value-type="date" office:date-value="2023-06-19" calcext:value-type="date">
            <text:p>2023-06-19</text:p>
          </table:table-cell>
          <table:table-cell table:formula="of:=MONTH([.A849])" office:value-type="float" office:value="6" calcext:value-type="float">
            <text:p>6</text:p>
          </table:table-cell>
          <table:table-cell table:formula="of:=[.C844]" office:value-type="float" office:value="2" calcext:value-type="float">
            <text:p>2</text:p>
          </table:table-cell>
          <table:table-cell table:number-columns-repeated="6"/>
          <table:table-cell table:formula="of:=[.F849]*INDEX([$Rates.$B$2:$Rates.$B$6];[.C849]+1)-[.G849]*INDEX([$Rates.$C$2:$Rates.$C$6];[.C84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50]=0;[.A849]+1;[.A849])" office:value-type="date" office:date-value="2023-06-19" calcext:value-type="date">
            <text:p>2023-06-19</text:p>
          </table:table-cell>
          <table:table-cell table:formula="of:=MONTH([.A850])" office:value-type="float" office:value="6" calcext:value-type="float">
            <text:p>6</text:p>
          </table:table-cell>
          <table:table-cell table:formula="of:=[.C845]" office:value-type="float" office:value="3" calcext:value-type="float">
            <text:p>3</text:p>
          </table:table-cell>
          <table:table-cell table:number-columns-repeated="6"/>
          <table:table-cell table:formula="of:=[.F850]*INDEX([$Rates.$B$2:$Rates.$B$6];[.C850]+1)-[.G850]*INDEX([$Rates.$C$2:$Rates.$C$6];[.C85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51]=0;[.A850]+1;[.A850])" office:value-type="date" office:date-value="2023-06-19" calcext:value-type="date">
            <text:p>2023-06-19</text:p>
          </table:table-cell>
          <table:table-cell table:formula="of:=MONTH([.A851])" office:value-type="float" office:value="6" calcext:value-type="float">
            <text:p>6</text:p>
          </table:table-cell>
          <table:table-cell table:formula="of:=[.C846]" office:value-type="float" office:value="4" calcext:value-type="float">
            <text:p>4</text:p>
          </table:table-cell>
          <table:table-cell table:number-columns-repeated="6"/>
          <table:table-cell table:formula="of:=[.F851]*INDEX([$Rates.$B$2:$Rates.$B$6];[.C851]+1)-[.G851]*INDEX([$Rates.$C$2:$Rates.$C$6];[.C85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52]=0;[.A851]+1;[.A851])" office:value-type="date" office:date-value="2023-06-20" calcext:value-type="date">
            <text:p>2023-06-20</text:p>
          </table:table-cell>
          <table:table-cell table:formula="of:=MONTH([.A852])" office:value-type="float" office:value="6" calcext:value-type="float">
            <text:p>6</text:p>
          </table:table-cell>
          <table:table-cell table:formula="of:=[.C847]" office:value-type="float" office:value="0" calcext:value-type="float">
            <text:p>0</text:p>
          </table:table-cell>
          <table:table-cell table:number-columns-repeated="6"/>
          <table:table-cell table:formula="of:=[.F852]*INDEX([$Rates.$B$2:$Rates.$B$6];[.C852]+1)-[.G852]*INDEX([$Rates.$C$2:$Rates.$C$6];[.C85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53]=0;[.A852]+1;[.A852])" office:value-type="date" office:date-value="2023-06-20" calcext:value-type="date">
            <text:p>2023-06-20</text:p>
          </table:table-cell>
          <table:table-cell table:formula="of:=MONTH([.A853])" office:value-type="float" office:value="6" calcext:value-type="float">
            <text:p>6</text:p>
          </table:table-cell>
          <table:table-cell table:formula="of:=[.C848]" office:value-type="float" office:value="1" calcext:value-type="float">
            <text:p>1</text:p>
          </table:table-cell>
          <table:table-cell table:number-columns-repeated="6"/>
          <table:table-cell table:formula="of:=[.F853]*INDEX([$Rates.$B$2:$Rates.$B$6];[.C853]+1)-[.G853]*INDEX([$Rates.$C$2:$Rates.$C$6];[.C85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54]=0;[.A853]+1;[.A853])" office:value-type="date" office:date-value="2023-06-20" calcext:value-type="date">
            <text:p>2023-06-20</text:p>
          </table:table-cell>
          <table:table-cell table:formula="of:=MONTH([.A854])" office:value-type="float" office:value="6" calcext:value-type="float">
            <text:p>6</text:p>
          </table:table-cell>
          <table:table-cell table:formula="of:=[.C849]" office:value-type="float" office:value="2" calcext:value-type="float">
            <text:p>2</text:p>
          </table:table-cell>
          <table:table-cell table:number-columns-repeated="6"/>
          <table:table-cell table:formula="of:=[.F854]*INDEX([$Rates.$B$2:$Rates.$B$6];[.C854]+1)-[.G854]*INDEX([$Rates.$C$2:$Rates.$C$6];[.C85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55]=0;[.A854]+1;[.A854])" office:value-type="date" office:date-value="2023-06-20" calcext:value-type="date">
            <text:p>2023-06-20</text:p>
          </table:table-cell>
          <table:table-cell table:formula="of:=MONTH([.A855])" office:value-type="float" office:value="6" calcext:value-type="float">
            <text:p>6</text:p>
          </table:table-cell>
          <table:table-cell table:formula="of:=[.C850]" office:value-type="float" office:value="3" calcext:value-type="float">
            <text:p>3</text:p>
          </table:table-cell>
          <table:table-cell table:number-columns-repeated="6"/>
          <table:table-cell table:formula="of:=[.F855]*INDEX([$Rates.$B$2:$Rates.$B$6];[.C855]+1)-[.G855]*INDEX([$Rates.$C$2:$Rates.$C$6];[.C85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56]=0;[.A855]+1;[.A855])" office:value-type="date" office:date-value="2023-06-20" calcext:value-type="date">
            <text:p>2023-06-20</text:p>
          </table:table-cell>
          <table:table-cell table:formula="of:=MONTH([.A856])" office:value-type="float" office:value="6" calcext:value-type="float">
            <text:p>6</text:p>
          </table:table-cell>
          <table:table-cell table:formula="of:=[.C851]" office:value-type="float" office:value="4" calcext:value-type="float">
            <text:p>4</text:p>
          </table:table-cell>
          <table:table-cell table:number-columns-repeated="6"/>
          <table:table-cell table:formula="of:=[.F856]*INDEX([$Rates.$B$2:$Rates.$B$6];[.C856]+1)-[.G856]*INDEX([$Rates.$C$2:$Rates.$C$6];[.C85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57]=0;[.A856]+1;[.A856])" office:value-type="date" office:date-value="2023-06-21" calcext:value-type="date">
            <text:p>2023-06-21</text:p>
          </table:table-cell>
          <table:table-cell table:formula="of:=MONTH([.A857])" office:value-type="float" office:value="6" calcext:value-type="float">
            <text:p>6</text:p>
          </table:table-cell>
          <table:table-cell table:formula="of:=[.C852]" office:value-type="float" office:value="0" calcext:value-type="float">
            <text:p>0</text:p>
          </table:table-cell>
          <table:table-cell table:number-columns-repeated="6"/>
          <table:table-cell table:formula="of:=[.F857]*INDEX([$Rates.$B$2:$Rates.$B$6];[.C857]+1)-[.G857]*INDEX([$Rates.$C$2:$Rates.$C$6];[.C85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58]=0;[.A857]+1;[.A857])" office:value-type="date" office:date-value="2023-06-21" calcext:value-type="date">
            <text:p>2023-06-21</text:p>
          </table:table-cell>
          <table:table-cell table:formula="of:=MONTH([.A858])" office:value-type="float" office:value="6" calcext:value-type="float">
            <text:p>6</text:p>
          </table:table-cell>
          <table:table-cell table:formula="of:=[.C853]" office:value-type="float" office:value="1" calcext:value-type="float">
            <text:p>1</text:p>
          </table:table-cell>
          <table:table-cell table:number-columns-repeated="6"/>
          <table:table-cell table:formula="of:=[.F858]*INDEX([$Rates.$B$2:$Rates.$B$6];[.C858]+1)-[.G858]*INDEX([$Rates.$C$2:$Rates.$C$6];[.C85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59]=0;[.A858]+1;[.A858])" office:value-type="date" office:date-value="2023-06-21" calcext:value-type="date">
            <text:p>2023-06-21</text:p>
          </table:table-cell>
          <table:table-cell table:formula="of:=MONTH([.A859])" office:value-type="float" office:value="6" calcext:value-type="float">
            <text:p>6</text:p>
          </table:table-cell>
          <table:table-cell table:formula="of:=[.C854]" office:value-type="float" office:value="2" calcext:value-type="float">
            <text:p>2</text:p>
          </table:table-cell>
          <table:table-cell table:number-columns-repeated="6"/>
          <table:table-cell table:formula="of:=[.F859]*INDEX([$Rates.$B$2:$Rates.$B$6];[.C859]+1)-[.G859]*INDEX([$Rates.$C$2:$Rates.$C$6];[.C85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60]=0;[.A859]+1;[.A859])" office:value-type="date" office:date-value="2023-06-21" calcext:value-type="date">
            <text:p>2023-06-21</text:p>
          </table:table-cell>
          <table:table-cell table:formula="of:=MONTH([.A860])" office:value-type="float" office:value="6" calcext:value-type="float">
            <text:p>6</text:p>
          </table:table-cell>
          <table:table-cell table:formula="of:=[.C855]" office:value-type="float" office:value="3" calcext:value-type="float">
            <text:p>3</text:p>
          </table:table-cell>
          <table:table-cell table:number-columns-repeated="6"/>
          <table:table-cell table:formula="of:=[.F860]*INDEX([$Rates.$B$2:$Rates.$B$6];[.C860]+1)-[.G860]*INDEX([$Rates.$C$2:$Rates.$C$6];[.C86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61]=0;[.A860]+1;[.A860])" office:value-type="date" office:date-value="2023-06-21" calcext:value-type="date">
            <text:p>2023-06-21</text:p>
          </table:table-cell>
          <table:table-cell table:formula="of:=MONTH([.A861])" office:value-type="float" office:value="6" calcext:value-type="float">
            <text:p>6</text:p>
          </table:table-cell>
          <table:table-cell table:formula="of:=[.C856]" office:value-type="float" office:value="4" calcext:value-type="float">
            <text:p>4</text:p>
          </table:table-cell>
          <table:table-cell table:number-columns-repeated="6"/>
          <table:table-cell table:formula="of:=[.F861]*INDEX([$Rates.$B$2:$Rates.$B$6];[.C861]+1)-[.G861]*INDEX([$Rates.$C$2:$Rates.$C$6];[.C86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62]=0;[.A861]+1;[.A861])" office:value-type="date" office:date-value="2023-06-22" calcext:value-type="date">
            <text:p>2023-06-22</text:p>
          </table:table-cell>
          <table:table-cell table:formula="of:=MONTH([.A862])" office:value-type="float" office:value="6" calcext:value-type="float">
            <text:p>6</text:p>
          </table:table-cell>
          <table:table-cell table:formula="of:=[.C857]" office:value-type="float" office:value="0" calcext:value-type="float">
            <text:p>0</text:p>
          </table:table-cell>
          <table:table-cell table:number-columns-repeated="6"/>
          <table:table-cell table:formula="of:=[.F862]*INDEX([$Rates.$B$2:$Rates.$B$6];[.C862]+1)-[.G862]*INDEX([$Rates.$C$2:$Rates.$C$6];[.C86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63]=0;[.A862]+1;[.A862])" office:value-type="date" office:date-value="2023-06-22" calcext:value-type="date">
            <text:p>2023-06-22</text:p>
          </table:table-cell>
          <table:table-cell table:formula="of:=MONTH([.A863])" office:value-type="float" office:value="6" calcext:value-type="float">
            <text:p>6</text:p>
          </table:table-cell>
          <table:table-cell table:formula="of:=[.C858]" office:value-type="float" office:value="1" calcext:value-type="float">
            <text:p>1</text:p>
          </table:table-cell>
          <table:table-cell table:number-columns-repeated="6"/>
          <table:table-cell table:formula="of:=[.F863]*INDEX([$Rates.$B$2:$Rates.$B$6];[.C863]+1)-[.G863]*INDEX([$Rates.$C$2:$Rates.$C$6];[.C86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64]=0;[.A863]+1;[.A863])" office:value-type="date" office:date-value="2023-06-22" calcext:value-type="date">
            <text:p>2023-06-22</text:p>
          </table:table-cell>
          <table:table-cell table:formula="of:=MONTH([.A864])" office:value-type="float" office:value="6" calcext:value-type="float">
            <text:p>6</text:p>
          </table:table-cell>
          <table:table-cell table:formula="of:=[.C859]" office:value-type="float" office:value="2" calcext:value-type="float">
            <text:p>2</text:p>
          </table:table-cell>
          <table:table-cell table:number-columns-repeated="6"/>
          <table:table-cell table:formula="of:=[.F864]*INDEX([$Rates.$B$2:$Rates.$B$6];[.C864]+1)-[.G864]*INDEX([$Rates.$C$2:$Rates.$C$6];[.C86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65]=0;[.A864]+1;[.A864])" office:value-type="date" office:date-value="2023-06-22" calcext:value-type="date">
            <text:p>2023-06-22</text:p>
          </table:table-cell>
          <table:table-cell table:formula="of:=MONTH([.A865])" office:value-type="float" office:value="6" calcext:value-type="float">
            <text:p>6</text:p>
          </table:table-cell>
          <table:table-cell table:formula="of:=[.C860]" office:value-type="float" office:value="3" calcext:value-type="float">
            <text:p>3</text:p>
          </table:table-cell>
          <table:table-cell table:number-columns-repeated="6"/>
          <table:table-cell table:formula="of:=[.F865]*INDEX([$Rates.$B$2:$Rates.$B$6];[.C865]+1)-[.G865]*INDEX([$Rates.$C$2:$Rates.$C$6];[.C86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66]=0;[.A865]+1;[.A865])" office:value-type="date" office:date-value="2023-06-22" calcext:value-type="date">
            <text:p>2023-06-22</text:p>
          </table:table-cell>
          <table:table-cell table:formula="of:=MONTH([.A866])" office:value-type="float" office:value="6" calcext:value-type="float">
            <text:p>6</text:p>
          </table:table-cell>
          <table:table-cell table:formula="of:=[.C861]" office:value-type="float" office:value="4" calcext:value-type="float">
            <text:p>4</text:p>
          </table:table-cell>
          <table:table-cell table:number-columns-repeated="6"/>
          <table:table-cell table:formula="of:=[.F866]*INDEX([$Rates.$B$2:$Rates.$B$6];[.C866]+1)-[.G866]*INDEX([$Rates.$C$2:$Rates.$C$6];[.C86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67]=0;[.A866]+1;[.A866])" office:value-type="date" office:date-value="2023-06-23" calcext:value-type="date">
            <text:p>2023-06-23</text:p>
          </table:table-cell>
          <table:table-cell table:formula="of:=MONTH([.A867])" office:value-type="float" office:value="6" calcext:value-type="float">
            <text:p>6</text:p>
          </table:table-cell>
          <table:table-cell table:formula="of:=[.C862]" office:value-type="float" office:value="0" calcext:value-type="float">
            <text:p>0</text:p>
          </table:table-cell>
          <table:table-cell table:number-columns-repeated="6"/>
          <table:table-cell table:formula="of:=[.F867]*INDEX([$Rates.$B$2:$Rates.$B$6];[.C867]+1)-[.G867]*INDEX([$Rates.$C$2:$Rates.$C$6];[.C86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68]=0;[.A867]+1;[.A867])" office:value-type="date" office:date-value="2023-06-23" calcext:value-type="date">
            <text:p>2023-06-23</text:p>
          </table:table-cell>
          <table:table-cell table:formula="of:=MONTH([.A868])" office:value-type="float" office:value="6" calcext:value-type="float">
            <text:p>6</text:p>
          </table:table-cell>
          <table:table-cell table:formula="of:=[.C863]" office:value-type="float" office:value="1" calcext:value-type="float">
            <text:p>1</text:p>
          </table:table-cell>
          <table:table-cell table:number-columns-repeated="6"/>
          <table:table-cell table:formula="of:=[.F868]*INDEX([$Rates.$B$2:$Rates.$B$6];[.C868]+1)-[.G868]*INDEX([$Rates.$C$2:$Rates.$C$6];[.C86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69]=0;[.A868]+1;[.A868])" office:value-type="date" office:date-value="2023-06-23" calcext:value-type="date">
            <text:p>2023-06-23</text:p>
          </table:table-cell>
          <table:table-cell table:formula="of:=MONTH([.A869])" office:value-type="float" office:value="6" calcext:value-type="float">
            <text:p>6</text:p>
          </table:table-cell>
          <table:table-cell table:formula="of:=[.C864]" office:value-type="float" office:value="2" calcext:value-type="float">
            <text:p>2</text:p>
          </table:table-cell>
          <table:table-cell table:number-columns-repeated="6"/>
          <table:table-cell table:formula="of:=[.F869]*INDEX([$Rates.$B$2:$Rates.$B$6];[.C869]+1)-[.G869]*INDEX([$Rates.$C$2:$Rates.$C$6];[.C86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70]=0;[.A869]+1;[.A869])" office:value-type="date" office:date-value="2023-06-23" calcext:value-type="date">
            <text:p>2023-06-23</text:p>
          </table:table-cell>
          <table:table-cell table:formula="of:=MONTH([.A870])" office:value-type="float" office:value="6" calcext:value-type="float">
            <text:p>6</text:p>
          </table:table-cell>
          <table:table-cell table:formula="of:=[.C865]" office:value-type="float" office:value="3" calcext:value-type="float">
            <text:p>3</text:p>
          </table:table-cell>
          <table:table-cell table:number-columns-repeated="6"/>
          <table:table-cell table:formula="of:=[.F870]*INDEX([$Rates.$B$2:$Rates.$B$6];[.C870]+1)-[.G870]*INDEX([$Rates.$C$2:$Rates.$C$6];[.C87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71]=0;[.A870]+1;[.A870])" office:value-type="date" office:date-value="2023-06-23" calcext:value-type="date">
            <text:p>2023-06-23</text:p>
          </table:table-cell>
          <table:table-cell table:formula="of:=MONTH([.A871])" office:value-type="float" office:value="6" calcext:value-type="float">
            <text:p>6</text:p>
          </table:table-cell>
          <table:table-cell table:formula="of:=[.C866]" office:value-type="float" office:value="4" calcext:value-type="float">
            <text:p>4</text:p>
          </table:table-cell>
          <table:table-cell table:number-columns-repeated="6"/>
          <table:table-cell table:formula="of:=[.F871]*INDEX([$Rates.$B$2:$Rates.$B$6];[.C871]+1)-[.G871]*INDEX([$Rates.$C$2:$Rates.$C$6];[.C87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72]=0;[.A871]+1;[.A871])" office:value-type="date" office:date-value="2023-06-24" calcext:value-type="date">
            <text:p>2023-06-24</text:p>
          </table:table-cell>
          <table:table-cell table:formula="of:=MONTH([.A872])" office:value-type="float" office:value="6" calcext:value-type="float">
            <text:p>6</text:p>
          </table:table-cell>
          <table:table-cell table:formula="of:=[.C867]" office:value-type="float" office:value="0" calcext:value-type="float">
            <text:p>0</text:p>
          </table:table-cell>
          <table:table-cell table:number-columns-repeated="6"/>
          <table:table-cell table:formula="of:=[.F872]*INDEX([$Rates.$B$2:$Rates.$B$6];[.C872]+1)-[.G872]*INDEX([$Rates.$C$2:$Rates.$C$6];[.C87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73]=0;[.A872]+1;[.A872])" office:value-type="date" office:date-value="2023-06-24" calcext:value-type="date">
            <text:p>2023-06-24</text:p>
          </table:table-cell>
          <table:table-cell table:formula="of:=MONTH([.A873])" office:value-type="float" office:value="6" calcext:value-type="float">
            <text:p>6</text:p>
          </table:table-cell>
          <table:table-cell table:formula="of:=[.C868]" office:value-type="float" office:value="1" calcext:value-type="float">
            <text:p>1</text:p>
          </table:table-cell>
          <table:table-cell table:number-columns-repeated="6"/>
          <table:table-cell table:formula="of:=[.F873]*INDEX([$Rates.$B$2:$Rates.$B$6];[.C873]+1)-[.G873]*INDEX([$Rates.$C$2:$Rates.$C$6];[.C87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74]=0;[.A873]+1;[.A873])" office:value-type="date" office:date-value="2023-06-24" calcext:value-type="date">
            <text:p>2023-06-24</text:p>
          </table:table-cell>
          <table:table-cell table:formula="of:=MONTH([.A874])" office:value-type="float" office:value="6" calcext:value-type="float">
            <text:p>6</text:p>
          </table:table-cell>
          <table:table-cell table:formula="of:=[.C869]" office:value-type="float" office:value="2" calcext:value-type="float">
            <text:p>2</text:p>
          </table:table-cell>
          <table:table-cell table:number-columns-repeated="6"/>
          <table:table-cell table:formula="of:=[.F874]*INDEX([$Rates.$B$2:$Rates.$B$6];[.C874]+1)-[.G874]*INDEX([$Rates.$C$2:$Rates.$C$6];[.C87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75]=0;[.A874]+1;[.A874])" office:value-type="date" office:date-value="2023-06-24" calcext:value-type="date">
            <text:p>2023-06-24</text:p>
          </table:table-cell>
          <table:table-cell table:formula="of:=MONTH([.A875])" office:value-type="float" office:value="6" calcext:value-type="float">
            <text:p>6</text:p>
          </table:table-cell>
          <table:table-cell table:formula="of:=[.C870]" office:value-type="float" office:value="3" calcext:value-type="float">
            <text:p>3</text:p>
          </table:table-cell>
          <table:table-cell table:number-columns-repeated="6"/>
          <table:table-cell table:formula="of:=[.F875]*INDEX([$Rates.$B$2:$Rates.$B$6];[.C875]+1)-[.G875]*INDEX([$Rates.$C$2:$Rates.$C$6];[.C87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76]=0;[.A875]+1;[.A875])" office:value-type="date" office:date-value="2023-06-24" calcext:value-type="date">
            <text:p>2023-06-24</text:p>
          </table:table-cell>
          <table:table-cell table:formula="of:=MONTH([.A876])" office:value-type="float" office:value="6" calcext:value-type="float">
            <text:p>6</text:p>
          </table:table-cell>
          <table:table-cell table:formula="of:=[.C871]" office:value-type="float" office:value="4" calcext:value-type="float">
            <text:p>4</text:p>
          </table:table-cell>
          <table:table-cell table:number-columns-repeated="6"/>
          <table:table-cell table:formula="of:=[.F876]*INDEX([$Rates.$B$2:$Rates.$B$6];[.C876]+1)-[.G876]*INDEX([$Rates.$C$2:$Rates.$C$6];[.C87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77]=0;[.A876]+1;[.A876])" office:value-type="date" office:date-value="2023-06-25" calcext:value-type="date">
            <text:p>2023-06-25</text:p>
          </table:table-cell>
          <table:table-cell table:formula="of:=MONTH([.A877])" office:value-type="float" office:value="6" calcext:value-type="float">
            <text:p>6</text:p>
          </table:table-cell>
          <table:table-cell table:formula="of:=[.C872]" office:value-type="float" office:value="0" calcext:value-type="float">
            <text:p>0</text:p>
          </table:table-cell>
          <table:table-cell table:number-columns-repeated="6"/>
          <table:table-cell table:formula="of:=[.F877]*INDEX([$Rates.$B$2:$Rates.$B$6];[.C877]+1)-[.G877]*INDEX([$Rates.$C$2:$Rates.$C$6];[.C87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78]=0;[.A877]+1;[.A877])" office:value-type="date" office:date-value="2023-06-25" calcext:value-type="date">
            <text:p>2023-06-25</text:p>
          </table:table-cell>
          <table:table-cell table:formula="of:=MONTH([.A878])" office:value-type="float" office:value="6" calcext:value-type="float">
            <text:p>6</text:p>
          </table:table-cell>
          <table:table-cell table:formula="of:=[.C873]" office:value-type="float" office:value="1" calcext:value-type="float">
            <text:p>1</text:p>
          </table:table-cell>
          <table:table-cell table:number-columns-repeated="6"/>
          <table:table-cell table:formula="of:=[.F878]*INDEX([$Rates.$B$2:$Rates.$B$6];[.C878]+1)-[.G878]*INDEX([$Rates.$C$2:$Rates.$C$6];[.C87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79]=0;[.A878]+1;[.A878])" office:value-type="date" office:date-value="2023-06-25" calcext:value-type="date">
            <text:p>2023-06-25</text:p>
          </table:table-cell>
          <table:table-cell table:formula="of:=MONTH([.A879])" office:value-type="float" office:value="6" calcext:value-type="float">
            <text:p>6</text:p>
          </table:table-cell>
          <table:table-cell table:formula="of:=[.C874]" office:value-type="float" office:value="2" calcext:value-type="float">
            <text:p>2</text:p>
          </table:table-cell>
          <table:table-cell table:number-columns-repeated="6"/>
          <table:table-cell table:formula="of:=[.F879]*INDEX([$Rates.$B$2:$Rates.$B$6];[.C879]+1)-[.G879]*INDEX([$Rates.$C$2:$Rates.$C$6];[.C87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80]=0;[.A879]+1;[.A879])" office:value-type="date" office:date-value="2023-06-25" calcext:value-type="date">
            <text:p>2023-06-25</text:p>
          </table:table-cell>
          <table:table-cell table:formula="of:=MONTH([.A880])" office:value-type="float" office:value="6" calcext:value-type="float">
            <text:p>6</text:p>
          </table:table-cell>
          <table:table-cell table:formula="of:=[.C875]" office:value-type="float" office:value="3" calcext:value-type="float">
            <text:p>3</text:p>
          </table:table-cell>
          <table:table-cell table:number-columns-repeated="6"/>
          <table:table-cell table:formula="of:=[.F880]*INDEX([$Rates.$B$2:$Rates.$B$6];[.C880]+1)-[.G880]*INDEX([$Rates.$C$2:$Rates.$C$6];[.C88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81]=0;[.A880]+1;[.A880])" office:value-type="date" office:date-value="2023-06-25" calcext:value-type="date">
            <text:p>2023-06-25</text:p>
          </table:table-cell>
          <table:table-cell table:formula="of:=MONTH([.A881])" office:value-type="float" office:value="6" calcext:value-type="float">
            <text:p>6</text:p>
          </table:table-cell>
          <table:table-cell table:formula="of:=[.C876]" office:value-type="float" office:value="4" calcext:value-type="float">
            <text:p>4</text:p>
          </table:table-cell>
          <table:table-cell table:number-columns-repeated="6"/>
          <table:table-cell table:formula="of:=[.F881]*INDEX([$Rates.$B$2:$Rates.$B$6];[.C881]+1)-[.G881]*INDEX([$Rates.$C$2:$Rates.$C$6];[.C88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82]=0;[.A881]+1;[.A881])" office:value-type="date" office:date-value="2023-06-26" calcext:value-type="date">
            <text:p>2023-06-26</text:p>
          </table:table-cell>
          <table:table-cell table:formula="of:=MONTH([.A882])" office:value-type="float" office:value="6" calcext:value-type="float">
            <text:p>6</text:p>
          </table:table-cell>
          <table:table-cell table:formula="of:=[.C877]" office:value-type="float" office:value="0" calcext:value-type="float">
            <text:p>0</text:p>
          </table:table-cell>
          <table:table-cell table:number-columns-repeated="6"/>
          <table:table-cell table:formula="of:=[.F882]*INDEX([$Rates.$B$2:$Rates.$B$6];[.C882]+1)-[.G882]*INDEX([$Rates.$C$2:$Rates.$C$6];[.C88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83]=0;[.A882]+1;[.A882])" office:value-type="date" office:date-value="2023-06-26" calcext:value-type="date">
            <text:p>2023-06-26</text:p>
          </table:table-cell>
          <table:table-cell table:formula="of:=MONTH([.A883])" office:value-type="float" office:value="6" calcext:value-type="float">
            <text:p>6</text:p>
          </table:table-cell>
          <table:table-cell table:formula="of:=[.C878]" office:value-type="float" office:value="1" calcext:value-type="float">
            <text:p>1</text:p>
          </table:table-cell>
          <table:table-cell table:number-columns-repeated="6"/>
          <table:table-cell table:formula="of:=[.F883]*INDEX([$Rates.$B$2:$Rates.$B$6];[.C883]+1)-[.G883]*INDEX([$Rates.$C$2:$Rates.$C$6];[.C88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84]=0;[.A883]+1;[.A883])" office:value-type="date" office:date-value="2023-06-26" calcext:value-type="date">
            <text:p>2023-06-26</text:p>
          </table:table-cell>
          <table:table-cell table:formula="of:=MONTH([.A884])" office:value-type="float" office:value="6" calcext:value-type="float">
            <text:p>6</text:p>
          </table:table-cell>
          <table:table-cell table:formula="of:=[.C879]" office:value-type="float" office:value="2" calcext:value-type="float">
            <text:p>2</text:p>
          </table:table-cell>
          <table:table-cell table:number-columns-repeated="6"/>
          <table:table-cell table:formula="of:=[.F884]*INDEX([$Rates.$B$2:$Rates.$B$6];[.C884]+1)-[.G884]*INDEX([$Rates.$C$2:$Rates.$C$6];[.C88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85]=0;[.A884]+1;[.A884])" office:value-type="date" office:date-value="2023-06-26" calcext:value-type="date">
            <text:p>2023-06-26</text:p>
          </table:table-cell>
          <table:table-cell table:formula="of:=MONTH([.A885])" office:value-type="float" office:value="6" calcext:value-type="float">
            <text:p>6</text:p>
          </table:table-cell>
          <table:table-cell table:formula="of:=[.C880]" office:value-type="float" office:value="3" calcext:value-type="float">
            <text:p>3</text:p>
          </table:table-cell>
          <table:table-cell table:number-columns-repeated="6"/>
          <table:table-cell table:formula="of:=[.F885]*INDEX([$Rates.$B$2:$Rates.$B$6];[.C885]+1)-[.G885]*INDEX([$Rates.$C$2:$Rates.$C$6];[.C88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86]=0;[.A885]+1;[.A885])" office:value-type="date" office:date-value="2023-06-26" calcext:value-type="date">
            <text:p>2023-06-26</text:p>
          </table:table-cell>
          <table:table-cell table:formula="of:=MONTH([.A886])" office:value-type="float" office:value="6" calcext:value-type="float">
            <text:p>6</text:p>
          </table:table-cell>
          <table:table-cell table:formula="of:=[.C881]" office:value-type="float" office:value="4" calcext:value-type="float">
            <text:p>4</text:p>
          </table:table-cell>
          <table:table-cell table:number-columns-repeated="6"/>
          <table:table-cell table:formula="of:=[.F886]*INDEX([$Rates.$B$2:$Rates.$B$6];[.C886]+1)-[.G886]*INDEX([$Rates.$C$2:$Rates.$C$6];[.C88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87]=0;[.A886]+1;[.A886])" office:value-type="date" office:date-value="2023-06-27" calcext:value-type="date">
            <text:p>2023-06-27</text:p>
          </table:table-cell>
          <table:table-cell table:formula="of:=MONTH([.A887])" office:value-type="float" office:value="6" calcext:value-type="float">
            <text:p>6</text:p>
          </table:table-cell>
          <table:table-cell table:formula="of:=[.C882]" office:value-type="float" office:value="0" calcext:value-type="float">
            <text:p>0</text:p>
          </table:table-cell>
          <table:table-cell table:number-columns-repeated="6"/>
          <table:table-cell table:formula="of:=[.F887]*INDEX([$Rates.$B$2:$Rates.$B$6];[.C887]+1)-[.G887]*INDEX([$Rates.$C$2:$Rates.$C$6];[.C88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88]=0;[.A887]+1;[.A887])" office:value-type="date" office:date-value="2023-06-27" calcext:value-type="date">
            <text:p>2023-06-27</text:p>
          </table:table-cell>
          <table:table-cell table:formula="of:=MONTH([.A888])" office:value-type="float" office:value="6" calcext:value-type="float">
            <text:p>6</text:p>
          </table:table-cell>
          <table:table-cell table:formula="of:=[.C883]" office:value-type="float" office:value="1" calcext:value-type="float">
            <text:p>1</text:p>
          </table:table-cell>
          <table:table-cell table:number-columns-repeated="6"/>
          <table:table-cell table:formula="of:=[.F888]*INDEX([$Rates.$B$2:$Rates.$B$6];[.C888]+1)-[.G888]*INDEX([$Rates.$C$2:$Rates.$C$6];[.C88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89]=0;[.A888]+1;[.A888])" office:value-type="date" office:date-value="2023-06-27" calcext:value-type="date">
            <text:p>2023-06-27</text:p>
          </table:table-cell>
          <table:table-cell table:formula="of:=MONTH([.A889])" office:value-type="float" office:value="6" calcext:value-type="float">
            <text:p>6</text:p>
          </table:table-cell>
          <table:table-cell table:formula="of:=[.C884]" office:value-type="float" office:value="2" calcext:value-type="float">
            <text:p>2</text:p>
          </table:table-cell>
          <table:table-cell table:number-columns-repeated="6"/>
          <table:table-cell table:formula="of:=[.F889]*INDEX([$Rates.$B$2:$Rates.$B$6];[.C889]+1)-[.G889]*INDEX([$Rates.$C$2:$Rates.$C$6];[.C88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90]=0;[.A889]+1;[.A889])" office:value-type="date" office:date-value="2023-06-27" calcext:value-type="date">
            <text:p>2023-06-27</text:p>
          </table:table-cell>
          <table:table-cell table:formula="of:=MONTH([.A890])" office:value-type="float" office:value="6" calcext:value-type="float">
            <text:p>6</text:p>
          </table:table-cell>
          <table:table-cell table:formula="of:=[.C885]" office:value-type="float" office:value="3" calcext:value-type="float">
            <text:p>3</text:p>
          </table:table-cell>
          <table:table-cell table:number-columns-repeated="6"/>
          <table:table-cell table:formula="of:=[.F890]*INDEX([$Rates.$B$2:$Rates.$B$6];[.C890]+1)-[.G890]*INDEX([$Rates.$C$2:$Rates.$C$6];[.C89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91]=0;[.A890]+1;[.A890])" office:value-type="date" office:date-value="2023-06-27" calcext:value-type="date">
            <text:p>2023-06-27</text:p>
          </table:table-cell>
          <table:table-cell table:formula="of:=MONTH([.A891])" office:value-type="float" office:value="6" calcext:value-type="float">
            <text:p>6</text:p>
          </table:table-cell>
          <table:table-cell table:formula="of:=[.C886]" office:value-type="float" office:value="4" calcext:value-type="float">
            <text:p>4</text:p>
          </table:table-cell>
          <table:table-cell table:number-columns-repeated="6"/>
          <table:table-cell table:formula="of:=[.F891]*INDEX([$Rates.$B$2:$Rates.$B$6];[.C891]+1)-[.G891]*INDEX([$Rates.$C$2:$Rates.$C$6];[.C89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92]=0;[.A891]+1;[.A891])" office:value-type="date" office:date-value="2023-06-28" calcext:value-type="date">
            <text:p>2023-06-28</text:p>
          </table:table-cell>
          <table:table-cell table:formula="of:=MONTH([.A892])" office:value-type="float" office:value="6" calcext:value-type="float">
            <text:p>6</text:p>
          </table:table-cell>
          <table:table-cell table:formula="of:=[.C887]" office:value-type="float" office:value="0" calcext:value-type="float">
            <text:p>0</text:p>
          </table:table-cell>
          <table:table-cell table:number-columns-repeated="6"/>
          <table:table-cell table:formula="of:=[.F892]*INDEX([$Rates.$B$2:$Rates.$B$6];[.C892]+1)-[.G892]*INDEX([$Rates.$C$2:$Rates.$C$6];[.C89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93]=0;[.A892]+1;[.A892])" office:value-type="date" office:date-value="2023-06-28" calcext:value-type="date">
            <text:p>2023-06-28</text:p>
          </table:table-cell>
          <table:table-cell table:formula="of:=MONTH([.A893])" office:value-type="float" office:value="6" calcext:value-type="float">
            <text:p>6</text:p>
          </table:table-cell>
          <table:table-cell table:formula="of:=[.C888]" office:value-type="float" office:value="1" calcext:value-type="float">
            <text:p>1</text:p>
          </table:table-cell>
          <table:table-cell table:number-columns-repeated="6"/>
          <table:table-cell table:formula="of:=[.F893]*INDEX([$Rates.$B$2:$Rates.$B$6];[.C893]+1)-[.G893]*INDEX([$Rates.$C$2:$Rates.$C$6];[.C89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94]=0;[.A893]+1;[.A893])" office:value-type="date" office:date-value="2023-06-28" calcext:value-type="date">
            <text:p>2023-06-28</text:p>
          </table:table-cell>
          <table:table-cell table:formula="of:=MONTH([.A894])" office:value-type="float" office:value="6" calcext:value-type="float">
            <text:p>6</text:p>
          </table:table-cell>
          <table:table-cell table:formula="of:=[.C889]" office:value-type="float" office:value="2" calcext:value-type="float">
            <text:p>2</text:p>
          </table:table-cell>
          <table:table-cell table:number-columns-repeated="6"/>
          <table:table-cell table:formula="of:=[.F894]*INDEX([$Rates.$B$2:$Rates.$B$6];[.C894]+1)-[.G894]*INDEX([$Rates.$C$2:$Rates.$C$6];[.C89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95]=0;[.A894]+1;[.A894])" office:value-type="date" office:date-value="2023-06-28" calcext:value-type="date">
            <text:p>2023-06-28</text:p>
          </table:table-cell>
          <table:table-cell table:formula="of:=MONTH([.A895])" office:value-type="float" office:value="6" calcext:value-type="float">
            <text:p>6</text:p>
          </table:table-cell>
          <table:table-cell table:formula="of:=[.C890]" office:value-type="float" office:value="3" calcext:value-type="float">
            <text:p>3</text:p>
          </table:table-cell>
          <table:table-cell table:number-columns-repeated="6"/>
          <table:table-cell table:formula="of:=[.F895]*INDEX([$Rates.$B$2:$Rates.$B$6];[.C895]+1)-[.G895]*INDEX([$Rates.$C$2:$Rates.$C$6];[.C89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96]=0;[.A895]+1;[.A895])" office:value-type="date" office:date-value="2023-06-28" calcext:value-type="date">
            <text:p>2023-06-28</text:p>
          </table:table-cell>
          <table:table-cell table:formula="of:=MONTH([.A896])" office:value-type="float" office:value="6" calcext:value-type="float">
            <text:p>6</text:p>
          </table:table-cell>
          <table:table-cell table:formula="of:=[.C891]" office:value-type="float" office:value="4" calcext:value-type="float">
            <text:p>4</text:p>
          </table:table-cell>
          <table:table-cell table:number-columns-repeated="6"/>
          <table:table-cell table:formula="of:=[.F896]*INDEX([$Rates.$B$2:$Rates.$B$6];[.C896]+1)-[.G896]*INDEX([$Rates.$C$2:$Rates.$C$6];[.C89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97]=0;[.A896]+1;[.A896])" office:value-type="date" office:date-value="2023-06-29" calcext:value-type="date">
            <text:p>2023-06-29</text:p>
          </table:table-cell>
          <table:table-cell table:formula="of:=MONTH([.A897])" office:value-type="float" office:value="6" calcext:value-type="float">
            <text:p>6</text:p>
          </table:table-cell>
          <table:table-cell table:formula="of:=[.C892]" office:value-type="float" office:value="0" calcext:value-type="float">
            <text:p>0</text:p>
          </table:table-cell>
          <table:table-cell table:number-columns-repeated="6"/>
          <table:table-cell table:formula="of:=[.F897]*INDEX([$Rates.$B$2:$Rates.$B$6];[.C897]+1)-[.G897]*INDEX([$Rates.$C$2:$Rates.$C$6];[.C89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98]=0;[.A897]+1;[.A897])" office:value-type="date" office:date-value="2023-06-29" calcext:value-type="date">
            <text:p>2023-06-29</text:p>
          </table:table-cell>
          <table:table-cell table:formula="of:=MONTH([.A898])" office:value-type="float" office:value="6" calcext:value-type="float">
            <text:p>6</text:p>
          </table:table-cell>
          <table:table-cell table:formula="of:=[.C893]" office:value-type="float" office:value="1" calcext:value-type="float">
            <text:p>1</text:p>
          </table:table-cell>
          <table:table-cell table:number-columns-repeated="6"/>
          <table:table-cell table:formula="of:=[.F898]*INDEX([$Rates.$B$2:$Rates.$B$6];[.C898]+1)-[.G898]*INDEX([$Rates.$C$2:$Rates.$C$6];[.C89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899]=0;[.A898]+1;[.A898])" office:value-type="date" office:date-value="2023-06-29" calcext:value-type="date">
            <text:p>2023-06-29</text:p>
          </table:table-cell>
          <table:table-cell table:formula="of:=MONTH([.A899])" office:value-type="float" office:value="6" calcext:value-type="float">
            <text:p>6</text:p>
          </table:table-cell>
          <table:table-cell table:formula="of:=[.C894]" office:value-type="float" office:value="2" calcext:value-type="float">
            <text:p>2</text:p>
          </table:table-cell>
          <table:table-cell table:number-columns-repeated="6"/>
          <table:table-cell table:formula="of:=[.F899]*INDEX([$Rates.$B$2:$Rates.$B$6];[.C899]+1)-[.G899]*INDEX([$Rates.$C$2:$Rates.$C$6];[.C89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00]=0;[.A899]+1;[.A899])" office:value-type="date" office:date-value="2023-06-29" calcext:value-type="date">
            <text:p>2023-06-29</text:p>
          </table:table-cell>
          <table:table-cell table:formula="of:=MONTH([.A900])" office:value-type="float" office:value="6" calcext:value-type="float">
            <text:p>6</text:p>
          </table:table-cell>
          <table:table-cell table:formula="of:=[.C895]" office:value-type="float" office:value="3" calcext:value-type="float">
            <text:p>3</text:p>
          </table:table-cell>
          <table:table-cell table:number-columns-repeated="6"/>
          <table:table-cell table:formula="of:=[.F900]*INDEX([$Rates.$B$2:$Rates.$B$6];[.C900]+1)-[.G900]*INDEX([$Rates.$C$2:$Rates.$C$6];[.C90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01]=0;[.A900]+1;[.A900])" office:value-type="date" office:date-value="2023-06-29" calcext:value-type="date">
            <text:p>2023-06-29</text:p>
          </table:table-cell>
          <table:table-cell table:formula="of:=MONTH([.A901])" office:value-type="float" office:value="6" calcext:value-type="float">
            <text:p>6</text:p>
          </table:table-cell>
          <table:table-cell table:formula="of:=[.C896]" office:value-type="float" office:value="4" calcext:value-type="float">
            <text:p>4</text:p>
          </table:table-cell>
          <table:table-cell table:number-columns-repeated="6"/>
          <table:table-cell table:formula="of:=[.F901]*INDEX([$Rates.$B$2:$Rates.$B$6];[.C901]+1)-[.G901]*INDEX([$Rates.$C$2:$Rates.$C$6];[.C90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02]=0;[.A901]+1;[.A901])" office:value-type="date" office:date-value="2023-06-30" calcext:value-type="date">
            <text:p>2023-06-30</text:p>
          </table:table-cell>
          <table:table-cell table:formula="of:=MONTH([.A902])" office:value-type="float" office:value="6" calcext:value-type="float">
            <text:p>6</text:p>
          </table:table-cell>
          <table:table-cell table:formula="of:=[.C897]" office:value-type="float" office:value="0" calcext:value-type="float">
            <text:p>0</text:p>
          </table:table-cell>
          <table:table-cell table:number-columns-repeated="6"/>
          <table:table-cell table:formula="of:=[.F902]*INDEX([$Rates.$B$2:$Rates.$B$6];[.C902]+1)-[.G902]*INDEX([$Rates.$C$2:$Rates.$C$6];[.C90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03]=0;[.A902]+1;[.A902])" office:value-type="date" office:date-value="2023-06-30" calcext:value-type="date">
            <text:p>2023-06-30</text:p>
          </table:table-cell>
          <table:table-cell table:formula="of:=MONTH([.A903])" office:value-type="float" office:value="6" calcext:value-type="float">
            <text:p>6</text:p>
          </table:table-cell>
          <table:table-cell table:formula="of:=[.C898]" office:value-type="float" office:value="1" calcext:value-type="float">
            <text:p>1</text:p>
          </table:table-cell>
          <table:table-cell table:number-columns-repeated="6"/>
          <table:table-cell table:formula="of:=[.F903]*INDEX([$Rates.$B$2:$Rates.$B$6];[.C903]+1)-[.G903]*INDEX([$Rates.$C$2:$Rates.$C$6];[.C90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04]=0;[.A903]+1;[.A903])" office:value-type="date" office:date-value="2023-06-30" calcext:value-type="date">
            <text:p>2023-06-30</text:p>
          </table:table-cell>
          <table:table-cell table:formula="of:=MONTH([.A904])" office:value-type="float" office:value="6" calcext:value-type="float">
            <text:p>6</text:p>
          </table:table-cell>
          <table:table-cell table:formula="of:=[.C899]" office:value-type="float" office:value="2" calcext:value-type="float">
            <text:p>2</text:p>
          </table:table-cell>
          <table:table-cell table:number-columns-repeated="6"/>
          <table:table-cell table:formula="of:=[.F904]*INDEX([$Rates.$B$2:$Rates.$B$6];[.C904]+1)-[.G904]*INDEX([$Rates.$C$2:$Rates.$C$6];[.C90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05]=0;[.A904]+1;[.A904])" office:value-type="date" office:date-value="2023-06-30" calcext:value-type="date">
            <text:p>2023-06-30</text:p>
          </table:table-cell>
          <table:table-cell table:formula="of:=MONTH([.A905])" office:value-type="float" office:value="6" calcext:value-type="float">
            <text:p>6</text:p>
          </table:table-cell>
          <table:table-cell table:formula="of:=[.C900]" office:value-type="float" office:value="3" calcext:value-type="float">
            <text:p>3</text:p>
          </table:table-cell>
          <table:table-cell table:number-columns-repeated="6"/>
          <table:table-cell table:formula="of:=[.F905]*INDEX([$Rates.$B$2:$Rates.$B$6];[.C905]+1)-[.G905]*INDEX([$Rates.$C$2:$Rates.$C$6];[.C90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06]=0;[.A905]+1;[.A905])" office:value-type="date" office:date-value="2023-06-30" calcext:value-type="date">
            <text:p>2023-06-30</text:p>
          </table:table-cell>
          <table:table-cell table:formula="of:=MONTH([.A906])" office:value-type="float" office:value="6" calcext:value-type="float">
            <text:p>6</text:p>
          </table:table-cell>
          <table:table-cell table:formula="of:=[.C901]" office:value-type="float" office:value="4" calcext:value-type="float">
            <text:p>4</text:p>
          </table:table-cell>
          <table:table-cell table:number-columns-repeated="6"/>
          <table:table-cell table:formula="of:=[.F906]*INDEX([$Rates.$B$2:$Rates.$B$6];[.C906]+1)-[.G906]*INDEX([$Rates.$C$2:$Rates.$C$6];[.C90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07]=0;[.A906]+1;[.A906])" office:value-type="date" office:date-value="2023-07-01" calcext:value-type="date">
            <text:p>2023-07-01</text:p>
          </table:table-cell>
          <table:table-cell table:formula="of:=MONTH([.A907])" office:value-type="float" office:value="7" calcext:value-type="float">
            <text:p>7</text:p>
          </table:table-cell>
          <table:table-cell table:formula="of:=[.C902]" office:value-type="float" office:value="0" calcext:value-type="float">
            <text:p>0</text:p>
          </table:table-cell>
          <table:table-cell table:number-columns-repeated="6"/>
          <table:table-cell table:formula="of:=[.F907]*INDEX([$Rates.$B$2:$Rates.$B$6];[.C907]+1)-[.G907]*INDEX([$Rates.$C$2:$Rates.$C$6];[.C90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08]=0;[.A907]+1;[.A907])" office:value-type="date" office:date-value="2023-07-01" calcext:value-type="date">
            <text:p>2023-07-01</text:p>
          </table:table-cell>
          <table:table-cell table:formula="of:=MONTH([.A908])" office:value-type="float" office:value="7" calcext:value-type="float">
            <text:p>7</text:p>
          </table:table-cell>
          <table:table-cell table:formula="of:=[.C903]" office:value-type="float" office:value="1" calcext:value-type="float">
            <text:p>1</text:p>
          </table:table-cell>
          <table:table-cell table:number-columns-repeated="6"/>
          <table:table-cell table:formula="of:=[.F908]*INDEX([$Rates.$B$2:$Rates.$B$6];[.C908]+1)-[.G908]*INDEX([$Rates.$C$2:$Rates.$C$6];[.C90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09]=0;[.A908]+1;[.A908])" office:value-type="date" office:date-value="2023-07-01" calcext:value-type="date">
            <text:p>2023-07-01</text:p>
          </table:table-cell>
          <table:table-cell table:formula="of:=MONTH([.A909])" office:value-type="float" office:value="7" calcext:value-type="float">
            <text:p>7</text:p>
          </table:table-cell>
          <table:table-cell table:formula="of:=[.C904]" office:value-type="float" office:value="2" calcext:value-type="float">
            <text:p>2</text:p>
          </table:table-cell>
          <table:table-cell table:number-columns-repeated="6"/>
          <table:table-cell table:formula="of:=[.F909]*INDEX([$Rates.$B$2:$Rates.$B$6];[.C909]+1)-[.G909]*INDEX([$Rates.$C$2:$Rates.$C$6];[.C90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10]=0;[.A909]+1;[.A909])" office:value-type="date" office:date-value="2023-07-01" calcext:value-type="date">
            <text:p>2023-07-01</text:p>
          </table:table-cell>
          <table:table-cell table:formula="of:=MONTH([.A910])" office:value-type="float" office:value="7" calcext:value-type="float">
            <text:p>7</text:p>
          </table:table-cell>
          <table:table-cell table:formula="of:=[.C905]" office:value-type="float" office:value="3" calcext:value-type="float">
            <text:p>3</text:p>
          </table:table-cell>
          <table:table-cell table:number-columns-repeated="6"/>
          <table:table-cell table:formula="of:=[.F910]*INDEX([$Rates.$B$2:$Rates.$B$6];[.C910]+1)-[.G910]*INDEX([$Rates.$C$2:$Rates.$C$6];[.C91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11]=0;[.A910]+1;[.A910])" office:value-type="date" office:date-value="2023-07-01" calcext:value-type="date">
            <text:p>2023-07-01</text:p>
          </table:table-cell>
          <table:table-cell table:formula="of:=MONTH([.A911])" office:value-type="float" office:value="7" calcext:value-type="float">
            <text:p>7</text:p>
          </table:table-cell>
          <table:table-cell table:formula="of:=[.C906]" office:value-type="float" office:value="4" calcext:value-type="float">
            <text:p>4</text:p>
          </table:table-cell>
          <table:table-cell table:number-columns-repeated="6"/>
          <table:table-cell table:formula="of:=[.F911]*INDEX([$Rates.$B$2:$Rates.$B$6];[.C911]+1)-[.G911]*INDEX([$Rates.$C$2:$Rates.$C$6];[.C91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12]=0;[.A911]+1;[.A911])" office:value-type="date" office:date-value="2023-07-02" calcext:value-type="date">
            <text:p>2023-07-02</text:p>
          </table:table-cell>
          <table:table-cell table:formula="of:=MONTH([.A912])" office:value-type="float" office:value="7" calcext:value-type="float">
            <text:p>7</text:p>
          </table:table-cell>
          <table:table-cell table:formula="of:=[.C907]" office:value-type="float" office:value="0" calcext:value-type="float">
            <text:p>0</text:p>
          </table:table-cell>
          <table:table-cell table:number-columns-repeated="6"/>
          <table:table-cell table:formula="of:=[.F912]*INDEX([$Rates.$B$2:$Rates.$B$6];[.C912]+1)-[.G912]*INDEX([$Rates.$C$2:$Rates.$C$6];[.C91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13]=0;[.A912]+1;[.A912])" office:value-type="date" office:date-value="2023-07-02" calcext:value-type="date">
            <text:p>2023-07-02</text:p>
          </table:table-cell>
          <table:table-cell table:formula="of:=MONTH([.A913])" office:value-type="float" office:value="7" calcext:value-type="float">
            <text:p>7</text:p>
          </table:table-cell>
          <table:table-cell table:formula="of:=[.C908]" office:value-type="float" office:value="1" calcext:value-type="float">
            <text:p>1</text:p>
          </table:table-cell>
          <table:table-cell table:number-columns-repeated="6"/>
          <table:table-cell table:formula="of:=[.F913]*INDEX([$Rates.$B$2:$Rates.$B$6];[.C913]+1)-[.G913]*INDEX([$Rates.$C$2:$Rates.$C$6];[.C91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14]=0;[.A913]+1;[.A913])" office:value-type="date" office:date-value="2023-07-02" calcext:value-type="date">
            <text:p>2023-07-02</text:p>
          </table:table-cell>
          <table:table-cell table:formula="of:=MONTH([.A914])" office:value-type="float" office:value="7" calcext:value-type="float">
            <text:p>7</text:p>
          </table:table-cell>
          <table:table-cell table:formula="of:=[.C909]" office:value-type="float" office:value="2" calcext:value-type="float">
            <text:p>2</text:p>
          </table:table-cell>
          <table:table-cell table:number-columns-repeated="6"/>
          <table:table-cell table:formula="of:=[.F914]*INDEX([$Rates.$B$2:$Rates.$B$6];[.C914]+1)-[.G914]*INDEX([$Rates.$C$2:$Rates.$C$6];[.C91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15]=0;[.A914]+1;[.A914])" office:value-type="date" office:date-value="2023-07-02" calcext:value-type="date">
            <text:p>2023-07-02</text:p>
          </table:table-cell>
          <table:table-cell table:formula="of:=MONTH([.A915])" office:value-type="float" office:value="7" calcext:value-type="float">
            <text:p>7</text:p>
          </table:table-cell>
          <table:table-cell table:formula="of:=[.C910]" office:value-type="float" office:value="3" calcext:value-type="float">
            <text:p>3</text:p>
          </table:table-cell>
          <table:table-cell table:number-columns-repeated="6"/>
          <table:table-cell table:formula="of:=[.F915]*INDEX([$Rates.$B$2:$Rates.$B$6];[.C915]+1)-[.G915]*INDEX([$Rates.$C$2:$Rates.$C$6];[.C91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16]=0;[.A915]+1;[.A915])" office:value-type="date" office:date-value="2023-07-02" calcext:value-type="date">
            <text:p>2023-07-02</text:p>
          </table:table-cell>
          <table:table-cell table:formula="of:=MONTH([.A916])" office:value-type="float" office:value="7" calcext:value-type="float">
            <text:p>7</text:p>
          </table:table-cell>
          <table:table-cell table:formula="of:=[.C911]" office:value-type="float" office:value="4" calcext:value-type="float">
            <text:p>4</text:p>
          </table:table-cell>
          <table:table-cell table:number-columns-repeated="6"/>
          <table:table-cell table:formula="of:=[.F916]*INDEX([$Rates.$B$2:$Rates.$B$6];[.C916]+1)-[.G916]*INDEX([$Rates.$C$2:$Rates.$C$6];[.C91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17]=0;[.A916]+1;[.A916])" office:value-type="date" office:date-value="2023-07-03" calcext:value-type="date">
            <text:p>2023-07-03</text:p>
          </table:table-cell>
          <table:table-cell table:formula="of:=MONTH([.A917])" office:value-type="float" office:value="7" calcext:value-type="float">
            <text:p>7</text:p>
          </table:table-cell>
          <table:table-cell table:formula="of:=[.C912]" office:value-type="float" office:value="0" calcext:value-type="float">
            <text:p>0</text:p>
          </table:table-cell>
          <table:table-cell table:number-columns-repeated="6"/>
          <table:table-cell table:formula="of:=[.F917]*INDEX([$Rates.$B$2:$Rates.$B$6];[.C917]+1)-[.G917]*INDEX([$Rates.$C$2:$Rates.$C$6];[.C91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18]=0;[.A917]+1;[.A917])" office:value-type="date" office:date-value="2023-07-03" calcext:value-type="date">
            <text:p>2023-07-03</text:p>
          </table:table-cell>
          <table:table-cell table:formula="of:=MONTH([.A918])" office:value-type="float" office:value="7" calcext:value-type="float">
            <text:p>7</text:p>
          </table:table-cell>
          <table:table-cell table:formula="of:=[.C913]" office:value-type="float" office:value="1" calcext:value-type="float">
            <text:p>1</text:p>
          </table:table-cell>
          <table:table-cell table:number-columns-repeated="6"/>
          <table:table-cell table:formula="of:=[.F918]*INDEX([$Rates.$B$2:$Rates.$B$6];[.C918]+1)-[.G918]*INDEX([$Rates.$C$2:$Rates.$C$6];[.C91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19]=0;[.A918]+1;[.A918])" office:value-type="date" office:date-value="2023-07-03" calcext:value-type="date">
            <text:p>2023-07-03</text:p>
          </table:table-cell>
          <table:table-cell table:formula="of:=MONTH([.A919])" office:value-type="float" office:value="7" calcext:value-type="float">
            <text:p>7</text:p>
          </table:table-cell>
          <table:table-cell table:formula="of:=[.C914]" office:value-type="float" office:value="2" calcext:value-type="float">
            <text:p>2</text:p>
          </table:table-cell>
          <table:table-cell table:number-columns-repeated="6"/>
          <table:table-cell table:formula="of:=[.F919]*INDEX([$Rates.$B$2:$Rates.$B$6];[.C919]+1)-[.G919]*INDEX([$Rates.$C$2:$Rates.$C$6];[.C91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20]=0;[.A919]+1;[.A919])" office:value-type="date" office:date-value="2023-07-03" calcext:value-type="date">
            <text:p>2023-07-03</text:p>
          </table:table-cell>
          <table:table-cell table:formula="of:=MONTH([.A920])" office:value-type="float" office:value="7" calcext:value-type="float">
            <text:p>7</text:p>
          </table:table-cell>
          <table:table-cell table:formula="of:=[.C915]" office:value-type="float" office:value="3" calcext:value-type="float">
            <text:p>3</text:p>
          </table:table-cell>
          <table:table-cell table:number-columns-repeated="6"/>
          <table:table-cell table:formula="of:=[.F920]*INDEX([$Rates.$B$2:$Rates.$B$6];[.C920]+1)-[.G920]*INDEX([$Rates.$C$2:$Rates.$C$6];[.C92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21]=0;[.A920]+1;[.A920])" office:value-type="date" office:date-value="2023-07-03" calcext:value-type="date">
            <text:p>2023-07-03</text:p>
          </table:table-cell>
          <table:table-cell table:formula="of:=MONTH([.A921])" office:value-type="float" office:value="7" calcext:value-type="float">
            <text:p>7</text:p>
          </table:table-cell>
          <table:table-cell table:formula="of:=[.C916]" office:value-type="float" office:value="4" calcext:value-type="float">
            <text:p>4</text:p>
          </table:table-cell>
          <table:table-cell table:number-columns-repeated="6"/>
          <table:table-cell table:formula="of:=[.F921]*INDEX([$Rates.$B$2:$Rates.$B$6];[.C921]+1)-[.G921]*INDEX([$Rates.$C$2:$Rates.$C$6];[.C92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22]=0;[.A921]+1;[.A921])" office:value-type="date" office:date-value="2023-07-04" calcext:value-type="date">
            <text:p>2023-07-04</text:p>
          </table:table-cell>
          <table:table-cell table:formula="of:=MONTH([.A922])" office:value-type="float" office:value="7" calcext:value-type="float">
            <text:p>7</text:p>
          </table:table-cell>
          <table:table-cell table:formula="of:=[.C917]" office:value-type="float" office:value="0" calcext:value-type="float">
            <text:p>0</text:p>
          </table:table-cell>
          <table:table-cell table:number-columns-repeated="6"/>
          <table:table-cell table:formula="of:=[.F922]*INDEX([$Rates.$B$2:$Rates.$B$6];[.C922]+1)-[.G922]*INDEX([$Rates.$C$2:$Rates.$C$6];[.C92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23]=0;[.A922]+1;[.A922])" office:value-type="date" office:date-value="2023-07-04" calcext:value-type="date">
            <text:p>2023-07-04</text:p>
          </table:table-cell>
          <table:table-cell table:formula="of:=MONTH([.A923])" office:value-type="float" office:value="7" calcext:value-type="float">
            <text:p>7</text:p>
          </table:table-cell>
          <table:table-cell table:formula="of:=[.C918]" office:value-type="float" office:value="1" calcext:value-type="float">
            <text:p>1</text:p>
          </table:table-cell>
          <table:table-cell table:number-columns-repeated="6"/>
          <table:table-cell table:formula="of:=[.F923]*INDEX([$Rates.$B$2:$Rates.$B$6];[.C923]+1)-[.G923]*INDEX([$Rates.$C$2:$Rates.$C$6];[.C92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24]=0;[.A923]+1;[.A923])" office:value-type="date" office:date-value="2023-07-04" calcext:value-type="date">
            <text:p>2023-07-04</text:p>
          </table:table-cell>
          <table:table-cell table:formula="of:=MONTH([.A924])" office:value-type="float" office:value="7" calcext:value-type="float">
            <text:p>7</text:p>
          </table:table-cell>
          <table:table-cell table:formula="of:=[.C919]" office:value-type="float" office:value="2" calcext:value-type="float">
            <text:p>2</text:p>
          </table:table-cell>
          <table:table-cell table:number-columns-repeated="6"/>
          <table:table-cell table:formula="of:=[.F924]*INDEX([$Rates.$B$2:$Rates.$B$6];[.C924]+1)-[.G924]*INDEX([$Rates.$C$2:$Rates.$C$6];[.C92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25]=0;[.A924]+1;[.A924])" office:value-type="date" office:date-value="2023-07-04" calcext:value-type="date">
            <text:p>2023-07-04</text:p>
          </table:table-cell>
          <table:table-cell table:formula="of:=MONTH([.A925])" office:value-type="float" office:value="7" calcext:value-type="float">
            <text:p>7</text:p>
          </table:table-cell>
          <table:table-cell table:formula="of:=[.C920]" office:value-type="float" office:value="3" calcext:value-type="float">
            <text:p>3</text:p>
          </table:table-cell>
          <table:table-cell table:number-columns-repeated="6"/>
          <table:table-cell table:formula="of:=[.F925]*INDEX([$Rates.$B$2:$Rates.$B$6];[.C925]+1)-[.G925]*INDEX([$Rates.$C$2:$Rates.$C$6];[.C92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26]=0;[.A925]+1;[.A925])" office:value-type="date" office:date-value="2023-07-04" calcext:value-type="date">
            <text:p>2023-07-04</text:p>
          </table:table-cell>
          <table:table-cell table:formula="of:=MONTH([.A926])" office:value-type="float" office:value="7" calcext:value-type="float">
            <text:p>7</text:p>
          </table:table-cell>
          <table:table-cell table:formula="of:=[.C921]" office:value-type="float" office:value="4" calcext:value-type="float">
            <text:p>4</text:p>
          </table:table-cell>
          <table:table-cell table:number-columns-repeated="6"/>
          <table:table-cell table:formula="of:=[.F926]*INDEX([$Rates.$B$2:$Rates.$B$6];[.C926]+1)-[.G926]*INDEX([$Rates.$C$2:$Rates.$C$6];[.C92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27]=0;[.A926]+1;[.A926])" office:value-type="date" office:date-value="2023-07-05" calcext:value-type="date">
            <text:p>2023-07-05</text:p>
          </table:table-cell>
          <table:table-cell table:formula="of:=MONTH([.A927])" office:value-type="float" office:value="7" calcext:value-type="float">
            <text:p>7</text:p>
          </table:table-cell>
          <table:table-cell table:formula="of:=[.C922]" office:value-type="float" office:value="0" calcext:value-type="float">
            <text:p>0</text:p>
          </table:table-cell>
          <table:table-cell table:number-columns-repeated="6"/>
          <table:table-cell table:formula="of:=[.F927]*INDEX([$Rates.$B$2:$Rates.$B$6];[.C927]+1)-[.G927]*INDEX([$Rates.$C$2:$Rates.$C$6];[.C92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28]=0;[.A927]+1;[.A927])" office:value-type="date" office:date-value="2023-07-05" calcext:value-type="date">
            <text:p>2023-07-05</text:p>
          </table:table-cell>
          <table:table-cell table:formula="of:=MONTH([.A928])" office:value-type="float" office:value="7" calcext:value-type="float">
            <text:p>7</text:p>
          </table:table-cell>
          <table:table-cell table:formula="of:=[.C923]" office:value-type="float" office:value="1" calcext:value-type="float">
            <text:p>1</text:p>
          </table:table-cell>
          <table:table-cell table:number-columns-repeated="6"/>
          <table:table-cell table:formula="of:=[.F928]*INDEX([$Rates.$B$2:$Rates.$B$6];[.C928]+1)-[.G928]*INDEX([$Rates.$C$2:$Rates.$C$6];[.C92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29]=0;[.A928]+1;[.A928])" office:value-type="date" office:date-value="2023-07-05" calcext:value-type="date">
            <text:p>2023-07-05</text:p>
          </table:table-cell>
          <table:table-cell table:formula="of:=MONTH([.A929])" office:value-type="float" office:value="7" calcext:value-type="float">
            <text:p>7</text:p>
          </table:table-cell>
          <table:table-cell table:formula="of:=[.C924]" office:value-type="float" office:value="2" calcext:value-type="float">
            <text:p>2</text:p>
          </table:table-cell>
          <table:table-cell table:number-columns-repeated="6"/>
          <table:table-cell table:formula="of:=[.F929]*INDEX([$Rates.$B$2:$Rates.$B$6];[.C929]+1)-[.G929]*INDEX([$Rates.$C$2:$Rates.$C$6];[.C92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30]=0;[.A929]+1;[.A929])" office:value-type="date" office:date-value="2023-07-05" calcext:value-type="date">
            <text:p>2023-07-05</text:p>
          </table:table-cell>
          <table:table-cell table:formula="of:=MONTH([.A930])" office:value-type="float" office:value="7" calcext:value-type="float">
            <text:p>7</text:p>
          </table:table-cell>
          <table:table-cell table:formula="of:=[.C925]" office:value-type="float" office:value="3" calcext:value-type="float">
            <text:p>3</text:p>
          </table:table-cell>
          <table:table-cell table:number-columns-repeated="6"/>
          <table:table-cell table:formula="of:=[.F930]*INDEX([$Rates.$B$2:$Rates.$B$6];[.C930]+1)-[.G930]*INDEX([$Rates.$C$2:$Rates.$C$6];[.C93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31]=0;[.A930]+1;[.A930])" office:value-type="date" office:date-value="2023-07-05" calcext:value-type="date">
            <text:p>2023-07-05</text:p>
          </table:table-cell>
          <table:table-cell table:formula="of:=MONTH([.A931])" office:value-type="float" office:value="7" calcext:value-type="float">
            <text:p>7</text:p>
          </table:table-cell>
          <table:table-cell table:formula="of:=[.C926]" office:value-type="float" office:value="4" calcext:value-type="float">
            <text:p>4</text:p>
          </table:table-cell>
          <table:table-cell table:number-columns-repeated="6"/>
          <table:table-cell table:formula="of:=[.F931]*INDEX([$Rates.$B$2:$Rates.$B$6];[.C931]+1)-[.G931]*INDEX([$Rates.$C$2:$Rates.$C$6];[.C93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32]=0;[.A931]+1;[.A931])" office:value-type="date" office:date-value="2023-07-06" calcext:value-type="date">
            <text:p>2023-07-06</text:p>
          </table:table-cell>
          <table:table-cell table:formula="of:=MONTH([.A932])" office:value-type="float" office:value="7" calcext:value-type="float">
            <text:p>7</text:p>
          </table:table-cell>
          <table:table-cell table:formula="of:=[.C927]" office:value-type="float" office:value="0" calcext:value-type="float">
            <text:p>0</text:p>
          </table:table-cell>
          <table:table-cell table:number-columns-repeated="6"/>
          <table:table-cell table:formula="of:=[.F932]*INDEX([$Rates.$B$2:$Rates.$B$6];[.C932]+1)-[.G932]*INDEX([$Rates.$C$2:$Rates.$C$6];[.C93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33]=0;[.A932]+1;[.A932])" office:value-type="date" office:date-value="2023-07-06" calcext:value-type="date">
            <text:p>2023-07-06</text:p>
          </table:table-cell>
          <table:table-cell table:formula="of:=MONTH([.A933])" office:value-type="float" office:value="7" calcext:value-type="float">
            <text:p>7</text:p>
          </table:table-cell>
          <table:table-cell table:formula="of:=[.C928]" office:value-type="float" office:value="1" calcext:value-type="float">
            <text:p>1</text:p>
          </table:table-cell>
          <table:table-cell table:number-columns-repeated="6"/>
          <table:table-cell table:formula="of:=[.F933]*INDEX([$Rates.$B$2:$Rates.$B$6];[.C933]+1)-[.G933]*INDEX([$Rates.$C$2:$Rates.$C$6];[.C93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34]=0;[.A933]+1;[.A933])" office:value-type="date" office:date-value="2023-07-06" calcext:value-type="date">
            <text:p>2023-07-06</text:p>
          </table:table-cell>
          <table:table-cell table:formula="of:=MONTH([.A934])" office:value-type="float" office:value="7" calcext:value-type="float">
            <text:p>7</text:p>
          </table:table-cell>
          <table:table-cell table:formula="of:=[.C929]" office:value-type="float" office:value="2" calcext:value-type="float">
            <text:p>2</text:p>
          </table:table-cell>
          <table:table-cell table:number-columns-repeated="6"/>
          <table:table-cell table:formula="of:=[.F934]*INDEX([$Rates.$B$2:$Rates.$B$6];[.C934]+1)-[.G934]*INDEX([$Rates.$C$2:$Rates.$C$6];[.C93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35]=0;[.A934]+1;[.A934])" office:value-type="date" office:date-value="2023-07-06" calcext:value-type="date">
            <text:p>2023-07-06</text:p>
          </table:table-cell>
          <table:table-cell table:formula="of:=MONTH([.A935])" office:value-type="float" office:value="7" calcext:value-type="float">
            <text:p>7</text:p>
          </table:table-cell>
          <table:table-cell table:formula="of:=[.C930]" office:value-type="float" office:value="3" calcext:value-type="float">
            <text:p>3</text:p>
          </table:table-cell>
          <table:table-cell table:number-columns-repeated="6"/>
          <table:table-cell table:formula="of:=[.F935]*INDEX([$Rates.$B$2:$Rates.$B$6];[.C935]+1)-[.G935]*INDEX([$Rates.$C$2:$Rates.$C$6];[.C93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36]=0;[.A935]+1;[.A935])" office:value-type="date" office:date-value="2023-07-06" calcext:value-type="date">
            <text:p>2023-07-06</text:p>
          </table:table-cell>
          <table:table-cell table:formula="of:=MONTH([.A936])" office:value-type="float" office:value="7" calcext:value-type="float">
            <text:p>7</text:p>
          </table:table-cell>
          <table:table-cell table:formula="of:=[.C931]" office:value-type="float" office:value="4" calcext:value-type="float">
            <text:p>4</text:p>
          </table:table-cell>
          <table:table-cell table:number-columns-repeated="6"/>
          <table:table-cell table:formula="of:=[.F936]*INDEX([$Rates.$B$2:$Rates.$B$6];[.C936]+1)-[.G936]*INDEX([$Rates.$C$2:$Rates.$C$6];[.C93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37]=0;[.A936]+1;[.A936])" office:value-type="date" office:date-value="2023-07-07" calcext:value-type="date">
            <text:p>2023-07-07</text:p>
          </table:table-cell>
          <table:table-cell table:formula="of:=MONTH([.A937])" office:value-type="float" office:value="7" calcext:value-type="float">
            <text:p>7</text:p>
          </table:table-cell>
          <table:table-cell table:formula="of:=[.C932]" office:value-type="float" office:value="0" calcext:value-type="float">
            <text:p>0</text:p>
          </table:table-cell>
          <table:table-cell table:number-columns-repeated="6"/>
          <table:table-cell table:formula="of:=[.F937]*INDEX([$Rates.$B$2:$Rates.$B$6];[.C937]+1)-[.G937]*INDEX([$Rates.$C$2:$Rates.$C$6];[.C93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38]=0;[.A937]+1;[.A937])" office:value-type="date" office:date-value="2023-07-07" calcext:value-type="date">
            <text:p>2023-07-07</text:p>
          </table:table-cell>
          <table:table-cell table:formula="of:=MONTH([.A938])" office:value-type="float" office:value="7" calcext:value-type="float">
            <text:p>7</text:p>
          </table:table-cell>
          <table:table-cell table:formula="of:=[.C933]" office:value-type="float" office:value="1" calcext:value-type="float">
            <text:p>1</text:p>
          </table:table-cell>
          <table:table-cell table:number-columns-repeated="6"/>
          <table:table-cell table:formula="of:=[.F938]*INDEX([$Rates.$B$2:$Rates.$B$6];[.C938]+1)-[.G938]*INDEX([$Rates.$C$2:$Rates.$C$6];[.C93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39]=0;[.A938]+1;[.A938])" office:value-type="date" office:date-value="2023-07-07" calcext:value-type="date">
            <text:p>2023-07-07</text:p>
          </table:table-cell>
          <table:table-cell table:formula="of:=MONTH([.A939])" office:value-type="float" office:value="7" calcext:value-type="float">
            <text:p>7</text:p>
          </table:table-cell>
          <table:table-cell table:formula="of:=[.C934]" office:value-type="float" office:value="2" calcext:value-type="float">
            <text:p>2</text:p>
          </table:table-cell>
          <table:table-cell table:number-columns-repeated="6"/>
          <table:table-cell table:formula="of:=[.F939]*INDEX([$Rates.$B$2:$Rates.$B$6];[.C939]+1)-[.G939]*INDEX([$Rates.$C$2:$Rates.$C$6];[.C93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40]=0;[.A939]+1;[.A939])" office:value-type="date" office:date-value="2023-07-07" calcext:value-type="date">
            <text:p>2023-07-07</text:p>
          </table:table-cell>
          <table:table-cell table:formula="of:=MONTH([.A940])" office:value-type="float" office:value="7" calcext:value-type="float">
            <text:p>7</text:p>
          </table:table-cell>
          <table:table-cell table:formula="of:=[.C935]" office:value-type="float" office:value="3" calcext:value-type="float">
            <text:p>3</text:p>
          </table:table-cell>
          <table:table-cell table:number-columns-repeated="6"/>
          <table:table-cell table:formula="of:=[.F940]*INDEX([$Rates.$B$2:$Rates.$B$6];[.C940]+1)-[.G940]*INDEX([$Rates.$C$2:$Rates.$C$6];[.C94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41]=0;[.A940]+1;[.A940])" office:value-type="date" office:date-value="2023-07-07" calcext:value-type="date">
            <text:p>2023-07-07</text:p>
          </table:table-cell>
          <table:table-cell table:formula="of:=MONTH([.A941])" office:value-type="float" office:value="7" calcext:value-type="float">
            <text:p>7</text:p>
          </table:table-cell>
          <table:table-cell table:formula="of:=[.C936]" office:value-type="float" office:value="4" calcext:value-type="float">
            <text:p>4</text:p>
          </table:table-cell>
          <table:table-cell table:number-columns-repeated="6"/>
          <table:table-cell table:formula="of:=[.F941]*INDEX([$Rates.$B$2:$Rates.$B$6];[.C941]+1)-[.G941]*INDEX([$Rates.$C$2:$Rates.$C$6];[.C94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42]=0;[.A941]+1;[.A941])" office:value-type="date" office:date-value="2023-07-08" calcext:value-type="date">
            <text:p>2023-07-08</text:p>
          </table:table-cell>
          <table:table-cell table:formula="of:=MONTH([.A942])" office:value-type="float" office:value="7" calcext:value-type="float">
            <text:p>7</text:p>
          </table:table-cell>
          <table:table-cell table:formula="of:=[.C937]" office:value-type="float" office:value="0" calcext:value-type="float">
            <text:p>0</text:p>
          </table:table-cell>
          <table:table-cell table:number-columns-repeated="6"/>
          <table:table-cell table:formula="of:=[.F942]*INDEX([$Rates.$B$2:$Rates.$B$6];[.C942]+1)-[.G942]*INDEX([$Rates.$C$2:$Rates.$C$6];[.C94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43]=0;[.A942]+1;[.A942])" office:value-type="date" office:date-value="2023-07-08" calcext:value-type="date">
            <text:p>2023-07-08</text:p>
          </table:table-cell>
          <table:table-cell table:formula="of:=MONTH([.A943])" office:value-type="float" office:value="7" calcext:value-type="float">
            <text:p>7</text:p>
          </table:table-cell>
          <table:table-cell table:formula="of:=[.C938]" office:value-type="float" office:value="1" calcext:value-type="float">
            <text:p>1</text:p>
          </table:table-cell>
          <table:table-cell table:number-columns-repeated="6"/>
          <table:table-cell table:formula="of:=[.F943]*INDEX([$Rates.$B$2:$Rates.$B$6];[.C943]+1)-[.G943]*INDEX([$Rates.$C$2:$Rates.$C$6];[.C94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44]=0;[.A943]+1;[.A943])" office:value-type="date" office:date-value="2023-07-08" calcext:value-type="date">
            <text:p>2023-07-08</text:p>
          </table:table-cell>
          <table:table-cell table:formula="of:=MONTH([.A944])" office:value-type="float" office:value="7" calcext:value-type="float">
            <text:p>7</text:p>
          </table:table-cell>
          <table:table-cell table:formula="of:=[.C939]" office:value-type="float" office:value="2" calcext:value-type="float">
            <text:p>2</text:p>
          </table:table-cell>
          <table:table-cell table:number-columns-repeated="6"/>
          <table:table-cell table:formula="of:=[.F944]*INDEX([$Rates.$B$2:$Rates.$B$6];[.C944]+1)-[.G944]*INDEX([$Rates.$C$2:$Rates.$C$6];[.C94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45]=0;[.A944]+1;[.A944])" office:value-type="date" office:date-value="2023-07-08" calcext:value-type="date">
            <text:p>2023-07-08</text:p>
          </table:table-cell>
          <table:table-cell table:formula="of:=MONTH([.A945])" office:value-type="float" office:value="7" calcext:value-type="float">
            <text:p>7</text:p>
          </table:table-cell>
          <table:table-cell table:formula="of:=[.C940]" office:value-type="float" office:value="3" calcext:value-type="float">
            <text:p>3</text:p>
          </table:table-cell>
          <table:table-cell table:number-columns-repeated="6"/>
          <table:table-cell table:formula="of:=[.F945]*INDEX([$Rates.$B$2:$Rates.$B$6];[.C945]+1)-[.G945]*INDEX([$Rates.$C$2:$Rates.$C$6];[.C94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46]=0;[.A945]+1;[.A945])" office:value-type="date" office:date-value="2023-07-08" calcext:value-type="date">
            <text:p>2023-07-08</text:p>
          </table:table-cell>
          <table:table-cell table:formula="of:=MONTH([.A946])" office:value-type="float" office:value="7" calcext:value-type="float">
            <text:p>7</text:p>
          </table:table-cell>
          <table:table-cell table:formula="of:=[.C941]" office:value-type="float" office:value="4" calcext:value-type="float">
            <text:p>4</text:p>
          </table:table-cell>
          <table:table-cell table:number-columns-repeated="6"/>
          <table:table-cell table:formula="of:=[.F946]*INDEX([$Rates.$B$2:$Rates.$B$6];[.C946]+1)-[.G946]*INDEX([$Rates.$C$2:$Rates.$C$6];[.C94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47]=0;[.A946]+1;[.A946])" office:value-type="date" office:date-value="2023-07-09" calcext:value-type="date">
            <text:p>2023-07-09</text:p>
          </table:table-cell>
          <table:table-cell table:formula="of:=MONTH([.A947])" office:value-type="float" office:value="7" calcext:value-type="float">
            <text:p>7</text:p>
          </table:table-cell>
          <table:table-cell table:formula="of:=[.C942]" office:value-type="float" office:value="0" calcext:value-type="float">
            <text:p>0</text:p>
          </table:table-cell>
          <table:table-cell table:number-columns-repeated="6"/>
          <table:table-cell table:formula="of:=[.F947]*INDEX([$Rates.$B$2:$Rates.$B$6];[.C947]+1)-[.G947]*INDEX([$Rates.$C$2:$Rates.$C$6];[.C94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48]=0;[.A947]+1;[.A947])" office:value-type="date" office:date-value="2023-07-09" calcext:value-type="date">
            <text:p>2023-07-09</text:p>
          </table:table-cell>
          <table:table-cell table:formula="of:=MONTH([.A948])" office:value-type="float" office:value="7" calcext:value-type="float">
            <text:p>7</text:p>
          </table:table-cell>
          <table:table-cell table:formula="of:=[.C943]" office:value-type="float" office:value="1" calcext:value-type="float">
            <text:p>1</text:p>
          </table:table-cell>
          <table:table-cell table:number-columns-repeated="6"/>
          <table:table-cell table:formula="of:=[.F948]*INDEX([$Rates.$B$2:$Rates.$B$6];[.C948]+1)-[.G948]*INDEX([$Rates.$C$2:$Rates.$C$6];[.C94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49]=0;[.A948]+1;[.A948])" office:value-type="date" office:date-value="2023-07-09" calcext:value-type="date">
            <text:p>2023-07-09</text:p>
          </table:table-cell>
          <table:table-cell table:formula="of:=MONTH([.A949])" office:value-type="float" office:value="7" calcext:value-type="float">
            <text:p>7</text:p>
          </table:table-cell>
          <table:table-cell table:formula="of:=[.C944]" office:value-type="float" office:value="2" calcext:value-type="float">
            <text:p>2</text:p>
          </table:table-cell>
          <table:table-cell table:number-columns-repeated="6"/>
          <table:table-cell table:formula="of:=[.F949]*INDEX([$Rates.$B$2:$Rates.$B$6];[.C949]+1)-[.G949]*INDEX([$Rates.$C$2:$Rates.$C$6];[.C94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50]=0;[.A949]+1;[.A949])" office:value-type="date" office:date-value="2023-07-09" calcext:value-type="date">
            <text:p>2023-07-09</text:p>
          </table:table-cell>
          <table:table-cell table:formula="of:=MONTH([.A950])" office:value-type="float" office:value="7" calcext:value-type="float">
            <text:p>7</text:p>
          </table:table-cell>
          <table:table-cell table:formula="of:=[.C945]" office:value-type="float" office:value="3" calcext:value-type="float">
            <text:p>3</text:p>
          </table:table-cell>
          <table:table-cell table:number-columns-repeated="6"/>
          <table:table-cell table:formula="of:=[.F950]*INDEX([$Rates.$B$2:$Rates.$B$6];[.C950]+1)-[.G950]*INDEX([$Rates.$C$2:$Rates.$C$6];[.C95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51]=0;[.A950]+1;[.A950])" office:value-type="date" office:date-value="2023-07-09" calcext:value-type="date">
            <text:p>2023-07-09</text:p>
          </table:table-cell>
          <table:table-cell table:formula="of:=MONTH([.A951])" office:value-type="float" office:value="7" calcext:value-type="float">
            <text:p>7</text:p>
          </table:table-cell>
          <table:table-cell table:formula="of:=[.C946]" office:value-type="float" office:value="4" calcext:value-type="float">
            <text:p>4</text:p>
          </table:table-cell>
          <table:table-cell table:number-columns-repeated="6"/>
          <table:table-cell table:formula="of:=[.F951]*INDEX([$Rates.$B$2:$Rates.$B$6];[.C951]+1)-[.G951]*INDEX([$Rates.$C$2:$Rates.$C$6];[.C95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52]=0;[.A951]+1;[.A951])" office:value-type="date" office:date-value="2023-07-10" calcext:value-type="date">
            <text:p>2023-07-10</text:p>
          </table:table-cell>
          <table:table-cell table:formula="of:=MONTH([.A952])" office:value-type="float" office:value="7" calcext:value-type="float">
            <text:p>7</text:p>
          </table:table-cell>
          <table:table-cell table:formula="of:=[.C947]" office:value-type="float" office:value="0" calcext:value-type="float">
            <text:p>0</text:p>
          </table:table-cell>
          <table:table-cell table:number-columns-repeated="6"/>
          <table:table-cell table:formula="of:=[.F952]*INDEX([$Rates.$B$2:$Rates.$B$6];[.C952]+1)-[.G952]*INDEX([$Rates.$C$2:$Rates.$C$6];[.C95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53]=0;[.A952]+1;[.A952])" office:value-type="date" office:date-value="2023-07-10" calcext:value-type="date">
            <text:p>2023-07-10</text:p>
          </table:table-cell>
          <table:table-cell table:formula="of:=MONTH([.A953])" office:value-type="float" office:value="7" calcext:value-type="float">
            <text:p>7</text:p>
          </table:table-cell>
          <table:table-cell table:formula="of:=[.C948]" office:value-type="float" office:value="1" calcext:value-type="float">
            <text:p>1</text:p>
          </table:table-cell>
          <table:table-cell table:number-columns-repeated="6"/>
          <table:table-cell table:formula="of:=[.F953]*INDEX([$Rates.$B$2:$Rates.$B$6];[.C953]+1)-[.G953]*INDEX([$Rates.$C$2:$Rates.$C$6];[.C95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54]=0;[.A953]+1;[.A953])" office:value-type="date" office:date-value="2023-07-10" calcext:value-type="date">
            <text:p>2023-07-10</text:p>
          </table:table-cell>
          <table:table-cell table:formula="of:=MONTH([.A954])" office:value-type="float" office:value="7" calcext:value-type="float">
            <text:p>7</text:p>
          </table:table-cell>
          <table:table-cell table:formula="of:=[.C949]" office:value-type="float" office:value="2" calcext:value-type="float">
            <text:p>2</text:p>
          </table:table-cell>
          <table:table-cell table:number-columns-repeated="6"/>
          <table:table-cell table:formula="of:=[.F954]*INDEX([$Rates.$B$2:$Rates.$B$6];[.C954]+1)-[.G954]*INDEX([$Rates.$C$2:$Rates.$C$6];[.C95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55]=0;[.A954]+1;[.A954])" office:value-type="date" office:date-value="2023-07-10" calcext:value-type="date">
            <text:p>2023-07-10</text:p>
          </table:table-cell>
          <table:table-cell table:formula="of:=MONTH([.A955])" office:value-type="float" office:value="7" calcext:value-type="float">
            <text:p>7</text:p>
          </table:table-cell>
          <table:table-cell table:formula="of:=[.C950]" office:value-type="float" office:value="3" calcext:value-type="float">
            <text:p>3</text:p>
          </table:table-cell>
          <table:table-cell table:number-columns-repeated="6"/>
          <table:table-cell table:formula="of:=[.F955]*INDEX([$Rates.$B$2:$Rates.$B$6];[.C955]+1)-[.G955]*INDEX([$Rates.$C$2:$Rates.$C$6];[.C95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56]=0;[.A955]+1;[.A955])" office:value-type="date" office:date-value="2023-07-10" calcext:value-type="date">
            <text:p>2023-07-10</text:p>
          </table:table-cell>
          <table:table-cell table:formula="of:=MONTH([.A956])" office:value-type="float" office:value="7" calcext:value-type="float">
            <text:p>7</text:p>
          </table:table-cell>
          <table:table-cell table:formula="of:=[.C951]" office:value-type="float" office:value="4" calcext:value-type="float">
            <text:p>4</text:p>
          </table:table-cell>
          <table:table-cell table:number-columns-repeated="6"/>
          <table:table-cell table:formula="of:=[.F956]*INDEX([$Rates.$B$2:$Rates.$B$6];[.C956]+1)-[.G956]*INDEX([$Rates.$C$2:$Rates.$C$6];[.C95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57]=0;[.A956]+1;[.A956])" office:value-type="date" office:date-value="2023-07-11" calcext:value-type="date">
            <text:p>2023-07-11</text:p>
          </table:table-cell>
          <table:table-cell table:formula="of:=MONTH([.A957])" office:value-type="float" office:value="7" calcext:value-type="float">
            <text:p>7</text:p>
          </table:table-cell>
          <table:table-cell table:formula="of:=[.C952]" office:value-type="float" office:value="0" calcext:value-type="float">
            <text:p>0</text:p>
          </table:table-cell>
          <table:table-cell table:number-columns-repeated="6"/>
          <table:table-cell table:formula="of:=[.F957]*INDEX([$Rates.$B$2:$Rates.$B$6];[.C957]+1)-[.G957]*INDEX([$Rates.$C$2:$Rates.$C$6];[.C95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58]=0;[.A957]+1;[.A957])" office:value-type="date" office:date-value="2023-07-11" calcext:value-type="date">
            <text:p>2023-07-11</text:p>
          </table:table-cell>
          <table:table-cell table:formula="of:=MONTH([.A958])" office:value-type="float" office:value="7" calcext:value-type="float">
            <text:p>7</text:p>
          </table:table-cell>
          <table:table-cell table:formula="of:=[.C953]" office:value-type="float" office:value="1" calcext:value-type="float">
            <text:p>1</text:p>
          </table:table-cell>
          <table:table-cell table:number-columns-repeated="6"/>
          <table:table-cell table:formula="of:=[.F958]*INDEX([$Rates.$B$2:$Rates.$B$6];[.C958]+1)-[.G958]*INDEX([$Rates.$C$2:$Rates.$C$6];[.C95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59]=0;[.A958]+1;[.A958])" office:value-type="date" office:date-value="2023-07-11" calcext:value-type="date">
            <text:p>2023-07-11</text:p>
          </table:table-cell>
          <table:table-cell table:formula="of:=MONTH([.A959])" office:value-type="float" office:value="7" calcext:value-type="float">
            <text:p>7</text:p>
          </table:table-cell>
          <table:table-cell table:formula="of:=[.C954]" office:value-type="float" office:value="2" calcext:value-type="float">
            <text:p>2</text:p>
          </table:table-cell>
          <table:table-cell table:number-columns-repeated="6"/>
          <table:table-cell table:formula="of:=[.F959]*INDEX([$Rates.$B$2:$Rates.$B$6];[.C959]+1)-[.G959]*INDEX([$Rates.$C$2:$Rates.$C$6];[.C95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60]=0;[.A959]+1;[.A959])" office:value-type="date" office:date-value="2023-07-11" calcext:value-type="date">
            <text:p>2023-07-11</text:p>
          </table:table-cell>
          <table:table-cell table:formula="of:=MONTH([.A960])" office:value-type="float" office:value="7" calcext:value-type="float">
            <text:p>7</text:p>
          </table:table-cell>
          <table:table-cell table:formula="of:=[.C955]" office:value-type="float" office:value="3" calcext:value-type="float">
            <text:p>3</text:p>
          </table:table-cell>
          <table:table-cell table:number-columns-repeated="6"/>
          <table:table-cell table:formula="of:=[.F960]*INDEX([$Rates.$B$2:$Rates.$B$6];[.C960]+1)-[.G960]*INDEX([$Rates.$C$2:$Rates.$C$6];[.C96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61]=0;[.A960]+1;[.A960])" office:value-type="date" office:date-value="2023-07-11" calcext:value-type="date">
            <text:p>2023-07-11</text:p>
          </table:table-cell>
          <table:table-cell table:formula="of:=MONTH([.A961])" office:value-type="float" office:value="7" calcext:value-type="float">
            <text:p>7</text:p>
          </table:table-cell>
          <table:table-cell table:formula="of:=[.C956]" office:value-type="float" office:value="4" calcext:value-type="float">
            <text:p>4</text:p>
          </table:table-cell>
          <table:table-cell table:number-columns-repeated="6"/>
          <table:table-cell table:formula="of:=[.F961]*INDEX([$Rates.$B$2:$Rates.$B$6];[.C961]+1)-[.G961]*INDEX([$Rates.$C$2:$Rates.$C$6];[.C96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62]=0;[.A961]+1;[.A961])" office:value-type="date" office:date-value="2023-07-12" calcext:value-type="date">
            <text:p>2023-07-12</text:p>
          </table:table-cell>
          <table:table-cell table:formula="of:=MONTH([.A962])" office:value-type="float" office:value="7" calcext:value-type="float">
            <text:p>7</text:p>
          </table:table-cell>
          <table:table-cell table:formula="of:=[.C957]" office:value-type="float" office:value="0" calcext:value-type="float">
            <text:p>0</text:p>
          </table:table-cell>
          <table:table-cell table:number-columns-repeated="6"/>
          <table:table-cell table:formula="of:=[.F962]*INDEX([$Rates.$B$2:$Rates.$B$6];[.C962]+1)-[.G962]*INDEX([$Rates.$C$2:$Rates.$C$6];[.C96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63]=0;[.A962]+1;[.A962])" office:value-type="date" office:date-value="2023-07-12" calcext:value-type="date">
            <text:p>2023-07-12</text:p>
          </table:table-cell>
          <table:table-cell table:formula="of:=MONTH([.A963])" office:value-type="float" office:value="7" calcext:value-type="float">
            <text:p>7</text:p>
          </table:table-cell>
          <table:table-cell table:formula="of:=[.C958]" office:value-type="float" office:value="1" calcext:value-type="float">
            <text:p>1</text:p>
          </table:table-cell>
          <table:table-cell table:number-columns-repeated="6"/>
          <table:table-cell table:formula="of:=[.F963]*INDEX([$Rates.$B$2:$Rates.$B$6];[.C963]+1)-[.G963]*INDEX([$Rates.$C$2:$Rates.$C$6];[.C96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64]=0;[.A963]+1;[.A963])" office:value-type="date" office:date-value="2023-07-12" calcext:value-type="date">
            <text:p>2023-07-12</text:p>
          </table:table-cell>
          <table:table-cell table:formula="of:=MONTH([.A964])" office:value-type="float" office:value="7" calcext:value-type="float">
            <text:p>7</text:p>
          </table:table-cell>
          <table:table-cell table:formula="of:=[.C959]" office:value-type="float" office:value="2" calcext:value-type="float">
            <text:p>2</text:p>
          </table:table-cell>
          <table:table-cell table:number-columns-repeated="6"/>
          <table:table-cell table:formula="of:=[.F964]*INDEX([$Rates.$B$2:$Rates.$B$6];[.C964]+1)-[.G964]*INDEX([$Rates.$C$2:$Rates.$C$6];[.C96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65]=0;[.A964]+1;[.A964])" office:value-type="date" office:date-value="2023-07-12" calcext:value-type="date">
            <text:p>2023-07-12</text:p>
          </table:table-cell>
          <table:table-cell table:formula="of:=MONTH([.A965])" office:value-type="float" office:value="7" calcext:value-type="float">
            <text:p>7</text:p>
          </table:table-cell>
          <table:table-cell table:formula="of:=[.C960]" office:value-type="float" office:value="3" calcext:value-type="float">
            <text:p>3</text:p>
          </table:table-cell>
          <table:table-cell table:number-columns-repeated="6"/>
          <table:table-cell table:formula="of:=[.F965]*INDEX([$Rates.$B$2:$Rates.$B$6];[.C965]+1)-[.G965]*INDEX([$Rates.$C$2:$Rates.$C$6];[.C96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66]=0;[.A965]+1;[.A965])" office:value-type="date" office:date-value="2023-07-12" calcext:value-type="date">
            <text:p>2023-07-12</text:p>
          </table:table-cell>
          <table:table-cell table:formula="of:=MONTH([.A966])" office:value-type="float" office:value="7" calcext:value-type="float">
            <text:p>7</text:p>
          </table:table-cell>
          <table:table-cell table:formula="of:=[.C961]" office:value-type="float" office:value="4" calcext:value-type="float">
            <text:p>4</text:p>
          </table:table-cell>
          <table:table-cell table:number-columns-repeated="6"/>
          <table:table-cell table:formula="of:=[.F966]*INDEX([$Rates.$B$2:$Rates.$B$6];[.C966]+1)-[.G966]*INDEX([$Rates.$C$2:$Rates.$C$6];[.C96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67]=0;[.A966]+1;[.A966])" office:value-type="date" office:date-value="2023-07-13" calcext:value-type="date">
            <text:p>2023-07-13</text:p>
          </table:table-cell>
          <table:table-cell table:formula="of:=MONTH([.A967])" office:value-type="float" office:value="7" calcext:value-type="float">
            <text:p>7</text:p>
          </table:table-cell>
          <table:table-cell table:formula="of:=[.C962]" office:value-type="float" office:value="0" calcext:value-type="float">
            <text:p>0</text:p>
          </table:table-cell>
          <table:table-cell table:number-columns-repeated="6"/>
          <table:table-cell table:formula="of:=[.F967]*INDEX([$Rates.$B$2:$Rates.$B$6];[.C967]+1)-[.G967]*INDEX([$Rates.$C$2:$Rates.$C$6];[.C96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68]=0;[.A967]+1;[.A967])" office:value-type="date" office:date-value="2023-07-13" calcext:value-type="date">
            <text:p>2023-07-13</text:p>
          </table:table-cell>
          <table:table-cell table:formula="of:=MONTH([.A968])" office:value-type="float" office:value="7" calcext:value-type="float">
            <text:p>7</text:p>
          </table:table-cell>
          <table:table-cell table:formula="of:=[.C963]" office:value-type="float" office:value="1" calcext:value-type="float">
            <text:p>1</text:p>
          </table:table-cell>
          <table:table-cell table:number-columns-repeated="6"/>
          <table:table-cell table:formula="of:=[.F968]*INDEX([$Rates.$B$2:$Rates.$B$6];[.C968]+1)-[.G968]*INDEX([$Rates.$C$2:$Rates.$C$6];[.C96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69]=0;[.A968]+1;[.A968])" office:value-type="date" office:date-value="2023-07-13" calcext:value-type="date">
            <text:p>2023-07-13</text:p>
          </table:table-cell>
          <table:table-cell table:formula="of:=MONTH([.A969])" office:value-type="float" office:value="7" calcext:value-type="float">
            <text:p>7</text:p>
          </table:table-cell>
          <table:table-cell table:formula="of:=[.C964]" office:value-type="float" office:value="2" calcext:value-type="float">
            <text:p>2</text:p>
          </table:table-cell>
          <table:table-cell table:number-columns-repeated="6"/>
          <table:table-cell table:formula="of:=[.F969]*INDEX([$Rates.$B$2:$Rates.$B$6];[.C969]+1)-[.G969]*INDEX([$Rates.$C$2:$Rates.$C$6];[.C96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70]=0;[.A969]+1;[.A969])" office:value-type="date" office:date-value="2023-07-13" calcext:value-type="date">
            <text:p>2023-07-13</text:p>
          </table:table-cell>
          <table:table-cell table:formula="of:=MONTH([.A970])" office:value-type="float" office:value="7" calcext:value-type="float">
            <text:p>7</text:p>
          </table:table-cell>
          <table:table-cell table:formula="of:=[.C965]" office:value-type="float" office:value="3" calcext:value-type="float">
            <text:p>3</text:p>
          </table:table-cell>
          <table:table-cell table:number-columns-repeated="6"/>
          <table:table-cell table:formula="of:=[.F970]*INDEX([$Rates.$B$2:$Rates.$B$6];[.C970]+1)-[.G970]*INDEX([$Rates.$C$2:$Rates.$C$6];[.C97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71]=0;[.A970]+1;[.A970])" office:value-type="date" office:date-value="2023-07-13" calcext:value-type="date">
            <text:p>2023-07-13</text:p>
          </table:table-cell>
          <table:table-cell table:formula="of:=MONTH([.A971])" office:value-type="float" office:value="7" calcext:value-type="float">
            <text:p>7</text:p>
          </table:table-cell>
          <table:table-cell table:formula="of:=[.C966]" office:value-type="float" office:value="4" calcext:value-type="float">
            <text:p>4</text:p>
          </table:table-cell>
          <table:table-cell table:number-columns-repeated="6"/>
          <table:table-cell table:formula="of:=[.F971]*INDEX([$Rates.$B$2:$Rates.$B$6];[.C971]+1)-[.G971]*INDEX([$Rates.$C$2:$Rates.$C$6];[.C97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72]=0;[.A971]+1;[.A971])" office:value-type="date" office:date-value="2023-07-14" calcext:value-type="date">
            <text:p>2023-07-14</text:p>
          </table:table-cell>
          <table:table-cell table:formula="of:=MONTH([.A972])" office:value-type="float" office:value="7" calcext:value-type="float">
            <text:p>7</text:p>
          </table:table-cell>
          <table:table-cell table:formula="of:=[.C967]" office:value-type="float" office:value="0" calcext:value-type="float">
            <text:p>0</text:p>
          </table:table-cell>
          <table:table-cell table:number-columns-repeated="6"/>
          <table:table-cell table:formula="of:=[.F972]*INDEX([$Rates.$B$2:$Rates.$B$6];[.C972]+1)-[.G972]*INDEX([$Rates.$C$2:$Rates.$C$6];[.C97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73]=0;[.A972]+1;[.A972])" office:value-type="date" office:date-value="2023-07-14" calcext:value-type="date">
            <text:p>2023-07-14</text:p>
          </table:table-cell>
          <table:table-cell table:formula="of:=MONTH([.A973])" office:value-type="float" office:value="7" calcext:value-type="float">
            <text:p>7</text:p>
          </table:table-cell>
          <table:table-cell table:formula="of:=[.C968]" office:value-type="float" office:value="1" calcext:value-type="float">
            <text:p>1</text:p>
          </table:table-cell>
          <table:table-cell table:number-columns-repeated="6"/>
          <table:table-cell table:formula="of:=[.F973]*INDEX([$Rates.$B$2:$Rates.$B$6];[.C973]+1)-[.G973]*INDEX([$Rates.$C$2:$Rates.$C$6];[.C97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74]=0;[.A973]+1;[.A973])" office:value-type="date" office:date-value="2023-07-14" calcext:value-type="date">
            <text:p>2023-07-14</text:p>
          </table:table-cell>
          <table:table-cell table:formula="of:=MONTH([.A974])" office:value-type="float" office:value="7" calcext:value-type="float">
            <text:p>7</text:p>
          </table:table-cell>
          <table:table-cell table:formula="of:=[.C969]" office:value-type="float" office:value="2" calcext:value-type="float">
            <text:p>2</text:p>
          </table:table-cell>
          <table:table-cell table:number-columns-repeated="6"/>
          <table:table-cell table:formula="of:=[.F974]*INDEX([$Rates.$B$2:$Rates.$B$6];[.C974]+1)-[.G974]*INDEX([$Rates.$C$2:$Rates.$C$6];[.C97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75]=0;[.A974]+1;[.A974])" office:value-type="date" office:date-value="2023-07-14" calcext:value-type="date">
            <text:p>2023-07-14</text:p>
          </table:table-cell>
          <table:table-cell table:formula="of:=MONTH([.A975])" office:value-type="float" office:value="7" calcext:value-type="float">
            <text:p>7</text:p>
          </table:table-cell>
          <table:table-cell table:formula="of:=[.C970]" office:value-type="float" office:value="3" calcext:value-type="float">
            <text:p>3</text:p>
          </table:table-cell>
          <table:table-cell table:number-columns-repeated="6"/>
          <table:table-cell table:formula="of:=[.F975]*INDEX([$Rates.$B$2:$Rates.$B$6];[.C975]+1)-[.G975]*INDEX([$Rates.$C$2:$Rates.$C$6];[.C97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76]=0;[.A975]+1;[.A975])" office:value-type="date" office:date-value="2023-07-14" calcext:value-type="date">
            <text:p>2023-07-14</text:p>
          </table:table-cell>
          <table:table-cell table:formula="of:=MONTH([.A976])" office:value-type="float" office:value="7" calcext:value-type="float">
            <text:p>7</text:p>
          </table:table-cell>
          <table:table-cell table:formula="of:=[.C971]" office:value-type="float" office:value="4" calcext:value-type="float">
            <text:p>4</text:p>
          </table:table-cell>
          <table:table-cell table:number-columns-repeated="6"/>
          <table:table-cell table:formula="of:=[.F976]*INDEX([$Rates.$B$2:$Rates.$B$6];[.C976]+1)-[.G976]*INDEX([$Rates.$C$2:$Rates.$C$6];[.C97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77]=0;[.A976]+1;[.A976])" office:value-type="date" office:date-value="2023-07-15" calcext:value-type="date">
            <text:p>2023-07-15</text:p>
          </table:table-cell>
          <table:table-cell table:formula="of:=MONTH([.A977])" office:value-type="float" office:value="7" calcext:value-type="float">
            <text:p>7</text:p>
          </table:table-cell>
          <table:table-cell table:formula="of:=[.C972]" office:value-type="float" office:value="0" calcext:value-type="float">
            <text:p>0</text:p>
          </table:table-cell>
          <table:table-cell table:number-columns-repeated="6"/>
          <table:table-cell table:formula="of:=[.F977]*INDEX([$Rates.$B$2:$Rates.$B$6];[.C977]+1)-[.G977]*INDEX([$Rates.$C$2:$Rates.$C$6];[.C97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78]=0;[.A977]+1;[.A977])" office:value-type="date" office:date-value="2023-07-15" calcext:value-type="date">
            <text:p>2023-07-15</text:p>
          </table:table-cell>
          <table:table-cell table:formula="of:=MONTH([.A978])" office:value-type="float" office:value="7" calcext:value-type="float">
            <text:p>7</text:p>
          </table:table-cell>
          <table:table-cell table:formula="of:=[.C973]" office:value-type="float" office:value="1" calcext:value-type="float">
            <text:p>1</text:p>
          </table:table-cell>
          <table:table-cell table:number-columns-repeated="6"/>
          <table:table-cell table:formula="of:=[.F978]*INDEX([$Rates.$B$2:$Rates.$B$6];[.C978]+1)-[.G978]*INDEX([$Rates.$C$2:$Rates.$C$6];[.C97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79]=0;[.A978]+1;[.A978])" office:value-type="date" office:date-value="2023-07-15" calcext:value-type="date">
            <text:p>2023-07-15</text:p>
          </table:table-cell>
          <table:table-cell table:formula="of:=MONTH([.A979])" office:value-type="float" office:value="7" calcext:value-type="float">
            <text:p>7</text:p>
          </table:table-cell>
          <table:table-cell table:formula="of:=[.C974]" office:value-type="float" office:value="2" calcext:value-type="float">
            <text:p>2</text:p>
          </table:table-cell>
          <table:table-cell table:number-columns-repeated="6"/>
          <table:table-cell table:formula="of:=[.F979]*INDEX([$Rates.$B$2:$Rates.$B$6];[.C979]+1)-[.G979]*INDEX([$Rates.$C$2:$Rates.$C$6];[.C97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80]=0;[.A979]+1;[.A979])" office:value-type="date" office:date-value="2023-07-15" calcext:value-type="date">
            <text:p>2023-07-15</text:p>
          </table:table-cell>
          <table:table-cell table:formula="of:=MONTH([.A980])" office:value-type="float" office:value="7" calcext:value-type="float">
            <text:p>7</text:p>
          </table:table-cell>
          <table:table-cell table:formula="of:=[.C975]" office:value-type="float" office:value="3" calcext:value-type="float">
            <text:p>3</text:p>
          </table:table-cell>
          <table:table-cell table:number-columns-repeated="6"/>
          <table:table-cell table:formula="of:=[.F980]*INDEX([$Rates.$B$2:$Rates.$B$6];[.C980]+1)-[.G980]*INDEX([$Rates.$C$2:$Rates.$C$6];[.C98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81]=0;[.A980]+1;[.A980])" office:value-type="date" office:date-value="2023-07-15" calcext:value-type="date">
            <text:p>2023-07-15</text:p>
          </table:table-cell>
          <table:table-cell table:formula="of:=MONTH([.A981])" office:value-type="float" office:value="7" calcext:value-type="float">
            <text:p>7</text:p>
          </table:table-cell>
          <table:table-cell table:formula="of:=[.C976]" office:value-type="float" office:value="4" calcext:value-type="float">
            <text:p>4</text:p>
          </table:table-cell>
          <table:table-cell table:number-columns-repeated="6"/>
          <table:table-cell table:formula="of:=[.F981]*INDEX([$Rates.$B$2:$Rates.$B$6];[.C981]+1)-[.G981]*INDEX([$Rates.$C$2:$Rates.$C$6];[.C98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82]=0;[.A981]+1;[.A981])" office:value-type="date" office:date-value="2023-07-16" calcext:value-type="date">
            <text:p>2023-07-16</text:p>
          </table:table-cell>
          <table:table-cell table:formula="of:=MONTH([.A982])" office:value-type="float" office:value="7" calcext:value-type="float">
            <text:p>7</text:p>
          </table:table-cell>
          <table:table-cell table:formula="of:=[.C977]" office:value-type="float" office:value="0" calcext:value-type="float">
            <text:p>0</text:p>
          </table:table-cell>
          <table:table-cell table:number-columns-repeated="6"/>
          <table:table-cell table:formula="of:=[.F982]*INDEX([$Rates.$B$2:$Rates.$B$6];[.C982]+1)-[.G982]*INDEX([$Rates.$C$2:$Rates.$C$6];[.C98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83]=0;[.A982]+1;[.A982])" office:value-type="date" office:date-value="2023-07-16" calcext:value-type="date">
            <text:p>2023-07-16</text:p>
          </table:table-cell>
          <table:table-cell table:formula="of:=MONTH([.A983])" office:value-type="float" office:value="7" calcext:value-type="float">
            <text:p>7</text:p>
          </table:table-cell>
          <table:table-cell table:formula="of:=[.C978]" office:value-type="float" office:value="1" calcext:value-type="float">
            <text:p>1</text:p>
          </table:table-cell>
          <table:table-cell table:number-columns-repeated="6"/>
          <table:table-cell table:formula="of:=[.F983]*INDEX([$Rates.$B$2:$Rates.$B$6];[.C983]+1)-[.G983]*INDEX([$Rates.$C$2:$Rates.$C$6];[.C98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84]=0;[.A983]+1;[.A983])" office:value-type="date" office:date-value="2023-07-16" calcext:value-type="date">
            <text:p>2023-07-16</text:p>
          </table:table-cell>
          <table:table-cell table:formula="of:=MONTH([.A984])" office:value-type="float" office:value="7" calcext:value-type="float">
            <text:p>7</text:p>
          </table:table-cell>
          <table:table-cell table:formula="of:=[.C979]" office:value-type="float" office:value="2" calcext:value-type="float">
            <text:p>2</text:p>
          </table:table-cell>
          <table:table-cell table:number-columns-repeated="6"/>
          <table:table-cell table:formula="of:=[.F984]*INDEX([$Rates.$B$2:$Rates.$B$6];[.C984]+1)-[.G984]*INDEX([$Rates.$C$2:$Rates.$C$6];[.C98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85]=0;[.A984]+1;[.A984])" office:value-type="date" office:date-value="2023-07-16" calcext:value-type="date">
            <text:p>2023-07-16</text:p>
          </table:table-cell>
          <table:table-cell table:formula="of:=MONTH([.A985])" office:value-type="float" office:value="7" calcext:value-type="float">
            <text:p>7</text:p>
          </table:table-cell>
          <table:table-cell table:formula="of:=[.C980]" office:value-type="float" office:value="3" calcext:value-type="float">
            <text:p>3</text:p>
          </table:table-cell>
          <table:table-cell table:number-columns-repeated="6"/>
          <table:table-cell table:formula="of:=[.F985]*INDEX([$Rates.$B$2:$Rates.$B$6];[.C985]+1)-[.G985]*INDEX([$Rates.$C$2:$Rates.$C$6];[.C98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86]=0;[.A985]+1;[.A985])" office:value-type="date" office:date-value="2023-07-16" calcext:value-type="date">
            <text:p>2023-07-16</text:p>
          </table:table-cell>
          <table:table-cell table:formula="of:=MONTH([.A986])" office:value-type="float" office:value="7" calcext:value-type="float">
            <text:p>7</text:p>
          </table:table-cell>
          <table:table-cell table:formula="of:=[.C981]" office:value-type="float" office:value="4" calcext:value-type="float">
            <text:p>4</text:p>
          </table:table-cell>
          <table:table-cell table:number-columns-repeated="6"/>
          <table:table-cell table:formula="of:=[.F986]*INDEX([$Rates.$B$2:$Rates.$B$6];[.C986]+1)-[.G986]*INDEX([$Rates.$C$2:$Rates.$C$6];[.C98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87]=0;[.A986]+1;[.A986])" office:value-type="date" office:date-value="2023-07-17" calcext:value-type="date">
            <text:p>2023-07-17</text:p>
          </table:table-cell>
          <table:table-cell table:formula="of:=MONTH([.A987])" office:value-type="float" office:value="7" calcext:value-type="float">
            <text:p>7</text:p>
          </table:table-cell>
          <table:table-cell table:formula="of:=[.C982]" office:value-type="float" office:value="0" calcext:value-type="float">
            <text:p>0</text:p>
          </table:table-cell>
          <table:table-cell table:number-columns-repeated="6"/>
          <table:table-cell table:formula="of:=[.F987]*INDEX([$Rates.$B$2:$Rates.$B$6];[.C987]+1)-[.G987]*INDEX([$Rates.$C$2:$Rates.$C$6];[.C98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88]=0;[.A987]+1;[.A987])" office:value-type="date" office:date-value="2023-07-17" calcext:value-type="date">
            <text:p>2023-07-17</text:p>
          </table:table-cell>
          <table:table-cell table:formula="of:=MONTH([.A988])" office:value-type="float" office:value="7" calcext:value-type="float">
            <text:p>7</text:p>
          </table:table-cell>
          <table:table-cell table:formula="of:=[.C983]" office:value-type="float" office:value="1" calcext:value-type="float">
            <text:p>1</text:p>
          </table:table-cell>
          <table:table-cell table:number-columns-repeated="6"/>
          <table:table-cell table:formula="of:=[.F988]*INDEX([$Rates.$B$2:$Rates.$B$6];[.C988]+1)-[.G988]*INDEX([$Rates.$C$2:$Rates.$C$6];[.C98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89]=0;[.A988]+1;[.A988])" office:value-type="date" office:date-value="2023-07-17" calcext:value-type="date">
            <text:p>2023-07-17</text:p>
          </table:table-cell>
          <table:table-cell table:formula="of:=MONTH([.A989])" office:value-type="float" office:value="7" calcext:value-type="float">
            <text:p>7</text:p>
          </table:table-cell>
          <table:table-cell table:formula="of:=[.C984]" office:value-type="float" office:value="2" calcext:value-type="float">
            <text:p>2</text:p>
          </table:table-cell>
          <table:table-cell table:number-columns-repeated="6"/>
          <table:table-cell table:formula="of:=[.F989]*INDEX([$Rates.$B$2:$Rates.$B$6];[.C989]+1)-[.G989]*INDEX([$Rates.$C$2:$Rates.$C$6];[.C98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90]=0;[.A989]+1;[.A989])" office:value-type="date" office:date-value="2023-07-17" calcext:value-type="date">
            <text:p>2023-07-17</text:p>
          </table:table-cell>
          <table:table-cell table:formula="of:=MONTH([.A990])" office:value-type="float" office:value="7" calcext:value-type="float">
            <text:p>7</text:p>
          </table:table-cell>
          <table:table-cell table:formula="of:=[.C985]" office:value-type="float" office:value="3" calcext:value-type="float">
            <text:p>3</text:p>
          </table:table-cell>
          <table:table-cell table:number-columns-repeated="6"/>
          <table:table-cell table:formula="of:=[.F990]*INDEX([$Rates.$B$2:$Rates.$B$6];[.C990]+1)-[.G990]*INDEX([$Rates.$C$2:$Rates.$C$6];[.C99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91]=0;[.A990]+1;[.A990])" office:value-type="date" office:date-value="2023-07-17" calcext:value-type="date">
            <text:p>2023-07-17</text:p>
          </table:table-cell>
          <table:table-cell table:formula="of:=MONTH([.A991])" office:value-type="float" office:value="7" calcext:value-type="float">
            <text:p>7</text:p>
          </table:table-cell>
          <table:table-cell table:formula="of:=[.C986]" office:value-type="float" office:value="4" calcext:value-type="float">
            <text:p>4</text:p>
          </table:table-cell>
          <table:table-cell table:number-columns-repeated="6"/>
          <table:table-cell table:formula="of:=[.F991]*INDEX([$Rates.$B$2:$Rates.$B$6];[.C991]+1)-[.G991]*INDEX([$Rates.$C$2:$Rates.$C$6];[.C99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92]=0;[.A991]+1;[.A991])" office:value-type="date" office:date-value="2023-07-18" calcext:value-type="date">
            <text:p>2023-07-18</text:p>
          </table:table-cell>
          <table:table-cell table:formula="of:=MONTH([.A992])" office:value-type="float" office:value="7" calcext:value-type="float">
            <text:p>7</text:p>
          </table:table-cell>
          <table:table-cell table:formula="of:=[.C987]" office:value-type="float" office:value="0" calcext:value-type="float">
            <text:p>0</text:p>
          </table:table-cell>
          <table:table-cell table:number-columns-repeated="6"/>
          <table:table-cell table:formula="of:=[.F992]*INDEX([$Rates.$B$2:$Rates.$B$6];[.C992]+1)-[.G992]*INDEX([$Rates.$C$2:$Rates.$C$6];[.C99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93]=0;[.A992]+1;[.A992])" office:value-type="date" office:date-value="2023-07-18" calcext:value-type="date">
            <text:p>2023-07-18</text:p>
          </table:table-cell>
          <table:table-cell table:formula="of:=MONTH([.A993])" office:value-type="float" office:value="7" calcext:value-type="float">
            <text:p>7</text:p>
          </table:table-cell>
          <table:table-cell table:formula="of:=[.C988]" office:value-type="float" office:value="1" calcext:value-type="float">
            <text:p>1</text:p>
          </table:table-cell>
          <table:table-cell table:number-columns-repeated="6"/>
          <table:table-cell table:formula="of:=[.F993]*INDEX([$Rates.$B$2:$Rates.$B$6];[.C993]+1)-[.G993]*INDEX([$Rates.$C$2:$Rates.$C$6];[.C99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94]=0;[.A993]+1;[.A993])" office:value-type="date" office:date-value="2023-07-18" calcext:value-type="date">
            <text:p>2023-07-18</text:p>
          </table:table-cell>
          <table:table-cell table:formula="of:=MONTH([.A994])" office:value-type="float" office:value="7" calcext:value-type="float">
            <text:p>7</text:p>
          </table:table-cell>
          <table:table-cell table:formula="of:=[.C989]" office:value-type="float" office:value="2" calcext:value-type="float">
            <text:p>2</text:p>
          </table:table-cell>
          <table:table-cell table:number-columns-repeated="6"/>
          <table:table-cell table:formula="of:=[.F994]*INDEX([$Rates.$B$2:$Rates.$B$6];[.C994]+1)-[.G994]*INDEX([$Rates.$C$2:$Rates.$C$6];[.C99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95]=0;[.A994]+1;[.A994])" office:value-type="date" office:date-value="2023-07-18" calcext:value-type="date">
            <text:p>2023-07-18</text:p>
          </table:table-cell>
          <table:table-cell table:formula="of:=MONTH([.A995])" office:value-type="float" office:value="7" calcext:value-type="float">
            <text:p>7</text:p>
          </table:table-cell>
          <table:table-cell table:formula="of:=[.C990]" office:value-type="float" office:value="3" calcext:value-type="float">
            <text:p>3</text:p>
          </table:table-cell>
          <table:table-cell table:number-columns-repeated="6"/>
          <table:table-cell table:formula="of:=[.F995]*INDEX([$Rates.$B$2:$Rates.$B$6];[.C995]+1)-[.G995]*INDEX([$Rates.$C$2:$Rates.$C$6];[.C99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96]=0;[.A995]+1;[.A995])" office:value-type="date" office:date-value="2023-07-18" calcext:value-type="date">
            <text:p>2023-07-18</text:p>
          </table:table-cell>
          <table:table-cell table:formula="of:=MONTH([.A996])" office:value-type="float" office:value="7" calcext:value-type="float">
            <text:p>7</text:p>
          </table:table-cell>
          <table:table-cell table:formula="of:=[.C991]" office:value-type="float" office:value="4" calcext:value-type="float">
            <text:p>4</text:p>
          </table:table-cell>
          <table:table-cell table:number-columns-repeated="6"/>
          <table:table-cell table:formula="of:=[.F996]*INDEX([$Rates.$B$2:$Rates.$B$6];[.C996]+1)-[.G996]*INDEX([$Rates.$C$2:$Rates.$C$6];[.C99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97]=0;[.A996]+1;[.A996])" office:value-type="date" office:date-value="2023-07-19" calcext:value-type="date">
            <text:p>2023-07-19</text:p>
          </table:table-cell>
          <table:table-cell table:formula="of:=MONTH([.A997])" office:value-type="float" office:value="7" calcext:value-type="float">
            <text:p>7</text:p>
          </table:table-cell>
          <table:table-cell table:formula="of:=[.C992]" office:value-type="float" office:value="0" calcext:value-type="float">
            <text:p>0</text:p>
          </table:table-cell>
          <table:table-cell table:number-columns-repeated="6"/>
          <table:table-cell table:formula="of:=[.F997]*INDEX([$Rates.$B$2:$Rates.$B$6];[.C997]+1)-[.G997]*INDEX([$Rates.$C$2:$Rates.$C$6];[.C99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98]=0;[.A997]+1;[.A997])" office:value-type="date" office:date-value="2023-07-19" calcext:value-type="date">
            <text:p>2023-07-19</text:p>
          </table:table-cell>
          <table:table-cell table:formula="of:=MONTH([.A998])" office:value-type="float" office:value="7" calcext:value-type="float">
            <text:p>7</text:p>
          </table:table-cell>
          <table:table-cell table:formula="of:=[.C993]" office:value-type="float" office:value="1" calcext:value-type="float">
            <text:p>1</text:p>
          </table:table-cell>
          <table:table-cell table:number-columns-repeated="6"/>
          <table:table-cell table:formula="of:=[.F998]*INDEX([$Rates.$B$2:$Rates.$B$6];[.C998]+1)-[.G998]*INDEX([$Rates.$C$2:$Rates.$C$6];[.C99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999]=0;[.A998]+1;[.A998])" office:value-type="date" office:date-value="2023-07-19" calcext:value-type="date">
            <text:p>2023-07-19</text:p>
          </table:table-cell>
          <table:table-cell table:formula="of:=MONTH([.A999])" office:value-type="float" office:value="7" calcext:value-type="float">
            <text:p>7</text:p>
          </table:table-cell>
          <table:table-cell table:formula="of:=[.C994]" office:value-type="float" office:value="2" calcext:value-type="float">
            <text:p>2</text:p>
          </table:table-cell>
          <table:table-cell table:number-columns-repeated="6"/>
          <table:table-cell table:formula="of:=[.F999]*INDEX([$Rates.$B$2:$Rates.$B$6];[.C999]+1)-[.G999]*INDEX([$Rates.$C$2:$Rates.$C$6];[.C99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00]=0;[.A999]+1;[.A999])" office:value-type="date" office:date-value="2023-07-19" calcext:value-type="date">
            <text:p>2023-07-19</text:p>
          </table:table-cell>
          <table:table-cell table:formula="of:=MONTH([.A1000])" office:value-type="float" office:value="7" calcext:value-type="float">
            <text:p>7</text:p>
          </table:table-cell>
          <table:table-cell table:formula="of:=[.C995]" office:value-type="float" office:value="3" calcext:value-type="float">
            <text:p>3</text:p>
          </table:table-cell>
          <table:table-cell table:number-columns-repeated="6"/>
          <table:table-cell table:formula="of:=[.F1000]*INDEX([$Rates.$B$2:$Rates.$B$6];[.C1000]+1)-[.G1000]*INDEX([$Rates.$C$2:$Rates.$C$6];[.C100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01]=0;[.A1000]+1;[.A1000])" office:value-type="date" office:date-value="2023-07-19" calcext:value-type="date">
            <text:p>2023-07-19</text:p>
          </table:table-cell>
          <table:table-cell table:formula="of:=MONTH([.A1001])" office:value-type="float" office:value="7" calcext:value-type="float">
            <text:p>7</text:p>
          </table:table-cell>
          <table:table-cell table:formula="of:=[.C996]" office:value-type="float" office:value="4" calcext:value-type="float">
            <text:p>4</text:p>
          </table:table-cell>
          <table:table-cell table:number-columns-repeated="6"/>
          <table:table-cell table:formula="of:=[.F1001]*INDEX([$Rates.$B$2:$Rates.$B$6];[.C1001]+1)-[.G1001]*INDEX([$Rates.$C$2:$Rates.$C$6];[.C100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02]=0;[.A1001]+1;[.A1001])" office:value-type="date" office:date-value="2023-07-20" calcext:value-type="date">
            <text:p>2023-07-20</text:p>
          </table:table-cell>
          <table:table-cell table:formula="of:=MONTH([.A1002])" office:value-type="float" office:value="7" calcext:value-type="float">
            <text:p>7</text:p>
          </table:table-cell>
          <table:table-cell table:formula="of:=[.C997]" office:value-type="float" office:value="0" calcext:value-type="float">
            <text:p>0</text:p>
          </table:table-cell>
          <table:table-cell table:number-columns-repeated="6"/>
          <table:table-cell table:formula="of:=[.F1002]*INDEX([$Rates.$B$2:$Rates.$B$6];[.C1002]+1)-[.G1002]*INDEX([$Rates.$C$2:$Rates.$C$6];[.C100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03]=0;[.A1002]+1;[.A1002])" office:value-type="date" office:date-value="2023-07-20" calcext:value-type="date">
            <text:p>2023-07-20</text:p>
          </table:table-cell>
          <table:table-cell table:formula="of:=MONTH([.A1003])" office:value-type="float" office:value="7" calcext:value-type="float">
            <text:p>7</text:p>
          </table:table-cell>
          <table:table-cell table:formula="of:=[.C998]" office:value-type="float" office:value="1" calcext:value-type="float">
            <text:p>1</text:p>
          </table:table-cell>
          <table:table-cell table:number-columns-repeated="6"/>
          <table:table-cell table:formula="of:=[.F1003]*INDEX([$Rates.$B$2:$Rates.$B$6];[.C1003]+1)-[.G1003]*INDEX([$Rates.$C$2:$Rates.$C$6];[.C100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04]=0;[.A1003]+1;[.A1003])" office:value-type="date" office:date-value="2023-07-20" calcext:value-type="date">
            <text:p>2023-07-20</text:p>
          </table:table-cell>
          <table:table-cell table:formula="of:=MONTH([.A1004])" office:value-type="float" office:value="7" calcext:value-type="float">
            <text:p>7</text:p>
          </table:table-cell>
          <table:table-cell table:formula="of:=[.C999]" office:value-type="float" office:value="2" calcext:value-type="float">
            <text:p>2</text:p>
          </table:table-cell>
          <table:table-cell table:number-columns-repeated="6"/>
          <table:table-cell table:formula="of:=[.F1004]*INDEX([$Rates.$B$2:$Rates.$B$6];[.C1004]+1)-[.G1004]*INDEX([$Rates.$C$2:$Rates.$C$6];[.C100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05]=0;[.A1004]+1;[.A1004])" office:value-type="date" office:date-value="2023-07-20" calcext:value-type="date">
            <text:p>2023-07-20</text:p>
          </table:table-cell>
          <table:table-cell table:formula="of:=MONTH([.A1005])" office:value-type="float" office:value="7" calcext:value-type="float">
            <text:p>7</text:p>
          </table:table-cell>
          <table:table-cell table:formula="of:=[.C1000]" office:value-type="float" office:value="3" calcext:value-type="float">
            <text:p>3</text:p>
          </table:table-cell>
          <table:table-cell table:number-columns-repeated="6"/>
          <table:table-cell table:formula="of:=[.F1005]*INDEX([$Rates.$B$2:$Rates.$B$6];[.C1005]+1)-[.G1005]*INDEX([$Rates.$C$2:$Rates.$C$6];[.C100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06]=0;[.A1005]+1;[.A1005])" office:value-type="date" office:date-value="2023-07-20" calcext:value-type="date">
            <text:p>2023-07-20</text:p>
          </table:table-cell>
          <table:table-cell table:formula="of:=MONTH([.A1006])" office:value-type="float" office:value="7" calcext:value-type="float">
            <text:p>7</text:p>
          </table:table-cell>
          <table:table-cell table:formula="of:=[.C1001]" office:value-type="float" office:value="4" calcext:value-type="float">
            <text:p>4</text:p>
          </table:table-cell>
          <table:table-cell table:number-columns-repeated="6"/>
          <table:table-cell table:formula="of:=[.F1006]*INDEX([$Rates.$B$2:$Rates.$B$6];[.C1006]+1)-[.G1006]*INDEX([$Rates.$C$2:$Rates.$C$6];[.C100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07]=0;[.A1006]+1;[.A1006])" office:value-type="date" office:date-value="2023-07-21" calcext:value-type="date">
            <text:p>2023-07-21</text:p>
          </table:table-cell>
          <table:table-cell table:formula="of:=MONTH([.A1007])" office:value-type="float" office:value="7" calcext:value-type="float">
            <text:p>7</text:p>
          </table:table-cell>
          <table:table-cell table:formula="of:=[.C1002]" office:value-type="float" office:value="0" calcext:value-type="float">
            <text:p>0</text:p>
          </table:table-cell>
          <table:table-cell table:number-columns-repeated="6"/>
          <table:table-cell table:formula="of:=[.F1007]*INDEX([$Rates.$B$2:$Rates.$B$6];[.C1007]+1)-[.G1007]*INDEX([$Rates.$C$2:$Rates.$C$6];[.C100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08]=0;[.A1007]+1;[.A1007])" office:value-type="date" office:date-value="2023-07-21" calcext:value-type="date">
            <text:p>2023-07-21</text:p>
          </table:table-cell>
          <table:table-cell table:formula="of:=MONTH([.A1008])" office:value-type="float" office:value="7" calcext:value-type="float">
            <text:p>7</text:p>
          </table:table-cell>
          <table:table-cell table:formula="of:=[.C1003]" office:value-type="float" office:value="1" calcext:value-type="float">
            <text:p>1</text:p>
          </table:table-cell>
          <table:table-cell table:number-columns-repeated="6"/>
          <table:table-cell table:formula="of:=[.F1008]*INDEX([$Rates.$B$2:$Rates.$B$6];[.C1008]+1)-[.G1008]*INDEX([$Rates.$C$2:$Rates.$C$6];[.C100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09]=0;[.A1008]+1;[.A1008])" office:value-type="date" office:date-value="2023-07-21" calcext:value-type="date">
            <text:p>2023-07-21</text:p>
          </table:table-cell>
          <table:table-cell table:formula="of:=MONTH([.A1009])" office:value-type="float" office:value="7" calcext:value-type="float">
            <text:p>7</text:p>
          </table:table-cell>
          <table:table-cell table:formula="of:=[.C1004]" office:value-type="float" office:value="2" calcext:value-type="float">
            <text:p>2</text:p>
          </table:table-cell>
          <table:table-cell table:number-columns-repeated="6"/>
          <table:table-cell table:formula="of:=[.F1009]*INDEX([$Rates.$B$2:$Rates.$B$6];[.C1009]+1)-[.G1009]*INDEX([$Rates.$C$2:$Rates.$C$6];[.C100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10]=0;[.A1009]+1;[.A1009])" office:value-type="date" office:date-value="2023-07-21" calcext:value-type="date">
            <text:p>2023-07-21</text:p>
          </table:table-cell>
          <table:table-cell table:formula="of:=MONTH([.A1010])" office:value-type="float" office:value="7" calcext:value-type="float">
            <text:p>7</text:p>
          </table:table-cell>
          <table:table-cell table:formula="of:=[.C1005]" office:value-type="float" office:value="3" calcext:value-type="float">
            <text:p>3</text:p>
          </table:table-cell>
          <table:table-cell table:number-columns-repeated="6"/>
          <table:table-cell table:formula="of:=[.F1010]*INDEX([$Rates.$B$2:$Rates.$B$6];[.C1010]+1)-[.G1010]*INDEX([$Rates.$C$2:$Rates.$C$6];[.C101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11]=0;[.A1010]+1;[.A1010])" office:value-type="date" office:date-value="2023-07-21" calcext:value-type="date">
            <text:p>2023-07-21</text:p>
          </table:table-cell>
          <table:table-cell table:formula="of:=MONTH([.A1011])" office:value-type="float" office:value="7" calcext:value-type="float">
            <text:p>7</text:p>
          </table:table-cell>
          <table:table-cell table:formula="of:=[.C1006]" office:value-type="float" office:value="4" calcext:value-type="float">
            <text:p>4</text:p>
          </table:table-cell>
          <table:table-cell table:number-columns-repeated="6"/>
          <table:table-cell table:formula="of:=[.F1011]*INDEX([$Rates.$B$2:$Rates.$B$6];[.C1011]+1)-[.G1011]*INDEX([$Rates.$C$2:$Rates.$C$6];[.C101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12]=0;[.A1011]+1;[.A1011])" office:value-type="date" office:date-value="2023-07-22" calcext:value-type="date">
            <text:p>2023-07-22</text:p>
          </table:table-cell>
          <table:table-cell table:formula="of:=MONTH([.A1012])" office:value-type="float" office:value="7" calcext:value-type="float">
            <text:p>7</text:p>
          </table:table-cell>
          <table:table-cell table:formula="of:=[.C1007]" office:value-type="float" office:value="0" calcext:value-type="float">
            <text:p>0</text:p>
          </table:table-cell>
          <table:table-cell table:number-columns-repeated="6"/>
          <table:table-cell table:formula="of:=[.F1012]*INDEX([$Rates.$B$2:$Rates.$B$6];[.C1012]+1)-[.G1012]*INDEX([$Rates.$C$2:$Rates.$C$6];[.C101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13]=0;[.A1012]+1;[.A1012])" office:value-type="date" office:date-value="2023-07-22" calcext:value-type="date">
            <text:p>2023-07-22</text:p>
          </table:table-cell>
          <table:table-cell table:formula="of:=MONTH([.A1013])" office:value-type="float" office:value="7" calcext:value-type="float">
            <text:p>7</text:p>
          </table:table-cell>
          <table:table-cell table:formula="of:=[.C1008]" office:value-type="float" office:value="1" calcext:value-type="float">
            <text:p>1</text:p>
          </table:table-cell>
          <table:table-cell table:number-columns-repeated="6"/>
          <table:table-cell table:formula="of:=[.F1013]*INDEX([$Rates.$B$2:$Rates.$B$6];[.C1013]+1)-[.G1013]*INDEX([$Rates.$C$2:$Rates.$C$6];[.C101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14]=0;[.A1013]+1;[.A1013])" office:value-type="date" office:date-value="2023-07-22" calcext:value-type="date">
            <text:p>2023-07-22</text:p>
          </table:table-cell>
          <table:table-cell table:formula="of:=MONTH([.A1014])" office:value-type="float" office:value="7" calcext:value-type="float">
            <text:p>7</text:p>
          </table:table-cell>
          <table:table-cell table:formula="of:=[.C1009]" office:value-type="float" office:value="2" calcext:value-type="float">
            <text:p>2</text:p>
          </table:table-cell>
          <table:table-cell table:number-columns-repeated="6"/>
          <table:table-cell table:formula="of:=[.F1014]*INDEX([$Rates.$B$2:$Rates.$B$6];[.C1014]+1)-[.G1014]*INDEX([$Rates.$C$2:$Rates.$C$6];[.C101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15]=0;[.A1014]+1;[.A1014])" office:value-type="date" office:date-value="2023-07-22" calcext:value-type="date">
            <text:p>2023-07-22</text:p>
          </table:table-cell>
          <table:table-cell table:formula="of:=MONTH([.A1015])" office:value-type="float" office:value="7" calcext:value-type="float">
            <text:p>7</text:p>
          </table:table-cell>
          <table:table-cell table:formula="of:=[.C1010]" office:value-type="float" office:value="3" calcext:value-type="float">
            <text:p>3</text:p>
          </table:table-cell>
          <table:table-cell table:number-columns-repeated="6"/>
          <table:table-cell table:formula="of:=[.F1015]*INDEX([$Rates.$B$2:$Rates.$B$6];[.C1015]+1)-[.G1015]*INDEX([$Rates.$C$2:$Rates.$C$6];[.C101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16]=0;[.A1015]+1;[.A1015])" office:value-type="date" office:date-value="2023-07-22" calcext:value-type="date">
            <text:p>2023-07-22</text:p>
          </table:table-cell>
          <table:table-cell table:formula="of:=MONTH([.A1016])" office:value-type="float" office:value="7" calcext:value-type="float">
            <text:p>7</text:p>
          </table:table-cell>
          <table:table-cell table:formula="of:=[.C1011]" office:value-type="float" office:value="4" calcext:value-type="float">
            <text:p>4</text:p>
          </table:table-cell>
          <table:table-cell table:number-columns-repeated="6"/>
          <table:table-cell table:formula="of:=[.F1016]*INDEX([$Rates.$B$2:$Rates.$B$6];[.C1016]+1)-[.G1016]*INDEX([$Rates.$C$2:$Rates.$C$6];[.C101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17]=0;[.A1016]+1;[.A1016])" office:value-type="date" office:date-value="2023-07-23" calcext:value-type="date">
            <text:p>2023-07-23</text:p>
          </table:table-cell>
          <table:table-cell table:formula="of:=MONTH([.A1017])" office:value-type="float" office:value="7" calcext:value-type="float">
            <text:p>7</text:p>
          </table:table-cell>
          <table:table-cell table:formula="of:=[.C1012]" office:value-type="float" office:value="0" calcext:value-type="float">
            <text:p>0</text:p>
          </table:table-cell>
          <table:table-cell table:number-columns-repeated="6"/>
          <table:table-cell table:formula="of:=[.F1017]*INDEX([$Rates.$B$2:$Rates.$B$6];[.C1017]+1)-[.G1017]*INDEX([$Rates.$C$2:$Rates.$C$6];[.C101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18]=0;[.A1017]+1;[.A1017])" office:value-type="date" office:date-value="2023-07-23" calcext:value-type="date">
            <text:p>2023-07-23</text:p>
          </table:table-cell>
          <table:table-cell table:formula="of:=MONTH([.A1018])" office:value-type="float" office:value="7" calcext:value-type="float">
            <text:p>7</text:p>
          </table:table-cell>
          <table:table-cell table:formula="of:=[.C1013]" office:value-type="float" office:value="1" calcext:value-type="float">
            <text:p>1</text:p>
          </table:table-cell>
          <table:table-cell table:number-columns-repeated="6"/>
          <table:table-cell table:formula="of:=[.F1018]*INDEX([$Rates.$B$2:$Rates.$B$6];[.C1018]+1)-[.G1018]*INDEX([$Rates.$C$2:$Rates.$C$6];[.C101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19]=0;[.A1018]+1;[.A1018])" office:value-type="date" office:date-value="2023-07-23" calcext:value-type="date">
            <text:p>2023-07-23</text:p>
          </table:table-cell>
          <table:table-cell table:formula="of:=MONTH([.A1019])" office:value-type="float" office:value="7" calcext:value-type="float">
            <text:p>7</text:p>
          </table:table-cell>
          <table:table-cell table:formula="of:=[.C1014]" office:value-type="float" office:value="2" calcext:value-type="float">
            <text:p>2</text:p>
          </table:table-cell>
          <table:table-cell table:number-columns-repeated="6"/>
          <table:table-cell table:formula="of:=[.F1019]*INDEX([$Rates.$B$2:$Rates.$B$6];[.C1019]+1)-[.G1019]*INDEX([$Rates.$C$2:$Rates.$C$6];[.C101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20]=0;[.A1019]+1;[.A1019])" office:value-type="date" office:date-value="2023-07-23" calcext:value-type="date">
            <text:p>2023-07-23</text:p>
          </table:table-cell>
          <table:table-cell table:formula="of:=MONTH([.A1020])" office:value-type="float" office:value="7" calcext:value-type="float">
            <text:p>7</text:p>
          </table:table-cell>
          <table:table-cell table:formula="of:=[.C1015]" office:value-type="float" office:value="3" calcext:value-type="float">
            <text:p>3</text:p>
          </table:table-cell>
          <table:table-cell table:number-columns-repeated="6"/>
          <table:table-cell table:formula="of:=[.F1020]*INDEX([$Rates.$B$2:$Rates.$B$6];[.C1020]+1)-[.G1020]*INDEX([$Rates.$C$2:$Rates.$C$6];[.C102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21]=0;[.A1020]+1;[.A1020])" office:value-type="date" office:date-value="2023-07-23" calcext:value-type="date">
            <text:p>2023-07-23</text:p>
          </table:table-cell>
          <table:table-cell table:formula="of:=MONTH([.A1021])" office:value-type="float" office:value="7" calcext:value-type="float">
            <text:p>7</text:p>
          </table:table-cell>
          <table:table-cell table:formula="of:=[.C1016]" office:value-type="float" office:value="4" calcext:value-type="float">
            <text:p>4</text:p>
          </table:table-cell>
          <table:table-cell table:number-columns-repeated="6"/>
          <table:table-cell table:formula="of:=[.F1021]*INDEX([$Rates.$B$2:$Rates.$B$6];[.C1021]+1)-[.G1021]*INDEX([$Rates.$C$2:$Rates.$C$6];[.C102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22]=0;[.A1021]+1;[.A1021])" office:value-type="date" office:date-value="2023-07-24" calcext:value-type="date">
            <text:p>2023-07-24</text:p>
          </table:table-cell>
          <table:table-cell table:formula="of:=MONTH([.A1022])" office:value-type="float" office:value="7" calcext:value-type="float">
            <text:p>7</text:p>
          </table:table-cell>
          <table:table-cell table:formula="of:=[.C1017]" office:value-type="float" office:value="0" calcext:value-type="float">
            <text:p>0</text:p>
          </table:table-cell>
          <table:table-cell table:number-columns-repeated="6"/>
          <table:table-cell table:formula="of:=[.F1022]*INDEX([$Rates.$B$2:$Rates.$B$6];[.C1022]+1)-[.G1022]*INDEX([$Rates.$C$2:$Rates.$C$6];[.C102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23]=0;[.A1022]+1;[.A1022])" office:value-type="date" office:date-value="2023-07-24" calcext:value-type="date">
            <text:p>2023-07-24</text:p>
          </table:table-cell>
          <table:table-cell table:formula="of:=MONTH([.A1023])" office:value-type="float" office:value="7" calcext:value-type="float">
            <text:p>7</text:p>
          </table:table-cell>
          <table:table-cell table:formula="of:=[.C1018]" office:value-type="float" office:value="1" calcext:value-type="float">
            <text:p>1</text:p>
          </table:table-cell>
          <table:table-cell table:number-columns-repeated="6"/>
          <table:table-cell table:formula="of:=[.F1023]*INDEX([$Rates.$B$2:$Rates.$B$6];[.C1023]+1)-[.G1023]*INDEX([$Rates.$C$2:$Rates.$C$6];[.C102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24]=0;[.A1023]+1;[.A1023])" office:value-type="date" office:date-value="2023-07-24" calcext:value-type="date">
            <text:p>2023-07-24</text:p>
          </table:table-cell>
          <table:table-cell table:formula="of:=MONTH([.A1024])" office:value-type="float" office:value="7" calcext:value-type="float">
            <text:p>7</text:p>
          </table:table-cell>
          <table:table-cell table:formula="of:=[.C1019]" office:value-type="float" office:value="2" calcext:value-type="float">
            <text:p>2</text:p>
          </table:table-cell>
          <table:table-cell table:number-columns-repeated="6"/>
          <table:table-cell table:formula="of:=[.F1024]*INDEX([$Rates.$B$2:$Rates.$B$6];[.C1024]+1)-[.G1024]*INDEX([$Rates.$C$2:$Rates.$C$6];[.C102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25]=0;[.A1024]+1;[.A1024])" office:value-type="date" office:date-value="2023-07-24" calcext:value-type="date">
            <text:p>2023-07-24</text:p>
          </table:table-cell>
          <table:table-cell table:formula="of:=MONTH([.A1025])" office:value-type="float" office:value="7" calcext:value-type="float">
            <text:p>7</text:p>
          </table:table-cell>
          <table:table-cell table:formula="of:=[.C1020]" office:value-type="float" office:value="3" calcext:value-type="float">
            <text:p>3</text:p>
          </table:table-cell>
          <table:table-cell table:number-columns-repeated="6"/>
          <table:table-cell table:formula="of:=[.F1025]*INDEX([$Rates.$B$2:$Rates.$B$6];[.C1025]+1)-[.G1025]*INDEX([$Rates.$C$2:$Rates.$C$6];[.C102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26]=0;[.A1025]+1;[.A1025])" office:value-type="date" office:date-value="2023-07-24" calcext:value-type="date">
            <text:p>2023-07-24</text:p>
          </table:table-cell>
          <table:table-cell table:formula="of:=MONTH([.A1026])" office:value-type="float" office:value="7" calcext:value-type="float">
            <text:p>7</text:p>
          </table:table-cell>
          <table:table-cell table:formula="of:=[.C1021]" office:value-type="float" office:value="4" calcext:value-type="float">
            <text:p>4</text:p>
          </table:table-cell>
          <table:table-cell table:number-columns-repeated="6"/>
          <table:table-cell table:formula="of:=[.F1026]*INDEX([$Rates.$B$2:$Rates.$B$6];[.C1026]+1)-[.G1026]*INDEX([$Rates.$C$2:$Rates.$C$6];[.C102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27]=0;[.A1026]+1;[.A1026])" office:value-type="date" office:date-value="2023-07-25" calcext:value-type="date">
            <text:p>2023-07-25</text:p>
          </table:table-cell>
          <table:table-cell table:formula="of:=MONTH([.A1027])" office:value-type="float" office:value="7" calcext:value-type="float">
            <text:p>7</text:p>
          </table:table-cell>
          <table:table-cell table:formula="of:=[.C1022]" office:value-type="float" office:value="0" calcext:value-type="float">
            <text:p>0</text:p>
          </table:table-cell>
          <table:table-cell table:number-columns-repeated="6"/>
          <table:table-cell table:formula="of:=[.F1027]*INDEX([$Rates.$B$2:$Rates.$B$6];[.C1027]+1)-[.G1027]*INDEX([$Rates.$C$2:$Rates.$C$6];[.C102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28]=0;[.A1027]+1;[.A1027])" office:value-type="date" office:date-value="2023-07-25" calcext:value-type="date">
            <text:p>2023-07-25</text:p>
          </table:table-cell>
          <table:table-cell table:formula="of:=MONTH([.A1028])" office:value-type="float" office:value="7" calcext:value-type="float">
            <text:p>7</text:p>
          </table:table-cell>
          <table:table-cell table:formula="of:=[.C1023]" office:value-type="float" office:value="1" calcext:value-type="float">
            <text:p>1</text:p>
          </table:table-cell>
          <table:table-cell table:number-columns-repeated="6"/>
          <table:table-cell table:formula="of:=[.F1028]*INDEX([$Rates.$B$2:$Rates.$B$6];[.C1028]+1)-[.G1028]*INDEX([$Rates.$C$2:$Rates.$C$6];[.C102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29]=0;[.A1028]+1;[.A1028])" office:value-type="date" office:date-value="2023-07-25" calcext:value-type="date">
            <text:p>2023-07-25</text:p>
          </table:table-cell>
          <table:table-cell table:formula="of:=MONTH([.A1029])" office:value-type="float" office:value="7" calcext:value-type="float">
            <text:p>7</text:p>
          </table:table-cell>
          <table:table-cell table:formula="of:=[.C1024]" office:value-type="float" office:value="2" calcext:value-type="float">
            <text:p>2</text:p>
          </table:table-cell>
          <table:table-cell table:number-columns-repeated="6"/>
          <table:table-cell table:formula="of:=[.F1029]*INDEX([$Rates.$B$2:$Rates.$B$6];[.C1029]+1)-[.G1029]*INDEX([$Rates.$C$2:$Rates.$C$6];[.C102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30]=0;[.A1029]+1;[.A1029])" office:value-type="date" office:date-value="2023-07-25" calcext:value-type="date">
            <text:p>2023-07-25</text:p>
          </table:table-cell>
          <table:table-cell table:formula="of:=MONTH([.A1030])" office:value-type="float" office:value="7" calcext:value-type="float">
            <text:p>7</text:p>
          </table:table-cell>
          <table:table-cell table:formula="of:=[.C1025]" office:value-type="float" office:value="3" calcext:value-type="float">
            <text:p>3</text:p>
          </table:table-cell>
          <table:table-cell table:number-columns-repeated="6"/>
          <table:table-cell table:formula="of:=[.F1030]*INDEX([$Rates.$B$2:$Rates.$B$6];[.C1030]+1)-[.G1030]*INDEX([$Rates.$C$2:$Rates.$C$6];[.C103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31]=0;[.A1030]+1;[.A1030])" office:value-type="date" office:date-value="2023-07-25" calcext:value-type="date">
            <text:p>2023-07-25</text:p>
          </table:table-cell>
          <table:table-cell table:formula="of:=MONTH([.A1031])" office:value-type="float" office:value="7" calcext:value-type="float">
            <text:p>7</text:p>
          </table:table-cell>
          <table:table-cell table:formula="of:=[.C1026]" office:value-type="float" office:value="4" calcext:value-type="float">
            <text:p>4</text:p>
          </table:table-cell>
          <table:table-cell table:number-columns-repeated="6"/>
          <table:table-cell table:formula="of:=[.F1031]*INDEX([$Rates.$B$2:$Rates.$B$6];[.C1031]+1)-[.G1031]*INDEX([$Rates.$C$2:$Rates.$C$6];[.C103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32]=0;[.A1031]+1;[.A1031])" office:value-type="date" office:date-value="2023-07-26" calcext:value-type="date">
            <text:p>2023-07-26</text:p>
          </table:table-cell>
          <table:table-cell table:formula="of:=MONTH([.A1032])" office:value-type="float" office:value="7" calcext:value-type="float">
            <text:p>7</text:p>
          </table:table-cell>
          <table:table-cell table:formula="of:=[.C1027]" office:value-type="float" office:value="0" calcext:value-type="float">
            <text:p>0</text:p>
          </table:table-cell>
          <table:table-cell table:number-columns-repeated="6"/>
          <table:table-cell table:formula="of:=[.F1032]*INDEX([$Rates.$B$2:$Rates.$B$6];[.C1032]+1)-[.G1032]*INDEX([$Rates.$C$2:$Rates.$C$6];[.C103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33]=0;[.A1032]+1;[.A1032])" office:value-type="date" office:date-value="2023-07-26" calcext:value-type="date">
            <text:p>2023-07-26</text:p>
          </table:table-cell>
          <table:table-cell table:formula="of:=MONTH([.A1033])" office:value-type="float" office:value="7" calcext:value-type="float">
            <text:p>7</text:p>
          </table:table-cell>
          <table:table-cell table:formula="of:=[.C1028]" office:value-type="float" office:value="1" calcext:value-type="float">
            <text:p>1</text:p>
          </table:table-cell>
          <table:table-cell table:number-columns-repeated="6"/>
          <table:table-cell table:formula="of:=[.F1033]*INDEX([$Rates.$B$2:$Rates.$B$6];[.C1033]+1)-[.G1033]*INDEX([$Rates.$C$2:$Rates.$C$6];[.C103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34]=0;[.A1033]+1;[.A1033])" office:value-type="date" office:date-value="2023-07-26" calcext:value-type="date">
            <text:p>2023-07-26</text:p>
          </table:table-cell>
          <table:table-cell table:formula="of:=MONTH([.A1034])" office:value-type="float" office:value="7" calcext:value-type="float">
            <text:p>7</text:p>
          </table:table-cell>
          <table:table-cell table:formula="of:=[.C1029]" office:value-type="float" office:value="2" calcext:value-type="float">
            <text:p>2</text:p>
          </table:table-cell>
          <table:table-cell table:number-columns-repeated="6"/>
          <table:table-cell table:formula="of:=[.F1034]*INDEX([$Rates.$B$2:$Rates.$B$6];[.C1034]+1)-[.G1034]*INDEX([$Rates.$C$2:$Rates.$C$6];[.C103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35]=0;[.A1034]+1;[.A1034])" office:value-type="date" office:date-value="2023-07-26" calcext:value-type="date">
            <text:p>2023-07-26</text:p>
          </table:table-cell>
          <table:table-cell table:formula="of:=MONTH([.A1035])" office:value-type="float" office:value="7" calcext:value-type="float">
            <text:p>7</text:p>
          </table:table-cell>
          <table:table-cell table:formula="of:=[.C1030]" office:value-type="float" office:value="3" calcext:value-type="float">
            <text:p>3</text:p>
          </table:table-cell>
          <table:table-cell table:number-columns-repeated="6"/>
          <table:table-cell table:formula="of:=[.F1035]*INDEX([$Rates.$B$2:$Rates.$B$6];[.C1035]+1)-[.G1035]*INDEX([$Rates.$C$2:$Rates.$C$6];[.C103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36]=0;[.A1035]+1;[.A1035])" office:value-type="date" office:date-value="2023-07-26" calcext:value-type="date">
            <text:p>2023-07-26</text:p>
          </table:table-cell>
          <table:table-cell table:formula="of:=MONTH([.A1036])" office:value-type="float" office:value="7" calcext:value-type="float">
            <text:p>7</text:p>
          </table:table-cell>
          <table:table-cell table:formula="of:=[.C1031]" office:value-type="float" office:value="4" calcext:value-type="float">
            <text:p>4</text:p>
          </table:table-cell>
          <table:table-cell table:number-columns-repeated="6"/>
          <table:table-cell table:formula="of:=[.F1036]*INDEX([$Rates.$B$2:$Rates.$B$6];[.C1036]+1)-[.G1036]*INDEX([$Rates.$C$2:$Rates.$C$6];[.C103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37]=0;[.A1036]+1;[.A1036])" office:value-type="date" office:date-value="2023-07-27" calcext:value-type="date">
            <text:p>2023-07-27</text:p>
          </table:table-cell>
          <table:table-cell table:formula="of:=MONTH([.A1037])" office:value-type="float" office:value="7" calcext:value-type="float">
            <text:p>7</text:p>
          </table:table-cell>
          <table:table-cell table:formula="of:=[.C1032]" office:value-type="float" office:value="0" calcext:value-type="float">
            <text:p>0</text:p>
          </table:table-cell>
          <table:table-cell table:number-columns-repeated="6"/>
          <table:table-cell table:formula="of:=[.F1037]*INDEX([$Rates.$B$2:$Rates.$B$6];[.C1037]+1)-[.G1037]*INDEX([$Rates.$C$2:$Rates.$C$6];[.C103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38]=0;[.A1037]+1;[.A1037])" office:value-type="date" office:date-value="2023-07-27" calcext:value-type="date">
            <text:p>2023-07-27</text:p>
          </table:table-cell>
          <table:table-cell table:formula="of:=MONTH([.A1038])" office:value-type="float" office:value="7" calcext:value-type="float">
            <text:p>7</text:p>
          </table:table-cell>
          <table:table-cell table:formula="of:=[.C1033]" office:value-type="float" office:value="1" calcext:value-type="float">
            <text:p>1</text:p>
          </table:table-cell>
          <table:table-cell table:number-columns-repeated="6"/>
          <table:table-cell table:formula="of:=[.F1038]*INDEX([$Rates.$B$2:$Rates.$B$6];[.C1038]+1)-[.G1038]*INDEX([$Rates.$C$2:$Rates.$C$6];[.C103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39]=0;[.A1038]+1;[.A1038])" office:value-type="date" office:date-value="2023-07-27" calcext:value-type="date">
            <text:p>2023-07-27</text:p>
          </table:table-cell>
          <table:table-cell table:formula="of:=MONTH([.A1039])" office:value-type="float" office:value="7" calcext:value-type="float">
            <text:p>7</text:p>
          </table:table-cell>
          <table:table-cell table:formula="of:=[.C1034]" office:value-type="float" office:value="2" calcext:value-type="float">
            <text:p>2</text:p>
          </table:table-cell>
          <table:table-cell table:number-columns-repeated="6"/>
          <table:table-cell table:formula="of:=[.F1039]*INDEX([$Rates.$B$2:$Rates.$B$6];[.C1039]+1)-[.G1039]*INDEX([$Rates.$C$2:$Rates.$C$6];[.C103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40]=0;[.A1039]+1;[.A1039])" office:value-type="date" office:date-value="2023-07-27" calcext:value-type="date">
            <text:p>2023-07-27</text:p>
          </table:table-cell>
          <table:table-cell table:formula="of:=MONTH([.A1040])" office:value-type="float" office:value="7" calcext:value-type="float">
            <text:p>7</text:p>
          </table:table-cell>
          <table:table-cell table:formula="of:=[.C1035]" office:value-type="float" office:value="3" calcext:value-type="float">
            <text:p>3</text:p>
          </table:table-cell>
          <table:table-cell table:number-columns-repeated="6"/>
          <table:table-cell table:formula="of:=[.F1040]*INDEX([$Rates.$B$2:$Rates.$B$6];[.C1040]+1)-[.G1040]*INDEX([$Rates.$C$2:$Rates.$C$6];[.C104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41]=0;[.A1040]+1;[.A1040])" office:value-type="date" office:date-value="2023-07-27" calcext:value-type="date">
            <text:p>2023-07-27</text:p>
          </table:table-cell>
          <table:table-cell table:formula="of:=MONTH([.A1041])" office:value-type="float" office:value="7" calcext:value-type="float">
            <text:p>7</text:p>
          </table:table-cell>
          <table:table-cell table:formula="of:=[.C1036]" office:value-type="float" office:value="4" calcext:value-type="float">
            <text:p>4</text:p>
          </table:table-cell>
          <table:table-cell table:number-columns-repeated="6"/>
          <table:table-cell table:formula="of:=[.F1041]*INDEX([$Rates.$B$2:$Rates.$B$6];[.C1041]+1)-[.G1041]*INDEX([$Rates.$C$2:$Rates.$C$6];[.C104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42]=0;[.A1041]+1;[.A1041])" office:value-type="date" office:date-value="2023-07-28" calcext:value-type="date">
            <text:p>2023-07-28</text:p>
          </table:table-cell>
          <table:table-cell table:formula="of:=MONTH([.A1042])" office:value-type="float" office:value="7" calcext:value-type="float">
            <text:p>7</text:p>
          </table:table-cell>
          <table:table-cell table:formula="of:=[.C1037]" office:value-type="float" office:value="0" calcext:value-type="float">
            <text:p>0</text:p>
          </table:table-cell>
          <table:table-cell table:number-columns-repeated="6"/>
          <table:table-cell table:formula="of:=[.F1042]*INDEX([$Rates.$B$2:$Rates.$B$6];[.C1042]+1)-[.G1042]*INDEX([$Rates.$C$2:$Rates.$C$6];[.C104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43]=0;[.A1042]+1;[.A1042])" office:value-type="date" office:date-value="2023-07-28" calcext:value-type="date">
            <text:p>2023-07-28</text:p>
          </table:table-cell>
          <table:table-cell table:formula="of:=MONTH([.A1043])" office:value-type="float" office:value="7" calcext:value-type="float">
            <text:p>7</text:p>
          </table:table-cell>
          <table:table-cell table:formula="of:=[.C1038]" office:value-type="float" office:value="1" calcext:value-type="float">
            <text:p>1</text:p>
          </table:table-cell>
          <table:table-cell table:number-columns-repeated="6"/>
          <table:table-cell table:formula="of:=[.F1043]*INDEX([$Rates.$B$2:$Rates.$B$6];[.C1043]+1)-[.G1043]*INDEX([$Rates.$C$2:$Rates.$C$6];[.C104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44]=0;[.A1043]+1;[.A1043])" office:value-type="date" office:date-value="2023-07-28" calcext:value-type="date">
            <text:p>2023-07-28</text:p>
          </table:table-cell>
          <table:table-cell table:formula="of:=MONTH([.A1044])" office:value-type="float" office:value="7" calcext:value-type="float">
            <text:p>7</text:p>
          </table:table-cell>
          <table:table-cell table:formula="of:=[.C1039]" office:value-type="float" office:value="2" calcext:value-type="float">
            <text:p>2</text:p>
          </table:table-cell>
          <table:table-cell table:number-columns-repeated="6"/>
          <table:table-cell table:formula="of:=[.F1044]*INDEX([$Rates.$B$2:$Rates.$B$6];[.C1044]+1)-[.G1044]*INDEX([$Rates.$C$2:$Rates.$C$6];[.C104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45]=0;[.A1044]+1;[.A1044])" office:value-type="date" office:date-value="2023-07-28" calcext:value-type="date">
            <text:p>2023-07-28</text:p>
          </table:table-cell>
          <table:table-cell table:formula="of:=MONTH([.A1045])" office:value-type="float" office:value="7" calcext:value-type="float">
            <text:p>7</text:p>
          </table:table-cell>
          <table:table-cell table:formula="of:=[.C1040]" office:value-type="float" office:value="3" calcext:value-type="float">
            <text:p>3</text:p>
          </table:table-cell>
          <table:table-cell table:number-columns-repeated="6"/>
          <table:table-cell table:formula="of:=[.F1045]*INDEX([$Rates.$B$2:$Rates.$B$6];[.C1045]+1)-[.G1045]*INDEX([$Rates.$C$2:$Rates.$C$6];[.C104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46]=0;[.A1045]+1;[.A1045])" office:value-type="date" office:date-value="2023-07-28" calcext:value-type="date">
            <text:p>2023-07-28</text:p>
          </table:table-cell>
          <table:table-cell table:formula="of:=MONTH([.A1046])" office:value-type="float" office:value="7" calcext:value-type="float">
            <text:p>7</text:p>
          </table:table-cell>
          <table:table-cell table:formula="of:=[.C1041]" office:value-type="float" office:value="4" calcext:value-type="float">
            <text:p>4</text:p>
          </table:table-cell>
          <table:table-cell table:number-columns-repeated="6"/>
          <table:table-cell table:formula="of:=[.F1046]*INDEX([$Rates.$B$2:$Rates.$B$6];[.C1046]+1)-[.G1046]*INDEX([$Rates.$C$2:$Rates.$C$6];[.C104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47]=0;[.A1046]+1;[.A1046])" office:value-type="date" office:date-value="2023-07-29" calcext:value-type="date">
            <text:p>2023-07-29</text:p>
          </table:table-cell>
          <table:table-cell table:formula="of:=MONTH([.A1047])" office:value-type="float" office:value="7" calcext:value-type="float">
            <text:p>7</text:p>
          </table:table-cell>
          <table:table-cell table:formula="of:=[.C1042]" office:value-type="float" office:value="0" calcext:value-type="float">
            <text:p>0</text:p>
          </table:table-cell>
          <table:table-cell table:number-columns-repeated="6"/>
          <table:table-cell table:formula="of:=[.F1047]*INDEX([$Rates.$B$2:$Rates.$B$6];[.C1047]+1)-[.G1047]*INDEX([$Rates.$C$2:$Rates.$C$6];[.C104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48]=0;[.A1047]+1;[.A1047])" office:value-type="date" office:date-value="2023-07-29" calcext:value-type="date">
            <text:p>2023-07-29</text:p>
          </table:table-cell>
          <table:table-cell table:formula="of:=MONTH([.A1048])" office:value-type="float" office:value="7" calcext:value-type="float">
            <text:p>7</text:p>
          </table:table-cell>
          <table:table-cell table:formula="of:=[.C1043]" office:value-type="float" office:value="1" calcext:value-type="float">
            <text:p>1</text:p>
          </table:table-cell>
          <table:table-cell table:number-columns-repeated="6"/>
          <table:table-cell table:formula="of:=[.F1048]*INDEX([$Rates.$B$2:$Rates.$B$6];[.C1048]+1)-[.G1048]*INDEX([$Rates.$C$2:$Rates.$C$6];[.C104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49]=0;[.A1048]+1;[.A1048])" office:value-type="date" office:date-value="2023-07-29" calcext:value-type="date">
            <text:p>2023-07-29</text:p>
          </table:table-cell>
          <table:table-cell table:formula="of:=MONTH([.A1049])" office:value-type="float" office:value="7" calcext:value-type="float">
            <text:p>7</text:p>
          </table:table-cell>
          <table:table-cell table:formula="of:=[.C1044]" office:value-type="float" office:value="2" calcext:value-type="float">
            <text:p>2</text:p>
          </table:table-cell>
          <table:table-cell table:number-columns-repeated="6"/>
          <table:table-cell table:formula="of:=[.F1049]*INDEX([$Rates.$B$2:$Rates.$B$6];[.C1049]+1)-[.G1049]*INDEX([$Rates.$C$2:$Rates.$C$6];[.C104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50]=0;[.A1049]+1;[.A1049])" office:value-type="date" office:date-value="2023-07-29" calcext:value-type="date">
            <text:p>2023-07-29</text:p>
          </table:table-cell>
          <table:table-cell table:formula="of:=MONTH([.A1050])" office:value-type="float" office:value="7" calcext:value-type="float">
            <text:p>7</text:p>
          </table:table-cell>
          <table:table-cell table:formula="of:=[.C1045]" office:value-type="float" office:value="3" calcext:value-type="float">
            <text:p>3</text:p>
          </table:table-cell>
          <table:table-cell table:number-columns-repeated="6"/>
          <table:table-cell table:formula="of:=[.F1050]*INDEX([$Rates.$B$2:$Rates.$B$6];[.C1050]+1)-[.G1050]*INDEX([$Rates.$C$2:$Rates.$C$6];[.C105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51]=0;[.A1050]+1;[.A1050])" office:value-type="date" office:date-value="2023-07-29" calcext:value-type="date">
            <text:p>2023-07-29</text:p>
          </table:table-cell>
          <table:table-cell table:formula="of:=MONTH([.A1051])" office:value-type="float" office:value="7" calcext:value-type="float">
            <text:p>7</text:p>
          </table:table-cell>
          <table:table-cell table:formula="of:=[.C1046]" office:value-type="float" office:value="4" calcext:value-type="float">
            <text:p>4</text:p>
          </table:table-cell>
          <table:table-cell table:number-columns-repeated="6"/>
          <table:table-cell table:formula="of:=[.F1051]*INDEX([$Rates.$B$2:$Rates.$B$6];[.C1051]+1)-[.G1051]*INDEX([$Rates.$C$2:$Rates.$C$6];[.C105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52]=0;[.A1051]+1;[.A1051])" office:value-type="date" office:date-value="2023-07-30" calcext:value-type="date">
            <text:p>2023-07-30</text:p>
          </table:table-cell>
          <table:table-cell table:formula="of:=MONTH([.A1052])" office:value-type="float" office:value="7" calcext:value-type="float">
            <text:p>7</text:p>
          </table:table-cell>
          <table:table-cell table:formula="of:=[.C1047]" office:value-type="float" office:value="0" calcext:value-type="float">
            <text:p>0</text:p>
          </table:table-cell>
          <table:table-cell table:number-columns-repeated="6"/>
          <table:table-cell table:formula="of:=[.F1052]*INDEX([$Rates.$B$2:$Rates.$B$6];[.C1052]+1)-[.G1052]*INDEX([$Rates.$C$2:$Rates.$C$6];[.C105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53]=0;[.A1052]+1;[.A1052])" office:value-type="date" office:date-value="2023-07-30" calcext:value-type="date">
            <text:p>2023-07-30</text:p>
          </table:table-cell>
          <table:table-cell table:formula="of:=MONTH([.A1053])" office:value-type="float" office:value="7" calcext:value-type="float">
            <text:p>7</text:p>
          </table:table-cell>
          <table:table-cell table:formula="of:=[.C1048]" office:value-type="float" office:value="1" calcext:value-type="float">
            <text:p>1</text:p>
          </table:table-cell>
          <table:table-cell table:number-columns-repeated="6"/>
          <table:table-cell table:formula="of:=[.F1053]*INDEX([$Rates.$B$2:$Rates.$B$6];[.C1053]+1)-[.G1053]*INDEX([$Rates.$C$2:$Rates.$C$6];[.C105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54]=0;[.A1053]+1;[.A1053])" office:value-type="date" office:date-value="2023-07-30" calcext:value-type="date">
            <text:p>2023-07-30</text:p>
          </table:table-cell>
          <table:table-cell table:formula="of:=MONTH([.A1054])" office:value-type="float" office:value="7" calcext:value-type="float">
            <text:p>7</text:p>
          </table:table-cell>
          <table:table-cell table:formula="of:=[.C1049]" office:value-type="float" office:value="2" calcext:value-type="float">
            <text:p>2</text:p>
          </table:table-cell>
          <table:table-cell table:number-columns-repeated="6"/>
          <table:table-cell table:formula="of:=[.F1054]*INDEX([$Rates.$B$2:$Rates.$B$6];[.C1054]+1)-[.G1054]*INDEX([$Rates.$C$2:$Rates.$C$6];[.C105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55]=0;[.A1054]+1;[.A1054])" office:value-type="date" office:date-value="2023-07-30" calcext:value-type="date">
            <text:p>2023-07-30</text:p>
          </table:table-cell>
          <table:table-cell table:formula="of:=MONTH([.A1055])" office:value-type="float" office:value="7" calcext:value-type="float">
            <text:p>7</text:p>
          </table:table-cell>
          <table:table-cell table:formula="of:=[.C1050]" office:value-type="float" office:value="3" calcext:value-type="float">
            <text:p>3</text:p>
          </table:table-cell>
          <table:table-cell table:number-columns-repeated="6"/>
          <table:table-cell table:formula="of:=[.F1055]*INDEX([$Rates.$B$2:$Rates.$B$6];[.C1055]+1)-[.G1055]*INDEX([$Rates.$C$2:$Rates.$C$6];[.C105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56]=0;[.A1055]+1;[.A1055])" office:value-type="date" office:date-value="2023-07-30" calcext:value-type="date">
            <text:p>2023-07-30</text:p>
          </table:table-cell>
          <table:table-cell table:formula="of:=MONTH([.A1056])" office:value-type="float" office:value="7" calcext:value-type="float">
            <text:p>7</text:p>
          </table:table-cell>
          <table:table-cell table:formula="of:=[.C1051]" office:value-type="float" office:value="4" calcext:value-type="float">
            <text:p>4</text:p>
          </table:table-cell>
          <table:table-cell table:number-columns-repeated="6"/>
          <table:table-cell table:formula="of:=[.F1056]*INDEX([$Rates.$B$2:$Rates.$B$6];[.C1056]+1)-[.G1056]*INDEX([$Rates.$C$2:$Rates.$C$6];[.C105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57]=0;[.A1056]+1;[.A1056])" office:value-type="date" office:date-value="2023-07-31" calcext:value-type="date">
            <text:p>2023-07-31</text:p>
          </table:table-cell>
          <table:table-cell table:formula="of:=MONTH([.A1057])" office:value-type="float" office:value="7" calcext:value-type="float">
            <text:p>7</text:p>
          </table:table-cell>
          <table:table-cell table:formula="of:=[.C1052]" office:value-type="float" office:value="0" calcext:value-type="float">
            <text:p>0</text:p>
          </table:table-cell>
          <table:table-cell table:number-columns-repeated="6"/>
          <table:table-cell table:formula="of:=[.F1057]*INDEX([$Rates.$B$2:$Rates.$B$6];[.C1057]+1)-[.G1057]*INDEX([$Rates.$C$2:$Rates.$C$6];[.C105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58]=0;[.A1057]+1;[.A1057])" office:value-type="date" office:date-value="2023-07-31" calcext:value-type="date">
            <text:p>2023-07-31</text:p>
          </table:table-cell>
          <table:table-cell table:formula="of:=MONTH([.A1058])" office:value-type="float" office:value="7" calcext:value-type="float">
            <text:p>7</text:p>
          </table:table-cell>
          <table:table-cell table:formula="of:=[.C1053]" office:value-type="float" office:value="1" calcext:value-type="float">
            <text:p>1</text:p>
          </table:table-cell>
          <table:table-cell table:number-columns-repeated="6"/>
          <table:table-cell table:formula="of:=[.F1058]*INDEX([$Rates.$B$2:$Rates.$B$6];[.C1058]+1)-[.G1058]*INDEX([$Rates.$C$2:$Rates.$C$6];[.C105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59]=0;[.A1058]+1;[.A1058])" office:value-type="date" office:date-value="2023-07-31" calcext:value-type="date">
            <text:p>2023-07-31</text:p>
          </table:table-cell>
          <table:table-cell table:formula="of:=MONTH([.A1059])" office:value-type="float" office:value="7" calcext:value-type="float">
            <text:p>7</text:p>
          </table:table-cell>
          <table:table-cell table:formula="of:=[.C1054]" office:value-type="float" office:value="2" calcext:value-type="float">
            <text:p>2</text:p>
          </table:table-cell>
          <table:table-cell table:number-columns-repeated="6"/>
          <table:table-cell table:formula="of:=[.F1059]*INDEX([$Rates.$B$2:$Rates.$B$6];[.C1059]+1)-[.G1059]*INDEX([$Rates.$C$2:$Rates.$C$6];[.C105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60]=0;[.A1059]+1;[.A1059])" office:value-type="date" office:date-value="2023-07-31" calcext:value-type="date">
            <text:p>2023-07-31</text:p>
          </table:table-cell>
          <table:table-cell table:formula="of:=MONTH([.A1060])" office:value-type="float" office:value="7" calcext:value-type="float">
            <text:p>7</text:p>
          </table:table-cell>
          <table:table-cell table:formula="of:=[.C1055]" office:value-type="float" office:value="3" calcext:value-type="float">
            <text:p>3</text:p>
          </table:table-cell>
          <table:table-cell table:number-columns-repeated="6"/>
          <table:table-cell table:formula="of:=[.F1060]*INDEX([$Rates.$B$2:$Rates.$B$6];[.C1060]+1)-[.G1060]*INDEX([$Rates.$C$2:$Rates.$C$6];[.C106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61]=0;[.A1060]+1;[.A1060])" office:value-type="date" office:date-value="2023-07-31" calcext:value-type="date">
            <text:p>2023-07-31</text:p>
          </table:table-cell>
          <table:table-cell table:formula="of:=MONTH([.A1061])" office:value-type="float" office:value="7" calcext:value-type="float">
            <text:p>7</text:p>
          </table:table-cell>
          <table:table-cell table:formula="of:=[.C1056]" office:value-type="float" office:value="4" calcext:value-type="float">
            <text:p>4</text:p>
          </table:table-cell>
          <table:table-cell table:number-columns-repeated="6"/>
          <table:table-cell table:formula="of:=[.F1061]*INDEX([$Rates.$B$2:$Rates.$B$6];[.C1061]+1)-[.G1061]*INDEX([$Rates.$C$2:$Rates.$C$6];[.C106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62]=0;[.A1061]+1;[.A1061])" office:value-type="date" office:date-value="2023-08-01" calcext:value-type="date">
            <text:p>2023-08-01</text:p>
          </table:table-cell>
          <table:table-cell table:formula="of:=MONTH([.A1062])" office:value-type="float" office:value="8" calcext:value-type="float">
            <text:p>8</text:p>
          </table:table-cell>
          <table:table-cell table:formula="of:=[.C1057]" office:value-type="float" office:value="0" calcext:value-type="float">
            <text:p>0</text:p>
          </table:table-cell>
          <table:table-cell table:number-columns-repeated="6"/>
          <table:table-cell table:formula="of:=[.F1062]*INDEX([$Rates.$B$2:$Rates.$B$6];[.C1062]+1)-[.G1062]*INDEX([$Rates.$C$2:$Rates.$C$6];[.C106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63]=0;[.A1062]+1;[.A1062])" office:value-type="date" office:date-value="2023-08-01" calcext:value-type="date">
            <text:p>2023-08-01</text:p>
          </table:table-cell>
          <table:table-cell table:formula="of:=MONTH([.A1063])" office:value-type="float" office:value="8" calcext:value-type="float">
            <text:p>8</text:p>
          </table:table-cell>
          <table:table-cell table:formula="of:=[.C1058]" office:value-type="float" office:value="1" calcext:value-type="float">
            <text:p>1</text:p>
          </table:table-cell>
          <table:table-cell table:number-columns-repeated="6"/>
          <table:table-cell table:formula="of:=[.F1063]*INDEX([$Rates.$B$2:$Rates.$B$6];[.C1063]+1)-[.G1063]*INDEX([$Rates.$C$2:$Rates.$C$6];[.C106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64]=0;[.A1063]+1;[.A1063])" office:value-type="date" office:date-value="2023-08-01" calcext:value-type="date">
            <text:p>2023-08-01</text:p>
          </table:table-cell>
          <table:table-cell table:formula="of:=MONTH([.A1064])" office:value-type="float" office:value="8" calcext:value-type="float">
            <text:p>8</text:p>
          </table:table-cell>
          <table:table-cell table:formula="of:=[.C1059]" office:value-type="float" office:value="2" calcext:value-type="float">
            <text:p>2</text:p>
          </table:table-cell>
          <table:table-cell table:number-columns-repeated="6"/>
          <table:table-cell table:formula="of:=[.F1064]*INDEX([$Rates.$B$2:$Rates.$B$6];[.C1064]+1)-[.G1064]*INDEX([$Rates.$C$2:$Rates.$C$6];[.C106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65]=0;[.A1064]+1;[.A1064])" office:value-type="date" office:date-value="2023-08-01" calcext:value-type="date">
            <text:p>2023-08-01</text:p>
          </table:table-cell>
          <table:table-cell table:formula="of:=MONTH([.A1065])" office:value-type="float" office:value="8" calcext:value-type="float">
            <text:p>8</text:p>
          </table:table-cell>
          <table:table-cell table:formula="of:=[.C1060]" office:value-type="float" office:value="3" calcext:value-type="float">
            <text:p>3</text:p>
          </table:table-cell>
          <table:table-cell table:number-columns-repeated="6"/>
          <table:table-cell table:formula="of:=[.F1065]*INDEX([$Rates.$B$2:$Rates.$B$6];[.C1065]+1)-[.G1065]*INDEX([$Rates.$C$2:$Rates.$C$6];[.C106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66]=0;[.A1065]+1;[.A1065])" office:value-type="date" office:date-value="2023-08-01" calcext:value-type="date">
            <text:p>2023-08-01</text:p>
          </table:table-cell>
          <table:table-cell table:formula="of:=MONTH([.A1066])" office:value-type="float" office:value="8" calcext:value-type="float">
            <text:p>8</text:p>
          </table:table-cell>
          <table:table-cell table:formula="of:=[.C1061]" office:value-type="float" office:value="4" calcext:value-type="float">
            <text:p>4</text:p>
          </table:table-cell>
          <table:table-cell table:number-columns-repeated="6"/>
          <table:table-cell table:formula="of:=[.F1066]*INDEX([$Rates.$B$2:$Rates.$B$6];[.C1066]+1)-[.G1066]*INDEX([$Rates.$C$2:$Rates.$C$6];[.C106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67]=0;[.A1066]+1;[.A1066])" office:value-type="date" office:date-value="2023-08-02" calcext:value-type="date">
            <text:p>2023-08-02</text:p>
          </table:table-cell>
          <table:table-cell table:formula="of:=MONTH([.A1067])" office:value-type="float" office:value="8" calcext:value-type="float">
            <text:p>8</text:p>
          </table:table-cell>
          <table:table-cell table:formula="of:=[.C1062]" office:value-type="float" office:value="0" calcext:value-type="float">
            <text:p>0</text:p>
          </table:table-cell>
          <table:table-cell table:number-columns-repeated="6"/>
          <table:table-cell table:formula="of:=[.F1067]*INDEX([$Rates.$B$2:$Rates.$B$6];[.C1067]+1)-[.G1067]*INDEX([$Rates.$C$2:$Rates.$C$6];[.C106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68]=0;[.A1067]+1;[.A1067])" office:value-type="date" office:date-value="2023-08-02" calcext:value-type="date">
            <text:p>2023-08-02</text:p>
          </table:table-cell>
          <table:table-cell table:formula="of:=MONTH([.A1068])" office:value-type="float" office:value="8" calcext:value-type="float">
            <text:p>8</text:p>
          </table:table-cell>
          <table:table-cell table:formula="of:=[.C1063]" office:value-type="float" office:value="1" calcext:value-type="float">
            <text:p>1</text:p>
          </table:table-cell>
          <table:table-cell table:number-columns-repeated="6"/>
          <table:table-cell table:formula="of:=[.F1068]*INDEX([$Rates.$B$2:$Rates.$B$6];[.C1068]+1)-[.G1068]*INDEX([$Rates.$C$2:$Rates.$C$6];[.C106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69]=0;[.A1068]+1;[.A1068])" office:value-type="date" office:date-value="2023-08-02" calcext:value-type="date">
            <text:p>2023-08-02</text:p>
          </table:table-cell>
          <table:table-cell table:formula="of:=MONTH([.A1069])" office:value-type="float" office:value="8" calcext:value-type="float">
            <text:p>8</text:p>
          </table:table-cell>
          <table:table-cell table:formula="of:=[.C1064]" office:value-type="float" office:value="2" calcext:value-type="float">
            <text:p>2</text:p>
          </table:table-cell>
          <table:table-cell table:number-columns-repeated="6"/>
          <table:table-cell table:formula="of:=[.F1069]*INDEX([$Rates.$B$2:$Rates.$B$6];[.C1069]+1)-[.G1069]*INDEX([$Rates.$C$2:$Rates.$C$6];[.C106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70]=0;[.A1069]+1;[.A1069])" office:value-type="date" office:date-value="2023-08-02" calcext:value-type="date">
            <text:p>2023-08-02</text:p>
          </table:table-cell>
          <table:table-cell table:formula="of:=MONTH([.A1070])" office:value-type="float" office:value="8" calcext:value-type="float">
            <text:p>8</text:p>
          </table:table-cell>
          <table:table-cell table:formula="of:=[.C1065]" office:value-type="float" office:value="3" calcext:value-type="float">
            <text:p>3</text:p>
          </table:table-cell>
          <table:table-cell table:number-columns-repeated="6"/>
          <table:table-cell table:formula="of:=[.F1070]*INDEX([$Rates.$B$2:$Rates.$B$6];[.C1070]+1)-[.G1070]*INDEX([$Rates.$C$2:$Rates.$C$6];[.C107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71]=0;[.A1070]+1;[.A1070])" office:value-type="date" office:date-value="2023-08-02" calcext:value-type="date">
            <text:p>2023-08-02</text:p>
          </table:table-cell>
          <table:table-cell table:formula="of:=MONTH([.A1071])" office:value-type="float" office:value="8" calcext:value-type="float">
            <text:p>8</text:p>
          </table:table-cell>
          <table:table-cell table:formula="of:=[.C1066]" office:value-type="float" office:value="4" calcext:value-type="float">
            <text:p>4</text:p>
          </table:table-cell>
          <table:table-cell table:number-columns-repeated="6"/>
          <table:table-cell table:formula="of:=[.F1071]*INDEX([$Rates.$B$2:$Rates.$B$6];[.C1071]+1)-[.G1071]*INDEX([$Rates.$C$2:$Rates.$C$6];[.C107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72]=0;[.A1071]+1;[.A1071])" office:value-type="date" office:date-value="2023-08-03" calcext:value-type="date">
            <text:p>2023-08-03</text:p>
          </table:table-cell>
          <table:table-cell table:formula="of:=MONTH([.A1072])" office:value-type="float" office:value="8" calcext:value-type="float">
            <text:p>8</text:p>
          </table:table-cell>
          <table:table-cell table:formula="of:=[.C1067]" office:value-type="float" office:value="0" calcext:value-type="float">
            <text:p>0</text:p>
          </table:table-cell>
          <table:table-cell table:number-columns-repeated="6"/>
          <table:table-cell table:formula="of:=[.F1072]*INDEX([$Rates.$B$2:$Rates.$B$6];[.C1072]+1)-[.G1072]*INDEX([$Rates.$C$2:$Rates.$C$6];[.C107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73]=0;[.A1072]+1;[.A1072])" office:value-type="date" office:date-value="2023-08-03" calcext:value-type="date">
            <text:p>2023-08-03</text:p>
          </table:table-cell>
          <table:table-cell table:formula="of:=MONTH([.A1073])" office:value-type="float" office:value="8" calcext:value-type="float">
            <text:p>8</text:p>
          </table:table-cell>
          <table:table-cell table:formula="of:=[.C1068]" office:value-type="float" office:value="1" calcext:value-type="float">
            <text:p>1</text:p>
          </table:table-cell>
          <table:table-cell table:number-columns-repeated="6"/>
          <table:table-cell table:formula="of:=[.F1073]*INDEX([$Rates.$B$2:$Rates.$B$6];[.C1073]+1)-[.G1073]*INDEX([$Rates.$C$2:$Rates.$C$6];[.C107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74]=0;[.A1073]+1;[.A1073])" office:value-type="date" office:date-value="2023-08-03" calcext:value-type="date">
            <text:p>2023-08-03</text:p>
          </table:table-cell>
          <table:table-cell table:formula="of:=MONTH([.A1074])" office:value-type="float" office:value="8" calcext:value-type="float">
            <text:p>8</text:p>
          </table:table-cell>
          <table:table-cell table:formula="of:=[.C1069]" office:value-type="float" office:value="2" calcext:value-type="float">
            <text:p>2</text:p>
          </table:table-cell>
          <table:table-cell table:number-columns-repeated="6"/>
          <table:table-cell table:formula="of:=[.F1074]*INDEX([$Rates.$B$2:$Rates.$B$6];[.C1074]+1)-[.G1074]*INDEX([$Rates.$C$2:$Rates.$C$6];[.C107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75]=0;[.A1074]+1;[.A1074])" office:value-type="date" office:date-value="2023-08-03" calcext:value-type="date">
            <text:p>2023-08-03</text:p>
          </table:table-cell>
          <table:table-cell table:formula="of:=MONTH([.A1075])" office:value-type="float" office:value="8" calcext:value-type="float">
            <text:p>8</text:p>
          </table:table-cell>
          <table:table-cell table:formula="of:=[.C1070]" office:value-type="float" office:value="3" calcext:value-type="float">
            <text:p>3</text:p>
          </table:table-cell>
          <table:table-cell table:number-columns-repeated="6"/>
          <table:table-cell table:formula="of:=[.F1075]*INDEX([$Rates.$B$2:$Rates.$B$6];[.C1075]+1)-[.G1075]*INDEX([$Rates.$C$2:$Rates.$C$6];[.C107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76]=0;[.A1075]+1;[.A1075])" office:value-type="date" office:date-value="2023-08-03" calcext:value-type="date">
            <text:p>2023-08-03</text:p>
          </table:table-cell>
          <table:table-cell table:formula="of:=MONTH([.A1076])" office:value-type="float" office:value="8" calcext:value-type="float">
            <text:p>8</text:p>
          </table:table-cell>
          <table:table-cell table:formula="of:=[.C1071]" office:value-type="float" office:value="4" calcext:value-type="float">
            <text:p>4</text:p>
          </table:table-cell>
          <table:table-cell table:number-columns-repeated="6"/>
          <table:table-cell table:formula="of:=[.F1076]*INDEX([$Rates.$B$2:$Rates.$B$6];[.C1076]+1)-[.G1076]*INDEX([$Rates.$C$2:$Rates.$C$6];[.C107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77]=0;[.A1076]+1;[.A1076])" office:value-type="date" office:date-value="2023-08-04" calcext:value-type="date">
            <text:p>2023-08-04</text:p>
          </table:table-cell>
          <table:table-cell table:formula="of:=MONTH([.A1077])" office:value-type="float" office:value="8" calcext:value-type="float">
            <text:p>8</text:p>
          </table:table-cell>
          <table:table-cell table:formula="of:=[.C1072]" office:value-type="float" office:value="0" calcext:value-type="float">
            <text:p>0</text:p>
          </table:table-cell>
          <table:table-cell table:number-columns-repeated="6"/>
          <table:table-cell table:formula="of:=[.F1077]*INDEX([$Rates.$B$2:$Rates.$B$6];[.C1077]+1)-[.G1077]*INDEX([$Rates.$C$2:$Rates.$C$6];[.C107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78]=0;[.A1077]+1;[.A1077])" office:value-type="date" office:date-value="2023-08-04" calcext:value-type="date">
            <text:p>2023-08-04</text:p>
          </table:table-cell>
          <table:table-cell table:formula="of:=MONTH([.A1078])" office:value-type="float" office:value="8" calcext:value-type="float">
            <text:p>8</text:p>
          </table:table-cell>
          <table:table-cell table:formula="of:=[.C1073]" office:value-type="float" office:value="1" calcext:value-type="float">
            <text:p>1</text:p>
          </table:table-cell>
          <table:table-cell table:number-columns-repeated="6"/>
          <table:table-cell table:formula="of:=[.F1078]*INDEX([$Rates.$B$2:$Rates.$B$6];[.C1078]+1)-[.G1078]*INDEX([$Rates.$C$2:$Rates.$C$6];[.C107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79]=0;[.A1078]+1;[.A1078])" office:value-type="date" office:date-value="2023-08-04" calcext:value-type="date">
            <text:p>2023-08-04</text:p>
          </table:table-cell>
          <table:table-cell table:formula="of:=MONTH([.A1079])" office:value-type="float" office:value="8" calcext:value-type="float">
            <text:p>8</text:p>
          </table:table-cell>
          <table:table-cell table:formula="of:=[.C1074]" office:value-type="float" office:value="2" calcext:value-type="float">
            <text:p>2</text:p>
          </table:table-cell>
          <table:table-cell table:number-columns-repeated="6"/>
          <table:table-cell table:formula="of:=[.F1079]*INDEX([$Rates.$B$2:$Rates.$B$6];[.C1079]+1)-[.G1079]*INDEX([$Rates.$C$2:$Rates.$C$6];[.C107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80]=0;[.A1079]+1;[.A1079])" office:value-type="date" office:date-value="2023-08-04" calcext:value-type="date">
            <text:p>2023-08-04</text:p>
          </table:table-cell>
          <table:table-cell table:formula="of:=MONTH([.A1080])" office:value-type="float" office:value="8" calcext:value-type="float">
            <text:p>8</text:p>
          </table:table-cell>
          <table:table-cell table:formula="of:=[.C1075]" office:value-type="float" office:value="3" calcext:value-type="float">
            <text:p>3</text:p>
          </table:table-cell>
          <table:table-cell table:number-columns-repeated="6"/>
          <table:table-cell table:formula="of:=[.F1080]*INDEX([$Rates.$B$2:$Rates.$B$6];[.C1080]+1)-[.G1080]*INDEX([$Rates.$C$2:$Rates.$C$6];[.C108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81]=0;[.A1080]+1;[.A1080])" office:value-type="date" office:date-value="2023-08-04" calcext:value-type="date">
            <text:p>2023-08-04</text:p>
          </table:table-cell>
          <table:table-cell table:formula="of:=MONTH([.A1081])" office:value-type="float" office:value="8" calcext:value-type="float">
            <text:p>8</text:p>
          </table:table-cell>
          <table:table-cell table:formula="of:=[.C1076]" office:value-type="float" office:value="4" calcext:value-type="float">
            <text:p>4</text:p>
          </table:table-cell>
          <table:table-cell table:number-columns-repeated="6"/>
          <table:table-cell table:formula="of:=[.F1081]*INDEX([$Rates.$B$2:$Rates.$B$6];[.C1081]+1)-[.G1081]*INDEX([$Rates.$C$2:$Rates.$C$6];[.C108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82]=0;[.A1081]+1;[.A1081])" office:value-type="date" office:date-value="2023-08-05" calcext:value-type="date">
            <text:p>2023-08-05</text:p>
          </table:table-cell>
          <table:table-cell table:formula="of:=MONTH([.A1082])" office:value-type="float" office:value="8" calcext:value-type="float">
            <text:p>8</text:p>
          </table:table-cell>
          <table:table-cell table:formula="of:=[.C1077]" office:value-type="float" office:value="0" calcext:value-type="float">
            <text:p>0</text:p>
          </table:table-cell>
          <table:table-cell table:number-columns-repeated="6"/>
          <table:table-cell table:formula="of:=[.F1082]*INDEX([$Rates.$B$2:$Rates.$B$6];[.C1082]+1)-[.G1082]*INDEX([$Rates.$C$2:$Rates.$C$6];[.C108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83]=0;[.A1082]+1;[.A1082])" office:value-type="date" office:date-value="2023-08-05" calcext:value-type="date">
            <text:p>2023-08-05</text:p>
          </table:table-cell>
          <table:table-cell table:formula="of:=MONTH([.A1083])" office:value-type="float" office:value="8" calcext:value-type="float">
            <text:p>8</text:p>
          </table:table-cell>
          <table:table-cell table:formula="of:=[.C1078]" office:value-type="float" office:value="1" calcext:value-type="float">
            <text:p>1</text:p>
          </table:table-cell>
          <table:table-cell table:number-columns-repeated="6"/>
          <table:table-cell table:formula="of:=[.F1083]*INDEX([$Rates.$B$2:$Rates.$B$6];[.C1083]+1)-[.G1083]*INDEX([$Rates.$C$2:$Rates.$C$6];[.C108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84]=0;[.A1083]+1;[.A1083])" office:value-type="date" office:date-value="2023-08-05" calcext:value-type="date">
            <text:p>2023-08-05</text:p>
          </table:table-cell>
          <table:table-cell table:formula="of:=MONTH([.A1084])" office:value-type="float" office:value="8" calcext:value-type="float">
            <text:p>8</text:p>
          </table:table-cell>
          <table:table-cell table:formula="of:=[.C1079]" office:value-type="float" office:value="2" calcext:value-type="float">
            <text:p>2</text:p>
          </table:table-cell>
          <table:table-cell table:number-columns-repeated="6"/>
          <table:table-cell table:formula="of:=[.F1084]*INDEX([$Rates.$B$2:$Rates.$B$6];[.C1084]+1)-[.G1084]*INDEX([$Rates.$C$2:$Rates.$C$6];[.C108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85]=0;[.A1084]+1;[.A1084])" office:value-type="date" office:date-value="2023-08-05" calcext:value-type="date">
            <text:p>2023-08-05</text:p>
          </table:table-cell>
          <table:table-cell table:formula="of:=MONTH([.A1085])" office:value-type="float" office:value="8" calcext:value-type="float">
            <text:p>8</text:p>
          </table:table-cell>
          <table:table-cell table:formula="of:=[.C1080]" office:value-type="float" office:value="3" calcext:value-type="float">
            <text:p>3</text:p>
          </table:table-cell>
          <table:table-cell table:number-columns-repeated="6"/>
          <table:table-cell table:formula="of:=[.F1085]*INDEX([$Rates.$B$2:$Rates.$B$6];[.C1085]+1)-[.G1085]*INDEX([$Rates.$C$2:$Rates.$C$6];[.C108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86]=0;[.A1085]+1;[.A1085])" office:value-type="date" office:date-value="2023-08-05" calcext:value-type="date">
            <text:p>2023-08-05</text:p>
          </table:table-cell>
          <table:table-cell table:formula="of:=MONTH([.A1086])" office:value-type="float" office:value="8" calcext:value-type="float">
            <text:p>8</text:p>
          </table:table-cell>
          <table:table-cell table:formula="of:=[.C1081]" office:value-type="float" office:value="4" calcext:value-type="float">
            <text:p>4</text:p>
          </table:table-cell>
          <table:table-cell table:number-columns-repeated="6"/>
          <table:table-cell table:formula="of:=[.F1086]*INDEX([$Rates.$B$2:$Rates.$B$6];[.C1086]+1)-[.G1086]*INDEX([$Rates.$C$2:$Rates.$C$6];[.C108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87]=0;[.A1086]+1;[.A1086])" office:value-type="date" office:date-value="2023-08-06" calcext:value-type="date">
            <text:p>2023-08-06</text:p>
          </table:table-cell>
          <table:table-cell table:formula="of:=MONTH([.A1087])" office:value-type="float" office:value="8" calcext:value-type="float">
            <text:p>8</text:p>
          </table:table-cell>
          <table:table-cell table:formula="of:=[.C1082]" office:value-type="float" office:value="0" calcext:value-type="float">
            <text:p>0</text:p>
          </table:table-cell>
          <table:table-cell table:number-columns-repeated="6"/>
          <table:table-cell table:formula="of:=[.F1087]*INDEX([$Rates.$B$2:$Rates.$B$6];[.C1087]+1)-[.G1087]*INDEX([$Rates.$C$2:$Rates.$C$6];[.C108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88]=0;[.A1087]+1;[.A1087])" office:value-type="date" office:date-value="2023-08-06" calcext:value-type="date">
            <text:p>2023-08-06</text:p>
          </table:table-cell>
          <table:table-cell table:formula="of:=MONTH([.A1088])" office:value-type="float" office:value="8" calcext:value-type="float">
            <text:p>8</text:p>
          </table:table-cell>
          <table:table-cell table:formula="of:=[.C1083]" office:value-type="float" office:value="1" calcext:value-type="float">
            <text:p>1</text:p>
          </table:table-cell>
          <table:table-cell table:number-columns-repeated="6"/>
          <table:table-cell table:formula="of:=[.F1088]*INDEX([$Rates.$B$2:$Rates.$B$6];[.C1088]+1)-[.G1088]*INDEX([$Rates.$C$2:$Rates.$C$6];[.C108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89]=0;[.A1088]+1;[.A1088])" office:value-type="date" office:date-value="2023-08-06" calcext:value-type="date">
            <text:p>2023-08-06</text:p>
          </table:table-cell>
          <table:table-cell table:formula="of:=MONTH([.A1089])" office:value-type="float" office:value="8" calcext:value-type="float">
            <text:p>8</text:p>
          </table:table-cell>
          <table:table-cell table:formula="of:=[.C1084]" office:value-type="float" office:value="2" calcext:value-type="float">
            <text:p>2</text:p>
          </table:table-cell>
          <table:table-cell table:number-columns-repeated="6"/>
          <table:table-cell table:formula="of:=[.F1089]*INDEX([$Rates.$B$2:$Rates.$B$6];[.C1089]+1)-[.G1089]*INDEX([$Rates.$C$2:$Rates.$C$6];[.C108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90]=0;[.A1089]+1;[.A1089])" office:value-type="date" office:date-value="2023-08-06" calcext:value-type="date">
            <text:p>2023-08-06</text:p>
          </table:table-cell>
          <table:table-cell table:formula="of:=MONTH([.A1090])" office:value-type="float" office:value="8" calcext:value-type="float">
            <text:p>8</text:p>
          </table:table-cell>
          <table:table-cell table:formula="of:=[.C1085]" office:value-type="float" office:value="3" calcext:value-type="float">
            <text:p>3</text:p>
          </table:table-cell>
          <table:table-cell table:number-columns-repeated="6"/>
          <table:table-cell table:formula="of:=[.F1090]*INDEX([$Rates.$B$2:$Rates.$B$6];[.C1090]+1)-[.G1090]*INDEX([$Rates.$C$2:$Rates.$C$6];[.C109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91]=0;[.A1090]+1;[.A1090])" office:value-type="date" office:date-value="2023-08-06" calcext:value-type="date">
            <text:p>2023-08-06</text:p>
          </table:table-cell>
          <table:table-cell table:formula="of:=MONTH([.A1091])" office:value-type="float" office:value="8" calcext:value-type="float">
            <text:p>8</text:p>
          </table:table-cell>
          <table:table-cell table:formula="of:=[.C1086]" office:value-type="float" office:value="4" calcext:value-type="float">
            <text:p>4</text:p>
          </table:table-cell>
          <table:table-cell table:number-columns-repeated="6"/>
          <table:table-cell table:formula="of:=[.F1091]*INDEX([$Rates.$B$2:$Rates.$B$6];[.C1091]+1)-[.G1091]*INDEX([$Rates.$C$2:$Rates.$C$6];[.C109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92]=0;[.A1091]+1;[.A1091])" office:value-type="date" office:date-value="2023-08-07" calcext:value-type="date">
            <text:p>2023-08-07</text:p>
          </table:table-cell>
          <table:table-cell table:formula="of:=MONTH([.A1092])" office:value-type="float" office:value="8" calcext:value-type="float">
            <text:p>8</text:p>
          </table:table-cell>
          <table:table-cell table:formula="of:=[.C1087]" office:value-type="float" office:value="0" calcext:value-type="float">
            <text:p>0</text:p>
          </table:table-cell>
          <table:table-cell table:number-columns-repeated="6"/>
          <table:table-cell table:formula="of:=[.F1092]*INDEX([$Rates.$B$2:$Rates.$B$6];[.C1092]+1)-[.G1092]*INDEX([$Rates.$C$2:$Rates.$C$6];[.C109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93]=0;[.A1092]+1;[.A1092])" office:value-type="date" office:date-value="2023-08-07" calcext:value-type="date">
            <text:p>2023-08-07</text:p>
          </table:table-cell>
          <table:table-cell table:formula="of:=MONTH([.A1093])" office:value-type="float" office:value="8" calcext:value-type="float">
            <text:p>8</text:p>
          </table:table-cell>
          <table:table-cell table:formula="of:=[.C1088]" office:value-type="float" office:value="1" calcext:value-type="float">
            <text:p>1</text:p>
          </table:table-cell>
          <table:table-cell table:number-columns-repeated="6"/>
          <table:table-cell table:formula="of:=[.F1093]*INDEX([$Rates.$B$2:$Rates.$B$6];[.C1093]+1)-[.G1093]*INDEX([$Rates.$C$2:$Rates.$C$6];[.C109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94]=0;[.A1093]+1;[.A1093])" office:value-type="date" office:date-value="2023-08-07" calcext:value-type="date">
            <text:p>2023-08-07</text:p>
          </table:table-cell>
          <table:table-cell table:formula="of:=MONTH([.A1094])" office:value-type="float" office:value="8" calcext:value-type="float">
            <text:p>8</text:p>
          </table:table-cell>
          <table:table-cell table:formula="of:=[.C1089]" office:value-type="float" office:value="2" calcext:value-type="float">
            <text:p>2</text:p>
          </table:table-cell>
          <table:table-cell table:number-columns-repeated="6"/>
          <table:table-cell table:formula="of:=[.F1094]*INDEX([$Rates.$B$2:$Rates.$B$6];[.C1094]+1)-[.G1094]*INDEX([$Rates.$C$2:$Rates.$C$6];[.C109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95]=0;[.A1094]+1;[.A1094])" office:value-type="date" office:date-value="2023-08-07" calcext:value-type="date">
            <text:p>2023-08-07</text:p>
          </table:table-cell>
          <table:table-cell table:formula="of:=MONTH([.A1095])" office:value-type="float" office:value="8" calcext:value-type="float">
            <text:p>8</text:p>
          </table:table-cell>
          <table:table-cell table:formula="of:=[.C1090]" office:value-type="float" office:value="3" calcext:value-type="float">
            <text:p>3</text:p>
          </table:table-cell>
          <table:table-cell table:number-columns-repeated="6"/>
          <table:table-cell table:formula="of:=[.F1095]*INDEX([$Rates.$B$2:$Rates.$B$6];[.C1095]+1)-[.G1095]*INDEX([$Rates.$C$2:$Rates.$C$6];[.C109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96]=0;[.A1095]+1;[.A1095])" office:value-type="date" office:date-value="2023-08-07" calcext:value-type="date">
            <text:p>2023-08-07</text:p>
          </table:table-cell>
          <table:table-cell table:formula="of:=MONTH([.A1096])" office:value-type="float" office:value="8" calcext:value-type="float">
            <text:p>8</text:p>
          </table:table-cell>
          <table:table-cell table:formula="of:=[.C1091]" office:value-type="float" office:value="4" calcext:value-type="float">
            <text:p>4</text:p>
          </table:table-cell>
          <table:table-cell table:number-columns-repeated="6"/>
          <table:table-cell table:formula="of:=[.F1096]*INDEX([$Rates.$B$2:$Rates.$B$6];[.C1096]+1)-[.G1096]*INDEX([$Rates.$C$2:$Rates.$C$6];[.C109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97]=0;[.A1096]+1;[.A1096])" office:value-type="date" office:date-value="2023-08-08" calcext:value-type="date">
            <text:p>2023-08-08</text:p>
          </table:table-cell>
          <table:table-cell table:formula="of:=MONTH([.A1097])" office:value-type="float" office:value="8" calcext:value-type="float">
            <text:p>8</text:p>
          </table:table-cell>
          <table:table-cell table:formula="of:=[.C1092]" office:value-type="float" office:value="0" calcext:value-type="float">
            <text:p>0</text:p>
          </table:table-cell>
          <table:table-cell table:number-columns-repeated="6"/>
          <table:table-cell table:formula="of:=[.F1097]*INDEX([$Rates.$B$2:$Rates.$B$6];[.C1097]+1)-[.G1097]*INDEX([$Rates.$C$2:$Rates.$C$6];[.C109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98]=0;[.A1097]+1;[.A1097])" office:value-type="date" office:date-value="2023-08-08" calcext:value-type="date">
            <text:p>2023-08-08</text:p>
          </table:table-cell>
          <table:table-cell table:formula="of:=MONTH([.A1098])" office:value-type="float" office:value="8" calcext:value-type="float">
            <text:p>8</text:p>
          </table:table-cell>
          <table:table-cell table:formula="of:=[.C1093]" office:value-type="float" office:value="1" calcext:value-type="float">
            <text:p>1</text:p>
          </table:table-cell>
          <table:table-cell table:number-columns-repeated="6"/>
          <table:table-cell table:formula="of:=[.F1098]*INDEX([$Rates.$B$2:$Rates.$B$6];[.C1098]+1)-[.G1098]*INDEX([$Rates.$C$2:$Rates.$C$6];[.C109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099]=0;[.A1098]+1;[.A1098])" office:value-type="date" office:date-value="2023-08-08" calcext:value-type="date">
            <text:p>2023-08-08</text:p>
          </table:table-cell>
          <table:table-cell table:formula="of:=MONTH([.A1099])" office:value-type="float" office:value="8" calcext:value-type="float">
            <text:p>8</text:p>
          </table:table-cell>
          <table:table-cell table:formula="of:=[.C1094]" office:value-type="float" office:value="2" calcext:value-type="float">
            <text:p>2</text:p>
          </table:table-cell>
          <table:table-cell table:number-columns-repeated="6"/>
          <table:table-cell table:formula="of:=[.F1099]*INDEX([$Rates.$B$2:$Rates.$B$6];[.C1099]+1)-[.G1099]*INDEX([$Rates.$C$2:$Rates.$C$6];[.C109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00]=0;[.A1099]+1;[.A1099])" office:value-type="date" office:date-value="2023-08-08" calcext:value-type="date">
            <text:p>2023-08-08</text:p>
          </table:table-cell>
          <table:table-cell table:formula="of:=MONTH([.A1100])" office:value-type="float" office:value="8" calcext:value-type="float">
            <text:p>8</text:p>
          </table:table-cell>
          <table:table-cell table:formula="of:=[.C1095]" office:value-type="float" office:value="3" calcext:value-type="float">
            <text:p>3</text:p>
          </table:table-cell>
          <table:table-cell table:number-columns-repeated="6"/>
          <table:table-cell table:formula="of:=[.F1100]*INDEX([$Rates.$B$2:$Rates.$B$6];[.C1100]+1)-[.G1100]*INDEX([$Rates.$C$2:$Rates.$C$6];[.C110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01]=0;[.A1100]+1;[.A1100])" office:value-type="date" office:date-value="2023-08-08" calcext:value-type="date">
            <text:p>2023-08-08</text:p>
          </table:table-cell>
          <table:table-cell table:formula="of:=MONTH([.A1101])" office:value-type="float" office:value="8" calcext:value-type="float">
            <text:p>8</text:p>
          </table:table-cell>
          <table:table-cell table:formula="of:=[.C1096]" office:value-type="float" office:value="4" calcext:value-type="float">
            <text:p>4</text:p>
          </table:table-cell>
          <table:table-cell table:number-columns-repeated="6"/>
          <table:table-cell table:formula="of:=[.F1101]*INDEX([$Rates.$B$2:$Rates.$B$6];[.C1101]+1)-[.G1101]*INDEX([$Rates.$C$2:$Rates.$C$6];[.C110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02]=0;[.A1101]+1;[.A1101])" office:value-type="date" office:date-value="2023-08-09" calcext:value-type="date">
            <text:p>2023-08-09</text:p>
          </table:table-cell>
          <table:table-cell table:formula="of:=MONTH([.A1102])" office:value-type="float" office:value="8" calcext:value-type="float">
            <text:p>8</text:p>
          </table:table-cell>
          <table:table-cell table:formula="of:=[.C1097]" office:value-type="float" office:value="0" calcext:value-type="float">
            <text:p>0</text:p>
          </table:table-cell>
          <table:table-cell table:number-columns-repeated="6"/>
          <table:table-cell table:formula="of:=[.F1102]*INDEX([$Rates.$B$2:$Rates.$B$6];[.C1102]+1)-[.G1102]*INDEX([$Rates.$C$2:$Rates.$C$6];[.C110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03]=0;[.A1102]+1;[.A1102])" office:value-type="date" office:date-value="2023-08-09" calcext:value-type="date">
            <text:p>2023-08-09</text:p>
          </table:table-cell>
          <table:table-cell table:formula="of:=MONTH([.A1103])" office:value-type="float" office:value="8" calcext:value-type="float">
            <text:p>8</text:p>
          </table:table-cell>
          <table:table-cell table:formula="of:=[.C1098]" office:value-type="float" office:value="1" calcext:value-type="float">
            <text:p>1</text:p>
          </table:table-cell>
          <table:table-cell table:number-columns-repeated="6"/>
          <table:table-cell table:formula="of:=[.F1103]*INDEX([$Rates.$B$2:$Rates.$B$6];[.C1103]+1)-[.G1103]*INDEX([$Rates.$C$2:$Rates.$C$6];[.C110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04]=0;[.A1103]+1;[.A1103])" office:value-type="date" office:date-value="2023-08-09" calcext:value-type="date">
            <text:p>2023-08-09</text:p>
          </table:table-cell>
          <table:table-cell table:formula="of:=MONTH([.A1104])" office:value-type="float" office:value="8" calcext:value-type="float">
            <text:p>8</text:p>
          </table:table-cell>
          <table:table-cell table:formula="of:=[.C1099]" office:value-type="float" office:value="2" calcext:value-type="float">
            <text:p>2</text:p>
          </table:table-cell>
          <table:table-cell table:number-columns-repeated="6"/>
          <table:table-cell table:formula="of:=[.F1104]*INDEX([$Rates.$B$2:$Rates.$B$6];[.C1104]+1)-[.G1104]*INDEX([$Rates.$C$2:$Rates.$C$6];[.C110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05]=0;[.A1104]+1;[.A1104])" office:value-type="date" office:date-value="2023-08-09" calcext:value-type="date">
            <text:p>2023-08-09</text:p>
          </table:table-cell>
          <table:table-cell table:formula="of:=MONTH([.A1105])" office:value-type="float" office:value="8" calcext:value-type="float">
            <text:p>8</text:p>
          </table:table-cell>
          <table:table-cell table:formula="of:=[.C1100]" office:value-type="float" office:value="3" calcext:value-type="float">
            <text:p>3</text:p>
          </table:table-cell>
          <table:table-cell table:number-columns-repeated="6"/>
          <table:table-cell table:formula="of:=[.F1105]*INDEX([$Rates.$B$2:$Rates.$B$6];[.C1105]+1)-[.G1105]*INDEX([$Rates.$C$2:$Rates.$C$6];[.C110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06]=0;[.A1105]+1;[.A1105])" office:value-type="date" office:date-value="2023-08-09" calcext:value-type="date">
            <text:p>2023-08-09</text:p>
          </table:table-cell>
          <table:table-cell table:formula="of:=MONTH([.A1106])" office:value-type="float" office:value="8" calcext:value-type="float">
            <text:p>8</text:p>
          </table:table-cell>
          <table:table-cell table:formula="of:=[.C1101]" office:value-type="float" office:value="4" calcext:value-type="float">
            <text:p>4</text:p>
          </table:table-cell>
          <table:table-cell table:number-columns-repeated="6"/>
          <table:table-cell table:formula="of:=[.F1106]*INDEX([$Rates.$B$2:$Rates.$B$6];[.C1106]+1)-[.G1106]*INDEX([$Rates.$C$2:$Rates.$C$6];[.C110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07]=0;[.A1106]+1;[.A1106])" office:value-type="date" office:date-value="2023-08-10" calcext:value-type="date">
            <text:p>2023-08-10</text:p>
          </table:table-cell>
          <table:table-cell table:formula="of:=MONTH([.A1107])" office:value-type="float" office:value="8" calcext:value-type="float">
            <text:p>8</text:p>
          </table:table-cell>
          <table:table-cell table:formula="of:=[.C1102]" office:value-type="float" office:value="0" calcext:value-type="float">
            <text:p>0</text:p>
          </table:table-cell>
          <table:table-cell table:number-columns-repeated="6"/>
          <table:table-cell table:formula="of:=[.F1107]*INDEX([$Rates.$B$2:$Rates.$B$6];[.C1107]+1)-[.G1107]*INDEX([$Rates.$C$2:$Rates.$C$6];[.C110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08]=0;[.A1107]+1;[.A1107])" office:value-type="date" office:date-value="2023-08-10" calcext:value-type="date">
            <text:p>2023-08-10</text:p>
          </table:table-cell>
          <table:table-cell table:formula="of:=MONTH([.A1108])" office:value-type="float" office:value="8" calcext:value-type="float">
            <text:p>8</text:p>
          </table:table-cell>
          <table:table-cell table:formula="of:=[.C1103]" office:value-type="float" office:value="1" calcext:value-type="float">
            <text:p>1</text:p>
          </table:table-cell>
          <table:table-cell table:number-columns-repeated="6"/>
          <table:table-cell table:formula="of:=[.F1108]*INDEX([$Rates.$B$2:$Rates.$B$6];[.C1108]+1)-[.G1108]*INDEX([$Rates.$C$2:$Rates.$C$6];[.C110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09]=0;[.A1108]+1;[.A1108])" office:value-type="date" office:date-value="2023-08-10" calcext:value-type="date">
            <text:p>2023-08-10</text:p>
          </table:table-cell>
          <table:table-cell table:formula="of:=MONTH([.A1109])" office:value-type="float" office:value="8" calcext:value-type="float">
            <text:p>8</text:p>
          </table:table-cell>
          <table:table-cell table:formula="of:=[.C1104]" office:value-type="float" office:value="2" calcext:value-type="float">
            <text:p>2</text:p>
          </table:table-cell>
          <table:table-cell table:number-columns-repeated="6"/>
          <table:table-cell table:formula="of:=[.F1109]*INDEX([$Rates.$B$2:$Rates.$B$6];[.C1109]+1)-[.G1109]*INDEX([$Rates.$C$2:$Rates.$C$6];[.C110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10]=0;[.A1109]+1;[.A1109])" office:value-type="date" office:date-value="2023-08-10" calcext:value-type="date">
            <text:p>2023-08-10</text:p>
          </table:table-cell>
          <table:table-cell table:formula="of:=MONTH([.A1110])" office:value-type="float" office:value="8" calcext:value-type="float">
            <text:p>8</text:p>
          </table:table-cell>
          <table:table-cell table:formula="of:=[.C1105]" office:value-type="float" office:value="3" calcext:value-type="float">
            <text:p>3</text:p>
          </table:table-cell>
          <table:table-cell table:number-columns-repeated="6"/>
          <table:table-cell table:formula="of:=[.F1110]*INDEX([$Rates.$B$2:$Rates.$B$6];[.C1110]+1)-[.G1110]*INDEX([$Rates.$C$2:$Rates.$C$6];[.C111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11]=0;[.A1110]+1;[.A1110])" office:value-type="date" office:date-value="2023-08-10" calcext:value-type="date">
            <text:p>2023-08-10</text:p>
          </table:table-cell>
          <table:table-cell table:formula="of:=MONTH([.A1111])" office:value-type="float" office:value="8" calcext:value-type="float">
            <text:p>8</text:p>
          </table:table-cell>
          <table:table-cell table:formula="of:=[.C1106]" office:value-type="float" office:value="4" calcext:value-type="float">
            <text:p>4</text:p>
          </table:table-cell>
          <table:table-cell table:number-columns-repeated="6"/>
          <table:table-cell table:formula="of:=[.F1111]*INDEX([$Rates.$B$2:$Rates.$B$6];[.C1111]+1)-[.G1111]*INDEX([$Rates.$C$2:$Rates.$C$6];[.C111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12]=0;[.A1111]+1;[.A1111])" office:value-type="date" office:date-value="2023-08-11" calcext:value-type="date">
            <text:p>2023-08-11</text:p>
          </table:table-cell>
          <table:table-cell table:formula="of:=MONTH([.A1112])" office:value-type="float" office:value="8" calcext:value-type="float">
            <text:p>8</text:p>
          </table:table-cell>
          <table:table-cell table:formula="of:=[.C1107]" office:value-type="float" office:value="0" calcext:value-type="float">
            <text:p>0</text:p>
          </table:table-cell>
          <table:table-cell table:number-columns-repeated="6"/>
          <table:table-cell table:formula="of:=[.F1112]*INDEX([$Rates.$B$2:$Rates.$B$6];[.C1112]+1)-[.G1112]*INDEX([$Rates.$C$2:$Rates.$C$6];[.C111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13]=0;[.A1112]+1;[.A1112])" office:value-type="date" office:date-value="2023-08-11" calcext:value-type="date">
            <text:p>2023-08-11</text:p>
          </table:table-cell>
          <table:table-cell table:formula="of:=MONTH([.A1113])" office:value-type="float" office:value="8" calcext:value-type="float">
            <text:p>8</text:p>
          </table:table-cell>
          <table:table-cell table:formula="of:=[.C1108]" office:value-type="float" office:value="1" calcext:value-type="float">
            <text:p>1</text:p>
          </table:table-cell>
          <table:table-cell table:number-columns-repeated="6"/>
          <table:table-cell table:formula="of:=[.F1113]*INDEX([$Rates.$B$2:$Rates.$B$6];[.C1113]+1)-[.G1113]*INDEX([$Rates.$C$2:$Rates.$C$6];[.C111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14]=0;[.A1113]+1;[.A1113])" office:value-type="date" office:date-value="2023-08-11" calcext:value-type="date">
            <text:p>2023-08-11</text:p>
          </table:table-cell>
          <table:table-cell table:formula="of:=MONTH([.A1114])" office:value-type="float" office:value="8" calcext:value-type="float">
            <text:p>8</text:p>
          </table:table-cell>
          <table:table-cell table:formula="of:=[.C1109]" office:value-type="float" office:value="2" calcext:value-type="float">
            <text:p>2</text:p>
          </table:table-cell>
          <table:table-cell table:number-columns-repeated="6"/>
          <table:table-cell table:formula="of:=[.F1114]*INDEX([$Rates.$B$2:$Rates.$B$6];[.C1114]+1)-[.G1114]*INDEX([$Rates.$C$2:$Rates.$C$6];[.C111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15]=0;[.A1114]+1;[.A1114])" office:value-type="date" office:date-value="2023-08-11" calcext:value-type="date">
            <text:p>2023-08-11</text:p>
          </table:table-cell>
          <table:table-cell table:formula="of:=MONTH([.A1115])" office:value-type="float" office:value="8" calcext:value-type="float">
            <text:p>8</text:p>
          </table:table-cell>
          <table:table-cell table:formula="of:=[.C1110]" office:value-type="float" office:value="3" calcext:value-type="float">
            <text:p>3</text:p>
          </table:table-cell>
          <table:table-cell table:number-columns-repeated="6"/>
          <table:table-cell table:formula="of:=[.F1115]*INDEX([$Rates.$B$2:$Rates.$B$6];[.C1115]+1)-[.G1115]*INDEX([$Rates.$C$2:$Rates.$C$6];[.C111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16]=0;[.A1115]+1;[.A1115])" office:value-type="date" office:date-value="2023-08-11" calcext:value-type="date">
            <text:p>2023-08-11</text:p>
          </table:table-cell>
          <table:table-cell table:formula="of:=MONTH([.A1116])" office:value-type="float" office:value="8" calcext:value-type="float">
            <text:p>8</text:p>
          </table:table-cell>
          <table:table-cell table:formula="of:=[.C1111]" office:value-type="float" office:value="4" calcext:value-type="float">
            <text:p>4</text:p>
          </table:table-cell>
          <table:table-cell table:number-columns-repeated="6"/>
          <table:table-cell table:formula="of:=[.F1116]*INDEX([$Rates.$B$2:$Rates.$B$6];[.C1116]+1)-[.G1116]*INDEX([$Rates.$C$2:$Rates.$C$6];[.C111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17]=0;[.A1116]+1;[.A1116])" office:value-type="date" office:date-value="2023-08-12" calcext:value-type="date">
            <text:p>2023-08-12</text:p>
          </table:table-cell>
          <table:table-cell table:formula="of:=MONTH([.A1117])" office:value-type="float" office:value="8" calcext:value-type="float">
            <text:p>8</text:p>
          </table:table-cell>
          <table:table-cell table:formula="of:=[.C1112]" office:value-type="float" office:value="0" calcext:value-type="float">
            <text:p>0</text:p>
          </table:table-cell>
          <table:table-cell table:number-columns-repeated="6"/>
          <table:table-cell table:formula="of:=[.F1117]*INDEX([$Rates.$B$2:$Rates.$B$6];[.C1117]+1)-[.G1117]*INDEX([$Rates.$C$2:$Rates.$C$6];[.C111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18]=0;[.A1117]+1;[.A1117])" office:value-type="date" office:date-value="2023-08-12" calcext:value-type="date">
            <text:p>2023-08-12</text:p>
          </table:table-cell>
          <table:table-cell table:formula="of:=MONTH([.A1118])" office:value-type="float" office:value="8" calcext:value-type="float">
            <text:p>8</text:p>
          </table:table-cell>
          <table:table-cell table:formula="of:=[.C1113]" office:value-type="float" office:value="1" calcext:value-type="float">
            <text:p>1</text:p>
          </table:table-cell>
          <table:table-cell table:number-columns-repeated="6"/>
          <table:table-cell table:formula="of:=[.F1118]*INDEX([$Rates.$B$2:$Rates.$B$6];[.C1118]+1)-[.G1118]*INDEX([$Rates.$C$2:$Rates.$C$6];[.C111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19]=0;[.A1118]+1;[.A1118])" office:value-type="date" office:date-value="2023-08-12" calcext:value-type="date">
            <text:p>2023-08-12</text:p>
          </table:table-cell>
          <table:table-cell table:formula="of:=MONTH([.A1119])" office:value-type="float" office:value="8" calcext:value-type="float">
            <text:p>8</text:p>
          </table:table-cell>
          <table:table-cell table:formula="of:=[.C1114]" office:value-type="float" office:value="2" calcext:value-type="float">
            <text:p>2</text:p>
          </table:table-cell>
          <table:table-cell table:number-columns-repeated="6"/>
          <table:table-cell table:formula="of:=[.F1119]*INDEX([$Rates.$B$2:$Rates.$B$6];[.C1119]+1)-[.G1119]*INDEX([$Rates.$C$2:$Rates.$C$6];[.C111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20]=0;[.A1119]+1;[.A1119])" office:value-type="date" office:date-value="2023-08-12" calcext:value-type="date">
            <text:p>2023-08-12</text:p>
          </table:table-cell>
          <table:table-cell table:formula="of:=MONTH([.A1120])" office:value-type="float" office:value="8" calcext:value-type="float">
            <text:p>8</text:p>
          </table:table-cell>
          <table:table-cell table:formula="of:=[.C1115]" office:value-type="float" office:value="3" calcext:value-type="float">
            <text:p>3</text:p>
          </table:table-cell>
          <table:table-cell table:number-columns-repeated="6"/>
          <table:table-cell table:formula="of:=[.F1120]*INDEX([$Rates.$B$2:$Rates.$B$6];[.C1120]+1)-[.G1120]*INDEX([$Rates.$C$2:$Rates.$C$6];[.C112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21]=0;[.A1120]+1;[.A1120])" office:value-type="date" office:date-value="2023-08-12" calcext:value-type="date">
            <text:p>2023-08-12</text:p>
          </table:table-cell>
          <table:table-cell table:formula="of:=MONTH([.A1121])" office:value-type="float" office:value="8" calcext:value-type="float">
            <text:p>8</text:p>
          </table:table-cell>
          <table:table-cell table:formula="of:=[.C1116]" office:value-type="float" office:value="4" calcext:value-type="float">
            <text:p>4</text:p>
          </table:table-cell>
          <table:table-cell table:number-columns-repeated="6"/>
          <table:table-cell table:formula="of:=[.F1121]*INDEX([$Rates.$B$2:$Rates.$B$6];[.C1121]+1)-[.G1121]*INDEX([$Rates.$C$2:$Rates.$C$6];[.C112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22]=0;[.A1121]+1;[.A1121])" office:value-type="date" office:date-value="2023-08-13" calcext:value-type="date">
            <text:p>2023-08-13</text:p>
          </table:table-cell>
          <table:table-cell table:formula="of:=MONTH([.A1122])" office:value-type="float" office:value="8" calcext:value-type="float">
            <text:p>8</text:p>
          </table:table-cell>
          <table:table-cell table:formula="of:=[.C1117]" office:value-type="float" office:value="0" calcext:value-type="float">
            <text:p>0</text:p>
          </table:table-cell>
          <table:table-cell table:number-columns-repeated="6"/>
          <table:table-cell table:formula="of:=[.F1122]*INDEX([$Rates.$B$2:$Rates.$B$6];[.C1122]+1)-[.G1122]*INDEX([$Rates.$C$2:$Rates.$C$6];[.C112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23]=0;[.A1122]+1;[.A1122])" office:value-type="date" office:date-value="2023-08-13" calcext:value-type="date">
            <text:p>2023-08-13</text:p>
          </table:table-cell>
          <table:table-cell table:formula="of:=MONTH([.A1123])" office:value-type="float" office:value="8" calcext:value-type="float">
            <text:p>8</text:p>
          </table:table-cell>
          <table:table-cell table:formula="of:=[.C1118]" office:value-type="float" office:value="1" calcext:value-type="float">
            <text:p>1</text:p>
          </table:table-cell>
          <table:table-cell table:number-columns-repeated="6"/>
          <table:table-cell table:formula="of:=[.F1123]*INDEX([$Rates.$B$2:$Rates.$B$6];[.C1123]+1)-[.G1123]*INDEX([$Rates.$C$2:$Rates.$C$6];[.C112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24]=0;[.A1123]+1;[.A1123])" office:value-type="date" office:date-value="2023-08-13" calcext:value-type="date">
            <text:p>2023-08-13</text:p>
          </table:table-cell>
          <table:table-cell table:formula="of:=MONTH([.A1124])" office:value-type="float" office:value="8" calcext:value-type="float">
            <text:p>8</text:p>
          </table:table-cell>
          <table:table-cell table:formula="of:=[.C1119]" office:value-type="float" office:value="2" calcext:value-type="float">
            <text:p>2</text:p>
          </table:table-cell>
          <table:table-cell table:number-columns-repeated="6"/>
          <table:table-cell table:formula="of:=[.F1124]*INDEX([$Rates.$B$2:$Rates.$B$6];[.C1124]+1)-[.G1124]*INDEX([$Rates.$C$2:$Rates.$C$6];[.C112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25]=0;[.A1124]+1;[.A1124])" office:value-type="date" office:date-value="2023-08-13" calcext:value-type="date">
            <text:p>2023-08-13</text:p>
          </table:table-cell>
          <table:table-cell table:formula="of:=MONTH([.A1125])" office:value-type="float" office:value="8" calcext:value-type="float">
            <text:p>8</text:p>
          </table:table-cell>
          <table:table-cell table:formula="of:=[.C1120]" office:value-type="float" office:value="3" calcext:value-type="float">
            <text:p>3</text:p>
          </table:table-cell>
          <table:table-cell table:number-columns-repeated="6"/>
          <table:table-cell table:formula="of:=[.F1125]*INDEX([$Rates.$B$2:$Rates.$B$6];[.C1125]+1)-[.G1125]*INDEX([$Rates.$C$2:$Rates.$C$6];[.C112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26]=0;[.A1125]+1;[.A1125])" office:value-type="date" office:date-value="2023-08-13" calcext:value-type="date">
            <text:p>2023-08-13</text:p>
          </table:table-cell>
          <table:table-cell table:formula="of:=MONTH([.A1126])" office:value-type="float" office:value="8" calcext:value-type="float">
            <text:p>8</text:p>
          </table:table-cell>
          <table:table-cell table:formula="of:=[.C1121]" office:value-type="float" office:value="4" calcext:value-type="float">
            <text:p>4</text:p>
          </table:table-cell>
          <table:table-cell table:number-columns-repeated="6"/>
          <table:table-cell table:formula="of:=[.F1126]*INDEX([$Rates.$B$2:$Rates.$B$6];[.C1126]+1)-[.G1126]*INDEX([$Rates.$C$2:$Rates.$C$6];[.C112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27]=0;[.A1126]+1;[.A1126])" office:value-type="date" office:date-value="2023-08-14" calcext:value-type="date">
            <text:p>2023-08-14</text:p>
          </table:table-cell>
          <table:table-cell table:formula="of:=MONTH([.A1127])" office:value-type="float" office:value="8" calcext:value-type="float">
            <text:p>8</text:p>
          </table:table-cell>
          <table:table-cell table:formula="of:=[.C1122]" office:value-type="float" office:value="0" calcext:value-type="float">
            <text:p>0</text:p>
          </table:table-cell>
          <table:table-cell table:number-columns-repeated="6"/>
          <table:table-cell table:formula="of:=[.F1127]*INDEX([$Rates.$B$2:$Rates.$B$6];[.C1127]+1)-[.G1127]*INDEX([$Rates.$C$2:$Rates.$C$6];[.C112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28]=0;[.A1127]+1;[.A1127])" office:value-type="date" office:date-value="2023-08-14" calcext:value-type="date">
            <text:p>2023-08-14</text:p>
          </table:table-cell>
          <table:table-cell table:formula="of:=MONTH([.A1128])" office:value-type="float" office:value="8" calcext:value-type="float">
            <text:p>8</text:p>
          </table:table-cell>
          <table:table-cell table:formula="of:=[.C1123]" office:value-type="float" office:value="1" calcext:value-type="float">
            <text:p>1</text:p>
          </table:table-cell>
          <table:table-cell table:number-columns-repeated="6"/>
          <table:table-cell table:formula="of:=[.F1128]*INDEX([$Rates.$B$2:$Rates.$B$6];[.C1128]+1)-[.G1128]*INDEX([$Rates.$C$2:$Rates.$C$6];[.C112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29]=0;[.A1128]+1;[.A1128])" office:value-type="date" office:date-value="2023-08-14" calcext:value-type="date">
            <text:p>2023-08-14</text:p>
          </table:table-cell>
          <table:table-cell table:formula="of:=MONTH([.A1129])" office:value-type="float" office:value="8" calcext:value-type="float">
            <text:p>8</text:p>
          </table:table-cell>
          <table:table-cell table:formula="of:=[.C1124]" office:value-type="float" office:value="2" calcext:value-type="float">
            <text:p>2</text:p>
          </table:table-cell>
          <table:table-cell table:number-columns-repeated="6"/>
          <table:table-cell table:formula="of:=[.F1129]*INDEX([$Rates.$B$2:$Rates.$B$6];[.C1129]+1)-[.G1129]*INDEX([$Rates.$C$2:$Rates.$C$6];[.C112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30]=0;[.A1129]+1;[.A1129])" office:value-type="date" office:date-value="2023-08-14" calcext:value-type="date">
            <text:p>2023-08-14</text:p>
          </table:table-cell>
          <table:table-cell table:formula="of:=MONTH([.A1130])" office:value-type="float" office:value="8" calcext:value-type="float">
            <text:p>8</text:p>
          </table:table-cell>
          <table:table-cell table:formula="of:=[.C1125]" office:value-type="float" office:value="3" calcext:value-type="float">
            <text:p>3</text:p>
          </table:table-cell>
          <table:table-cell table:number-columns-repeated="6"/>
          <table:table-cell table:formula="of:=[.F1130]*INDEX([$Rates.$B$2:$Rates.$B$6];[.C1130]+1)-[.G1130]*INDEX([$Rates.$C$2:$Rates.$C$6];[.C113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31]=0;[.A1130]+1;[.A1130])" office:value-type="date" office:date-value="2023-08-14" calcext:value-type="date">
            <text:p>2023-08-14</text:p>
          </table:table-cell>
          <table:table-cell table:formula="of:=MONTH([.A1131])" office:value-type="float" office:value="8" calcext:value-type="float">
            <text:p>8</text:p>
          </table:table-cell>
          <table:table-cell table:formula="of:=[.C1126]" office:value-type="float" office:value="4" calcext:value-type="float">
            <text:p>4</text:p>
          </table:table-cell>
          <table:table-cell table:number-columns-repeated="6"/>
          <table:table-cell table:formula="of:=[.F1131]*INDEX([$Rates.$B$2:$Rates.$B$6];[.C1131]+1)-[.G1131]*INDEX([$Rates.$C$2:$Rates.$C$6];[.C113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32]=0;[.A1131]+1;[.A1131])" office:value-type="date" office:date-value="2023-08-15" calcext:value-type="date">
            <text:p>2023-08-15</text:p>
          </table:table-cell>
          <table:table-cell table:formula="of:=MONTH([.A1132])" office:value-type="float" office:value="8" calcext:value-type="float">
            <text:p>8</text:p>
          </table:table-cell>
          <table:table-cell table:formula="of:=[.C1127]" office:value-type="float" office:value="0" calcext:value-type="float">
            <text:p>0</text:p>
          </table:table-cell>
          <table:table-cell table:number-columns-repeated="6"/>
          <table:table-cell table:formula="of:=[.F1132]*INDEX([$Rates.$B$2:$Rates.$B$6];[.C1132]+1)-[.G1132]*INDEX([$Rates.$C$2:$Rates.$C$6];[.C113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33]=0;[.A1132]+1;[.A1132])" office:value-type="date" office:date-value="2023-08-15" calcext:value-type="date">
            <text:p>2023-08-15</text:p>
          </table:table-cell>
          <table:table-cell table:formula="of:=MONTH([.A1133])" office:value-type="float" office:value="8" calcext:value-type="float">
            <text:p>8</text:p>
          </table:table-cell>
          <table:table-cell table:formula="of:=[.C1128]" office:value-type="float" office:value="1" calcext:value-type="float">
            <text:p>1</text:p>
          </table:table-cell>
          <table:table-cell table:number-columns-repeated="6"/>
          <table:table-cell table:formula="of:=[.F1133]*INDEX([$Rates.$B$2:$Rates.$B$6];[.C1133]+1)-[.G1133]*INDEX([$Rates.$C$2:$Rates.$C$6];[.C113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34]=0;[.A1133]+1;[.A1133])" office:value-type="date" office:date-value="2023-08-15" calcext:value-type="date">
            <text:p>2023-08-15</text:p>
          </table:table-cell>
          <table:table-cell table:formula="of:=MONTH([.A1134])" office:value-type="float" office:value="8" calcext:value-type="float">
            <text:p>8</text:p>
          </table:table-cell>
          <table:table-cell table:formula="of:=[.C1129]" office:value-type="float" office:value="2" calcext:value-type="float">
            <text:p>2</text:p>
          </table:table-cell>
          <table:table-cell table:number-columns-repeated="6"/>
          <table:table-cell table:formula="of:=[.F1134]*INDEX([$Rates.$B$2:$Rates.$B$6];[.C1134]+1)-[.G1134]*INDEX([$Rates.$C$2:$Rates.$C$6];[.C113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35]=0;[.A1134]+1;[.A1134])" office:value-type="date" office:date-value="2023-08-15" calcext:value-type="date">
            <text:p>2023-08-15</text:p>
          </table:table-cell>
          <table:table-cell table:formula="of:=MONTH([.A1135])" office:value-type="float" office:value="8" calcext:value-type="float">
            <text:p>8</text:p>
          </table:table-cell>
          <table:table-cell table:formula="of:=[.C1130]" office:value-type="float" office:value="3" calcext:value-type="float">
            <text:p>3</text:p>
          </table:table-cell>
          <table:table-cell table:number-columns-repeated="6"/>
          <table:table-cell table:formula="of:=[.F1135]*INDEX([$Rates.$B$2:$Rates.$B$6];[.C1135]+1)-[.G1135]*INDEX([$Rates.$C$2:$Rates.$C$6];[.C113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36]=0;[.A1135]+1;[.A1135])" office:value-type="date" office:date-value="2023-08-15" calcext:value-type="date">
            <text:p>2023-08-15</text:p>
          </table:table-cell>
          <table:table-cell table:formula="of:=MONTH([.A1136])" office:value-type="float" office:value="8" calcext:value-type="float">
            <text:p>8</text:p>
          </table:table-cell>
          <table:table-cell table:formula="of:=[.C1131]" office:value-type="float" office:value="4" calcext:value-type="float">
            <text:p>4</text:p>
          </table:table-cell>
          <table:table-cell table:number-columns-repeated="6"/>
          <table:table-cell table:formula="of:=[.F1136]*INDEX([$Rates.$B$2:$Rates.$B$6];[.C1136]+1)-[.G1136]*INDEX([$Rates.$C$2:$Rates.$C$6];[.C113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37]=0;[.A1136]+1;[.A1136])" office:value-type="date" office:date-value="2023-08-16" calcext:value-type="date">
            <text:p>2023-08-16</text:p>
          </table:table-cell>
          <table:table-cell table:formula="of:=MONTH([.A1137])" office:value-type="float" office:value="8" calcext:value-type="float">
            <text:p>8</text:p>
          </table:table-cell>
          <table:table-cell table:formula="of:=[.C1132]" office:value-type="float" office:value="0" calcext:value-type="float">
            <text:p>0</text:p>
          </table:table-cell>
          <table:table-cell table:number-columns-repeated="6"/>
          <table:table-cell table:formula="of:=[.F1137]*INDEX([$Rates.$B$2:$Rates.$B$6];[.C1137]+1)-[.G1137]*INDEX([$Rates.$C$2:$Rates.$C$6];[.C113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38]=0;[.A1137]+1;[.A1137])" office:value-type="date" office:date-value="2023-08-16" calcext:value-type="date">
            <text:p>2023-08-16</text:p>
          </table:table-cell>
          <table:table-cell table:formula="of:=MONTH([.A1138])" office:value-type="float" office:value="8" calcext:value-type="float">
            <text:p>8</text:p>
          </table:table-cell>
          <table:table-cell table:formula="of:=[.C1133]" office:value-type="float" office:value="1" calcext:value-type="float">
            <text:p>1</text:p>
          </table:table-cell>
          <table:table-cell table:number-columns-repeated="6"/>
          <table:table-cell table:formula="of:=[.F1138]*INDEX([$Rates.$B$2:$Rates.$B$6];[.C1138]+1)-[.G1138]*INDEX([$Rates.$C$2:$Rates.$C$6];[.C113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39]=0;[.A1138]+1;[.A1138])" office:value-type="date" office:date-value="2023-08-16" calcext:value-type="date">
            <text:p>2023-08-16</text:p>
          </table:table-cell>
          <table:table-cell table:formula="of:=MONTH([.A1139])" office:value-type="float" office:value="8" calcext:value-type="float">
            <text:p>8</text:p>
          </table:table-cell>
          <table:table-cell table:formula="of:=[.C1134]" office:value-type="float" office:value="2" calcext:value-type="float">
            <text:p>2</text:p>
          </table:table-cell>
          <table:table-cell table:number-columns-repeated="6"/>
          <table:table-cell table:formula="of:=[.F1139]*INDEX([$Rates.$B$2:$Rates.$B$6];[.C1139]+1)-[.G1139]*INDEX([$Rates.$C$2:$Rates.$C$6];[.C113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40]=0;[.A1139]+1;[.A1139])" office:value-type="date" office:date-value="2023-08-16" calcext:value-type="date">
            <text:p>2023-08-16</text:p>
          </table:table-cell>
          <table:table-cell table:formula="of:=MONTH([.A1140])" office:value-type="float" office:value="8" calcext:value-type="float">
            <text:p>8</text:p>
          </table:table-cell>
          <table:table-cell table:formula="of:=[.C1135]" office:value-type="float" office:value="3" calcext:value-type="float">
            <text:p>3</text:p>
          </table:table-cell>
          <table:table-cell table:number-columns-repeated="6"/>
          <table:table-cell table:formula="of:=[.F1140]*INDEX([$Rates.$B$2:$Rates.$B$6];[.C1140]+1)-[.G1140]*INDEX([$Rates.$C$2:$Rates.$C$6];[.C114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41]=0;[.A1140]+1;[.A1140])" office:value-type="date" office:date-value="2023-08-16" calcext:value-type="date">
            <text:p>2023-08-16</text:p>
          </table:table-cell>
          <table:table-cell table:formula="of:=MONTH([.A1141])" office:value-type="float" office:value="8" calcext:value-type="float">
            <text:p>8</text:p>
          </table:table-cell>
          <table:table-cell table:formula="of:=[.C1136]" office:value-type="float" office:value="4" calcext:value-type="float">
            <text:p>4</text:p>
          </table:table-cell>
          <table:table-cell table:number-columns-repeated="6"/>
          <table:table-cell table:formula="of:=[.F1141]*INDEX([$Rates.$B$2:$Rates.$B$6];[.C1141]+1)-[.G1141]*INDEX([$Rates.$C$2:$Rates.$C$6];[.C114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42]=0;[.A1141]+1;[.A1141])" office:value-type="date" office:date-value="2023-08-17" calcext:value-type="date">
            <text:p>2023-08-17</text:p>
          </table:table-cell>
          <table:table-cell table:formula="of:=MONTH([.A1142])" office:value-type="float" office:value="8" calcext:value-type="float">
            <text:p>8</text:p>
          </table:table-cell>
          <table:table-cell table:formula="of:=[.C1137]" office:value-type="float" office:value="0" calcext:value-type="float">
            <text:p>0</text:p>
          </table:table-cell>
          <table:table-cell table:number-columns-repeated="6"/>
          <table:table-cell table:formula="of:=[.F1142]*INDEX([$Rates.$B$2:$Rates.$B$6];[.C1142]+1)-[.G1142]*INDEX([$Rates.$C$2:$Rates.$C$6];[.C114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43]=0;[.A1142]+1;[.A1142])" office:value-type="date" office:date-value="2023-08-17" calcext:value-type="date">
            <text:p>2023-08-17</text:p>
          </table:table-cell>
          <table:table-cell table:formula="of:=MONTH([.A1143])" office:value-type="float" office:value="8" calcext:value-type="float">
            <text:p>8</text:p>
          </table:table-cell>
          <table:table-cell table:formula="of:=[.C1138]" office:value-type="float" office:value="1" calcext:value-type="float">
            <text:p>1</text:p>
          </table:table-cell>
          <table:table-cell table:number-columns-repeated="6"/>
          <table:table-cell table:formula="of:=[.F1143]*INDEX([$Rates.$B$2:$Rates.$B$6];[.C1143]+1)-[.G1143]*INDEX([$Rates.$C$2:$Rates.$C$6];[.C114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44]=0;[.A1143]+1;[.A1143])" office:value-type="date" office:date-value="2023-08-17" calcext:value-type="date">
            <text:p>2023-08-17</text:p>
          </table:table-cell>
          <table:table-cell table:formula="of:=MONTH([.A1144])" office:value-type="float" office:value="8" calcext:value-type="float">
            <text:p>8</text:p>
          </table:table-cell>
          <table:table-cell table:formula="of:=[.C1139]" office:value-type="float" office:value="2" calcext:value-type="float">
            <text:p>2</text:p>
          </table:table-cell>
          <table:table-cell table:number-columns-repeated="6"/>
          <table:table-cell table:formula="of:=[.F1144]*INDEX([$Rates.$B$2:$Rates.$B$6];[.C1144]+1)-[.G1144]*INDEX([$Rates.$C$2:$Rates.$C$6];[.C114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45]=0;[.A1144]+1;[.A1144])" office:value-type="date" office:date-value="2023-08-17" calcext:value-type="date">
            <text:p>2023-08-17</text:p>
          </table:table-cell>
          <table:table-cell table:formula="of:=MONTH([.A1145])" office:value-type="float" office:value="8" calcext:value-type="float">
            <text:p>8</text:p>
          </table:table-cell>
          <table:table-cell table:formula="of:=[.C1140]" office:value-type="float" office:value="3" calcext:value-type="float">
            <text:p>3</text:p>
          </table:table-cell>
          <table:table-cell table:number-columns-repeated="6"/>
          <table:table-cell table:formula="of:=[.F1145]*INDEX([$Rates.$B$2:$Rates.$B$6];[.C1145]+1)-[.G1145]*INDEX([$Rates.$C$2:$Rates.$C$6];[.C114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46]=0;[.A1145]+1;[.A1145])" office:value-type="date" office:date-value="2023-08-17" calcext:value-type="date">
            <text:p>2023-08-17</text:p>
          </table:table-cell>
          <table:table-cell table:formula="of:=MONTH([.A1146])" office:value-type="float" office:value="8" calcext:value-type="float">
            <text:p>8</text:p>
          </table:table-cell>
          <table:table-cell table:formula="of:=[.C1141]" office:value-type="float" office:value="4" calcext:value-type="float">
            <text:p>4</text:p>
          </table:table-cell>
          <table:table-cell table:number-columns-repeated="6"/>
          <table:table-cell table:formula="of:=[.F1146]*INDEX([$Rates.$B$2:$Rates.$B$6];[.C1146]+1)-[.G1146]*INDEX([$Rates.$C$2:$Rates.$C$6];[.C114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47]=0;[.A1146]+1;[.A1146])" office:value-type="date" office:date-value="2023-08-18" calcext:value-type="date">
            <text:p>2023-08-18</text:p>
          </table:table-cell>
          <table:table-cell table:formula="of:=MONTH([.A1147])" office:value-type="float" office:value="8" calcext:value-type="float">
            <text:p>8</text:p>
          </table:table-cell>
          <table:table-cell table:formula="of:=[.C1142]" office:value-type="float" office:value="0" calcext:value-type="float">
            <text:p>0</text:p>
          </table:table-cell>
          <table:table-cell table:number-columns-repeated="6"/>
          <table:table-cell table:formula="of:=[.F1147]*INDEX([$Rates.$B$2:$Rates.$B$6];[.C1147]+1)-[.G1147]*INDEX([$Rates.$C$2:$Rates.$C$6];[.C114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48]=0;[.A1147]+1;[.A1147])" office:value-type="date" office:date-value="2023-08-18" calcext:value-type="date">
            <text:p>2023-08-18</text:p>
          </table:table-cell>
          <table:table-cell table:formula="of:=MONTH([.A1148])" office:value-type="float" office:value="8" calcext:value-type="float">
            <text:p>8</text:p>
          </table:table-cell>
          <table:table-cell table:formula="of:=[.C1143]" office:value-type="float" office:value="1" calcext:value-type="float">
            <text:p>1</text:p>
          </table:table-cell>
          <table:table-cell table:number-columns-repeated="6"/>
          <table:table-cell table:formula="of:=[.F1148]*INDEX([$Rates.$B$2:$Rates.$B$6];[.C1148]+1)-[.G1148]*INDEX([$Rates.$C$2:$Rates.$C$6];[.C114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49]=0;[.A1148]+1;[.A1148])" office:value-type="date" office:date-value="2023-08-18" calcext:value-type="date">
            <text:p>2023-08-18</text:p>
          </table:table-cell>
          <table:table-cell table:formula="of:=MONTH([.A1149])" office:value-type="float" office:value="8" calcext:value-type="float">
            <text:p>8</text:p>
          </table:table-cell>
          <table:table-cell table:formula="of:=[.C1144]" office:value-type="float" office:value="2" calcext:value-type="float">
            <text:p>2</text:p>
          </table:table-cell>
          <table:table-cell table:number-columns-repeated="6"/>
          <table:table-cell table:formula="of:=[.F1149]*INDEX([$Rates.$B$2:$Rates.$B$6];[.C1149]+1)-[.G1149]*INDEX([$Rates.$C$2:$Rates.$C$6];[.C114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50]=0;[.A1149]+1;[.A1149])" office:value-type="date" office:date-value="2023-08-18" calcext:value-type="date">
            <text:p>2023-08-18</text:p>
          </table:table-cell>
          <table:table-cell table:formula="of:=MONTH([.A1150])" office:value-type="float" office:value="8" calcext:value-type="float">
            <text:p>8</text:p>
          </table:table-cell>
          <table:table-cell table:formula="of:=[.C1145]" office:value-type="float" office:value="3" calcext:value-type="float">
            <text:p>3</text:p>
          </table:table-cell>
          <table:table-cell table:number-columns-repeated="6"/>
          <table:table-cell table:formula="of:=[.F1150]*INDEX([$Rates.$B$2:$Rates.$B$6];[.C1150]+1)-[.G1150]*INDEX([$Rates.$C$2:$Rates.$C$6];[.C115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51]=0;[.A1150]+1;[.A1150])" office:value-type="date" office:date-value="2023-08-18" calcext:value-type="date">
            <text:p>2023-08-18</text:p>
          </table:table-cell>
          <table:table-cell table:formula="of:=MONTH([.A1151])" office:value-type="float" office:value="8" calcext:value-type="float">
            <text:p>8</text:p>
          </table:table-cell>
          <table:table-cell table:formula="of:=[.C1146]" office:value-type="float" office:value="4" calcext:value-type="float">
            <text:p>4</text:p>
          </table:table-cell>
          <table:table-cell table:number-columns-repeated="6"/>
          <table:table-cell table:formula="of:=[.F1151]*INDEX([$Rates.$B$2:$Rates.$B$6];[.C1151]+1)-[.G1151]*INDEX([$Rates.$C$2:$Rates.$C$6];[.C115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52]=0;[.A1151]+1;[.A1151])" office:value-type="date" office:date-value="2023-08-19" calcext:value-type="date">
            <text:p>2023-08-19</text:p>
          </table:table-cell>
          <table:table-cell table:formula="of:=MONTH([.A1152])" office:value-type="float" office:value="8" calcext:value-type="float">
            <text:p>8</text:p>
          </table:table-cell>
          <table:table-cell table:formula="of:=[.C1147]" office:value-type="float" office:value="0" calcext:value-type="float">
            <text:p>0</text:p>
          </table:table-cell>
          <table:table-cell table:number-columns-repeated="6"/>
          <table:table-cell table:formula="of:=[.F1152]*INDEX([$Rates.$B$2:$Rates.$B$6];[.C1152]+1)-[.G1152]*INDEX([$Rates.$C$2:$Rates.$C$6];[.C115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53]=0;[.A1152]+1;[.A1152])" office:value-type="date" office:date-value="2023-08-19" calcext:value-type="date">
            <text:p>2023-08-19</text:p>
          </table:table-cell>
          <table:table-cell table:formula="of:=MONTH([.A1153])" office:value-type="float" office:value="8" calcext:value-type="float">
            <text:p>8</text:p>
          </table:table-cell>
          <table:table-cell table:formula="of:=[.C1148]" office:value-type="float" office:value="1" calcext:value-type="float">
            <text:p>1</text:p>
          </table:table-cell>
          <table:table-cell table:number-columns-repeated="6"/>
          <table:table-cell table:formula="of:=[.F1153]*INDEX([$Rates.$B$2:$Rates.$B$6];[.C1153]+1)-[.G1153]*INDEX([$Rates.$C$2:$Rates.$C$6];[.C115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54]=0;[.A1153]+1;[.A1153])" office:value-type="date" office:date-value="2023-08-19" calcext:value-type="date">
            <text:p>2023-08-19</text:p>
          </table:table-cell>
          <table:table-cell table:formula="of:=MONTH([.A1154])" office:value-type="float" office:value="8" calcext:value-type="float">
            <text:p>8</text:p>
          </table:table-cell>
          <table:table-cell table:formula="of:=[.C1149]" office:value-type="float" office:value="2" calcext:value-type="float">
            <text:p>2</text:p>
          </table:table-cell>
          <table:table-cell table:number-columns-repeated="6"/>
          <table:table-cell table:formula="of:=[.F1154]*INDEX([$Rates.$B$2:$Rates.$B$6];[.C1154]+1)-[.G1154]*INDEX([$Rates.$C$2:$Rates.$C$6];[.C115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55]=0;[.A1154]+1;[.A1154])" office:value-type="date" office:date-value="2023-08-19" calcext:value-type="date">
            <text:p>2023-08-19</text:p>
          </table:table-cell>
          <table:table-cell table:formula="of:=MONTH([.A1155])" office:value-type="float" office:value="8" calcext:value-type="float">
            <text:p>8</text:p>
          </table:table-cell>
          <table:table-cell table:formula="of:=[.C1150]" office:value-type="float" office:value="3" calcext:value-type="float">
            <text:p>3</text:p>
          </table:table-cell>
          <table:table-cell table:number-columns-repeated="6"/>
          <table:table-cell table:formula="of:=[.F1155]*INDEX([$Rates.$B$2:$Rates.$B$6];[.C1155]+1)-[.G1155]*INDEX([$Rates.$C$2:$Rates.$C$6];[.C115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56]=0;[.A1155]+1;[.A1155])" office:value-type="date" office:date-value="2023-08-19" calcext:value-type="date">
            <text:p>2023-08-19</text:p>
          </table:table-cell>
          <table:table-cell table:formula="of:=MONTH([.A1156])" office:value-type="float" office:value="8" calcext:value-type="float">
            <text:p>8</text:p>
          </table:table-cell>
          <table:table-cell table:formula="of:=[.C1151]" office:value-type="float" office:value="4" calcext:value-type="float">
            <text:p>4</text:p>
          </table:table-cell>
          <table:table-cell table:number-columns-repeated="6"/>
          <table:table-cell table:formula="of:=[.F1156]*INDEX([$Rates.$B$2:$Rates.$B$6];[.C1156]+1)-[.G1156]*INDEX([$Rates.$C$2:$Rates.$C$6];[.C115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57]=0;[.A1156]+1;[.A1156])" office:value-type="date" office:date-value="2023-08-20" calcext:value-type="date">
            <text:p>2023-08-20</text:p>
          </table:table-cell>
          <table:table-cell table:formula="of:=MONTH([.A1157])" office:value-type="float" office:value="8" calcext:value-type="float">
            <text:p>8</text:p>
          </table:table-cell>
          <table:table-cell table:formula="of:=[.C1152]" office:value-type="float" office:value="0" calcext:value-type="float">
            <text:p>0</text:p>
          </table:table-cell>
          <table:table-cell table:number-columns-repeated="6"/>
          <table:table-cell table:formula="of:=[.F1157]*INDEX([$Rates.$B$2:$Rates.$B$6];[.C1157]+1)-[.G1157]*INDEX([$Rates.$C$2:$Rates.$C$6];[.C115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58]=0;[.A1157]+1;[.A1157])" office:value-type="date" office:date-value="2023-08-20" calcext:value-type="date">
            <text:p>2023-08-20</text:p>
          </table:table-cell>
          <table:table-cell table:formula="of:=MONTH([.A1158])" office:value-type="float" office:value="8" calcext:value-type="float">
            <text:p>8</text:p>
          </table:table-cell>
          <table:table-cell table:formula="of:=[.C1153]" office:value-type="float" office:value="1" calcext:value-type="float">
            <text:p>1</text:p>
          </table:table-cell>
          <table:table-cell table:number-columns-repeated="6"/>
          <table:table-cell table:formula="of:=[.F1158]*INDEX([$Rates.$B$2:$Rates.$B$6];[.C1158]+1)-[.G1158]*INDEX([$Rates.$C$2:$Rates.$C$6];[.C115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59]=0;[.A1158]+1;[.A1158])" office:value-type="date" office:date-value="2023-08-20" calcext:value-type="date">
            <text:p>2023-08-20</text:p>
          </table:table-cell>
          <table:table-cell table:formula="of:=MONTH([.A1159])" office:value-type="float" office:value="8" calcext:value-type="float">
            <text:p>8</text:p>
          </table:table-cell>
          <table:table-cell table:formula="of:=[.C1154]" office:value-type="float" office:value="2" calcext:value-type="float">
            <text:p>2</text:p>
          </table:table-cell>
          <table:table-cell table:number-columns-repeated="6"/>
          <table:table-cell table:formula="of:=[.F1159]*INDEX([$Rates.$B$2:$Rates.$B$6];[.C1159]+1)-[.G1159]*INDEX([$Rates.$C$2:$Rates.$C$6];[.C115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60]=0;[.A1159]+1;[.A1159])" office:value-type="date" office:date-value="2023-08-20" calcext:value-type="date">
            <text:p>2023-08-20</text:p>
          </table:table-cell>
          <table:table-cell table:formula="of:=MONTH([.A1160])" office:value-type="float" office:value="8" calcext:value-type="float">
            <text:p>8</text:p>
          </table:table-cell>
          <table:table-cell table:formula="of:=[.C1155]" office:value-type="float" office:value="3" calcext:value-type="float">
            <text:p>3</text:p>
          </table:table-cell>
          <table:table-cell table:number-columns-repeated="6"/>
          <table:table-cell table:formula="of:=[.F1160]*INDEX([$Rates.$B$2:$Rates.$B$6];[.C1160]+1)-[.G1160]*INDEX([$Rates.$C$2:$Rates.$C$6];[.C116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61]=0;[.A1160]+1;[.A1160])" office:value-type="date" office:date-value="2023-08-20" calcext:value-type="date">
            <text:p>2023-08-20</text:p>
          </table:table-cell>
          <table:table-cell table:formula="of:=MONTH([.A1161])" office:value-type="float" office:value="8" calcext:value-type="float">
            <text:p>8</text:p>
          </table:table-cell>
          <table:table-cell table:formula="of:=[.C1156]" office:value-type="float" office:value="4" calcext:value-type="float">
            <text:p>4</text:p>
          </table:table-cell>
          <table:table-cell table:number-columns-repeated="6"/>
          <table:table-cell table:formula="of:=[.F1161]*INDEX([$Rates.$B$2:$Rates.$B$6];[.C1161]+1)-[.G1161]*INDEX([$Rates.$C$2:$Rates.$C$6];[.C116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62]=0;[.A1161]+1;[.A1161])" office:value-type="date" office:date-value="2023-08-21" calcext:value-type="date">
            <text:p>2023-08-21</text:p>
          </table:table-cell>
          <table:table-cell table:formula="of:=MONTH([.A1162])" office:value-type="float" office:value="8" calcext:value-type="float">
            <text:p>8</text:p>
          </table:table-cell>
          <table:table-cell table:formula="of:=[.C1157]" office:value-type="float" office:value="0" calcext:value-type="float">
            <text:p>0</text:p>
          </table:table-cell>
          <table:table-cell table:number-columns-repeated="6"/>
          <table:table-cell table:formula="of:=[.F1162]*INDEX([$Rates.$B$2:$Rates.$B$6];[.C1162]+1)-[.G1162]*INDEX([$Rates.$C$2:$Rates.$C$6];[.C116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63]=0;[.A1162]+1;[.A1162])" office:value-type="date" office:date-value="2023-08-21" calcext:value-type="date">
            <text:p>2023-08-21</text:p>
          </table:table-cell>
          <table:table-cell table:formula="of:=MONTH([.A1163])" office:value-type="float" office:value="8" calcext:value-type="float">
            <text:p>8</text:p>
          </table:table-cell>
          <table:table-cell table:formula="of:=[.C1158]" office:value-type="float" office:value="1" calcext:value-type="float">
            <text:p>1</text:p>
          </table:table-cell>
          <table:table-cell table:number-columns-repeated="6"/>
          <table:table-cell table:formula="of:=[.F1163]*INDEX([$Rates.$B$2:$Rates.$B$6];[.C1163]+1)-[.G1163]*INDEX([$Rates.$C$2:$Rates.$C$6];[.C116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64]=0;[.A1163]+1;[.A1163])" office:value-type="date" office:date-value="2023-08-21" calcext:value-type="date">
            <text:p>2023-08-21</text:p>
          </table:table-cell>
          <table:table-cell table:formula="of:=MONTH([.A1164])" office:value-type="float" office:value="8" calcext:value-type="float">
            <text:p>8</text:p>
          </table:table-cell>
          <table:table-cell table:formula="of:=[.C1159]" office:value-type="float" office:value="2" calcext:value-type="float">
            <text:p>2</text:p>
          </table:table-cell>
          <table:table-cell table:number-columns-repeated="6"/>
          <table:table-cell table:formula="of:=[.F1164]*INDEX([$Rates.$B$2:$Rates.$B$6];[.C1164]+1)-[.G1164]*INDEX([$Rates.$C$2:$Rates.$C$6];[.C116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65]=0;[.A1164]+1;[.A1164])" office:value-type="date" office:date-value="2023-08-21" calcext:value-type="date">
            <text:p>2023-08-21</text:p>
          </table:table-cell>
          <table:table-cell table:formula="of:=MONTH([.A1165])" office:value-type="float" office:value="8" calcext:value-type="float">
            <text:p>8</text:p>
          </table:table-cell>
          <table:table-cell table:formula="of:=[.C1160]" office:value-type="float" office:value="3" calcext:value-type="float">
            <text:p>3</text:p>
          </table:table-cell>
          <table:table-cell table:number-columns-repeated="6"/>
          <table:table-cell table:formula="of:=[.F1165]*INDEX([$Rates.$B$2:$Rates.$B$6];[.C1165]+1)-[.G1165]*INDEX([$Rates.$C$2:$Rates.$C$6];[.C116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66]=0;[.A1165]+1;[.A1165])" office:value-type="date" office:date-value="2023-08-21" calcext:value-type="date">
            <text:p>2023-08-21</text:p>
          </table:table-cell>
          <table:table-cell table:formula="of:=MONTH([.A1166])" office:value-type="float" office:value="8" calcext:value-type="float">
            <text:p>8</text:p>
          </table:table-cell>
          <table:table-cell table:formula="of:=[.C1161]" office:value-type="float" office:value="4" calcext:value-type="float">
            <text:p>4</text:p>
          </table:table-cell>
          <table:table-cell table:number-columns-repeated="6"/>
          <table:table-cell table:formula="of:=[.F1166]*INDEX([$Rates.$B$2:$Rates.$B$6];[.C1166]+1)-[.G1166]*INDEX([$Rates.$C$2:$Rates.$C$6];[.C116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67]=0;[.A1166]+1;[.A1166])" office:value-type="date" office:date-value="2023-08-22" calcext:value-type="date">
            <text:p>2023-08-22</text:p>
          </table:table-cell>
          <table:table-cell table:formula="of:=MONTH([.A1167])" office:value-type="float" office:value="8" calcext:value-type="float">
            <text:p>8</text:p>
          </table:table-cell>
          <table:table-cell table:formula="of:=[.C1162]" office:value-type="float" office:value="0" calcext:value-type="float">
            <text:p>0</text:p>
          </table:table-cell>
          <table:table-cell table:number-columns-repeated="6"/>
          <table:table-cell table:formula="of:=[.F1167]*INDEX([$Rates.$B$2:$Rates.$B$6];[.C1167]+1)-[.G1167]*INDEX([$Rates.$C$2:$Rates.$C$6];[.C116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68]=0;[.A1167]+1;[.A1167])" office:value-type="date" office:date-value="2023-08-22" calcext:value-type="date">
            <text:p>2023-08-22</text:p>
          </table:table-cell>
          <table:table-cell table:formula="of:=MONTH([.A1168])" office:value-type="float" office:value="8" calcext:value-type="float">
            <text:p>8</text:p>
          </table:table-cell>
          <table:table-cell table:formula="of:=[.C1163]" office:value-type="float" office:value="1" calcext:value-type="float">
            <text:p>1</text:p>
          </table:table-cell>
          <table:table-cell table:number-columns-repeated="6"/>
          <table:table-cell table:formula="of:=[.F1168]*INDEX([$Rates.$B$2:$Rates.$B$6];[.C1168]+1)-[.G1168]*INDEX([$Rates.$C$2:$Rates.$C$6];[.C116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69]=0;[.A1168]+1;[.A1168])" office:value-type="date" office:date-value="2023-08-22" calcext:value-type="date">
            <text:p>2023-08-22</text:p>
          </table:table-cell>
          <table:table-cell table:formula="of:=MONTH([.A1169])" office:value-type="float" office:value="8" calcext:value-type="float">
            <text:p>8</text:p>
          </table:table-cell>
          <table:table-cell table:formula="of:=[.C1164]" office:value-type="float" office:value="2" calcext:value-type="float">
            <text:p>2</text:p>
          </table:table-cell>
          <table:table-cell table:number-columns-repeated="6"/>
          <table:table-cell table:formula="of:=[.F1169]*INDEX([$Rates.$B$2:$Rates.$B$6];[.C1169]+1)-[.G1169]*INDEX([$Rates.$C$2:$Rates.$C$6];[.C116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70]=0;[.A1169]+1;[.A1169])" office:value-type="date" office:date-value="2023-08-22" calcext:value-type="date">
            <text:p>2023-08-22</text:p>
          </table:table-cell>
          <table:table-cell table:formula="of:=MONTH([.A1170])" office:value-type="float" office:value="8" calcext:value-type="float">
            <text:p>8</text:p>
          </table:table-cell>
          <table:table-cell table:formula="of:=[.C1165]" office:value-type="float" office:value="3" calcext:value-type="float">
            <text:p>3</text:p>
          </table:table-cell>
          <table:table-cell table:number-columns-repeated="6"/>
          <table:table-cell table:formula="of:=[.F1170]*INDEX([$Rates.$B$2:$Rates.$B$6];[.C1170]+1)-[.G1170]*INDEX([$Rates.$C$2:$Rates.$C$6];[.C117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71]=0;[.A1170]+1;[.A1170])" office:value-type="date" office:date-value="2023-08-22" calcext:value-type="date">
            <text:p>2023-08-22</text:p>
          </table:table-cell>
          <table:table-cell table:formula="of:=MONTH([.A1171])" office:value-type="float" office:value="8" calcext:value-type="float">
            <text:p>8</text:p>
          </table:table-cell>
          <table:table-cell table:formula="of:=[.C1166]" office:value-type="float" office:value="4" calcext:value-type="float">
            <text:p>4</text:p>
          </table:table-cell>
          <table:table-cell table:number-columns-repeated="6"/>
          <table:table-cell table:formula="of:=[.F1171]*INDEX([$Rates.$B$2:$Rates.$B$6];[.C1171]+1)-[.G1171]*INDEX([$Rates.$C$2:$Rates.$C$6];[.C117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72]=0;[.A1171]+1;[.A1171])" office:value-type="date" office:date-value="2023-08-23" calcext:value-type="date">
            <text:p>2023-08-23</text:p>
          </table:table-cell>
          <table:table-cell table:formula="of:=MONTH([.A1172])" office:value-type="float" office:value="8" calcext:value-type="float">
            <text:p>8</text:p>
          </table:table-cell>
          <table:table-cell table:formula="of:=[.C1167]" office:value-type="float" office:value="0" calcext:value-type="float">
            <text:p>0</text:p>
          </table:table-cell>
          <table:table-cell table:number-columns-repeated="6"/>
          <table:table-cell table:formula="of:=[.F1172]*INDEX([$Rates.$B$2:$Rates.$B$6];[.C1172]+1)-[.G1172]*INDEX([$Rates.$C$2:$Rates.$C$6];[.C117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73]=0;[.A1172]+1;[.A1172])" office:value-type="date" office:date-value="2023-08-23" calcext:value-type="date">
            <text:p>2023-08-23</text:p>
          </table:table-cell>
          <table:table-cell table:formula="of:=MONTH([.A1173])" office:value-type="float" office:value="8" calcext:value-type="float">
            <text:p>8</text:p>
          </table:table-cell>
          <table:table-cell table:formula="of:=[.C1168]" office:value-type="float" office:value="1" calcext:value-type="float">
            <text:p>1</text:p>
          </table:table-cell>
          <table:table-cell table:number-columns-repeated="6"/>
          <table:table-cell table:formula="of:=[.F1173]*INDEX([$Rates.$B$2:$Rates.$B$6];[.C1173]+1)-[.G1173]*INDEX([$Rates.$C$2:$Rates.$C$6];[.C117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74]=0;[.A1173]+1;[.A1173])" office:value-type="date" office:date-value="2023-08-23" calcext:value-type="date">
            <text:p>2023-08-23</text:p>
          </table:table-cell>
          <table:table-cell table:formula="of:=MONTH([.A1174])" office:value-type="float" office:value="8" calcext:value-type="float">
            <text:p>8</text:p>
          </table:table-cell>
          <table:table-cell table:formula="of:=[.C1169]" office:value-type="float" office:value="2" calcext:value-type="float">
            <text:p>2</text:p>
          </table:table-cell>
          <table:table-cell table:number-columns-repeated="6"/>
          <table:table-cell table:formula="of:=[.F1174]*INDEX([$Rates.$B$2:$Rates.$B$6];[.C1174]+1)-[.G1174]*INDEX([$Rates.$C$2:$Rates.$C$6];[.C117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75]=0;[.A1174]+1;[.A1174])" office:value-type="date" office:date-value="2023-08-23" calcext:value-type="date">
            <text:p>2023-08-23</text:p>
          </table:table-cell>
          <table:table-cell table:formula="of:=MONTH([.A1175])" office:value-type="float" office:value="8" calcext:value-type="float">
            <text:p>8</text:p>
          </table:table-cell>
          <table:table-cell table:formula="of:=[.C1170]" office:value-type="float" office:value="3" calcext:value-type="float">
            <text:p>3</text:p>
          </table:table-cell>
          <table:table-cell table:number-columns-repeated="6"/>
          <table:table-cell table:formula="of:=[.F1175]*INDEX([$Rates.$B$2:$Rates.$B$6];[.C1175]+1)-[.G1175]*INDEX([$Rates.$C$2:$Rates.$C$6];[.C117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76]=0;[.A1175]+1;[.A1175])" office:value-type="date" office:date-value="2023-08-23" calcext:value-type="date">
            <text:p>2023-08-23</text:p>
          </table:table-cell>
          <table:table-cell table:formula="of:=MONTH([.A1176])" office:value-type="float" office:value="8" calcext:value-type="float">
            <text:p>8</text:p>
          </table:table-cell>
          <table:table-cell table:formula="of:=[.C1171]" office:value-type="float" office:value="4" calcext:value-type="float">
            <text:p>4</text:p>
          </table:table-cell>
          <table:table-cell table:number-columns-repeated="6"/>
          <table:table-cell table:formula="of:=[.F1176]*INDEX([$Rates.$B$2:$Rates.$B$6];[.C1176]+1)-[.G1176]*INDEX([$Rates.$C$2:$Rates.$C$6];[.C117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77]=0;[.A1176]+1;[.A1176])" office:value-type="date" office:date-value="2023-08-24" calcext:value-type="date">
            <text:p>2023-08-24</text:p>
          </table:table-cell>
          <table:table-cell table:formula="of:=MONTH([.A1177])" office:value-type="float" office:value="8" calcext:value-type="float">
            <text:p>8</text:p>
          </table:table-cell>
          <table:table-cell table:formula="of:=[.C1172]" office:value-type="float" office:value="0" calcext:value-type="float">
            <text:p>0</text:p>
          </table:table-cell>
          <table:table-cell table:number-columns-repeated="6"/>
          <table:table-cell table:formula="of:=[.F1177]*INDEX([$Rates.$B$2:$Rates.$B$6];[.C1177]+1)-[.G1177]*INDEX([$Rates.$C$2:$Rates.$C$6];[.C117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78]=0;[.A1177]+1;[.A1177])" office:value-type="date" office:date-value="2023-08-24" calcext:value-type="date">
            <text:p>2023-08-24</text:p>
          </table:table-cell>
          <table:table-cell table:formula="of:=MONTH([.A1178])" office:value-type="float" office:value="8" calcext:value-type="float">
            <text:p>8</text:p>
          </table:table-cell>
          <table:table-cell table:formula="of:=[.C1173]" office:value-type="float" office:value="1" calcext:value-type="float">
            <text:p>1</text:p>
          </table:table-cell>
          <table:table-cell table:number-columns-repeated="6"/>
          <table:table-cell table:formula="of:=[.F1178]*INDEX([$Rates.$B$2:$Rates.$B$6];[.C1178]+1)-[.G1178]*INDEX([$Rates.$C$2:$Rates.$C$6];[.C117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79]=0;[.A1178]+1;[.A1178])" office:value-type="date" office:date-value="2023-08-24" calcext:value-type="date">
            <text:p>2023-08-24</text:p>
          </table:table-cell>
          <table:table-cell table:formula="of:=MONTH([.A1179])" office:value-type="float" office:value="8" calcext:value-type="float">
            <text:p>8</text:p>
          </table:table-cell>
          <table:table-cell table:formula="of:=[.C1174]" office:value-type="float" office:value="2" calcext:value-type="float">
            <text:p>2</text:p>
          </table:table-cell>
          <table:table-cell table:number-columns-repeated="6"/>
          <table:table-cell table:formula="of:=[.F1179]*INDEX([$Rates.$B$2:$Rates.$B$6];[.C1179]+1)-[.G1179]*INDEX([$Rates.$C$2:$Rates.$C$6];[.C117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80]=0;[.A1179]+1;[.A1179])" office:value-type="date" office:date-value="2023-08-24" calcext:value-type="date">
            <text:p>2023-08-24</text:p>
          </table:table-cell>
          <table:table-cell table:formula="of:=MONTH([.A1180])" office:value-type="float" office:value="8" calcext:value-type="float">
            <text:p>8</text:p>
          </table:table-cell>
          <table:table-cell table:formula="of:=[.C1175]" office:value-type="float" office:value="3" calcext:value-type="float">
            <text:p>3</text:p>
          </table:table-cell>
          <table:table-cell table:number-columns-repeated="6"/>
          <table:table-cell table:formula="of:=[.F1180]*INDEX([$Rates.$B$2:$Rates.$B$6];[.C1180]+1)-[.G1180]*INDEX([$Rates.$C$2:$Rates.$C$6];[.C118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81]=0;[.A1180]+1;[.A1180])" office:value-type="date" office:date-value="2023-08-24" calcext:value-type="date">
            <text:p>2023-08-24</text:p>
          </table:table-cell>
          <table:table-cell table:formula="of:=MONTH([.A1181])" office:value-type="float" office:value="8" calcext:value-type="float">
            <text:p>8</text:p>
          </table:table-cell>
          <table:table-cell table:formula="of:=[.C1176]" office:value-type="float" office:value="4" calcext:value-type="float">
            <text:p>4</text:p>
          </table:table-cell>
          <table:table-cell table:number-columns-repeated="6"/>
          <table:table-cell table:formula="of:=[.F1181]*INDEX([$Rates.$B$2:$Rates.$B$6];[.C1181]+1)-[.G1181]*INDEX([$Rates.$C$2:$Rates.$C$6];[.C118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82]=0;[.A1181]+1;[.A1181])" office:value-type="date" office:date-value="2023-08-25" calcext:value-type="date">
            <text:p>2023-08-25</text:p>
          </table:table-cell>
          <table:table-cell table:formula="of:=MONTH([.A1182])" office:value-type="float" office:value="8" calcext:value-type="float">
            <text:p>8</text:p>
          </table:table-cell>
          <table:table-cell table:formula="of:=[.C1177]" office:value-type="float" office:value="0" calcext:value-type="float">
            <text:p>0</text:p>
          </table:table-cell>
          <table:table-cell table:number-columns-repeated="6"/>
          <table:table-cell table:formula="of:=[.F1182]*INDEX([$Rates.$B$2:$Rates.$B$6];[.C1182]+1)-[.G1182]*INDEX([$Rates.$C$2:$Rates.$C$6];[.C118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83]=0;[.A1182]+1;[.A1182])" office:value-type="date" office:date-value="2023-08-25" calcext:value-type="date">
            <text:p>2023-08-25</text:p>
          </table:table-cell>
          <table:table-cell table:formula="of:=MONTH([.A1183])" office:value-type="float" office:value="8" calcext:value-type="float">
            <text:p>8</text:p>
          </table:table-cell>
          <table:table-cell table:formula="of:=[.C1178]" office:value-type="float" office:value="1" calcext:value-type="float">
            <text:p>1</text:p>
          </table:table-cell>
          <table:table-cell table:number-columns-repeated="6"/>
          <table:table-cell table:formula="of:=[.F1183]*INDEX([$Rates.$B$2:$Rates.$B$6];[.C1183]+1)-[.G1183]*INDEX([$Rates.$C$2:$Rates.$C$6];[.C118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84]=0;[.A1183]+1;[.A1183])" office:value-type="date" office:date-value="2023-08-25" calcext:value-type="date">
            <text:p>2023-08-25</text:p>
          </table:table-cell>
          <table:table-cell table:formula="of:=MONTH([.A1184])" office:value-type="float" office:value="8" calcext:value-type="float">
            <text:p>8</text:p>
          </table:table-cell>
          <table:table-cell table:formula="of:=[.C1179]" office:value-type="float" office:value="2" calcext:value-type="float">
            <text:p>2</text:p>
          </table:table-cell>
          <table:table-cell table:number-columns-repeated="6"/>
          <table:table-cell table:formula="of:=[.F1184]*INDEX([$Rates.$B$2:$Rates.$B$6];[.C1184]+1)-[.G1184]*INDEX([$Rates.$C$2:$Rates.$C$6];[.C118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85]=0;[.A1184]+1;[.A1184])" office:value-type="date" office:date-value="2023-08-25" calcext:value-type="date">
            <text:p>2023-08-25</text:p>
          </table:table-cell>
          <table:table-cell table:formula="of:=MONTH([.A1185])" office:value-type="float" office:value="8" calcext:value-type="float">
            <text:p>8</text:p>
          </table:table-cell>
          <table:table-cell table:formula="of:=[.C1180]" office:value-type="float" office:value="3" calcext:value-type="float">
            <text:p>3</text:p>
          </table:table-cell>
          <table:table-cell table:number-columns-repeated="6"/>
          <table:table-cell table:formula="of:=[.F1185]*INDEX([$Rates.$B$2:$Rates.$B$6];[.C1185]+1)-[.G1185]*INDEX([$Rates.$C$2:$Rates.$C$6];[.C118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86]=0;[.A1185]+1;[.A1185])" office:value-type="date" office:date-value="2023-08-25" calcext:value-type="date">
            <text:p>2023-08-25</text:p>
          </table:table-cell>
          <table:table-cell table:formula="of:=MONTH([.A1186])" office:value-type="float" office:value="8" calcext:value-type="float">
            <text:p>8</text:p>
          </table:table-cell>
          <table:table-cell table:formula="of:=[.C1181]" office:value-type="float" office:value="4" calcext:value-type="float">
            <text:p>4</text:p>
          </table:table-cell>
          <table:table-cell table:number-columns-repeated="6"/>
          <table:table-cell table:formula="of:=[.F1186]*INDEX([$Rates.$B$2:$Rates.$B$6];[.C1186]+1)-[.G1186]*INDEX([$Rates.$C$2:$Rates.$C$6];[.C118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87]=0;[.A1186]+1;[.A1186])" office:value-type="date" office:date-value="2023-08-26" calcext:value-type="date">
            <text:p>2023-08-26</text:p>
          </table:table-cell>
          <table:table-cell table:formula="of:=MONTH([.A1187])" office:value-type="float" office:value="8" calcext:value-type="float">
            <text:p>8</text:p>
          </table:table-cell>
          <table:table-cell table:formula="of:=[.C1182]" office:value-type="float" office:value="0" calcext:value-type="float">
            <text:p>0</text:p>
          </table:table-cell>
          <table:table-cell table:number-columns-repeated="6"/>
          <table:table-cell table:formula="of:=[.F1187]*INDEX([$Rates.$B$2:$Rates.$B$6];[.C1187]+1)-[.G1187]*INDEX([$Rates.$C$2:$Rates.$C$6];[.C118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88]=0;[.A1187]+1;[.A1187])" office:value-type="date" office:date-value="2023-08-26" calcext:value-type="date">
            <text:p>2023-08-26</text:p>
          </table:table-cell>
          <table:table-cell table:formula="of:=MONTH([.A1188])" office:value-type="float" office:value="8" calcext:value-type="float">
            <text:p>8</text:p>
          </table:table-cell>
          <table:table-cell table:formula="of:=[.C1183]" office:value-type="float" office:value="1" calcext:value-type="float">
            <text:p>1</text:p>
          </table:table-cell>
          <table:table-cell table:number-columns-repeated="6"/>
          <table:table-cell table:formula="of:=[.F1188]*INDEX([$Rates.$B$2:$Rates.$B$6];[.C1188]+1)-[.G1188]*INDEX([$Rates.$C$2:$Rates.$C$6];[.C118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89]=0;[.A1188]+1;[.A1188])" office:value-type="date" office:date-value="2023-08-26" calcext:value-type="date">
            <text:p>2023-08-26</text:p>
          </table:table-cell>
          <table:table-cell table:formula="of:=MONTH([.A1189])" office:value-type="float" office:value="8" calcext:value-type="float">
            <text:p>8</text:p>
          </table:table-cell>
          <table:table-cell table:formula="of:=[.C1184]" office:value-type="float" office:value="2" calcext:value-type="float">
            <text:p>2</text:p>
          </table:table-cell>
          <table:table-cell table:number-columns-repeated="6"/>
          <table:table-cell table:formula="of:=[.F1189]*INDEX([$Rates.$B$2:$Rates.$B$6];[.C1189]+1)-[.G1189]*INDEX([$Rates.$C$2:$Rates.$C$6];[.C118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90]=0;[.A1189]+1;[.A1189])" office:value-type="date" office:date-value="2023-08-26" calcext:value-type="date">
            <text:p>2023-08-26</text:p>
          </table:table-cell>
          <table:table-cell table:formula="of:=MONTH([.A1190])" office:value-type="float" office:value="8" calcext:value-type="float">
            <text:p>8</text:p>
          </table:table-cell>
          <table:table-cell table:formula="of:=[.C1185]" office:value-type="float" office:value="3" calcext:value-type="float">
            <text:p>3</text:p>
          </table:table-cell>
          <table:table-cell table:number-columns-repeated="6"/>
          <table:table-cell table:formula="of:=[.F1190]*INDEX([$Rates.$B$2:$Rates.$B$6];[.C1190]+1)-[.G1190]*INDEX([$Rates.$C$2:$Rates.$C$6];[.C119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91]=0;[.A1190]+1;[.A1190])" office:value-type="date" office:date-value="2023-08-26" calcext:value-type="date">
            <text:p>2023-08-26</text:p>
          </table:table-cell>
          <table:table-cell table:formula="of:=MONTH([.A1191])" office:value-type="float" office:value="8" calcext:value-type="float">
            <text:p>8</text:p>
          </table:table-cell>
          <table:table-cell table:formula="of:=[.C1186]" office:value-type="float" office:value="4" calcext:value-type="float">
            <text:p>4</text:p>
          </table:table-cell>
          <table:table-cell table:number-columns-repeated="6"/>
          <table:table-cell table:formula="of:=[.F1191]*INDEX([$Rates.$B$2:$Rates.$B$6];[.C1191]+1)-[.G1191]*INDEX([$Rates.$C$2:$Rates.$C$6];[.C119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92]=0;[.A1191]+1;[.A1191])" office:value-type="date" office:date-value="2023-08-27" calcext:value-type="date">
            <text:p>2023-08-27</text:p>
          </table:table-cell>
          <table:table-cell table:formula="of:=MONTH([.A1192])" office:value-type="float" office:value="8" calcext:value-type="float">
            <text:p>8</text:p>
          </table:table-cell>
          <table:table-cell table:formula="of:=[.C1187]" office:value-type="float" office:value="0" calcext:value-type="float">
            <text:p>0</text:p>
          </table:table-cell>
          <table:table-cell table:number-columns-repeated="6"/>
          <table:table-cell table:formula="of:=[.F1192]*INDEX([$Rates.$B$2:$Rates.$B$6];[.C1192]+1)-[.G1192]*INDEX([$Rates.$C$2:$Rates.$C$6];[.C119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93]=0;[.A1192]+1;[.A1192])" office:value-type="date" office:date-value="2023-08-27" calcext:value-type="date">
            <text:p>2023-08-27</text:p>
          </table:table-cell>
          <table:table-cell table:formula="of:=MONTH([.A1193])" office:value-type="float" office:value="8" calcext:value-type="float">
            <text:p>8</text:p>
          </table:table-cell>
          <table:table-cell table:formula="of:=[.C1188]" office:value-type="float" office:value="1" calcext:value-type="float">
            <text:p>1</text:p>
          </table:table-cell>
          <table:table-cell table:number-columns-repeated="6"/>
          <table:table-cell table:formula="of:=[.F1193]*INDEX([$Rates.$B$2:$Rates.$B$6];[.C1193]+1)-[.G1193]*INDEX([$Rates.$C$2:$Rates.$C$6];[.C119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94]=0;[.A1193]+1;[.A1193])" office:value-type="date" office:date-value="2023-08-27" calcext:value-type="date">
            <text:p>2023-08-27</text:p>
          </table:table-cell>
          <table:table-cell table:formula="of:=MONTH([.A1194])" office:value-type="float" office:value="8" calcext:value-type="float">
            <text:p>8</text:p>
          </table:table-cell>
          <table:table-cell table:formula="of:=[.C1189]" office:value-type="float" office:value="2" calcext:value-type="float">
            <text:p>2</text:p>
          </table:table-cell>
          <table:table-cell table:number-columns-repeated="6"/>
          <table:table-cell table:formula="of:=[.F1194]*INDEX([$Rates.$B$2:$Rates.$B$6];[.C1194]+1)-[.G1194]*INDEX([$Rates.$C$2:$Rates.$C$6];[.C119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95]=0;[.A1194]+1;[.A1194])" office:value-type="date" office:date-value="2023-08-27" calcext:value-type="date">
            <text:p>2023-08-27</text:p>
          </table:table-cell>
          <table:table-cell table:formula="of:=MONTH([.A1195])" office:value-type="float" office:value="8" calcext:value-type="float">
            <text:p>8</text:p>
          </table:table-cell>
          <table:table-cell table:formula="of:=[.C1190]" office:value-type="float" office:value="3" calcext:value-type="float">
            <text:p>3</text:p>
          </table:table-cell>
          <table:table-cell table:number-columns-repeated="6"/>
          <table:table-cell table:formula="of:=[.F1195]*INDEX([$Rates.$B$2:$Rates.$B$6];[.C1195]+1)-[.G1195]*INDEX([$Rates.$C$2:$Rates.$C$6];[.C119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96]=0;[.A1195]+1;[.A1195])" office:value-type="date" office:date-value="2023-08-27" calcext:value-type="date">
            <text:p>2023-08-27</text:p>
          </table:table-cell>
          <table:table-cell table:formula="of:=MONTH([.A1196])" office:value-type="float" office:value="8" calcext:value-type="float">
            <text:p>8</text:p>
          </table:table-cell>
          <table:table-cell table:formula="of:=[.C1191]" office:value-type="float" office:value="4" calcext:value-type="float">
            <text:p>4</text:p>
          </table:table-cell>
          <table:table-cell table:number-columns-repeated="6"/>
          <table:table-cell table:formula="of:=[.F1196]*INDEX([$Rates.$B$2:$Rates.$B$6];[.C1196]+1)-[.G1196]*INDEX([$Rates.$C$2:$Rates.$C$6];[.C119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97]=0;[.A1196]+1;[.A1196])" office:value-type="date" office:date-value="2023-08-28" calcext:value-type="date">
            <text:p>2023-08-28</text:p>
          </table:table-cell>
          <table:table-cell table:formula="of:=MONTH([.A1197])" office:value-type="float" office:value="8" calcext:value-type="float">
            <text:p>8</text:p>
          </table:table-cell>
          <table:table-cell table:formula="of:=[.C1192]" office:value-type="float" office:value="0" calcext:value-type="float">
            <text:p>0</text:p>
          </table:table-cell>
          <table:table-cell table:number-columns-repeated="6"/>
          <table:table-cell table:formula="of:=[.F1197]*INDEX([$Rates.$B$2:$Rates.$B$6];[.C1197]+1)-[.G1197]*INDEX([$Rates.$C$2:$Rates.$C$6];[.C119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98]=0;[.A1197]+1;[.A1197])" office:value-type="date" office:date-value="2023-08-28" calcext:value-type="date">
            <text:p>2023-08-28</text:p>
          </table:table-cell>
          <table:table-cell table:formula="of:=MONTH([.A1198])" office:value-type="float" office:value="8" calcext:value-type="float">
            <text:p>8</text:p>
          </table:table-cell>
          <table:table-cell table:formula="of:=[.C1193]" office:value-type="float" office:value="1" calcext:value-type="float">
            <text:p>1</text:p>
          </table:table-cell>
          <table:table-cell table:number-columns-repeated="6"/>
          <table:table-cell table:formula="of:=[.F1198]*INDEX([$Rates.$B$2:$Rates.$B$6];[.C1198]+1)-[.G1198]*INDEX([$Rates.$C$2:$Rates.$C$6];[.C119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199]=0;[.A1198]+1;[.A1198])" office:value-type="date" office:date-value="2023-08-28" calcext:value-type="date">
            <text:p>2023-08-28</text:p>
          </table:table-cell>
          <table:table-cell table:formula="of:=MONTH([.A1199])" office:value-type="float" office:value="8" calcext:value-type="float">
            <text:p>8</text:p>
          </table:table-cell>
          <table:table-cell table:formula="of:=[.C1194]" office:value-type="float" office:value="2" calcext:value-type="float">
            <text:p>2</text:p>
          </table:table-cell>
          <table:table-cell table:number-columns-repeated="6"/>
          <table:table-cell table:formula="of:=[.F1199]*INDEX([$Rates.$B$2:$Rates.$B$6];[.C1199]+1)-[.G1199]*INDEX([$Rates.$C$2:$Rates.$C$6];[.C119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00]=0;[.A1199]+1;[.A1199])" office:value-type="date" office:date-value="2023-08-28" calcext:value-type="date">
            <text:p>2023-08-28</text:p>
          </table:table-cell>
          <table:table-cell table:formula="of:=MONTH([.A1200])" office:value-type="float" office:value="8" calcext:value-type="float">
            <text:p>8</text:p>
          </table:table-cell>
          <table:table-cell table:formula="of:=[.C1195]" office:value-type="float" office:value="3" calcext:value-type="float">
            <text:p>3</text:p>
          </table:table-cell>
          <table:table-cell table:number-columns-repeated="6"/>
          <table:table-cell table:formula="of:=[.F1200]*INDEX([$Rates.$B$2:$Rates.$B$6];[.C1200]+1)-[.G1200]*INDEX([$Rates.$C$2:$Rates.$C$6];[.C120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01]=0;[.A1200]+1;[.A1200])" office:value-type="date" office:date-value="2023-08-28" calcext:value-type="date">
            <text:p>2023-08-28</text:p>
          </table:table-cell>
          <table:table-cell table:formula="of:=MONTH([.A1201])" office:value-type="float" office:value="8" calcext:value-type="float">
            <text:p>8</text:p>
          </table:table-cell>
          <table:table-cell table:formula="of:=[.C1196]" office:value-type="float" office:value="4" calcext:value-type="float">
            <text:p>4</text:p>
          </table:table-cell>
          <table:table-cell table:number-columns-repeated="6"/>
          <table:table-cell table:formula="of:=[.F1201]*INDEX([$Rates.$B$2:$Rates.$B$6];[.C1201]+1)-[.G1201]*INDEX([$Rates.$C$2:$Rates.$C$6];[.C120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02]=0;[.A1201]+1;[.A1201])" office:value-type="date" office:date-value="2023-08-29" calcext:value-type="date">
            <text:p>2023-08-29</text:p>
          </table:table-cell>
          <table:table-cell table:formula="of:=MONTH([.A1202])" office:value-type="float" office:value="8" calcext:value-type="float">
            <text:p>8</text:p>
          </table:table-cell>
          <table:table-cell table:formula="of:=[.C1197]" office:value-type="float" office:value="0" calcext:value-type="float">
            <text:p>0</text:p>
          </table:table-cell>
          <table:table-cell table:number-columns-repeated="6"/>
          <table:table-cell table:formula="of:=[.F1202]*INDEX([$Rates.$B$2:$Rates.$B$6];[.C1202]+1)-[.G1202]*INDEX([$Rates.$C$2:$Rates.$C$6];[.C120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03]=0;[.A1202]+1;[.A1202])" office:value-type="date" office:date-value="2023-08-29" calcext:value-type="date">
            <text:p>2023-08-29</text:p>
          </table:table-cell>
          <table:table-cell table:formula="of:=MONTH([.A1203])" office:value-type="float" office:value="8" calcext:value-type="float">
            <text:p>8</text:p>
          </table:table-cell>
          <table:table-cell table:formula="of:=[.C1198]" office:value-type="float" office:value="1" calcext:value-type="float">
            <text:p>1</text:p>
          </table:table-cell>
          <table:table-cell table:number-columns-repeated="6"/>
          <table:table-cell table:formula="of:=[.F1203]*INDEX([$Rates.$B$2:$Rates.$B$6];[.C1203]+1)-[.G1203]*INDEX([$Rates.$C$2:$Rates.$C$6];[.C120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04]=0;[.A1203]+1;[.A1203])" office:value-type="date" office:date-value="2023-08-29" calcext:value-type="date">
            <text:p>2023-08-29</text:p>
          </table:table-cell>
          <table:table-cell table:formula="of:=MONTH([.A1204])" office:value-type="float" office:value="8" calcext:value-type="float">
            <text:p>8</text:p>
          </table:table-cell>
          <table:table-cell table:formula="of:=[.C1199]" office:value-type="float" office:value="2" calcext:value-type="float">
            <text:p>2</text:p>
          </table:table-cell>
          <table:table-cell table:number-columns-repeated="6"/>
          <table:table-cell table:formula="of:=[.F1204]*INDEX([$Rates.$B$2:$Rates.$B$6];[.C1204]+1)-[.G1204]*INDEX([$Rates.$C$2:$Rates.$C$6];[.C120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05]=0;[.A1204]+1;[.A1204])" office:value-type="date" office:date-value="2023-08-29" calcext:value-type="date">
            <text:p>2023-08-29</text:p>
          </table:table-cell>
          <table:table-cell table:formula="of:=MONTH([.A1205])" office:value-type="float" office:value="8" calcext:value-type="float">
            <text:p>8</text:p>
          </table:table-cell>
          <table:table-cell table:formula="of:=[.C1200]" office:value-type="float" office:value="3" calcext:value-type="float">
            <text:p>3</text:p>
          </table:table-cell>
          <table:table-cell table:number-columns-repeated="6"/>
          <table:table-cell table:formula="of:=[.F1205]*INDEX([$Rates.$B$2:$Rates.$B$6];[.C1205]+1)-[.G1205]*INDEX([$Rates.$C$2:$Rates.$C$6];[.C120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06]=0;[.A1205]+1;[.A1205])" office:value-type="date" office:date-value="2023-08-29" calcext:value-type="date">
            <text:p>2023-08-29</text:p>
          </table:table-cell>
          <table:table-cell table:formula="of:=MONTH([.A1206])" office:value-type="float" office:value="8" calcext:value-type="float">
            <text:p>8</text:p>
          </table:table-cell>
          <table:table-cell table:formula="of:=[.C1201]" office:value-type="float" office:value="4" calcext:value-type="float">
            <text:p>4</text:p>
          </table:table-cell>
          <table:table-cell table:number-columns-repeated="6"/>
          <table:table-cell table:formula="of:=[.F1206]*INDEX([$Rates.$B$2:$Rates.$B$6];[.C1206]+1)-[.G1206]*INDEX([$Rates.$C$2:$Rates.$C$6];[.C120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07]=0;[.A1206]+1;[.A1206])" office:value-type="date" office:date-value="2023-08-30" calcext:value-type="date">
            <text:p>2023-08-30</text:p>
          </table:table-cell>
          <table:table-cell table:formula="of:=MONTH([.A1207])" office:value-type="float" office:value="8" calcext:value-type="float">
            <text:p>8</text:p>
          </table:table-cell>
          <table:table-cell table:formula="of:=[.C1202]" office:value-type="float" office:value="0" calcext:value-type="float">
            <text:p>0</text:p>
          </table:table-cell>
          <table:table-cell table:number-columns-repeated="6"/>
          <table:table-cell table:formula="of:=[.F1207]*INDEX([$Rates.$B$2:$Rates.$B$6];[.C1207]+1)-[.G1207]*INDEX([$Rates.$C$2:$Rates.$C$6];[.C120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08]=0;[.A1207]+1;[.A1207])" office:value-type="date" office:date-value="2023-08-30" calcext:value-type="date">
            <text:p>2023-08-30</text:p>
          </table:table-cell>
          <table:table-cell table:formula="of:=MONTH([.A1208])" office:value-type="float" office:value="8" calcext:value-type="float">
            <text:p>8</text:p>
          </table:table-cell>
          <table:table-cell table:formula="of:=[.C1203]" office:value-type="float" office:value="1" calcext:value-type="float">
            <text:p>1</text:p>
          </table:table-cell>
          <table:table-cell table:number-columns-repeated="6"/>
          <table:table-cell table:formula="of:=[.F1208]*INDEX([$Rates.$B$2:$Rates.$B$6];[.C1208]+1)-[.G1208]*INDEX([$Rates.$C$2:$Rates.$C$6];[.C120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09]=0;[.A1208]+1;[.A1208])" office:value-type="date" office:date-value="2023-08-30" calcext:value-type="date">
            <text:p>2023-08-30</text:p>
          </table:table-cell>
          <table:table-cell table:formula="of:=MONTH([.A1209])" office:value-type="float" office:value="8" calcext:value-type="float">
            <text:p>8</text:p>
          </table:table-cell>
          <table:table-cell table:formula="of:=[.C1204]" office:value-type="float" office:value="2" calcext:value-type="float">
            <text:p>2</text:p>
          </table:table-cell>
          <table:table-cell table:number-columns-repeated="6"/>
          <table:table-cell table:formula="of:=[.F1209]*INDEX([$Rates.$B$2:$Rates.$B$6];[.C1209]+1)-[.G1209]*INDEX([$Rates.$C$2:$Rates.$C$6];[.C120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10]=0;[.A1209]+1;[.A1209])" office:value-type="date" office:date-value="2023-08-30" calcext:value-type="date">
            <text:p>2023-08-30</text:p>
          </table:table-cell>
          <table:table-cell table:formula="of:=MONTH([.A1210])" office:value-type="float" office:value="8" calcext:value-type="float">
            <text:p>8</text:p>
          </table:table-cell>
          <table:table-cell table:formula="of:=[.C1205]" office:value-type="float" office:value="3" calcext:value-type="float">
            <text:p>3</text:p>
          </table:table-cell>
          <table:table-cell table:number-columns-repeated="6"/>
          <table:table-cell table:formula="of:=[.F1210]*INDEX([$Rates.$B$2:$Rates.$B$6];[.C1210]+1)-[.G1210]*INDEX([$Rates.$C$2:$Rates.$C$6];[.C121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11]=0;[.A1210]+1;[.A1210])" office:value-type="date" office:date-value="2023-08-30" calcext:value-type="date">
            <text:p>2023-08-30</text:p>
          </table:table-cell>
          <table:table-cell table:formula="of:=MONTH([.A1211])" office:value-type="float" office:value="8" calcext:value-type="float">
            <text:p>8</text:p>
          </table:table-cell>
          <table:table-cell table:formula="of:=[.C1206]" office:value-type="float" office:value="4" calcext:value-type="float">
            <text:p>4</text:p>
          </table:table-cell>
          <table:table-cell table:number-columns-repeated="6"/>
          <table:table-cell table:formula="of:=[.F1211]*INDEX([$Rates.$B$2:$Rates.$B$6];[.C1211]+1)-[.G1211]*INDEX([$Rates.$C$2:$Rates.$C$6];[.C121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12]=0;[.A1211]+1;[.A1211])" office:value-type="date" office:date-value="2023-08-31" calcext:value-type="date">
            <text:p>2023-08-31</text:p>
          </table:table-cell>
          <table:table-cell table:formula="of:=MONTH([.A1212])" office:value-type="float" office:value="8" calcext:value-type="float">
            <text:p>8</text:p>
          </table:table-cell>
          <table:table-cell table:formula="of:=[.C1207]" office:value-type="float" office:value="0" calcext:value-type="float">
            <text:p>0</text:p>
          </table:table-cell>
          <table:table-cell table:number-columns-repeated="6"/>
          <table:table-cell table:formula="of:=[.F1212]*INDEX([$Rates.$B$2:$Rates.$B$6];[.C1212]+1)-[.G1212]*INDEX([$Rates.$C$2:$Rates.$C$6];[.C121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13]=0;[.A1212]+1;[.A1212])" office:value-type="date" office:date-value="2023-08-31" calcext:value-type="date">
            <text:p>2023-08-31</text:p>
          </table:table-cell>
          <table:table-cell table:formula="of:=MONTH([.A1213])" office:value-type="float" office:value="8" calcext:value-type="float">
            <text:p>8</text:p>
          </table:table-cell>
          <table:table-cell table:formula="of:=[.C1208]" office:value-type="float" office:value="1" calcext:value-type="float">
            <text:p>1</text:p>
          </table:table-cell>
          <table:table-cell table:number-columns-repeated="6"/>
          <table:table-cell table:formula="of:=[.F1213]*INDEX([$Rates.$B$2:$Rates.$B$6];[.C1213]+1)-[.G1213]*INDEX([$Rates.$C$2:$Rates.$C$6];[.C121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14]=0;[.A1213]+1;[.A1213])" office:value-type="date" office:date-value="2023-08-31" calcext:value-type="date">
            <text:p>2023-08-31</text:p>
          </table:table-cell>
          <table:table-cell table:formula="of:=MONTH([.A1214])" office:value-type="float" office:value="8" calcext:value-type="float">
            <text:p>8</text:p>
          </table:table-cell>
          <table:table-cell table:formula="of:=[.C1209]" office:value-type="float" office:value="2" calcext:value-type="float">
            <text:p>2</text:p>
          </table:table-cell>
          <table:table-cell table:number-columns-repeated="6"/>
          <table:table-cell table:formula="of:=[.F1214]*INDEX([$Rates.$B$2:$Rates.$B$6];[.C1214]+1)-[.G1214]*INDEX([$Rates.$C$2:$Rates.$C$6];[.C121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15]=0;[.A1214]+1;[.A1214])" office:value-type="date" office:date-value="2023-08-31" calcext:value-type="date">
            <text:p>2023-08-31</text:p>
          </table:table-cell>
          <table:table-cell table:formula="of:=MONTH([.A1215])" office:value-type="float" office:value="8" calcext:value-type="float">
            <text:p>8</text:p>
          </table:table-cell>
          <table:table-cell table:formula="of:=[.C1210]" office:value-type="float" office:value="3" calcext:value-type="float">
            <text:p>3</text:p>
          </table:table-cell>
          <table:table-cell table:number-columns-repeated="6"/>
          <table:table-cell table:formula="of:=[.F1215]*INDEX([$Rates.$B$2:$Rates.$B$6];[.C1215]+1)-[.G1215]*INDEX([$Rates.$C$2:$Rates.$C$6];[.C121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16]=0;[.A1215]+1;[.A1215])" office:value-type="date" office:date-value="2023-08-31" calcext:value-type="date">
            <text:p>2023-08-31</text:p>
          </table:table-cell>
          <table:table-cell table:formula="of:=MONTH([.A1216])" office:value-type="float" office:value="8" calcext:value-type="float">
            <text:p>8</text:p>
          </table:table-cell>
          <table:table-cell table:formula="of:=[.C1211]" office:value-type="float" office:value="4" calcext:value-type="float">
            <text:p>4</text:p>
          </table:table-cell>
          <table:table-cell table:number-columns-repeated="6"/>
          <table:table-cell table:formula="of:=[.F1216]*INDEX([$Rates.$B$2:$Rates.$B$6];[.C1216]+1)-[.G1216]*INDEX([$Rates.$C$2:$Rates.$C$6];[.C121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17]=0;[.A1216]+1;[.A1216])" office:value-type="date" office:date-value="2023-09-01" calcext:value-type="date">
            <text:p>2023-09-01</text:p>
          </table:table-cell>
          <table:table-cell table:formula="of:=MONTH([.A1217])" office:value-type="float" office:value="9" calcext:value-type="float">
            <text:p>9</text:p>
          </table:table-cell>
          <table:table-cell table:formula="of:=[.C1212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217]*INDEX([$Rates.$B$2:$Rates.$B$6];[.C1217]+1)-[.G1217]*INDEX([$Rates.$C$2:$Rates.$C$6];[.C121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18]=0;[.A1217]+1;[.A1217])" office:value-type="date" office:date-value="2023-09-01" calcext:value-type="date">
            <text:p>2023-09-01</text:p>
          </table:table-cell>
          <table:table-cell table:formula="of:=MONTH([.A1218])" office:value-type="float" office:value="9" calcext:value-type="float">
            <text:p>9</text:p>
          </table:table-cell>
          <table:table-cell table:formula="of:=[.C1213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218]*INDEX([$Rates.$B$2:$Rates.$B$6];[.C1218]+1)-[.G1218]*INDEX([$Rates.$C$2:$Rates.$C$6];[.C121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19]=0;[.A1218]+1;[.A1218])" office:value-type="date" office:date-value="2023-09-01" calcext:value-type="date">
            <text:p>2023-09-01</text:p>
          </table:table-cell>
          <table:table-cell table:formula="of:=MONTH([.A1219])" office:value-type="float" office:value="9" calcext:value-type="float">
            <text:p>9</text:p>
          </table:table-cell>
          <table:table-cell table:formula="of:=[.C1214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219]*INDEX([$Rates.$B$2:$Rates.$B$6];[.C1219]+1)-[.G1219]*INDEX([$Rates.$C$2:$Rates.$C$6];[.C121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20]=0;[.A1219]+1;[.A1219])" office:value-type="date" office:date-value="2023-09-01" calcext:value-type="date">
            <text:p>2023-09-01</text:p>
          </table:table-cell>
          <table:table-cell table:formula="of:=MONTH([.A1220])" office:value-type="float" office:value="9" calcext:value-type="float">
            <text:p>9</text:p>
          </table:table-cell>
          <table:table-cell table:formula="of:=[.C1215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220]*INDEX([$Rates.$B$2:$Rates.$B$6];[.C1220]+1)-[.G1220]*INDEX([$Rates.$C$2:$Rates.$C$6];[.C122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21]=0;[.A1220]+1;[.A1220])" office:value-type="date" office:date-value="2023-09-01" calcext:value-type="date">
            <text:p>2023-09-01</text:p>
          </table:table-cell>
          <table:table-cell table:formula="of:=MONTH([.A1221])" office:value-type="float" office:value="9" calcext:value-type="float">
            <text:p>9</text:p>
          </table:table-cell>
          <table:table-cell table:formula="of:=[.C1216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221]*INDEX([$Rates.$B$2:$Rates.$B$6];[.C1221]+1)-[.G1221]*INDEX([$Rates.$C$2:$Rates.$C$6];[.C122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22]=0;[.A1221]+1;[.A1221])" office:value-type="date" office:date-value="2023-09-02" calcext:value-type="date">
            <text:p>2023-09-02</text:p>
          </table:table-cell>
          <table:table-cell table:formula="of:=MONTH([.A1222])" office:value-type="float" office:value="9" calcext:value-type="float">
            <text:p>9</text:p>
          </table:table-cell>
          <table:table-cell table:formula="of:=[.C2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222]*INDEX([$Rates.$B$2:$Rates.$B$6];[.C1222]+1)-[.G1222]*INDEX([$Rates.$C$2:$Rates.$C$6];[.C122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23]=0;[.A1222]+1;[.A1222])" office:value-type="date" office:date-value="2023-09-02" calcext:value-type="date">
            <text:p>2023-09-02</text:p>
          </table:table-cell>
          <table:table-cell table:formula="of:=MONTH([.A1223])" office:value-type="float" office:value="9" calcext:value-type="float">
            <text:p>9</text:p>
          </table:table-cell>
          <table:table-cell table:formula="of:=[.C1218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223]*INDEX([$Rates.$B$2:$Rates.$B$6];[.C1223]+1)-[.G1223]*INDEX([$Rates.$C$2:$Rates.$C$6];[.C122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24]=0;[.A1223]+1;[.A1223])" office:value-type="date" office:date-value="2023-09-02" calcext:value-type="date">
            <text:p>2023-09-02</text:p>
          </table:table-cell>
          <table:table-cell table:formula="of:=MONTH([.A1224])" office:value-type="float" office:value="9" calcext:value-type="float">
            <text:p>9</text:p>
          </table:table-cell>
          <table:table-cell table:formula="of:=[.C1219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224]*INDEX([$Rates.$B$2:$Rates.$B$6];[.C1224]+1)-[.G1224]*INDEX([$Rates.$C$2:$Rates.$C$6];[.C122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25]=0;[.A1224]+1;[.A1224])" office:value-type="date" office:date-value="2023-09-02" calcext:value-type="date">
            <text:p>2023-09-02</text:p>
          </table:table-cell>
          <table:table-cell table:formula="of:=MONTH([.A1225])" office:value-type="float" office:value="9" calcext:value-type="float">
            <text:p>9</text:p>
          </table:table-cell>
          <table:table-cell table:formula="of:=[.C1220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225]*INDEX([$Rates.$B$2:$Rates.$B$6];[.C1225]+1)-[.G1225]*INDEX([$Rates.$C$2:$Rates.$C$6];[.C122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26]=0;[.A1225]+1;[.A1225])" office:value-type="date" office:date-value="2023-09-02" calcext:value-type="date">
            <text:p>2023-09-02</text:p>
          </table:table-cell>
          <table:table-cell table:formula="of:=MONTH([.A1226])" office:value-type="float" office:value="9" calcext:value-type="float">
            <text:p>9</text:p>
          </table:table-cell>
          <table:table-cell table:formula="of:=[.C1221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226]*INDEX([$Rates.$B$2:$Rates.$B$6];[.C1226]+1)-[.G1226]*INDEX([$Rates.$C$2:$Rates.$C$6];[.C122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27]=0;[.A1226]+1;[.A1226])" office:value-type="date" office:date-value="2023-09-03" calcext:value-type="date">
            <text:p>2023-09-03</text:p>
          </table:table-cell>
          <table:table-cell table:formula="of:=MONTH([.A1227])" office:value-type="float" office:value="9" calcext:value-type="float">
            <text:p>9</text:p>
          </table:table-cell>
          <table:table-cell table:formula="of:=[.C1222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227]*INDEX([$Rates.$B$2:$Rates.$B$6];[.C1227]+1)-[.G1227]*INDEX([$Rates.$C$2:$Rates.$C$6];[.C122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28]=0;[.A1227]+1;[.A1227])" office:value-type="date" office:date-value="2023-09-03" calcext:value-type="date">
            <text:p>2023-09-03</text:p>
          </table:table-cell>
          <table:table-cell table:formula="of:=MONTH([.A1228])" office:value-type="float" office:value="9" calcext:value-type="float">
            <text:p>9</text:p>
          </table:table-cell>
          <table:table-cell table:formula="of:=[.C1223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228]*INDEX([$Rates.$B$2:$Rates.$B$6];[.C1228]+1)-[.G1228]*INDEX([$Rates.$C$2:$Rates.$C$6];[.C122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29]=0;[.A1228]+1;[.A1228])" office:value-type="date" office:date-value="2023-09-03" calcext:value-type="date">
            <text:p>2023-09-03</text:p>
          </table:table-cell>
          <table:table-cell table:formula="of:=MONTH([.A1229])" office:value-type="float" office:value="9" calcext:value-type="float">
            <text:p>9</text:p>
          </table:table-cell>
          <table:table-cell table:formula="of:=[.C1224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229]*INDEX([$Rates.$B$2:$Rates.$B$6];[.C1229]+1)-[.G1229]*INDEX([$Rates.$C$2:$Rates.$C$6];[.C122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30]=0;[.A1229]+1;[.A1229])" office:value-type="date" office:date-value="2023-09-03" calcext:value-type="date">
            <text:p>2023-09-03</text:p>
          </table:table-cell>
          <table:table-cell table:formula="of:=MONTH([.A1230])" office:value-type="float" office:value="9" calcext:value-type="float">
            <text:p>9</text:p>
          </table:table-cell>
          <table:table-cell table:formula="of:=[.C1225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230]*INDEX([$Rates.$B$2:$Rates.$B$6];[.C1230]+1)-[.G1230]*INDEX([$Rates.$C$2:$Rates.$C$6];[.C123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31]=0;[.A1230]+1;[.A1230])" office:value-type="date" office:date-value="2023-09-03" calcext:value-type="date">
            <text:p>2023-09-03</text:p>
          </table:table-cell>
          <table:table-cell table:formula="of:=MONTH([.A1231])" office:value-type="float" office:value="9" calcext:value-type="float">
            <text:p>9</text:p>
          </table:table-cell>
          <table:table-cell table:formula="of:=[.C1226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231]*INDEX([$Rates.$B$2:$Rates.$B$6];[.C1231]+1)-[.G1231]*INDEX([$Rates.$C$2:$Rates.$C$6];[.C123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32]=0;[.A1231]+1;[.A1231])" office:value-type="date" office:date-value="2023-09-04" calcext:value-type="date">
            <text:p>2023-09-04</text:p>
          </table:table-cell>
          <table:table-cell table:formula="of:=MONTH([.A1232])" office:value-type="float" office:value="9" calcext:value-type="float">
            <text:p>9</text:p>
          </table:table-cell>
          <table:table-cell table:formula="of:=[.C1227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232]*INDEX([$Rates.$B$2:$Rates.$B$6];[.C1232]+1)-[.G1232]*INDEX([$Rates.$C$2:$Rates.$C$6];[.C123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33]=0;[.A1232]+1;[.A1232])" office:value-type="date" office:date-value="2023-09-04" calcext:value-type="date">
            <text:p>2023-09-04</text:p>
          </table:table-cell>
          <table:table-cell table:formula="of:=MONTH([.A1233])" office:value-type="float" office:value="9" calcext:value-type="float">
            <text:p>9</text:p>
          </table:table-cell>
          <table:table-cell table:formula="of:=[.C1228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233]*INDEX([$Rates.$B$2:$Rates.$B$6];[.C1233]+1)-[.G1233]*INDEX([$Rates.$C$2:$Rates.$C$6];[.C123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34]=0;[.A1233]+1;[.A1233])" office:value-type="date" office:date-value="2023-09-04" calcext:value-type="date">
            <text:p>2023-09-04</text:p>
          </table:table-cell>
          <table:table-cell table:formula="of:=MONTH([.A1234])" office:value-type="float" office:value="9" calcext:value-type="float">
            <text:p>9</text:p>
          </table:table-cell>
          <table:table-cell table:formula="of:=[.C1229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234]*INDEX([$Rates.$B$2:$Rates.$B$6];[.C1234]+1)-[.G1234]*INDEX([$Rates.$C$2:$Rates.$C$6];[.C123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35]=0;[.A1234]+1;[.A1234])" office:value-type="date" office:date-value="2023-09-04" calcext:value-type="date">
            <text:p>2023-09-04</text:p>
          </table:table-cell>
          <table:table-cell table:formula="of:=MONTH([.A1235])" office:value-type="float" office:value="9" calcext:value-type="float">
            <text:p>9</text:p>
          </table:table-cell>
          <table:table-cell table:formula="of:=[.C1230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235]*INDEX([$Rates.$B$2:$Rates.$B$6];[.C1235]+1)-[.G1235]*INDEX([$Rates.$C$2:$Rates.$C$6];[.C123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36]=0;[.A1235]+1;[.A1235])" office:value-type="date" office:date-value="2023-09-04" calcext:value-type="date">
            <text:p>2023-09-04</text:p>
          </table:table-cell>
          <table:table-cell table:formula="of:=MONTH([.A1236])" office:value-type="float" office:value="9" calcext:value-type="float">
            <text:p>9</text:p>
          </table:table-cell>
          <table:table-cell table:formula="of:=[.C1231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236]*INDEX([$Rates.$B$2:$Rates.$B$6];[.C1236]+1)-[.G1236]*INDEX([$Rates.$C$2:$Rates.$C$6];[.C123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37]=0;[.A1236]+1;[.A1236])" office:value-type="date" office:date-value="2023-09-05" calcext:value-type="date">
            <text:p>2023-09-05</text:p>
          </table:table-cell>
          <table:table-cell table:formula="of:=MONTH([.A1237])" office:value-type="float" office:value="9" calcext:value-type="float">
            <text:p>9</text:p>
          </table:table-cell>
          <table:table-cell table:formula="of:=[.C1232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237]*INDEX([$Rates.$B$2:$Rates.$B$6];[.C1237]+1)-[.G1237]*INDEX([$Rates.$C$2:$Rates.$C$6];[.C123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38]=0;[.A1237]+1;[.A1237])" office:value-type="date" office:date-value="2023-09-05" calcext:value-type="date">
            <text:p>2023-09-05</text:p>
          </table:table-cell>
          <table:table-cell table:formula="of:=MONTH([.A1238])" office:value-type="float" office:value="9" calcext:value-type="float">
            <text:p>9</text:p>
          </table:table-cell>
          <table:table-cell table:formula="of:=[.C1233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238]*INDEX([$Rates.$B$2:$Rates.$B$6];[.C1238]+1)-[.G1238]*INDEX([$Rates.$C$2:$Rates.$C$6];[.C123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39]=0;[.A1238]+1;[.A1238])" office:value-type="date" office:date-value="2023-09-05" calcext:value-type="date">
            <text:p>2023-09-05</text:p>
          </table:table-cell>
          <table:table-cell table:formula="of:=MONTH([.A1239])" office:value-type="float" office:value="9" calcext:value-type="float">
            <text:p>9</text:p>
          </table:table-cell>
          <table:table-cell table:formula="of:=[.C1234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239]*INDEX([$Rates.$B$2:$Rates.$B$6];[.C1239]+1)-[.G1239]*INDEX([$Rates.$C$2:$Rates.$C$6];[.C123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40]=0;[.A1239]+1;[.A1239])" office:value-type="date" office:date-value="2023-09-05" calcext:value-type="date">
            <text:p>2023-09-05</text:p>
          </table:table-cell>
          <table:table-cell table:formula="of:=MONTH([.A1240])" office:value-type="float" office:value="9" calcext:value-type="float">
            <text:p>9</text:p>
          </table:table-cell>
          <table:table-cell table:formula="of:=[.C1235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240]*INDEX([$Rates.$B$2:$Rates.$B$6];[.C1240]+1)-[.G1240]*INDEX([$Rates.$C$2:$Rates.$C$6];[.C124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41]=0;[.A1240]+1;[.A1240])" office:value-type="date" office:date-value="2023-09-05" calcext:value-type="date">
            <text:p>2023-09-05</text:p>
          </table:table-cell>
          <table:table-cell table:formula="of:=MONTH([.A1241])" office:value-type="float" office:value="9" calcext:value-type="float">
            <text:p>9</text:p>
          </table:table-cell>
          <table:table-cell table:formula="of:=[.C1236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241]*INDEX([$Rates.$B$2:$Rates.$B$6];[.C1241]+1)-[.G1241]*INDEX([$Rates.$C$2:$Rates.$C$6];[.C124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42]=0;[.A1241]+1;[.A1241])" office:value-type="date" office:date-value="2023-09-06" calcext:value-type="date">
            <text:p>2023-09-06</text:p>
          </table:table-cell>
          <table:table-cell table:formula="of:=MONTH([.A1242])" office:value-type="float" office:value="9" calcext:value-type="float">
            <text:p>9</text:p>
          </table:table-cell>
          <table:table-cell table:formula="of:=[.C1237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242]*INDEX([$Rates.$B$2:$Rates.$B$6];[.C1242]+1)-[.G1242]*INDEX([$Rates.$C$2:$Rates.$C$6];[.C124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43]=0;[.A1242]+1;[.A1242])" office:value-type="date" office:date-value="2023-09-06" calcext:value-type="date">
            <text:p>2023-09-06</text:p>
          </table:table-cell>
          <table:table-cell table:formula="of:=MONTH([.A1243])" office:value-type="float" office:value="9" calcext:value-type="float">
            <text:p>9</text:p>
          </table:table-cell>
          <table:table-cell table:formula="of:=[.C1238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243]*INDEX([$Rates.$B$2:$Rates.$B$6];[.C1243]+1)-[.G1243]*INDEX([$Rates.$C$2:$Rates.$C$6];[.C124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44]=0;[.A1243]+1;[.A1243])" office:value-type="date" office:date-value="2023-09-06" calcext:value-type="date">
            <text:p>2023-09-06</text:p>
          </table:table-cell>
          <table:table-cell table:formula="of:=MONTH([.A1244])" office:value-type="float" office:value="9" calcext:value-type="float">
            <text:p>9</text:p>
          </table:table-cell>
          <table:table-cell table:formula="of:=[.C1239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244]*INDEX([$Rates.$B$2:$Rates.$B$6];[.C1244]+1)-[.G1244]*INDEX([$Rates.$C$2:$Rates.$C$6];[.C124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45]=0;[.A1244]+1;[.A1244])" office:value-type="date" office:date-value="2023-09-06" calcext:value-type="date">
            <text:p>2023-09-06</text:p>
          </table:table-cell>
          <table:table-cell table:formula="of:=MONTH([.A1245])" office:value-type="float" office:value="9" calcext:value-type="float">
            <text:p>9</text:p>
          </table:table-cell>
          <table:table-cell table:formula="of:=[.C1240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245]*INDEX([$Rates.$B$2:$Rates.$B$6];[.C1245]+1)-[.G1245]*INDEX([$Rates.$C$2:$Rates.$C$6];[.C124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46]=0;[.A1245]+1;[.A1245])" office:value-type="date" office:date-value="2023-09-06" calcext:value-type="date">
            <text:p>2023-09-06</text:p>
          </table:table-cell>
          <table:table-cell table:formula="of:=MONTH([.A1246])" office:value-type="float" office:value="9" calcext:value-type="float">
            <text:p>9</text:p>
          </table:table-cell>
          <table:table-cell table:formula="of:=[.C1241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246]*INDEX([$Rates.$B$2:$Rates.$B$6];[.C1246]+1)-[.G1246]*INDEX([$Rates.$C$2:$Rates.$C$6];[.C124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47]=0;[.A1246]+1;[.A1246])" office:value-type="date" office:date-value="2023-09-07" calcext:value-type="date">
            <text:p>2023-09-07</text:p>
          </table:table-cell>
          <table:table-cell table:formula="of:=MONTH([.A1247])" office:value-type="float" office:value="9" calcext:value-type="float">
            <text:p>9</text:p>
          </table:table-cell>
          <table:table-cell table:formula="of:=[.C1242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247]*INDEX([$Rates.$B$2:$Rates.$B$6];[.C1247]+1)-[.G1247]*INDEX([$Rates.$C$2:$Rates.$C$6];[.C124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48]=0;[.A1247]+1;[.A1247])" office:value-type="date" office:date-value="2023-09-07" calcext:value-type="date">
            <text:p>2023-09-07</text:p>
          </table:table-cell>
          <table:table-cell table:formula="of:=MONTH([.A1248])" office:value-type="float" office:value="9" calcext:value-type="float">
            <text:p>9</text:p>
          </table:table-cell>
          <table:table-cell table:formula="of:=[.C1243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248]*INDEX([$Rates.$B$2:$Rates.$B$6];[.C1248]+1)-[.G1248]*INDEX([$Rates.$C$2:$Rates.$C$6];[.C124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49]=0;[.A1248]+1;[.A1248])" office:value-type="date" office:date-value="2023-09-07" calcext:value-type="date">
            <text:p>2023-09-07</text:p>
          </table:table-cell>
          <table:table-cell table:formula="of:=MONTH([.A1249])" office:value-type="float" office:value="9" calcext:value-type="float">
            <text:p>9</text:p>
          </table:table-cell>
          <table:table-cell table:formula="of:=[.C1244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249]*INDEX([$Rates.$B$2:$Rates.$B$6];[.C1249]+1)-[.G1249]*INDEX([$Rates.$C$2:$Rates.$C$6];[.C124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50]=0;[.A1249]+1;[.A1249])" office:value-type="date" office:date-value="2023-09-07" calcext:value-type="date">
            <text:p>2023-09-07</text:p>
          </table:table-cell>
          <table:table-cell table:formula="of:=MONTH([.A1250])" office:value-type="float" office:value="9" calcext:value-type="float">
            <text:p>9</text:p>
          </table:table-cell>
          <table:table-cell table:formula="of:=[.C1245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250]*INDEX([$Rates.$B$2:$Rates.$B$6];[.C1250]+1)-[.G1250]*INDEX([$Rates.$C$2:$Rates.$C$6];[.C125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51]=0;[.A1250]+1;[.A1250])" office:value-type="date" office:date-value="2023-09-07" calcext:value-type="date">
            <text:p>2023-09-07</text:p>
          </table:table-cell>
          <table:table-cell table:formula="of:=MONTH([.A1251])" office:value-type="float" office:value="9" calcext:value-type="float">
            <text:p>9</text:p>
          </table:table-cell>
          <table:table-cell table:formula="of:=[.C1246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251]*INDEX([$Rates.$B$2:$Rates.$B$6];[.C1251]+1)-[.G1251]*INDEX([$Rates.$C$2:$Rates.$C$6];[.C125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52]=0;[.A1251]+1;[.A1251])" office:value-type="date" office:date-value="2023-09-08" calcext:value-type="date">
            <text:p>2023-09-08</text:p>
          </table:table-cell>
          <table:table-cell table:formula="of:=MONTH([.A1252])" office:value-type="float" office:value="9" calcext:value-type="float">
            <text:p>9</text:p>
          </table:table-cell>
          <table:table-cell table:formula="of:=[.C1247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252]*INDEX([$Rates.$B$2:$Rates.$B$6];[.C1252]+1)-[.G1252]*INDEX([$Rates.$C$2:$Rates.$C$6];[.C125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53]=0;[.A1252]+1;[.A1252])" office:value-type="date" office:date-value="2023-09-08" calcext:value-type="date">
            <text:p>2023-09-08</text:p>
          </table:table-cell>
          <table:table-cell table:formula="of:=MONTH([.A1253])" office:value-type="float" office:value="9" calcext:value-type="float">
            <text:p>9</text:p>
          </table:table-cell>
          <table:table-cell table:formula="of:=[.C1248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253]*INDEX([$Rates.$B$2:$Rates.$B$6];[.C1253]+1)-[.G1253]*INDEX([$Rates.$C$2:$Rates.$C$6];[.C125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54]=0;[.A1253]+1;[.A1253])" office:value-type="date" office:date-value="2023-09-08" calcext:value-type="date">
            <text:p>2023-09-08</text:p>
          </table:table-cell>
          <table:table-cell table:formula="of:=MONTH([.A1254])" office:value-type="float" office:value="9" calcext:value-type="float">
            <text:p>9</text:p>
          </table:table-cell>
          <table:table-cell table:formula="of:=[.C1249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254]*INDEX([$Rates.$B$2:$Rates.$B$6];[.C1254]+1)-[.G1254]*INDEX([$Rates.$C$2:$Rates.$C$6];[.C125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55]=0;[.A1254]+1;[.A1254])" office:value-type="date" office:date-value="2023-09-08" calcext:value-type="date">
            <text:p>2023-09-08</text:p>
          </table:table-cell>
          <table:table-cell table:formula="of:=MONTH([.A1255])" office:value-type="float" office:value="9" calcext:value-type="float">
            <text:p>9</text:p>
          </table:table-cell>
          <table:table-cell table:formula="of:=[.C1250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255]*INDEX([$Rates.$B$2:$Rates.$B$6];[.C1255]+1)-[.G1255]*INDEX([$Rates.$C$2:$Rates.$C$6];[.C125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56]=0;[.A1255]+1;[.A1255])" office:value-type="date" office:date-value="2023-09-08" calcext:value-type="date">
            <text:p>2023-09-08</text:p>
          </table:table-cell>
          <table:table-cell table:formula="of:=MONTH([.A1256])" office:value-type="float" office:value="9" calcext:value-type="float">
            <text:p>9</text:p>
          </table:table-cell>
          <table:table-cell table:formula="of:=[.C1251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256]*INDEX([$Rates.$B$2:$Rates.$B$6];[.C1256]+1)-[.G1256]*INDEX([$Rates.$C$2:$Rates.$C$6];[.C125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57]=0;[.A1256]+1;[.A1256])" office:value-type="date" office:date-value="2023-09-09" calcext:value-type="date">
            <text:p>2023-09-09</text:p>
          </table:table-cell>
          <table:table-cell table:formula="of:=MONTH([.A1257])" office:value-type="float" office:value="9" calcext:value-type="float">
            <text:p>9</text:p>
          </table:table-cell>
          <table:table-cell table:formula="of:=[.C1252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257]*INDEX([$Rates.$B$2:$Rates.$B$6];[.C1257]+1)-[.G1257]*INDEX([$Rates.$C$2:$Rates.$C$6];[.C125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58]=0;[.A1257]+1;[.A1257])" office:value-type="date" office:date-value="2023-09-09" calcext:value-type="date">
            <text:p>2023-09-09</text:p>
          </table:table-cell>
          <table:table-cell table:formula="of:=MONTH([.A1258])" office:value-type="float" office:value="9" calcext:value-type="float">
            <text:p>9</text:p>
          </table:table-cell>
          <table:table-cell table:formula="of:=[.C1253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258]*INDEX([$Rates.$B$2:$Rates.$B$6];[.C1258]+1)-[.G1258]*INDEX([$Rates.$C$2:$Rates.$C$6];[.C125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59]=0;[.A1258]+1;[.A1258])" office:value-type="date" office:date-value="2023-09-09" calcext:value-type="date">
            <text:p>2023-09-09</text:p>
          </table:table-cell>
          <table:table-cell table:formula="of:=MONTH([.A1259])" office:value-type="float" office:value="9" calcext:value-type="float">
            <text:p>9</text:p>
          </table:table-cell>
          <table:table-cell table:formula="of:=[.C1254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259]*INDEX([$Rates.$B$2:$Rates.$B$6];[.C1259]+1)-[.G1259]*INDEX([$Rates.$C$2:$Rates.$C$6];[.C125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60]=0;[.A1259]+1;[.A1259])" office:value-type="date" office:date-value="2023-09-09" calcext:value-type="date">
            <text:p>2023-09-09</text:p>
          </table:table-cell>
          <table:table-cell table:formula="of:=MONTH([.A1260])" office:value-type="float" office:value="9" calcext:value-type="float">
            <text:p>9</text:p>
          </table:table-cell>
          <table:table-cell table:formula="of:=[.C1255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260]*INDEX([$Rates.$B$2:$Rates.$B$6];[.C1260]+1)-[.G1260]*INDEX([$Rates.$C$2:$Rates.$C$6];[.C126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61]=0;[.A1260]+1;[.A1260])" office:value-type="date" office:date-value="2023-09-09" calcext:value-type="date">
            <text:p>2023-09-09</text:p>
          </table:table-cell>
          <table:table-cell table:formula="of:=MONTH([.A1261])" office:value-type="float" office:value="9" calcext:value-type="float">
            <text:p>9</text:p>
          </table:table-cell>
          <table:table-cell table:formula="of:=[.C1256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261]*INDEX([$Rates.$B$2:$Rates.$B$6];[.C1261]+1)-[.G1261]*INDEX([$Rates.$C$2:$Rates.$C$6];[.C126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62]=0;[.A1261]+1;[.A1261])" office:value-type="date" office:date-value="2023-09-10" calcext:value-type="date">
            <text:p>2023-09-10</text:p>
          </table:table-cell>
          <table:table-cell table:formula="of:=MONTH([.A1262])" office:value-type="float" office:value="9" calcext:value-type="float">
            <text:p>9</text:p>
          </table:table-cell>
          <table:table-cell table:formula="of:=[.C1257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262]*INDEX([$Rates.$B$2:$Rates.$B$6];[.C1262]+1)-[.G1262]*INDEX([$Rates.$C$2:$Rates.$C$6];[.C126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63]=0;[.A1262]+1;[.A1262])" office:value-type="date" office:date-value="2023-09-10" calcext:value-type="date">
            <text:p>2023-09-10</text:p>
          </table:table-cell>
          <table:table-cell table:formula="of:=MONTH([.A1263])" office:value-type="float" office:value="9" calcext:value-type="float">
            <text:p>9</text:p>
          </table:table-cell>
          <table:table-cell table:formula="of:=[.C1258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263]*INDEX([$Rates.$B$2:$Rates.$B$6];[.C1263]+1)-[.G1263]*INDEX([$Rates.$C$2:$Rates.$C$6];[.C126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64]=0;[.A1263]+1;[.A1263])" office:value-type="date" office:date-value="2023-09-10" calcext:value-type="date">
            <text:p>2023-09-10</text:p>
          </table:table-cell>
          <table:table-cell table:formula="of:=MONTH([.A1264])" office:value-type="float" office:value="9" calcext:value-type="float">
            <text:p>9</text:p>
          </table:table-cell>
          <table:table-cell table:formula="of:=[.C1259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264]*INDEX([$Rates.$B$2:$Rates.$B$6];[.C1264]+1)-[.G1264]*INDEX([$Rates.$C$2:$Rates.$C$6];[.C126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65]=0;[.A1264]+1;[.A1264])" office:value-type="date" office:date-value="2023-09-10" calcext:value-type="date">
            <text:p>2023-09-10</text:p>
          </table:table-cell>
          <table:table-cell table:formula="of:=MONTH([.A1265])" office:value-type="float" office:value="9" calcext:value-type="float">
            <text:p>9</text:p>
          </table:table-cell>
          <table:table-cell table:formula="of:=[.C1260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265]*INDEX([$Rates.$B$2:$Rates.$B$6];[.C1265]+1)-[.G1265]*INDEX([$Rates.$C$2:$Rates.$C$6];[.C126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66]=0;[.A1265]+1;[.A1265])" office:value-type="date" office:date-value="2023-09-10" calcext:value-type="date">
            <text:p>2023-09-10</text:p>
          </table:table-cell>
          <table:table-cell table:formula="of:=MONTH([.A1266])" office:value-type="float" office:value="9" calcext:value-type="float">
            <text:p>9</text:p>
          </table:table-cell>
          <table:table-cell table:formula="of:=[.C1261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266]*INDEX([$Rates.$B$2:$Rates.$B$6];[.C1266]+1)-[.G1266]*INDEX([$Rates.$C$2:$Rates.$C$6];[.C126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67]=0;[.A1266]+1;[.A1266])" office:value-type="date" office:date-value="2023-09-11" calcext:value-type="date">
            <text:p>2023-09-11</text:p>
          </table:table-cell>
          <table:table-cell table:formula="of:=MONTH([.A1267])" office:value-type="float" office:value="9" calcext:value-type="float">
            <text:p>9</text:p>
          </table:table-cell>
          <table:table-cell table:formula="of:=[.C1262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267]*INDEX([$Rates.$B$2:$Rates.$B$6];[.C1267]+1)-[.G1267]*INDEX([$Rates.$C$2:$Rates.$C$6];[.C126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68]=0;[.A1267]+1;[.A1267])" office:value-type="date" office:date-value="2023-09-11" calcext:value-type="date">
            <text:p>2023-09-11</text:p>
          </table:table-cell>
          <table:table-cell table:formula="of:=MONTH([.A1268])" office:value-type="float" office:value="9" calcext:value-type="float">
            <text:p>9</text:p>
          </table:table-cell>
          <table:table-cell table:formula="of:=[.C1263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268]*INDEX([$Rates.$B$2:$Rates.$B$6];[.C1268]+1)-[.G1268]*INDEX([$Rates.$C$2:$Rates.$C$6];[.C126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69]=0;[.A1268]+1;[.A1268])" office:value-type="date" office:date-value="2023-09-11" calcext:value-type="date">
            <text:p>2023-09-11</text:p>
          </table:table-cell>
          <table:table-cell table:formula="of:=MONTH([.A1269])" office:value-type="float" office:value="9" calcext:value-type="float">
            <text:p>9</text:p>
          </table:table-cell>
          <table:table-cell table:formula="of:=[.C1264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269]*INDEX([$Rates.$B$2:$Rates.$B$6];[.C1269]+1)-[.G1269]*INDEX([$Rates.$C$2:$Rates.$C$6];[.C126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70]=0;[.A1269]+1;[.A1269])" office:value-type="date" office:date-value="2023-09-11" calcext:value-type="date">
            <text:p>2023-09-11</text:p>
          </table:table-cell>
          <table:table-cell table:formula="of:=MONTH([.A1270])" office:value-type="float" office:value="9" calcext:value-type="float">
            <text:p>9</text:p>
          </table:table-cell>
          <table:table-cell table:formula="of:=[.C1265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270]*INDEX([$Rates.$B$2:$Rates.$B$6];[.C1270]+1)-[.G1270]*INDEX([$Rates.$C$2:$Rates.$C$6];[.C127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71]=0;[.A1270]+1;[.A1270])" office:value-type="date" office:date-value="2023-09-11" calcext:value-type="date">
            <text:p>2023-09-11</text:p>
          </table:table-cell>
          <table:table-cell table:formula="of:=MONTH([.A1271])" office:value-type="float" office:value="9" calcext:value-type="float">
            <text:p>9</text:p>
          </table:table-cell>
          <table:table-cell table:formula="of:=[.C1266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271]*INDEX([$Rates.$B$2:$Rates.$B$6];[.C1271]+1)-[.G1271]*INDEX([$Rates.$C$2:$Rates.$C$6];[.C127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72]=0;[.A1271]+1;[.A1271])" office:value-type="date" office:date-value="2023-09-12" calcext:value-type="date">
            <text:p>2023-09-12</text:p>
          </table:table-cell>
          <table:table-cell table:formula="of:=MONTH([.A1272])" office:value-type="float" office:value="9" calcext:value-type="float">
            <text:p>9</text:p>
          </table:table-cell>
          <table:table-cell table:formula="of:=[.C1267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272]*INDEX([$Rates.$B$2:$Rates.$B$6];[.C1272]+1)-[.G1272]*INDEX([$Rates.$C$2:$Rates.$C$6];[.C127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73]=0;[.A1272]+1;[.A1272])" office:value-type="date" office:date-value="2023-09-12" calcext:value-type="date">
            <text:p>2023-09-12</text:p>
          </table:table-cell>
          <table:table-cell table:formula="of:=MONTH([.A1273])" office:value-type="float" office:value="9" calcext:value-type="float">
            <text:p>9</text:p>
          </table:table-cell>
          <table:table-cell table:formula="of:=[.C1268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273]*INDEX([$Rates.$B$2:$Rates.$B$6];[.C1273]+1)-[.G1273]*INDEX([$Rates.$C$2:$Rates.$C$6];[.C127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74]=0;[.A1273]+1;[.A1273])" office:value-type="date" office:date-value="2023-09-12" calcext:value-type="date">
            <text:p>2023-09-12</text:p>
          </table:table-cell>
          <table:table-cell table:formula="of:=MONTH([.A1274])" office:value-type="float" office:value="9" calcext:value-type="float">
            <text:p>9</text:p>
          </table:table-cell>
          <table:table-cell table:formula="of:=[.C1269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274]*INDEX([$Rates.$B$2:$Rates.$B$6];[.C1274]+1)-[.G1274]*INDEX([$Rates.$C$2:$Rates.$C$6];[.C127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75]=0;[.A1274]+1;[.A1274])" office:value-type="date" office:date-value="2023-09-12" calcext:value-type="date">
            <text:p>2023-09-12</text:p>
          </table:table-cell>
          <table:table-cell table:formula="of:=MONTH([.A1275])" office:value-type="float" office:value="9" calcext:value-type="float">
            <text:p>9</text:p>
          </table:table-cell>
          <table:table-cell table:formula="of:=[.C1270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275]*INDEX([$Rates.$B$2:$Rates.$B$6];[.C1275]+1)-[.G1275]*INDEX([$Rates.$C$2:$Rates.$C$6];[.C127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76]=0;[.A1275]+1;[.A1275])" office:value-type="date" office:date-value="2023-09-12" calcext:value-type="date">
            <text:p>2023-09-12</text:p>
          </table:table-cell>
          <table:table-cell table:formula="of:=MONTH([.A1276])" office:value-type="float" office:value="9" calcext:value-type="float">
            <text:p>9</text:p>
          </table:table-cell>
          <table:table-cell table:formula="of:=[.C1271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276]*INDEX([$Rates.$B$2:$Rates.$B$6];[.C1276]+1)-[.G1276]*INDEX([$Rates.$C$2:$Rates.$C$6];[.C127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77]=0;[.A1276]+1;[.A1276])" office:value-type="date" office:date-value="2023-09-13" calcext:value-type="date">
            <text:p>2023-09-13</text:p>
          </table:table-cell>
          <table:table-cell table:formula="of:=MONTH([.A1277])" office:value-type="float" office:value="9" calcext:value-type="float">
            <text:p>9</text:p>
          </table:table-cell>
          <table:table-cell table:formula="of:=[.C1272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277]*INDEX([$Rates.$B$2:$Rates.$B$6];[.C1277]+1)-[.G1277]*INDEX([$Rates.$C$2:$Rates.$C$6];[.C127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78]=0;[.A1277]+1;[.A1277])" office:value-type="date" office:date-value="2023-09-13" calcext:value-type="date">
            <text:p>2023-09-13</text:p>
          </table:table-cell>
          <table:table-cell table:formula="of:=MONTH([.A1278])" office:value-type="float" office:value="9" calcext:value-type="float">
            <text:p>9</text:p>
          </table:table-cell>
          <table:table-cell table:formula="of:=[.C1273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278]*INDEX([$Rates.$B$2:$Rates.$B$6];[.C1278]+1)-[.G1278]*INDEX([$Rates.$C$2:$Rates.$C$6];[.C127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79]=0;[.A1278]+1;[.A1278])" office:value-type="date" office:date-value="2023-09-13" calcext:value-type="date">
            <text:p>2023-09-13</text:p>
          </table:table-cell>
          <table:table-cell table:formula="of:=MONTH([.A1279])" office:value-type="float" office:value="9" calcext:value-type="float">
            <text:p>9</text:p>
          </table:table-cell>
          <table:table-cell table:formula="of:=[.C1274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279]*INDEX([$Rates.$B$2:$Rates.$B$6];[.C1279]+1)-[.G1279]*INDEX([$Rates.$C$2:$Rates.$C$6];[.C127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80]=0;[.A1279]+1;[.A1279])" office:value-type="date" office:date-value="2023-09-13" calcext:value-type="date">
            <text:p>2023-09-13</text:p>
          </table:table-cell>
          <table:table-cell table:formula="of:=MONTH([.A1280])" office:value-type="float" office:value="9" calcext:value-type="float">
            <text:p>9</text:p>
          </table:table-cell>
          <table:table-cell table:formula="of:=[.C1275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280]*INDEX([$Rates.$B$2:$Rates.$B$6];[.C1280]+1)-[.G1280]*INDEX([$Rates.$C$2:$Rates.$C$6];[.C128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81]=0;[.A1280]+1;[.A1280])" office:value-type="date" office:date-value="2023-09-13" calcext:value-type="date">
            <text:p>2023-09-13</text:p>
          </table:table-cell>
          <table:table-cell table:formula="of:=MONTH([.A1281])" office:value-type="float" office:value="9" calcext:value-type="float">
            <text:p>9</text:p>
          </table:table-cell>
          <table:table-cell table:formula="of:=[.C1276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281]*INDEX([$Rates.$B$2:$Rates.$B$6];[.C1281]+1)-[.G1281]*INDEX([$Rates.$C$2:$Rates.$C$6];[.C128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82]=0;[.A1281]+1;[.A1281])" office:value-type="date" office:date-value="2023-09-14" calcext:value-type="date">
            <text:p>2023-09-14</text:p>
          </table:table-cell>
          <table:table-cell table:formula="of:=MONTH([.A1282])" office:value-type="float" office:value="9" calcext:value-type="float">
            <text:p>9</text:p>
          </table:table-cell>
          <table:table-cell table:formula="of:=[.C1277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282]*INDEX([$Rates.$B$2:$Rates.$B$6];[.C1282]+1)-[.G1282]*INDEX([$Rates.$C$2:$Rates.$C$6];[.C128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83]=0;[.A1282]+1;[.A1282])" office:value-type="date" office:date-value="2023-09-14" calcext:value-type="date">
            <text:p>2023-09-14</text:p>
          </table:table-cell>
          <table:table-cell table:formula="of:=MONTH([.A1283])" office:value-type="float" office:value="9" calcext:value-type="float">
            <text:p>9</text:p>
          </table:table-cell>
          <table:table-cell table:formula="of:=[.C1278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283]*INDEX([$Rates.$B$2:$Rates.$B$6];[.C1283]+1)-[.G1283]*INDEX([$Rates.$C$2:$Rates.$C$6];[.C128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84]=0;[.A1283]+1;[.A1283])" office:value-type="date" office:date-value="2023-09-14" calcext:value-type="date">
            <text:p>2023-09-14</text:p>
          </table:table-cell>
          <table:table-cell table:formula="of:=MONTH([.A1284])" office:value-type="float" office:value="9" calcext:value-type="float">
            <text:p>9</text:p>
          </table:table-cell>
          <table:table-cell table:formula="of:=[.C1279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284]*INDEX([$Rates.$B$2:$Rates.$B$6];[.C1284]+1)-[.G1284]*INDEX([$Rates.$C$2:$Rates.$C$6];[.C128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85]=0;[.A1284]+1;[.A1284])" office:value-type="date" office:date-value="2023-09-14" calcext:value-type="date">
            <text:p>2023-09-14</text:p>
          </table:table-cell>
          <table:table-cell table:formula="of:=MONTH([.A1285])" office:value-type="float" office:value="9" calcext:value-type="float">
            <text:p>9</text:p>
          </table:table-cell>
          <table:table-cell table:formula="of:=[.C1280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285]*INDEX([$Rates.$B$2:$Rates.$B$6];[.C1285]+1)-[.G1285]*INDEX([$Rates.$C$2:$Rates.$C$6];[.C128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86]=0;[.A1285]+1;[.A1285])" office:value-type="date" office:date-value="2023-09-14" calcext:value-type="date">
            <text:p>2023-09-14</text:p>
          </table:table-cell>
          <table:table-cell table:formula="of:=MONTH([.A1286])" office:value-type="float" office:value="9" calcext:value-type="float">
            <text:p>9</text:p>
          </table:table-cell>
          <table:table-cell table:formula="of:=[.C1281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286]*INDEX([$Rates.$B$2:$Rates.$B$6];[.C1286]+1)-[.G1286]*INDEX([$Rates.$C$2:$Rates.$C$6];[.C128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87]=0;[.A1286]+1;[.A1286])" office:value-type="date" office:date-value="2023-09-15" calcext:value-type="date">
            <text:p>2023-09-15</text:p>
          </table:table-cell>
          <table:table-cell table:formula="of:=MONTH([.A1287])" office:value-type="float" office:value="9" calcext:value-type="float">
            <text:p>9</text:p>
          </table:table-cell>
          <table:table-cell table:formula="of:=[.C1282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287]*INDEX([$Rates.$B$2:$Rates.$B$6];[.C1287]+1)-[.G1287]*INDEX([$Rates.$C$2:$Rates.$C$6];[.C128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88]=0;[.A1287]+1;[.A1287])" office:value-type="date" office:date-value="2023-09-15" calcext:value-type="date">
            <text:p>2023-09-15</text:p>
          </table:table-cell>
          <table:table-cell table:formula="of:=MONTH([.A1288])" office:value-type="float" office:value="9" calcext:value-type="float">
            <text:p>9</text:p>
          </table:table-cell>
          <table:table-cell table:formula="of:=[.C1283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288]*INDEX([$Rates.$B$2:$Rates.$B$6];[.C1288]+1)-[.G1288]*INDEX([$Rates.$C$2:$Rates.$C$6];[.C128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89]=0;[.A1288]+1;[.A1288])" office:value-type="date" office:date-value="2023-09-15" calcext:value-type="date">
            <text:p>2023-09-15</text:p>
          </table:table-cell>
          <table:table-cell table:formula="of:=MONTH([.A1289])" office:value-type="float" office:value="9" calcext:value-type="float">
            <text:p>9</text:p>
          </table:table-cell>
          <table:table-cell table:formula="of:=[.C1284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289]*INDEX([$Rates.$B$2:$Rates.$B$6];[.C1289]+1)-[.G1289]*INDEX([$Rates.$C$2:$Rates.$C$6];[.C128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90]=0;[.A1289]+1;[.A1289])" office:value-type="date" office:date-value="2023-09-15" calcext:value-type="date">
            <text:p>2023-09-15</text:p>
          </table:table-cell>
          <table:table-cell table:formula="of:=MONTH([.A1290])" office:value-type="float" office:value="9" calcext:value-type="float">
            <text:p>9</text:p>
          </table:table-cell>
          <table:table-cell table:formula="of:=[.C1285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290]*INDEX([$Rates.$B$2:$Rates.$B$6];[.C1290]+1)-[.G1290]*INDEX([$Rates.$C$2:$Rates.$C$6];[.C129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91]=0;[.A1290]+1;[.A1290])" office:value-type="date" office:date-value="2023-09-15" calcext:value-type="date">
            <text:p>2023-09-15</text:p>
          </table:table-cell>
          <table:table-cell table:formula="of:=MONTH([.A1291])" office:value-type="float" office:value="9" calcext:value-type="float">
            <text:p>9</text:p>
          </table:table-cell>
          <table:table-cell table:formula="of:=[.C1286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291]*INDEX([$Rates.$B$2:$Rates.$B$6];[.C1291]+1)-[.G1291]*INDEX([$Rates.$C$2:$Rates.$C$6];[.C129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92]=0;[.A1291]+1;[.A1291])" office:value-type="date" office:date-value="2023-09-16" calcext:value-type="date">
            <text:p>2023-09-16</text:p>
          </table:table-cell>
          <table:table-cell table:formula="of:=MONTH([.A1292])" office:value-type="float" office:value="9" calcext:value-type="float">
            <text:p>9</text:p>
          </table:table-cell>
          <table:table-cell table:formula="of:=[.C1287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292]*INDEX([$Rates.$B$2:$Rates.$B$6];[.C1292]+1)-[.G1292]*INDEX([$Rates.$C$2:$Rates.$C$6];[.C129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93]=0;[.A1292]+1;[.A1292])" office:value-type="date" office:date-value="2023-09-16" calcext:value-type="date">
            <text:p>2023-09-16</text:p>
          </table:table-cell>
          <table:table-cell table:formula="of:=MONTH([.A1293])" office:value-type="float" office:value="9" calcext:value-type="float">
            <text:p>9</text:p>
          </table:table-cell>
          <table:table-cell table:formula="of:=[.C1288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293]*INDEX([$Rates.$B$2:$Rates.$B$6];[.C1293]+1)-[.G1293]*INDEX([$Rates.$C$2:$Rates.$C$6];[.C129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94]=0;[.A1293]+1;[.A1293])" office:value-type="date" office:date-value="2023-09-16" calcext:value-type="date">
            <text:p>2023-09-16</text:p>
          </table:table-cell>
          <table:table-cell table:formula="of:=MONTH([.A1294])" office:value-type="float" office:value="9" calcext:value-type="float">
            <text:p>9</text:p>
          </table:table-cell>
          <table:table-cell table:formula="of:=[.C1289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294]*INDEX([$Rates.$B$2:$Rates.$B$6];[.C1294]+1)-[.G1294]*INDEX([$Rates.$C$2:$Rates.$C$6];[.C129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95]=0;[.A1294]+1;[.A1294])" office:value-type="date" office:date-value="2023-09-16" calcext:value-type="date">
            <text:p>2023-09-16</text:p>
          </table:table-cell>
          <table:table-cell table:formula="of:=MONTH([.A1295])" office:value-type="float" office:value="9" calcext:value-type="float">
            <text:p>9</text:p>
          </table:table-cell>
          <table:table-cell table:formula="of:=[.C1290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295]*INDEX([$Rates.$B$2:$Rates.$B$6];[.C1295]+1)-[.G1295]*INDEX([$Rates.$C$2:$Rates.$C$6];[.C129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96]=0;[.A1295]+1;[.A1295])" office:value-type="date" office:date-value="2023-09-16" calcext:value-type="date">
            <text:p>2023-09-16</text:p>
          </table:table-cell>
          <table:table-cell table:formula="of:=MONTH([.A1296])" office:value-type="float" office:value="9" calcext:value-type="float">
            <text:p>9</text:p>
          </table:table-cell>
          <table:table-cell table:formula="of:=[.C1291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296]*INDEX([$Rates.$B$2:$Rates.$B$6];[.C1296]+1)-[.G1296]*INDEX([$Rates.$C$2:$Rates.$C$6];[.C129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97]=0;[.A1296]+1;[.A1296])" office:value-type="date" office:date-value="2023-09-17" calcext:value-type="date">
            <text:p>2023-09-17</text:p>
          </table:table-cell>
          <table:table-cell table:formula="of:=MONTH([.A1297])" office:value-type="float" office:value="9" calcext:value-type="float">
            <text:p>9</text:p>
          </table:table-cell>
          <table:table-cell table:formula="of:=[.C1292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297]*INDEX([$Rates.$B$2:$Rates.$B$6];[.C1297]+1)-[.G1297]*INDEX([$Rates.$C$2:$Rates.$C$6];[.C129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98]=0;[.A1297]+1;[.A1297])" office:value-type="date" office:date-value="2023-09-17" calcext:value-type="date">
            <text:p>2023-09-17</text:p>
          </table:table-cell>
          <table:table-cell table:formula="of:=MONTH([.A1298])" office:value-type="float" office:value="9" calcext:value-type="float">
            <text:p>9</text:p>
          </table:table-cell>
          <table:table-cell table:formula="of:=[.C1293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298]*INDEX([$Rates.$B$2:$Rates.$B$6];[.C1298]+1)-[.G1298]*INDEX([$Rates.$C$2:$Rates.$C$6];[.C129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299]=0;[.A1298]+1;[.A1298])" office:value-type="date" office:date-value="2023-09-17" calcext:value-type="date">
            <text:p>2023-09-17</text:p>
          </table:table-cell>
          <table:table-cell table:formula="of:=MONTH([.A1299])" office:value-type="float" office:value="9" calcext:value-type="float">
            <text:p>9</text:p>
          </table:table-cell>
          <table:table-cell table:formula="of:=[.C1294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299]*INDEX([$Rates.$B$2:$Rates.$B$6];[.C1299]+1)-[.G1299]*INDEX([$Rates.$C$2:$Rates.$C$6];[.C129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00]=0;[.A1299]+1;[.A1299])" office:value-type="date" office:date-value="2023-09-17" calcext:value-type="date">
            <text:p>2023-09-17</text:p>
          </table:table-cell>
          <table:table-cell table:formula="of:=MONTH([.A1300])" office:value-type="float" office:value="9" calcext:value-type="float">
            <text:p>9</text:p>
          </table:table-cell>
          <table:table-cell table:formula="of:=[.C1295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300]*INDEX([$Rates.$B$2:$Rates.$B$6];[.C1300]+1)-[.G1300]*INDEX([$Rates.$C$2:$Rates.$C$6];[.C130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01]=0;[.A1300]+1;[.A1300])" office:value-type="date" office:date-value="2023-09-17" calcext:value-type="date">
            <text:p>2023-09-17</text:p>
          </table:table-cell>
          <table:table-cell table:formula="of:=MONTH([.A1301])" office:value-type="float" office:value="9" calcext:value-type="float">
            <text:p>9</text:p>
          </table:table-cell>
          <table:table-cell table:formula="of:=[.C1296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301]*INDEX([$Rates.$B$2:$Rates.$B$6];[.C1301]+1)-[.G1301]*INDEX([$Rates.$C$2:$Rates.$C$6];[.C130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02]=0;[.A1301]+1;[.A1301])" office:value-type="date" office:date-value="2023-09-18" calcext:value-type="date">
            <text:p>2023-09-18</text:p>
          </table:table-cell>
          <table:table-cell table:formula="of:=MONTH([.A1302])" office:value-type="float" office:value="9" calcext:value-type="float">
            <text:p>9</text:p>
          </table:table-cell>
          <table:table-cell table:formula="of:=[.C1297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302]*INDEX([$Rates.$B$2:$Rates.$B$6];[.C1302]+1)-[.G1302]*INDEX([$Rates.$C$2:$Rates.$C$6];[.C130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03]=0;[.A1302]+1;[.A1302])" office:value-type="date" office:date-value="2023-09-18" calcext:value-type="date">
            <text:p>2023-09-18</text:p>
          </table:table-cell>
          <table:table-cell table:formula="of:=MONTH([.A1303])" office:value-type="float" office:value="9" calcext:value-type="float">
            <text:p>9</text:p>
          </table:table-cell>
          <table:table-cell table:formula="of:=[.C1298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303]*INDEX([$Rates.$B$2:$Rates.$B$6];[.C1303]+1)-[.G1303]*INDEX([$Rates.$C$2:$Rates.$C$6];[.C130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04]=0;[.A1303]+1;[.A1303])" office:value-type="date" office:date-value="2023-09-18" calcext:value-type="date">
            <text:p>2023-09-18</text:p>
          </table:table-cell>
          <table:table-cell table:formula="of:=MONTH([.A1304])" office:value-type="float" office:value="9" calcext:value-type="float">
            <text:p>9</text:p>
          </table:table-cell>
          <table:table-cell table:formula="of:=[.C1299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304]*INDEX([$Rates.$B$2:$Rates.$B$6];[.C1304]+1)-[.G1304]*INDEX([$Rates.$C$2:$Rates.$C$6];[.C130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05]=0;[.A1304]+1;[.A1304])" office:value-type="date" office:date-value="2023-09-18" calcext:value-type="date">
            <text:p>2023-09-18</text:p>
          </table:table-cell>
          <table:table-cell table:formula="of:=MONTH([.A1305])" office:value-type="float" office:value="9" calcext:value-type="float">
            <text:p>9</text:p>
          </table:table-cell>
          <table:table-cell table:formula="of:=[.C1300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305]*INDEX([$Rates.$B$2:$Rates.$B$6];[.C1305]+1)-[.G1305]*INDEX([$Rates.$C$2:$Rates.$C$6];[.C130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06]=0;[.A1305]+1;[.A1305])" office:value-type="date" office:date-value="2023-09-18" calcext:value-type="date">
            <text:p>2023-09-18</text:p>
          </table:table-cell>
          <table:table-cell table:formula="of:=MONTH([.A1306])" office:value-type="float" office:value="9" calcext:value-type="float">
            <text:p>9</text:p>
          </table:table-cell>
          <table:table-cell table:formula="of:=[.C1301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306]*INDEX([$Rates.$B$2:$Rates.$B$6];[.C1306]+1)-[.G1306]*INDEX([$Rates.$C$2:$Rates.$C$6];[.C130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07]=0;[.A1306]+1;[.A1306])" office:value-type="date" office:date-value="2023-09-19" calcext:value-type="date">
            <text:p>2023-09-19</text:p>
          </table:table-cell>
          <table:table-cell table:formula="of:=MONTH([.A1307])" office:value-type="float" office:value="9" calcext:value-type="float">
            <text:p>9</text:p>
          </table:table-cell>
          <table:table-cell table:formula="of:=[.C1302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307]*INDEX([$Rates.$B$2:$Rates.$B$6];[.C1307]+1)-[.G1307]*INDEX([$Rates.$C$2:$Rates.$C$6];[.C130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08]=0;[.A1307]+1;[.A1307])" office:value-type="date" office:date-value="2023-09-19" calcext:value-type="date">
            <text:p>2023-09-19</text:p>
          </table:table-cell>
          <table:table-cell table:formula="of:=MONTH([.A1308])" office:value-type="float" office:value="9" calcext:value-type="float">
            <text:p>9</text:p>
          </table:table-cell>
          <table:table-cell table:formula="of:=[.C1303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308]*INDEX([$Rates.$B$2:$Rates.$B$6];[.C1308]+1)-[.G1308]*INDEX([$Rates.$C$2:$Rates.$C$6];[.C130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09]=0;[.A1308]+1;[.A1308])" office:value-type="date" office:date-value="2023-09-19" calcext:value-type="date">
            <text:p>2023-09-19</text:p>
          </table:table-cell>
          <table:table-cell table:formula="of:=MONTH([.A1309])" office:value-type="float" office:value="9" calcext:value-type="float">
            <text:p>9</text:p>
          </table:table-cell>
          <table:table-cell table:formula="of:=[.C1304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309]*INDEX([$Rates.$B$2:$Rates.$B$6];[.C1309]+1)-[.G1309]*INDEX([$Rates.$C$2:$Rates.$C$6];[.C130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10]=0;[.A1309]+1;[.A1309])" office:value-type="date" office:date-value="2023-09-19" calcext:value-type="date">
            <text:p>2023-09-19</text:p>
          </table:table-cell>
          <table:table-cell table:formula="of:=MONTH([.A1310])" office:value-type="float" office:value="9" calcext:value-type="float">
            <text:p>9</text:p>
          </table:table-cell>
          <table:table-cell table:formula="of:=[.C1305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310]*INDEX([$Rates.$B$2:$Rates.$B$6];[.C1310]+1)-[.G1310]*INDEX([$Rates.$C$2:$Rates.$C$6];[.C131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11]=0;[.A1310]+1;[.A1310])" office:value-type="date" office:date-value="2023-09-19" calcext:value-type="date">
            <text:p>2023-09-19</text:p>
          </table:table-cell>
          <table:table-cell table:formula="of:=MONTH([.A1311])" office:value-type="float" office:value="9" calcext:value-type="float">
            <text:p>9</text:p>
          </table:table-cell>
          <table:table-cell table:formula="of:=[.C1306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311]*INDEX([$Rates.$B$2:$Rates.$B$6];[.C1311]+1)-[.G1311]*INDEX([$Rates.$C$2:$Rates.$C$6];[.C131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12]=0;[.A1311]+1;[.A1311])" office:value-type="date" office:date-value="2023-09-20" calcext:value-type="date">
            <text:p>2023-09-20</text:p>
          </table:table-cell>
          <table:table-cell table:formula="of:=MONTH([.A1312])" office:value-type="float" office:value="9" calcext:value-type="float">
            <text:p>9</text:p>
          </table:table-cell>
          <table:table-cell table:formula="of:=[.C1307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312]*INDEX([$Rates.$B$2:$Rates.$B$6];[.C1312]+1)-[.G1312]*INDEX([$Rates.$C$2:$Rates.$C$6];[.C131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13]=0;[.A1312]+1;[.A1312])" office:value-type="date" office:date-value="2023-09-20" calcext:value-type="date">
            <text:p>2023-09-20</text:p>
          </table:table-cell>
          <table:table-cell table:formula="of:=MONTH([.A1313])" office:value-type="float" office:value="9" calcext:value-type="float">
            <text:p>9</text:p>
          </table:table-cell>
          <table:table-cell table:formula="of:=[.C1308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313]*INDEX([$Rates.$B$2:$Rates.$B$6];[.C1313]+1)-[.G1313]*INDEX([$Rates.$C$2:$Rates.$C$6];[.C131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14]=0;[.A1313]+1;[.A1313])" office:value-type="date" office:date-value="2023-09-20" calcext:value-type="date">
            <text:p>2023-09-20</text:p>
          </table:table-cell>
          <table:table-cell table:formula="of:=MONTH([.A1314])" office:value-type="float" office:value="9" calcext:value-type="float">
            <text:p>9</text:p>
          </table:table-cell>
          <table:table-cell table:formula="of:=[.C1309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314]*INDEX([$Rates.$B$2:$Rates.$B$6];[.C1314]+1)-[.G1314]*INDEX([$Rates.$C$2:$Rates.$C$6];[.C131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15]=0;[.A1314]+1;[.A1314])" office:value-type="date" office:date-value="2023-09-20" calcext:value-type="date">
            <text:p>2023-09-20</text:p>
          </table:table-cell>
          <table:table-cell table:formula="of:=MONTH([.A1315])" office:value-type="float" office:value="9" calcext:value-type="float">
            <text:p>9</text:p>
          </table:table-cell>
          <table:table-cell table:formula="of:=[.C1310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315]*INDEX([$Rates.$B$2:$Rates.$B$6];[.C1315]+1)-[.G1315]*INDEX([$Rates.$C$2:$Rates.$C$6];[.C131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16]=0;[.A1315]+1;[.A1315])" office:value-type="date" office:date-value="2023-09-20" calcext:value-type="date">
            <text:p>2023-09-20</text:p>
          </table:table-cell>
          <table:table-cell table:formula="of:=MONTH([.A1316])" office:value-type="float" office:value="9" calcext:value-type="float">
            <text:p>9</text:p>
          </table:table-cell>
          <table:table-cell table:formula="of:=[.C1311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316]*INDEX([$Rates.$B$2:$Rates.$B$6];[.C1316]+1)-[.G1316]*INDEX([$Rates.$C$2:$Rates.$C$6];[.C131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17]=0;[.A1316]+1;[.A1316])" office:value-type="date" office:date-value="2023-09-21" calcext:value-type="date">
            <text:p>2023-09-21</text:p>
          </table:table-cell>
          <table:table-cell table:formula="of:=MONTH([.A1317])" office:value-type="float" office:value="9" calcext:value-type="float">
            <text:p>9</text:p>
          </table:table-cell>
          <table:table-cell table:formula="of:=[.C1312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317]*INDEX([$Rates.$B$2:$Rates.$B$6];[.C1317]+1)-[.G1317]*INDEX([$Rates.$C$2:$Rates.$C$6];[.C131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18]=0;[.A1317]+1;[.A1317])" office:value-type="date" office:date-value="2023-09-21" calcext:value-type="date">
            <text:p>2023-09-21</text:p>
          </table:table-cell>
          <table:table-cell table:formula="of:=MONTH([.A1318])" office:value-type="float" office:value="9" calcext:value-type="float">
            <text:p>9</text:p>
          </table:table-cell>
          <table:table-cell table:formula="of:=[.C1313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318]*INDEX([$Rates.$B$2:$Rates.$B$6];[.C1318]+1)-[.G1318]*INDEX([$Rates.$C$2:$Rates.$C$6];[.C131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19]=0;[.A1318]+1;[.A1318])" office:value-type="date" office:date-value="2023-09-21" calcext:value-type="date">
            <text:p>2023-09-21</text:p>
          </table:table-cell>
          <table:table-cell table:formula="of:=MONTH([.A1319])" office:value-type="float" office:value="9" calcext:value-type="float">
            <text:p>9</text:p>
          </table:table-cell>
          <table:table-cell table:formula="of:=[.C1314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319]*INDEX([$Rates.$B$2:$Rates.$B$6];[.C1319]+1)-[.G1319]*INDEX([$Rates.$C$2:$Rates.$C$6];[.C131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20]=0;[.A1319]+1;[.A1319])" office:value-type="date" office:date-value="2023-09-21" calcext:value-type="date">
            <text:p>2023-09-21</text:p>
          </table:table-cell>
          <table:table-cell table:formula="of:=MONTH([.A1320])" office:value-type="float" office:value="9" calcext:value-type="float">
            <text:p>9</text:p>
          </table:table-cell>
          <table:table-cell table:formula="of:=[.C1315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320]*INDEX([$Rates.$B$2:$Rates.$B$6];[.C1320]+1)-[.G1320]*INDEX([$Rates.$C$2:$Rates.$C$6];[.C132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21]=0;[.A1320]+1;[.A1320])" office:value-type="date" office:date-value="2023-09-21" calcext:value-type="date">
            <text:p>2023-09-21</text:p>
          </table:table-cell>
          <table:table-cell table:formula="of:=MONTH([.A1321])" office:value-type="float" office:value="9" calcext:value-type="float">
            <text:p>9</text:p>
          </table:table-cell>
          <table:table-cell table:formula="of:=[.C1316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321]*INDEX([$Rates.$B$2:$Rates.$B$6];[.C1321]+1)-[.G1321]*INDEX([$Rates.$C$2:$Rates.$C$6];[.C132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22]=0;[.A1321]+1;[.A1321])" office:value-type="date" office:date-value="2023-09-22" calcext:value-type="date">
            <text:p>2023-09-22</text:p>
          </table:table-cell>
          <table:table-cell table:formula="of:=MONTH([.A1322])" office:value-type="float" office:value="9" calcext:value-type="float">
            <text:p>9</text:p>
          </table:table-cell>
          <table:table-cell table:formula="of:=[.C1317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322]*INDEX([$Rates.$B$2:$Rates.$B$6];[.C1322]+1)-[.G1322]*INDEX([$Rates.$C$2:$Rates.$C$6];[.C132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23]=0;[.A1322]+1;[.A1322])" office:value-type="date" office:date-value="2023-09-22" calcext:value-type="date">
            <text:p>2023-09-22</text:p>
          </table:table-cell>
          <table:table-cell table:formula="of:=MONTH([.A1323])" office:value-type="float" office:value="9" calcext:value-type="float">
            <text:p>9</text:p>
          </table:table-cell>
          <table:table-cell table:formula="of:=[.C1318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323]*INDEX([$Rates.$B$2:$Rates.$B$6];[.C1323]+1)-[.G1323]*INDEX([$Rates.$C$2:$Rates.$C$6];[.C132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24]=0;[.A1323]+1;[.A1323])" office:value-type="date" office:date-value="2023-09-22" calcext:value-type="date">
            <text:p>2023-09-22</text:p>
          </table:table-cell>
          <table:table-cell table:formula="of:=MONTH([.A1324])" office:value-type="float" office:value="9" calcext:value-type="float">
            <text:p>9</text:p>
          </table:table-cell>
          <table:table-cell table:formula="of:=[.C1319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324]*INDEX([$Rates.$B$2:$Rates.$B$6];[.C1324]+1)-[.G1324]*INDEX([$Rates.$C$2:$Rates.$C$6];[.C132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25]=0;[.A1324]+1;[.A1324])" office:value-type="date" office:date-value="2023-09-22" calcext:value-type="date">
            <text:p>2023-09-22</text:p>
          </table:table-cell>
          <table:table-cell table:formula="of:=MONTH([.A1325])" office:value-type="float" office:value="9" calcext:value-type="float">
            <text:p>9</text:p>
          </table:table-cell>
          <table:table-cell table:formula="of:=[.C1320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325]*INDEX([$Rates.$B$2:$Rates.$B$6];[.C1325]+1)-[.G1325]*INDEX([$Rates.$C$2:$Rates.$C$6];[.C132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26]=0;[.A1325]+1;[.A1325])" office:value-type="date" office:date-value="2023-09-22" calcext:value-type="date">
            <text:p>2023-09-22</text:p>
          </table:table-cell>
          <table:table-cell table:formula="of:=MONTH([.A1326])" office:value-type="float" office:value="9" calcext:value-type="float">
            <text:p>9</text:p>
          </table:table-cell>
          <table:table-cell table:formula="of:=[.C1321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326]*INDEX([$Rates.$B$2:$Rates.$B$6];[.C1326]+1)-[.G1326]*INDEX([$Rates.$C$2:$Rates.$C$6];[.C132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27]=0;[.A1326]+1;[.A1326])" office:value-type="date" office:date-value="2023-09-23" calcext:value-type="date">
            <text:p>2023-09-23</text:p>
          </table:table-cell>
          <table:table-cell table:formula="of:=MONTH([.A1327])" office:value-type="float" office:value="9" calcext:value-type="float">
            <text:p>9</text:p>
          </table:table-cell>
          <table:table-cell table:formula="of:=[.C1322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327]*INDEX([$Rates.$B$2:$Rates.$B$6];[.C1327]+1)-[.G1327]*INDEX([$Rates.$C$2:$Rates.$C$6];[.C132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28]=0;[.A1327]+1;[.A1327])" office:value-type="date" office:date-value="2023-09-23" calcext:value-type="date">
            <text:p>2023-09-23</text:p>
          </table:table-cell>
          <table:table-cell table:formula="of:=MONTH([.A1328])" office:value-type="float" office:value="9" calcext:value-type="float">
            <text:p>9</text:p>
          </table:table-cell>
          <table:table-cell table:formula="of:=[.C1323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328]*INDEX([$Rates.$B$2:$Rates.$B$6];[.C1328]+1)-[.G1328]*INDEX([$Rates.$C$2:$Rates.$C$6];[.C132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29]=0;[.A1328]+1;[.A1328])" office:value-type="date" office:date-value="2023-09-23" calcext:value-type="date">
            <text:p>2023-09-23</text:p>
          </table:table-cell>
          <table:table-cell table:formula="of:=MONTH([.A1329])" office:value-type="float" office:value="9" calcext:value-type="float">
            <text:p>9</text:p>
          </table:table-cell>
          <table:table-cell table:formula="of:=[.C1324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329]*INDEX([$Rates.$B$2:$Rates.$B$6];[.C1329]+1)-[.G1329]*INDEX([$Rates.$C$2:$Rates.$C$6];[.C132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30]=0;[.A1329]+1;[.A1329])" office:value-type="date" office:date-value="2023-09-23" calcext:value-type="date">
            <text:p>2023-09-23</text:p>
          </table:table-cell>
          <table:table-cell table:formula="of:=MONTH([.A1330])" office:value-type="float" office:value="9" calcext:value-type="float">
            <text:p>9</text:p>
          </table:table-cell>
          <table:table-cell table:formula="of:=[.C1325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330]*INDEX([$Rates.$B$2:$Rates.$B$6];[.C1330]+1)-[.G1330]*INDEX([$Rates.$C$2:$Rates.$C$6];[.C133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31]=0;[.A1330]+1;[.A1330])" office:value-type="date" office:date-value="2023-09-23" calcext:value-type="date">
            <text:p>2023-09-23</text:p>
          </table:table-cell>
          <table:table-cell table:formula="of:=MONTH([.A1331])" office:value-type="float" office:value="9" calcext:value-type="float">
            <text:p>9</text:p>
          </table:table-cell>
          <table:table-cell table:formula="of:=[.C1326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331]*INDEX([$Rates.$B$2:$Rates.$B$6];[.C1331]+1)-[.G1331]*INDEX([$Rates.$C$2:$Rates.$C$6];[.C133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32]=0;[.A1331]+1;[.A1331])" office:value-type="date" office:date-value="2023-09-24" calcext:value-type="date">
            <text:p>2023-09-24</text:p>
          </table:table-cell>
          <table:table-cell table:formula="of:=MONTH([.A1332])" office:value-type="float" office:value="9" calcext:value-type="float">
            <text:p>9</text:p>
          </table:table-cell>
          <table:table-cell table:formula="of:=[.C1327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332]*INDEX([$Rates.$B$2:$Rates.$B$6];[.C1332]+1)-[.G1332]*INDEX([$Rates.$C$2:$Rates.$C$6];[.C133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33]=0;[.A1332]+1;[.A1332])" office:value-type="date" office:date-value="2023-09-24" calcext:value-type="date">
            <text:p>2023-09-24</text:p>
          </table:table-cell>
          <table:table-cell table:formula="of:=MONTH([.A1333])" office:value-type="float" office:value="9" calcext:value-type="float">
            <text:p>9</text:p>
          </table:table-cell>
          <table:table-cell table:formula="of:=[.C1328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333]*INDEX([$Rates.$B$2:$Rates.$B$6];[.C1333]+1)-[.G1333]*INDEX([$Rates.$C$2:$Rates.$C$6];[.C133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34]=0;[.A1333]+1;[.A1333])" office:value-type="date" office:date-value="2023-09-24" calcext:value-type="date">
            <text:p>2023-09-24</text:p>
          </table:table-cell>
          <table:table-cell table:formula="of:=MONTH([.A1334])" office:value-type="float" office:value="9" calcext:value-type="float">
            <text:p>9</text:p>
          </table:table-cell>
          <table:table-cell table:formula="of:=[.C1329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334]*INDEX([$Rates.$B$2:$Rates.$B$6];[.C1334]+1)-[.G1334]*INDEX([$Rates.$C$2:$Rates.$C$6];[.C133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35]=0;[.A1334]+1;[.A1334])" office:value-type="date" office:date-value="2023-09-24" calcext:value-type="date">
            <text:p>2023-09-24</text:p>
          </table:table-cell>
          <table:table-cell table:formula="of:=MONTH([.A1335])" office:value-type="float" office:value="9" calcext:value-type="float">
            <text:p>9</text:p>
          </table:table-cell>
          <table:table-cell table:formula="of:=[.C1330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335]*INDEX([$Rates.$B$2:$Rates.$B$6];[.C1335]+1)-[.G1335]*INDEX([$Rates.$C$2:$Rates.$C$6];[.C133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36]=0;[.A1335]+1;[.A1335])" office:value-type="date" office:date-value="2023-09-24" calcext:value-type="date">
            <text:p>2023-09-24</text:p>
          </table:table-cell>
          <table:table-cell table:formula="of:=MONTH([.A1336])" office:value-type="float" office:value="9" calcext:value-type="float">
            <text:p>9</text:p>
          </table:table-cell>
          <table:table-cell table:formula="of:=[.C1331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336]*INDEX([$Rates.$B$2:$Rates.$B$6];[.C1336]+1)-[.G1336]*INDEX([$Rates.$C$2:$Rates.$C$6];[.C133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37]=0;[.A1336]+1;[.A1336])" office:value-type="date" office:date-value="2023-09-25" calcext:value-type="date">
            <text:p>2023-09-25</text:p>
          </table:table-cell>
          <table:table-cell table:formula="of:=MONTH([.A1337])" office:value-type="float" office:value="9" calcext:value-type="float">
            <text:p>9</text:p>
          </table:table-cell>
          <table:table-cell table:formula="of:=[.C1332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337]*INDEX([$Rates.$B$2:$Rates.$B$6];[.C1337]+1)-[.G1337]*INDEX([$Rates.$C$2:$Rates.$C$6];[.C133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38]=0;[.A1337]+1;[.A1337])" office:value-type="date" office:date-value="2023-09-25" calcext:value-type="date">
            <text:p>2023-09-25</text:p>
          </table:table-cell>
          <table:table-cell table:formula="of:=MONTH([.A1338])" office:value-type="float" office:value="9" calcext:value-type="float">
            <text:p>9</text:p>
          </table:table-cell>
          <table:table-cell table:formula="of:=[.C1333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338]*INDEX([$Rates.$B$2:$Rates.$B$6];[.C1338]+1)-[.G1338]*INDEX([$Rates.$C$2:$Rates.$C$6];[.C133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39]=0;[.A1338]+1;[.A1338])" office:value-type="date" office:date-value="2023-09-25" calcext:value-type="date">
            <text:p>2023-09-25</text:p>
          </table:table-cell>
          <table:table-cell table:formula="of:=MONTH([.A1339])" office:value-type="float" office:value="9" calcext:value-type="float">
            <text:p>9</text:p>
          </table:table-cell>
          <table:table-cell table:formula="of:=[.C1334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339]*INDEX([$Rates.$B$2:$Rates.$B$6];[.C1339]+1)-[.G1339]*INDEX([$Rates.$C$2:$Rates.$C$6];[.C133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40]=0;[.A1339]+1;[.A1339])" office:value-type="date" office:date-value="2023-09-25" calcext:value-type="date">
            <text:p>2023-09-25</text:p>
          </table:table-cell>
          <table:table-cell table:formula="of:=MONTH([.A1340])" office:value-type="float" office:value="9" calcext:value-type="float">
            <text:p>9</text:p>
          </table:table-cell>
          <table:table-cell table:formula="of:=[.C1335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340]*INDEX([$Rates.$B$2:$Rates.$B$6];[.C1340]+1)-[.G1340]*INDEX([$Rates.$C$2:$Rates.$C$6];[.C134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41]=0;[.A1340]+1;[.A1340])" office:value-type="date" office:date-value="2023-09-25" calcext:value-type="date">
            <text:p>2023-09-25</text:p>
          </table:table-cell>
          <table:table-cell table:formula="of:=MONTH([.A1341])" office:value-type="float" office:value="9" calcext:value-type="float">
            <text:p>9</text:p>
          </table:table-cell>
          <table:table-cell table:formula="of:=[.C1336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341]*INDEX([$Rates.$B$2:$Rates.$B$6];[.C1341]+1)-[.G1341]*INDEX([$Rates.$C$2:$Rates.$C$6];[.C134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42]=0;[.A1341]+1;[.A1341])" office:value-type="date" office:date-value="2023-09-26" calcext:value-type="date">
            <text:p>2023-09-26</text:p>
          </table:table-cell>
          <table:table-cell table:formula="of:=MONTH([.A1342])" office:value-type="float" office:value="9" calcext:value-type="float">
            <text:p>9</text:p>
          </table:table-cell>
          <table:table-cell table:formula="of:=[.C1337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342]*INDEX([$Rates.$B$2:$Rates.$B$6];[.C1342]+1)-[.G1342]*INDEX([$Rates.$C$2:$Rates.$C$6];[.C134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43]=0;[.A1342]+1;[.A1342])" office:value-type="date" office:date-value="2023-09-26" calcext:value-type="date">
            <text:p>2023-09-26</text:p>
          </table:table-cell>
          <table:table-cell table:formula="of:=MONTH([.A1343])" office:value-type="float" office:value="9" calcext:value-type="float">
            <text:p>9</text:p>
          </table:table-cell>
          <table:table-cell table:formula="of:=[.C1338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343]*INDEX([$Rates.$B$2:$Rates.$B$6];[.C1343]+1)-[.G1343]*INDEX([$Rates.$C$2:$Rates.$C$6];[.C134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44]=0;[.A1343]+1;[.A1343])" office:value-type="date" office:date-value="2023-09-26" calcext:value-type="date">
            <text:p>2023-09-26</text:p>
          </table:table-cell>
          <table:table-cell table:formula="of:=MONTH([.A1344])" office:value-type="float" office:value="9" calcext:value-type="float">
            <text:p>9</text:p>
          </table:table-cell>
          <table:table-cell table:formula="of:=[.C1339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344]*INDEX([$Rates.$B$2:$Rates.$B$6];[.C1344]+1)-[.G1344]*INDEX([$Rates.$C$2:$Rates.$C$6];[.C134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45]=0;[.A1344]+1;[.A1344])" office:value-type="date" office:date-value="2023-09-26" calcext:value-type="date">
            <text:p>2023-09-26</text:p>
          </table:table-cell>
          <table:table-cell table:formula="of:=MONTH([.A1345])" office:value-type="float" office:value="9" calcext:value-type="float">
            <text:p>9</text:p>
          </table:table-cell>
          <table:table-cell table:formula="of:=[.C1340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345]*INDEX([$Rates.$B$2:$Rates.$B$6];[.C1345]+1)-[.G1345]*INDEX([$Rates.$C$2:$Rates.$C$6];[.C134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46]=0;[.A1345]+1;[.A1345])" office:value-type="date" office:date-value="2023-09-26" calcext:value-type="date">
            <text:p>2023-09-26</text:p>
          </table:table-cell>
          <table:table-cell table:formula="of:=MONTH([.A1346])" office:value-type="float" office:value="9" calcext:value-type="float">
            <text:p>9</text:p>
          </table:table-cell>
          <table:table-cell table:formula="of:=[.C1341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346]*INDEX([$Rates.$B$2:$Rates.$B$6];[.C1346]+1)-[.G1346]*INDEX([$Rates.$C$2:$Rates.$C$6];[.C134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47]=0;[.A1346]+1;[.A1346])" office:value-type="date" office:date-value="2023-09-27" calcext:value-type="date">
            <text:p>2023-09-27</text:p>
          </table:table-cell>
          <table:table-cell table:formula="of:=MONTH([.A1347])" office:value-type="float" office:value="9" calcext:value-type="float">
            <text:p>9</text:p>
          </table:table-cell>
          <table:table-cell table:formula="of:=[.C1342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347]*INDEX([$Rates.$B$2:$Rates.$B$6];[.C1347]+1)-[.G1347]*INDEX([$Rates.$C$2:$Rates.$C$6];[.C134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48]=0;[.A1347]+1;[.A1347])" office:value-type="date" office:date-value="2023-09-27" calcext:value-type="date">
            <text:p>2023-09-27</text:p>
          </table:table-cell>
          <table:table-cell table:formula="of:=MONTH([.A1348])" office:value-type="float" office:value="9" calcext:value-type="float">
            <text:p>9</text:p>
          </table:table-cell>
          <table:table-cell table:formula="of:=[.C1343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348]*INDEX([$Rates.$B$2:$Rates.$B$6];[.C1348]+1)-[.G1348]*INDEX([$Rates.$C$2:$Rates.$C$6];[.C134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49]=0;[.A1348]+1;[.A1348])" office:value-type="date" office:date-value="2023-09-27" calcext:value-type="date">
            <text:p>2023-09-27</text:p>
          </table:table-cell>
          <table:table-cell table:formula="of:=MONTH([.A1349])" office:value-type="float" office:value="9" calcext:value-type="float">
            <text:p>9</text:p>
          </table:table-cell>
          <table:table-cell table:formula="of:=[.C1344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349]*INDEX([$Rates.$B$2:$Rates.$B$6];[.C1349]+1)-[.G1349]*INDEX([$Rates.$C$2:$Rates.$C$6];[.C134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50]=0;[.A1349]+1;[.A1349])" office:value-type="date" office:date-value="2023-09-27" calcext:value-type="date">
            <text:p>2023-09-27</text:p>
          </table:table-cell>
          <table:table-cell table:formula="of:=MONTH([.A1350])" office:value-type="float" office:value="9" calcext:value-type="float">
            <text:p>9</text:p>
          </table:table-cell>
          <table:table-cell table:formula="of:=[.C1345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350]*INDEX([$Rates.$B$2:$Rates.$B$6];[.C1350]+1)-[.G1350]*INDEX([$Rates.$C$2:$Rates.$C$6];[.C135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51]=0;[.A1350]+1;[.A1350])" office:value-type="date" office:date-value="2023-09-27" calcext:value-type="date">
            <text:p>2023-09-27</text:p>
          </table:table-cell>
          <table:table-cell table:formula="of:=MONTH([.A1351])" office:value-type="float" office:value="9" calcext:value-type="float">
            <text:p>9</text:p>
          </table:table-cell>
          <table:table-cell table:formula="of:=[.C1346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351]*INDEX([$Rates.$B$2:$Rates.$B$6];[.C1351]+1)-[.G1351]*INDEX([$Rates.$C$2:$Rates.$C$6];[.C135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52]=0;[.A1351]+1;[.A1351])" office:value-type="date" office:date-value="2023-09-28" calcext:value-type="date">
            <text:p>2023-09-28</text:p>
          </table:table-cell>
          <table:table-cell table:formula="of:=MONTH([.A1352])" office:value-type="float" office:value="9" calcext:value-type="float">
            <text:p>9</text:p>
          </table:table-cell>
          <table:table-cell table:formula="of:=[.C1347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352]*INDEX([$Rates.$B$2:$Rates.$B$6];[.C1352]+1)-[.G1352]*INDEX([$Rates.$C$2:$Rates.$C$6];[.C135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53]=0;[.A1352]+1;[.A1352])" office:value-type="date" office:date-value="2023-09-28" calcext:value-type="date">
            <text:p>2023-09-28</text:p>
          </table:table-cell>
          <table:table-cell table:formula="of:=MONTH([.A1353])" office:value-type="float" office:value="9" calcext:value-type="float">
            <text:p>9</text:p>
          </table:table-cell>
          <table:table-cell table:formula="of:=[.C1348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353]*INDEX([$Rates.$B$2:$Rates.$B$6];[.C1353]+1)-[.G1353]*INDEX([$Rates.$C$2:$Rates.$C$6];[.C135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54]=0;[.A1353]+1;[.A1353])" office:value-type="date" office:date-value="2023-09-28" calcext:value-type="date">
            <text:p>2023-09-28</text:p>
          </table:table-cell>
          <table:table-cell table:formula="of:=MONTH([.A1354])" office:value-type="float" office:value="9" calcext:value-type="float">
            <text:p>9</text:p>
          </table:table-cell>
          <table:table-cell table:formula="of:=[.C1349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354]*INDEX([$Rates.$B$2:$Rates.$B$6];[.C1354]+1)-[.G1354]*INDEX([$Rates.$C$2:$Rates.$C$6];[.C135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55]=0;[.A1354]+1;[.A1354])" office:value-type="date" office:date-value="2023-09-28" calcext:value-type="date">
            <text:p>2023-09-28</text:p>
          </table:table-cell>
          <table:table-cell table:formula="of:=MONTH([.A1355])" office:value-type="float" office:value="9" calcext:value-type="float">
            <text:p>9</text:p>
          </table:table-cell>
          <table:table-cell table:formula="of:=[.C1350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355]*INDEX([$Rates.$B$2:$Rates.$B$6];[.C1355]+1)-[.G1355]*INDEX([$Rates.$C$2:$Rates.$C$6];[.C135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56]=0;[.A1355]+1;[.A1355])" office:value-type="date" office:date-value="2023-09-28" calcext:value-type="date">
            <text:p>2023-09-28</text:p>
          </table:table-cell>
          <table:table-cell table:formula="of:=MONTH([.A1356])" office:value-type="float" office:value="9" calcext:value-type="float">
            <text:p>9</text:p>
          </table:table-cell>
          <table:table-cell table:formula="of:=[.C1351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356]*INDEX([$Rates.$B$2:$Rates.$B$6];[.C1356]+1)-[.G1356]*INDEX([$Rates.$C$2:$Rates.$C$6];[.C135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57]=0;[.A1356]+1;[.A1356])" office:value-type="date" office:date-value="2023-09-29" calcext:value-type="date">
            <text:p>2023-09-29</text:p>
          </table:table-cell>
          <table:table-cell table:formula="of:=MONTH([.A1357])" office:value-type="float" office:value="9" calcext:value-type="float">
            <text:p>9</text:p>
          </table:table-cell>
          <table:table-cell table:formula="of:=[.C1352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357]*INDEX([$Rates.$B$2:$Rates.$B$6];[.C1357]+1)-[.G1357]*INDEX([$Rates.$C$2:$Rates.$C$6];[.C135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58]=0;[.A1357]+1;[.A1357])" office:value-type="date" office:date-value="2023-09-29" calcext:value-type="date">
            <text:p>2023-09-29</text:p>
          </table:table-cell>
          <table:table-cell table:formula="of:=MONTH([.A1358])" office:value-type="float" office:value="9" calcext:value-type="float">
            <text:p>9</text:p>
          </table:table-cell>
          <table:table-cell table:formula="of:=[.C1353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358]*INDEX([$Rates.$B$2:$Rates.$B$6];[.C1358]+1)-[.G1358]*INDEX([$Rates.$C$2:$Rates.$C$6];[.C135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59]=0;[.A1358]+1;[.A1358])" office:value-type="date" office:date-value="2023-09-29" calcext:value-type="date">
            <text:p>2023-09-29</text:p>
          </table:table-cell>
          <table:table-cell table:formula="of:=MONTH([.A1359])" office:value-type="float" office:value="9" calcext:value-type="float">
            <text:p>9</text:p>
          </table:table-cell>
          <table:table-cell table:formula="of:=[.C1354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359]*INDEX([$Rates.$B$2:$Rates.$B$6];[.C1359]+1)-[.G1359]*INDEX([$Rates.$C$2:$Rates.$C$6];[.C135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60]=0;[.A1359]+1;[.A1359])" office:value-type="date" office:date-value="2023-09-29" calcext:value-type="date">
            <text:p>2023-09-29</text:p>
          </table:table-cell>
          <table:table-cell table:formula="of:=MONTH([.A1360])" office:value-type="float" office:value="9" calcext:value-type="float">
            <text:p>9</text:p>
          </table:table-cell>
          <table:table-cell table:formula="of:=[.C1355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360]*INDEX([$Rates.$B$2:$Rates.$B$6];[.C1360]+1)-[.G1360]*INDEX([$Rates.$C$2:$Rates.$C$6];[.C136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61]=0;[.A1360]+1;[.A1360])" office:value-type="date" office:date-value="2023-09-29" calcext:value-type="date">
            <text:p>2023-09-29</text:p>
          </table:table-cell>
          <table:table-cell table:formula="of:=MONTH([.A1361])" office:value-type="float" office:value="9" calcext:value-type="float">
            <text:p>9</text:p>
          </table:table-cell>
          <table:table-cell table:formula="of:=[.C1356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361]*INDEX([$Rates.$B$2:$Rates.$B$6];[.C1361]+1)-[.G1361]*INDEX([$Rates.$C$2:$Rates.$C$6];[.C136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62]=0;[.A1361]+1;[.A1361])" office:value-type="date" office:date-value="2023-09-30" calcext:value-type="date">
            <text:p>2023-09-30</text:p>
          </table:table-cell>
          <table:table-cell table:formula="of:=MONTH([.A1362])" office:value-type="float" office:value="9" calcext:value-type="float">
            <text:p>9</text:p>
          </table:table-cell>
          <table:table-cell table:formula="of:=[.C1357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362]*INDEX([$Rates.$B$2:$Rates.$B$6];[.C1362]+1)-[.G1362]*INDEX([$Rates.$C$2:$Rates.$C$6];[.C136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63]=0;[.A1362]+1;[.A1362])" office:value-type="date" office:date-value="2023-09-30" calcext:value-type="date">
            <text:p>2023-09-30</text:p>
          </table:table-cell>
          <table:table-cell table:formula="of:=MONTH([.A1363])" office:value-type="float" office:value="9" calcext:value-type="float">
            <text:p>9</text:p>
          </table:table-cell>
          <table:table-cell table:formula="of:=[.C1358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363]*INDEX([$Rates.$B$2:$Rates.$B$6];[.C1363]+1)-[.G1363]*INDEX([$Rates.$C$2:$Rates.$C$6];[.C136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64]=0;[.A1363]+1;[.A1363])" office:value-type="date" office:date-value="2023-09-30" calcext:value-type="date">
            <text:p>2023-09-30</text:p>
          </table:table-cell>
          <table:table-cell table:formula="of:=MONTH([.A1364])" office:value-type="float" office:value="9" calcext:value-type="float">
            <text:p>9</text:p>
          </table:table-cell>
          <table:table-cell table:formula="of:=[.C1359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364]*INDEX([$Rates.$B$2:$Rates.$B$6];[.C1364]+1)-[.G1364]*INDEX([$Rates.$C$2:$Rates.$C$6];[.C136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65]=0;[.A1364]+1;[.A1364])" office:value-type="date" office:date-value="2023-09-30" calcext:value-type="date">
            <text:p>2023-09-30</text:p>
          </table:table-cell>
          <table:table-cell table:formula="of:=MONTH([.A1365])" office:value-type="float" office:value="9" calcext:value-type="float">
            <text:p>9</text:p>
          </table:table-cell>
          <table:table-cell table:formula="of:=[.C1360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365]*INDEX([$Rates.$B$2:$Rates.$B$6];[.C1365]+1)-[.G1365]*INDEX([$Rates.$C$2:$Rates.$C$6];[.C136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66]=0;[.A1365]+1;[.A1365])" office:value-type="date" office:date-value="2023-09-30" calcext:value-type="date">
            <text:p>2023-09-30</text:p>
          </table:table-cell>
          <table:table-cell table:formula="of:=MONTH([.A1366])" office:value-type="float" office:value="9" calcext:value-type="float">
            <text:p>9</text:p>
          </table:table-cell>
          <table:table-cell table:formula="of:=[.C1361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366]*INDEX([$Rates.$B$2:$Rates.$B$6];[.C1366]+1)-[.G1366]*INDEX([$Rates.$C$2:$Rates.$C$6];[.C136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67]=0;[.A1366]+1;[.A1366])" office:value-type="date" office:date-value="2023-10-01" calcext:value-type="date">
            <text:p>2023-10-01</text:p>
          </table:table-cell>
          <table:table-cell table:formula="of:=MONTH([.A1367])" office:value-type="float" office:value="10" calcext:value-type="float">
            <text:p>10</text:p>
          </table:table-cell>
          <table:table-cell table:formula="of:=[.C1362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367]*INDEX([$Rates.$B$2:$Rates.$B$6];[.C1367]+1)-[.G1367]*INDEX([$Rates.$C$2:$Rates.$C$6];[.C136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68]=0;[.A1367]+1;[.A1367])" office:value-type="date" office:date-value="2023-10-01" calcext:value-type="date">
            <text:p>2023-10-01</text:p>
          </table:table-cell>
          <table:table-cell table:formula="of:=MONTH([.A1368])" office:value-type="float" office:value="10" calcext:value-type="float">
            <text:p>10</text:p>
          </table:table-cell>
          <table:table-cell table:formula="of:=[.C1363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368]*INDEX([$Rates.$B$2:$Rates.$B$6];[.C1368]+1)-[.G1368]*INDEX([$Rates.$C$2:$Rates.$C$6];[.C136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69]=0;[.A1368]+1;[.A1368])" office:value-type="date" office:date-value="2023-10-01" calcext:value-type="date">
            <text:p>2023-10-01</text:p>
          </table:table-cell>
          <table:table-cell table:formula="of:=MONTH([.A1369])" office:value-type="float" office:value="10" calcext:value-type="float">
            <text:p>10</text:p>
          </table:table-cell>
          <table:table-cell table:formula="of:=[.C1364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369]*INDEX([$Rates.$B$2:$Rates.$B$6];[.C1369]+1)-[.G1369]*INDEX([$Rates.$C$2:$Rates.$C$6];[.C136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70]=0;[.A1369]+1;[.A1369])" office:value-type="date" office:date-value="2023-10-01" calcext:value-type="date">
            <text:p>2023-10-01</text:p>
          </table:table-cell>
          <table:table-cell table:formula="of:=MONTH([.A1370])" office:value-type="float" office:value="10" calcext:value-type="float">
            <text:p>10</text:p>
          </table:table-cell>
          <table:table-cell table:formula="of:=[.C1365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370]*INDEX([$Rates.$B$2:$Rates.$B$6];[.C1370]+1)-[.G1370]*INDEX([$Rates.$C$2:$Rates.$C$6];[.C137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71]=0;[.A1370]+1;[.A1370])" office:value-type="date" office:date-value="2023-10-01" calcext:value-type="date">
            <text:p>2023-10-01</text:p>
          </table:table-cell>
          <table:table-cell table:formula="of:=MONTH([.A1371])" office:value-type="float" office:value="10" calcext:value-type="float">
            <text:p>10</text:p>
          </table:table-cell>
          <table:table-cell table:formula="of:=[.C1366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371]*INDEX([$Rates.$B$2:$Rates.$B$6];[.C1371]+1)-[.G1371]*INDEX([$Rates.$C$2:$Rates.$C$6];[.C137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72]=0;[.A1371]+1;[.A1371])" office:value-type="date" office:date-value="2023-10-02" calcext:value-type="date">
            <text:p>2023-10-02</text:p>
          </table:table-cell>
          <table:table-cell table:formula="of:=MONTH([.A1372])" office:value-type="float" office:value="10" calcext:value-type="float">
            <text:p>10</text:p>
          </table:table-cell>
          <table:table-cell table:formula="of:=[.C1367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372]*INDEX([$Rates.$B$2:$Rates.$B$6];[.C1372]+1)-[.G1372]*INDEX([$Rates.$C$2:$Rates.$C$6];[.C137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73]=0;[.A1372]+1;[.A1372])" office:value-type="date" office:date-value="2023-10-02" calcext:value-type="date">
            <text:p>2023-10-02</text:p>
          </table:table-cell>
          <table:table-cell table:formula="of:=MONTH([.A1373])" office:value-type="float" office:value="10" calcext:value-type="float">
            <text:p>10</text:p>
          </table:table-cell>
          <table:table-cell table:formula="of:=[.C1368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373]*INDEX([$Rates.$B$2:$Rates.$B$6];[.C1373]+1)-[.G1373]*INDEX([$Rates.$C$2:$Rates.$C$6];[.C137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74]=0;[.A1373]+1;[.A1373])" office:value-type="date" office:date-value="2023-10-02" calcext:value-type="date">
            <text:p>2023-10-02</text:p>
          </table:table-cell>
          <table:table-cell table:formula="of:=MONTH([.A1374])" office:value-type="float" office:value="10" calcext:value-type="float">
            <text:p>10</text:p>
          </table:table-cell>
          <table:table-cell table:formula="of:=[.C1369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374]*INDEX([$Rates.$B$2:$Rates.$B$6];[.C1374]+1)-[.G1374]*INDEX([$Rates.$C$2:$Rates.$C$6];[.C137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75]=0;[.A1374]+1;[.A1374])" office:value-type="date" office:date-value="2023-10-02" calcext:value-type="date">
            <text:p>2023-10-02</text:p>
          </table:table-cell>
          <table:table-cell table:formula="of:=MONTH([.A1375])" office:value-type="float" office:value="10" calcext:value-type="float">
            <text:p>10</text:p>
          </table:table-cell>
          <table:table-cell table:formula="of:=[.C1370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375]*INDEX([$Rates.$B$2:$Rates.$B$6];[.C1375]+1)-[.G1375]*INDEX([$Rates.$C$2:$Rates.$C$6];[.C137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76]=0;[.A1375]+1;[.A1375])" office:value-type="date" office:date-value="2023-10-02" calcext:value-type="date">
            <text:p>2023-10-02</text:p>
          </table:table-cell>
          <table:table-cell table:formula="of:=MONTH([.A1376])" office:value-type="float" office:value="10" calcext:value-type="float">
            <text:p>10</text:p>
          </table:table-cell>
          <table:table-cell table:formula="of:=[.C1371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376]*INDEX([$Rates.$B$2:$Rates.$B$6];[.C1376]+1)-[.G1376]*INDEX([$Rates.$C$2:$Rates.$C$6];[.C137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77]=0;[.A1376]+1;[.A1376])" office:value-type="date" office:date-value="2023-10-03" calcext:value-type="date">
            <text:p>2023-10-03</text:p>
          </table:table-cell>
          <table:table-cell table:formula="of:=MONTH([.A1377])" office:value-type="float" office:value="10" calcext:value-type="float">
            <text:p>10</text:p>
          </table:table-cell>
          <table:table-cell table:formula="of:=[.C1372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377]*INDEX([$Rates.$B$2:$Rates.$B$6];[.C1377]+1)-[.G1377]*INDEX([$Rates.$C$2:$Rates.$C$6];[.C137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78]=0;[.A1377]+1;[.A1377])" office:value-type="date" office:date-value="2023-10-03" calcext:value-type="date">
            <text:p>2023-10-03</text:p>
          </table:table-cell>
          <table:table-cell table:formula="of:=MONTH([.A1378])" office:value-type="float" office:value="10" calcext:value-type="float">
            <text:p>10</text:p>
          </table:table-cell>
          <table:table-cell table:formula="of:=[.C1373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378]*INDEX([$Rates.$B$2:$Rates.$B$6];[.C1378]+1)-[.G1378]*INDEX([$Rates.$C$2:$Rates.$C$6];[.C137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79]=0;[.A1378]+1;[.A1378])" office:value-type="date" office:date-value="2023-10-03" calcext:value-type="date">
            <text:p>2023-10-03</text:p>
          </table:table-cell>
          <table:table-cell table:formula="of:=MONTH([.A1379])" office:value-type="float" office:value="10" calcext:value-type="float">
            <text:p>10</text:p>
          </table:table-cell>
          <table:table-cell table:formula="of:=[.C1374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379]*INDEX([$Rates.$B$2:$Rates.$B$6];[.C1379]+1)-[.G1379]*INDEX([$Rates.$C$2:$Rates.$C$6];[.C137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80]=0;[.A1379]+1;[.A1379])" office:value-type="date" office:date-value="2023-10-03" calcext:value-type="date">
            <text:p>2023-10-03</text:p>
          </table:table-cell>
          <table:table-cell table:formula="of:=MONTH([.A1380])" office:value-type="float" office:value="10" calcext:value-type="float">
            <text:p>10</text:p>
          </table:table-cell>
          <table:table-cell table:formula="of:=[.C1375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380]*INDEX([$Rates.$B$2:$Rates.$B$6];[.C1380]+1)-[.G1380]*INDEX([$Rates.$C$2:$Rates.$C$6];[.C138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81]=0;[.A1380]+1;[.A1380])" office:value-type="date" office:date-value="2023-10-03" calcext:value-type="date">
            <text:p>2023-10-03</text:p>
          </table:table-cell>
          <table:table-cell table:formula="of:=MONTH([.A1381])" office:value-type="float" office:value="10" calcext:value-type="float">
            <text:p>10</text:p>
          </table:table-cell>
          <table:table-cell table:formula="of:=[.C1376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381]*INDEX([$Rates.$B$2:$Rates.$B$6];[.C1381]+1)-[.G1381]*INDEX([$Rates.$C$2:$Rates.$C$6];[.C138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82]=0;[.A1381]+1;[.A1381])" office:value-type="date" office:date-value="2023-10-04" calcext:value-type="date">
            <text:p>2023-10-04</text:p>
          </table:table-cell>
          <table:table-cell table:formula="of:=MONTH([.A1382])" office:value-type="float" office:value="10" calcext:value-type="float">
            <text:p>10</text:p>
          </table:table-cell>
          <table:table-cell table:formula="of:=[.C1377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382]*INDEX([$Rates.$B$2:$Rates.$B$6];[.C1382]+1)-[.G1382]*INDEX([$Rates.$C$2:$Rates.$C$6];[.C138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83]=0;[.A1382]+1;[.A1382])" office:value-type="date" office:date-value="2023-10-04" calcext:value-type="date">
            <text:p>2023-10-04</text:p>
          </table:table-cell>
          <table:table-cell table:formula="of:=MONTH([.A1383])" office:value-type="float" office:value="10" calcext:value-type="float">
            <text:p>10</text:p>
          </table:table-cell>
          <table:table-cell table:formula="of:=[.C1378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383]*INDEX([$Rates.$B$2:$Rates.$B$6];[.C1383]+1)-[.G1383]*INDEX([$Rates.$C$2:$Rates.$C$6];[.C138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84]=0;[.A1383]+1;[.A1383])" office:value-type="date" office:date-value="2023-10-04" calcext:value-type="date">
            <text:p>2023-10-04</text:p>
          </table:table-cell>
          <table:table-cell table:formula="of:=MONTH([.A1384])" office:value-type="float" office:value="10" calcext:value-type="float">
            <text:p>10</text:p>
          </table:table-cell>
          <table:table-cell table:formula="of:=[.C1379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384]*INDEX([$Rates.$B$2:$Rates.$B$6];[.C1384]+1)-[.G1384]*INDEX([$Rates.$C$2:$Rates.$C$6];[.C138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85]=0;[.A1384]+1;[.A1384])" office:value-type="date" office:date-value="2023-10-04" calcext:value-type="date">
            <text:p>2023-10-04</text:p>
          </table:table-cell>
          <table:table-cell table:formula="of:=MONTH([.A1385])" office:value-type="float" office:value="10" calcext:value-type="float">
            <text:p>10</text:p>
          </table:table-cell>
          <table:table-cell table:formula="of:=[.C1380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385]*INDEX([$Rates.$B$2:$Rates.$B$6];[.C1385]+1)-[.G1385]*INDEX([$Rates.$C$2:$Rates.$C$6];[.C138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86]=0;[.A1385]+1;[.A1385])" office:value-type="date" office:date-value="2023-10-04" calcext:value-type="date">
            <text:p>2023-10-04</text:p>
          </table:table-cell>
          <table:table-cell table:formula="of:=MONTH([.A1386])" office:value-type="float" office:value="10" calcext:value-type="float">
            <text:p>10</text:p>
          </table:table-cell>
          <table:table-cell table:formula="of:=[.C1381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386]*INDEX([$Rates.$B$2:$Rates.$B$6];[.C1386]+1)-[.G1386]*INDEX([$Rates.$C$2:$Rates.$C$6];[.C138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87]=0;[.A1386]+1;[.A1386])" office:value-type="date" office:date-value="2023-10-05" calcext:value-type="date">
            <text:p>2023-10-05</text:p>
          </table:table-cell>
          <table:table-cell table:formula="of:=MONTH([.A1387])" office:value-type="float" office:value="10" calcext:value-type="float">
            <text:p>10</text:p>
          </table:table-cell>
          <table:table-cell table:formula="of:=[.C1382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387]*INDEX([$Rates.$B$2:$Rates.$B$6];[.C1387]+1)-[.G1387]*INDEX([$Rates.$C$2:$Rates.$C$6];[.C138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88]=0;[.A1387]+1;[.A1387])" office:value-type="date" office:date-value="2023-10-05" calcext:value-type="date">
            <text:p>2023-10-05</text:p>
          </table:table-cell>
          <table:table-cell table:formula="of:=MONTH([.A1388])" office:value-type="float" office:value="10" calcext:value-type="float">
            <text:p>10</text:p>
          </table:table-cell>
          <table:table-cell table:formula="of:=[.C1383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388]*INDEX([$Rates.$B$2:$Rates.$B$6];[.C1388]+1)-[.G1388]*INDEX([$Rates.$C$2:$Rates.$C$6];[.C138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89]=0;[.A1388]+1;[.A1388])" office:value-type="date" office:date-value="2023-10-05" calcext:value-type="date">
            <text:p>2023-10-05</text:p>
          </table:table-cell>
          <table:table-cell table:formula="of:=MONTH([.A1389])" office:value-type="float" office:value="10" calcext:value-type="float">
            <text:p>10</text:p>
          </table:table-cell>
          <table:table-cell table:formula="of:=[.C1384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389]*INDEX([$Rates.$B$2:$Rates.$B$6];[.C1389]+1)-[.G1389]*INDEX([$Rates.$C$2:$Rates.$C$6];[.C138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90]=0;[.A1389]+1;[.A1389])" office:value-type="date" office:date-value="2023-10-05" calcext:value-type="date">
            <text:p>2023-10-05</text:p>
          </table:table-cell>
          <table:table-cell table:formula="of:=MONTH([.A1390])" office:value-type="float" office:value="10" calcext:value-type="float">
            <text:p>10</text:p>
          </table:table-cell>
          <table:table-cell table:formula="of:=[.C1385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390]*INDEX([$Rates.$B$2:$Rates.$B$6];[.C1390]+1)-[.G1390]*INDEX([$Rates.$C$2:$Rates.$C$6];[.C139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91]=0;[.A1390]+1;[.A1390])" office:value-type="date" office:date-value="2023-10-05" calcext:value-type="date">
            <text:p>2023-10-05</text:p>
          </table:table-cell>
          <table:table-cell table:formula="of:=MONTH([.A1391])" office:value-type="float" office:value="10" calcext:value-type="float">
            <text:p>10</text:p>
          </table:table-cell>
          <table:table-cell table:formula="of:=[.C1386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391]*INDEX([$Rates.$B$2:$Rates.$B$6];[.C1391]+1)-[.G1391]*INDEX([$Rates.$C$2:$Rates.$C$6];[.C139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92]=0;[.A1391]+1;[.A1391])" office:value-type="date" office:date-value="2023-10-06" calcext:value-type="date">
            <text:p>2023-10-06</text:p>
          </table:table-cell>
          <table:table-cell table:formula="of:=MONTH([.A1392])" office:value-type="float" office:value="10" calcext:value-type="float">
            <text:p>10</text:p>
          </table:table-cell>
          <table:table-cell table:formula="of:=[.C1387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392]*INDEX([$Rates.$B$2:$Rates.$B$6];[.C1392]+1)-[.G1392]*INDEX([$Rates.$C$2:$Rates.$C$6];[.C139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93]=0;[.A1392]+1;[.A1392])" office:value-type="date" office:date-value="2023-10-06" calcext:value-type="date">
            <text:p>2023-10-06</text:p>
          </table:table-cell>
          <table:table-cell table:formula="of:=MONTH([.A1393])" office:value-type="float" office:value="10" calcext:value-type="float">
            <text:p>10</text:p>
          </table:table-cell>
          <table:table-cell table:formula="of:=[.C1388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393]*INDEX([$Rates.$B$2:$Rates.$B$6];[.C1393]+1)-[.G1393]*INDEX([$Rates.$C$2:$Rates.$C$6];[.C139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94]=0;[.A1393]+1;[.A1393])" office:value-type="date" office:date-value="2023-10-06" calcext:value-type="date">
            <text:p>2023-10-06</text:p>
          </table:table-cell>
          <table:table-cell table:formula="of:=MONTH([.A1394])" office:value-type="float" office:value="10" calcext:value-type="float">
            <text:p>10</text:p>
          </table:table-cell>
          <table:table-cell table:formula="of:=[.C1389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394]*INDEX([$Rates.$B$2:$Rates.$B$6];[.C1394]+1)-[.G1394]*INDEX([$Rates.$C$2:$Rates.$C$6];[.C139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95]=0;[.A1394]+1;[.A1394])" office:value-type="date" office:date-value="2023-10-06" calcext:value-type="date">
            <text:p>2023-10-06</text:p>
          </table:table-cell>
          <table:table-cell table:formula="of:=MONTH([.A1395])" office:value-type="float" office:value="10" calcext:value-type="float">
            <text:p>10</text:p>
          </table:table-cell>
          <table:table-cell table:formula="of:=[.C1390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395]*INDEX([$Rates.$B$2:$Rates.$B$6];[.C1395]+1)-[.G1395]*INDEX([$Rates.$C$2:$Rates.$C$6];[.C139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96]=0;[.A1395]+1;[.A1395])" office:value-type="date" office:date-value="2023-10-06" calcext:value-type="date">
            <text:p>2023-10-06</text:p>
          </table:table-cell>
          <table:table-cell table:formula="of:=MONTH([.A1396])" office:value-type="float" office:value="10" calcext:value-type="float">
            <text:p>10</text:p>
          </table:table-cell>
          <table:table-cell table:formula="of:=[.C1391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396]*INDEX([$Rates.$B$2:$Rates.$B$6];[.C1396]+1)-[.G1396]*INDEX([$Rates.$C$2:$Rates.$C$6];[.C139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97]=0;[.A1396]+1;[.A1396])" office:value-type="date" office:date-value="2023-10-07" calcext:value-type="date">
            <text:p>2023-10-07</text:p>
          </table:table-cell>
          <table:table-cell table:formula="of:=MONTH([.A1397])" office:value-type="float" office:value="10" calcext:value-type="float">
            <text:p>10</text:p>
          </table:table-cell>
          <table:table-cell table:formula="of:=[.C1392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397]*INDEX([$Rates.$B$2:$Rates.$B$6];[.C1397]+1)-[.G1397]*INDEX([$Rates.$C$2:$Rates.$C$6];[.C139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98]=0;[.A1397]+1;[.A1397])" office:value-type="date" office:date-value="2023-10-07" calcext:value-type="date">
            <text:p>2023-10-07</text:p>
          </table:table-cell>
          <table:table-cell table:formula="of:=MONTH([.A1398])" office:value-type="float" office:value="10" calcext:value-type="float">
            <text:p>10</text:p>
          </table:table-cell>
          <table:table-cell table:formula="of:=[.C1393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398]*INDEX([$Rates.$B$2:$Rates.$B$6];[.C1398]+1)-[.G1398]*INDEX([$Rates.$C$2:$Rates.$C$6];[.C139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399]=0;[.A1398]+1;[.A1398])" office:value-type="date" office:date-value="2023-10-07" calcext:value-type="date">
            <text:p>2023-10-07</text:p>
          </table:table-cell>
          <table:table-cell table:formula="of:=MONTH([.A1399])" office:value-type="float" office:value="10" calcext:value-type="float">
            <text:p>10</text:p>
          </table:table-cell>
          <table:table-cell table:formula="of:=[.C1394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399]*INDEX([$Rates.$B$2:$Rates.$B$6];[.C1399]+1)-[.G1399]*INDEX([$Rates.$C$2:$Rates.$C$6];[.C139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00]=0;[.A1399]+1;[.A1399])" office:value-type="date" office:date-value="2023-10-07" calcext:value-type="date">
            <text:p>2023-10-07</text:p>
          </table:table-cell>
          <table:table-cell table:formula="of:=MONTH([.A1400])" office:value-type="float" office:value="10" calcext:value-type="float">
            <text:p>10</text:p>
          </table:table-cell>
          <table:table-cell table:formula="of:=[.C1395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400]*INDEX([$Rates.$B$2:$Rates.$B$6];[.C1400]+1)-[.G1400]*INDEX([$Rates.$C$2:$Rates.$C$6];[.C140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01]=0;[.A1400]+1;[.A1400])" office:value-type="date" office:date-value="2023-10-07" calcext:value-type="date">
            <text:p>2023-10-07</text:p>
          </table:table-cell>
          <table:table-cell table:formula="of:=MONTH([.A1401])" office:value-type="float" office:value="10" calcext:value-type="float">
            <text:p>10</text:p>
          </table:table-cell>
          <table:table-cell table:formula="of:=[.C1396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401]*INDEX([$Rates.$B$2:$Rates.$B$6];[.C1401]+1)-[.G1401]*INDEX([$Rates.$C$2:$Rates.$C$6];[.C140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02]=0;[.A1401]+1;[.A1401])" office:value-type="date" office:date-value="2023-10-08" calcext:value-type="date">
            <text:p>2023-10-08</text:p>
          </table:table-cell>
          <table:table-cell table:formula="of:=MONTH([.A1402])" office:value-type="float" office:value="10" calcext:value-type="float">
            <text:p>10</text:p>
          </table:table-cell>
          <table:table-cell table:formula="of:=[.C1397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402]*INDEX([$Rates.$B$2:$Rates.$B$6];[.C1402]+1)-[.G1402]*INDEX([$Rates.$C$2:$Rates.$C$6];[.C140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03]=0;[.A1402]+1;[.A1402])" office:value-type="date" office:date-value="2023-10-08" calcext:value-type="date">
            <text:p>2023-10-08</text:p>
          </table:table-cell>
          <table:table-cell table:formula="of:=MONTH([.A1403])" office:value-type="float" office:value="10" calcext:value-type="float">
            <text:p>10</text:p>
          </table:table-cell>
          <table:table-cell table:formula="of:=[.C1398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403]*INDEX([$Rates.$B$2:$Rates.$B$6];[.C1403]+1)-[.G1403]*INDEX([$Rates.$C$2:$Rates.$C$6];[.C140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04]=0;[.A1403]+1;[.A1403])" office:value-type="date" office:date-value="2023-10-08" calcext:value-type="date">
            <text:p>2023-10-08</text:p>
          </table:table-cell>
          <table:table-cell table:formula="of:=MONTH([.A1404])" office:value-type="float" office:value="10" calcext:value-type="float">
            <text:p>10</text:p>
          </table:table-cell>
          <table:table-cell table:formula="of:=[.C1399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404]*INDEX([$Rates.$B$2:$Rates.$B$6];[.C1404]+1)-[.G1404]*INDEX([$Rates.$C$2:$Rates.$C$6];[.C140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05]=0;[.A1404]+1;[.A1404])" office:value-type="date" office:date-value="2023-10-08" calcext:value-type="date">
            <text:p>2023-10-08</text:p>
          </table:table-cell>
          <table:table-cell table:formula="of:=MONTH([.A1405])" office:value-type="float" office:value="10" calcext:value-type="float">
            <text:p>10</text:p>
          </table:table-cell>
          <table:table-cell table:formula="of:=[.C1400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405]*INDEX([$Rates.$B$2:$Rates.$B$6];[.C1405]+1)-[.G1405]*INDEX([$Rates.$C$2:$Rates.$C$6];[.C140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06]=0;[.A1405]+1;[.A1405])" office:value-type="date" office:date-value="2023-10-08" calcext:value-type="date">
            <text:p>2023-10-08</text:p>
          </table:table-cell>
          <table:table-cell table:formula="of:=MONTH([.A1406])" office:value-type="float" office:value="10" calcext:value-type="float">
            <text:p>10</text:p>
          </table:table-cell>
          <table:table-cell table:formula="of:=[.C1401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406]*INDEX([$Rates.$B$2:$Rates.$B$6];[.C1406]+1)-[.G1406]*INDEX([$Rates.$C$2:$Rates.$C$6];[.C140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07]=0;[.A1406]+1;[.A1406])" office:value-type="date" office:date-value="2023-10-09" calcext:value-type="date">
            <text:p>2023-10-09</text:p>
          </table:table-cell>
          <table:table-cell table:formula="of:=MONTH([.A1407])" office:value-type="float" office:value="10" calcext:value-type="float">
            <text:p>10</text:p>
          </table:table-cell>
          <table:table-cell table:formula="of:=[.C1402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407]*INDEX([$Rates.$B$2:$Rates.$B$6];[.C1407]+1)-[.G1407]*INDEX([$Rates.$C$2:$Rates.$C$6];[.C140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08]=0;[.A1407]+1;[.A1407])" office:value-type="date" office:date-value="2023-10-09" calcext:value-type="date">
            <text:p>2023-10-09</text:p>
          </table:table-cell>
          <table:table-cell table:formula="of:=MONTH([.A1408])" office:value-type="float" office:value="10" calcext:value-type="float">
            <text:p>10</text:p>
          </table:table-cell>
          <table:table-cell table:formula="of:=[.C1403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408]*INDEX([$Rates.$B$2:$Rates.$B$6];[.C1408]+1)-[.G1408]*INDEX([$Rates.$C$2:$Rates.$C$6];[.C140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09]=0;[.A1408]+1;[.A1408])" office:value-type="date" office:date-value="2023-10-09" calcext:value-type="date">
            <text:p>2023-10-09</text:p>
          </table:table-cell>
          <table:table-cell table:formula="of:=MONTH([.A1409])" office:value-type="float" office:value="10" calcext:value-type="float">
            <text:p>10</text:p>
          </table:table-cell>
          <table:table-cell table:formula="of:=[.C1404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409]*INDEX([$Rates.$B$2:$Rates.$B$6];[.C1409]+1)-[.G1409]*INDEX([$Rates.$C$2:$Rates.$C$6];[.C140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10]=0;[.A1409]+1;[.A1409])" office:value-type="date" office:date-value="2023-10-09" calcext:value-type="date">
            <text:p>2023-10-09</text:p>
          </table:table-cell>
          <table:table-cell table:formula="of:=MONTH([.A1410])" office:value-type="float" office:value="10" calcext:value-type="float">
            <text:p>10</text:p>
          </table:table-cell>
          <table:table-cell table:formula="of:=[.C1405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410]*INDEX([$Rates.$B$2:$Rates.$B$6];[.C1410]+1)-[.G1410]*INDEX([$Rates.$C$2:$Rates.$C$6];[.C141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11]=0;[.A1410]+1;[.A1410])" office:value-type="date" office:date-value="2023-10-09" calcext:value-type="date">
            <text:p>2023-10-09</text:p>
          </table:table-cell>
          <table:table-cell table:formula="of:=MONTH([.A1411])" office:value-type="float" office:value="10" calcext:value-type="float">
            <text:p>10</text:p>
          </table:table-cell>
          <table:table-cell table:formula="of:=[.C1406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411]*INDEX([$Rates.$B$2:$Rates.$B$6];[.C1411]+1)-[.G1411]*INDEX([$Rates.$C$2:$Rates.$C$6];[.C141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12]=0;[.A1411]+1;[.A1411])" office:value-type="date" office:date-value="2023-10-10" calcext:value-type="date">
            <text:p>2023-10-10</text:p>
          </table:table-cell>
          <table:table-cell table:formula="of:=MONTH([.A1412])" office:value-type="float" office:value="10" calcext:value-type="float">
            <text:p>10</text:p>
          </table:table-cell>
          <table:table-cell table:formula="of:=[.C1407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412]*INDEX([$Rates.$B$2:$Rates.$B$6];[.C1412]+1)-[.G1412]*INDEX([$Rates.$C$2:$Rates.$C$6];[.C141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13]=0;[.A1412]+1;[.A1412])" office:value-type="date" office:date-value="2023-10-10" calcext:value-type="date">
            <text:p>2023-10-10</text:p>
          </table:table-cell>
          <table:table-cell table:formula="of:=MONTH([.A1413])" office:value-type="float" office:value="10" calcext:value-type="float">
            <text:p>10</text:p>
          </table:table-cell>
          <table:table-cell table:formula="of:=[.C1408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413]*INDEX([$Rates.$B$2:$Rates.$B$6];[.C1413]+1)-[.G1413]*INDEX([$Rates.$C$2:$Rates.$C$6];[.C141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14]=0;[.A1413]+1;[.A1413])" office:value-type="date" office:date-value="2023-10-10" calcext:value-type="date">
            <text:p>2023-10-10</text:p>
          </table:table-cell>
          <table:table-cell table:formula="of:=MONTH([.A1414])" office:value-type="float" office:value="10" calcext:value-type="float">
            <text:p>10</text:p>
          </table:table-cell>
          <table:table-cell table:formula="of:=[.C1409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414]*INDEX([$Rates.$B$2:$Rates.$B$6];[.C1414]+1)-[.G1414]*INDEX([$Rates.$C$2:$Rates.$C$6];[.C141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15]=0;[.A1414]+1;[.A1414])" office:value-type="date" office:date-value="2023-10-10" calcext:value-type="date">
            <text:p>2023-10-10</text:p>
          </table:table-cell>
          <table:table-cell table:formula="of:=MONTH([.A1415])" office:value-type="float" office:value="10" calcext:value-type="float">
            <text:p>10</text:p>
          </table:table-cell>
          <table:table-cell table:formula="of:=[.C1410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415]*INDEX([$Rates.$B$2:$Rates.$B$6];[.C1415]+1)-[.G1415]*INDEX([$Rates.$C$2:$Rates.$C$6];[.C141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16]=0;[.A1415]+1;[.A1415])" office:value-type="date" office:date-value="2023-10-10" calcext:value-type="date">
            <text:p>2023-10-10</text:p>
          </table:table-cell>
          <table:table-cell table:formula="of:=MONTH([.A1416])" office:value-type="float" office:value="10" calcext:value-type="float">
            <text:p>10</text:p>
          </table:table-cell>
          <table:table-cell table:formula="of:=[.C1411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416]*INDEX([$Rates.$B$2:$Rates.$B$6];[.C1416]+1)-[.G1416]*INDEX([$Rates.$C$2:$Rates.$C$6];[.C141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17]=0;[.A1416]+1;[.A1416])" office:value-type="date" office:date-value="2023-10-11" calcext:value-type="date">
            <text:p>2023-10-11</text:p>
          </table:table-cell>
          <table:table-cell table:formula="of:=MONTH([.A1417])" office:value-type="float" office:value="10" calcext:value-type="float">
            <text:p>10</text:p>
          </table:table-cell>
          <table:table-cell table:formula="of:=[.C1412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417]*INDEX([$Rates.$B$2:$Rates.$B$6];[.C1417]+1)-[.G1417]*INDEX([$Rates.$C$2:$Rates.$C$6];[.C141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18]=0;[.A1417]+1;[.A1417])" office:value-type="date" office:date-value="2023-10-11" calcext:value-type="date">
            <text:p>2023-10-11</text:p>
          </table:table-cell>
          <table:table-cell table:formula="of:=MONTH([.A1418])" office:value-type="float" office:value="10" calcext:value-type="float">
            <text:p>10</text:p>
          </table:table-cell>
          <table:table-cell table:formula="of:=[.C1413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418]*INDEX([$Rates.$B$2:$Rates.$B$6];[.C1418]+1)-[.G1418]*INDEX([$Rates.$C$2:$Rates.$C$6];[.C141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19]=0;[.A1418]+1;[.A1418])" office:value-type="date" office:date-value="2023-10-11" calcext:value-type="date">
            <text:p>2023-10-11</text:p>
          </table:table-cell>
          <table:table-cell table:formula="of:=MONTH([.A1419])" office:value-type="float" office:value="10" calcext:value-type="float">
            <text:p>10</text:p>
          </table:table-cell>
          <table:table-cell table:formula="of:=[.C1414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419]*INDEX([$Rates.$B$2:$Rates.$B$6];[.C1419]+1)-[.G1419]*INDEX([$Rates.$C$2:$Rates.$C$6];[.C141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20]=0;[.A1419]+1;[.A1419])" office:value-type="date" office:date-value="2023-10-11" calcext:value-type="date">
            <text:p>2023-10-11</text:p>
          </table:table-cell>
          <table:table-cell table:formula="of:=MONTH([.A1420])" office:value-type="float" office:value="10" calcext:value-type="float">
            <text:p>10</text:p>
          </table:table-cell>
          <table:table-cell table:formula="of:=[.C1415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420]*INDEX([$Rates.$B$2:$Rates.$B$6];[.C1420]+1)-[.G1420]*INDEX([$Rates.$C$2:$Rates.$C$6];[.C142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21]=0;[.A1420]+1;[.A1420])" office:value-type="date" office:date-value="2023-10-11" calcext:value-type="date">
            <text:p>2023-10-11</text:p>
          </table:table-cell>
          <table:table-cell table:formula="of:=MONTH([.A1421])" office:value-type="float" office:value="10" calcext:value-type="float">
            <text:p>10</text:p>
          </table:table-cell>
          <table:table-cell table:formula="of:=[.C1416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421]*INDEX([$Rates.$B$2:$Rates.$B$6];[.C1421]+1)-[.G1421]*INDEX([$Rates.$C$2:$Rates.$C$6];[.C142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22]=0;[.A1421]+1;[.A1421])" office:value-type="date" office:date-value="2023-10-12" calcext:value-type="date">
            <text:p>2023-10-12</text:p>
          </table:table-cell>
          <table:table-cell table:formula="of:=MONTH([.A1422])" office:value-type="float" office:value="10" calcext:value-type="float">
            <text:p>10</text:p>
          </table:table-cell>
          <table:table-cell table:formula="of:=[.C1417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422]*INDEX([$Rates.$B$2:$Rates.$B$6];[.C1422]+1)-[.G1422]*INDEX([$Rates.$C$2:$Rates.$C$6];[.C142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23]=0;[.A1422]+1;[.A1422])" office:value-type="date" office:date-value="2023-10-12" calcext:value-type="date">
            <text:p>2023-10-12</text:p>
          </table:table-cell>
          <table:table-cell table:formula="of:=MONTH([.A1423])" office:value-type="float" office:value="10" calcext:value-type="float">
            <text:p>10</text:p>
          </table:table-cell>
          <table:table-cell table:formula="of:=[.C1418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423]*INDEX([$Rates.$B$2:$Rates.$B$6];[.C1423]+1)-[.G1423]*INDEX([$Rates.$C$2:$Rates.$C$6];[.C142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24]=0;[.A1423]+1;[.A1423])" office:value-type="date" office:date-value="2023-10-12" calcext:value-type="date">
            <text:p>2023-10-12</text:p>
          </table:table-cell>
          <table:table-cell table:formula="of:=MONTH([.A1424])" office:value-type="float" office:value="10" calcext:value-type="float">
            <text:p>10</text:p>
          </table:table-cell>
          <table:table-cell table:formula="of:=[.C1419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424]*INDEX([$Rates.$B$2:$Rates.$B$6];[.C1424]+1)-[.G1424]*INDEX([$Rates.$C$2:$Rates.$C$6];[.C142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25]=0;[.A1424]+1;[.A1424])" office:value-type="date" office:date-value="2023-10-12" calcext:value-type="date">
            <text:p>2023-10-12</text:p>
          </table:table-cell>
          <table:table-cell table:formula="of:=MONTH([.A1425])" office:value-type="float" office:value="10" calcext:value-type="float">
            <text:p>10</text:p>
          </table:table-cell>
          <table:table-cell table:formula="of:=[.C1420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425]*INDEX([$Rates.$B$2:$Rates.$B$6];[.C1425]+1)-[.G1425]*INDEX([$Rates.$C$2:$Rates.$C$6];[.C142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26]=0;[.A1425]+1;[.A1425])" office:value-type="date" office:date-value="2023-10-12" calcext:value-type="date">
            <text:p>2023-10-12</text:p>
          </table:table-cell>
          <table:table-cell table:formula="of:=MONTH([.A1426])" office:value-type="float" office:value="10" calcext:value-type="float">
            <text:p>10</text:p>
          </table:table-cell>
          <table:table-cell table:formula="of:=[.C1421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426]*INDEX([$Rates.$B$2:$Rates.$B$6];[.C1426]+1)-[.G1426]*INDEX([$Rates.$C$2:$Rates.$C$6];[.C142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27]=0;[.A1426]+1;[.A1426])" office:value-type="date" office:date-value="2023-10-13" calcext:value-type="date">
            <text:p>2023-10-13</text:p>
          </table:table-cell>
          <table:table-cell table:formula="of:=MONTH([.A1427])" office:value-type="float" office:value="10" calcext:value-type="float">
            <text:p>10</text:p>
          </table:table-cell>
          <table:table-cell table:formula="of:=[.C1422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427]*INDEX([$Rates.$B$2:$Rates.$B$6];[.C1427]+1)-[.G1427]*INDEX([$Rates.$C$2:$Rates.$C$6];[.C142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28]=0;[.A1427]+1;[.A1427])" office:value-type="date" office:date-value="2023-10-13" calcext:value-type="date">
            <text:p>2023-10-13</text:p>
          </table:table-cell>
          <table:table-cell table:formula="of:=MONTH([.A1428])" office:value-type="float" office:value="10" calcext:value-type="float">
            <text:p>10</text:p>
          </table:table-cell>
          <table:table-cell table:formula="of:=[.C1423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428]*INDEX([$Rates.$B$2:$Rates.$B$6];[.C1428]+1)-[.G1428]*INDEX([$Rates.$C$2:$Rates.$C$6];[.C142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29]=0;[.A1428]+1;[.A1428])" office:value-type="date" office:date-value="2023-10-13" calcext:value-type="date">
            <text:p>2023-10-13</text:p>
          </table:table-cell>
          <table:table-cell table:formula="of:=MONTH([.A1429])" office:value-type="float" office:value="10" calcext:value-type="float">
            <text:p>10</text:p>
          </table:table-cell>
          <table:table-cell table:formula="of:=[.C1424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429]*INDEX([$Rates.$B$2:$Rates.$B$6];[.C1429]+1)-[.G1429]*INDEX([$Rates.$C$2:$Rates.$C$6];[.C142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30]=0;[.A1429]+1;[.A1429])" office:value-type="date" office:date-value="2023-10-13" calcext:value-type="date">
            <text:p>2023-10-13</text:p>
          </table:table-cell>
          <table:table-cell table:formula="of:=MONTH([.A1430])" office:value-type="float" office:value="10" calcext:value-type="float">
            <text:p>10</text:p>
          </table:table-cell>
          <table:table-cell table:formula="of:=[.C1425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430]*INDEX([$Rates.$B$2:$Rates.$B$6];[.C1430]+1)-[.G1430]*INDEX([$Rates.$C$2:$Rates.$C$6];[.C143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31]=0;[.A1430]+1;[.A1430])" office:value-type="date" office:date-value="2023-10-13" calcext:value-type="date">
            <text:p>2023-10-13</text:p>
          </table:table-cell>
          <table:table-cell table:formula="of:=MONTH([.A1431])" office:value-type="float" office:value="10" calcext:value-type="float">
            <text:p>10</text:p>
          </table:table-cell>
          <table:table-cell table:formula="of:=[.C1426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431]*INDEX([$Rates.$B$2:$Rates.$B$6];[.C1431]+1)-[.G1431]*INDEX([$Rates.$C$2:$Rates.$C$6];[.C143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32]=0;[.A1431]+1;[.A1431])" office:value-type="date" office:date-value="2023-10-14" calcext:value-type="date">
            <text:p>2023-10-14</text:p>
          </table:table-cell>
          <table:table-cell table:formula="of:=MONTH([.A1432])" office:value-type="float" office:value="10" calcext:value-type="float">
            <text:p>10</text:p>
          </table:table-cell>
          <table:table-cell table:formula="of:=[.C1427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432]*INDEX([$Rates.$B$2:$Rates.$B$6];[.C1432]+1)-[.G1432]*INDEX([$Rates.$C$2:$Rates.$C$6];[.C143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33]=0;[.A1432]+1;[.A1432])" office:value-type="date" office:date-value="2023-10-14" calcext:value-type="date">
            <text:p>2023-10-14</text:p>
          </table:table-cell>
          <table:table-cell table:formula="of:=MONTH([.A1433])" office:value-type="float" office:value="10" calcext:value-type="float">
            <text:p>10</text:p>
          </table:table-cell>
          <table:table-cell table:formula="of:=[.C1428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433]*INDEX([$Rates.$B$2:$Rates.$B$6];[.C1433]+1)-[.G1433]*INDEX([$Rates.$C$2:$Rates.$C$6];[.C143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34]=0;[.A1433]+1;[.A1433])" office:value-type="date" office:date-value="2023-10-14" calcext:value-type="date">
            <text:p>2023-10-14</text:p>
          </table:table-cell>
          <table:table-cell table:formula="of:=MONTH([.A1434])" office:value-type="float" office:value="10" calcext:value-type="float">
            <text:p>10</text:p>
          </table:table-cell>
          <table:table-cell table:formula="of:=[.C1429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434]*INDEX([$Rates.$B$2:$Rates.$B$6];[.C1434]+1)-[.G1434]*INDEX([$Rates.$C$2:$Rates.$C$6];[.C143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35]=0;[.A1434]+1;[.A1434])" office:value-type="date" office:date-value="2023-10-14" calcext:value-type="date">
            <text:p>2023-10-14</text:p>
          </table:table-cell>
          <table:table-cell table:formula="of:=MONTH([.A1435])" office:value-type="float" office:value="10" calcext:value-type="float">
            <text:p>10</text:p>
          </table:table-cell>
          <table:table-cell table:formula="of:=[.C1430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435]*INDEX([$Rates.$B$2:$Rates.$B$6];[.C1435]+1)-[.G1435]*INDEX([$Rates.$C$2:$Rates.$C$6];[.C143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36]=0;[.A1435]+1;[.A1435])" office:value-type="date" office:date-value="2023-10-14" calcext:value-type="date">
            <text:p>2023-10-14</text:p>
          </table:table-cell>
          <table:table-cell table:formula="of:=MONTH([.A1436])" office:value-type="float" office:value="10" calcext:value-type="float">
            <text:p>10</text:p>
          </table:table-cell>
          <table:table-cell table:formula="of:=[.C1431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436]*INDEX([$Rates.$B$2:$Rates.$B$6];[.C1436]+1)-[.G1436]*INDEX([$Rates.$C$2:$Rates.$C$6];[.C143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37]=0;[.A1436]+1;[.A1436])" office:value-type="date" office:date-value="2023-10-15" calcext:value-type="date">
            <text:p>2023-10-15</text:p>
          </table:table-cell>
          <table:table-cell table:formula="of:=MONTH([.A1437])" office:value-type="float" office:value="10" calcext:value-type="float">
            <text:p>10</text:p>
          </table:table-cell>
          <table:table-cell table:formula="of:=[.C1432]" office:value-type="float" office:value="0" calcext:value-type="float">
            <text:p>0</text:p>
          </table:table-cell>
          <table:table-cell table:style-name="ce3"/>
          <table:table-cell table:number-columns-repeated="5"/>
          <table:table-cell table:formula="of:=[.F1437]*INDEX([$Rates.$B$2:$Rates.$B$6];[.C1437]+1)-[.G1437]*INDEX([$Rates.$C$2:$Rates.$C$6];[.C143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38]=0;[.A1437]+1;[.A1437])" office:value-type="date" office:date-value="2023-10-15" calcext:value-type="date">
            <text:p>2023-10-15</text:p>
          </table:table-cell>
          <table:table-cell table:formula="of:=MONTH([.A1438])" office:value-type="float" office:value="10" calcext:value-type="float">
            <text:p>10</text:p>
          </table:table-cell>
          <table:table-cell table:formula="of:=[.C1433]"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formula="of:=[.F1438]*INDEX([$Rates.$B$2:$Rates.$B$6];[.C1438]+1)-[.G1438]*INDEX([$Rates.$C$2:$Rates.$C$6];[.C143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39]=0;[.A1438]+1;[.A1438])" office:value-type="date" office:date-value="2023-10-15" calcext:value-type="date">
            <text:p>2023-10-15</text:p>
          </table:table-cell>
          <table:table-cell table:formula="of:=MONTH([.A1439])" office:value-type="float" office:value="10" calcext:value-type="float">
            <text:p>10</text:p>
          </table:table-cell>
          <table:table-cell table:formula="of:=[.C1434]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formula="of:=[.F1439]*INDEX([$Rates.$B$2:$Rates.$B$6];[.C1439]+1)-[.G1439]*INDEX([$Rates.$C$2:$Rates.$C$6];[.C143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40]=0;[.A1439]+1;[.A1439])" office:value-type="date" office:date-value="2023-10-15" calcext:value-type="date">
            <text:p>2023-10-15</text:p>
          </table:table-cell>
          <table:table-cell table:formula="of:=MONTH([.A1440])" office:value-type="float" office:value="10" calcext:value-type="float">
            <text:p>10</text:p>
          </table:table-cell>
          <table:table-cell table:formula="of:=[.C1435]"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formula="of:=[.F1440]*INDEX([$Rates.$B$2:$Rates.$B$6];[.C1440]+1)-[.G1440]*INDEX([$Rates.$C$2:$Rates.$C$6];[.C144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41]=0;[.A1440]+1;[.A1440])" office:value-type="date" office:date-value="2023-10-15" calcext:value-type="date">
            <text:p>2023-10-15</text:p>
          </table:table-cell>
          <table:table-cell table:formula="of:=MONTH([.A1441])" office:value-type="float" office:value="10" calcext:value-type="float">
            <text:p>10</text:p>
          </table:table-cell>
          <table:table-cell table:formula="of:=[.C1436]" office:value-type="float" office:value="4" calcext:value-type="float">
            <text:p>4</text:p>
          </table:table-cell>
          <table:table-cell table:style-name="ce3"/>
          <table:table-cell table:number-columns-repeated="5"/>
          <table:table-cell table:formula="of:=[.F1441]*INDEX([$Rates.$B$2:$Rates.$B$6];[.C1441]+1)-[.G1441]*INDEX([$Rates.$C$2:$Rates.$C$6];[.C144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42]=0;[.A1441]+1;[.A1441])" office:value-type="date" office:date-value="2023-10-16" calcext:value-type="date">
            <text:p>2023-10-16</text:p>
          </table:table-cell>
          <table:table-cell table:formula="of:=MONTH([.A1442])" office:value-type="float" office:value="10" calcext:value-type="float">
            <text:p>10</text:p>
          </table:table-cell>
          <table:table-cell table:formula="of:=[.C1437]" office:value-type="float" office:value="0" calcext:value-type="float">
            <text:p>0</text:p>
          </table:table-cell>
          <table:table-cell table:number-columns-repeated="6"/>
          <table:table-cell table:formula="of:=[.F1442]*INDEX([$Rates.$B$2:$Rates.$B$6];[.C1442]+1)-[.G1442]*INDEX([$Rates.$C$2:$Rates.$C$6];[.C144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43]=0;[.A1442]+1;[.A1442])" office:value-type="date" office:date-value="2023-10-16" calcext:value-type="date">
            <text:p>2023-10-16</text:p>
          </table:table-cell>
          <table:table-cell table:formula="of:=MONTH([.A1443])" office:value-type="float" office:value="10" calcext:value-type="float">
            <text:p>10</text:p>
          </table:table-cell>
          <table:table-cell table:formula="of:=[.C1438]" office:value-type="float" office:value="1" calcext:value-type="float">
            <text:p>1</text:p>
          </table:table-cell>
          <table:table-cell table:number-columns-repeated="6"/>
          <table:table-cell table:formula="of:=[.F1443]*INDEX([$Rates.$B$2:$Rates.$B$6];[.C1443]+1)-[.G1443]*INDEX([$Rates.$C$2:$Rates.$C$6];[.C144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44]=0;[.A1443]+1;[.A1443])" office:value-type="date" office:date-value="2023-10-16" calcext:value-type="date">
            <text:p>2023-10-16</text:p>
          </table:table-cell>
          <table:table-cell table:formula="of:=MONTH([.A1444])" office:value-type="float" office:value="10" calcext:value-type="float">
            <text:p>10</text:p>
          </table:table-cell>
          <table:table-cell table:formula="of:=[.C1439]" office:value-type="float" office:value="2" calcext:value-type="float">
            <text:p>2</text:p>
          </table:table-cell>
          <table:table-cell table:number-columns-repeated="6"/>
          <table:table-cell table:formula="of:=[.F1444]*INDEX([$Rates.$B$2:$Rates.$B$6];[.C1444]+1)-[.G1444]*INDEX([$Rates.$C$2:$Rates.$C$6];[.C144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45]=0;[.A1444]+1;[.A1444])" office:value-type="date" office:date-value="2023-10-16" calcext:value-type="date">
            <text:p>2023-10-16</text:p>
          </table:table-cell>
          <table:table-cell table:formula="of:=MONTH([.A1445])" office:value-type="float" office:value="10" calcext:value-type="float">
            <text:p>10</text:p>
          </table:table-cell>
          <table:table-cell table:formula="of:=[.C1440]" office:value-type="float" office:value="3" calcext:value-type="float">
            <text:p>3</text:p>
          </table:table-cell>
          <table:table-cell table:number-columns-repeated="6"/>
          <table:table-cell table:formula="of:=[.F1445]*INDEX([$Rates.$B$2:$Rates.$B$6];[.C1445]+1)-[.G1445]*INDEX([$Rates.$C$2:$Rates.$C$6];[.C144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46]=0;[.A1445]+1;[.A1445])" office:value-type="date" office:date-value="2023-10-16" calcext:value-type="date">
            <text:p>2023-10-16</text:p>
          </table:table-cell>
          <table:table-cell table:formula="of:=MONTH([.A1446])" office:value-type="float" office:value="10" calcext:value-type="float">
            <text:p>10</text:p>
          </table:table-cell>
          <table:table-cell table:formula="of:=[.C1441]" office:value-type="float" office:value="4" calcext:value-type="float">
            <text:p>4</text:p>
          </table:table-cell>
          <table:table-cell table:number-columns-repeated="6"/>
          <table:table-cell table:formula="of:=[.F1446]*INDEX([$Rates.$B$2:$Rates.$B$6];[.C1446]+1)-[.G1446]*INDEX([$Rates.$C$2:$Rates.$C$6];[.C144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47]=0;[.A1446]+1;[.A1446])" office:value-type="date" office:date-value="2023-10-17" calcext:value-type="date">
            <text:p>2023-10-17</text:p>
          </table:table-cell>
          <table:table-cell table:formula="of:=MONTH([.A1447])" office:value-type="float" office:value="10" calcext:value-type="float">
            <text:p>10</text:p>
          </table:table-cell>
          <table:table-cell table:formula="of:=[.C1442]" office:value-type="float" office:value="0" calcext:value-type="float">
            <text:p>0</text:p>
          </table:table-cell>
          <table:table-cell table:number-columns-repeated="6"/>
          <table:table-cell table:formula="of:=[.F1447]*INDEX([$Rates.$B$2:$Rates.$B$6];[.C1447]+1)-[.G1447]*INDEX([$Rates.$C$2:$Rates.$C$6];[.C144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48]=0;[.A1447]+1;[.A1447])" office:value-type="date" office:date-value="2023-10-17" calcext:value-type="date">
            <text:p>2023-10-17</text:p>
          </table:table-cell>
          <table:table-cell table:formula="of:=MONTH([.A1448])" office:value-type="float" office:value="10" calcext:value-type="float">
            <text:p>10</text:p>
          </table:table-cell>
          <table:table-cell table:formula="of:=[.C1443]" office:value-type="float" office:value="1" calcext:value-type="float">
            <text:p>1</text:p>
          </table:table-cell>
          <table:table-cell table:number-columns-repeated="6"/>
          <table:table-cell table:formula="of:=[.F1448]*INDEX([$Rates.$B$2:$Rates.$B$6];[.C1448]+1)-[.G1448]*INDEX([$Rates.$C$2:$Rates.$C$6];[.C144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49]=0;[.A1448]+1;[.A1448])" office:value-type="date" office:date-value="2023-10-17" calcext:value-type="date">
            <text:p>2023-10-17</text:p>
          </table:table-cell>
          <table:table-cell table:formula="of:=MONTH([.A1449])" office:value-type="float" office:value="10" calcext:value-type="float">
            <text:p>10</text:p>
          </table:table-cell>
          <table:table-cell table:formula="of:=[.C1444]" office:value-type="float" office:value="2" calcext:value-type="float">
            <text:p>2</text:p>
          </table:table-cell>
          <table:table-cell table:number-columns-repeated="6"/>
          <table:table-cell table:formula="of:=[.F1449]*INDEX([$Rates.$B$2:$Rates.$B$6];[.C1449]+1)-[.G1449]*INDEX([$Rates.$C$2:$Rates.$C$6];[.C144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50]=0;[.A1449]+1;[.A1449])" office:value-type="date" office:date-value="2023-10-17" calcext:value-type="date">
            <text:p>2023-10-17</text:p>
          </table:table-cell>
          <table:table-cell table:formula="of:=MONTH([.A1450])" office:value-type="float" office:value="10" calcext:value-type="float">
            <text:p>10</text:p>
          </table:table-cell>
          <table:table-cell table:formula="of:=[.C1445]" office:value-type="float" office:value="3" calcext:value-type="float">
            <text:p>3</text:p>
          </table:table-cell>
          <table:table-cell table:number-columns-repeated="6"/>
          <table:table-cell table:formula="of:=[.F1450]*INDEX([$Rates.$B$2:$Rates.$B$6];[.C1450]+1)-[.G1450]*INDEX([$Rates.$C$2:$Rates.$C$6];[.C145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51]=0;[.A1450]+1;[.A1450])" office:value-type="date" office:date-value="2023-10-17" calcext:value-type="date">
            <text:p>2023-10-17</text:p>
          </table:table-cell>
          <table:table-cell table:formula="of:=MONTH([.A1451])" office:value-type="float" office:value="10" calcext:value-type="float">
            <text:p>10</text:p>
          </table:table-cell>
          <table:table-cell table:formula="of:=[.C1446]" office:value-type="float" office:value="4" calcext:value-type="float">
            <text:p>4</text:p>
          </table:table-cell>
          <table:table-cell table:number-columns-repeated="6"/>
          <table:table-cell table:formula="of:=[.F1451]*INDEX([$Rates.$B$2:$Rates.$B$6];[.C1451]+1)-[.G1451]*INDEX([$Rates.$C$2:$Rates.$C$6];[.C145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52]=0;[.A1451]+1;[.A1451])" office:value-type="date" office:date-value="2023-10-18" calcext:value-type="date">
            <text:p>2023-10-18</text:p>
          </table:table-cell>
          <table:table-cell table:formula="of:=MONTH([.A1452])" office:value-type="float" office:value="10" calcext:value-type="float">
            <text:p>10</text:p>
          </table:table-cell>
          <table:table-cell table:formula="of:=[.C1447]" office:value-type="float" office:value="0" calcext:value-type="float">
            <text:p>0</text:p>
          </table:table-cell>
          <table:table-cell table:number-columns-repeated="6"/>
          <table:table-cell table:formula="of:=[.F1452]*INDEX([$Rates.$B$2:$Rates.$B$6];[.C1452]+1)-[.G1452]*INDEX([$Rates.$C$2:$Rates.$C$6];[.C145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53]=0;[.A1452]+1;[.A1452])" office:value-type="date" office:date-value="2023-10-18" calcext:value-type="date">
            <text:p>2023-10-18</text:p>
          </table:table-cell>
          <table:table-cell table:formula="of:=MONTH([.A1453])" office:value-type="float" office:value="10" calcext:value-type="float">
            <text:p>10</text:p>
          </table:table-cell>
          <table:table-cell table:formula="of:=[.C1448]" office:value-type="float" office:value="1" calcext:value-type="float">
            <text:p>1</text:p>
          </table:table-cell>
          <table:table-cell table:number-columns-repeated="6"/>
          <table:table-cell table:formula="of:=[.F1453]*INDEX([$Rates.$B$2:$Rates.$B$6];[.C1453]+1)-[.G1453]*INDEX([$Rates.$C$2:$Rates.$C$6];[.C145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54]=0;[.A1453]+1;[.A1453])" office:value-type="date" office:date-value="2023-10-18" calcext:value-type="date">
            <text:p>2023-10-18</text:p>
          </table:table-cell>
          <table:table-cell table:formula="of:=MONTH([.A1454])" office:value-type="float" office:value="10" calcext:value-type="float">
            <text:p>10</text:p>
          </table:table-cell>
          <table:table-cell table:formula="of:=[.C1449]" office:value-type="float" office:value="2" calcext:value-type="float">
            <text:p>2</text:p>
          </table:table-cell>
          <table:table-cell table:number-columns-repeated="6"/>
          <table:table-cell table:formula="of:=[.F1454]*INDEX([$Rates.$B$2:$Rates.$B$6];[.C1454]+1)-[.G1454]*INDEX([$Rates.$C$2:$Rates.$C$6];[.C145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55]=0;[.A1454]+1;[.A1454])" office:value-type="date" office:date-value="2023-10-18" calcext:value-type="date">
            <text:p>2023-10-18</text:p>
          </table:table-cell>
          <table:table-cell table:formula="of:=MONTH([.A1455])" office:value-type="float" office:value="10" calcext:value-type="float">
            <text:p>10</text:p>
          </table:table-cell>
          <table:table-cell table:formula="of:=[.C1450]" office:value-type="float" office:value="3" calcext:value-type="float">
            <text:p>3</text:p>
          </table:table-cell>
          <table:table-cell table:number-columns-repeated="6"/>
          <table:table-cell table:formula="of:=[.F1455]*INDEX([$Rates.$B$2:$Rates.$B$6];[.C1455]+1)-[.G1455]*INDEX([$Rates.$C$2:$Rates.$C$6];[.C145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56]=0;[.A1455]+1;[.A1455])" office:value-type="date" office:date-value="2023-10-18" calcext:value-type="date">
            <text:p>2023-10-18</text:p>
          </table:table-cell>
          <table:table-cell table:formula="of:=MONTH([.A1456])" office:value-type="float" office:value="10" calcext:value-type="float">
            <text:p>10</text:p>
          </table:table-cell>
          <table:table-cell table:formula="of:=[.C1451]" office:value-type="float" office:value="4" calcext:value-type="float">
            <text:p>4</text:p>
          </table:table-cell>
          <table:table-cell table:number-columns-repeated="6"/>
          <table:table-cell table:formula="of:=[.F1456]*INDEX([$Rates.$B$2:$Rates.$B$6];[.C1456]+1)-[.G1456]*INDEX([$Rates.$C$2:$Rates.$C$6];[.C145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57]=0;[.A1456]+1;[.A1456])" office:value-type="date" office:date-value="2023-10-19" calcext:value-type="date">
            <text:p>2023-10-19</text:p>
          </table:table-cell>
          <table:table-cell table:formula="of:=MONTH([.A1457])" office:value-type="float" office:value="10" calcext:value-type="float">
            <text:p>10</text:p>
          </table:table-cell>
          <table:table-cell table:formula="of:=[.C1452]" office:value-type="float" office:value="0" calcext:value-type="float">
            <text:p>0</text:p>
          </table:table-cell>
          <table:table-cell table:number-columns-repeated="6"/>
          <table:table-cell table:formula="of:=[.F1457]*INDEX([$Rates.$B$2:$Rates.$B$6];[.C1457]+1)-[.G1457]*INDEX([$Rates.$C$2:$Rates.$C$6];[.C145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58]=0;[.A1457]+1;[.A1457])" office:value-type="date" office:date-value="2023-10-19" calcext:value-type="date">
            <text:p>2023-10-19</text:p>
          </table:table-cell>
          <table:table-cell table:formula="of:=MONTH([.A1458])" office:value-type="float" office:value="10" calcext:value-type="float">
            <text:p>10</text:p>
          </table:table-cell>
          <table:table-cell table:formula="of:=[.C1453]" office:value-type="float" office:value="1" calcext:value-type="float">
            <text:p>1</text:p>
          </table:table-cell>
          <table:table-cell table:number-columns-repeated="6"/>
          <table:table-cell table:formula="of:=[.F1458]*INDEX([$Rates.$B$2:$Rates.$B$6];[.C1458]+1)-[.G1458]*INDEX([$Rates.$C$2:$Rates.$C$6];[.C145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59]=0;[.A1458]+1;[.A1458])" office:value-type="date" office:date-value="2023-10-19" calcext:value-type="date">
            <text:p>2023-10-19</text:p>
          </table:table-cell>
          <table:table-cell table:formula="of:=MONTH([.A1459])" office:value-type="float" office:value="10" calcext:value-type="float">
            <text:p>10</text:p>
          </table:table-cell>
          <table:table-cell table:formula="of:=[.C1454]" office:value-type="float" office:value="2" calcext:value-type="float">
            <text:p>2</text:p>
          </table:table-cell>
          <table:table-cell table:number-columns-repeated="6"/>
          <table:table-cell table:formula="of:=[.F1459]*INDEX([$Rates.$B$2:$Rates.$B$6];[.C1459]+1)-[.G1459]*INDEX([$Rates.$C$2:$Rates.$C$6];[.C145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60]=0;[.A1459]+1;[.A1459])" office:value-type="date" office:date-value="2023-10-19" calcext:value-type="date">
            <text:p>2023-10-19</text:p>
          </table:table-cell>
          <table:table-cell table:formula="of:=MONTH([.A1460])" office:value-type="float" office:value="10" calcext:value-type="float">
            <text:p>10</text:p>
          </table:table-cell>
          <table:table-cell table:formula="of:=[.C1455]" office:value-type="float" office:value="3" calcext:value-type="float">
            <text:p>3</text:p>
          </table:table-cell>
          <table:table-cell table:number-columns-repeated="6"/>
          <table:table-cell table:formula="of:=[.F1460]*INDEX([$Rates.$B$2:$Rates.$B$6];[.C1460]+1)-[.G1460]*INDEX([$Rates.$C$2:$Rates.$C$6];[.C146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61]=0;[.A1460]+1;[.A1460])" office:value-type="date" office:date-value="2023-10-19" calcext:value-type="date">
            <text:p>2023-10-19</text:p>
          </table:table-cell>
          <table:table-cell table:formula="of:=MONTH([.A1461])" office:value-type="float" office:value="10" calcext:value-type="float">
            <text:p>10</text:p>
          </table:table-cell>
          <table:table-cell table:formula="of:=[.C1456]" office:value-type="float" office:value="4" calcext:value-type="float">
            <text:p>4</text:p>
          </table:table-cell>
          <table:table-cell table:number-columns-repeated="6"/>
          <table:table-cell table:formula="of:=[.F1461]*INDEX([$Rates.$B$2:$Rates.$B$6];[.C1461]+1)-[.G1461]*INDEX([$Rates.$C$2:$Rates.$C$6];[.C146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62]=0;[.A1461]+1;[.A1461])" office:value-type="date" office:date-value="2023-10-20" calcext:value-type="date">
            <text:p>2023-10-20</text:p>
          </table:table-cell>
          <table:table-cell table:formula="of:=MONTH([.A1462])" office:value-type="float" office:value="10" calcext:value-type="float">
            <text:p>10</text:p>
          </table:table-cell>
          <table:table-cell table:formula="of:=[.C1457]" office:value-type="float" office:value="0" calcext:value-type="float">
            <text:p>0</text:p>
          </table:table-cell>
          <table:table-cell table:number-columns-repeated="6"/>
          <table:table-cell table:formula="of:=[.F1462]*INDEX([$Rates.$B$2:$Rates.$B$6];[.C1462]+1)-[.G1462]*INDEX([$Rates.$C$2:$Rates.$C$6];[.C146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63]=0;[.A1462]+1;[.A1462])" office:value-type="date" office:date-value="2023-10-20" calcext:value-type="date">
            <text:p>2023-10-20</text:p>
          </table:table-cell>
          <table:table-cell table:formula="of:=MONTH([.A1463])" office:value-type="float" office:value="10" calcext:value-type="float">
            <text:p>10</text:p>
          </table:table-cell>
          <table:table-cell table:formula="of:=[.C1458]" office:value-type="float" office:value="1" calcext:value-type="float">
            <text:p>1</text:p>
          </table:table-cell>
          <table:table-cell table:number-columns-repeated="6"/>
          <table:table-cell table:formula="of:=[.F1463]*INDEX([$Rates.$B$2:$Rates.$B$6];[.C1463]+1)-[.G1463]*INDEX([$Rates.$C$2:$Rates.$C$6];[.C146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64]=0;[.A1463]+1;[.A1463])" office:value-type="date" office:date-value="2023-10-20" calcext:value-type="date">
            <text:p>2023-10-20</text:p>
          </table:table-cell>
          <table:table-cell table:formula="of:=MONTH([.A1464])" office:value-type="float" office:value="10" calcext:value-type="float">
            <text:p>10</text:p>
          </table:table-cell>
          <table:table-cell table:formula="of:=[.C1459]" office:value-type="float" office:value="2" calcext:value-type="float">
            <text:p>2</text:p>
          </table:table-cell>
          <table:table-cell table:number-columns-repeated="6"/>
          <table:table-cell table:formula="of:=[.F1464]*INDEX([$Rates.$B$2:$Rates.$B$6];[.C1464]+1)-[.G1464]*INDEX([$Rates.$C$2:$Rates.$C$6];[.C146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65]=0;[.A1464]+1;[.A1464])" office:value-type="date" office:date-value="2023-10-20" calcext:value-type="date">
            <text:p>2023-10-20</text:p>
          </table:table-cell>
          <table:table-cell table:formula="of:=MONTH([.A1465])" office:value-type="float" office:value="10" calcext:value-type="float">
            <text:p>10</text:p>
          </table:table-cell>
          <table:table-cell table:formula="of:=[.C1460]" office:value-type="float" office:value="3" calcext:value-type="float">
            <text:p>3</text:p>
          </table:table-cell>
          <table:table-cell table:number-columns-repeated="6"/>
          <table:table-cell table:formula="of:=[.F1465]*INDEX([$Rates.$B$2:$Rates.$B$6];[.C1465]+1)-[.G1465]*INDEX([$Rates.$C$2:$Rates.$C$6];[.C146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66]=0;[.A1465]+1;[.A1465])" office:value-type="date" office:date-value="2023-10-20" calcext:value-type="date">
            <text:p>2023-10-20</text:p>
          </table:table-cell>
          <table:table-cell table:formula="of:=MONTH([.A1466])" office:value-type="float" office:value="10" calcext:value-type="float">
            <text:p>10</text:p>
          </table:table-cell>
          <table:table-cell table:formula="of:=[.C1461]" office:value-type="float" office:value="4" calcext:value-type="float">
            <text:p>4</text:p>
          </table:table-cell>
          <table:table-cell table:number-columns-repeated="6"/>
          <table:table-cell table:formula="of:=[.F1466]*INDEX([$Rates.$B$2:$Rates.$B$6];[.C1466]+1)-[.G1466]*INDEX([$Rates.$C$2:$Rates.$C$6];[.C146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67]=0;[.A1466]+1;[.A1466])" office:value-type="date" office:date-value="2023-10-21" calcext:value-type="date">
            <text:p>2023-10-21</text:p>
          </table:table-cell>
          <table:table-cell table:formula="of:=MONTH([.A1467])" office:value-type="float" office:value="10" calcext:value-type="float">
            <text:p>10</text:p>
          </table:table-cell>
          <table:table-cell table:formula="of:=[.C1462]" office:value-type="float" office:value="0" calcext:value-type="float">
            <text:p>0</text:p>
          </table:table-cell>
          <table:table-cell table:number-columns-repeated="6"/>
          <table:table-cell table:formula="of:=[.F1467]*INDEX([$Rates.$B$2:$Rates.$B$6];[.C1467]+1)-[.G1467]*INDEX([$Rates.$C$2:$Rates.$C$6];[.C146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68]=0;[.A1467]+1;[.A1467])" office:value-type="date" office:date-value="2023-10-21" calcext:value-type="date">
            <text:p>2023-10-21</text:p>
          </table:table-cell>
          <table:table-cell table:formula="of:=MONTH([.A1468])" office:value-type="float" office:value="10" calcext:value-type="float">
            <text:p>10</text:p>
          </table:table-cell>
          <table:table-cell table:formula="of:=[.C1463]" office:value-type="float" office:value="1" calcext:value-type="float">
            <text:p>1</text:p>
          </table:table-cell>
          <table:table-cell table:number-columns-repeated="6"/>
          <table:table-cell table:formula="of:=[.F1468]*INDEX([$Rates.$B$2:$Rates.$B$6];[.C1468]+1)-[.G1468]*INDEX([$Rates.$C$2:$Rates.$C$6];[.C146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69]=0;[.A1468]+1;[.A1468])" office:value-type="date" office:date-value="2023-10-21" calcext:value-type="date">
            <text:p>2023-10-21</text:p>
          </table:table-cell>
          <table:table-cell table:formula="of:=MONTH([.A1469])" office:value-type="float" office:value="10" calcext:value-type="float">
            <text:p>10</text:p>
          </table:table-cell>
          <table:table-cell table:formula="of:=[.C1464]" office:value-type="float" office:value="2" calcext:value-type="float">
            <text:p>2</text:p>
          </table:table-cell>
          <table:table-cell table:number-columns-repeated="6"/>
          <table:table-cell table:formula="of:=[.F1469]*INDEX([$Rates.$B$2:$Rates.$B$6];[.C1469]+1)-[.G1469]*INDEX([$Rates.$C$2:$Rates.$C$6];[.C146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70]=0;[.A1469]+1;[.A1469])" office:value-type="date" office:date-value="2023-10-21" calcext:value-type="date">
            <text:p>2023-10-21</text:p>
          </table:table-cell>
          <table:table-cell table:formula="of:=MONTH([.A1470])" office:value-type="float" office:value="10" calcext:value-type="float">
            <text:p>10</text:p>
          </table:table-cell>
          <table:table-cell table:formula="of:=[.C1465]" office:value-type="float" office:value="3" calcext:value-type="float">
            <text:p>3</text:p>
          </table:table-cell>
          <table:table-cell table:number-columns-repeated="6"/>
          <table:table-cell table:formula="of:=[.F1470]*INDEX([$Rates.$B$2:$Rates.$B$6];[.C1470]+1)-[.G1470]*INDEX([$Rates.$C$2:$Rates.$C$6];[.C147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71]=0;[.A1470]+1;[.A1470])" office:value-type="date" office:date-value="2023-10-21" calcext:value-type="date">
            <text:p>2023-10-21</text:p>
          </table:table-cell>
          <table:table-cell table:formula="of:=MONTH([.A1471])" office:value-type="float" office:value="10" calcext:value-type="float">
            <text:p>10</text:p>
          </table:table-cell>
          <table:table-cell table:formula="of:=[.C1466]" office:value-type="float" office:value="4" calcext:value-type="float">
            <text:p>4</text:p>
          </table:table-cell>
          <table:table-cell table:number-columns-repeated="6"/>
          <table:table-cell table:formula="of:=[.F1471]*INDEX([$Rates.$B$2:$Rates.$B$6];[.C1471]+1)-[.G1471]*INDEX([$Rates.$C$2:$Rates.$C$6];[.C147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72]=0;[.A1471]+1;[.A1471])" office:value-type="date" office:date-value="2023-10-22" calcext:value-type="date">
            <text:p>2023-10-22</text:p>
          </table:table-cell>
          <table:table-cell table:formula="of:=MONTH([.A1472])" office:value-type="float" office:value="10" calcext:value-type="float">
            <text:p>10</text:p>
          </table:table-cell>
          <table:table-cell table:formula="of:=[.C1467]" office:value-type="float" office:value="0" calcext:value-type="float">
            <text:p>0</text:p>
          </table:table-cell>
          <table:table-cell table:number-columns-repeated="6"/>
          <table:table-cell table:formula="of:=[.F1472]*INDEX([$Rates.$B$2:$Rates.$B$6];[.C1472]+1)-[.G1472]*INDEX([$Rates.$C$2:$Rates.$C$6];[.C147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73]=0;[.A1472]+1;[.A1472])" office:value-type="date" office:date-value="2023-10-22" calcext:value-type="date">
            <text:p>2023-10-22</text:p>
          </table:table-cell>
          <table:table-cell table:formula="of:=MONTH([.A1473])" office:value-type="float" office:value="10" calcext:value-type="float">
            <text:p>10</text:p>
          </table:table-cell>
          <table:table-cell table:formula="of:=[.C1468]" office:value-type="float" office:value="1" calcext:value-type="float">
            <text:p>1</text:p>
          </table:table-cell>
          <table:table-cell table:number-columns-repeated="6"/>
          <table:table-cell table:formula="of:=[.F1473]*INDEX([$Rates.$B$2:$Rates.$B$6];[.C1473]+1)-[.G1473]*INDEX([$Rates.$C$2:$Rates.$C$6];[.C147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74]=0;[.A1473]+1;[.A1473])" office:value-type="date" office:date-value="2023-10-22" calcext:value-type="date">
            <text:p>2023-10-22</text:p>
          </table:table-cell>
          <table:table-cell table:formula="of:=MONTH([.A1474])" office:value-type="float" office:value="10" calcext:value-type="float">
            <text:p>10</text:p>
          </table:table-cell>
          <table:table-cell table:formula="of:=[.C1469]" office:value-type="float" office:value="2" calcext:value-type="float">
            <text:p>2</text:p>
          </table:table-cell>
          <table:table-cell table:number-columns-repeated="6"/>
          <table:table-cell table:formula="of:=[.F1474]*INDEX([$Rates.$B$2:$Rates.$B$6];[.C1474]+1)-[.G1474]*INDEX([$Rates.$C$2:$Rates.$C$6];[.C147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75]=0;[.A1474]+1;[.A1474])" office:value-type="date" office:date-value="2023-10-22" calcext:value-type="date">
            <text:p>2023-10-22</text:p>
          </table:table-cell>
          <table:table-cell table:formula="of:=MONTH([.A1475])" office:value-type="float" office:value="10" calcext:value-type="float">
            <text:p>10</text:p>
          </table:table-cell>
          <table:table-cell table:formula="of:=[.C1470]" office:value-type="float" office:value="3" calcext:value-type="float">
            <text:p>3</text:p>
          </table:table-cell>
          <table:table-cell table:number-columns-repeated="6"/>
          <table:table-cell table:formula="of:=[.F1475]*INDEX([$Rates.$B$2:$Rates.$B$6];[.C1475]+1)-[.G1475]*INDEX([$Rates.$C$2:$Rates.$C$6];[.C147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76]=0;[.A1475]+1;[.A1475])" office:value-type="date" office:date-value="2023-10-22" calcext:value-type="date">
            <text:p>2023-10-22</text:p>
          </table:table-cell>
          <table:table-cell table:formula="of:=MONTH([.A1476])" office:value-type="float" office:value="10" calcext:value-type="float">
            <text:p>10</text:p>
          </table:table-cell>
          <table:table-cell table:formula="of:=[.C1471]" office:value-type="float" office:value="4" calcext:value-type="float">
            <text:p>4</text:p>
          </table:table-cell>
          <table:table-cell table:number-columns-repeated="6"/>
          <table:table-cell table:formula="of:=[.F1476]*INDEX([$Rates.$B$2:$Rates.$B$6];[.C1476]+1)-[.G1476]*INDEX([$Rates.$C$2:$Rates.$C$6];[.C147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77]=0;[.A1476]+1;[.A1476])" office:value-type="date" office:date-value="2023-10-23" calcext:value-type="date">
            <text:p>2023-10-23</text:p>
          </table:table-cell>
          <table:table-cell table:formula="of:=MONTH([.A1477])" office:value-type="float" office:value="10" calcext:value-type="float">
            <text:p>10</text:p>
          </table:table-cell>
          <table:table-cell table:formula="of:=[.C1472]" office:value-type="float" office:value="0" calcext:value-type="float">
            <text:p>0</text:p>
          </table:table-cell>
          <table:table-cell table:number-columns-repeated="6"/>
          <table:table-cell table:formula="of:=[.F1477]*INDEX([$Rates.$B$2:$Rates.$B$6];[.C1477]+1)-[.G1477]*INDEX([$Rates.$C$2:$Rates.$C$6];[.C147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78]=0;[.A1477]+1;[.A1477])" office:value-type="date" office:date-value="2023-10-23" calcext:value-type="date">
            <text:p>2023-10-23</text:p>
          </table:table-cell>
          <table:table-cell table:formula="of:=MONTH([.A1478])" office:value-type="float" office:value="10" calcext:value-type="float">
            <text:p>10</text:p>
          </table:table-cell>
          <table:table-cell table:formula="of:=[.C1473]" office:value-type="float" office:value="1" calcext:value-type="float">
            <text:p>1</text:p>
          </table:table-cell>
          <table:table-cell table:number-columns-repeated="6"/>
          <table:table-cell table:formula="of:=[.F1478]*INDEX([$Rates.$B$2:$Rates.$B$6];[.C1478]+1)-[.G1478]*INDEX([$Rates.$C$2:$Rates.$C$6];[.C147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79]=0;[.A1478]+1;[.A1478])" office:value-type="date" office:date-value="2023-10-23" calcext:value-type="date">
            <text:p>2023-10-23</text:p>
          </table:table-cell>
          <table:table-cell table:formula="of:=MONTH([.A1479])" office:value-type="float" office:value="10" calcext:value-type="float">
            <text:p>10</text:p>
          </table:table-cell>
          <table:table-cell table:formula="of:=[.C1474]" office:value-type="float" office:value="2" calcext:value-type="float">
            <text:p>2</text:p>
          </table:table-cell>
          <table:table-cell table:number-columns-repeated="6"/>
          <table:table-cell table:formula="of:=[.F1479]*INDEX([$Rates.$B$2:$Rates.$B$6];[.C1479]+1)-[.G1479]*INDEX([$Rates.$C$2:$Rates.$C$6];[.C147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80]=0;[.A1479]+1;[.A1479])" office:value-type="date" office:date-value="2023-10-23" calcext:value-type="date">
            <text:p>2023-10-23</text:p>
          </table:table-cell>
          <table:table-cell table:formula="of:=MONTH([.A1480])" office:value-type="float" office:value="10" calcext:value-type="float">
            <text:p>10</text:p>
          </table:table-cell>
          <table:table-cell table:formula="of:=[.C1475]" office:value-type="float" office:value="3" calcext:value-type="float">
            <text:p>3</text:p>
          </table:table-cell>
          <table:table-cell table:number-columns-repeated="6"/>
          <table:table-cell table:formula="of:=[.F1480]*INDEX([$Rates.$B$2:$Rates.$B$6];[.C1480]+1)-[.G1480]*INDEX([$Rates.$C$2:$Rates.$C$6];[.C148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81]=0;[.A1480]+1;[.A1480])" office:value-type="date" office:date-value="2023-10-23" calcext:value-type="date">
            <text:p>2023-10-23</text:p>
          </table:table-cell>
          <table:table-cell table:formula="of:=MONTH([.A1481])" office:value-type="float" office:value="10" calcext:value-type="float">
            <text:p>10</text:p>
          </table:table-cell>
          <table:table-cell table:formula="of:=[.C1476]" office:value-type="float" office:value="4" calcext:value-type="float">
            <text:p>4</text:p>
          </table:table-cell>
          <table:table-cell table:number-columns-repeated="6"/>
          <table:table-cell table:formula="of:=[.F1481]*INDEX([$Rates.$B$2:$Rates.$B$6];[.C1481]+1)-[.G1481]*INDEX([$Rates.$C$2:$Rates.$C$6];[.C148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82]=0;[.A1481]+1;[.A1481])" office:value-type="date" office:date-value="2023-10-24" calcext:value-type="date">
            <text:p>2023-10-24</text:p>
          </table:table-cell>
          <table:table-cell table:formula="of:=MONTH([.A1482])" office:value-type="float" office:value="10" calcext:value-type="float">
            <text:p>10</text:p>
          </table:table-cell>
          <table:table-cell table:formula="of:=[.C1477]" office:value-type="float" office:value="0" calcext:value-type="float">
            <text:p>0</text:p>
          </table:table-cell>
          <table:table-cell table:number-columns-repeated="6"/>
          <table:table-cell table:formula="of:=[.F1482]*INDEX([$Rates.$B$2:$Rates.$B$6];[.C1482]+1)-[.G1482]*INDEX([$Rates.$C$2:$Rates.$C$6];[.C148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83]=0;[.A1482]+1;[.A1482])" office:value-type="date" office:date-value="2023-10-24" calcext:value-type="date">
            <text:p>2023-10-24</text:p>
          </table:table-cell>
          <table:table-cell table:formula="of:=MONTH([.A1483])" office:value-type="float" office:value="10" calcext:value-type="float">
            <text:p>10</text:p>
          </table:table-cell>
          <table:table-cell table:formula="of:=[.C1478]" office:value-type="float" office:value="1" calcext:value-type="float">
            <text:p>1</text:p>
          </table:table-cell>
          <table:table-cell table:number-columns-repeated="6"/>
          <table:table-cell table:formula="of:=[.F1483]*INDEX([$Rates.$B$2:$Rates.$B$6];[.C1483]+1)-[.G1483]*INDEX([$Rates.$C$2:$Rates.$C$6];[.C148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84]=0;[.A1483]+1;[.A1483])" office:value-type="date" office:date-value="2023-10-24" calcext:value-type="date">
            <text:p>2023-10-24</text:p>
          </table:table-cell>
          <table:table-cell table:formula="of:=MONTH([.A1484])" office:value-type="float" office:value="10" calcext:value-type="float">
            <text:p>10</text:p>
          </table:table-cell>
          <table:table-cell table:formula="of:=[.C1479]" office:value-type="float" office:value="2" calcext:value-type="float">
            <text:p>2</text:p>
          </table:table-cell>
          <table:table-cell table:number-columns-repeated="6"/>
          <table:table-cell table:formula="of:=[.F1484]*INDEX([$Rates.$B$2:$Rates.$B$6];[.C1484]+1)-[.G1484]*INDEX([$Rates.$C$2:$Rates.$C$6];[.C148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85]=0;[.A1484]+1;[.A1484])" office:value-type="date" office:date-value="2023-10-24" calcext:value-type="date">
            <text:p>2023-10-24</text:p>
          </table:table-cell>
          <table:table-cell table:formula="of:=MONTH([.A1485])" office:value-type="float" office:value="10" calcext:value-type="float">
            <text:p>10</text:p>
          </table:table-cell>
          <table:table-cell table:formula="of:=[.C1480]" office:value-type="float" office:value="3" calcext:value-type="float">
            <text:p>3</text:p>
          </table:table-cell>
          <table:table-cell table:number-columns-repeated="6"/>
          <table:table-cell table:formula="of:=[.F1485]*INDEX([$Rates.$B$2:$Rates.$B$6];[.C1485]+1)-[.G1485]*INDEX([$Rates.$C$2:$Rates.$C$6];[.C148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86]=0;[.A1485]+1;[.A1485])" office:value-type="date" office:date-value="2023-10-24" calcext:value-type="date">
            <text:p>2023-10-24</text:p>
          </table:table-cell>
          <table:table-cell table:formula="of:=MONTH([.A1486])" office:value-type="float" office:value="10" calcext:value-type="float">
            <text:p>10</text:p>
          </table:table-cell>
          <table:table-cell table:formula="of:=[.C1481]" office:value-type="float" office:value="4" calcext:value-type="float">
            <text:p>4</text:p>
          </table:table-cell>
          <table:table-cell table:number-columns-repeated="6"/>
          <table:table-cell table:formula="of:=[.F1486]*INDEX([$Rates.$B$2:$Rates.$B$6];[.C1486]+1)-[.G1486]*INDEX([$Rates.$C$2:$Rates.$C$6];[.C148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87]=0;[.A1486]+1;[.A1486])" office:value-type="date" office:date-value="2023-10-25" calcext:value-type="date">
            <text:p>2023-10-25</text:p>
          </table:table-cell>
          <table:table-cell table:formula="of:=MONTH([.A1487])" office:value-type="float" office:value="10" calcext:value-type="float">
            <text:p>10</text:p>
          </table:table-cell>
          <table:table-cell table:formula="of:=[.C1482]" office:value-type="float" office:value="0" calcext:value-type="float">
            <text:p>0</text:p>
          </table:table-cell>
          <table:table-cell table:number-columns-repeated="6"/>
          <table:table-cell table:formula="of:=[.F1487]*INDEX([$Rates.$B$2:$Rates.$B$6];[.C1487]+1)-[.G1487]*INDEX([$Rates.$C$2:$Rates.$C$6];[.C148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88]=0;[.A1487]+1;[.A1487])" office:value-type="date" office:date-value="2023-10-25" calcext:value-type="date">
            <text:p>2023-10-25</text:p>
          </table:table-cell>
          <table:table-cell table:formula="of:=MONTH([.A1488])" office:value-type="float" office:value="10" calcext:value-type="float">
            <text:p>10</text:p>
          </table:table-cell>
          <table:table-cell table:formula="of:=[.C1483]" office:value-type="float" office:value="1" calcext:value-type="float">
            <text:p>1</text:p>
          </table:table-cell>
          <table:table-cell table:number-columns-repeated="6"/>
          <table:table-cell table:formula="of:=[.F1488]*INDEX([$Rates.$B$2:$Rates.$B$6];[.C1488]+1)-[.G1488]*INDEX([$Rates.$C$2:$Rates.$C$6];[.C148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89]=0;[.A1488]+1;[.A1488])" office:value-type="date" office:date-value="2023-10-25" calcext:value-type="date">
            <text:p>2023-10-25</text:p>
          </table:table-cell>
          <table:table-cell table:formula="of:=MONTH([.A1489])" office:value-type="float" office:value="10" calcext:value-type="float">
            <text:p>10</text:p>
          </table:table-cell>
          <table:table-cell table:formula="of:=[.C1484]" office:value-type="float" office:value="2" calcext:value-type="float">
            <text:p>2</text:p>
          </table:table-cell>
          <table:table-cell table:number-columns-repeated="6"/>
          <table:table-cell table:formula="of:=[.F1489]*INDEX([$Rates.$B$2:$Rates.$B$6];[.C1489]+1)-[.G1489]*INDEX([$Rates.$C$2:$Rates.$C$6];[.C148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90]=0;[.A1489]+1;[.A1489])" office:value-type="date" office:date-value="2023-10-25" calcext:value-type="date">
            <text:p>2023-10-25</text:p>
          </table:table-cell>
          <table:table-cell table:formula="of:=MONTH([.A1490])" office:value-type="float" office:value="10" calcext:value-type="float">
            <text:p>10</text:p>
          </table:table-cell>
          <table:table-cell table:formula="of:=[.C1485]" office:value-type="float" office:value="3" calcext:value-type="float">
            <text:p>3</text:p>
          </table:table-cell>
          <table:table-cell table:number-columns-repeated="6"/>
          <table:table-cell table:formula="of:=[.F1490]*INDEX([$Rates.$B$2:$Rates.$B$6];[.C1490]+1)-[.G1490]*INDEX([$Rates.$C$2:$Rates.$C$6];[.C149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91]=0;[.A1490]+1;[.A1490])" office:value-type="date" office:date-value="2023-10-25" calcext:value-type="date">
            <text:p>2023-10-25</text:p>
          </table:table-cell>
          <table:table-cell table:formula="of:=MONTH([.A1491])" office:value-type="float" office:value="10" calcext:value-type="float">
            <text:p>10</text:p>
          </table:table-cell>
          <table:table-cell table:formula="of:=[.C1486]" office:value-type="float" office:value="4" calcext:value-type="float">
            <text:p>4</text:p>
          </table:table-cell>
          <table:table-cell table:number-columns-repeated="6"/>
          <table:table-cell table:formula="of:=[.F1491]*INDEX([$Rates.$B$2:$Rates.$B$6];[.C1491]+1)-[.G1491]*INDEX([$Rates.$C$2:$Rates.$C$6];[.C149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92]=0;[.A1491]+1;[.A1491])" office:value-type="date" office:date-value="2023-10-26" calcext:value-type="date">
            <text:p>2023-10-26</text:p>
          </table:table-cell>
          <table:table-cell table:formula="of:=MONTH([.A1492])" office:value-type="float" office:value="10" calcext:value-type="float">
            <text:p>10</text:p>
          </table:table-cell>
          <table:table-cell table:formula="of:=[.C1487]" office:value-type="float" office:value="0" calcext:value-type="float">
            <text:p>0</text:p>
          </table:table-cell>
          <table:table-cell table:number-columns-repeated="6"/>
          <table:table-cell table:formula="of:=[.F1492]*INDEX([$Rates.$B$2:$Rates.$B$6];[.C1492]+1)-[.G1492]*INDEX([$Rates.$C$2:$Rates.$C$6];[.C149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93]=0;[.A1492]+1;[.A1492])" office:value-type="date" office:date-value="2023-10-26" calcext:value-type="date">
            <text:p>2023-10-26</text:p>
          </table:table-cell>
          <table:table-cell table:formula="of:=MONTH([.A1493])" office:value-type="float" office:value="10" calcext:value-type="float">
            <text:p>10</text:p>
          </table:table-cell>
          <table:table-cell table:formula="of:=[.C1488]" office:value-type="float" office:value="1" calcext:value-type="float">
            <text:p>1</text:p>
          </table:table-cell>
          <table:table-cell table:number-columns-repeated="6"/>
          <table:table-cell table:formula="of:=[.F1493]*INDEX([$Rates.$B$2:$Rates.$B$6];[.C1493]+1)-[.G1493]*INDEX([$Rates.$C$2:$Rates.$C$6];[.C149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94]=0;[.A1493]+1;[.A1493])" office:value-type="date" office:date-value="2023-10-26" calcext:value-type="date">
            <text:p>2023-10-26</text:p>
          </table:table-cell>
          <table:table-cell table:formula="of:=MONTH([.A1494])" office:value-type="float" office:value="10" calcext:value-type="float">
            <text:p>10</text:p>
          </table:table-cell>
          <table:table-cell table:formula="of:=[.C1489]" office:value-type="float" office:value="2" calcext:value-type="float">
            <text:p>2</text:p>
          </table:table-cell>
          <table:table-cell table:number-columns-repeated="6"/>
          <table:table-cell table:formula="of:=[.F1494]*INDEX([$Rates.$B$2:$Rates.$B$6];[.C1494]+1)-[.G1494]*INDEX([$Rates.$C$2:$Rates.$C$6];[.C149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95]=0;[.A1494]+1;[.A1494])" office:value-type="date" office:date-value="2023-10-26" calcext:value-type="date">
            <text:p>2023-10-26</text:p>
          </table:table-cell>
          <table:table-cell table:formula="of:=MONTH([.A1495])" office:value-type="float" office:value="10" calcext:value-type="float">
            <text:p>10</text:p>
          </table:table-cell>
          <table:table-cell table:formula="of:=[.C1490]" office:value-type="float" office:value="3" calcext:value-type="float">
            <text:p>3</text:p>
          </table:table-cell>
          <table:table-cell table:number-columns-repeated="6"/>
          <table:table-cell table:formula="of:=[.F1495]*INDEX([$Rates.$B$2:$Rates.$B$6];[.C1495]+1)-[.G1495]*INDEX([$Rates.$C$2:$Rates.$C$6];[.C149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96]=0;[.A1495]+1;[.A1495])" office:value-type="date" office:date-value="2023-10-26" calcext:value-type="date">
            <text:p>2023-10-26</text:p>
          </table:table-cell>
          <table:table-cell table:formula="of:=MONTH([.A1496])" office:value-type="float" office:value="10" calcext:value-type="float">
            <text:p>10</text:p>
          </table:table-cell>
          <table:table-cell table:formula="of:=[.C1491]" office:value-type="float" office:value="4" calcext:value-type="float">
            <text:p>4</text:p>
          </table:table-cell>
          <table:table-cell table:number-columns-repeated="6"/>
          <table:table-cell table:formula="of:=[.F1496]*INDEX([$Rates.$B$2:$Rates.$B$6];[.C1496]+1)-[.G1496]*INDEX([$Rates.$C$2:$Rates.$C$6];[.C149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97]=0;[.A1496]+1;[.A1496])" office:value-type="date" office:date-value="2023-10-27" calcext:value-type="date">
            <text:p>2023-10-27</text:p>
          </table:table-cell>
          <table:table-cell table:formula="of:=MONTH([.A1497])" office:value-type="float" office:value="10" calcext:value-type="float">
            <text:p>10</text:p>
          </table:table-cell>
          <table:table-cell table:formula="of:=[.C1492]" office:value-type="float" office:value="0" calcext:value-type="float">
            <text:p>0</text:p>
          </table:table-cell>
          <table:table-cell table:number-columns-repeated="6"/>
          <table:table-cell table:formula="of:=[.F1497]*INDEX([$Rates.$B$2:$Rates.$B$6];[.C1497]+1)-[.G1497]*INDEX([$Rates.$C$2:$Rates.$C$6];[.C149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98]=0;[.A1497]+1;[.A1497])" office:value-type="date" office:date-value="2023-10-27" calcext:value-type="date">
            <text:p>2023-10-27</text:p>
          </table:table-cell>
          <table:table-cell table:formula="of:=MONTH([.A1498])" office:value-type="float" office:value="10" calcext:value-type="float">
            <text:p>10</text:p>
          </table:table-cell>
          <table:table-cell table:formula="of:=[.C1493]" office:value-type="float" office:value="1" calcext:value-type="float">
            <text:p>1</text:p>
          </table:table-cell>
          <table:table-cell table:number-columns-repeated="6"/>
          <table:table-cell table:formula="of:=[.F1498]*INDEX([$Rates.$B$2:$Rates.$B$6];[.C1498]+1)-[.G1498]*INDEX([$Rates.$C$2:$Rates.$C$6];[.C149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499]=0;[.A1498]+1;[.A1498])" office:value-type="date" office:date-value="2023-10-27" calcext:value-type="date">
            <text:p>2023-10-27</text:p>
          </table:table-cell>
          <table:table-cell table:formula="of:=MONTH([.A1499])" office:value-type="float" office:value="10" calcext:value-type="float">
            <text:p>10</text:p>
          </table:table-cell>
          <table:table-cell table:formula="of:=[.C1494]" office:value-type="float" office:value="2" calcext:value-type="float">
            <text:p>2</text:p>
          </table:table-cell>
          <table:table-cell table:number-columns-repeated="6"/>
          <table:table-cell table:formula="of:=[.F1499]*INDEX([$Rates.$B$2:$Rates.$B$6];[.C1499]+1)-[.G1499]*INDEX([$Rates.$C$2:$Rates.$C$6];[.C149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00]=0;[.A1499]+1;[.A1499])" office:value-type="date" office:date-value="2023-10-27" calcext:value-type="date">
            <text:p>2023-10-27</text:p>
          </table:table-cell>
          <table:table-cell table:formula="of:=MONTH([.A1500])" office:value-type="float" office:value="10" calcext:value-type="float">
            <text:p>10</text:p>
          </table:table-cell>
          <table:table-cell table:formula="of:=[.C1495]" office:value-type="float" office:value="3" calcext:value-type="float">
            <text:p>3</text:p>
          </table:table-cell>
          <table:table-cell table:number-columns-repeated="6"/>
          <table:table-cell table:formula="of:=[.F1500]*INDEX([$Rates.$B$2:$Rates.$B$6];[.C1500]+1)-[.G1500]*INDEX([$Rates.$C$2:$Rates.$C$6];[.C150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01]=0;[.A1500]+1;[.A1500])" office:value-type="date" office:date-value="2023-10-27" calcext:value-type="date">
            <text:p>2023-10-27</text:p>
          </table:table-cell>
          <table:table-cell table:formula="of:=MONTH([.A1501])" office:value-type="float" office:value="10" calcext:value-type="float">
            <text:p>10</text:p>
          </table:table-cell>
          <table:table-cell table:formula="of:=[.C1496]" office:value-type="float" office:value="4" calcext:value-type="float">
            <text:p>4</text:p>
          </table:table-cell>
          <table:table-cell table:number-columns-repeated="6"/>
          <table:table-cell table:formula="of:=[.F1501]*INDEX([$Rates.$B$2:$Rates.$B$6];[.C1501]+1)-[.G1501]*INDEX([$Rates.$C$2:$Rates.$C$6];[.C150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02]=0;[.A1501]+1;[.A1501])" office:value-type="date" office:date-value="2023-10-28" calcext:value-type="date">
            <text:p>2023-10-28</text:p>
          </table:table-cell>
          <table:table-cell table:formula="of:=MONTH([.A1502])" office:value-type="float" office:value="10" calcext:value-type="float">
            <text:p>10</text:p>
          </table:table-cell>
          <table:table-cell table:formula="of:=[.C1497]" office:value-type="float" office:value="0" calcext:value-type="float">
            <text:p>0</text:p>
          </table:table-cell>
          <table:table-cell table:number-columns-repeated="6"/>
          <table:table-cell table:formula="of:=[.F1502]*INDEX([$Rates.$B$2:$Rates.$B$6];[.C1502]+1)-[.G1502]*INDEX([$Rates.$C$2:$Rates.$C$6];[.C150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03]=0;[.A1502]+1;[.A1502])" office:value-type="date" office:date-value="2023-10-28" calcext:value-type="date">
            <text:p>2023-10-28</text:p>
          </table:table-cell>
          <table:table-cell table:formula="of:=MONTH([.A1503])" office:value-type="float" office:value="10" calcext:value-type="float">
            <text:p>10</text:p>
          </table:table-cell>
          <table:table-cell table:formula="of:=[.C1498]" office:value-type="float" office:value="1" calcext:value-type="float">
            <text:p>1</text:p>
          </table:table-cell>
          <table:table-cell table:number-columns-repeated="6"/>
          <table:table-cell table:formula="of:=[.F1503]*INDEX([$Rates.$B$2:$Rates.$B$6];[.C1503]+1)-[.G1503]*INDEX([$Rates.$C$2:$Rates.$C$6];[.C150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04]=0;[.A1503]+1;[.A1503])" office:value-type="date" office:date-value="2023-10-28" calcext:value-type="date">
            <text:p>2023-10-28</text:p>
          </table:table-cell>
          <table:table-cell table:formula="of:=MONTH([.A1504])" office:value-type="float" office:value="10" calcext:value-type="float">
            <text:p>10</text:p>
          </table:table-cell>
          <table:table-cell table:formula="of:=[.C1499]" office:value-type="float" office:value="2" calcext:value-type="float">
            <text:p>2</text:p>
          </table:table-cell>
          <table:table-cell table:number-columns-repeated="6"/>
          <table:table-cell table:formula="of:=[.F1504]*INDEX([$Rates.$B$2:$Rates.$B$6];[.C1504]+1)-[.G1504]*INDEX([$Rates.$C$2:$Rates.$C$6];[.C150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05]=0;[.A1504]+1;[.A1504])" office:value-type="date" office:date-value="2023-10-28" calcext:value-type="date">
            <text:p>2023-10-28</text:p>
          </table:table-cell>
          <table:table-cell table:formula="of:=MONTH([.A1505])" office:value-type="float" office:value="10" calcext:value-type="float">
            <text:p>10</text:p>
          </table:table-cell>
          <table:table-cell table:formula="of:=[.C1500]" office:value-type="float" office:value="3" calcext:value-type="float">
            <text:p>3</text:p>
          </table:table-cell>
          <table:table-cell table:number-columns-repeated="6"/>
          <table:table-cell table:formula="of:=[.F1505]*INDEX([$Rates.$B$2:$Rates.$B$6];[.C1505]+1)-[.G1505]*INDEX([$Rates.$C$2:$Rates.$C$6];[.C150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06]=0;[.A1505]+1;[.A1505])" office:value-type="date" office:date-value="2023-10-28" calcext:value-type="date">
            <text:p>2023-10-28</text:p>
          </table:table-cell>
          <table:table-cell table:formula="of:=MONTH([.A1506])" office:value-type="float" office:value="10" calcext:value-type="float">
            <text:p>10</text:p>
          </table:table-cell>
          <table:table-cell table:formula="of:=[.C1501]" office:value-type="float" office:value="4" calcext:value-type="float">
            <text:p>4</text:p>
          </table:table-cell>
          <table:table-cell table:number-columns-repeated="6"/>
          <table:table-cell table:formula="of:=[.F1506]*INDEX([$Rates.$B$2:$Rates.$B$6];[.C1506]+1)-[.G1506]*INDEX([$Rates.$C$2:$Rates.$C$6];[.C150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07]=0;[.A1506]+1;[.A1506])" office:value-type="date" office:date-value="2023-10-29" calcext:value-type="date">
            <text:p>2023-10-29</text:p>
          </table:table-cell>
          <table:table-cell table:formula="of:=MONTH([.A1507])" office:value-type="float" office:value="10" calcext:value-type="float">
            <text:p>10</text:p>
          </table:table-cell>
          <table:table-cell table:formula="of:=[.C1502]" office:value-type="float" office:value="0" calcext:value-type="float">
            <text:p>0</text:p>
          </table:table-cell>
          <table:table-cell table:number-columns-repeated="6"/>
          <table:table-cell table:formula="of:=[.F1507]*INDEX([$Rates.$B$2:$Rates.$B$6];[.C1507]+1)-[.G1507]*INDEX([$Rates.$C$2:$Rates.$C$6];[.C150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08]=0;[.A1507]+1;[.A1507])" office:value-type="date" office:date-value="2023-10-29" calcext:value-type="date">
            <text:p>2023-10-29</text:p>
          </table:table-cell>
          <table:table-cell table:formula="of:=MONTH([.A1508])" office:value-type="float" office:value="10" calcext:value-type="float">
            <text:p>10</text:p>
          </table:table-cell>
          <table:table-cell table:formula="of:=[.C1503]" office:value-type="float" office:value="1" calcext:value-type="float">
            <text:p>1</text:p>
          </table:table-cell>
          <table:table-cell table:number-columns-repeated="6"/>
          <table:table-cell table:formula="of:=[.F1508]*INDEX([$Rates.$B$2:$Rates.$B$6];[.C1508]+1)-[.G1508]*INDEX([$Rates.$C$2:$Rates.$C$6];[.C150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09]=0;[.A1508]+1;[.A1508])" office:value-type="date" office:date-value="2023-10-29" calcext:value-type="date">
            <text:p>2023-10-29</text:p>
          </table:table-cell>
          <table:table-cell table:formula="of:=MONTH([.A1509])" office:value-type="float" office:value="10" calcext:value-type="float">
            <text:p>10</text:p>
          </table:table-cell>
          <table:table-cell table:formula="of:=[.C1504]" office:value-type="float" office:value="2" calcext:value-type="float">
            <text:p>2</text:p>
          </table:table-cell>
          <table:table-cell table:number-columns-repeated="6"/>
          <table:table-cell table:formula="of:=[.F1509]*INDEX([$Rates.$B$2:$Rates.$B$6];[.C1509]+1)-[.G1509]*INDEX([$Rates.$C$2:$Rates.$C$6];[.C150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10]=0;[.A1509]+1;[.A1509])" office:value-type="date" office:date-value="2023-10-29" calcext:value-type="date">
            <text:p>2023-10-29</text:p>
          </table:table-cell>
          <table:table-cell table:formula="of:=MONTH([.A1510])" office:value-type="float" office:value="10" calcext:value-type="float">
            <text:p>10</text:p>
          </table:table-cell>
          <table:table-cell table:formula="of:=[.C1505]" office:value-type="float" office:value="3" calcext:value-type="float">
            <text:p>3</text:p>
          </table:table-cell>
          <table:table-cell table:number-columns-repeated="6"/>
          <table:table-cell table:formula="of:=[.F1510]*INDEX([$Rates.$B$2:$Rates.$B$6];[.C1510]+1)-[.G1510]*INDEX([$Rates.$C$2:$Rates.$C$6];[.C151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11]=0;[.A1510]+1;[.A1510])" office:value-type="date" office:date-value="2023-10-29" calcext:value-type="date">
            <text:p>2023-10-29</text:p>
          </table:table-cell>
          <table:table-cell table:formula="of:=MONTH([.A1511])" office:value-type="float" office:value="10" calcext:value-type="float">
            <text:p>10</text:p>
          </table:table-cell>
          <table:table-cell table:formula="of:=[.C1506]" office:value-type="float" office:value="4" calcext:value-type="float">
            <text:p>4</text:p>
          </table:table-cell>
          <table:table-cell table:number-columns-repeated="6"/>
          <table:table-cell table:formula="of:=[.F1511]*INDEX([$Rates.$B$2:$Rates.$B$6];[.C1511]+1)-[.G1511]*INDEX([$Rates.$C$2:$Rates.$C$6];[.C151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12]=0;[.A1511]+1;[.A1511])" office:value-type="date" office:date-value="2023-10-30" calcext:value-type="date">
            <text:p>2023-10-30</text:p>
          </table:table-cell>
          <table:table-cell table:formula="of:=MONTH([.A1512])" office:value-type="float" office:value="10" calcext:value-type="float">
            <text:p>10</text:p>
          </table:table-cell>
          <table:table-cell table:formula="of:=[.C1507]" office:value-type="float" office:value="0" calcext:value-type="float">
            <text:p>0</text:p>
          </table:table-cell>
          <table:table-cell table:number-columns-repeated="6"/>
          <table:table-cell table:formula="of:=[.F1512]*INDEX([$Rates.$B$2:$Rates.$B$6];[.C1512]+1)-[.G1512]*INDEX([$Rates.$C$2:$Rates.$C$6];[.C151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13]=0;[.A1512]+1;[.A1512])" office:value-type="date" office:date-value="2023-10-30" calcext:value-type="date">
            <text:p>2023-10-30</text:p>
          </table:table-cell>
          <table:table-cell table:formula="of:=MONTH([.A1513])" office:value-type="float" office:value="10" calcext:value-type="float">
            <text:p>10</text:p>
          </table:table-cell>
          <table:table-cell table:formula="of:=[.C1508]" office:value-type="float" office:value="1" calcext:value-type="float">
            <text:p>1</text:p>
          </table:table-cell>
          <table:table-cell table:number-columns-repeated="6"/>
          <table:table-cell table:formula="of:=[.F1513]*INDEX([$Rates.$B$2:$Rates.$B$6];[.C1513]+1)-[.G1513]*INDEX([$Rates.$C$2:$Rates.$C$6];[.C151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14]=0;[.A1513]+1;[.A1513])" office:value-type="date" office:date-value="2023-10-30" calcext:value-type="date">
            <text:p>2023-10-30</text:p>
          </table:table-cell>
          <table:table-cell table:formula="of:=MONTH([.A1514])" office:value-type="float" office:value="10" calcext:value-type="float">
            <text:p>10</text:p>
          </table:table-cell>
          <table:table-cell table:formula="of:=[.C1509]" office:value-type="float" office:value="2" calcext:value-type="float">
            <text:p>2</text:p>
          </table:table-cell>
          <table:table-cell table:number-columns-repeated="6"/>
          <table:table-cell table:formula="of:=[.F1514]*INDEX([$Rates.$B$2:$Rates.$B$6];[.C1514]+1)-[.G1514]*INDEX([$Rates.$C$2:$Rates.$C$6];[.C151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15]=0;[.A1514]+1;[.A1514])" office:value-type="date" office:date-value="2023-10-30" calcext:value-type="date">
            <text:p>2023-10-30</text:p>
          </table:table-cell>
          <table:table-cell table:formula="of:=MONTH([.A1515])" office:value-type="float" office:value="10" calcext:value-type="float">
            <text:p>10</text:p>
          </table:table-cell>
          <table:table-cell table:formula="of:=[.C1510]" office:value-type="float" office:value="3" calcext:value-type="float">
            <text:p>3</text:p>
          </table:table-cell>
          <table:table-cell table:number-columns-repeated="6"/>
          <table:table-cell table:formula="of:=[.F1515]*INDEX([$Rates.$B$2:$Rates.$B$6];[.C1515]+1)-[.G1515]*INDEX([$Rates.$C$2:$Rates.$C$6];[.C151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16]=0;[.A1515]+1;[.A1515])" office:value-type="date" office:date-value="2023-10-30" calcext:value-type="date">
            <text:p>2023-10-30</text:p>
          </table:table-cell>
          <table:table-cell table:formula="of:=MONTH([.A1516])" office:value-type="float" office:value="10" calcext:value-type="float">
            <text:p>10</text:p>
          </table:table-cell>
          <table:table-cell table:formula="of:=[.C1511]" office:value-type="float" office:value="4" calcext:value-type="float">
            <text:p>4</text:p>
          </table:table-cell>
          <table:table-cell table:number-columns-repeated="6"/>
          <table:table-cell table:formula="of:=[.F1516]*INDEX([$Rates.$B$2:$Rates.$B$6];[.C1516]+1)-[.G1516]*INDEX([$Rates.$C$2:$Rates.$C$6];[.C151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17]=0;[.A1516]+1;[.A1516])" office:value-type="date" office:date-value="2023-10-31" calcext:value-type="date">
            <text:p>2023-10-31</text:p>
          </table:table-cell>
          <table:table-cell table:formula="of:=MONTH([.A1517])" office:value-type="float" office:value="10" calcext:value-type="float">
            <text:p>10</text:p>
          </table:table-cell>
          <table:table-cell table:formula="of:=[.C1512]" office:value-type="float" office:value="0" calcext:value-type="float">
            <text:p>0</text:p>
          </table:table-cell>
          <table:table-cell table:number-columns-repeated="6"/>
          <table:table-cell table:formula="of:=[.F1517]*INDEX([$Rates.$B$2:$Rates.$B$6];[.C1517]+1)-[.G1517]*INDEX([$Rates.$C$2:$Rates.$C$6];[.C151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18]=0;[.A1517]+1;[.A1517])" office:value-type="date" office:date-value="2023-10-31" calcext:value-type="date">
            <text:p>2023-10-31</text:p>
          </table:table-cell>
          <table:table-cell table:formula="of:=MONTH([.A1518])" office:value-type="float" office:value="10" calcext:value-type="float">
            <text:p>10</text:p>
          </table:table-cell>
          <table:table-cell table:formula="of:=[.C1513]" office:value-type="float" office:value="1" calcext:value-type="float">
            <text:p>1</text:p>
          </table:table-cell>
          <table:table-cell table:number-columns-repeated="6"/>
          <table:table-cell table:formula="of:=[.F1518]*INDEX([$Rates.$B$2:$Rates.$B$6];[.C1518]+1)-[.G1518]*INDEX([$Rates.$C$2:$Rates.$C$6];[.C151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19]=0;[.A1518]+1;[.A1518])" office:value-type="date" office:date-value="2023-10-31" calcext:value-type="date">
            <text:p>2023-10-31</text:p>
          </table:table-cell>
          <table:table-cell table:formula="of:=MONTH([.A1519])" office:value-type="float" office:value="10" calcext:value-type="float">
            <text:p>10</text:p>
          </table:table-cell>
          <table:table-cell table:formula="of:=[.C1514]" office:value-type="float" office:value="2" calcext:value-type="float">
            <text:p>2</text:p>
          </table:table-cell>
          <table:table-cell table:number-columns-repeated="6"/>
          <table:table-cell table:formula="of:=[.F1519]*INDEX([$Rates.$B$2:$Rates.$B$6];[.C1519]+1)-[.G1519]*INDEX([$Rates.$C$2:$Rates.$C$6];[.C151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20]=0;[.A1519]+1;[.A1519])" office:value-type="date" office:date-value="2023-10-31" calcext:value-type="date">
            <text:p>2023-10-31</text:p>
          </table:table-cell>
          <table:table-cell table:formula="of:=MONTH([.A1520])" office:value-type="float" office:value="10" calcext:value-type="float">
            <text:p>10</text:p>
          </table:table-cell>
          <table:table-cell table:formula="of:=[.C1515]" office:value-type="float" office:value="3" calcext:value-type="float">
            <text:p>3</text:p>
          </table:table-cell>
          <table:table-cell table:number-columns-repeated="6"/>
          <table:table-cell table:formula="of:=[.F1520]*INDEX([$Rates.$B$2:$Rates.$B$6];[.C1520]+1)-[.G1520]*INDEX([$Rates.$C$2:$Rates.$C$6];[.C152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21]=0;[.A1520]+1;[.A1520])" office:value-type="date" office:date-value="2023-10-31" calcext:value-type="date">
            <text:p>2023-10-31</text:p>
          </table:table-cell>
          <table:table-cell table:formula="of:=MONTH([.A1521])" office:value-type="float" office:value="10" calcext:value-type="float">
            <text:p>10</text:p>
          </table:table-cell>
          <table:table-cell table:formula="of:=[.C1516]" office:value-type="float" office:value="4" calcext:value-type="float">
            <text:p>4</text:p>
          </table:table-cell>
          <table:table-cell table:number-columns-repeated="6"/>
          <table:table-cell table:formula="of:=[.F1521]*INDEX([$Rates.$B$2:$Rates.$B$6];[.C1521]+1)-[.G1521]*INDEX([$Rates.$C$2:$Rates.$C$6];[.C152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22]=0;[.A1521]+1;[.A1521])" office:value-type="date" office:date-value="2023-11-01" calcext:value-type="date">
            <text:p>2023-11-01</text:p>
          </table:table-cell>
          <table:table-cell table:formula="of:=MONTH([.A1522])" office:value-type="float" office:value="11" calcext:value-type="float">
            <text:p>11</text:p>
          </table:table-cell>
          <table:table-cell table:formula="of:=[.C1517]" office:value-type="float" office:value="0" calcext:value-type="float">
            <text:p>0</text:p>
          </table:table-cell>
          <table:table-cell table:number-columns-repeated="6"/>
          <table:table-cell table:formula="of:=[.F1522]*INDEX([$Rates.$B$2:$Rates.$B$6];[.C1522]+1)-[.G1522]*INDEX([$Rates.$C$2:$Rates.$C$6];[.C152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23]=0;[.A1522]+1;[.A1522])" office:value-type="date" office:date-value="2023-11-01" calcext:value-type="date">
            <text:p>2023-11-01</text:p>
          </table:table-cell>
          <table:table-cell table:formula="of:=MONTH([.A1523])" office:value-type="float" office:value="11" calcext:value-type="float">
            <text:p>11</text:p>
          </table:table-cell>
          <table:table-cell table:formula="of:=[.C1518]" office:value-type="float" office:value="1" calcext:value-type="float">
            <text:p>1</text:p>
          </table:table-cell>
          <table:table-cell table:number-columns-repeated="6"/>
          <table:table-cell table:formula="of:=[.F1523]*INDEX([$Rates.$B$2:$Rates.$B$6];[.C1523]+1)-[.G1523]*INDEX([$Rates.$C$2:$Rates.$C$6];[.C152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24]=0;[.A1523]+1;[.A1523])" office:value-type="date" office:date-value="2023-11-01" calcext:value-type="date">
            <text:p>2023-11-01</text:p>
          </table:table-cell>
          <table:table-cell table:formula="of:=MONTH([.A1524])" office:value-type="float" office:value="11" calcext:value-type="float">
            <text:p>11</text:p>
          </table:table-cell>
          <table:table-cell table:formula="of:=[.C1519]" office:value-type="float" office:value="2" calcext:value-type="float">
            <text:p>2</text:p>
          </table:table-cell>
          <table:table-cell table:number-columns-repeated="6"/>
          <table:table-cell table:formula="of:=[.F1524]*INDEX([$Rates.$B$2:$Rates.$B$6];[.C1524]+1)-[.G1524]*INDEX([$Rates.$C$2:$Rates.$C$6];[.C152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25]=0;[.A1524]+1;[.A1524])" office:value-type="date" office:date-value="2023-11-01" calcext:value-type="date">
            <text:p>2023-11-01</text:p>
          </table:table-cell>
          <table:table-cell table:formula="of:=MONTH([.A1525])" office:value-type="float" office:value="11" calcext:value-type="float">
            <text:p>11</text:p>
          </table:table-cell>
          <table:table-cell table:formula="of:=[.C1520]" office:value-type="float" office:value="3" calcext:value-type="float">
            <text:p>3</text:p>
          </table:table-cell>
          <table:table-cell table:number-columns-repeated="6"/>
          <table:table-cell table:formula="of:=[.F1525]*INDEX([$Rates.$B$2:$Rates.$B$6];[.C1525]+1)-[.G1525]*INDEX([$Rates.$C$2:$Rates.$C$6];[.C152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26]=0;[.A1525]+1;[.A1525])" office:value-type="date" office:date-value="2023-11-01" calcext:value-type="date">
            <text:p>2023-11-01</text:p>
          </table:table-cell>
          <table:table-cell table:formula="of:=MONTH([.A1526])" office:value-type="float" office:value="11" calcext:value-type="float">
            <text:p>11</text:p>
          </table:table-cell>
          <table:table-cell table:formula="of:=[.C1521]" office:value-type="float" office:value="4" calcext:value-type="float">
            <text:p>4</text:p>
          </table:table-cell>
          <table:table-cell table:number-columns-repeated="6"/>
          <table:table-cell table:formula="of:=[.F1526]*INDEX([$Rates.$B$2:$Rates.$B$6];[.C1526]+1)-[.G1526]*INDEX([$Rates.$C$2:$Rates.$C$6];[.C152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27]=0;[.A1526]+1;[.A1526])" office:value-type="date" office:date-value="2023-11-02" calcext:value-type="date">
            <text:p>2023-11-02</text:p>
          </table:table-cell>
          <table:table-cell table:formula="of:=MONTH([.A1527])" office:value-type="float" office:value="11" calcext:value-type="float">
            <text:p>11</text:p>
          </table:table-cell>
          <table:table-cell table:formula="of:=[.C1522]" office:value-type="float" office:value="0" calcext:value-type="float">
            <text:p>0</text:p>
          </table:table-cell>
          <table:table-cell table:number-columns-repeated="6"/>
          <table:table-cell table:formula="of:=[.F1527]*INDEX([$Rates.$B$2:$Rates.$B$6];[.C1527]+1)-[.G1527]*INDEX([$Rates.$C$2:$Rates.$C$6];[.C152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28]=0;[.A1527]+1;[.A1527])" office:value-type="date" office:date-value="2023-11-02" calcext:value-type="date">
            <text:p>2023-11-02</text:p>
          </table:table-cell>
          <table:table-cell table:formula="of:=MONTH([.A1528])" office:value-type="float" office:value="11" calcext:value-type="float">
            <text:p>11</text:p>
          </table:table-cell>
          <table:table-cell table:formula="of:=[.C1523]" office:value-type="float" office:value="1" calcext:value-type="float">
            <text:p>1</text:p>
          </table:table-cell>
          <table:table-cell table:number-columns-repeated="6"/>
          <table:table-cell table:formula="of:=[.F1528]*INDEX([$Rates.$B$2:$Rates.$B$6];[.C1528]+1)-[.G1528]*INDEX([$Rates.$C$2:$Rates.$C$6];[.C152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29]=0;[.A1528]+1;[.A1528])" office:value-type="date" office:date-value="2023-11-02" calcext:value-type="date">
            <text:p>2023-11-02</text:p>
          </table:table-cell>
          <table:table-cell table:formula="of:=MONTH([.A1529])" office:value-type="float" office:value="11" calcext:value-type="float">
            <text:p>11</text:p>
          </table:table-cell>
          <table:table-cell table:formula="of:=[.C1524]" office:value-type="float" office:value="2" calcext:value-type="float">
            <text:p>2</text:p>
          </table:table-cell>
          <table:table-cell table:number-columns-repeated="6"/>
          <table:table-cell table:formula="of:=[.F1529]*INDEX([$Rates.$B$2:$Rates.$B$6];[.C1529]+1)-[.G1529]*INDEX([$Rates.$C$2:$Rates.$C$6];[.C152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30]=0;[.A1529]+1;[.A1529])" office:value-type="date" office:date-value="2023-11-02" calcext:value-type="date">
            <text:p>2023-11-02</text:p>
          </table:table-cell>
          <table:table-cell table:formula="of:=MONTH([.A1530])" office:value-type="float" office:value="11" calcext:value-type="float">
            <text:p>11</text:p>
          </table:table-cell>
          <table:table-cell table:formula="of:=[.C1525]" office:value-type="float" office:value="3" calcext:value-type="float">
            <text:p>3</text:p>
          </table:table-cell>
          <table:table-cell table:number-columns-repeated="6"/>
          <table:table-cell table:formula="of:=[.F1530]*INDEX([$Rates.$B$2:$Rates.$B$6];[.C1530]+1)-[.G1530]*INDEX([$Rates.$C$2:$Rates.$C$6];[.C153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31]=0;[.A1530]+1;[.A1530])" office:value-type="date" office:date-value="2023-11-02" calcext:value-type="date">
            <text:p>2023-11-02</text:p>
          </table:table-cell>
          <table:table-cell table:formula="of:=MONTH([.A1531])" office:value-type="float" office:value="11" calcext:value-type="float">
            <text:p>11</text:p>
          </table:table-cell>
          <table:table-cell table:formula="of:=[.C1526]" office:value-type="float" office:value="4" calcext:value-type="float">
            <text:p>4</text:p>
          </table:table-cell>
          <table:table-cell table:number-columns-repeated="6"/>
          <table:table-cell table:formula="of:=[.F1531]*INDEX([$Rates.$B$2:$Rates.$B$6];[.C1531]+1)-[.G1531]*INDEX([$Rates.$C$2:$Rates.$C$6];[.C153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32]=0;[.A1531]+1;[.A1531])" office:value-type="date" office:date-value="2023-11-03" calcext:value-type="date">
            <text:p>2023-11-03</text:p>
          </table:table-cell>
          <table:table-cell table:formula="of:=MONTH([.A1532])" office:value-type="float" office:value="11" calcext:value-type="float">
            <text:p>11</text:p>
          </table:table-cell>
          <table:table-cell table:formula="of:=[.C1527]" office:value-type="float" office:value="0" calcext:value-type="float">
            <text:p>0</text:p>
          </table:table-cell>
          <table:table-cell table:number-columns-repeated="6"/>
          <table:table-cell table:formula="of:=[.F1532]*INDEX([$Rates.$B$2:$Rates.$B$6];[.C1532]+1)-[.G1532]*INDEX([$Rates.$C$2:$Rates.$C$6];[.C153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33]=0;[.A1532]+1;[.A1532])" office:value-type="date" office:date-value="2023-11-03" calcext:value-type="date">
            <text:p>2023-11-03</text:p>
          </table:table-cell>
          <table:table-cell table:formula="of:=MONTH([.A1533])" office:value-type="float" office:value="11" calcext:value-type="float">
            <text:p>11</text:p>
          </table:table-cell>
          <table:table-cell table:formula="of:=[.C1528]" office:value-type="float" office:value="1" calcext:value-type="float">
            <text:p>1</text:p>
          </table:table-cell>
          <table:table-cell table:number-columns-repeated="6"/>
          <table:table-cell table:formula="of:=[.F1533]*INDEX([$Rates.$B$2:$Rates.$B$6];[.C1533]+1)-[.G1533]*INDEX([$Rates.$C$2:$Rates.$C$6];[.C153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34]=0;[.A1533]+1;[.A1533])" office:value-type="date" office:date-value="2023-11-03" calcext:value-type="date">
            <text:p>2023-11-03</text:p>
          </table:table-cell>
          <table:table-cell table:formula="of:=MONTH([.A1534])" office:value-type="float" office:value="11" calcext:value-type="float">
            <text:p>11</text:p>
          </table:table-cell>
          <table:table-cell table:formula="of:=[.C1529]" office:value-type="float" office:value="2" calcext:value-type="float">
            <text:p>2</text:p>
          </table:table-cell>
          <table:table-cell table:number-columns-repeated="6"/>
          <table:table-cell table:formula="of:=[.F1534]*INDEX([$Rates.$B$2:$Rates.$B$6];[.C1534]+1)-[.G1534]*INDEX([$Rates.$C$2:$Rates.$C$6];[.C153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35]=0;[.A1534]+1;[.A1534])" office:value-type="date" office:date-value="2023-11-03" calcext:value-type="date">
            <text:p>2023-11-03</text:p>
          </table:table-cell>
          <table:table-cell table:formula="of:=MONTH([.A1535])" office:value-type="float" office:value="11" calcext:value-type="float">
            <text:p>11</text:p>
          </table:table-cell>
          <table:table-cell table:formula="of:=[.C1530]" office:value-type="float" office:value="3" calcext:value-type="float">
            <text:p>3</text:p>
          </table:table-cell>
          <table:table-cell table:number-columns-repeated="6"/>
          <table:table-cell table:formula="of:=[.F1535]*INDEX([$Rates.$B$2:$Rates.$B$6];[.C1535]+1)-[.G1535]*INDEX([$Rates.$C$2:$Rates.$C$6];[.C153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36]=0;[.A1535]+1;[.A1535])" office:value-type="date" office:date-value="2023-11-03" calcext:value-type="date">
            <text:p>2023-11-03</text:p>
          </table:table-cell>
          <table:table-cell table:formula="of:=MONTH([.A1536])" office:value-type="float" office:value="11" calcext:value-type="float">
            <text:p>11</text:p>
          </table:table-cell>
          <table:table-cell table:formula="of:=[.C1531]" office:value-type="float" office:value="4" calcext:value-type="float">
            <text:p>4</text:p>
          </table:table-cell>
          <table:table-cell table:number-columns-repeated="6"/>
          <table:table-cell table:formula="of:=[.F1536]*INDEX([$Rates.$B$2:$Rates.$B$6];[.C1536]+1)-[.G1536]*INDEX([$Rates.$C$2:$Rates.$C$6];[.C153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37]=0;[.A1536]+1;[.A1536])" office:value-type="date" office:date-value="2023-11-04" calcext:value-type="date">
            <text:p>2023-11-04</text:p>
          </table:table-cell>
          <table:table-cell table:formula="of:=MONTH([.A1537])" office:value-type="float" office:value="11" calcext:value-type="float">
            <text:p>11</text:p>
          </table:table-cell>
          <table:table-cell table:formula="of:=[.C1532]" office:value-type="float" office:value="0" calcext:value-type="float">
            <text:p>0</text:p>
          </table:table-cell>
          <table:table-cell table:number-columns-repeated="6"/>
          <table:table-cell table:formula="of:=[.F1537]*INDEX([$Rates.$B$2:$Rates.$B$6];[.C1537]+1)-[.G1537]*INDEX([$Rates.$C$2:$Rates.$C$6];[.C153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38]=0;[.A1537]+1;[.A1537])" office:value-type="date" office:date-value="2023-11-04" calcext:value-type="date">
            <text:p>2023-11-04</text:p>
          </table:table-cell>
          <table:table-cell table:formula="of:=MONTH([.A1538])" office:value-type="float" office:value="11" calcext:value-type="float">
            <text:p>11</text:p>
          </table:table-cell>
          <table:table-cell table:formula="of:=[.C1533]" office:value-type="float" office:value="1" calcext:value-type="float">
            <text:p>1</text:p>
          </table:table-cell>
          <table:table-cell table:number-columns-repeated="6"/>
          <table:table-cell table:formula="of:=[.F1538]*INDEX([$Rates.$B$2:$Rates.$B$6];[.C1538]+1)-[.G1538]*INDEX([$Rates.$C$2:$Rates.$C$6];[.C153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39]=0;[.A1538]+1;[.A1538])" office:value-type="date" office:date-value="2023-11-04" calcext:value-type="date">
            <text:p>2023-11-04</text:p>
          </table:table-cell>
          <table:table-cell table:formula="of:=MONTH([.A1539])" office:value-type="float" office:value="11" calcext:value-type="float">
            <text:p>11</text:p>
          </table:table-cell>
          <table:table-cell table:formula="of:=[.C1534]" office:value-type="float" office:value="2" calcext:value-type="float">
            <text:p>2</text:p>
          </table:table-cell>
          <table:table-cell table:number-columns-repeated="6"/>
          <table:table-cell table:formula="of:=[.F1539]*INDEX([$Rates.$B$2:$Rates.$B$6];[.C1539]+1)-[.G1539]*INDEX([$Rates.$C$2:$Rates.$C$6];[.C153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40]=0;[.A1539]+1;[.A1539])" office:value-type="date" office:date-value="2023-11-04" calcext:value-type="date">
            <text:p>2023-11-04</text:p>
          </table:table-cell>
          <table:table-cell table:formula="of:=MONTH([.A1540])" office:value-type="float" office:value="11" calcext:value-type="float">
            <text:p>11</text:p>
          </table:table-cell>
          <table:table-cell table:formula="of:=[.C1535]" office:value-type="float" office:value="3" calcext:value-type="float">
            <text:p>3</text:p>
          </table:table-cell>
          <table:table-cell table:number-columns-repeated="6"/>
          <table:table-cell table:formula="of:=[.F1540]*INDEX([$Rates.$B$2:$Rates.$B$6];[.C1540]+1)-[.G1540]*INDEX([$Rates.$C$2:$Rates.$C$6];[.C154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41]=0;[.A1540]+1;[.A1540])" office:value-type="date" office:date-value="2023-11-04" calcext:value-type="date">
            <text:p>2023-11-04</text:p>
          </table:table-cell>
          <table:table-cell table:formula="of:=MONTH([.A1541])" office:value-type="float" office:value="11" calcext:value-type="float">
            <text:p>11</text:p>
          </table:table-cell>
          <table:table-cell table:formula="of:=[.C1536]" office:value-type="float" office:value="4" calcext:value-type="float">
            <text:p>4</text:p>
          </table:table-cell>
          <table:table-cell table:number-columns-repeated="6"/>
          <table:table-cell table:formula="of:=[.F1541]*INDEX([$Rates.$B$2:$Rates.$B$6];[.C1541]+1)-[.G1541]*INDEX([$Rates.$C$2:$Rates.$C$6];[.C154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42]=0;[.A1541]+1;[.A1541])" office:value-type="date" office:date-value="2023-11-05" calcext:value-type="date">
            <text:p>2023-11-05</text:p>
          </table:table-cell>
          <table:table-cell table:formula="of:=MONTH([.A1542])" office:value-type="float" office:value="11" calcext:value-type="float">
            <text:p>11</text:p>
          </table:table-cell>
          <table:table-cell table:formula="of:=[.C1537]" office:value-type="float" office:value="0" calcext:value-type="float">
            <text:p>0</text:p>
          </table:table-cell>
          <table:table-cell table:number-columns-repeated="6"/>
          <table:table-cell table:formula="of:=[.F1542]*INDEX([$Rates.$B$2:$Rates.$B$6];[.C1542]+1)-[.G1542]*INDEX([$Rates.$C$2:$Rates.$C$6];[.C154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43]=0;[.A1542]+1;[.A1542])" office:value-type="date" office:date-value="2023-11-05" calcext:value-type="date">
            <text:p>2023-11-05</text:p>
          </table:table-cell>
          <table:table-cell table:formula="of:=MONTH([.A1543])" office:value-type="float" office:value="11" calcext:value-type="float">
            <text:p>11</text:p>
          </table:table-cell>
          <table:table-cell table:formula="of:=[.C1538]" office:value-type="float" office:value="1" calcext:value-type="float">
            <text:p>1</text:p>
          </table:table-cell>
          <table:table-cell table:number-columns-repeated="6"/>
          <table:table-cell table:formula="of:=[.F1543]*INDEX([$Rates.$B$2:$Rates.$B$6];[.C1543]+1)-[.G1543]*INDEX([$Rates.$C$2:$Rates.$C$6];[.C154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44]=0;[.A1543]+1;[.A1543])" office:value-type="date" office:date-value="2023-11-05" calcext:value-type="date">
            <text:p>2023-11-05</text:p>
          </table:table-cell>
          <table:table-cell table:formula="of:=MONTH([.A1544])" office:value-type="float" office:value="11" calcext:value-type="float">
            <text:p>11</text:p>
          </table:table-cell>
          <table:table-cell table:formula="of:=[.C1539]" office:value-type="float" office:value="2" calcext:value-type="float">
            <text:p>2</text:p>
          </table:table-cell>
          <table:table-cell table:number-columns-repeated="6"/>
          <table:table-cell table:formula="of:=[.F1544]*INDEX([$Rates.$B$2:$Rates.$B$6];[.C1544]+1)-[.G1544]*INDEX([$Rates.$C$2:$Rates.$C$6];[.C154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45]=0;[.A1544]+1;[.A1544])" office:value-type="date" office:date-value="2023-11-05" calcext:value-type="date">
            <text:p>2023-11-05</text:p>
          </table:table-cell>
          <table:table-cell table:formula="of:=MONTH([.A1545])" office:value-type="float" office:value="11" calcext:value-type="float">
            <text:p>11</text:p>
          </table:table-cell>
          <table:table-cell table:formula="of:=[.C1540]" office:value-type="float" office:value="3" calcext:value-type="float">
            <text:p>3</text:p>
          </table:table-cell>
          <table:table-cell table:number-columns-repeated="6"/>
          <table:table-cell table:formula="of:=[.F1545]*INDEX([$Rates.$B$2:$Rates.$B$6];[.C1545]+1)-[.G1545]*INDEX([$Rates.$C$2:$Rates.$C$6];[.C154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46]=0;[.A1545]+1;[.A1545])" office:value-type="date" office:date-value="2023-11-05" calcext:value-type="date">
            <text:p>2023-11-05</text:p>
          </table:table-cell>
          <table:table-cell table:formula="of:=MONTH([.A1546])" office:value-type="float" office:value="11" calcext:value-type="float">
            <text:p>11</text:p>
          </table:table-cell>
          <table:table-cell table:formula="of:=[.C1541]" office:value-type="float" office:value="4" calcext:value-type="float">
            <text:p>4</text:p>
          </table:table-cell>
          <table:table-cell table:number-columns-repeated="6"/>
          <table:table-cell table:formula="of:=[.F1546]*INDEX([$Rates.$B$2:$Rates.$B$6];[.C1546]+1)-[.G1546]*INDEX([$Rates.$C$2:$Rates.$C$6];[.C154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47]=0;[.A1546]+1;[.A1546])" office:value-type="date" office:date-value="2023-11-06" calcext:value-type="date">
            <text:p>2023-11-06</text:p>
          </table:table-cell>
          <table:table-cell table:formula="of:=MONTH([.A1547])" office:value-type="float" office:value="11" calcext:value-type="float">
            <text:p>11</text:p>
          </table:table-cell>
          <table:table-cell table:formula="of:=[.C1542]" office:value-type="float" office:value="0" calcext:value-type="float">
            <text:p>0</text:p>
          </table:table-cell>
          <table:table-cell table:number-columns-repeated="6"/>
          <table:table-cell table:formula="of:=[.F1547]*INDEX([$Rates.$B$2:$Rates.$B$6];[.C1547]+1)-[.G1547]*INDEX([$Rates.$C$2:$Rates.$C$6];[.C154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48]=0;[.A1547]+1;[.A1547])" office:value-type="date" office:date-value="2023-11-06" calcext:value-type="date">
            <text:p>2023-11-06</text:p>
          </table:table-cell>
          <table:table-cell table:formula="of:=MONTH([.A1548])" office:value-type="float" office:value="11" calcext:value-type="float">
            <text:p>11</text:p>
          </table:table-cell>
          <table:table-cell table:formula="of:=[.C1543]" office:value-type="float" office:value="1" calcext:value-type="float">
            <text:p>1</text:p>
          </table:table-cell>
          <table:table-cell table:number-columns-repeated="6"/>
          <table:table-cell table:formula="of:=[.F1548]*INDEX([$Rates.$B$2:$Rates.$B$6];[.C1548]+1)-[.G1548]*INDEX([$Rates.$C$2:$Rates.$C$6];[.C154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49]=0;[.A1548]+1;[.A1548])" office:value-type="date" office:date-value="2023-11-06" calcext:value-type="date">
            <text:p>2023-11-06</text:p>
          </table:table-cell>
          <table:table-cell table:formula="of:=MONTH([.A1549])" office:value-type="float" office:value="11" calcext:value-type="float">
            <text:p>11</text:p>
          </table:table-cell>
          <table:table-cell table:formula="of:=[.C1544]" office:value-type="float" office:value="2" calcext:value-type="float">
            <text:p>2</text:p>
          </table:table-cell>
          <table:table-cell table:number-columns-repeated="6"/>
          <table:table-cell table:formula="of:=[.F1549]*INDEX([$Rates.$B$2:$Rates.$B$6];[.C1549]+1)-[.G1549]*INDEX([$Rates.$C$2:$Rates.$C$6];[.C154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50]=0;[.A1549]+1;[.A1549])" office:value-type="date" office:date-value="2023-11-06" calcext:value-type="date">
            <text:p>2023-11-06</text:p>
          </table:table-cell>
          <table:table-cell table:formula="of:=MONTH([.A1550])" office:value-type="float" office:value="11" calcext:value-type="float">
            <text:p>11</text:p>
          </table:table-cell>
          <table:table-cell table:formula="of:=[.C1545]" office:value-type="float" office:value="3" calcext:value-type="float">
            <text:p>3</text:p>
          </table:table-cell>
          <table:table-cell table:number-columns-repeated="6"/>
          <table:table-cell table:formula="of:=[.F1550]*INDEX([$Rates.$B$2:$Rates.$B$6];[.C1550]+1)-[.G1550]*INDEX([$Rates.$C$2:$Rates.$C$6];[.C155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51]=0;[.A1550]+1;[.A1550])" office:value-type="date" office:date-value="2023-11-06" calcext:value-type="date">
            <text:p>2023-11-06</text:p>
          </table:table-cell>
          <table:table-cell table:formula="of:=MONTH([.A1551])" office:value-type="float" office:value="11" calcext:value-type="float">
            <text:p>11</text:p>
          </table:table-cell>
          <table:table-cell table:formula="of:=[.C1546]" office:value-type="float" office:value="4" calcext:value-type="float">
            <text:p>4</text:p>
          </table:table-cell>
          <table:table-cell table:number-columns-repeated="6"/>
          <table:table-cell table:formula="of:=[.F1551]*INDEX([$Rates.$B$2:$Rates.$B$6];[.C1551]+1)-[.G1551]*INDEX([$Rates.$C$2:$Rates.$C$6];[.C155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52]=0;[.A1551]+1;[.A1551])" office:value-type="date" office:date-value="2023-11-07" calcext:value-type="date">
            <text:p>2023-11-07</text:p>
          </table:table-cell>
          <table:table-cell table:formula="of:=MONTH([.A1552])" office:value-type="float" office:value="11" calcext:value-type="float">
            <text:p>11</text:p>
          </table:table-cell>
          <table:table-cell table:formula="of:=[.C1547]" office:value-type="float" office:value="0" calcext:value-type="float">
            <text:p>0</text:p>
          </table:table-cell>
          <table:table-cell table:number-columns-repeated="6"/>
          <table:table-cell table:formula="of:=[.F1552]*INDEX([$Rates.$B$2:$Rates.$B$6];[.C1552]+1)-[.G1552]*INDEX([$Rates.$C$2:$Rates.$C$6];[.C155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53]=0;[.A1552]+1;[.A1552])" office:value-type="date" office:date-value="2023-11-07" calcext:value-type="date">
            <text:p>2023-11-07</text:p>
          </table:table-cell>
          <table:table-cell table:formula="of:=MONTH([.A1553])" office:value-type="float" office:value="11" calcext:value-type="float">
            <text:p>11</text:p>
          </table:table-cell>
          <table:table-cell table:formula="of:=[.C1548]" office:value-type="float" office:value="1" calcext:value-type="float">
            <text:p>1</text:p>
          </table:table-cell>
          <table:table-cell table:number-columns-repeated="6"/>
          <table:table-cell table:formula="of:=[.F1553]*INDEX([$Rates.$B$2:$Rates.$B$6];[.C1553]+1)-[.G1553]*INDEX([$Rates.$C$2:$Rates.$C$6];[.C155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54]=0;[.A1553]+1;[.A1553])" office:value-type="date" office:date-value="2023-11-07" calcext:value-type="date">
            <text:p>2023-11-07</text:p>
          </table:table-cell>
          <table:table-cell table:formula="of:=MONTH([.A1554])" office:value-type="float" office:value="11" calcext:value-type="float">
            <text:p>11</text:p>
          </table:table-cell>
          <table:table-cell table:formula="of:=[.C1549]" office:value-type="float" office:value="2" calcext:value-type="float">
            <text:p>2</text:p>
          </table:table-cell>
          <table:table-cell table:number-columns-repeated="6"/>
          <table:table-cell table:formula="of:=[.F1554]*INDEX([$Rates.$B$2:$Rates.$B$6];[.C1554]+1)-[.G1554]*INDEX([$Rates.$C$2:$Rates.$C$6];[.C155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55]=0;[.A1554]+1;[.A1554])" office:value-type="date" office:date-value="2023-11-07" calcext:value-type="date">
            <text:p>2023-11-07</text:p>
          </table:table-cell>
          <table:table-cell table:formula="of:=MONTH([.A1555])" office:value-type="float" office:value="11" calcext:value-type="float">
            <text:p>11</text:p>
          </table:table-cell>
          <table:table-cell table:formula="of:=[.C1550]" office:value-type="float" office:value="3" calcext:value-type="float">
            <text:p>3</text:p>
          </table:table-cell>
          <table:table-cell table:number-columns-repeated="6"/>
          <table:table-cell table:formula="of:=[.F1555]*INDEX([$Rates.$B$2:$Rates.$B$6];[.C1555]+1)-[.G1555]*INDEX([$Rates.$C$2:$Rates.$C$6];[.C155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56]=0;[.A1555]+1;[.A1555])" office:value-type="date" office:date-value="2023-11-07" calcext:value-type="date">
            <text:p>2023-11-07</text:p>
          </table:table-cell>
          <table:table-cell table:formula="of:=MONTH([.A1556])" office:value-type="float" office:value="11" calcext:value-type="float">
            <text:p>11</text:p>
          </table:table-cell>
          <table:table-cell table:formula="of:=[.C1551]" office:value-type="float" office:value="4" calcext:value-type="float">
            <text:p>4</text:p>
          </table:table-cell>
          <table:table-cell table:number-columns-repeated="6"/>
          <table:table-cell table:formula="of:=[.F1556]*INDEX([$Rates.$B$2:$Rates.$B$6];[.C1556]+1)-[.G1556]*INDEX([$Rates.$C$2:$Rates.$C$6];[.C155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57]=0;[.A1556]+1;[.A1556])" office:value-type="date" office:date-value="2023-11-08" calcext:value-type="date">
            <text:p>2023-11-08</text:p>
          </table:table-cell>
          <table:table-cell table:formula="of:=MONTH([.A1557])" office:value-type="float" office:value="11" calcext:value-type="float">
            <text:p>11</text:p>
          </table:table-cell>
          <table:table-cell table:formula="of:=[.C1552]" office:value-type="float" office:value="0" calcext:value-type="float">
            <text:p>0</text:p>
          </table:table-cell>
          <table:table-cell table:number-columns-repeated="6"/>
          <table:table-cell table:formula="of:=[.F1557]*INDEX([$Rates.$B$2:$Rates.$B$6];[.C1557]+1)-[.G1557]*INDEX([$Rates.$C$2:$Rates.$C$6];[.C155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58]=0;[.A1557]+1;[.A1557])" office:value-type="date" office:date-value="2023-11-08" calcext:value-type="date">
            <text:p>2023-11-08</text:p>
          </table:table-cell>
          <table:table-cell table:formula="of:=MONTH([.A1558])" office:value-type="float" office:value="11" calcext:value-type="float">
            <text:p>11</text:p>
          </table:table-cell>
          <table:table-cell table:formula="of:=[.C1553]" office:value-type="float" office:value="1" calcext:value-type="float">
            <text:p>1</text:p>
          </table:table-cell>
          <table:table-cell table:number-columns-repeated="6"/>
          <table:table-cell table:formula="of:=[.F1558]*INDEX([$Rates.$B$2:$Rates.$B$6];[.C1558]+1)-[.G1558]*INDEX([$Rates.$C$2:$Rates.$C$6];[.C155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59]=0;[.A1558]+1;[.A1558])" office:value-type="date" office:date-value="2023-11-08" calcext:value-type="date">
            <text:p>2023-11-08</text:p>
          </table:table-cell>
          <table:table-cell table:formula="of:=MONTH([.A1559])" office:value-type="float" office:value="11" calcext:value-type="float">
            <text:p>11</text:p>
          </table:table-cell>
          <table:table-cell table:formula="of:=[.C1554]" office:value-type="float" office:value="2" calcext:value-type="float">
            <text:p>2</text:p>
          </table:table-cell>
          <table:table-cell table:number-columns-repeated="6"/>
          <table:table-cell table:formula="of:=[.F1559]*INDEX([$Rates.$B$2:$Rates.$B$6];[.C1559]+1)-[.G1559]*INDEX([$Rates.$C$2:$Rates.$C$6];[.C155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60]=0;[.A1559]+1;[.A1559])" office:value-type="date" office:date-value="2023-11-08" calcext:value-type="date">
            <text:p>2023-11-08</text:p>
          </table:table-cell>
          <table:table-cell table:formula="of:=MONTH([.A1560])" office:value-type="float" office:value="11" calcext:value-type="float">
            <text:p>11</text:p>
          </table:table-cell>
          <table:table-cell table:formula="of:=[.C1555]" office:value-type="float" office:value="3" calcext:value-type="float">
            <text:p>3</text:p>
          </table:table-cell>
          <table:table-cell table:number-columns-repeated="6"/>
          <table:table-cell table:formula="of:=[.F1560]*INDEX([$Rates.$B$2:$Rates.$B$6];[.C1560]+1)-[.G1560]*INDEX([$Rates.$C$2:$Rates.$C$6];[.C156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61]=0;[.A1560]+1;[.A1560])" office:value-type="date" office:date-value="2023-11-08" calcext:value-type="date">
            <text:p>2023-11-08</text:p>
          </table:table-cell>
          <table:table-cell table:formula="of:=MONTH([.A1561])" office:value-type="float" office:value="11" calcext:value-type="float">
            <text:p>11</text:p>
          </table:table-cell>
          <table:table-cell table:formula="of:=[.C1556]" office:value-type="float" office:value="4" calcext:value-type="float">
            <text:p>4</text:p>
          </table:table-cell>
          <table:table-cell table:number-columns-repeated="6"/>
          <table:table-cell table:formula="of:=[.F1561]*INDEX([$Rates.$B$2:$Rates.$B$6];[.C1561]+1)-[.G1561]*INDEX([$Rates.$C$2:$Rates.$C$6];[.C156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62]=0;[.A1561]+1;[.A1561])" office:value-type="date" office:date-value="2023-11-09" calcext:value-type="date">
            <text:p>2023-11-09</text:p>
          </table:table-cell>
          <table:table-cell table:formula="of:=MONTH([.A1562])" office:value-type="float" office:value="11" calcext:value-type="float">
            <text:p>11</text:p>
          </table:table-cell>
          <table:table-cell table:formula="of:=[.C1557]" office:value-type="float" office:value="0" calcext:value-type="float">
            <text:p>0</text:p>
          </table:table-cell>
          <table:table-cell table:number-columns-repeated="6"/>
          <table:table-cell table:formula="of:=[.F1562]*INDEX([$Rates.$B$2:$Rates.$B$6];[.C1562]+1)-[.G1562]*INDEX([$Rates.$C$2:$Rates.$C$6];[.C156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63]=0;[.A1562]+1;[.A1562])" office:value-type="date" office:date-value="2023-11-09" calcext:value-type="date">
            <text:p>2023-11-09</text:p>
          </table:table-cell>
          <table:table-cell table:formula="of:=MONTH([.A1563])" office:value-type="float" office:value="11" calcext:value-type="float">
            <text:p>11</text:p>
          </table:table-cell>
          <table:table-cell table:formula="of:=[.C1558]" office:value-type="float" office:value="1" calcext:value-type="float">
            <text:p>1</text:p>
          </table:table-cell>
          <table:table-cell table:number-columns-repeated="6"/>
          <table:table-cell table:formula="of:=[.F1563]*INDEX([$Rates.$B$2:$Rates.$B$6];[.C1563]+1)-[.G1563]*INDEX([$Rates.$C$2:$Rates.$C$6];[.C156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64]=0;[.A1563]+1;[.A1563])" office:value-type="date" office:date-value="2023-11-09" calcext:value-type="date">
            <text:p>2023-11-09</text:p>
          </table:table-cell>
          <table:table-cell table:formula="of:=MONTH([.A1564])" office:value-type="float" office:value="11" calcext:value-type="float">
            <text:p>11</text:p>
          </table:table-cell>
          <table:table-cell table:formula="of:=[.C1559]" office:value-type="float" office:value="2" calcext:value-type="float">
            <text:p>2</text:p>
          </table:table-cell>
          <table:table-cell table:number-columns-repeated="6"/>
          <table:table-cell table:formula="of:=[.F1564]*INDEX([$Rates.$B$2:$Rates.$B$6];[.C1564]+1)-[.G1564]*INDEX([$Rates.$C$2:$Rates.$C$6];[.C156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65]=0;[.A1564]+1;[.A1564])" office:value-type="date" office:date-value="2023-11-09" calcext:value-type="date">
            <text:p>2023-11-09</text:p>
          </table:table-cell>
          <table:table-cell table:formula="of:=MONTH([.A1565])" office:value-type="float" office:value="11" calcext:value-type="float">
            <text:p>11</text:p>
          </table:table-cell>
          <table:table-cell table:formula="of:=[.C1560]" office:value-type="float" office:value="3" calcext:value-type="float">
            <text:p>3</text:p>
          </table:table-cell>
          <table:table-cell table:number-columns-repeated="6"/>
          <table:table-cell table:formula="of:=[.F1565]*INDEX([$Rates.$B$2:$Rates.$B$6];[.C1565]+1)-[.G1565]*INDEX([$Rates.$C$2:$Rates.$C$6];[.C156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66]=0;[.A1565]+1;[.A1565])" office:value-type="date" office:date-value="2023-11-09" calcext:value-type="date">
            <text:p>2023-11-09</text:p>
          </table:table-cell>
          <table:table-cell table:formula="of:=MONTH([.A1566])" office:value-type="float" office:value="11" calcext:value-type="float">
            <text:p>11</text:p>
          </table:table-cell>
          <table:table-cell table:formula="of:=[.C1561]" office:value-type="float" office:value="4" calcext:value-type="float">
            <text:p>4</text:p>
          </table:table-cell>
          <table:table-cell table:number-columns-repeated="6"/>
          <table:table-cell table:formula="of:=[.F1566]*INDEX([$Rates.$B$2:$Rates.$B$6];[.C1566]+1)-[.G1566]*INDEX([$Rates.$C$2:$Rates.$C$6];[.C156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67]=0;[.A1566]+1;[.A1566])" office:value-type="date" office:date-value="2023-11-10" calcext:value-type="date">
            <text:p>2023-11-10</text:p>
          </table:table-cell>
          <table:table-cell table:formula="of:=MONTH([.A1567])" office:value-type="float" office:value="11" calcext:value-type="float">
            <text:p>11</text:p>
          </table:table-cell>
          <table:table-cell table:formula="of:=[.C1562]" office:value-type="float" office:value="0" calcext:value-type="float">
            <text:p>0</text:p>
          </table:table-cell>
          <table:table-cell table:number-columns-repeated="6"/>
          <table:table-cell table:formula="of:=[.F1567]*INDEX([$Rates.$B$2:$Rates.$B$6];[.C1567]+1)-[.G1567]*INDEX([$Rates.$C$2:$Rates.$C$6];[.C156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68]=0;[.A1567]+1;[.A1567])" office:value-type="date" office:date-value="2023-11-10" calcext:value-type="date">
            <text:p>2023-11-10</text:p>
          </table:table-cell>
          <table:table-cell table:formula="of:=MONTH([.A1568])" office:value-type="float" office:value="11" calcext:value-type="float">
            <text:p>11</text:p>
          </table:table-cell>
          <table:table-cell table:formula="of:=[.C1563]" office:value-type="float" office:value="1" calcext:value-type="float">
            <text:p>1</text:p>
          </table:table-cell>
          <table:table-cell table:number-columns-repeated="6"/>
          <table:table-cell table:formula="of:=[.F1568]*INDEX([$Rates.$B$2:$Rates.$B$6];[.C1568]+1)-[.G1568]*INDEX([$Rates.$C$2:$Rates.$C$6];[.C156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69]=0;[.A1568]+1;[.A1568])" office:value-type="date" office:date-value="2023-11-10" calcext:value-type="date">
            <text:p>2023-11-10</text:p>
          </table:table-cell>
          <table:table-cell table:formula="of:=MONTH([.A1569])" office:value-type="float" office:value="11" calcext:value-type="float">
            <text:p>11</text:p>
          </table:table-cell>
          <table:table-cell table:formula="of:=[.C1564]" office:value-type="float" office:value="2" calcext:value-type="float">
            <text:p>2</text:p>
          </table:table-cell>
          <table:table-cell table:number-columns-repeated="6"/>
          <table:table-cell table:formula="of:=[.F1569]*INDEX([$Rates.$B$2:$Rates.$B$6];[.C1569]+1)-[.G1569]*INDEX([$Rates.$C$2:$Rates.$C$6];[.C156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70]=0;[.A1569]+1;[.A1569])" office:value-type="date" office:date-value="2023-11-10" calcext:value-type="date">
            <text:p>2023-11-10</text:p>
          </table:table-cell>
          <table:table-cell table:formula="of:=MONTH([.A1570])" office:value-type="float" office:value="11" calcext:value-type="float">
            <text:p>11</text:p>
          </table:table-cell>
          <table:table-cell table:formula="of:=[.C1565]" office:value-type="float" office:value="3" calcext:value-type="float">
            <text:p>3</text:p>
          </table:table-cell>
          <table:table-cell table:number-columns-repeated="6"/>
          <table:table-cell table:formula="of:=[.F1570]*INDEX([$Rates.$B$2:$Rates.$B$6];[.C1570]+1)-[.G1570]*INDEX([$Rates.$C$2:$Rates.$C$6];[.C157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71]=0;[.A1570]+1;[.A1570])" office:value-type="date" office:date-value="2023-11-10" calcext:value-type="date">
            <text:p>2023-11-10</text:p>
          </table:table-cell>
          <table:table-cell table:formula="of:=MONTH([.A1571])" office:value-type="float" office:value="11" calcext:value-type="float">
            <text:p>11</text:p>
          </table:table-cell>
          <table:table-cell table:formula="of:=[.C1566]" office:value-type="float" office:value="4" calcext:value-type="float">
            <text:p>4</text:p>
          </table:table-cell>
          <table:table-cell table:number-columns-repeated="6"/>
          <table:table-cell table:formula="of:=[.F1571]*INDEX([$Rates.$B$2:$Rates.$B$6];[.C1571]+1)-[.G1571]*INDEX([$Rates.$C$2:$Rates.$C$6];[.C157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72]=0;[.A1571]+1;[.A1571])" office:value-type="date" office:date-value="2023-11-11" calcext:value-type="date">
            <text:p>2023-11-11</text:p>
          </table:table-cell>
          <table:table-cell table:formula="of:=MONTH([.A1572])" office:value-type="float" office:value="11" calcext:value-type="float">
            <text:p>11</text:p>
          </table:table-cell>
          <table:table-cell table:formula="of:=[.C1567]" office:value-type="float" office:value="0" calcext:value-type="float">
            <text:p>0</text:p>
          </table:table-cell>
          <table:table-cell table:number-columns-repeated="6"/>
          <table:table-cell table:formula="of:=[.F1572]*INDEX([$Rates.$B$2:$Rates.$B$6];[.C1572]+1)-[.G1572]*INDEX([$Rates.$C$2:$Rates.$C$6];[.C157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73]=0;[.A1572]+1;[.A1572])" office:value-type="date" office:date-value="2023-11-11" calcext:value-type="date">
            <text:p>2023-11-11</text:p>
          </table:table-cell>
          <table:table-cell table:formula="of:=MONTH([.A1573])" office:value-type="float" office:value="11" calcext:value-type="float">
            <text:p>11</text:p>
          </table:table-cell>
          <table:table-cell table:formula="of:=[.C1568]" office:value-type="float" office:value="1" calcext:value-type="float">
            <text:p>1</text:p>
          </table:table-cell>
          <table:table-cell table:number-columns-repeated="6"/>
          <table:table-cell table:formula="of:=[.F1573]*INDEX([$Rates.$B$2:$Rates.$B$6];[.C1573]+1)-[.G1573]*INDEX([$Rates.$C$2:$Rates.$C$6];[.C157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74]=0;[.A1573]+1;[.A1573])" office:value-type="date" office:date-value="2023-11-11" calcext:value-type="date">
            <text:p>2023-11-11</text:p>
          </table:table-cell>
          <table:table-cell table:formula="of:=MONTH([.A1574])" office:value-type="float" office:value="11" calcext:value-type="float">
            <text:p>11</text:p>
          </table:table-cell>
          <table:table-cell table:formula="of:=[.C1569]" office:value-type="float" office:value="2" calcext:value-type="float">
            <text:p>2</text:p>
          </table:table-cell>
          <table:table-cell table:number-columns-repeated="6"/>
          <table:table-cell table:formula="of:=[.F1574]*INDEX([$Rates.$B$2:$Rates.$B$6];[.C1574]+1)-[.G1574]*INDEX([$Rates.$C$2:$Rates.$C$6];[.C157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75]=0;[.A1574]+1;[.A1574])" office:value-type="date" office:date-value="2023-11-11" calcext:value-type="date">
            <text:p>2023-11-11</text:p>
          </table:table-cell>
          <table:table-cell table:formula="of:=MONTH([.A1575])" office:value-type="float" office:value="11" calcext:value-type="float">
            <text:p>11</text:p>
          </table:table-cell>
          <table:table-cell table:formula="of:=[.C1570]" office:value-type="float" office:value="3" calcext:value-type="float">
            <text:p>3</text:p>
          </table:table-cell>
          <table:table-cell table:number-columns-repeated="6"/>
          <table:table-cell table:formula="of:=[.F1575]*INDEX([$Rates.$B$2:$Rates.$B$6];[.C1575]+1)-[.G1575]*INDEX([$Rates.$C$2:$Rates.$C$6];[.C157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76]=0;[.A1575]+1;[.A1575])" office:value-type="date" office:date-value="2023-11-11" calcext:value-type="date">
            <text:p>2023-11-11</text:p>
          </table:table-cell>
          <table:table-cell table:formula="of:=MONTH([.A1576])" office:value-type="float" office:value="11" calcext:value-type="float">
            <text:p>11</text:p>
          </table:table-cell>
          <table:table-cell table:formula="of:=[.C1571]" office:value-type="float" office:value="4" calcext:value-type="float">
            <text:p>4</text:p>
          </table:table-cell>
          <table:table-cell table:number-columns-repeated="6"/>
          <table:table-cell table:formula="of:=[.F1576]*INDEX([$Rates.$B$2:$Rates.$B$6];[.C1576]+1)-[.G1576]*INDEX([$Rates.$C$2:$Rates.$C$6];[.C157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77]=0;[.A1576]+1;[.A1576])" office:value-type="date" office:date-value="2023-11-12" calcext:value-type="date">
            <text:p>2023-11-12</text:p>
          </table:table-cell>
          <table:table-cell table:formula="of:=MONTH([.A1577])" office:value-type="float" office:value="11" calcext:value-type="float">
            <text:p>11</text:p>
          </table:table-cell>
          <table:table-cell table:formula="of:=[.C1572]" office:value-type="float" office:value="0" calcext:value-type="float">
            <text:p>0</text:p>
          </table:table-cell>
          <table:table-cell table:number-columns-repeated="6"/>
          <table:table-cell table:formula="of:=[.F1577]*INDEX([$Rates.$B$2:$Rates.$B$6];[.C1577]+1)-[.G1577]*INDEX([$Rates.$C$2:$Rates.$C$6];[.C157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78]=0;[.A1577]+1;[.A1577])" office:value-type="date" office:date-value="2023-11-12" calcext:value-type="date">
            <text:p>2023-11-12</text:p>
          </table:table-cell>
          <table:table-cell table:formula="of:=MONTH([.A1578])" office:value-type="float" office:value="11" calcext:value-type="float">
            <text:p>11</text:p>
          </table:table-cell>
          <table:table-cell table:formula="of:=[.C1573]" office:value-type="float" office:value="1" calcext:value-type="float">
            <text:p>1</text:p>
          </table:table-cell>
          <table:table-cell table:number-columns-repeated="6"/>
          <table:table-cell table:formula="of:=[.F1578]*INDEX([$Rates.$B$2:$Rates.$B$6];[.C1578]+1)-[.G1578]*INDEX([$Rates.$C$2:$Rates.$C$6];[.C157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79]=0;[.A1578]+1;[.A1578])" office:value-type="date" office:date-value="2023-11-12" calcext:value-type="date">
            <text:p>2023-11-12</text:p>
          </table:table-cell>
          <table:table-cell table:formula="of:=MONTH([.A1579])" office:value-type="float" office:value="11" calcext:value-type="float">
            <text:p>11</text:p>
          </table:table-cell>
          <table:table-cell table:formula="of:=[.C1574]" office:value-type="float" office:value="2" calcext:value-type="float">
            <text:p>2</text:p>
          </table:table-cell>
          <table:table-cell table:number-columns-repeated="6"/>
          <table:table-cell table:formula="of:=[.F1579]*INDEX([$Rates.$B$2:$Rates.$B$6];[.C1579]+1)-[.G1579]*INDEX([$Rates.$C$2:$Rates.$C$6];[.C157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80]=0;[.A1579]+1;[.A1579])" office:value-type="date" office:date-value="2023-11-12" calcext:value-type="date">
            <text:p>2023-11-12</text:p>
          </table:table-cell>
          <table:table-cell table:formula="of:=MONTH([.A1580])" office:value-type="float" office:value="11" calcext:value-type="float">
            <text:p>11</text:p>
          </table:table-cell>
          <table:table-cell table:formula="of:=[.C1575]" office:value-type="float" office:value="3" calcext:value-type="float">
            <text:p>3</text:p>
          </table:table-cell>
          <table:table-cell table:number-columns-repeated="6"/>
          <table:table-cell table:formula="of:=[.F1580]*INDEX([$Rates.$B$2:$Rates.$B$6];[.C1580]+1)-[.G1580]*INDEX([$Rates.$C$2:$Rates.$C$6];[.C158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81]=0;[.A1580]+1;[.A1580])" office:value-type="date" office:date-value="2023-11-12" calcext:value-type="date">
            <text:p>2023-11-12</text:p>
          </table:table-cell>
          <table:table-cell table:formula="of:=MONTH([.A1581])" office:value-type="float" office:value="11" calcext:value-type="float">
            <text:p>11</text:p>
          </table:table-cell>
          <table:table-cell table:formula="of:=[.C1576]" office:value-type="float" office:value="4" calcext:value-type="float">
            <text:p>4</text:p>
          </table:table-cell>
          <table:table-cell table:number-columns-repeated="6"/>
          <table:table-cell table:formula="of:=[.F1581]*INDEX([$Rates.$B$2:$Rates.$B$6];[.C1581]+1)-[.G1581]*INDEX([$Rates.$C$2:$Rates.$C$6];[.C158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82]=0;[.A1581]+1;[.A1581])" office:value-type="date" office:date-value="2023-11-13" calcext:value-type="date">
            <text:p>2023-11-13</text:p>
          </table:table-cell>
          <table:table-cell table:formula="of:=MONTH([.A1582])" office:value-type="float" office:value="11" calcext:value-type="float">
            <text:p>11</text:p>
          </table:table-cell>
          <table:table-cell table:formula="of:=[.C1577]" office:value-type="float" office:value="0" calcext:value-type="float">
            <text:p>0</text:p>
          </table:table-cell>
          <table:table-cell table:number-columns-repeated="6"/>
          <table:table-cell table:formula="of:=[.F1582]*INDEX([$Rates.$B$2:$Rates.$B$6];[.C1582]+1)-[.G1582]*INDEX([$Rates.$C$2:$Rates.$C$6];[.C158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83]=0;[.A1582]+1;[.A1582])" office:value-type="date" office:date-value="2023-11-13" calcext:value-type="date">
            <text:p>2023-11-13</text:p>
          </table:table-cell>
          <table:table-cell table:formula="of:=MONTH([.A1583])" office:value-type="float" office:value="11" calcext:value-type="float">
            <text:p>11</text:p>
          </table:table-cell>
          <table:table-cell table:formula="of:=[.C1578]" office:value-type="float" office:value="1" calcext:value-type="float">
            <text:p>1</text:p>
          </table:table-cell>
          <table:table-cell table:number-columns-repeated="6"/>
          <table:table-cell table:formula="of:=[.F1583]*INDEX([$Rates.$B$2:$Rates.$B$6];[.C1583]+1)-[.G1583]*INDEX([$Rates.$C$2:$Rates.$C$6];[.C158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84]=0;[.A1583]+1;[.A1583])" office:value-type="date" office:date-value="2023-11-13" calcext:value-type="date">
            <text:p>2023-11-13</text:p>
          </table:table-cell>
          <table:table-cell table:formula="of:=MONTH([.A1584])" office:value-type="float" office:value="11" calcext:value-type="float">
            <text:p>11</text:p>
          </table:table-cell>
          <table:table-cell table:formula="of:=[.C1579]" office:value-type="float" office:value="2" calcext:value-type="float">
            <text:p>2</text:p>
          </table:table-cell>
          <table:table-cell table:number-columns-repeated="6"/>
          <table:table-cell table:formula="of:=[.F1584]*INDEX([$Rates.$B$2:$Rates.$B$6];[.C1584]+1)-[.G1584]*INDEX([$Rates.$C$2:$Rates.$C$6];[.C158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85]=0;[.A1584]+1;[.A1584])" office:value-type="date" office:date-value="2023-11-13" calcext:value-type="date">
            <text:p>2023-11-13</text:p>
          </table:table-cell>
          <table:table-cell table:formula="of:=MONTH([.A1585])" office:value-type="float" office:value="11" calcext:value-type="float">
            <text:p>11</text:p>
          </table:table-cell>
          <table:table-cell table:formula="of:=[.C1580]" office:value-type="float" office:value="3" calcext:value-type="float">
            <text:p>3</text:p>
          </table:table-cell>
          <table:table-cell table:number-columns-repeated="6"/>
          <table:table-cell table:formula="of:=[.F1585]*INDEX([$Rates.$B$2:$Rates.$B$6];[.C1585]+1)-[.G1585]*INDEX([$Rates.$C$2:$Rates.$C$6];[.C158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86]=0;[.A1585]+1;[.A1585])" office:value-type="date" office:date-value="2023-11-13" calcext:value-type="date">
            <text:p>2023-11-13</text:p>
          </table:table-cell>
          <table:table-cell table:formula="of:=MONTH([.A1586])" office:value-type="float" office:value="11" calcext:value-type="float">
            <text:p>11</text:p>
          </table:table-cell>
          <table:table-cell table:formula="of:=[.C1581]" office:value-type="float" office:value="4" calcext:value-type="float">
            <text:p>4</text:p>
          </table:table-cell>
          <table:table-cell table:number-columns-repeated="6"/>
          <table:table-cell table:formula="of:=[.F1586]*INDEX([$Rates.$B$2:$Rates.$B$6];[.C1586]+1)-[.G1586]*INDEX([$Rates.$C$2:$Rates.$C$6];[.C158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87]=0;[.A1586]+1;[.A1586])" office:value-type="date" office:date-value="2023-11-14" calcext:value-type="date">
            <text:p>2023-11-14</text:p>
          </table:table-cell>
          <table:table-cell table:formula="of:=MONTH([.A1587])" office:value-type="float" office:value="11" calcext:value-type="float">
            <text:p>11</text:p>
          </table:table-cell>
          <table:table-cell table:formula="of:=[.C1582]" office:value-type="float" office:value="0" calcext:value-type="float">
            <text:p>0</text:p>
          </table:table-cell>
          <table:table-cell table:number-columns-repeated="6"/>
          <table:table-cell table:formula="of:=[.F1587]*INDEX([$Rates.$B$2:$Rates.$B$6];[.C1587]+1)-[.G1587]*INDEX([$Rates.$C$2:$Rates.$C$6];[.C158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88]=0;[.A1587]+1;[.A1587])" office:value-type="date" office:date-value="2023-11-14" calcext:value-type="date">
            <text:p>2023-11-14</text:p>
          </table:table-cell>
          <table:table-cell table:formula="of:=MONTH([.A1588])" office:value-type="float" office:value="11" calcext:value-type="float">
            <text:p>11</text:p>
          </table:table-cell>
          <table:table-cell table:formula="of:=[.C1583]" office:value-type="float" office:value="1" calcext:value-type="float">
            <text:p>1</text:p>
          </table:table-cell>
          <table:table-cell table:number-columns-repeated="6"/>
          <table:table-cell table:formula="of:=[.F1588]*INDEX([$Rates.$B$2:$Rates.$B$6];[.C1588]+1)-[.G1588]*INDEX([$Rates.$C$2:$Rates.$C$6];[.C158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89]=0;[.A1588]+1;[.A1588])" office:value-type="date" office:date-value="2023-11-14" calcext:value-type="date">
            <text:p>2023-11-14</text:p>
          </table:table-cell>
          <table:table-cell table:formula="of:=MONTH([.A1589])" office:value-type="float" office:value="11" calcext:value-type="float">
            <text:p>11</text:p>
          </table:table-cell>
          <table:table-cell table:formula="of:=[.C1584]" office:value-type="float" office:value="2" calcext:value-type="float">
            <text:p>2</text:p>
          </table:table-cell>
          <table:table-cell table:number-columns-repeated="6"/>
          <table:table-cell table:formula="of:=[.F1589]*INDEX([$Rates.$B$2:$Rates.$B$6];[.C1589]+1)-[.G1589]*INDEX([$Rates.$C$2:$Rates.$C$6];[.C158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90]=0;[.A1589]+1;[.A1589])" office:value-type="date" office:date-value="2023-11-14" calcext:value-type="date">
            <text:p>2023-11-14</text:p>
          </table:table-cell>
          <table:table-cell table:formula="of:=MONTH([.A1590])" office:value-type="float" office:value="11" calcext:value-type="float">
            <text:p>11</text:p>
          </table:table-cell>
          <table:table-cell table:formula="of:=[.C1585]" office:value-type="float" office:value="3" calcext:value-type="float">
            <text:p>3</text:p>
          </table:table-cell>
          <table:table-cell table:number-columns-repeated="6"/>
          <table:table-cell table:formula="of:=[.F1590]*INDEX([$Rates.$B$2:$Rates.$B$6];[.C1590]+1)-[.G1590]*INDEX([$Rates.$C$2:$Rates.$C$6];[.C159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91]=0;[.A1590]+1;[.A1590])" office:value-type="date" office:date-value="2023-11-14" calcext:value-type="date">
            <text:p>2023-11-14</text:p>
          </table:table-cell>
          <table:table-cell table:formula="of:=MONTH([.A1591])" office:value-type="float" office:value="11" calcext:value-type="float">
            <text:p>11</text:p>
          </table:table-cell>
          <table:table-cell table:formula="of:=[.C1586]" office:value-type="float" office:value="4" calcext:value-type="float">
            <text:p>4</text:p>
          </table:table-cell>
          <table:table-cell table:number-columns-repeated="6"/>
          <table:table-cell table:formula="of:=[.F1591]*INDEX([$Rates.$B$2:$Rates.$B$6];[.C1591]+1)-[.G1591]*INDEX([$Rates.$C$2:$Rates.$C$6];[.C159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92]=0;[.A1591]+1;[.A1591])" office:value-type="date" office:date-value="2023-11-15" calcext:value-type="date">
            <text:p>2023-11-15</text:p>
          </table:table-cell>
          <table:table-cell table:formula="of:=MONTH([.A1592])" office:value-type="float" office:value="11" calcext:value-type="float">
            <text:p>11</text:p>
          </table:table-cell>
          <table:table-cell table:formula="of:=[.C1587]" office:value-type="float" office:value="0" calcext:value-type="float">
            <text:p>0</text:p>
          </table:table-cell>
          <table:table-cell table:number-columns-repeated="6"/>
          <table:table-cell table:formula="of:=[.F1592]*INDEX([$Rates.$B$2:$Rates.$B$6];[.C1592]+1)-[.G1592]*INDEX([$Rates.$C$2:$Rates.$C$6];[.C159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93]=0;[.A1592]+1;[.A1592])" office:value-type="date" office:date-value="2023-11-15" calcext:value-type="date">
            <text:p>2023-11-15</text:p>
          </table:table-cell>
          <table:table-cell table:formula="of:=MONTH([.A1593])" office:value-type="float" office:value="11" calcext:value-type="float">
            <text:p>11</text:p>
          </table:table-cell>
          <table:table-cell table:formula="of:=[.C1588]" office:value-type="float" office:value="1" calcext:value-type="float">
            <text:p>1</text:p>
          </table:table-cell>
          <table:table-cell table:number-columns-repeated="6"/>
          <table:table-cell table:formula="of:=[.F1593]*INDEX([$Rates.$B$2:$Rates.$B$6];[.C1593]+1)-[.G1593]*INDEX([$Rates.$C$2:$Rates.$C$6];[.C159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94]=0;[.A1593]+1;[.A1593])" office:value-type="date" office:date-value="2023-11-15" calcext:value-type="date">
            <text:p>2023-11-15</text:p>
          </table:table-cell>
          <table:table-cell table:formula="of:=MONTH([.A1594])" office:value-type="float" office:value="11" calcext:value-type="float">
            <text:p>11</text:p>
          </table:table-cell>
          <table:table-cell table:formula="of:=[.C1589]" office:value-type="float" office:value="2" calcext:value-type="float">
            <text:p>2</text:p>
          </table:table-cell>
          <table:table-cell table:number-columns-repeated="6"/>
          <table:table-cell table:formula="of:=[.F1594]*INDEX([$Rates.$B$2:$Rates.$B$6];[.C1594]+1)-[.G1594]*INDEX([$Rates.$C$2:$Rates.$C$6];[.C159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95]=0;[.A1594]+1;[.A1594])" office:value-type="date" office:date-value="2023-11-15" calcext:value-type="date">
            <text:p>2023-11-15</text:p>
          </table:table-cell>
          <table:table-cell table:formula="of:=MONTH([.A1595])" office:value-type="float" office:value="11" calcext:value-type="float">
            <text:p>11</text:p>
          </table:table-cell>
          <table:table-cell table:formula="of:=[.C1590]" office:value-type="float" office:value="3" calcext:value-type="float">
            <text:p>3</text:p>
          </table:table-cell>
          <table:table-cell table:number-columns-repeated="6"/>
          <table:table-cell table:formula="of:=[.F1595]*INDEX([$Rates.$B$2:$Rates.$B$6];[.C1595]+1)-[.G1595]*INDEX([$Rates.$C$2:$Rates.$C$6];[.C159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96]=0;[.A1595]+1;[.A1595])" office:value-type="date" office:date-value="2023-11-15" calcext:value-type="date">
            <text:p>2023-11-15</text:p>
          </table:table-cell>
          <table:table-cell table:formula="of:=MONTH([.A1596])" office:value-type="float" office:value="11" calcext:value-type="float">
            <text:p>11</text:p>
          </table:table-cell>
          <table:table-cell table:formula="of:=[.C1591]" office:value-type="float" office:value="4" calcext:value-type="float">
            <text:p>4</text:p>
          </table:table-cell>
          <table:table-cell table:number-columns-repeated="6"/>
          <table:table-cell table:formula="of:=[.F1596]*INDEX([$Rates.$B$2:$Rates.$B$6];[.C1596]+1)-[.G1596]*INDEX([$Rates.$C$2:$Rates.$C$6];[.C159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97]=0;[.A1596]+1;[.A1596])" office:value-type="date" office:date-value="2023-11-16" calcext:value-type="date">
            <text:p>2023-11-16</text:p>
          </table:table-cell>
          <table:table-cell table:formula="of:=MONTH([.A1597])" office:value-type="float" office:value="11" calcext:value-type="float">
            <text:p>11</text:p>
          </table:table-cell>
          <table:table-cell table:formula="of:=[.C1592]" office:value-type="float" office:value="0" calcext:value-type="float">
            <text:p>0</text:p>
          </table:table-cell>
          <table:table-cell table:number-columns-repeated="6"/>
          <table:table-cell table:formula="of:=[.F1597]*INDEX([$Rates.$B$2:$Rates.$B$6];[.C1597]+1)-[.G1597]*INDEX([$Rates.$C$2:$Rates.$C$6];[.C159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98]=0;[.A1597]+1;[.A1597])" office:value-type="date" office:date-value="2023-11-16" calcext:value-type="date">
            <text:p>2023-11-16</text:p>
          </table:table-cell>
          <table:table-cell table:formula="of:=MONTH([.A1598])" office:value-type="float" office:value="11" calcext:value-type="float">
            <text:p>11</text:p>
          </table:table-cell>
          <table:table-cell table:formula="of:=[.C1593]" office:value-type="float" office:value="1" calcext:value-type="float">
            <text:p>1</text:p>
          </table:table-cell>
          <table:table-cell table:number-columns-repeated="6"/>
          <table:table-cell table:formula="of:=[.F1598]*INDEX([$Rates.$B$2:$Rates.$B$6];[.C1598]+1)-[.G1598]*INDEX([$Rates.$C$2:$Rates.$C$6];[.C159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599]=0;[.A1598]+1;[.A1598])" office:value-type="date" office:date-value="2023-11-16" calcext:value-type="date">
            <text:p>2023-11-16</text:p>
          </table:table-cell>
          <table:table-cell table:formula="of:=MONTH([.A1599])" office:value-type="float" office:value="11" calcext:value-type="float">
            <text:p>11</text:p>
          </table:table-cell>
          <table:table-cell table:formula="of:=[.C1594]" office:value-type="float" office:value="2" calcext:value-type="float">
            <text:p>2</text:p>
          </table:table-cell>
          <table:table-cell table:number-columns-repeated="6"/>
          <table:table-cell table:formula="of:=[.F1599]*INDEX([$Rates.$B$2:$Rates.$B$6];[.C1599]+1)-[.G1599]*INDEX([$Rates.$C$2:$Rates.$C$6];[.C159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00]=0;[.A1599]+1;[.A1599])" office:value-type="date" office:date-value="2023-11-16" calcext:value-type="date">
            <text:p>2023-11-16</text:p>
          </table:table-cell>
          <table:table-cell table:formula="of:=MONTH([.A1600])" office:value-type="float" office:value="11" calcext:value-type="float">
            <text:p>11</text:p>
          </table:table-cell>
          <table:table-cell table:formula="of:=[.C1595]" office:value-type="float" office:value="3" calcext:value-type="float">
            <text:p>3</text:p>
          </table:table-cell>
          <table:table-cell table:number-columns-repeated="6"/>
          <table:table-cell table:formula="of:=[.F1600]*INDEX([$Rates.$B$2:$Rates.$B$6];[.C1600]+1)-[.G1600]*INDEX([$Rates.$C$2:$Rates.$C$6];[.C160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01]=0;[.A1600]+1;[.A1600])" office:value-type="date" office:date-value="2023-11-16" calcext:value-type="date">
            <text:p>2023-11-16</text:p>
          </table:table-cell>
          <table:table-cell table:formula="of:=MONTH([.A1601])" office:value-type="float" office:value="11" calcext:value-type="float">
            <text:p>11</text:p>
          </table:table-cell>
          <table:table-cell table:formula="of:=[.C1596]" office:value-type="float" office:value="4" calcext:value-type="float">
            <text:p>4</text:p>
          </table:table-cell>
          <table:table-cell table:number-columns-repeated="6"/>
          <table:table-cell table:formula="of:=[.F1601]*INDEX([$Rates.$B$2:$Rates.$B$6];[.C1601]+1)-[.G1601]*INDEX([$Rates.$C$2:$Rates.$C$6];[.C160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02]=0;[.A1601]+1;[.A1601])" office:value-type="date" office:date-value="2023-11-17" calcext:value-type="date">
            <text:p>2023-11-17</text:p>
          </table:table-cell>
          <table:table-cell table:formula="of:=MONTH([.A1602])" office:value-type="float" office:value="11" calcext:value-type="float">
            <text:p>11</text:p>
          </table:table-cell>
          <table:table-cell table:formula="of:=[.C1597]" office:value-type="float" office:value="0" calcext:value-type="float">
            <text:p>0</text:p>
          </table:table-cell>
          <table:table-cell table:number-columns-repeated="6"/>
          <table:table-cell table:formula="of:=[.F1602]*INDEX([$Rates.$B$2:$Rates.$B$6];[.C1602]+1)-[.G1602]*INDEX([$Rates.$C$2:$Rates.$C$6];[.C160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03]=0;[.A1602]+1;[.A1602])" office:value-type="date" office:date-value="2023-11-17" calcext:value-type="date">
            <text:p>2023-11-17</text:p>
          </table:table-cell>
          <table:table-cell table:formula="of:=MONTH([.A1603])" office:value-type="float" office:value="11" calcext:value-type="float">
            <text:p>11</text:p>
          </table:table-cell>
          <table:table-cell table:formula="of:=[.C1598]" office:value-type="float" office:value="1" calcext:value-type="float">
            <text:p>1</text:p>
          </table:table-cell>
          <table:table-cell table:number-columns-repeated="6"/>
          <table:table-cell table:formula="of:=[.F1603]*INDEX([$Rates.$B$2:$Rates.$B$6];[.C1603]+1)-[.G1603]*INDEX([$Rates.$C$2:$Rates.$C$6];[.C160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04]=0;[.A1603]+1;[.A1603])" office:value-type="date" office:date-value="2023-11-17" calcext:value-type="date">
            <text:p>2023-11-17</text:p>
          </table:table-cell>
          <table:table-cell table:formula="of:=MONTH([.A1604])" office:value-type="float" office:value="11" calcext:value-type="float">
            <text:p>11</text:p>
          </table:table-cell>
          <table:table-cell table:formula="of:=[.C1599]" office:value-type="float" office:value="2" calcext:value-type="float">
            <text:p>2</text:p>
          </table:table-cell>
          <table:table-cell table:number-columns-repeated="6"/>
          <table:table-cell table:formula="of:=[.F1604]*INDEX([$Rates.$B$2:$Rates.$B$6];[.C1604]+1)-[.G1604]*INDEX([$Rates.$C$2:$Rates.$C$6];[.C160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05]=0;[.A1604]+1;[.A1604])" office:value-type="date" office:date-value="2023-11-17" calcext:value-type="date">
            <text:p>2023-11-17</text:p>
          </table:table-cell>
          <table:table-cell table:formula="of:=MONTH([.A1605])" office:value-type="float" office:value="11" calcext:value-type="float">
            <text:p>11</text:p>
          </table:table-cell>
          <table:table-cell table:formula="of:=[.C1600]" office:value-type="float" office:value="3" calcext:value-type="float">
            <text:p>3</text:p>
          </table:table-cell>
          <table:table-cell table:number-columns-repeated="6"/>
          <table:table-cell table:formula="of:=[.F1605]*INDEX([$Rates.$B$2:$Rates.$B$6];[.C1605]+1)-[.G1605]*INDEX([$Rates.$C$2:$Rates.$C$6];[.C160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06]=0;[.A1605]+1;[.A1605])" office:value-type="date" office:date-value="2023-11-17" calcext:value-type="date">
            <text:p>2023-11-17</text:p>
          </table:table-cell>
          <table:table-cell table:formula="of:=MONTH([.A1606])" office:value-type="float" office:value="11" calcext:value-type="float">
            <text:p>11</text:p>
          </table:table-cell>
          <table:table-cell table:formula="of:=[.C1601]" office:value-type="float" office:value="4" calcext:value-type="float">
            <text:p>4</text:p>
          </table:table-cell>
          <table:table-cell table:number-columns-repeated="6"/>
          <table:table-cell table:formula="of:=[.F1606]*INDEX([$Rates.$B$2:$Rates.$B$6];[.C1606]+1)-[.G1606]*INDEX([$Rates.$C$2:$Rates.$C$6];[.C160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07]=0;[.A1606]+1;[.A1606])" office:value-type="date" office:date-value="2023-11-18" calcext:value-type="date">
            <text:p>2023-11-18</text:p>
          </table:table-cell>
          <table:table-cell table:formula="of:=MONTH([.A1607])" office:value-type="float" office:value="11" calcext:value-type="float">
            <text:p>11</text:p>
          </table:table-cell>
          <table:table-cell table:formula="of:=[.C1602]" office:value-type="float" office:value="0" calcext:value-type="float">
            <text:p>0</text:p>
          </table:table-cell>
          <table:table-cell table:number-columns-repeated="6"/>
          <table:table-cell table:formula="of:=[.F1607]*INDEX([$Rates.$B$2:$Rates.$B$6];[.C1607]+1)-[.G1607]*INDEX([$Rates.$C$2:$Rates.$C$6];[.C160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08]=0;[.A1607]+1;[.A1607])" office:value-type="date" office:date-value="2023-11-18" calcext:value-type="date">
            <text:p>2023-11-18</text:p>
          </table:table-cell>
          <table:table-cell table:formula="of:=MONTH([.A1608])" office:value-type="float" office:value="11" calcext:value-type="float">
            <text:p>11</text:p>
          </table:table-cell>
          <table:table-cell table:formula="of:=[.C1603]" office:value-type="float" office:value="1" calcext:value-type="float">
            <text:p>1</text:p>
          </table:table-cell>
          <table:table-cell table:number-columns-repeated="6"/>
          <table:table-cell table:formula="of:=[.F1608]*INDEX([$Rates.$B$2:$Rates.$B$6];[.C1608]+1)-[.G1608]*INDEX([$Rates.$C$2:$Rates.$C$6];[.C160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09]=0;[.A1608]+1;[.A1608])" office:value-type="date" office:date-value="2023-11-18" calcext:value-type="date">
            <text:p>2023-11-18</text:p>
          </table:table-cell>
          <table:table-cell table:formula="of:=MONTH([.A1609])" office:value-type="float" office:value="11" calcext:value-type="float">
            <text:p>11</text:p>
          </table:table-cell>
          <table:table-cell table:formula="of:=[.C1604]" office:value-type="float" office:value="2" calcext:value-type="float">
            <text:p>2</text:p>
          </table:table-cell>
          <table:table-cell table:number-columns-repeated="6"/>
          <table:table-cell table:formula="of:=[.F1609]*INDEX([$Rates.$B$2:$Rates.$B$6];[.C1609]+1)-[.G1609]*INDEX([$Rates.$C$2:$Rates.$C$6];[.C160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10]=0;[.A1609]+1;[.A1609])" office:value-type="date" office:date-value="2023-11-18" calcext:value-type="date">
            <text:p>2023-11-18</text:p>
          </table:table-cell>
          <table:table-cell table:formula="of:=MONTH([.A1610])" office:value-type="float" office:value="11" calcext:value-type="float">
            <text:p>11</text:p>
          </table:table-cell>
          <table:table-cell table:formula="of:=[.C1605]" office:value-type="float" office:value="3" calcext:value-type="float">
            <text:p>3</text:p>
          </table:table-cell>
          <table:table-cell table:number-columns-repeated="6"/>
          <table:table-cell table:formula="of:=[.F1610]*INDEX([$Rates.$B$2:$Rates.$B$6];[.C1610]+1)-[.G1610]*INDEX([$Rates.$C$2:$Rates.$C$6];[.C161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11]=0;[.A1610]+1;[.A1610])" office:value-type="date" office:date-value="2023-11-18" calcext:value-type="date">
            <text:p>2023-11-18</text:p>
          </table:table-cell>
          <table:table-cell table:formula="of:=MONTH([.A1611])" office:value-type="float" office:value="11" calcext:value-type="float">
            <text:p>11</text:p>
          </table:table-cell>
          <table:table-cell table:formula="of:=[.C1606]" office:value-type="float" office:value="4" calcext:value-type="float">
            <text:p>4</text:p>
          </table:table-cell>
          <table:table-cell table:number-columns-repeated="6"/>
          <table:table-cell table:formula="of:=[.F1611]*INDEX([$Rates.$B$2:$Rates.$B$6];[.C1611]+1)-[.G1611]*INDEX([$Rates.$C$2:$Rates.$C$6];[.C161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12]=0;[.A1611]+1;[.A1611])" office:value-type="date" office:date-value="2023-11-19" calcext:value-type="date">
            <text:p>2023-11-19</text:p>
          </table:table-cell>
          <table:table-cell table:formula="of:=MONTH([.A1612])" office:value-type="float" office:value="11" calcext:value-type="float">
            <text:p>11</text:p>
          </table:table-cell>
          <table:table-cell table:formula="of:=[.C1607]" office:value-type="float" office:value="0" calcext:value-type="float">
            <text:p>0</text:p>
          </table:table-cell>
          <table:table-cell table:number-columns-repeated="6"/>
          <table:table-cell table:formula="of:=[.F1612]*INDEX([$Rates.$B$2:$Rates.$B$6];[.C1612]+1)-[.G1612]*INDEX([$Rates.$C$2:$Rates.$C$6];[.C161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13]=0;[.A1612]+1;[.A1612])" office:value-type="date" office:date-value="2023-11-19" calcext:value-type="date">
            <text:p>2023-11-19</text:p>
          </table:table-cell>
          <table:table-cell table:formula="of:=MONTH([.A1613])" office:value-type="float" office:value="11" calcext:value-type="float">
            <text:p>11</text:p>
          </table:table-cell>
          <table:table-cell table:formula="of:=[.C1608]" office:value-type="float" office:value="1" calcext:value-type="float">
            <text:p>1</text:p>
          </table:table-cell>
          <table:table-cell table:number-columns-repeated="6"/>
          <table:table-cell table:formula="of:=[.F1613]*INDEX([$Rates.$B$2:$Rates.$B$6];[.C1613]+1)-[.G1613]*INDEX([$Rates.$C$2:$Rates.$C$6];[.C161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14]=0;[.A1613]+1;[.A1613])" office:value-type="date" office:date-value="2023-11-19" calcext:value-type="date">
            <text:p>2023-11-19</text:p>
          </table:table-cell>
          <table:table-cell table:formula="of:=MONTH([.A1614])" office:value-type="float" office:value="11" calcext:value-type="float">
            <text:p>11</text:p>
          </table:table-cell>
          <table:table-cell table:formula="of:=[.C1609]" office:value-type="float" office:value="2" calcext:value-type="float">
            <text:p>2</text:p>
          </table:table-cell>
          <table:table-cell table:number-columns-repeated="6"/>
          <table:table-cell table:formula="of:=[.F1614]*INDEX([$Rates.$B$2:$Rates.$B$6];[.C1614]+1)-[.G1614]*INDEX([$Rates.$C$2:$Rates.$C$6];[.C161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15]=0;[.A1614]+1;[.A1614])" office:value-type="date" office:date-value="2023-11-19" calcext:value-type="date">
            <text:p>2023-11-19</text:p>
          </table:table-cell>
          <table:table-cell table:formula="of:=MONTH([.A1615])" office:value-type="float" office:value="11" calcext:value-type="float">
            <text:p>11</text:p>
          </table:table-cell>
          <table:table-cell table:formula="of:=[.C1610]" office:value-type="float" office:value="3" calcext:value-type="float">
            <text:p>3</text:p>
          </table:table-cell>
          <table:table-cell table:number-columns-repeated="6"/>
          <table:table-cell table:formula="of:=[.F1615]*INDEX([$Rates.$B$2:$Rates.$B$6];[.C1615]+1)-[.G1615]*INDEX([$Rates.$C$2:$Rates.$C$6];[.C161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16]=0;[.A1615]+1;[.A1615])" office:value-type="date" office:date-value="2023-11-19" calcext:value-type="date">
            <text:p>2023-11-19</text:p>
          </table:table-cell>
          <table:table-cell table:formula="of:=MONTH([.A1616])" office:value-type="float" office:value="11" calcext:value-type="float">
            <text:p>11</text:p>
          </table:table-cell>
          <table:table-cell table:formula="of:=[.C1611]" office:value-type="float" office:value="4" calcext:value-type="float">
            <text:p>4</text:p>
          </table:table-cell>
          <table:table-cell table:number-columns-repeated="6"/>
          <table:table-cell table:formula="of:=[.F1616]*INDEX([$Rates.$B$2:$Rates.$B$6];[.C1616]+1)-[.G1616]*INDEX([$Rates.$C$2:$Rates.$C$6];[.C161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17]=0;[.A1616]+1;[.A1616])" office:value-type="date" office:date-value="2023-11-20" calcext:value-type="date">
            <text:p>2023-11-20</text:p>
          </table:table-cell>
          <table:table-cell table:formula="of:=MONTH([.A1617])" office:value-type="float" office:value="11" calcext:value-type="float">
            <text:p>11</text:p>
          </table:table-cell>
          <table:table-cell table:formula="of:=[.C1612]" office:value-type="float" office:value="0" calcext:value-type="float">
            <text:p>0</text:p>
          </table:table-cell>
          <table:table-cell table:number-columns-repeated="6"/>
          <table:table-cell table:formula="of:=[.F1617]*INDEX([$Rates.$B$2:$Rates.$B$6];[.C1617]+1)-[.G1617]*INDEX([$Rates.$C$2:$Rates.$C$6];[.C161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18]=0;[.A1617]+1;[.A1617])" office:value-type="date" office:date-value="2023-11-20" calcext:value-type="date">
            <text:p>2023-11-20</text:p>
          </table:table-cell>
          <table:table-cell table:formula="of:=MONTH([.A1618])" office:value-type="float" office:value="11" calcext:value-type="float">
            <text:p>11</text:p>
          </table:table-cell>
          <table:table-cell table:formula="of:=[.C1613]" office:value-type="float" office:value="1" calcext:value-type="float">
            <text:p>1</text:p>
          </table:table-cell>
          <table:table-cell table:number-columns-repeated="6"/>
          <table:table-cell table:formula="of:=[.F1618]*INDEX([$Rates.$B$2:$Rates.$B$6];[.C1618]+1)-[.G1618]*INDEX([$Rates.$C$2:$Rates.$C$6];[.C161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19]=0;[.A1618]+1;[.A1618])" office:value-type="date" office:date-value="2023-11-20" calcext:value-type="date">
            <text:p>2023-11-20</text:p>
          </table:table-cell>
          <table:table-cell table:formula="of:=MONTH([.A1619])" office:value-type="float" office:value="11" calcext:value-type="float">
            <text:p>11</text:p>
          </table:table-cell>
          <table:table-cell table:formula="of:=[.C1614]" office:value-type="float" office:value="2" calcext:value-type="float">
            <text:p>2</text:p>
          </table:table-cell>
          <table:table-cell table:number-columns-repeated="6"/>
          <table:table-cell table:formula="of:=[.F1619]*INDEX([$Rates.$B$2:$Rates.$B$6];[.C1619]+1)-[.G1619]*INDEX([$Rates.$C$2:$Rates.$C$6];[.C161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20]=0;[.A1619]+1;[.A1619])" office:value-type="date" office:date-value="2023-11-20" calcext:value-type="date">
            <text:p>2023-11-20</text:p>
          </table:table-cell>
          <table:table-cell table:formula="of:=MONTH([.A1620])" office:value-type="float" office:value="11" calcext:value-type="float">
            <text:p>11</text:p>
          </table:table-cell>
          <table:table-cell table:formula="of:=[.C1615]" office:value-type="float" office:value="3" calcext:value-type="float">
            <text:p>3</text:p>
          </table:table-cell>
          <table:table-cell table:number-columns-repeated="6"/>
          <table:table-cell table:formula="of:=[.F1620]*INDEX([$Rates.$B$2:$Rates.$B$6];[.C1620]+1)-[.G1620]*INDEX([$Rates.$C$2:$Rates.$C$6];[.C162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21]=0;[.A1620]+1;[.A1620])" office:value-type="date" office:date-value="2023-11-20" calcext:value-type="date">
            <text:p>2023-11-20</text:p>
          </table:table-cell>
          <table:table-cell table:formula="of:=MONTH([.A1621])" office:value-type="float" office:value="11" calcext:value-type="float">
            <text:p>11</text:p>
          </table:table-cell>
          <table:table-cell table:formula="of:=[.C1616]" office:value-type="float" office:value="4" calcext:value-type="float">
            <text:p>4</text:p>
          </table:table-cell>
          <table:table-cell table:number-columns-repeated="6"/>
          <table:table-cell table:formula="of:=[.F1621]*INDEX([$Rates.$B$2:$Rates.$B$6];[.C1621]+1)-[.G1621]*INDEX([$Rates.$C$2:$Rates.$C$6];[.C162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22]=0;[.A1621]+1;[.A1621])" office:value-type="date" office:date-value="2023-11-21" calcext:value-type="date">
            <text:p>2023-11-21</text:p>
          </table:table-cell>
          <table:table-cell table:formula="of:=MONTH([.A1622])" office:value-type="float" office:value="11" calcext:value-type="float">
            <text:p>11</text:p>
          </table:table-cell>
          <table:table-cell table:formula="of:=[.C1617]" office:value-type="float" office:value="0" calcext:value-type="float">
            <text:p>0</text:p>
          </table:table-cell>
          <table:table-cell table:number-columns-repeated="6"/>
          <table:table-cell table:formula="of:=[.F1622]*INDEX([$Rates.$B$2:$Rates.$B$6];[.C1622]+1)-[.G1622]*INDEX([$Rates.$C$2:$Rates.$C$6];[.C162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23]=0;[.A1622]+1;[.A1622])" office:value-type="date" office:date-value="2023-11-21" calcext:value-type="date">
            <text:p>2023-11-21</text:p>
          </table:table-cell>
          <table:table-cell table:formula="of:=MONTH([.A1623])" office:value-type="float" office:value="11" calcext:value-type="float">
            <text:p>11</text:p>
          </table:table-cell>
          <table:table-cell table:formula="of:=[.C1618]" office:value-type="float" office:value="1" calcext:value-type="float">
            <text:p>1</text:p>
          </table:table-cell>
          <table:table-cell table:number-columns-repeated="6"/>
          <table:table-cell table:formula="of:=[.F1623]*INDEX([$Rates.$B$2:$Rates.$B$6];[.C1623]+1)-[.G1623]*INDEX([$Rates.$C$2:$Rates.$C$6];[.C162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24]=0;[.A1623]+1;[.A1623])" office:value-type="date" office:date-value="2023-11-21" calcext:value-type="date">
            <text:p>2023-11-21</text:p>
          </table:table-cell>
          <table:table-cell table:formula="of:=MONTH([.A1624])" office:value-type="float" office:value="11" calcext:value-type="float">
            <text:p>11</text:p>
          </table:table-cell>
          <table:table-cell table:formula="of:=[.C1619]" office:value-type="float" office:value="2" calcext:value-type="float">
            <text:p>2</text:p>
          </table:table-cell>
          <table:table-cell table:number-columns-repeated="6"/>
          <table:table-cell table:formula="of:=[.F1624]*INDEX([$Rates.$B$2:$Rates.$B$6];[.C1624]+1)-[.G1624]*INDEX([$Rates.$C$2:$Rates.$C$6];[.C162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25]=0;[.A1624]+1;[.A1624])" office:value-type="date" office:date-value="2023-11-21" calcext:value-type="date">
            <text:p>2023-11-21</text:p>
          </table:table-cell>
          <table:table-cell table:formula="of:=MONTH([.A1625])" office:value-type="float" office:value="11" calcext:value-type="float">
            <text:p>11</text:p>
          </table:table-cell>
          <table:table-cell table:formula="of:=[.C1620]" office:value-type="float" office:value="3" calcext:value-type="float">
            <text:p>3</text:p>
          </table:table-cell>
          <table:table-cell table:number-columns-repeated="6"/>
          <table:table-cell table:formula="of:=[.F1625]*INDEX([$Rates.$B$2:$Rates.$B$6];[.C1625]+1)-[.G1625]*INDEX([$Rates.$C$2:$Rates.$C$6];[.C162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26]=0;[.A1625]+1;[.A1625])" office:value-type="date" office:date-value="2023-11-21" calcext:value-type="date">
            <text:p>2023-11-21</text:p>
          </table:table-cell>
          <table:table-cell table:formula="of:=MONTH([.A1626])" office:value-type="float" office:value="11" calcext:value-type="float">
            <text:p>11</text:p>
          </table:table-cell>
          <table:table-cell table:formula="of:=[.C1621]" office:value-type="float" office:value="4" calcext:value-type="float">
            <text:p>4</text:p>
          </table:table-cell>
          <table:table-cell table:number-columns-repeated="6"/>
          <table:table-cell table:formula="of:=[.F1626]*INDEX([$Rates.$B$2:$Rates.$B$6];[.C1626]+1)-[.G1626]*INDEX([$Rates.$C$2:$Rates.$C$6];[.C162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27]=0;[.A1626]+1;[.A1626])" office:value-type="date" office:date-value="2023-11-22" calcext:value-type="date">
            <text:p>2023-11-22</text:p>
          </table:table-cell>
          <table:table-cell table:formula="of:=MONTH([.A1627])" office:value-type="float" office:value="11" calcext:value-type="float">
            <text:p>11</text:p>
          </table:table-cell>
          <table:table-cell table:formula="of:=[.C1622]" office:value-type="float" office:value="0" calcext:value-type="float">
            <text:p>0</text:p>
          </table:table-cell>
          <table:table-cell table:number-columns-repeated="6"/>
          <table:table-cell table:formula="of:=[.F1627]*INDEX([$Rates.$B$2:$Rates.$B$6];[.C1627]+1)-[.G1627]*INDEX([$Rates.$C$2:$Rates.$C$6];[.C162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28]=0;[.A1627]+1;[.A1627])" office:value-type="date" office:date-value="2023-11-22" calcext:value-type="date">
            <text:p>2023-11-22</text:p>
          </table:table-cell>
          <table:table-cell table:formula="of:=MONTH([.A1628])" office:value-type="float" office:value="11" calcext:value-type="float">
            <text:p>11</text:p>
          </table:table-cell>
          <table:table-cell table:formula="of:=[.C1623]" office:value-type="float" office:value="1" calcext:value-type="float">
            <text:p>1</text:p>
          </table:table-cell>
          <table:table-cell table:number-columns-repeated="6"/>
          <table:table-cell table:formula="of:=[.F1628]*INDEX([$Rates.$B$2:$Rates.$B$6];[.C1628]+1)-[.G1628]*INDEX([$Rates.$C$2:$Rates.$C$6];[.C162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29]=0;[.A1628]+1;[.A1628])" office:value-type="date" office:date-value="2023-11-22" calcext:value-type="date">
            <text:p>2023-11-22</text:p>
          </table:table-cell>
          <table:table-cell table:formula="of:=MONTH([.A1629])" office:value-type="float" office:value="11" calcext:value-type="float">
            <text:p>11</text:p>
          </table:table-cell>
          <table:table-cell table:formula="of:=[.C1624]" office:value-type="float" office:value="2" calcext:value-type="float">
            <text:p>2</text:p>
          </table:table-cell>
          <table:table-cell table:number-columns-repeated="6"/>
          <table:table-cell table:formula="of:=[.F1629]*INDEX([$Rates.$B$2:$Rates.$B$6];[.C1629]+1)-[.G1629]*INDEX([$Rates.$C$2:$Rates.$C$6];[.C162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30]=0;[.A1629]+1;[.A1629])" office:value-type="date" office:date-value="2023-11-22" calcext:value-type="date">
            <text:p>2023-11-22</text:p>
          </table:table-cell>
          <table:table-cell table:formula="of:=MONTH([.A1630])" office:value-type="float" office:value="11" calcext:value-type="float">
            <text:p>11</text:p>
          </table:table-cell>
          <table:table-cell table:formula="of:=[.C1625]" office:value-type="float" office:value="3" calcext:value-type="float">
            <text:p>3</text:p>
          </table:table-cell>
          <table:table-cell table:number-columns-repeated="6"/>
          <table:table-cell table:formula="of:=[.F1630]*INDEX([$Rates.$B$2:$Rates.$B$6];[.C1630]+1)-[.G1630]*INDEX([$Rates.$C$2:$Rates.$C$6];[.C163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31]=0;[.A1630]+1;[.A1630])" office:value-type="date" office:date-value="2023-11-22" calcext:value-type="date">
            <text:p>2023-11-22</text:p>
          </table:table-cell>
          <table:table-cell table:formula="of:=MONTH([.A1631])" office:value-type="float" office:value="11" calcext:value-type="float">
            <text:p>11</text:p>
          </table:table-cell>
          <table:table-cell table:formula="of:=[.C1626]" office:value-type="float" office:value="4" calcext:value-type="float">
            <text:p>4</text:p>
          </table:table-cell>
          <table:table-cell table:number-columns-repeated="6"/>
          <table:table-cell table:formula="of:=[.F1631]*INDEX([$Rates.$B$2:$Rates.$B$6];[.C1631]+1)-[.G1631]*INDEX([$Rates.$C$2:$Rates.$C$6];[.C163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32]=0;[.A1631]+1;[.A1631])" office:value-type="date" office:date-value="2023-11-23" calcext:value-type="date">
            <text:p>2023-11-23</text:p>
          </table:table-cell>
          <table:table-cell table:formula="of:=MONTH([.A1632])" office:value-type="float" office:value="11" calcext:value-type="float">
            <text:p>11</text:p>
          </table:table-cell>
          <table:table-cell table:formula="of:=[.C1627]" office:value-type="float" office:value="0" calcext:value-type="float">
            <text:p>0</text:p>
          </table:table-cell>
          <table:table-cell table:number-columns-repeated="6"/>
          <table:table-cell table:formula="of:=[.F1632]*INDEX([$Rates.$B$2:$Rates.$B$6];[.C1632]+1)-[.G1632]*INDEX([$Rates.$C$2:$Rates.$C$6];[.C163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33]=0;[.A1632]+1;[.A1632])" office:value-type="date" office:date-value="2023-11-23" calcext:value-type="date">
            <text:p>2023-11-23</text:p>
          </table:table-cell>
          <table:table-cell table:formula="of:=MONTH([.A1633])" office:value-type="float" office:value="11" calcext:value-type="float">
            <text:p>11</text:p>
          </table:table-cell>
          <table:table-cell table:formula="of:=[.C1628]" office:value-type="float" office:value="1" calcext:value-type="float">
            <text:p>1</text:p>
          </table:table-cell>
          <table:table-cell table:number-columns-repeated="6"/>
          <table:table-cell table:formula="of:=[.F1633]*INDEX([$Rates.$B$2:$Rates.$B$6];[.C1633]+1)-[.G1633]*INDEX([$Rates.$C$2:$Rates.$C$6];[.C163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34]=0;[.A1633]+1;[.A1633])" office:value-type="date" office:date-value="2023-11-23" calcext:value-type="date">
            <text:p>2023-11-23</text:p>
          </table:table-cell>
          <table:table-cell table:formula="of:=MONTH([.A1634])" office:value-type="float" office:value="11" calcext:value-type="float">
            <text:p>11</text:p>
          </table:table-cell>
          <table:table-cell table:formula="of:=[.C1629]" office:value-type="float" office:value="2" calcext:value-type="float">
            <text:p>2</text:p>
          </table:table-cell>
          <table:table-cell table:number-columns-repeated="6"/>
          <table:table-cell table:formula="of:=[.F1634]*INDEX([$Rates.$B$2:$Rates.$B$6];[.C1634]+1)-[.G1634]*INDEX([$Rates.$C$2:$Rates.$C$6];[.C163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35]=0;[.A1634]+1;[.A1634])" office:value-type="date" office:date-value="2023-11-23" calcext:value-type="date">
            <text:p>2023-11-23</text:p>
          </table:table-cell>
          <table:table-cell table:formula="of:=MONTH([.A1635])" office:value-type="float" office:value="11" calcext:value-type="float">
            <text:p>11</text:p>
          </table:table-cell>
          <table:table-cell table:formula="of:=[.C1630]" office:value-type="float" office:value="3" calcext:value-type="float">
            <text:p>3</text:p>
          </table:table-cell>
          <table:table-cell table:number-columns-repeated="6"/>
          <table:table-cell table:formula="of:=[.F1635]*INDEX([$Rates.$B$2:$Rates.$B$6];[.C1635]+1)-[.G1635]*INDEX([$Rates.$C$2:$Rates.$C$6];[.C163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36]=0;[.A1635]+1;[.A1635])" office:value-type="date" office:date-value="2023-11-23" calcext:value-type="date">
            <text:p>2023-11-23</text:p>
          </table:table-cell>
          <table:table-cell table:formula="of:=MONTH([.A1636])" office:value-type="float" office:value="11" calcext:value-type="float">
            <text:p>11</text:p>
          </table:table-cell>
          <table:table-cell table:formula="of:=[.C1631]" office:value-type="float" office:value="4" calcext:value-type="float">
            <text:p>4</text:p>
          </table:table-cell>
          <table:table-cell table:number-columns-repeated="6"/>
          <table:table-cell table:formula="of:=[.F1636]*INDEX([$Rates.$B$2:$Rates.$B$6];[.C1636]+1)-[.G1636]*INDEX([$Rates.$C$2:$Rates.$C$6];[.C163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37]=0;[.A1636]+1;[.A1636])" office:value-type="date" office:date-value="2023-11-24" calcext:value-type="date">
            <text:p>2023-11-24</text:p>
          </table:table-cell>
          <table:table-cell table:formula="of:=MONTH([.A1637])" office:value-type="float" office:value="11" calcext:value-type="float">
            <text:p>11</text:p>
          </table:table-cell>
          <table:table-cell table:formula="of:=[.C1632]" office:value-type="float" office:value="0" calcext:value-type="float">
            <text:p>0</text:p>
          </table:table-cell>
          <table:table-cell table:number-columns-repeated="6"/>
          <table:table-cell table:formula="of:=[.F1637]*INDEX([$Rates.$B$2:$Rates.$B$6];[.C1637]+1)-[.G1637]*INDEX([$Rates.$C$2:$Rates.$C$6];[.C163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38]=0;[.A1637]+1;[.A1637])" office:value-type="date" office:date-value="2023-11-24" calcext:value-type="date">
            <text:p>2023-11-24</text:p>
          </table:table-cell>
          <table:table-cell table:formula="of:=MONTH([.A1638])" office:value-type="float" office:value="11" calcext:value-type="float">
            <text:p>11</text:p>
          </table:table-cell>
          <table:table-cell table:formula="of:=[.C1633]" office:value-type="float" office:value="1" calcext:value-type="float">
            <text:p>1</text:p>
          </table:table-cell>
          <table:table-cell table:number-columns-repeated="6"/>
          <table:table-cell table:formula="of:=[.F1638]*INDEX([$Rates.$B$2:$Rates.$B$6];[.C1638]+1)-[.G1638]*INDEX([$Rates.$C$2:$Rates.$C$6];[.C163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39]=0;[.A1638]+1;[.A1638])" office:value-type="date" office:date-value="2023-11-24" calcext:value-type="date">
            <text:p>2023-11-24</text:p>
          </table:table-cell>
          <table:table-cell table:formula="of:=MONTH([.A1639])" office:value-type="float" office:value="11" calcext:value-type="float">
            <text:p>11</text:p>
          </table:table-cell>
          <table:table-cell table:formula="of:=[.C1634]" office:value-type="float" office:value="2" calcext:value-type="float">
            <text:p>2</text:p>
          </table:table-cell>
          <table:table-cell table:number-columns-repeated="6"/>
          <table:table-cell table:formula="of:=[.F1639]*INDEX([$Rates.$B$2:$Rates.$B$6];[.C1639]+1)-[.G1639]*INDEX([$Rates.$C$2:$Rates.$C$6];[.C163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40]=0;[.A1639]+1;[.A1639])" office:value-type="date" office:date-value="2023-11-24" calcext:value-type="date">
            <text:p>2023-11-24</text:p>
          </table:table-cell>
          <table:table-cell table:formula="of:=MONTH([.A1640])" office:value-type="float" office:value="11" calcext:value-type="float">
            <text:p>11</text:p>
          </table:table-cell>
          <table:table-cell table:formula="of:=[.C1635]" office:value-type="float" office:value="3" calcext:value-type="float">
            <text:p>3</text:p>
          </table:table-cell>
          <table:table-cell table:number-columns-repeated="6"/>
          <table:table-cell table:formula="of:=[.F1640]*INDEX([$Rates.$B$2:$Rates.$B$6];[.C1640]+1)-[.G1640]*INDEX([$Rates.$C$2:$Rates.$C$6];[.C164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41]=0;[.A1640]+1;[.A1640])" office:value-type="date" office:date-value="2023-11-24" calcext:value-type="date">
            <text:p>2023-11-24</text:p>
          </table:table-cell>
          <table:table-cell table:formula="of:=MONTH([.A1641])" office:value-type="float" office:value="11" calcext:value-type="float">
            <text:p>11</text:p>
          </table:table-cell>
          <table:table-cell table:formula="of:=[.C1636]" office:value-type="float" office:value="4" calcext:value-type="float">
            <text:p>4</text:p>
          </table:table-cell>
          <table:table-cell table:number-columns-repeated="6"/>
          <table:table-cell table:formula="of:=[.F1641]*INDEX([$Rates.$B$2:$Rates.$B$6];[.C1641]+1)-[.G1641]*INDEX([$Rates.$C$2:$Rates.$C$6];[.C164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42]=0;[.A1641]+1;[.A1641])" office:value-type="date" office:date-value="2023-11-25" calcext:value-type="date">
            <text:p>2023-11-25</text:p>
          </table:table-cell>
          <table:table-cell table:formula="of:=MONTH([.A1642])" office:value-type="float" office:value="11" calcext:value-type="float">
            <text:p>11</text:p>
          </table:table-cell>
          <table:table-cell table:formula="of:=[.C1637]" office:value-type="float" office:value="0" calcext:value-type="float">
            <text:p>0</text:p>
          </table:table-cell>
          <table:table-cell table:number-columns-repeated="6"/>
          <table:table-cell table:formula="of:=[.F1642]*INDEX([$Rates.$B$2:$Rates.$B$6];[.C1642]+1)-[.G1642]*INDEX([$Rates.$C$2:$Rates.$C$6];[.C164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43]=0;[.A1642]+1;[.A1642])" office:value-type="date" office:date-value="2023-11-25" calcext:value-type="date">
            <text:p>2023-11-25</text:p>
          </table:table-cell>
          <table:table-cell table:formula="of:=MONTH([.A1643])" office:value-type="float" office:value="11" calcext:value-type="float">
            <text:p>11</text:p>
          </table:table-cell>
          <table:table-cell table:formula="of:=[.C1638]" office:value-type="float" office:value="1" calcext:value-type="float">
            <text:p>1</text:p>
          </table:table-cell>
          <table:table-cell table:number-columns-repeated="6"/>
          <table:table-cell table:formula="of:=[.F1643]*INDEX([$Rates.$B$2:$Rates.$B$6];[.C1643]+1)-[.G1643]*INDEX([$Rates.$C$2:$Rates.$C$6];[.C164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44]=0;[.A1643]+1;[.A1643])" office:value-type="date" office:date-value="2023-11-25" calcext:value-type="date">
            <text:p>2023-11-25</text:p>
          </table:table-cell>
          <table:table-cell table:formula="of:=MONTH([.A1644])" office:value-type="float" office:value="11" calcext:value-type="float">
            <text:p>11</text:p>
          </table:table-cell>
          <table:table-cell table:formula="of:=[.C1639]" office:value-type="float" office:value="2" calcext:value-type="float">
            <text:p>2</text:p>
          </table:table-cell>
          <table:table-cell table:number-columns-repeated="6"/>
          <table:table-cell table:formula="of:=[.F1644]*INDEX([$Rates.$B$2:$Rates.$B$6];[.C1644]+1)-[.G1644]*INDEX([$Rates.$C$2:$Rates.$C$6];[.C164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45]=0;[.A1644]+1;[.A1644])" office:value-type="date" office:date-value="2023-11-25" calcext:value-type="date">
            <text:p>2023-11-25</text:p>
          </table:table-cell>
          <table:table-cell table:formula="of:=MONTH([.A1645])" office:value-type="float" office:value="11" calcext:value-type="float">
            <text:p>11</text:p>
          </table:table-cell>
          <table:table-cell table:formula="of:=[.C1640]" office:value-type="float" office:value="3" calcext:value-type="float">
            <text:p>3</text:p>
          </table:table-cell>
          <table:table-cell table:number-columns-repeated="6"/>
          <table:table-cell table:formula="of:=[.F1645]*INDEX([$Rates.$B$2:$Rates.$B$6];[.C1645]+1)-[.G1645]*INDEX([$Rates.$C$2:$Rates.$C$6];[.C164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46]=0;[.A1645]+1;[.A1645])" office:value-type="date" office:date-value="2023-11-25" calcext:value-type="date">
            <text:p>2023-11-25</text:p>
          </table:table-cell>
          <table:table-cell table:formula="of:=MONTH([.A1646])" office:value-type="float" office:value="11" calcext:value-type="float">
            <text:p>11</text:p>
          </table:table-cell>
          <table:table-cell table:formula="of:=[.C1641]" office:value-type="float" office:value="4" calcext:value-type="float">
            <text:p>4</text:p>
          </table:table-cell>
          <table:table-cell table:number-columns-repeated="6"/>
          <table:table-cell table:formula="of:=[.F1646]*INDEX([$Rates.$B$2:$Rates.$B$6];[.C1646]+1)-[.G1646]*INDEX([$Rates.$C$2:$Rates.$C$6];[.C164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47]=0;[.A1646]+1;[.A1646])" office:value-type="date" office:date-value="2023-11-26" calcext:value-type="date">
            <text:p>2023-11-26</text:p>
          </table:table-cell>
          <table:table-cell table:formula="of:=MONTH([.A1647])" office:value-type="float" office:value="11" calcext:value-type="float">
            <text:p>11</text:p>
          </table:table-cell>
          <table:table-cell table:formula="of:=[.C1642]" office:value-type="float" office:value="0" calcext:value-type="float">
            <text:p>0</text:p>
          </table:table-cell>
          <table:table-cell table:number-columns-repeated="6"/>
          <table:table-cell table:formula="of:=[.F1647]*INDEX([$Rates.$B$2:$Rates.$B$6];[.C1647]+1)-[.G1647]*INDEX([$Rates.$C$2:$Rates.$C$6];[.C164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48]=0;[.A1647]+1;[.A1647])" office:value-type="date" office:date-value="2023-11-26" calcext:value-type="date">
            <text:p>2023-11-26</text:p>
          </table:table-cell>
          <table:table-cell table:formula="of:=MONTH([.A1648])" office:value-type="float" office:value="11" calcext:value-type="float">
            <text:p>11</text:p>
          </table:table-cell>
          <table:table-cell table:formula="of:=[.C1643]" office:value-type="float" office:value="1" calcext:value-type="float">
            <text:p>1</text:p>
          </table:table-cell>
          <table:table-cell table:number-columns-repeated="6"/>
          <table:table-cell table:formula="of:=[.F1648]*INDEX([$Rates.$B$2:$Rates.$B$6];[.C1648]+1)-[.G1648]*INDEX([$Rates.$C$2:$Rates.$C$6];[.C164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49]=0;[.A1648]+1;[.A1648])" office:value-type="date" office:date-value="2023-11-26" calcext:value-type="date">
            <text:p>2023-11-26</text:p>
          </table:table-cell>
          <table:table-cell table:formula="of:=MONTH([.A1649])" office:value-type="float" office:value="11" calcext:value-type="float">
            <text:p>11</text:p>
          </table:table-cell>
          <table:table-cell table:formula="of:=[.C1644]" office:value-type="float" office:value="2" calcext:value-type="float">
            <text:p>2</text:p>
          </table:table-cell>
          <table:table-cell table:number-columns-repeated="6"/>
          <table:table-cell table:formula="of:=[.F1649]*INDEX([$Rates.$B$2:$Rates.$B$6];[.C1649]+1)-[.G1649]*INDEX([$Rates.$C$2:$Rates.$C$6];[.C164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50]=0;[.A1649]+1;[.A1649])" office:value-type="date" office:date-value="2023-11-26" calcext:value-type="date">
            <text:p>2023-11-26</text:p>
          </table:table-cell>
          <table:table-cell table:formula="of:=MONTH([.A1650])" office:value-type="float" office:value="11" calcext:value-type="float">
            <text:p>11</text:p>
          </table:table-cell>
          <table:table-cell table:formula="of:=[.C1645]" office:value-type="float" office:value="3" calcext:value-type="float">
            <text:p>3</text:p>
          </table:table-cell>
          <table:table-cell table:number-columns-repeated="6"/>
          <table:table-cell table:formula="of:=[.F1650]*INDEX([$Rates.$B$2:$Rates.$B$6];[.C1650]+1)-[.G1650]*INDEX([$Rates.$C$2:$Rates.$C$6];[.C165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51]=0;[.A1650]+1;[.A1650])" office:value-type="date" office:date-value="2023-11-26" calcext:value-type="date">
            <text:p>2023-11-26</text:p>
          </table:table-cell>
          <table:table-cell table:formula="of:=MONTH([.A1651])" office:value-type="float" office:value="11" calcext:value-type="float">
            <text:p>11</text:p>
          </table:table-cell>
          <table:table-cell table:formula="of:=[.C1646]" office:value-type="float" office:value="4" calcext:value-type="float">
            <text:p>4</text:p>
          </table:table-cell>
          <table:table-cell table:number-columns-repeated="6"/>
          <table:table-cell table:formula="of:=[.F1651]*INDEX([$Rates.$B$2:$Rates.$B$6];[.C1651]+1)-[.G1651]*INDEX([$Rates.$C$2:$Rates.$C$6];[.C165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52]=0;[.A1651]+1;[.A1651])" office:value-type="date" office:date-value="2023-11-27" calcext:value-type="date">
            <text:p>2023-11-27</text:p>
          </table:table-cell>
          <table:table-cell table:formula="of:=MONTH([.A1652])" office:value-type="float" office:value="11" calcext:value-type="float">
            <text:p>11</text:p>
          </table:table-cell>
          <table:table-cell table:formula="of:=[.C1647]" office:value-type="float" office:value="0" calcext:value-type="float">
            <text:p>0</text:p>
          </table:table-cell>
          <table:table-cell table:number-columns-repeated="6"/>
          <table:table-cell table:formula="of:=[.F1652]*INDEX([$Rates.$B$2:$Rates.$B$6];[.C1652]+1)-[.G1652]*INDEX([$Rates.$C$2:$Rates.$C$6];[.C165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53]=0;[.A1652]+1;[.A1652])" office:value-type="date" office:date-value="2023-11-27" calcext:value-type="date">
            <text:p>2023-11-27</text:p>
          </table:table-cell>
          <table:table-cell table:formula="of:=MONTH([.A1653])" office:value-type="float" office:value="11" calcext:value-type="float">
            <text:p>11</text:p>
          </table:table-cell>
          <table:table-cell table:formula="of:=[.C1648]" office:value-type="float" office:value="1" calcext:value-type="float">
            <text:p>1</text:p>
          </table:table-cell>
          <table:table-cell table:number-columns-repeated="6"/>
          <table:table-cell table:formula="of:=[.F1653]*INDEX([$Rates.$B$2:$Rates.$B$6];[.C1653]+1)-[.G1653]*INDEX([$Rates.$C$2:$Rates.$C$6];[.C165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54]=0;[.A1653]+1;[.A1653])" office:value-type="date" office:date-value="2023-11-27" calcext:value-type="date">
            <text:p>2023-11-27</text:p>
          </table:table-cell>
          <table:table-cell table:formula="of:=MONTH([.A1654])" office:value-type="float" office:value="11" calcext:value-type="float">
            <text:p>11</text:p>
          </table:table-cell>
          <table:table-cell table:formula="of:=[.C1649]" office:value-type="float" office:value="2" calcext:value-type="float">
            <text:p>2</text:p>
          </table:table-cell>
          <table:table-cell table:number-columns-repeated="6"/>
          <table:table-cell table:formula="of:=[.F1654]*INDEX([$Rates.$B$2:$Rates.$B$6];[.C1654]+1)-[.G1654]*INDEX([$Rates.$C$2:$Rates.$C$6];[.C165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55]=0;[.A1654]+1;[.A1654])" office:value-type="date" office:date-value="2023-11-27" calcext:value-type="date">
            <text:p>2023-11-27</text:p>
          </table:table-cell>
          <table:table-cell table:formula="of:=MONTH([.A1655])" office:value-type="float" office:value="11" calcext:value-type="float">
            <text:p>11</text:p>
          </table:table-cell>
          <table:table-cell table:formula="of:=[.C1650]" office:value-type="float" office:value="3" calcext:value-type="float">
            <text:p>3</text:p>
          </table:table-cell>
          <table:table-cell table:number-columns-repeated="6"/>
          <table:table-cell table:formula="of:=[.F1655]*INDEX([$Rates.$B$2:$Rates.$B$6];[.C1655]+1)-[.G1655]*INDEX([$Rates.$C$2:$Rates.$C$6];[.C165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56]=0;[.A1655]+1;[.A1655])" office:value-type="date" office:date-value="2023-11-27" calcext:value-type="date">
            <text:p>2023-11-27</text:p>
          </table:table-cell>
          <table:table-cell table:formula="of:=MONTH([.A1656])" office:value-type="float" office:value="11" calcext:value-type="float">
            <text:p>11</text:p>
          </table:table-cell>
          <table:table-cell table:formula="of:=[.C1651]" office:value-type="float" office:value="4" calcext:value-type="float">
            <text:p>4</text:p>
          </table:table-cell>
          <table:table-cell table:number-columns-repeated="6"/>
          <table:table-cell table:formula="of:=[.F1656]*INDEX([$Rates.$B$2:$Rates.$B$6];[.C1656]+1)-[.G1656]*INDEX([$Rates.$C$2:$Rates.$C$6];[.C165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57]=0;[.A1656]+1;[.A1656])" office:value-type="date" office:date-value="2023-11-28" calcext:value-type="date">
            <text:p>2023-11-28</text:p>
          </table:table-cell>
          <table:table-cell table:formula="of:=MONTH([.A1657])" office:value-type="float" office:value="11" calcext:value-type="float">
            <text:p>11</text:p>
          </table:table-cell>
          <table:table-cell table:formula="of:=[.C1652]" office:value-type="float" office:value="0" calcext:value-type="float">
            <text:p>0</text:p>
          </table:table-cell>
          <table:table-cell table:number-columns-repeated="6"/>
          <table:table-cell table:formula="of:=[.F1657]*INDEX([$Rates.$B$2:$Rates.$B$6];[.C1657]+1)-[.G1657]*INDEX([$Rates.$C$2:$Rates.$C$6];[.C165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58]=0;[.A1657]+1;[.A1657])" office:value-type="date" office:date-value="2023-11-28" calcext:value-type="date">
            <text:p>2023-11-28</text:p>
          </table:table-cell>
          <table:table-cell table:formula="of:=MONTH([.A1658])" office:value-type="float" office:value="11" calcext:value-type="float">
            <text:p>11</text:p>
          </table:table-cell>
          <table:table-cell table:formula="of:=[.C1653]" office:value-type="float" office:value="1" calcext:value-type="float">
            <text:p>1</text:p>
          </table:table-cell>
          <table:table-cell table:number-columns-repeated="6"/>
          <table:table-cell table:formula="of:=[.F1658]*INDEX([$Rates.$B$2:$Rates.$B$6];[.C1658]+1)-[.G1658]*INDEX([$Rates.$C$2:$Rates.$C$6];[.C165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59]=0;[.A1658]+1;[.A1658])" office:value-type="date" office:date-value="2023-11-28" calcext:value-type="date">
            <text:p>2023-11-28</text:p>
          </table:table-cell>
          <table:table-cell table:formula="of:=MONTH([.A1659])" office:value-type="float" office:value="11" calcext:value-type="float">
            <text:p>11</text:p>
          </table:table-cell>
          <table:table-cell table:formula="of:=[.C1654]" office:value-type="float" office:value="2" calcext:value-type="float">
            <text:p>2</text:p>
          </table:table-cell>
          <table:table-cell table:number-columns-repeated="6"/>
          <table:table-cell table:formula="of:=[.F1659]*INDEX([$Rates.$B$2:$Rates.$B$6];[.C1659]+1)-[.G1659]*INDEX([$Rates.$C$2:$Rates.$C$6];[.C165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60]=0;[.A1659]+1;[.A1659])" office:value-type="date" office:date-value="2023-11-28" calcext:value-type="date">
            <text:p>2023-11-28</text:p>
          </table:table-cell>
          <table:table-cell table:formula="of:=MONTH([.A1660])" office:value-type="float" office:value="11" calcext:value-type="float">
            <text:p>11</text:p>
          </table:table-cell>
          <table:table-cell table:formula="of:=[.C1655]" office:value-type="float" office:value="3" calcext:value-type="float">
            <text:p>3</text:p>
          </table:table-cell>
          <table:table-cell table:number-columns-repeated="6"/>
          <table:table-cell table:formula="of:=[.F1660]*INDEX([$Rates.$B$2:$Rates.$B$6];[.C1660]+1)-[.G1660]*INDEX([$Rates.$C$2:$Rates.$C$6];[.C166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61]=0;[.A1660]+1;[.A1660])" office:value-type="date" office:date-value="2023-11-28" calcext:value-type="date">
            <text:p>2023-11-28</text:p>
          </table:table-cell>
          <table:table-cell table:formula="of:=MONTH([.A1661])" office:value-type="float" office:value="11" calcext:value-type="float">
            <text:p>11</text:p>
          </table:table-cell>
          <table:table-cell table:formula="of:=[.C1656]" office:value-type="float" office:value="4" calcext:value-type="float">
            <text:p>4</text:p>
          </table:table-cell>
          <table:table-cell table:number-columns-repeated="6"/>
          <table:table-cell table:formula="of:=[.F1661]*INDEX([$Rates.$B$2:$Rates.$B$6];[.C1661]+1)-[.G1661]*INDEX([$Rates.$C$2:$Rates.$C$6];[.C166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62]=0;[.A1661]+1;[.A1661])" office:value-type="date" office:date-value="2023-11-29" calcext:value-type="date">
            <text:p>2023-11-29</text:p>
          </table:table-cell>
          <table:table-cell table:formula="of:=MONTH([.A1662])" office:value-type="float" office:value="11" calcext:value-type="float">
            <text:p>11</text:p>
          </table:table-cell>
          <table:table-cell table:formula="of:=[.C1657]" office:value-type="float" office:value="0" calcext:value-type="float">
            <text:p>0</text:p>
          </table:table-cell>
          <table:table-cell table:number-columns-repeated="6"/>
          <table:table-cell table:formula="of:=[.F1662]*INDEX([$Rates.$B$2:$Rates.$B$6];[.C1662]+1)-[.G1662]*INDEX([$Rates.$C$2:$Rates.$C$6];[.C166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63]=0;[.A1662]+1;[.A1662])" office:value-type="date" office:date-value="2023-11-29" calcext:value-type="date">
            <text:p>2023-11-29</text:p>
          </table:table-cell>
          <table:table-cell table:formula="of:=MONTH([.A1663])" office:value-type="float" office:value="11" calcext:value-type="float">
            <text:p>11</text:p>
          </table:table-cell>
          <table:table-cell table:formula="of:=[.C1658]" office:value-type="float" office:value="1" calcext:value-type="float">
            <text:p>1</text:p>
          </table:table-cell>
          <table:table-cell table:number-columns-repeated="6"/>
          <table:table-cell table:formula="of:=[.F1663]*INDEX([$Rates.$B$2:$Rates.$B$6];[.C1663]+1)-[.G1663]*INDEX([$Rates.$C$2:$Rates.$C$6];[.C166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64]=0;[.A1663]+1;[.A1663])" office:value-type="date" office:date-value="2023-11-29" calcext:value-type="date">
            <text:p>2023-11-29</text:p>
          </table:table-cell>
          <table:table-cell table:formula="of:=MONTH([.A1664])" office:value-type="float" office:value="11" calcext:value-type="float">
            <text:p>11</text:p>
          </table:table-cell>
          <table:table-cell table:formula="of:=[.C1659]" office:value-type="float" office:value="2" calcext:value-type="float">
            <text:p>2</text:p>
          </table:table-cell>
          <table:table-cell table:number-columns-repeated="6"/>
          <table:table-cell table:formula="of:=[.F1664]*INDEX([$Rates.$B$2:$Rates.$B$6];[.C1664]+1)-[.G1664]*INDEX([$Rates.$C$2:$Rates.$C$6];[.C166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65]=0;[.A1664]+1;[.A1664])" office:value-type="date" office:date-value="2023-11-29" calcext:value-type="date">
            <text:p>2023-11-29</text:p>
          </table:table-cell>
          <table:table-cell table:formula="of:=MONTH([.A1665])" office:value-type="float" office:value="11" calcext:value-type="float">
            <text:p>11</text:p>
          </table:table-cell>
          <table:table-cell table:formula="of:=[.C1660]" office:value-type="float" office:value="3" calcext:value-type="float">
            <text:p>3</text:p>
          </table:table-cell>
          <table:table-cell table:number-columns-repeated="6"/>
          <table:table-cell table:formula="of:=[.F1665]*INDEX([$Rates.$B$2:$Rates.$B$6];[.C1665]+1)-[.G1665]*INDEX([$Rates.$C$2:$Rates.$C$6];[.C166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66]=0;[.A1665]+1;[.A1665])" office:value-type="date" office:date-value="2023-11-29" calcext:value-type="date">
            <text:p>2023-11-29</text:p>
          </table:table-cell>
          <table:table-cell table:formula="of:=MONTH([.A1666])" office:value-type="float" office:value="11" calcext:value-type="float">
            <text:p>11</text:p>
          </table:table-cell>
          <table:table-cell table:formula="of:=[.C1661]" office:value-type="float" office:value="4" calcext:value-type="float">
            <text:p>4</text:p>
          </table:table-cell>
          <table:table-cell table:number-columns-repeated="6"/>
          <table:table-cell table:formula="of:=[.F1666]*INDEX([$Rates.$B$2:$Rates.$B$6];[.C1666]+1)-[.G1666]*INDEX([$Rates.$C$2:$Rates.$C$6];[.C166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67]=0;[.A1666]+1;[.A1666])" office:value-type="date" office:date-value="2023-11-30" calcext:value-type="date">
            <text:p>2023-11-30</text:p>
          </table:table-cell>
          <table:table-cell table:formula="of:=MONTH([.A1667])" office:value-type="float" office:value="11" calcext:value-type="float">
            <text:p>11</text:p>
          </table:table-cell>
          <table:table-cell table:formula="of:=[.C1662]" office:value-type="float" office:value="0" calcext:value-type="float">
            <text:p>0</text:p>
          </table:table-cell>
          <table:table-cell table:number-columns-repeated="6"/>
          <table:table-cell table:formula="of:=[.F1667]*INDEX([$Rates.$B$2:$Rates.$B$6];[.C1667]+1)-[.G1667]*INDEX([$Rates.$C$2:$Rates.$C$6];[.C166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68]=0;[.A1667]+1;[.A1667])" office:value-type="date" office:date-value="2023-11-30" calcext:value-type="date">
            <text:p>2023-11-30</text:p>
          </table:table-cell>
          <table:table-cell table:formula="of:=MONTH([.A1668])" office:value-type="float" office:value="11" calcext:value-type="float">
            <text:p>11</text:p>
          </table:table-cell>
          <table:table-cell table:formula="of:=[.C1663]" office:value-type="float" office:value="1" calcext:value-type="float">
            <text:p>1</text:p>
          </table:table-cell>
          <table:table-cell table:number-columns-repeated="6"/>
          <table:table-cell table:formula="of:=[.F1668]*INDEX([$Rates.$B$2:$Rates.$B$6];[.C1668]+1)-[.G1668]*INDEX([$Rates.$C$2:$Rates.$C$6];[.C166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69]=0;[.A1668]+1;[.A1668])" office:value-type="date" office:date-value="2023-11-30" calcext:value-type="date">
            <text:p>2023-11-30</text:p>
          </table:table-cell>
          <table:table-cell table:formula="of:=MONTH([.A1669])" office:value-type="float" office:value="11" calcext:value-type="float">
            <text:p>11</text:p>
          </table:table-cell>
          <table:table-cell table:formula="of:=[.C1664]" office:value-type="float" office:value="2" calcext:value-type="float">
            <text:p>2</text:p>
          </table:table-cell>
          <table:table-cell table:number-columns-repeated="6"/>
          <table:table-cell table:formula="of:=[.F1669]*INDEX([$Rates.$B$2:$Rates.$B$6];[.C1669]+1)-[.G1669]*INDEX([$Rates.$C$2:$Rates.$C$6];[.C166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70]=0;[.A1669]+1;[.A1669])" office:value-type="date" office:date-value="2023-11-30" calcext:value-type="date">
            <text:p>2023-11-30</text:p>
          </table:table-cell>
          <table:table-cell table:formula="of:=MONTH([.A1670])" office:value-type="float" office:value="11" calcext:value-type="float">
            <text:p>11</text:p>
          </table:table-cell>
          <table:table-cell table:formula="of:=[.C1665]" office:value-type="float" office:value="3" calcext:value-type="float">
            <text:p>3</text:p>
          </table:table-cell>
          <table:table-cell table:number-columns-repeated="6"/>
          <table:table-cell table:formula="of:=[.F1670]*INDEX([$Rates.$B$2:$Rates.$B$6];[.C1670]+1)-[.G1670]*INDEX([$Rates.$C$2:$Rates.$C$6];[.C167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71]=0;[.A1670]+1;[.A1670])" office:value-type="date" office:date-value="2023-11-30" calcext:value-type="date">
            <text:p>2023-11-30</text:p>
          </table:table-cell>
          <table:table-cell table:formula="of:=MONTH([.A1671])" office:value-type="float" office:value="11" calcext:value-type="float">
            <text:p>11</text:p>
          </table:table-cell>
          <table:table-cell table:formula="of:=[.C1666]" office:value-type="float" office:value="4" calcext:value-type="float">
            <text:p>4</text:p>
          </table:table-cell>
          <table:table-cell table:number-columns-repeated="6"/>
          <table:table-cell table:formula="of:=[.F1671]*INDEX([$Rates.$B$2:$Rates.$B$6];[.C1671]+1)-[.G1671]*INDEX([$Rates.$C$2:$Rates.$C$6];[.C167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72]=0;[.A1671]+1;[.A1671])" office:value-type="date" office:date-value="2023-12-01" calcext:value-type="date">
            <text:p>2023-12-01</text:p>
          </table:table-cell>
          <table:table-cell table:formula="of:=MONTH([.A1672])" office:value-type="float" office:value="12" calcext:value-type="float">
            <text:p>12</text:p>
          </table:table-cell>
          <table:table-cell table:formula="of:=[.C1667]" office:value-type="float" office:value="0" calcext:value-type="float">
            <text:p>0</text:p>
          </table:table-cell>
          <table:table-cell table:number-columns-repeated="6"/>
          <table:table-cell table:formula="of:=[.F1672]*INDEX([$Rates.$B$2:$Rates.$B$6];[.C1672]+1)-[.G1672]*INDEX([$Rates.$C$2:$Rates.$C$6];[.C167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73]=0;[.A1672]+1;[.A1672])" office:value-type="date" office:date-value="2023-12-01" calcext:value-type="date">
            <text:p>2023-12-01</text:p>
          </table:table-cell>
          <table:table-cell table:formula="of:=MONTH([.A1673])" office:value-type="float" office:value="12" calcext:value-type="float">
            <text:p>12</text:p>
          </table:table-cell>
          <table:table-cell table:formula="of:=[.C1668]" office:value-type="float" office:value="1" calcext:value-type="float">
            <text:p>1</text:p>
          </table:table-cell>
          <table:table-cell table:number-columns-repeated="6"/>
          <table:table-cell table:formula="of:=[.F1673]*INDEX([$Rates.$B$2:$Rates.$B$6];[.C1673]+1)-[.G1673]*INDEX([$Rates.$C$2:$Rates.$C$6];[.C167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74]=0;[.A1673]+1;[.A1673])" office:value-type="date" office:date-value="2023-12-01" calcext:value-type="date">
            <text:p>2023-12-01</text:p>
          </table:table-cell>
          <table:table-cell table:formula="of:=MONTH([.A1674])" office:value-type="float" office:value="12" calcext:value-type="float">
            <text:p>12</text:p>
          </table:table-cell>
          <table:table-cell table:formula="of:=[.C1669]" office:value-type="float" office:value="2" calcext:value-type="float">
            <text:p>2</text:p>
          </table:table-cell>
          <table:table-cell table:number-columns-repeated="6"/>
          <table:table-cell table:formula="of:=[.F1674]*INDEX([$Rates.$B$2:$Rates.$B$6];[.C1674]+1)-[.G1674]*INDEX([$Rates.$C$2:$Rates.$C$6];[.C167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75]=0;[.A1674]+1;[.A1674])" office:value-type="date" office:date-value="2023-12-01" calcext:value-type="date">
            <text:p>2023-12-01</text:p>
          </table:table-cell>
          <table:table-cell table:formula="of:=MONTH([.A1675])" office:value-type="float" office:value="12" calcext:value-type="float">
            <text:p>12</text:p>
          </table:table-cell>
          <table:table-cell table:formula="of:=[.C1670]" office:value-type="float" office:value="3" calcext:value-type="float">
            <text:p>3</text:p>
          </table:table-cell>
          <table:table-cell table:number-columns-repeated="6"/>
          <table:table-cell table:formula="of:=[.F1675]*INDEX([$Rates.$B$2:$Rates.$B$6];[.C1675]+1)-[.G1675]*INDEX([$Rates.$C$2:$Rates.$C$6];[.C167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76]=0;[.A1675]+1;[.A1675])" office:value-type="date" office:date-value="2023-12-01" calcext:value-type="date">
            <text:p>2023-12-01</text:p>
          </table:table-cell>
          <table:table-cell table:formula="of:=MONTH([.A1676])" office:value-type="float" office:value="12" calcext:value-type="float">
            <text:p>12</text:p>
          </table:table-cell>
          <table:table-cell table:formula="of:=[.C1671]" office:value-type="float" office:value="4" calcext:value-type="float">
            <text:p>4</text:p>
          </table:table-cell>
          <table:table-cell table:number-columns-repeated="6"/>
          <table:table-cell table:formula="of:=[.F1676]*INDEX([$Rates.$B$2:$Rates.$B$6];[.C1676]+1)-[.G1676]*INDEX([$Rates.$C$2:$Rates.$C$6];[.C167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77]=0;[.A1676]+1;[.A1676])" office:value-type="date" office:date-value="2023-12-02" calcext:value-type="date">
            <text:p>2023-12-02</text:p>
          </table:table-cell>
          <table:table-cell table:formula="of:=MONTH([.A1677])" office:value-type="float" office:value="12" calcext:value-type="float">
            <text:p>12</text:p>
          </table:table-cell>
          <table:table-cell table:formula="of:=[.C1672]" office:value-type="float" office:value="0" calcext:value-type="float">
            <text:p>0</text:p>
          </table:table-cell>
          <table:table-cell table:number-columns-repeated="6"/>
          <table:table-cell table:formula="of:=[.F1677]*INDEX([$Rates.$B$2:$Rates.$B$6];[.C1677]+1)-[.G1677]*INDEX([$Rates.$C$2:$Rates.$C$6];[.C167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78]=0;[.A1677]+1;[.A1677])" office:value-type="date" office:date-value="2023-12-02" calcext:value-type="date">
            <text:p>2023-12-02</text:p>
          </table:table-cell>
          <table:table-cell table:formula="of:=MONTH([.A1678])" office:value-type="float" office:value="12" calcext:value-type="float">
            <text:p>12</text:p>
          </table:table-cell>
          <table:table-cell table:formula="of:=[.C1673]" office:value-type="float" office:value="1" calcext:value-type="float">
            <text:p>1</text:p>
          </table:table-cell>
          <table:table-cell table:number-columns-repeated="6"/>
          <table:table-cell table:formula="of:=[.F1678]*INDEX([$Rates.$B$2:$Rates.$B$6];[.C1678]+1)-[.G1678]*INDEX([$Rates.$C$2:$Rates.$C$6];[.C167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79]=0;[.A1678]+1;[.A1678])" office:value-type="date" office:date-value="2023-12-02" calcext:value-type="date">
            <text:p>2023-12-02</text:p>
          </table:table-cell>
          <table:table-cell table:formula="of:=MONTH([.A1679])" office:value-type="float" office:value="12" calcext:value-type="float">
            <text:p>12</text:p>
          </table:table-cell>
          <table:table-cell table:formula="of:=[.C1674]" office:value-type="float" office:value="2" calcext:value-type="float">
            <text:p>2</text:p>
          </table:table-cell>
          <table:table-cell table:number-columns-repeated="6"/>
          <table:table-cell table:formula="of:=[.F1679]*INDEX([$Rates.$B$2:$Rates.$B$6];[.C1679]+1)-[.G1679]*INDEX([$Rates.$C$2:$Rates.$C$6];[.C167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80]=0;[.A1679]+1;[.A1679])" office:value-type="date" office:date-value="2023-12-02" calcext:value-type="date">
            <text:p>2023-12-02</text:p>
          </table:table-cell>
          <table:table-cell table:formula="of:=MONTH([.A1680])" office:value-type="float" office:value="12" calcext:value-type="float">
            <text:p>12</text:p>
          </table:table-cell>
          <table:table-cell table:formula="of:=[.C1675]" office:value-type="float" office:value="3" calcext:value-type="float">
            <text:p>3</text:p>
          </table:table-cell>
          <table:table-cell table:number-columns-repeated="6"/>
          <table:table-cell table:formula="of:=[.F1680]*INDEX([$Rates.$B$2:$Rates.$B$6];[.C1680]+1)-[.G1680]*INDEX([$Rates.$C$2:$Rates.$C$6];[.C168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81]=0;[.A1680]+1;[.A1680])" office:value-type="date" office:date-value="2023-12-02" calcext:value-type="date">
            <text:p>2023-12-02</text:p>
          </table:table-cell>
          <table:table-cell table:formula="of:=MONTH([.A1681])" office:value-type="float" office:value="12" calcext:value-type="float">
            <text:p>12</text:p>
          </table:table-cell>
          <table:table-cell table:formula="of:=[.C1676]" office:value-type="float" office:value="4" calcext:value-type="float">
            <text:p>4</text:p>
          </table:table-cell>
          <table:table-cell table:number-columns-repeated="6"/>
          <table:table-cell table:formula="of:=[.F1681]*INDEX([$Rates.$B$2:$Rates.$B$6];[.C1681]+1)-[.G1681]*INDEX([$Rates.$C$2:$Rates.$C$6];[.C168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82]=0;[.A1681]+1;[.A1681])" office:value-type="date" office:date-value="2023-12-03" calcext:value-type="date">
            <text:p>2023-12-03</text:p>
          </table:table-cell>
          <table:table-cell table:formula="of:=MONTH([.A1682])" office:value-type="float" office:value="12" calcext:value-type="float">
            <text:p>12</text:p>
          </table:table-cell>
          <table:table-cell table:formula="of:=[.C1677]" office:value-type="float" office:value="0" calcext:value-type="float">
            <text:p>0</text:p>
          </table:table-cell>
          <table:table-cell table:number-columns-repeated="6"/>
          <table:table-cell table:formula="of:=[.F1682]*INDEX([$Rates.$B$2:$Rates.$B$6];[.C1682]+1)-[.G1682]*INDEX([$Rates.$C$2:$Rates.$C$6];[.C168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83]=0;[.A1682]+1;[.A1682])" office:value-type="date" office:date-value="2023-12-03" calcext:value-type="date">
            <text:p>2023-12-03</text:p>
          </table:table-cell>
          <table:table-cell table:formula="of:=MONTH([.A1683])" office:value-type="float" office:value="12" calcext:value-type="float">
            <text:p>12</text:p>
          </table:table-cell>
          <table:table-cell table:formula="of:=[.C1678]" office:value-type="float" office:value="1" calcext:value-type="float">
            <text:p>1</text:p>
          </table:table-cell>
          <table:table-cell table:number-columns-repeated="6"/>
          <table:table-cell table:formula="of:=[.F1683]*INDEX([$Rates.$B$2:$Rates.$B$6];[.C1683]+1)-[.G1683]*INDEX([$Rates.$C$2:$Rates.$C$6];[.C168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84]=0;[.A1683]+1;[.A1683])" office:value-type="date" office:date-value="2023-12-03" calcext:value-type="date">
            <text:p>2023-12-03</text:p>
          </table:table-cell>
          <table:table-cell table:formula="of:=MONTH([.A1684])" office:value-type="float" office:value="12" calcext:value-type="float">
            <text:p>12</text:p>
          </table:table-cell>
          <table:table-cell table:formula="of:=[.C1679]" office:value-type="float" office:value="2" calcext:value-type="float">
            <text:p>2</text:p>
          </table:table-cell>
          <table:table-cell table:number-columns-repeated="6"/>
          <table:table-cell table:formula="of:=[.F1684]*INDEX([$Rates.$B$2:$Rates.$B$6];[.C1684]+1)-[.G1684]*INDEX([$Rates.$C$2:$Rates.$C$6];[.C168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85]=0;[.A1684]+1;[.A1684])" office:value-type="date" office:date-value="2023-12-03" calcext:value-type="date">
            <text:p>2023-12-03</text:p>
          </table:table-cell>
          <table:table-cell table:formula="of:=MONTH([.A1685])" office:value-type="float" office:value="12" calcext:value-type="float">
            <text:p>12</text:p>
          </table:table-cell>
          <table:table-cell table:formula="of:=[.C1680]" office:value-type="float" office:value="3" calcext:value-type="float">
            <text:p>3</text:p>
          </table:table-cell>
          <table:table-cell table:number-columns-repeated="6"/>
          <table:table-cell table:formula="of:=[.F1685]*INDEX([$Rates.$B$2:$Rates.$B$6];[.C1685]+1)-[.G1685]*INDEX([$Rates.$C$2:$Rates.$C$6];[.C168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86]=0;[.A1685]+1;[.A1685])" office:value-type="date" office:date-value="2023-12-03" calcext:value-type="date">
            <text:p>2023-12-03</text:p>
          </table:table-cell>
          <table:table-cell table:formula="of:=MONTH([.A1686])" office:value-type="float" office:value="12" calcext:value-type="float">
            <text:p>12</text:p>
          </table:table-cell>
          <table:table-cell table:formula="of:=[.C1681]" office:value-type="float" office:value="4" calcext:value-type="float">
            <text:p>4</text:p>
          </table:table-cell>
          <table:table-cell table:number-columns-repeated="6"/>
          <table:table-cell table:formula="of:=[.F1686]*INDEX([$Rates.$B$2:$Rates.$B$6];[.C1686]+1)-[.G1686]*INDEX([$Rates.$C$2:$Rates.$C$6];[.C168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87]=0;[.A1686]+1;[.A1686])" office:value-type="date" office:date-value="2023-12-04" calcext:value-type="date">
            <text:p>2023-12-04</text:p>
          </table:table-cell>
          <table:table-cell table:formula="of:=MONTH([.A1687])" office:value-type="float" office:value="12" calcext:value-type="float">
            <text:p>12</text:p>
          </table:table-cell>
          <table:table-cell table:formula="of:=[.C1682]" office:value-type="float" office:value="0" calcext:value-type="float">
            <text:p>0</text:p>
          </table:table-cell>
          <table:table-cell table:number-columns-repeated="6"/>
          <table:table-cell table:formula="of:=[.F1687]*INDEX([$Rates.$B$2:$Rates.$B$6];[.C1687]+1)-[.G1687]*INDEX([$Rates.$C$2:$Rates.$C$6];[.C168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88]=0;[.A1687]+1;[.A1687])" office:value-type="date" office:date-value="2023-12-04" calcext:value-type="date">
            <text:p>2023-12-04</text:p>
          </table:table-cell>
          <table:table-cell table:formula="of:=MONTH([.A1688])" office:value-type="float" office:value="12" calcext:value-type="float">
            <text:p>12</text:p>
          </table:table-cell>
          <table:table-cell table:formula="of:=[.C1683]" office:value-type="float" office:value="1" calcext:value-type="float">
            <text:p>1</text:p>
          </table:table-cell>
          <table:table-cell table:number-columns-repeated="6"/>
          <table:table-cell table:formula="of:=[.F1688]*INDEX([$Rates.$B$2:$Rates.$B$6];[.C1688]+1)-[.G1688]*INDEX([$Rates.$C$2:$Rates.$C$6];[.C168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89]=0;[.A1688]+1;[.A1688])" office:value-type="date" office:date-value="2023-12-04" calcext:value-type="date">
            <text:p>2023-12-04</text:p>
          </table:table-cell>
          <table:table-cell table:formula="of:=MONTH([.A1689])" office:value-type="float" office:value="12" calcext:value-type="float">
            <text:p>12</text:p>
          </table:table-cell>
          <table:table-cell table:formula="of:=[.C1684]" office:value-type="float" office:value="2" calcext:value-type="float">
            <text:p>2</text:p>
          </table:table-cell>
          <table:table-cell table:number-columns-repeated="6"/>
          <table:table-cell table:formula="of:=[.F1689]*INDEX([$Rates.$B$2:$Rates.$B$6];[.C1689]+1)-[.G1689]*INDEX([$Rates.$C$2:$Rates.$C$6];[.C168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90]=0;[.A1689]+1;[.A1689])" office:value-type="date" office:date-value="2023-12-04" calcext:value-type="date">
            <text:p>2023-12-04</text:p>
          </table:table-cell>
          <table:table-cell table:formula="of:=MONTH([.A1690])" office:value-type="float" office:value="12" calcext:value-type="float">
            <text:p>12</text:p>
          </table:table-cell>
          <table:table-cell table:formula="of:=[.C1685]" office:value-type="float" office:value="3" calcext:value-type="float">
            <text:p>3</text:p>
          </table:table-cell>
          <table:table-cell table:number-columns-repeated="6"/>
          <table:table-cell table:formula="of:=[.F1690]*INDEX([$Rates.$B$2:$Rates.$B$6];[.C1690]+1)-[.G1690]*INDEX([$Rates.$C$2:$Rates.$C$6];[.C169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91]=0;[.A1690]+1;[.A1690])" office:value-type="date" office:date-value="2023-12-04" calcext:value-type="date">
            <text:p>2023-12-04</text:p>
          </table:table-cell>
          <table:table-cell table:formula="of:=MONTH([.A1691])" office:value-type="float" office:value="12" calcext:value-type="float">
            <text:p>12</text:p>
          </table:table-cell>
          <table:table-cell table:formula="of:=[.C1686]" office:value-type="float" office:value="4" calcext:value-type="float">
            <text:p>4</text:p>
          </table:table-cell>
          <table:table-cell table:number-columns-repeated="6"/>
          <table:table-cell table:formula="of:=[.F1691]*INDEX([$Rates.$B$2:$Rates.$B$6];[.C1691]+1)-[.G1691]*INDEX([$Rates.$C$2:$Rates.$C$6];[.C169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92]=0;[.A1691]+1;[.A1691])" office:value-type="date" office:date-value="2023-12-05" calcext:value-type="date">
            <text:p>2023-12-05</text:p>
          </table:table-cell>
          <table:table-cell table:formula="of:=MONTH([.A1692])" office:value-type="float" office:value="12" calcext:value-type="float">
            <text:p>12</text:p>
          </table:table-cell>
          <table:table-cell table:formula="of:=[.C1687]" office:value-type="float" office:value="0" calcext:value-type="float">
            <text:p>0</text:p>
          </table:table-cell>
          <table:table-cell table:number-columns-repeated="6"/>
          <table:table-cell table:formula="of:=[.F1692]*INDEX([$Rates.$B$2:$Rates.$B$6];[.C1692]+1)-[.G1692]*INDEX([$Rates.$C$2:$Rates.$C$6];[.C169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93]=0;[.A1692]+1;[.A1692])" office:value-type="date" office:date-value="2023-12-05" calcext:value-type="date">
            <text:p>2023-12-05</text:p>
          </table:table-cell>
          <table:table-cell table:formula="of:=MONTH([.A1693])" office:value-type="float" office:value="12" calcext:value-type="float">
            <text:p>12</text:p>
          </table:table-cell>
          <table:table-cell table:formula="of:=[.C1688]" office:value-type="float" office:value="1" calcext:value-type="float">
            <text:p>1</text:p>
          </table:table-cell>
          <table:table-cell table:number-columns-repeated="6"/>
          <table:table-cell table:formula="of:=[.F1693]*INDEX([$Rates.$B$2:$Rates.$B$6];[.C1693]+1)-[.G1693]*INDEX([$Rates.$C$2:$Rates.$C$6];[.C169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94]=0;[.A1693]+1;[.A1693])" office:value-type="date" office:date-value="2023-12-05" calcext:value-type="date">
            <text:p>2023-12-05</text:p>
          </table:table-cell>
          <table:table-cell table:formula="of:=MONTH([.A1694])" office:value-type="float" office:value="12" calcext:value-type="float">
            <text:p>12</text:p>
          </table:table-cell>
          <table:table-cell table:formula="of:=[.C1689]" office:value-type="float" office:value="2" calcext:value-type="float">
            <text:p>2</text:p>
          </table:table-cell>
          <table:table-cell table:number-columns-repeated="6"/>
          <table:table-cell table:formula="of:=[.F1694]*INDEX([$Rates.$B$2:$Rates.$B$6];[.C1694]+1)-[.G1694]*INDEX([$Rates.$C$2:$Rates.$C$6];[.C169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95]=0;[.A1694]+1;[.A1694])" office:value-type="date" office:date-value="2023-12-05" calcext:value-type="date">
            <text:p>2023-12-05</text:p>
          </table:table-cell>
          <table:table-cell table:formula="of:=MONTH([.A1695])" office:value-type="float" office:value="12" calcext:value-type="float">
            <text:p>12</text:p>
          </table:table-cell>
          <table:table-cell table:formula="of:=[.C1690]" office:value-type="float" office:value="3" calcext:value-type="float">
            <text:p>3</text:p>
          </table:table-cell>
          <table:table-cell table:number-columns-repeated="6"/>
          <table:table-cell table:formula="of:=[.F1695]*INDEX([$Rates.$B$2:$Rates.$B$6];[.C1695]+1)-[.G1695]*INDEX([$Rates.$C$2:$Rates.$C$6];[.C169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96]=0;[.A1695]+1;[.A1695])" office:value-type="date" office:date-value="2023-12-05" calcext:value-type="date">
            <text:p>2023-12-05</text:p>
          </table:table-cell>
          <table:table-cell table:formula="of:=MONTH([.A1696])" office:value-type="float" office:value="12" calcext:value-type="float">
            <text:p>12</text:p>
          </table:table-cell>
          <table:table-cell table:formula="of:=[.C1691]" office:value-type="float" office:value="4" calcext:value-type="float">
            <text:p>4</text:p>
          </table:table-cell>
          <table:table-cell table:number-columns-repeated="6"/>
          <table:table-cell table:formula="of:=[.F1696]*INDEX([$Rates.$B$2:$Rates.$B$6];[.C1696]+1)-[.G1696]*INDEX([$Rates.$C$2:$Rates.$C$6];[.C169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97]=0;[.A1696]+1;[.A1696])" office:value-type="date" office:date-value="2023-12-06" calcext:value-type="date">
            <text:p>2023-12-06</text:p>
          </table:table-cell>
          <table:table-cell table:formula="of:=MONTH([.A1697])" office:value-type="float" office:value="12" calcext:value-type="float">
            <text:p>12</text:p>
          </table:table-cell>
          <table:table-cell table:formula="of:=[.C1692]" office:value-type="float" office:value="0" calcext:value-type="float">
            <text:p>0</text:p>
          </table:table-cell>
          <table:table-cell table:number-columns-repeated="6"/>
          <table:table-cell table:formula="of:=[.F1697]*INDEX([$Rates.$B$2:$Rates.$B$6];[.C1697]+1)-[.G1697]*INDEX([$Rates.$C$2:$Rates.$C$6];[.C169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98]=0;[.A1697]+1;[.A1697])" office:value-type="date" office:date-value="2023-12-06" calcext:value-type="date">
            <text:p>2023-12-06</text:p>
          </table:table-cell>
          <table:table-cell table:formula="of:=MONTH([.A1698])" office:value-type="float" office:value="12" calcext:value-type="float">
            <text:p>12</text:p>
          </table:table-cell>
          <table:table-cell table:formula="of:=[.C1693]" office:value-type="float" office:value="1" calcext:value-type="float">
            <text:p>1</text:p>
          </table:table-cell>
          <table:table-cell table:number-columns-repeated="6"/>
          <table:table-cell table:formula="of:=[.F1698]*INDEX([$Rates.$B$2:$Rates.$B$6];[.C1698]+1)-[.G1698]*INDEX([$Rates.$C$2:$Rates.$C$6];[.C169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699]=0;[.A1698]+1;[.A1698])" office:value-type="date" office:date-value="2023-12-06" calcext:value-type="date">
            <text:p>2023-12-06</text:p>
          </table:table-cell>
          <table:table-cell table:formula="of:=MONTH([.A1699])" office:value-type="float" office:value="12" calcext:value-type="float">
            <text:p>12</text:p>
          </table:table-cell>
          <table:table-cell table:formula="of:=[.C1694]" office:value-type="float" office:value="2" calcext:value-type="float">
            <text:p>2</text:p>
          </table:table-cell>
          <table:table-cell table:number-columns-repeated="6"/>
          <table:table-cell table:formula="of:=[.F1699]*INDEX([$Rates.$B$2:$Rates.$B$6];[.C1699]+1)-[.G1699]*INDEX([$Rates.$C$2:$Rates.$C$6];[.C169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00]=0;[.A1699]+1;[.A1699])" office:value-type="date" office:date-value="2023-12-06" calcext:value-type="date">
            <text:p>2023-12-06</text:p>
          </table:table-cell>
          <table:table-cell table:formula="of:=MONTH([.A1700])" office:value-type="float" office:value="12" calcext:value-type="float">
            <text:p>12</text:p>
          </table:table-cell>
          <table:table-cell table:formula="of:=[.C1695]" office:value-type="float" office:value="3" calcext:value-type="float">
            <text:p>3</text:p>
          </table:table-cell>
          <table:table-cell table:number-columns-repeated="6"/>
          <table:table-cell table:formula="of:=[.F1700]*INDEX([$Rates.$B$2:$Rates.$B$6];[.C1700]+1)-[.G1700]*INDEX([$Rates.$C$2:$Rates.$C$6];[.C170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01]=0;[.A1700]+1;[.A1700])" office:value-type="date" office:date-value="2023-12-06" calcext:value-type="date">
            <text:p>2023-12-06</text:p>
          </table:table-cell>
          <table:table-cell table:formula="of:=MONTH([.A1701])" office:value-type="float" office:value="12" calcext:value-type="float">
            <text:p>12</text:p>
          </table:table-cell>
          <table:table-cell table:formula="of:=[.C1696]" office:value-type="float" office:value="4" calcext:value-type="float">
            <text:p>4</text:p>
          </table:table-cell>
          <table:table-cell table:number-columns-repeated="6"/>
          <table:table-cell table:formula="of:=[.F1701]*INDEX([$Rates.$B$2:$Rates.$B$6];[.C1701]+1)-[.G1701]*INDEX([$Rates.$C$2:$Rates.$C$6];[.C170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02]=0;[.A1701]+1;[.A1701])" office:value-type="date" office:date-value="2023-12-07" calcext:value-type="date">
            <text:p>2023-12-07</text:p>
          </table:table-cell>
          <table:table-cell table:formula="of:=MONTH([.A1702])" office:value-type="float" office:value="12" calcext:value-type="float">
            <text:p>12</text:p>
          </table:table-cell>
          <table:table-cell table:formula="of:=[.C1697]" office:value-type="float" office:value="0" calcext:value-type="float">
            <text:p>0</text:p>
          </table:table-cell>
          <table:table-cell table:number-columns-repeated="6"/>
          <table:table-cell table:formula="of:=[.F1702]*INDEX([$Rates.$B$2:$Rates.$B$6];[.C1702]+1)-[.G1702]*INDEX([$Rates.$C$2:$Rates.$C$6];[.C170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03]=0;[.A1702]+1;[.A1702])" office:value-type="date" office:date-value="2023-12-07" calcext:value-type="date">
            <text:p>2023-12-07</text:p>
          </table:table-cell>
          <table:table-cell table:formula="of:=MONTH([.A1703])" office:value-type="float" office:value="12" calcext:value-type="float">
            <text:p>12</text:p>
          </table:table-cell>
          <table:table-cell table:formula="of:=[.C1698]" office:value-type="float" office:value="1" calcext:value-type="float">
            <text:p>1</text:p>
          </table:table-cell>
          <table:table-cell table:number-columns-repeated="6"/>
          <table:table-cell table:formula="of:=[.F1703]*INDEX([$Rates.$B$2:$Rates.$B$6];[.C1703]+1)-[.G1703]*INDEX([$Rates.$C$2:$Rates.$C$6];[.C170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04]=0;[.A1703]+1;[.A1703])" office:value-type="date" office:date-value="2023-12-07" calcext:value-type="date">
            <text:p>2023-12-07</text:p>
          </table:table-cell>
          <table:table-cell table:formula="of:=MONTH([.A1704])" office:value-type="float" office:value="12" calcext:value-type="float">
            <text:p>12</text:p>
          </table:table-cell>
          <table:table-cell table:formula="of:=[.C1699]" office:value-type="float" office:value="2" calcext:value-type="float">
            <text:p>2</text:p>
          </table:table-cell>
          <table:table-cell table:number-columns-repeated="6"/>
          <table:table-cell table:formula="of:=[.F1704]*INDEX([$Rates.$B$2:$Rates.$B$6];[.C1704]+1)-[.G1704]*INDEX([$Rates.$C$2:$Rates.$C$6];[.C170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05]=0;[.A1704]+1;[.A1704])" office:value-type="date" office:date-value="2023-12-07" calcext:value-type="date">
            <text:p>2023-12-07</text:p>
          </table:table-cell>
          <table:table-cell table:formula="of:=MONTH([.A1705])" office:value-type="float" office:value="12" calcext:value-type="float">
            <text:p>12</text:p>
          </table:table-cell>
          <table:table-cell table:formula="of:=[.C1700]" office:value-type="float" office:value="3" calcext:value-type="float">
            <text:p>3</text:p>
          </table:table-cell>
          <table:table-cell table:number-columns-repeated="6"/>
          <table:table-cell table:formula="of:=[.F1705]*INDEX([$Rates.$B$2:$Rates.$B$6];[.C1705]+1)-[.G1705]*INDEX([$Rates.$C$2:$Rates.$C$6];[.C170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06]=0;[.A1705]+1;[.A1705])" office:value-type="date" office:date-value="2023-12-07" calcext:value-type="date">
            <text:p>2023-12-07</text:p>
          </table:table-cell>
          <table:table-cell table:formula="of:=MONTH([.A1706])" office:value-type="float" office:value="12" calcext:value-type="float">
            <text:p>12</text:p>
          </table:table-cell>
          <table:table-cell table:formula="of:=[.C1701]" office:value-type="float" office:value="4" calcext:value-type="float">
            <text:p>4</text:p>
          </table:table-cell>
          <table:table-cell table:number-columns-repeated="6"/>
          <table:table-cell table:formula="of:=[.F1706]*INDEX([$Rates.$B$2:$Rates.$B$6];[.C1706]+1)-[.G1706]*INDEX([$Rates.$C$2:$Rates.$C$6];[.C170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07]=0;[.A1706]+1;[.A1706])" office:value-type="date" office:date-value="2023-12-08" calcext:value-type="date">
            <text:p>2023-12-08</text:p>
          </table:table-cell>
          <table:table-cell table:formula="of:=MONTH([.A1707])" office:value-type="float" office:value="12" calcext:value-type="float">
            <text:p>12</text:p>
          </table:table-cell>
          <table:table-cell table:formula="of:=[.C1702]" office:value-type="float" office:value="0" calcext:value-type="float">
            <text:p>0</text:p>
          </table:table-cell>
          <table:table-cell table:number-columns-repeated="6"/>
          <table:table-cell table:formula="of:=[.F1707]*INDEX([$Rates.$B$2:$Rates.$B$6];[.C1707]+1)-[.G1707]*INDEX([$Rates.$C$2:$Rates.$C$6];[.C170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08]=0;[.A1707]+1;[.A1707])" office:value-type="date" office:date-value="2023-12-08" calcext:value-type="date">
            <text:p>2023-12-08</text:p>
          </table:table-cell>
          <table:table-cell table:formula="of:=MONTH([.A1708])" office:value-type="float" office:value="12" calcext:value-type="float">
            <text:p>12</text:p>
          </table:table-cell>
          <table:table-cell table:formula="of:=[.C1703]" office:value-type="float" office:value="1" calcext:value-type="float">
            <text:p>1</text:p>
          </table:table-cell>
          <table:table-cell table:number-columns-repeated="6"/>
          <table:table-cell table:formula="of:=[.F1708]*INDEX([$Rates.$B$2:$Rates.$B$6];[.C1708]+1)-[.G1708]*INDEX([$Rates.$C$2:$Rates.$C$6];[.C170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09]=0;[.A1708]+1;[.A1708])" office:value-type="date" office:date-value="2023-12-08" calcext:value-type="date">
            <text:p>2023-12-08</text:p>
          </table:table-cell>
          <table:table-cell table:formula="of:=MONTH([.A1709])" office:value-type="float" office:value="12" calcext:value-type="float">
            <text:p>12</text:p>
          </table:table-cell>
          <table:table-cell table:formula="of:=[.C1704]" office:value-type="float" office:value="2" calcext:value-type="float">
            <text:p>2</text:p>
          </table:table-cell>
          <table:table-cell table:number-columns-repeated="6"/>
          <table:table-cell table:formula="of:=[.F1709]*INDEX([$Rates.$B$2:$Rates.$B$6];[.C1709]+1)-[.G1709]*INDEX([$Rates.$C$2:$Rates.$C$6];[.C170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10]=0;[.A1709]+1;[.A1709])" office:value-type="date" office:date-value="2023-12-08" calcext:value-type="date">
            <text:p>2023-12-08</text:p>
          </table:table-cell>
          <table:table-cell table:formula="of:=MONTH([.A1710])" office:value-type="float" office:value="12" calcext:value-type="float">
            <text:p>12</text:p>
          </table:table-cell>
          <table:table-cell table:formula="of:=[.C1705]" office:value-type="float" office:value="3" calcext:value-type="float">
            <text:p>3</text:p>
          </table:table-cell>
          <table:table-cell table:number-columns-repeated="6"/>
          <table:table-cell table:formula="of:=[.F1710]*INDEX([$Rates.$B$2:$Rates.$B$6];[.C1710]+1)-[.G1710]*INDEX([$Rates.$C$2:$Rates.$C$6];[.C171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11]=0;[.A1710]+1;[.A1710])" office:value-type="date" office:date-value="2023-12-08" calcext:value-type="date">
            <text:p>2023-12-08</text:p>
          </table:table-cell>
          <table:table-cell table:formula="of:=MONTH([.A1711])" office:value-type="float" office:value="12" calcext:value-type="float">
            <text:p>12</text:p>
          </table:table-cell>
          <table:table-cell table:formula="of:=[.C1706]" office:value-type="float" office:value="4" calcext:value-type="float">
            <text:p>4</text:p>
          </table:table-cell>
          <table:table-cell table:number-columns-repeated="6"/>
          <table:table-cell table:formula="of:=[.F1711]*INDEX([$Rates.$B$2:$Rates.$B$6];[.C1711]+1)-[.G1711]*INDEX([$Rates.$C$2:$Rates.$C$6];[.C171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12]=0;[.A1711]+1;[.A1711])" office:value-type="date" office:date-value="2023-12-09" calcext:value-type="date">
            <text:p>2023-12-09</text:p>
          </table:table-cell>
          <table:table-cell table:formula="of:=MONTH([.A1712])" office:value-type="float" office:value="12" calcext:value-type="float">
            <text:p>12</text:p>
          </table:table-cell>
          <table:table-cell table:formula="of:=[.C1707]" office:value-type="float" office:value="0" calcext:value-type="float">
            <text:p>0</text:p>
          </table:table-cell>
          <table:table-cell table:number-columns-repeated="6"/>
          <table:table-cell table:formula="of:=[.F1712]*INDEX([$Rates.$B$2:$Rates.$B$6];[.C1712]+1)-[.G1712]*INDEX([$Rates.$C$2:$Rates.$C$6];[.C171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13]=0;[.A1712]+1;[.A1712])" office:value-type="date" office:date-value="2023-12-09" calcext:value-type="date">
            <text:p>2023-12-09</text:p>
          </table:table-cell>
          <table:table-cell table:formula="of:=MONTH([.A1713])" office:value-type="float" office:value="12" calcext:value-type="float">
            <text:p>12</text:p>
          </table:table-cell>
          <table:table-cell table:formula="of:=[.C1708]" office:value-type="float" office:value="1" calcext:value-type="float">
            <text:p>1</text:p>
          </table:table-cell>
          <table:table-cell table:number-columns-repeated="6"/>
          <table:table-cell table:formula="of:=[.F1713]*INDEX([$Rates.$B$2:$Rates.$B$6];[.C1713]+1)-[.G1713]*INDEX([$Rates.$C$2:$Rates.$C$6];[.C171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14]=0;[.A1713]+1;[.A1713])" office:value-type="date" office:date-value="2023-12-09" calcext:value-type="date">
            <text:p>2023-12-09</text:p>
          </table:table-cell>
          <table:table-cell table:formula="of:=MONTH([.A1714])" office:value-type="float" office:value="12" calcext:value-type="float">
            <text:p>12</text:p>
          </table:table-cell>
          <table:table-cell table:formula="of:=[.C1709]" office:value-type="float" office:value="2" calcext:value-type="float">
            <text:p>2</text:p>
          </table:table-cell>
          <table:table-cell table:number-columns-repeated="6"/>
          <table:table-cell table:formula="of:=[.F1714]*INDEX([$Rates.$B$2:$Rates.$B$6];[.C1714]+1)-[.G1714]*INDEX([$Rates.$C$2:$Rates.$C$6];[.C171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15]=0;[.A1714]+1;[.A1714])" office:value-type="date" office:date-value="2023-12-09" calcext:value-type="date">
            <text:p>2023-12-09</text:p>
          </table:table-cell>
          <table:table-cell table:formula="of:=MONTH([.A1715])" office:value-type="float" office:value="12" calcext:value-type="float">
            <text:p>12</text:p>
          </table:table-cell>
          <table:table-cell table:formula="of:=[.C1710]" office:value-type="float" office:value="3" calcext:value-type="float">
            <text:p>3</text:p>
          </table:table-cell>
          <table:table-cell table:number-columns-repeated="6"/>
          <table:table-cell table:formula="of:=[.F1715]*INDEX([$Rates.$B$2:$Rates.$B$6];[.C1715]+1)-[.G1715]*INDEX([$Rates.$C$2:$Rates.$C$6];[.C171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16]=0;[.A1715]+1;[.A1715])" office:value-type="date" office:date-value="2023-12-09" calcext:value-type="date">
            <text:p>2023-12-09</text:p>
          </table:table-cell>
          <table:table-cell table:formula="of:=MONTH([.A1716])" office:value-type="float" office:value="12" calcext:value-type="float">
            <text:p>12</text:p>
          </table:table-cell>
          <table:table-cell table:formula="of:=[.C1711]" office:value-type="float" office:value="4" calcext:value-type="float">
            <text:p>4</text:p>
          </table:table-cell>
          <table:table-cell table:number-columns-repeated="6"/>
          <table:table-cell table:formula="of:=[.F1716]*INDEX([$Rates.$B$2:$Rates.$B$6];[.C1716]+1)-[.G1716]*INDEX([$Rates.$C$2:$Rates.$C$6];[.C171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17]=0;[.A1716]+1;[.A1716])" office:value-type="date" office:date-value="2023-12-10" calcext:value-type="date">
            <text:p>2023-12-10</text:p>
          </table:table-cell>
          <table:table-cell table:formula="of:=MONTH([.A1717])" office:value-type="float" office:value="12" calcext:value-type="float">
            <text:p>12</text:p>
          </table:table-cell>
          <table:table-cell table:formula="of:=[.C1712]" office:value-type="float" office:value="0" calcext:value-type="float">
            <text:p>0</text:p>
          </table:table-cell>
          <table:table-cell table:number-columns-repeated="6"/>
          <table:table-cell table:formula="of:=[.F1717]*INDEX([$Rates.$B$2:$Rates.$B$6];[.C1717]+1)-[.G1717]*INDEX([$Rates.$C$2:$Rates.$C$6];[.C171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18]=0;[.A1717]+1;[.A1717])" office:value-type="date" office:date-value="2023-12-10" calcext:value-type="date">
            <text:p>2023-12-10</text:p>
          </table:table-cell>
          <table:table-cell table:formula="of:=MONTH([.A1718])" office:value-type="float" office:value="12" calcext:value-type="float">
            <text:p>12</text:p>
          </table:table-cell>
          <table:table-cell table:formula="of:=[.C1713]" office:value-type="float" office:value="1" calcext:value-type="float">
            <text:p>1</text:p>
          </table:table-cell>
          <table:table-cell table:number-columns-repeated="6"/>
          <table:table-cell table:formula="of:=[.F1718]*INDEX([$Rates.$B$2:$Rates.$B$6];[.C1718]+1)-[.G1718]*INDEX([$Rates.$C$2:$Rates.$C$6];[.C171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19]=0;[.A1718]+1;[.A1718])" office:value-type="date" office:date-value="2023-12-10" calcext:value-type="date">
            <text:p>2023-12-10</text:p>
          </table:table-cell>
          <table:table-cell table:formula="of:=MONTH([.A1719])" office:value-type="float" office:value="12" calcext:value-type="float">
            <text:p>12</text:p>
          </table:table-cell>
          <table:table-cell table:formula="of:=[.C1714]" office:value-type="float" office:value="2" calcext:value-type="float">
            <text:p>2</text:p>
          </table:table-cell>
          <table:table-cell table:number-columns-repeated="6"/>
          <table:table-cell table:formula="of:=[.F1719]*INDEX([$Rates.$B$2:$Rates.$B$6];[.C1719]+1)-[.G1719]*INDEX([$Rates.$C$2:$Rates.$C$6];[.C171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20]=0;[.A1719]+1;[.A1719])" office:value-type="date" office:date-value="2023-12-10" calcext:value-type="date">
            <text:p>2023-12-10</text:p>
          </table:table-cell>
          <table:table-cell table:formula="of:=MONTH([.A1720])" office:value-type="float" office:value="12" calcext:value-type="float">
            <text:p>12</text:p>
          </table:table-cell>
          <table:table-cell table:formula="of:=[.C1715]" office:value-type="float" office:value="3" calcext:value-type="float">
            <text:p>3</text:p>
          </table:table-cell>
          <table:table-cell table:number-columns-repeated="6"/>
          <table:table-cell table:formula="of:=[.F1720]*INDEX([$Rates.$B$2:$Rates.$B$6];[.C1720]+1)-[.G1720]*INDEX([$Rates.$C$2:$Rates.$C$6];[.C172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21]=0;[.A1720]+1;[.A1720])" office:value-type="date" office:date-value="2023-12-10" calcext:value-type="date">
            <text:p>2023-12-10</text:p>
          </table:table-cell>
          <table:table-cell table:formula="of:=MONTH([.A1721])" office:value-type="float" office:value="12" calcext:value-type="float">
            <text:p>12</text:p>
          </table:table-cell>
          <table:table-cell table:formula="of:=[.C1716]" office:value-type="float" office:value="4" calcext:value-type="float">
            <text:p>4</text:p>
          </table:table-cell>
          <table:table-cell table:number-columns-repeated="6"/>
          <table:table-cell table:formula="of:=[.F1721]*INDEX([$Rates.$B$2:$Rates.$B$6];[.C1721]+1)-[.G1721]*INDEX([$Rates.$C$2:$Rates.$C$6];[.C172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22]=0;[.A1721]+1;[.A1721])" office:value-type="date" office:date-value="2023-12-11" calcext:value-type="date">
            <text:p>2023-12-11</text:p>
          </table:table-cell>
          <table:table-cell table:formula="of:=MONTH([.A1722])" office:value-type="float" office:value="12" calcext:value-type="float">
            <text:p>12</text:p>
          </table:table-cell>
          <table:table-cell table:formula="of:=[.C1717]" office:value-type="float" office:value="0" calcext:value-type="float">
            <text:p>0</text:p>
          </table:table-cell>
          <table:table-cell table:number-columns-repeated="6"/>
          <table:table-cell table:formula="of:=[.F1722]*INDEX([$Rates.$B$2:$Rates.$B$6];[.C1722]+1)-[.G1722]*INDEX([$Rates.$C$2:$Rates.$C$6];[.C172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23]=0;[.A1722]+1;[.A1722])" office:value-type="date" office:date-value="2023-12-11" calcext:value-type="date">
            <text:p>2023-12-11</text:p>
          </table:table-cell>
          <table:table-cell table:formula="of:=MONTH([.A1723])" office:value-type="float" office:value="12" calcext:value-type="float">
            <text:p>12</text:p>
          </table:table-cell>
          <table:table-cell table:formula="of:=[.C1718]" office:value-type="float" office:value="1" calcext:value-type="float">
            <text:p>1</text:p>
          </table:table-cell>
          <table:table-cell table:number-columns-repeated="6"/>
          <table:table-cell table:formula="of:=[.F1723]*INDEX([$Rates.$B$2:$Rates.$B$6];[.C1723]+1)-[.G1723]*INDEX([$Rates.$C$2:$Rates.$C$6];[.C172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24]=0;[.A1723]+1;[.A1723])" office:value-type="date" office:date-value="2023-12-11" calcext:value-type="date">
            <text:p>2023-12-11</text:p>
          </table:table-cell>
          <table:table-cell table:formula="of:=MONTH([.A1724])" office:value-type="float" office:value="12" calcext:value-type="float">
            <text:p>12</text:p>
          </table:table-cell>
          <table:table-cell table:formula="of:=[.C1719]" office:value-type="float" office:value="2" calcext:value-type="float">
            <text:p>2</text:p>
          </table:table-cell>
          <table:table-cell table:number-columns-repeated="6"/>
          <table:table-cell table:formula="of:=[.F1724]*INDEX([$Rates.$B$2:$Rates.$B$6];[.C1724]+1)-[.G1724]*INDEX([$Rates.$C$2:$Rates.$C$6];[.C172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25]=0;[.A1724]+1;[.A1724])" office:value-type="date" office:date-value="2023-12-11" calcext:value-type="date">
            <text:p>2023-12-11</text:p>
          </table:table-cell>
          <table:table-cell table:formula="of:=MONTH([.A1725])" office:value-type="float" office:value="12" calcext:value-type="float">
            <text:p>12</text:p>
          </table:table-cell>
          <table:table-cell table:formula="of:=[.C1720]" office:value-type="float" office:value="3" calcext:value-type="float">
            <text:p>3</text:p>
          </table:table-cell>
          <table:table-cell table:number-columns-repeated="6"/>
          <table:table-cell table:formula="of:=[.F1725]*INDEX([$Rates.$B$2:$Rates.$B$6];[.C1725]+1)-[.G1725]*INDEX([$Rates.$C$2:$Rates.$C$6];[.C172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26]=0;[.A1725]+1;[.A1725])" office:value-type="date" office:date-value="2023-12-11" calcext:value-type="date">
            <text:p>2023-12-11</text:p>
          </table:table-cell>
          <table:table-cell table:formula="of:=MONTH([.A1726])" office:value-type="float" office:value="12" calcext:value-type="float">
            <text:p>12</text:p>
          </table:table-cell>
          <table:table-cell table:formula="of:=[.C1721]" office:value-type="float" office:value="4" calcext:value-type="float">
            <text:p>4</text:p>
          </table:table-cell>
          <table:table-cell table:number-columns-repeated="6"/>
          <table:table-cell table:formula="of:=[.F1726]*INDEX([$Rates.$B$2:$Rates.$B$6];[.C1726]+1)-[.G1726]*INDEX([$Rates.$C$2:$Rates.$C$6];[.C172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27]=0;[.A1726]+1;[.A1726])" office:value-type="date" office:date-value="2023-12-12" calcext:value-type="date">
            <text:p>2023-12-12</text:p>
          </table:table-cell>
          <table:table-cell table:formula="of:=MONTH([.A1727])" office:value-type="float" office:value="12" calcext:value-type="float">
            <text:p>12</text:p>
          </table:table-cell>
          <table:table-cell table:formula="of:=[.C1722]" office:value-type="float" office:value="0" calcext:value-type="float">
            <text:p>0</text:p>
          </table:table-cell>
          <table:table-cell table:number-columns-repeated="6"/>
          <table:table-cell table:formula="of:=[.F1727]*INDEX([$Rates.$B$2:$Rates.$B$6];[.C1727]+1)-[.G1727]*INDEX([$Rates.$C$2:$Rates.$C$6];[.C172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28]=0;[.A1727]+1;[.A1727])" office:value-type="date" office:date-value="2023-12-12" calcext:value-type="date">
            <text:p>2023-12-12</text:p>
          </table:table-cell>
          <table:table-cell table:formula="of:=MONTH([.A1728])" office:value-type="float" office:value="12" calcext:value-type="float">
            <text:p>12</text:p>
          </table:table-cell>
          <table:table-cell table:formula="of:=[.C1723]" office:value-type="float" office:value="1" calcext:value-type="float">
            <text:p>1</text:p>
          </table:table-cell>
          <table:table-cell table:number-columns-repeated="6"/>
          <table:table-cell table:formula="of:=[.F1728]*INDEX([$Rates.$B$2:$Rates.$B$6];[.C1728]+1)-[.G1728]*INDEX([$Rates.$C$2:$Rates.$C$6];[.C172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29]=0;[.A1728]+1;[.A1728])" office:value-type="date" office:date-value="2023-12-12" calcext:value-type="date">
            <text:p>2023-12-12</text:p>
          </table:table-cell>
          <table:table-cell table:formula="of:=MONTH([.A1729])" office:value-type="float" office:value="12" calcext:value-type="float">
            <text:p>12</text:p>
          </table:table-cell>
          <table:table-cell table:formula="of:=[.C1724]" office:value-type="float" office:value="2" calcext:value-type="float">
            <text:p>2</text:p>
          </table:table-cell>
          <table:table-cell table:number-columns-repeated="6"/>
          <table:table-cell table:formula="of:=[.F1729]*INDEX([$Rates.$B$2:$Rates.$B$6];[.C1729]+1)-[.G1729]*INDEX([$Rates.$C$2:$Rates.$C$6];[.C172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30]=0;[.A1729]+1;[.A1729])" office:value-type="date" office:date-value="2023-12-12" calcext:value-type="date">
            <text:p>2023-12-12</text:p>
          </table:table-cell>
          <table:table-cell table:formula="of:=MONTH([.A1730])" office:value-type="float" office:value="12" calcext:value-type="float">
            <text:p>12</text:p>
          </table:table-cell>
          <table:table-cell table:formula="of:=[.C1725]" office:value-type="float" office:value="3" calcext:value-type="float">
            <text:p>3</text:p>
          </table:table-cell>
          <table:table-cell table:number-columns-repeated="6"/>
          <table:table-cell table:formula="of:=[.F1730]*INDEX([$Rates.$B$2:$Rates.$B$6];[.C1730]+1)-[.G1730]*INDEX([$Rates.$C$2:$Rates.$C$6];[.C173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31]=0;[.A1730]+1;[.A1730])" office:value-type="date" office:date-value="2023-12-12" calcext:value-type="date">
            <text:p>2023-12-12</text:p>
          </table:table-cell>
          <table:table-cell table:formula="of:=MONTH([.A1731])" office:value-type="float" office:value="12" calcext:value-type="float">
            <text:p>12</text:p>
          </table:table-cell>
          <table:table-cell table:formula="of:=[.C1726]" office:value-type="float" office:value="4" calcext:value-type="float">
            <text:p>4</text:p>
          </table:table-cell>
          <table:table-cell table:number-columns-repeated="6"/>
          <table:table-cell table:formula="of:=[.F1731]*INDEX([$Rates.$B$2:$Rates.$B$6];[.C1731]+1)-[.G1731]*INDEX([$Rates.$C$2:$Rates.$C$6];[.C173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32]=0;[.A1731]+1;[.A1731])" office:value-type="date" office:date-value="2023-12-13" calcext:value-type="date">
            <text:p>2023-12-13</text:p>
          </table:table-cell>
          <table:table-cell table:formula="of:=MONTH([.A1732])" office:value-type="float" office:value="12" calcext:value-type="float">
            <text:p>12</text:p>
          </table:table-cell>
          <table:table-cell table:formula="of:=[.C1727]" office:value-type="float" office:value="0" calcext:value-type="float">
            <text:p>0</text:p>
          </table:table-cell>
          <table:table-cell table:number-columns-repeated="6"/>
          <table:table-cell table:formula="of:=[.F1732]*INDEX([$Rates.$B$2:$Rates.$B$6];[.C1732]+1)-[.G1732]*INDEX([$Rates.$C$2:$Rates.$C$6];[.C173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33]=0;[.A1732]+1;[.A1732])" office:value-type="date" office:date-value="2023-12-13" calcext:value-type="date">
            <text:p>2023-12-13</text:p>
          </table:table-cell>
          <table:table-cell table:formula="of:=MONTH([.A1733])" office:value-type="float" office:value="12" calcext:value-type="float">
            <text:p>12</text:p>
          </table:table-cell>
          <table:table-cell table:formula="of:=[.C1728]" office:value-type="float" office:value="1" calcext:value-type="float">
            <text:p>1</text:p>
          </table:table-cell>
          <table:table-cell table:number-columns-repeated="6"/>
          <table:table-cell table:formula="of:=[.F1733]*INDEX([$Rates.$B$2:$Rates.$B$6];[.C1733]+1)-[.G1733]*INDEX([$Rates.$C$2:$Rates.$C$6];[.C173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34]=0;[.A1733]+1;[.A1733])" office:value-type="date" office:date-value="2023-12-13" calcext:value-type="date">
            <text:p>2023-12-13</text:p>
          </table:table-cell>
          <table:table-cell table:formula="of:=MONTH([.A1734])" office:value-type="float" office:value="12" calcext:value-type="float">
            <text:p>12</text:p>
          </table:table-cell>
          <table:table-cell table:formula="of:=[.C1729]" office:value-type="float" office:value="2" calcext:value-type="float">
            <text:p>2</text:p>
          </table:table-cell>
          <table:table-cell table:number-columns-repeated="6"/>
          <table:table-cell table:formula="of:=[.F1734]*INDEX([$Rates.$B$2:$Rates.$B$6];[.C1734]+1)-[.G1734]*INDEX([$Rates.$C$2:$Rates.$C$6];[.C173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35]=0;[.A1734]+1;[.A1734])" office:value-type="date" office:date-value="2023-12-13" calcext:value-type="date">
            <text:p>2023-12-13</text:p>
          </table:table-cell>
          <table:table-cell table:formula="of:=MONTH([.A1735])" office:value-type="float" office:value="12" calcext:value-type="float">
            <text:p>12</text:p>
          </table:table-cell>
          <table:table-cell table:formula="of:=[.C1730]" office:value-type="float" office:value="3" calcext:value-type="float">
            <text:p>3</text:p>
          </table:table-cell>
          <table:table-cell table:number-columns-repeated="6"/>
          <table:table-cell table:formula="of:=[.F1735]*INDEX([$Rates.$B$2:$Rates.$B$6];[.C1735]+1)-[.G1735]*INDEX([$Rates.$C$2:$Rates.$C$6];[.C173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36]=0;[.A1735]+1;[.A1735])" office:value-type="date" office:date-value="2023-12-13" calcext:value-type="date">
            <text:p>2023-12-13</text:p>
          </table:table-cell>
          <table:table-cell table:formula="of:=MONTH([.A1736])" office:value-type="float" office:value="12" calcext:value-type="float">
            <text:p>12</text:p>
          </table:table-cell>
          <table:table-cell table:formula="of:=[.C1731]" office:value-type="float" office:value="4" calcext:value-type="float">
            <text:p>4</text:p>
          </table:table-cell>
          <table:table-cell table:number-columns-repeated="6"/>
          <table:table-cell table:formula="of:=[.F1736]*INDEX([$Rates.$B$2:$Rates.$B$6];[.C1736]+1)-[.G1736]*INDEX([$Rates.$C$2:$Rates.$C$6];[.C173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37]=0;[.A1736]+1;[.A1736])" office:value-type="date" office:date-value="2023-12-14" calcext:value-type="date">
            <text:p>2023-12-14</text:p>
          </table:table-cell>
          <table:table-cell table:formula="of:=MONTH([.A1737])" office:value-type="float" office:value="12" calcext:value-type="float">
            <text:p>12</text:p>
          </table:table-cell>
          <table:table-cell table:formula="of:=[.C1732]" office:value-type="float" office:value="0" calcext:value-type="float">
            <text:p>0</text:p>
          </table:table-cell>
          <table:table-cell table:number-columns-repeated="6"/>
          <table:table-cell table:formula="of:=[.F1737]*INDEX([$Rates.$B$2:$Rates.$B$6];[.C1737]+1)-[.G1737]*INDEX([$Rates.$C$2:$Rates.$C$6];[.C173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38]=0;[.A1737]+1;[.A1737])" office:value-type="date" office:date-value="2023-12-14" calcext:value-type="date">
            <text:p>2023-12-14</text:p>
          </table:table-cell>
          <table:table-cell table:formula="of:=MONTH([.A1738])" office:value-type="float" office:value="12" calcext:value-type="float">
            <text:p>12</text:p>
          </table:table-cell>
          <table:table-cell table:formula="of:=[.C1733]" office:value-type="float" office:value="1" calcext:value-type="float">
            <text:p>1</text:p>
          </table:table-cell>
          <table:table-cell table:number-columns-repeated="6"/>
          <table:table-cell table:formula="of:=[.F1738]*INDEX([$Rates.$B$2:$Rates.$B$6];[.C1738]+1)-[.G1738]*INDEX([$Rates.$C$2:$Rates.$C$6];[.C173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39]=0;[.A1738]+1;[.A1738])" office:value-type="date" office:date-value="2023-12-14" calcext:value-type="date">
            <text:p>2023-12-14</text:p>
          </table:table-cell>
          <table:table-cell table:formula="of:=MONTH([.A1739])" office:value-type="float" office:value="12" calcext:value-type="float">
            <text:p>12</text:p>
          </table:table-cell>
          <table:table-cell table:formula="of:=[.C1734]" office:value-type="float" office:value="2" calcext:value-type="float">
            <text:p>2</text:p>
          </table:table-cell>
          <table:table-cell table:number-columns-repeated="6"/>
          <table:table-cell table:formula="of:=[.F1739]*INDEX([$Rates.$B$2:$Rates.$B$6];[.C1739]+1)-[.G1739]*INDEX([$Rates.$C$2:$Rates.$C$6];[.C173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40]=0;[.A1739]+1;[.A1739])" office:value-type="date" office:date-value="2023-12-14" calcext:value-type="date">
            <text:p>2023-12-14</text:p>
          </table:table-cell>
          <table:table-cell table:formula="of:=MONTH([.A1740])" office:value-type="float" office:value="12" calcext:value-type="float">
            <text:p>12</text:p>
          </table:table-cell>
          <table:table-cell table:formula="of:=[.C1735]" office:value-type="float" office:value="3" calcext:value-type="float">
            <text:p>3</text:p>
          </table:table-cell>
          <table:table-cell table:number-columns-repeated="6"/>
          <table:table-cell table:formula="of:=[.F1740]*INDEX([$Rates.$B$2:$Rates.$B$6];[.C1740]+1)-[.G1740]*INDEX([$Rates.$C$2:$Rates.$C$6];[.C174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41]=0;[.A1740]+1;[.A1740])" office:value-type="date" office:date-value="2023-12-14" calcext:value-type="date">
            <text:p>2023-12-14</text:p>
          </table:table-cell>
          <table:table-cell table:formula="of:=MONTH([.A1741])" office:value-type="float" office:value="12" calcext:value-type="float">
            <text:p>12</text:p>
          </table:table-cell>
          <table:table-cell table:formula="of:=[.C1736]" office:value-type="float" office:value="4" calcext:value-type="float">
            <text:p>4</text:p>
          </table:table-cell>
          <table:table-cell table:number-columns-repeated="6"/>
          <table:table-cell table:formula="of:=[.F1741]*INDEX([$Rates.$B$2:$Rates.$B$6];[.C1741]+1)-[.G1741]*INDEX([$Rates.$C$2:$Rates.$C$6];[.C174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42]=0;[.A1741]+1;[.A1741])" office:value-type="date" office:date-value="2023-12-15" calcext:value-type="date">
            <text:p>2023-12-15</text:p>
          </table:table-cell>
          <table:table-cell table:formula="of:=MONTH([.A1742])" office:value-type="float" office:value="12" calcext:value-type="float">
            <text:p>12</text:p>
          </table:table-cell>
          <table:table-cell table:formula="of:=[.C1737]" office:value-type="float" office:value="0" calcext:value-type="float">
            <text:p>0</text:p>
          </table:table-cell>
          <table:table-cell table:number-columns-repeated="6"/>
          <table:table-cell table:formula="of:=[.F1742]*INDEX([$Rates.$B$2:$Rates.$B$6];[.C1742]+1)-[.G1742]*INDEX([$Rates.$C$2:$Rates.$C$6];[.C174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43]=0;[.A1742]+1;[.A1742])" office:value-type="date" office:date-value="2023-12-15" calcext:value-type="date">
            <text:p>2023-12-15</text:p>
          </table:table-cell>
          <table:table-cell table:formula="of:=MONTH([.A1743])" office:value-type="float" office:value="12" calcext:value-type="float">
            <text:p>12</text:p>
          </table:table-cell>
          <table:table-cell table:formula="of:=[.C1738]" office:value-type="float" office:value="1" calcext:value-type="float">
            <text:p>1</text:p>
          </table:table-cell>
          <table:table-cell table:number-columns-repeated="6"/>
          <table:table-cell table:formula="of:=[.F1743]*INDEX([$Rates.$B$2:$Rates.$B$6];[.C1743]+1)-[.G1743]*INDEX([$Rates.$C$2:$Rates.$C$6];[.C174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44]=0;[.A1743]+1;[.A1743])" office:value-type="date" office:date-value="2023-12-15" calcext:value-type="date">
            <text:p>2023-12-15</text:p>
          </table:table-cell>
          <table:table-cell table:formula="of:=MONTH([.A1744])" office:value-type="float" office:value="12" calcext:value-type="float">
            <text:p>12</text:p>
          </table:table-cell>
          <table:table-cell table:formula="of:=[.C1739]" office:value-type="float" office:value="2" calcext:value-type="float">
            <text:p>2</text:p>
          </table:table-cell>
          <table:table-cell table:number-columns-repeated="6"/>
          <table:table-cell table:formula="of:=[.F1744]*INDEX([$Rates.$B$2:$Rates.$B$6];[.C1744]+1)-[.G1744]*INDEX([$Rates.$C$2:$Rates.$C$6];[.C174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45]=0;[.A1744]+1;[.A1744])" office:value-type="date" office:date-value="2023-12-15" calcext:value-type="date">
            <text:p>2023-12-15</text:p>
          </table:table-cell>
          <table:table-cell table:formula="of:=MONTH([.A1745])" office:value-type="float" office:value="12" calcext:value-type="float">
            <text:p>12</text:p>
          </table:table-cell>
          <table:table-cell table:formula="of:=[.C1740]" office:value-type="float" office:value="3" calcext:value-type="float">
            <text:p>3</text:p>
          </table:table-cell>
          <table:table-cell table:number-columns-repeated="6"/>
          <table:table-cell table:formula="of:=[.F1745]*INDEX([$Rates.$B$2:$Rates.$B$6];[.C1745]+1)-[.G1745]*INDEX([$Rates.$C$2:$Rates.$C$6];[.C174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46]=0;[.A1745]+1;[.A1745])" office:value-type="date" office:date-value="2023-12-15" calcext:value-type="date">
            <text:p>2023-12-15</text:p>
          </table:table-cell>
          <table:table-cell table:formula="of:=MONTH([.A1746])" office:value-type="float" office:value="12" calcext:value-type="float">
            <text:p>12</text:p>
          </table:table-cell>
          <table:table-cell table:formula="of:=[.C1741]" office:value-type="float" office:value="4" calcext:value-type="float">
            <text:p>4</text:p>
          </table:table-cell>
          <table:table-cell table:number-columns-repeated="6"/>
          <table:table-cell table:formula="of:=[.F1746]*INDEX([$Rates.$B$2:$Rates.$B$6];[.C1746]+1)-[.G1746]*INDEX([$Rates.$C$2:$Rates.$C$6];[.C174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47]=0;[.A1746]+1;[.A1746])" office:value-type="date" office:date-value="2023-12-16" calcext:value-type="date">
            <text:p>2023-12-16</text:p>
          </table:table-cell>
          <table:table-cell table:formula="of:=MONTH([.A1747])" office:value-type="float" office:value="12" calcext:value-type="float">
            <text:p>12</text:p>
          </table:table-cell>
          <table:table-cell table:formula="of:=[.C1742]" office:value-type="float" office:value="0" calcext:value-type="float">
            <text:p>0</text:p>
          </table:table-cell>
          <table:table-cell table:number-columns-repeated="6"/>
          <table:table-cell table:formula="of:=[.F1747]*INDEX([$Rates.$B$2:$Rates.$B$6];[.C1747]+1)-[.G1747]*INDEX([$Rates.$C$2:$Rates.$C$6];[.C174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48]=0;[.A1747]+1;[.A1747])" office:value-type="date" office:date-value="2023-12-16" calcext:value-type="date">
            <text:p>2023-12-16</text:p>
          </table:table-cell>
          <table:table-cell table:formula="of:=MONTH([.A1748])" office:value-type="float" office:value="12" calcext:value-type="float">
            <text:p>12</text:p>
          </table:table-cell>
          <table:table-cell table:formula="of:=[.C1743]" office:value-type="float" office:value="1" calcext:value-type="float">
            <text:p>1</text:p>
          </table:table-cell>
          <table:table-cell table:number-columns-repeated="6"/>
          <table:table-cell table:formula="of:=[.F1748]*INDEX([$Rates.$B$2:$Rates.$B$6];[.C1748]+1)-[.G1748]*INDEX([$Rates.$C$2:$Rates.$C$6];[.C174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49]=0;[.A1748]+1;[.A1748])" office:value-type="date" office:date-value="2023-12-16" calcext:value-type="date">
            <text:p>2023-12-16</text:p>
          </table:table-cell>
          <table:table-cell table:formula="of:=MONTH([.A1749])" office:value-type="float" office:value="12" calcext:value-type="float">
            <text:p>12</text:p>
          </table:table-cell>
          <table:table-cell table:formula="of:=[.C1744]" office:value-type="float" office:value="2" calcext:value-type="float">
            <text:p>2</text:p>
          </table:table-cell>
          <table:table-cell table:number-columns-repeated="6"/>
          <table:table-cell table:formula="of:=[.F1749]*INDEX([$Rates.$B$2:$Rates.$B$6];[.C1749]+1)-[.G1749]*INDEX([$Rates.$C$2:$Rates.$C$6];[.C174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50]=0;[.A1749]+1;[.A1749])" office:value-type="date" office:date-value="2023-12-16" calcext:value-type="date">
            <text:p>2023-12-16</text:p>
          </table:table-cell>
          <table:table-cell table:formula="of:=MONTH([.A1750])" office:value-type="float" office:value="12" calcext:value-type="float">
            <text:p>12</text:p>
          </table:table-cell>
          <table:table-cell table:formula="of:=[.C1745]" office:value-type="float" office:value="3" calcext:value-type="float">
            <text:p>3</text:p>
          </table:table-cell>
          <table:table-cell table:number-columns-repeated="6"/>
          <table:table-cell table:formula="of:=[.F1750]*INDEX([$Rates.$B$2:$Rates.$B$6];[.C1750]+1)-[.G1750]*INDEX([$Rates.$C$2:$Rates.$C$6];[.C175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51]=0;[.A1750]+1;[.A1750])" office:value-type="date" office:date-value="2023-12-16" calcext:value-type="date">
            <text:p>2023-12-16</text:p>
          </table:table-cell>
          <table:table-cell table:formula="of:=MONTH([.A1751])" office:value-type="float" office:value="12" calcext:value-type="float">
            <text:p>12</text:p>
          </table:table-cell>
          <table:table-cell table:formula="of:=[.C1746]" office:value-type="float" office:value="4" calcext:value-type="float">
            <text:p>4</text:p>
          </table:table-cell>
          <table:table-cell table:number-columns-repeated="6"/>
          <table:table-cell table:formula="of:=[.F1751]*INDEX([$Rates.$B$2:$Rates.$B$6];[.C1751]+1)-[.G1751]*INDEX([$Rates.$C$2:$Rates.$C$6];[.C175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52]=0;[.A1751]+1;[.A1751])" office:value-type="date" office:date-value="2023-12-17" calcext:value-type="date">
            <text:p>2023-12-17</text:p>
          </table:table-cell>
          <table:table-cell table:formula="of:=MONTH([.A1752])" office:value-type="float" office:value="12" calcext:value-type="float">
            <text:p>12</text:p>
          </table:table-cell>
          <table:table-cell table:formula="of:=[.C1747]" office:value-type="float" office:value="0" calcext:value-type="float">
            <text:p>0</text:p>
          </table:table-cell>
          <table:table-cell table:number-columns-repeated="6"/>
          <table:table-cell table:formula="of:=[.F1752]*INDEX([$Rates.$B$2:$Rates.$B$6];[.C1752]+1)-[.G1752]*INDEX([$Rates.$C$2:$Rates.$C$6];[.C175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53]=0;[.A1752]+1;[.A1752])" office:value-type="date" office:date-value="2023-12-17" calcext:value-type="date">
            <text:p>2023-12-17</text:p>
          </table:table-cell>
          <table:table-cell table:formula="of:=MONTH([.A1753])" office:value-type="float" office:value="12" calcext:value-type="float">
            <text:p>12</text:p>
          </table:table-cell>
          <table:table-cell table:formula="of:=[.C1748]" office:value-type="float" office:value="1" calcext:value-type="float">
            <text:p>1</text:p>
          </table:table-cell>
          <table:table-cell table:number-columns-repeated="6"/>
          <table:table-cell table:formula="of:=[.F1753]*INDEX([$Rates.$B$2:$Rates.$B$6];[.C1753]+1)-[.G1753]*INDEX([$Rates.$C$2:$Rates.$C$6];[.C175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54]=0;[.A1753]+1;[.A1753])" office:value-type="date" office:date-value="2023-12-17" calcext:value-type="date">
            <text:p>2023-12-17</text:p>
          </table:table-cell>
          <table:table-cell table:formula="of:=MONTH([.A1754])" office:value-type="float" office:value="12" calcext:value-type="float">
            <text:p>12</text:p>
          </table:table-cell>
          <table:table-cell table:formula="of:=[.C1749]" office:value-type="float" office:value="2" calcext:value-type="float">
            <text:p>2</text:p>
          </table:table-cell>
          <table:table-cell table:number-columns-repeated="6"/>
          <table:table-cell table:formula="of:=[.F1754]*INDEX([$Rates.$B$2:$Rates.$B$6];[.C1754]+1)-[.G1754]*INDEX([$Rates.$C$2:$Rates.$C$6];[.C175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55]=0;[.A1754]+1;[.A1754])" office:value-type="date" office:date-value="2023-12-17" calcext:value-type="date">
            <text:p>2023-12-17</text:p>
          </table:table-cell>
          <table:table-cell table:formula="of:=MONTH([.A1755])" office:value-type="float" office:value="12" calcext:value-type="float">
            <text:p>12</text:p>
          </table:table-cell>
          <table:table-cell table:formula="of:=[.C1750]" office:value-type="float" office:value="3" calcext:value-type="float">
            <text:p>3</text:p>
          </table:table-cell>
          <table:table-cell table:number-columns-repeated="6"/>
          <table:table-cell table:formula="of:=[.F1755]*INDEX([$Rates.$B$2:$Rates.$B$6];[.C1755]+1)-[.G1755]*INDEX([$Rates.$C$2:$Rates.$C$6];[.C175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56]=0;[.A1755]+1;[.A1755])" office:value-type="date" office:date-value="2023-12-17" calcext:value-type="date">
            <text:p>2023-12-17</text:p>
          </table:table-cell>
          <table:table-cell table:formula="of:=MONTH([.A1756])" office:value-type="float" office:value="12" calcext:value-type="float">
            <text:p>12</text:p>
          </table:table-cell>
          <table:table-cell table:formula="of:=[.C1751]" office:value-type="float" office:value="4" calcext:value-type="float">
            <text:p>4</text:p>
          </table:table-cell>
          <table:table-cell table:number-columns-repeated="6"/>
          <table:table-cell table:formula="of:=[.F1756]*INDEX([$Rates.$B$2:$Rates.$B$6];[.C1756]+1)-[.G1756]*INDEX([$Rates.$C$2:$Rates.$C$6];[.C175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57]=0;[.A1756]+1;[.A1756])" office:value-type="date" office:date-value="2023-12-18" calcext:value-type="date">
            <text:p>2023-12-18</text:p>
          </table:table-cell>
          <table:table-cell table:formula="of:=MONTH([.A1757])" office:value-type="float" office:value="12" calcext:value-type="float">
            <text:p>12</text:p>
          </table:table-cell>
          <table:table-cell table:formula="of:=[.C1752]" office:value-type="float" office:value="0" calcext:value-type="float">
            <text:p>0</text:p>
          </table:table-cell>
          <table:table-cell table:number-columns-repeated="6"/>
          <table:table-cell table:formula="of:=[.F1757]*INDEX([$Rates.$B$2:$Rates.$B$6];[.C1757]+1)-[.G1757]*INDEX([$Rates.$C$2:$Rates.$C$6];[.C175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58]=0;[.A1757]+1;[.A1757])" office:value-type="date" office:date-value="2023-12-18" calcext:value-type="date">
            <text:p>2023-12-18</text:p>
          </table:table-cell>
          <table:table-cell table:formula="of:=MONTH([.A1758])" office:value-type="float" office:value="12" calcext:value-type="float">
            <text:p>12</text:p>
          </table:table-cell>
          <table:table-cell table:formula="of:=[.C1753]" office:value-type="float" office:value="1" calcext:value-type="float">
            <text:p>1</text:p>
          </table:table-cell>
          <table:table-cell table:number-columns-repeated="6"/>
          <table:table-cell table:formula="of:=[.F1758]*INDEX([$Rates.$B$2:$Rates.$B$6];[.C1758]+1)-[.G1758]*INDEX([$Rates.$C$2:$Rates.$C$6];[.C175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59]=0;[.A1758]+1;[.A1758])" office:value-type="date" office:date-value="2023-12-18" calcext:value-type="date">
            <text:p>2023-12-18</text:p>
          </table:table-cell>
          <table:table-cell table:formula="of:=MONTH([.A1759])" office:value-type="float" office:value="12" calcext:value-type="float">
            <text:p>12</text:p>
          </table:table-cell>
          <table:table-cell table:formula="of:=[.C1754]" office:value-type="float" office:value="2" calcext:value-type="float">
            <text:p>2</text:p>
          </table:table-cell>
          <table:table-cell table:number-columns-repeated="6"/>
          <table:table-cell table:formula="of:=[.F1759]*INDEX([$Rates.$B$2:$Rates.$B$6];[.C1759]+1)-[.G1759]*INDEX([$Rates.$C$2:$Rates.$C$6];[.C175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60]=0;[.A1759]+1;[.A1759])" office:value-type="date" office:date-value="2023-12-18" calcext:value-type="date">
            <text:p>2023-12-18</text:p>
          </table:table-cell>
          <table:table-cell table:formula="of:=MONTH([.A1760])" office:value-type="float" office:value="12" calcext:value-type="float">
            <text:p>12</text:p>
          </table:table-cell>
          <table:table-cell table:formula="of:=[.C1755]" office:value-type="float" office:value="3" calcext:value-type="float">
            <text:p>3</text:p>
          </table:table-cell>
          <table:table-cell table:number-columns-repeated="6"/>
          <table:table-cell table:formula="of:=[.F1760]*INDEX([$Rates.$B$2:$Rates.$B$6];[.C1760]+1)-[.G1760]*INDEX([$Rates.$C$2:$Rates.$C$6];[.C176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61]=0;[.A1760]+1;[.A1760])" office:value-type="date" office:date-value="2023-12-18" calcext:value-type="date">
            <text:p>2023-12-18</text:p>
          </table:table-cell>
          <table:table-cell table:formula="of:=MONTH([.A1761])" office:value-type="float" office:value="12" calcext:value-type="float">
            <text:p>12</text:p>
          </table:table-cell>
          <table:table-cell table:formula="of:=[.C1756]" office:value-type="float" office:value="4" calcext:value-type="float">
            <text:p>4</text:p>
          </table:table-cell>
          <table:table-cell table:number-columns-repeated="6"/>
          <table:table-cell table:formula="of:=[.F1761]*INDEX([$Rates.$B$2:$Rates.$B$6];[.C1761]+1)-[.G1761]*INDEX([$Rates.$C$2:$Rates.$C$6];[.C176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62]=0;[.A1761]+1;[.A1761])" office:value-type="date" office:date-value="2023-12-19" calcext:value-type="date">
            <text:p>2023-12-19</text:p>
          </table:table-cell>
          <table:table-cell table:formula="of:=MONTH([.A1762])" office:value-type="float" office:value="12" calcext:value-type="float">
            <text:p>12</text:p>
          </table:table-cell>
          <table:table-cell table:formula="of:=[.C1757]" office:value-type="float" office:value="0" calcext:value-type="float">
            <text:p>0</text:p>
          </table:table-cell>
          <table:table-cell table:number-columns-repeated="6"/>
          <table:table-cell table:formula="of:=[.F1762]*INDEX([$Rates.$B$2:$Rates.$B$6];[.C1762]+1)-[.G1762]*INDEX([$Rates.$C$2:$Rates.$C$6];[.C176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63]=0;[.A1762]+1;[.A1762])" office:value-type="date" office:date-value="2023-12-19" calcext:value-type="date">
            <text:p>2023-12-19</text:p>
          </table:table-cell>
          <table:table-cell table:formula="of:=MONTH([.A1763])" office:value-type="float" office:value="12" calcext:value-type="float">
            <text:p>12</text:p>
          </table:table-cell>
          <table:table-cell table:formula="of:=[.C1758]" office:value-type="float" office:value="1" calcext:value-type="float">
            <text:p>1</text:p>
          </table:table-cell>
          <table:table-cell table:number-columns-repeated="6"/>
          <table:table-cell table:formula="of:=[.F1763]*INDEX([$Rates.$B$2:$Rates.$B$6];[.C1763]+1)-[.G1763]*INDEX([$Rates.$C$2:$Rates.$C$6];[.C176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64]=0;[.A1763]+1;[.A1763])" office:value-type="date" office:date-value="2023-12-19" calcext:value-type="date">
            <text:p>2023-12-19</text:p>
          </table:table-cell>
          <table:table-cell table:formula="of:=MONTH([.A1764])" office:value-type="float" office:value="12" calcext:value-type="float">
            <text:p>12</text:p>
          </table:table-cell>
          <table:table-cell table:formula="of:=[.C1759]" office:value-type="float" office:value="2" calcext:value-type="float">
            <text:p>2</text:p>
          </table:table-cell>
          <table:table-cell table:number-columns-repeated="6"/>
          <table:table-cell table:formula="of:=[.F1764]*INDEX([$Rates.$B$2:$Rates.$B$6];[.C1764]+1)-[.G1764]*INDEX([$Rates.$C$2:$Rates.$C$6];[.C176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65]=0;[.A1764]+1;[.A1764])" office:value-type="date" office:date-value="2023-12-19" calcext:value-type="date">
            <text:p>2023-12-19</text:p>
          </table:table-cell>
          <table:table-cell table:formula="of:=MONTH([.A1765])" office:value-type="float" office:value="12" calcext:value-type="float">
            <text:p>12</text:p>
          </table:table-cell>
          <table:table-cell table:formula="of:=[.C1760]" office:value-type="float" office:value="3" calcext:value-type="float">
            <text:p>3</text:p>
          </table:table-cell>
          <table:table-cell table:number-columns-repeated="6"/>
          <table:table-cell table:formula="of:=[.F1765]*INDEX([$Rates.$B$2:$Rates.$B$6];[.C1765]+1)-[.G1765]*INDEX([$Rates.$C$2:$Rates.$C$6];[.C176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66]=0;[.A1765]+1;[.A1765])" office:value-type="date" office:date-value="2023-12-19" calcext:value-type="date">
            <text:p>2023-12-19</text:p>
          </table:table-cell>
          <table:table-cell table:formula="of:=MONTH([.A1766])" office:value-type="float" office:value="12" calcext:value-type="float">
            <text:p>12</text:p>
          </table:table-cell>
          <table:table-cell table:formula="of:=[.C1761]" office:value-type="float" office:value="4" calcext:value-type="float">
            <text:p>4</text:p>
          </table:table-cell>
          <table:table-cell table:number-columns-repeated="6"/>
          <table:table-cell table:formula="of:=[.F1766]*INDEX([$Rates.$B$2:$Rates.$B$6];[.C1766]+1)-[.G1766]*INDEX([$Rates.$C$2:$Rates.$C$6];[.C176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67]=0;[.A1766]+1;[.A1766])" office:value-type="date" office:date-value="2023-12-20" calcext:value-type="date">
            <text:p>2023-12-20</text:p>
          </table:table-cell>
          <table:table-cell table:formula="of:=MONTH([.A1767])" office:value-type="float" office:value="12" calcext:value-type="float">
            <text:p>12</text:p>
          </table:table-cell>
          <table:table-cell table:formula="of:=[.C1762]" office:value-type="float" office:value="0" calcext:value-type="float">
            <text:p>0</text:p>
          </table:table-cell>
          <table:table-cell table:number-columns-repeated="6"/>
          <table:table-cell table:formula="of:=[.F1767]*INDEX([$Rates.$B$2:$Rates.$B$6];[.C1767]+1)-[.G1767]*INDEX([$Rates.$C$2:$Rates.$C$6];[.C176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68]=0;[.A1767]+1;[.A1767])" office:value-type="date" office:date-value="2023-12-20" calcext:value-type="date">
            <text:p>2023-12-20</text:p>
          </table:table-cell>
          <table:table-cell table:formula="of:=MONTH([.A1768])" office:value-type="float" office:value="12" calcext:value-type="float">
            <text:p>12</text:p>
          </table:table-cell>
          <table:table-cell table:formula="of:=[.C1763]" office:value-type="float" office:value="1" calcext:value-type="float">
            <text:p>1</text:p>
          </table:table-cell>
          <table:table-cell table:number-columns-repeated="6"/>
          <table:table-cell table:formula="of:=[.F1768]*INDEX([$Rates.$B$2:$Rates.$B$6];[.C1768]+1)-[.G1768]*INDEX([$Rates.$C$2:$Rates.$C$6];[.C176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69]=0;[.A1768]+1;[.A1768])" office:value-type="date" office:date-value="2023-12-20" calcext:value-type="date">
            <text:p>2023-12-20</text:p>
          </table:table-cell>
          <table:table-cell table:formula="of:=MONTH([.A1769])" office:value-type="float" office:value="12" calcext:value-type="float">
            <text:p>12</text:p>
          </table:table-cell>
          <table:table-cell table:formula="of:=[.C1764]" office:value-type="float" office:value="2" calcext:value-type="float">
            <text:p>2</text:p>
          </table:table-cell>
          <table:table-cell table:number-columns-repeated="6"/>
          <table:table-cell table:formula="of:=[.F1769]*INDEX([$Rates.$B$2:$Rates.$B$6];[.C1769]+1)-[.G1769]*INDEX([$Rates.$C$2:$Rates.$C$6];[.C176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70]=0;[.A1769]+1;[.A1769])" office:value-type="date" office:date-value="2023-12-20" calcext:value-type="date">
            <text:p>2023-12-20</text:p>
          </table:table-cell>
          <table:table-cell table:formula="of:=MONTH([.A1770])" office:value-type="float" office:value="12" calcext:value-type="float">
            <text:p>12</text:p>
          </table:table-cell>
          <table:table-cell table:formula="of:=[.C1765]" office:value-type="float" office:value="3" calcext:value-type="float">
            <text:p>3</text:p>
          </table:table-cell>
          <table:table-cell table:number-columns-repeated="6"/>
          <table:table-cell table:formula="of:=[.F1770]*INDEX([$Rates.$B$2:$Rates.$B$6];[.C1770]+1)-[.G1770]*INDEX([$Rates.$C$2:$Rates.$C$6];[.C177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71]=0;[.A1770]+1;[.A1770])" office:value-type="date" office:date-value="2023-12-20" calcext:value-type="date">
            <text:p>2023-12-20</text:p>
          </table:table-cell>
          <table:table-cell table:formula="of:=MONTH([.A1771])" office:value-type="float" office:value="12" calcext:value-type="float">
            <text:p>12</text:p>
          </table:table-cell>
          <table:table-cell table:formula="of:=[.C1766]" office:value-type="float" office:value="4" calcext:value-type="float">
            <text:p>4</text:p>
          </table:table-cell>
          <table:table-cell table:number-columns-repeated="6"/>
          <table:table-cell table:formula="of:=[.F1771]*INDEX([$Rates.$B$2:$Rates.$B$6];[.C1771]+1)-[.G1771]*INDEX([$Rates.$C$2:$Rates.$C$6];[.C177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72]=0;[.A1771]+1;[.A1771])" office:value-type="date" office:date-value="2023-12-21" calcext:value-type="date">
            <text:p>2023-12-21</text:p>
          </table:table-cell>
          <table:table-cell table:formula="of:=MONTH([.A1772])" office:value-type="float" office:value="12" calcext:value-type="float">
            <text:p>12</text:p>
          </table:table-cell>
          <table:table-cell table:formula="of:=[.C1767]" office:value-type="float" office:value="0" calcext:value-type="float">
            <text:p>0</text:p>
          </table:table-cell>
          <table:table-cell table:number-columns-repeated="6"/>
          <table:table-cell table:formula="of:=[.F1772]*INDEX([$Rates.$B$2:$Rates.$B$6];[.C1772]+1)-[.G1772]*INDEX([$Rates.$C$2:$Rates.$C$6];[.C177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73]=0;[.A1772]+1;[.A1772])" office:value-type="date" office:date-value="2023-12-21" calcext:value-type="date">
            <text:p>2023-12-21</text:p>
          </table:table-cell>
          <table:table-cell table:formula="of:=MONTH([.A1773])" office:value-type="float" office:value="12" calcext:value-type="float">
            <text:p>12</text:p>
          </table:table-cell>
          <table:table-cell table:formula="of:=[.C1768]" office:value-type="float" office:value="1" calcext:value-type="float">
            <text:p>1</text:p>
          </table:table-cell>
          <table:table-cell table:number-columns-repeated="6"/>
          <table:table-cell table:formula="of:=[.F1773]*INDEX([$Rates.$B$2:$Rates.$B$6];[.C1773]+1)-[.G1773]*INDEX([$Rates.$C$2:$Rates.$C$6];[.C177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74]=0;[.A1773]+1;[.A1773])" office:value-type="date" office:date-value="2023-12-21" calcext:value-type="date">
            <text:p>2023-12-21</text:p>
          </table:table-cell>
          <table:table-cell table:formula="of:=MONTH([.A1774])" office:value-type="float" office:value="12" calcext:value-type="float">
            <text:p>12</text:p>
          </table:table-cell>
          <table:table-cell table:formula="of:=[.C1769]" office:value-type="float" office:value="2" calcext:value-type="float">
            <text:p>2</text:p>
          </table:table-cell>
          <table:table-cell table:number-columns-repeated="6"/>
          <table:table-cell table:formula="of:=[.F1774]*INDEX([$Rates.$B$2:$Rates.$B$6];[.C1774]+1)-[.G1774]*INDEX([$Rates.$C$2:$Rates.$C$6];[.C177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75]=0;[.A1774]+1;[.A1774])" office:value-type="date" office:date-value="2023-12-21" calcext:value-type="date">
            <text:p>2023-12-21</text:p>
          </table:table-cell>
          <table:table-cell table:formula="of:=MONTH([.A1775])" office:value-type="float" office:value="12" calcext:value-type="float">
            <text:p>12</text:p>
          </table:table-cell>
          <table:table-cell table:formula="of:=[.C1770]" office:value-type="float" office:value="3" calcext:value-type="float">
            <text:p>3</text:p>
          </table:table-cell>
          <table:table-cell table:number-columns-repeated="6"/>
          <table:table-cell table:formula="of:=[.F1775]*INDEX([$Rates.$B$2:$Rates.$B$6];[.C1775]+1)-[.G1775]*INDEX([$Rates.$C$2:$Rates.$C$6];[.C177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76]=0;[.A1775]+1;[.A1775])" office:value-type="date" office:date-value="2023-12-21" calcext:value-type="date">
            <text:p>2023-12-21</text:p>
          </table:table-cell>
          <table:table-cell table:formula="of:=MONTH([.A1776])" office:value-type="float" office:value="12" calcext:value-type="float">
            <text:p>12</text:p>
          </table:table-cell>
          <table:table-cell table:formula="of:=[.C1771]" office:value-type="float" office:value="4" calcext:value-type="float">
            <text:p>4</text:p>
          </table:table-cell>
          <table:table-cell table:number-columns-repeated="6"/>
          <table:table-cell table:formula="of:=[.F1776]*INDEX([$Rates.$B$2:$Rates.$B$6];[.C1776]+1)-[.G1776]*INDEX([$Rates.$C$2:$Rates.$C$6];[.C177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77]=0;[.A1776]+1;[.A1776])" office:value-type="date" office:date-value="2023-12-22" calcext:value-type="date">
            <text:p>2023-12-22</text:p>
          </table:table-cell>
          <table:table-cell table:formula="of:=MONTH([.A1777])" office:value-type="float" office:value="12" calcext:value-type="float">
            <text:p>12</text:p>
          </table:table-cell>
          <table:table-cell table:formula="of:=[.C1772]" office:value-type="float" office:value="0" calcext:value-type="float">
            <text:p>0</text:p>
          </table:table-cell>
          <table:table-cell table:number-columns-repeated="6"/>
          <table:table-cell table:formula="of:=[.F1777]*INDEX([$Rates.$B$2:$Rates.$B$6];[.C1777]+1)-[.G1777]*INDEX([$Rates.$C$2:$Rates.$C$6];[.C177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78]=0;[.A1777]+1;[.A1777])" office:value-type="date" office:date-value="2023-12-22" calcext:value-type="date">
            <text:p>2023-12-22</text:p>
          </table:table-cell>
          <table:table-cell table:formula="of:=MONTH([.A1778])" office:value-type="float" office:value="12" calcext:value-type="float">
            <text:p>12</text:p>
          </table:table-cell>
          <table:table-cell table:formula="of:=[.C1773]" office:value-type="float" office:value="1" calcext:value-type="float">
            <text:p>1</text:p>
          </table:table-cell>
          <table:table-cell table:number-columns-repeated="6"/>
          <table:table-cell table:formula="of:=[.F1778]*INDEX([$Rates.$B$2:$Rates.$B$6];[.C1778]+1)-[.G1778]*INDEX([$Rates.$C$2:$Rates.$C$6];[.C177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79]=0;[.A1778]+1;[.A1778])" office:value-type="date" office:date-value="2023-12-22" calcext:value-type="date">
            <text:p>2023-12-22</text:p>
          </table:table-cell>
          <table:table-cell table:formula="of:=MONTH([.A1779])" office:value-type="float" office:value="12" calcext:value-type="float">
            <text:p>12</text:p>
          </table:table-cell>
          <table:table-cell table:formula="of:=[.C1774]" office:value-type="float" office:value="2" calcext:value-type="float">
            <text:p>2</text:p>
          </table:table-cell>
          <table:table-cell table:number-columns-repeated="6"/>
          <table:table-cell table:formula="of:=[.F1779]*INDEX([$Rates.$B$2:$Rates.$B$6];[.C1779]+1)-[.G1779]*INDEX([$Rates.$C$2:$Rates.$C$6];[.C177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80]=0;[.A1779]+1;[.A1779])" office:value-type="date" office:date-value="2023-12-22" calcext:value-type="date">
            <text:p>2023-12-22</text:p>
          </table:table-cell>
          <table:table-cell table:formula="of:=MONTH([.A1780])" office:value-type="float" office:value="12" calcext:value-type="float">
            <text:p>12</text:p>
          </table:table-cell>
          <table:table-cell table:formula="of:=[.C1775]" office:value-type="float" office:value="3" calcext:value-type="float">
            <text:p>3</text:p>
          </table:table-cell>
          <table:table-cell table:number-columns-repeated="6"/>
          <table:table-cell table:formula="of:=[.F1780]*INDEX([$Rates.$B$2:$Rates.$B$6];[.C1780]+1)-[.G1780]*INDEX([$Rates.$C$2:$Rates.$C$6];[.C178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81]=0;[.A1780]+1;[.A1780])" office:value-type="date" office:date-value="2023-12-22" calcext:value-type="date">
            <text:p>2023-12-22</text:p>
          </table:table-cell>
          <table:table-cell table:formula="of:=MONTH([.A1781])" office:value-type="float" office:value="12" calcext:value-type="float">
            <text:p>12</text:p>
          </table:table-cell>
          <table:table-cell table:formula="of:=[.C1776]" office:value-type="float" office:value="4" calcext:value-type="float">
            <text:p>4</text:p>
          </table:table-cell>
          <table:table-cell table:number-columns-repeated="6"/>
          <table:table-cell table:formula="of:=[.F1781]*INDEX([$Rates.$B$2:$Rates.$B$6];[.C1781]+1)-[.G1781]*INDEX([$Rates.$C$2:$Rates.$C$6];[.C178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82]=0;[.A1781]+1;[.A1781])" office:value-type="date" office:date-value="2023-12-23" calcext:value-type="date">
            <text:p>2023-12-23</text:p>
          </table:table-cell>
          <table:table-cell table:formula="of:=MONTH([.A1782])" office:value-type="float" office:value="12" calcext:value-type="float">
            <text:p>12</text:p>
          </table:table-cell>
          <table:table-cell table:formula="of:=[.C1777]" office:value-type="float" office:value="0" calcext:value-type="float">
            <text:p>0</text:p>
          </table:table-cell>
          <table:table-cell table:number-columns-repeated="6"/>
          <table:table-cell table:formula="of:=[.F1782]*INDEX([$Rates.$B$2:$Rates.$B$6];[.C1782]+1)-[.G1782]*INDEX([$Rates.$C$2:$Rates.$C$6];[.C178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83]=0;[.A1782]+1;[.A1782])" office:value-type="date" office:date-value="2023-12-23" calcext:value-type="date">
            <text:p>2023-12-23</text:p>
          </table:table-cell>
          <table:table-cell table:formula="of:=MONTH([.A1783])" office:value-type="float" office:value="12" calcext:value-type="float">
            <text:p>12</text:p>
          </table:table-cell>
          <table:table-cell table:formula="of:=[.C1778]" office:value-type="float" office:value="1" calcext:value-type="float">
            <text:p>1</text:p>
          </table:table-cell>
          <table:table-cell table:number-columns-repeated="6"/>
          <table:table-cell table:formula="of:=[.F1783]*INDEX([$Rates.$B$2:$Rates.$B$6];[.C1783]+1)-[.G1783]*INDEX([$Rates.$C$2:$Rates.$C$6];[.C178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84]=0;[.A1783]+1;[.A1783])" office:value-type="date" office:date-value="2023-12-23" calcext:value-type="date">
            <text:p>2023-12-23</text:p>
          </table:table-cell>
          <table:table-cell table:formula="of:=MONTH([.A1784])" office:value-type="float" office:value="12" calcext:value-type="float">
            <text:p>12</text:p>
          </table:table-cell>
          <table:table-cell table:formula="of:=[.C1779]" office:value-type="float" office:value="2" calcext:value-type="float">
            <text:p>2</text:p>
          </table:table-cell>
          <table:table-cell table:number-columns-repeated="6"/>
          <table:table-cell table:formula="of:=[.F1784]*INDEX([$Rates.$B$2:$Rates.$B$6];[.C1784]+1)-[.G1784]*INDEX([$Rates.$C$2:$Rates.$C$6];[.C178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85]=0;[.A1784]+1;[.A1784])" office:value-type="date" office:date-value="2023-12-23" calcext:value-type="date">
            <text:p>2023-12-23</text:p>
          </table:table-cell>
          <table:table-cell table:formula="of:=MONTH([.A1785])" office:value-type="float" office:value="12" calcext:value-type="float">
            <text:p>12</text:p>
          </table:table-cell>
          <table:table-cell table:formula="of:=[.C1780]" office:value-type="float" office:value="3" calcext:value-type="float">
            <text:p>3</text:p>
          </table:table-cell>
          <table:table-cell table:number-columns-repeated="6"/>
          <table:table-cell table:formula="of:=[.F1785]*INDEX([$Rates.$B$2:$Rates.$B$6];[.C1785]+1)-[.G1785]*INDEX([$Rates.$C$2:$Rates.$C$6];[.C178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86]=0;[.A1785]+1;[.A1785])" office:value-type="date" office:date-value="2023-12-23" calcext:value-type="date">
            <text:p>2023-12-23</text:p>
          </table:table-cell>
          <table:table-cell table:formula="of:=MONTH([.A1786])" office:value-type="float" office:value="12" calcext:value-type="float">
            <text:p>12</text:p>
          </table:table-cell>
          <table:table-cell table:formula="of:=[.C1781]" office:value-type="float" office:value="4" calcext:value-type="float">
            <text:p>4</text:p>
          </table:table-cell>
          <table:table-cell table:number-columns-repeated="6"/>
          <table:table-cell table:formula="of:=[.F1786]*INDEX([$Rates.$B$2:$Rates.$B$6];[.C1786]+1)-[.G1786]*INDEX([$Rates.$C$2:$Rates.$C$6];[.C178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87]=0;[.A1786]+1;[.A1786])" office:value-type="date" office:date-value="2023-12-24" calcext:value-type="date">
            <text:p>2023-12-24</text:p>
          </table:table-cell>
          <table:table-cell table:formula="of:=MONTH([.A1787])" office:value-type="float" office:value="12" calcext:value-type="float">
            <text:p>12</text:p>
          </table:table-cell>
          <table:table-cell table:formula="of:=[.C1782]" office:value-type="float" office:value="0" calcext:value-type="float">
            <text:p>0</text:p>
          </table:table-cell>
          <table:table-cell table:number-columns-repeated="6"/>
          <table:table-cell table:formula="of:=[.F1787]*INDEX([$Rates.$B$2:$Rates.$B$6];[.C1787]+1)-[.G1787]*INDEX([$Rates.$C$2:$Rates.$C$6];[.C178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88]=0;[.A1787]+1;[.A1787])" office:value-type="date" office:date-value="2023-12-24" calcext:value-type="date">
            <text:p>2023-12-24</text:p>
          </table:table-cell>
          <table:table-cell table:formula="of:=MONTH([.A1788])" office:value-type="float" office:value="12" calcext:value-type="float">
            <text:p>12</text:p>
          </table:table-cell>
          <table:table-cell table:formula="of:=[.C1783]" office:value-type="float" office:value="1" calcext:value-type="float">
            <text:p>1</text:p>
          </table:table-cell>
          <table:table-cell table:number-columns-repeated="6"/>
          <table:table-cell table:formula="of:=[.F1788]*INDEX([$Rates.$B$2:$Rates.$B$6];[.C1788]+1)-[.G1788]*INDEX([$Rates.$C$2:$Rates.$C$6];[.C178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89]=0;[.A1788]+1;[.A1788])" office:value-type="date" office:date-value="2023-12-24" calcext:value-type="date">
            <text:p>2023-12-24</text:p>
          </table:table-cell>
          <table:table-cell table:formula="of:=MONTH([.A1789])" office:value-type="float" office:value="12" calcext:value-type="float">
            <text:p>12</text:p>
          </table:table-cell>
          <table:table-cell table:formula="of:=[.C1784]" office:value-type="float" office:value="2" calcext:value-type="float">
            <text:p>2</text:p>
          </table:table-cell>
          <table:table-cell table:number-columns-repeated="6"/>
          <table:table-cell table:formula="of:=[.F1789]*INDEX([$Rates.$B$2:$Rates.$B$6];[.C1789]+1)-[.G1789]*INDEX([$Rates.$C$2:$Rates.$C$6];[.C178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90]=0;[.A1789]+1;[.A1789])" office:value-type="date" office:date-value="2023-12-24" calcext:value-type="date">
            <text:p>2023-12-24</text:p>
          </table:table-cell>
          <table:table-cell table:formula="of:=MONTH([.A1790])" office:value-type="float" office:value="12" calcext:value-type="float">
            <text:p>12</text:p>
          </table:table-cell>
          <table:table-cell table:formula="of:=[.C1785]" office:value-type="float" office:value="3" calcext:value-type="float">
            <text:p>3</text:p>
          </table:table-cell>
          <table:table-cell table:number-columns-repeated="6"/>
          <table:table-cell table:formula="of:=[.F1790]*INDEX([$Rates.$B$2:$Rates.$B$6];[.C1790]+1)-[.G1790]*INDEX([$Rates.$C$2:$Rates.$C$6];[.C179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91]=0;[.A1790]+1;[.A1790])" office:value-type="date" office:date-value="2023-12-24" calcext:value-type="date">
            <text:p>2023-12-24</text:p>
          </table:table-cell>
          <table:table-cell table:formula="of:=MONTH([.A1791])" office:value-type="float" office:value="12" calcext:value-type="float">
            <text:p>12</text:p>
          </table:table-cell>
          <table:table-cell table:formula="of:=[.C1786]" office:value-type="float" office:value="4" calcext:value-type="float">
            <text:p>4</text:p>
          </table:table-cell>
          <table:table-cell table:number-columns-repeated="6"/>
          <table:table-cell table:formula="of:=[.F1791]*INDEX([$Rates.$B$2:$Rates.$B$6];[.C1791]+1)-[.G1791]*INDEX([$Rates.$C$2:$Rates.$C$6];[.C179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92]=0;[.A1791]+1;[.A1791])" office:value-type="date" office:date-value="2023-12-25" calcext:value-type="date">
            <text:p>2023-12-25</text:p>
          </table:table-cell>
          <table:table-cell table:formula="of:=MONTH([.A1792])" office:value-type="float" office:value="12" calcext:value-type="float">
            <text:p>12</text:p>
          </table:table-cell>
          <table:table-cell table:formula="of:=[.C1787]" office:value-type="float" office:value="0" calcext:value-type="float">
            <text:p>0</text:p>
          </table:table-cell>
          <table:table-cell table:number-columns-repeated="6"/>
          <table:table-cell table:formula="of:=[.F1792]*INDEX([$Rates.$B$2:$Rates.$B$6];[.C1792]+1)-[.G1792]*INDEX([$Rates.$C$2:$Rates.$C$6];[.C179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93]=0;[.A1792]+1;[.A1792])" office:value-type="date" office:date-value="2023-12-25" calcext:value-type="date">
            <text:p>2023-12-25</text:p>
          </table:table-cell>
          <table:table-cell table:formula="of:=MONTH([.A1793])" office:value-type="float" office:value="12" calcext:value-type="float">
            <text:p>12</text:p>
          </table:table-cell>
          <table:table-cell table:formula="of:=[.C1788]" office:value-type="float" office:value="1" calcext:value-type="float">
            <text:p>1</text:p>
          </table:table-cell>
          <table:table-cell table:number-columns-repeated="6"/>
          <table:table-cell table:formula="of:=[.F1793]*INDEX([$Rates.$B$2:$Rates.$B$6];[.C1793]+1)-[.G1793]*INDEX([$Rates.$C$2:$Rates.$C$6];[.C179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94]=0;[.A1793]+1;[.A1793])" office:value-type="date" office:date-value="2023-12-25" calcext:value-type="date">
            <text:p>2023-12-25</text:p>
          </table:table-cell>
          <table:table-cell table:formula="of:=MONTH([.A1794])" office:value-type="float" office:value="12" calcext:value-type="float">
            <text:p>12</text:p>
          </table:table-cell>
          <table:table-cell table:formula="of:=[.C1789]" office:value-type="float" office:value="2" calcext:value-type="float">
            <text:p>2</text:p>
          </table:table-cell>
          <table:table-cell table:number-columns-repeated="6"/>
          <table:table-cell table:formula="of:=[.F1794]*INDEX([$Rates.$B$2:$Rates.$B$6];[.C1794]+1)-[.G1794]*INDEX([$Rates.$C$2:$Rates.$C$6];[.C179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95]=0;[.A1794]+1;[.A1794])" office:value-type="date" office:date-value="2023-12-25" calcext:value-type="date">
            <text:p>2023-12-25</text:p>
          </table:table-cell>
          <table:table-cell table:formula="of:=MONTH([.A1795])" office:value-type="float" office:value="12" calcext:value-type="float">
            <text:p>12</text:p>
          </table:table-cell>
          <table:table-cell table:formula="of:=[.C1790]" office:value-type="float" office:value="3" calcext:value-type="float">
            <text:p>3</text:p>
          </table:table-cell>
          <table:table-cell table:number-columns-repeated="6"/>
          <table:table-cell table:formula="of:=[.F1795]*INDEX([$Rates.$B$2:$Rates.$B$6];[.C1795]+1)-[.G1795]*INDEX([$Rates.$C$2:$Rates.$C$6];[.C179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96]=0;[.A1795]+1;[.A1795])" office:value-type="date" office:date-value="2023-12-25" calcext:value-type="date">
            <text:p>2023-12-25</text:p>
          </table:table-cell>
          <table:table-cell table:formula="of:=MONTH([.A1796])" office:value-type="float" office:value="12" calcext:value-type="float">
            <text:p>12</text:p>
          </table:table-cell>
          <table:table-cell table:formula="of:=[.C1791]" office:value-type="float" office:value="4" calcext:value-type="float">
            <text:p>4</text:p>
          </table:table-cell>
          <table:table-cell table:number-columns-repeated="6"/>
          <table:table-cell table:formula="of:=[.F1796]*INDEX([$Rates.$B$2:$Rates.$B$6];[.C1796]+1)-[.G1796]*INDEX([$Rates.$C$2:$Rates.$C$6];[.C179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97]=0;[.A1796]+1;[.A1796])" office:value-type="date" office:date-value="2023-12-26" calcext:value-type="date">
            <text:p>2023-12-26</text:p>
          </table:table-cell>
          <table:table-cell table:formula="of:=MONTH([.A1797])" office:value-type="float" office:value="12" calcext:value-type="float">
            <text:p>12</text:p>
          </table:table-cell>
          <table:table-cell table:formula="of:=[.C1792]" office:value-type="float" office:value="0" calcext:value-type="float">
            <text:p>0</text:p>
          </table:table-cell>
          <table:table-cell table:number-columns-repeated="6"/>
          <table:table-cell table:formula="of:=[.F1797]*INDEX([$Rates.$B$2:$Rates.$B$6];[.C1797]+1)-[.G1797]*INDEX([$Rates.$C$2:$Rates.$C$6];[.C179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98]=0;[.A1797]+1;[.A1797])" office:value-type="date" office:date-value="2023-12-26" calcext:value-type="date">
            <text:p>2023-12-26</text:p>
          </table:table-cell>
          <table:table-cell table:formula="of:=MONTH([.A1798])" office:value-type="float" office:value="12" calcext:value-type="float">
            <text:p>12</text:p>
          </table:table-cell>
          <table:table-cell table:formula="of:=[.C1793]" office:value-type="float" office:value="1" calcext:value-type="float">
            <text:p>1</text:p>
          </table:table-cell>
          <table:table-cell table:number-columns-repeated="6"/>
          <table:table-cell table:formula="of:=[.F1798]*INDEX([$Rates.$B$2:$Rates.$B$6];[.C1798]+1)-[.G1798]*INDEX([$Rates.$C$2:$Rates.$C$6];[.C179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799]=0;[.A1798]+1;[.A1798])" office:value-type="date" office:date-value="2023-12-26" calcext:value-type="date">
            <text:p>2023-12-26</text:p>
          </table:table-cell>
          <table:table-cell table:formula="of:=MONTH([.A1799])" office:value-type="float" office:value="12" calcext:value-type="float">
            <text:p>12</text:p>
          </table:table-cell>
          <table:table-cell table:formula="of:=[.C1794]" office:value-type="float" office:value="2" calcext:value-type="float">
            <text:p>2</text:p>
          </table:table-cell>
          <table:table-cell table:number-columns-repeated="6"/>
          <table:table-cell table:formula="of:=[.F1799]*INDEX([$Rates.$B$2:$Rates.$B$6];[.C1799]+1)-[.G1799]*INDEX([$Rates.$C$2:$Rates.$C$6];[.C179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800]=0;[.A1799]+1;[.A1799])" office:value-type="date" office:date-value="2023-12-26" calcext:value-type="date">
            <text:p>2023-12-26</text:p>
          </table:table-cell>
          <table:table-cell table:formula="of:=MONTH([.A1800])" office:value-type="float" office:value="12" calcext:value-type="float">
            <text:p>12</text:p>
          </table:table-cell>
          <table:table-cell table:formula="of:=[.C1795]" office:value-type="float" office:value="3" calcext:value-type="float">
            <text:p>3</text:p>
          </table:table-cell>
          <table:table-cell table:number-columns-repeated="6"/>
          <table:table-cell table:formula="of:=[.F1800]*INDEX([$Rates.$B$2:$Rates.$B$6];[.C1800]+1)-[.G1800]*INDEX([$Rates.$C$2:$Rates.$C$6];[.C180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801]=0;[.A1800]+1;[.A1800])" office:value-type="date" office:date-value="2023-12-26" calcext:value-type="date">
            <text:p>2023-12-26</text:p>
          </table:table-cell>
          <table:table-cell table:formula="of:=MONTH([.A1801])" office:value-type="float" office:value="12" calcext:value-type="float">
            <text:p>12</text:p>
          </table:table-cell>
          <table:table-cell table:formula="of:=[.C1796]" office:value-type="float" office:value="4" calcext:value-type="float">
            <text:p>4</text:p>
          </table:table-cell>
          <table:table-cell table:number-columns-repeated="6"/>
          <table:table-cell table:formula="of:=[.F1801]*INDEX([$Rates.$B$2:$Rates.$B$6];[.C1801]+1)-[.G1801]*INDEX([$Rates.$C$2:$Rates.$C$6];[.C180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802]=0;[.A1801]+1;[.A1801])" office:value-type="date" office:date-value="2023-12-27" calcext:value-type="date">
            <text:p>2023-12-27</text:p>
          </table:table-cell>
          <table:table-cell table:formula="of:=MONTH([.A1802])" office:value-type="float" office:value="12" calcext:value-type="float">
            <text:p>12</text:p>
          </table:table-cell>
          <table:table-cell table:formula="of:=[.C1797]" office:value-type="float" office:value="0" calcext:value-type="float">
            <text:p>0</text:p>
          </table:table-cell>
          <table:table-cell table:number-columns-repeated="6"/>
          <table:table-cell table:formula="of:=[.F1802]*INDEX([$Rates.$B$2:$Rates.$B$6];[.C1802]+1)-[.G1802]*INDEX([$Rates.$C$2:$Rates.$C$6];[.C180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803]=0;[.A1802]+1;[.A1802])" office:value-type="date" office:date-value="2023-12-27" calcext:value-type="date">
            <text:p>2023-12-27</text:p>
          </table:table-cell>
          <table:table-cell table:formula="of:=MONTH([.A1803])" office:value-type="float" office:value="12" calcext:value-type="float">
            <text:p>12</text:p>
          </table:table-cell>
          <table:table-cell table:formula="of:=[.C1798]" office:value-type="float" office:value="1" calcext:value-type="float">
            <text:p>1</text:p>
          </table:table-cell>
          <table:table-cell table:number-columns-repeated="6"/>
          <table:table-cell table:formula="of:=[.F1803]*INDEX([$Rates.$B$2:$Rates.$B$6];[.C1803]+1)-[.G1803]*INDEX([$Rates.$C$2:$Rates.$C$6];[.C180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804]=0;[.A1803]+1;[.A1803])" office:value-type="date" office:date-value="2023-12-27" calcext:value-type="date">
            <text:p>2023-12-27</text:p>
          </table:table-cell>
          <table:table-cell table:formula="of:=MONTH([.A1804])" office:value-type="float" office:value="12" calcext:value-type="float">
            <text:p>12</text:p>
          </table:table-cell>
          <table:table-cell table:formula="of:=[.C1799]" office:value-type="float" office:value="2" calcext:value-type="float">
            <text:p>2</text:p>
          </table:table-cell>
          <table:table-cell table:number-columns-repeated="6"/>
          <table:table-cell table:formula="of:=[.F1804]*INDEX([$Rates.$B$2:$Rates.$B$6];[.C1804]+1)-[.G1804]*INDEX([$Rates.$C$2:$Rates.$C$6];[.C180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805]=0;[.A1804]+1;[.A1804])" office:value-type="date" office:date-value="2023-12-27" calcext:value-type="date">
            <text:p>2023-12-27</text:p>
          </table:table-cell>
          <table:table-cell table:formula="of:=MONTH([.A1805])" office:value-type="float" office:value="12" calcext:value-type="float">
            <text:p>12</text:p>
          </table:table-cell>
          <table:table-cell table:formula="of:=[.C1800]" office:value-type="float" office:value="3" calcext:value-type="float">
            <text:p>3</text:p>
          </table:table-cell>
          <table:table-cell table:number-columns-repeated="6"/>
          <table:table-cell table:formula="of:=[.F1805]*INDEX([$Rates.$B$2:$Rates.$B$6];[.C1805]+1)-[.G1805]*INDEX([$Rates.$C$2:$Rates.$C$6];[.C180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806]=0;[.A1805]+1;[.A1805])" office:value-type="date" office:date-value="2023-12-27" calcext:value-type="date">
            <text:p>2023-12-27</text:p>
          </table:table-cell>
          <table:table-cell table:formula="of:=MONTH([.A1806])" office:value-type="float" office:value="12" calcext:value-type="float">
            <text:p>12</text:p>
          </table:table-cell>
          <table:table-cell table:formula="of:=[.C1801]" office:value-type="float" office:value="4" calcext:value-type="float">
            <text:p>4</text:p>
          </table:table-cell>
          <table:table-cell table:number-columns-repeated="6"/>
          <table:table-cell table:formula="of:=[.F1806]*INDEX([$Rates.$B$2:$Rates.$B$6];[.C1806]+1)-[.G1806]*INDEX([$Rates.$C$2:$Rates.$C$6];[.C180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807]=0;[.A1806]+1;[.A1806])" office:value-type="date" office:date-value="2023-12-28" calcext:value-type="date">
            <text:p>2023-12-28</text:p>
          </table:table-cell>
          <table:table-cell table:formula="of:=MONTH([.A1807])" office:value-type="float" office:value="12" calcext:value-type="float">
            <text:p>12</text:p>
          </table:table-cell>
          <table:table-cell table:formula="of:=[.C1802]" office:value-type="float" office:value="0" calcext:value-type="float">
            <text:p>0</text:p>
          </table:table-cell>
          <table:table-cell table:number-columns-repeated="6"/>
          <table:table-cell table:formula="of:=[.F1807]*INDEX([$Rates.$B$2:$Rates.$B$6];[.C1807]+1)-[.G1807]*INDEX([$Rates.$C$2:$Rates.$C$6];[.C180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808]=0;[.A1807]+1;[.A1807])" office:value-type="date" office:date-value="2023-12-28" calcext:value-type="date">
            <text:p>2023-12-28</text:p>
          </table:table-cell>
          <table:table-cell table:formula="of:=MONTH([.A1808])" office:value-type="float" office:value="12" calcext:value-type="float">
            <text:p>12</text:p>
          </table:table-cell>
          <table:table-cell table:formula="of:=[.C1803]" office:value-type="float" office:value="1" calcext:value-type="float">
            <text:p>1</text:p>
          </table:table-cell>
          <table:table-cell table:number-columns-repeated="6"/>
          <table:table-cell table:formula="of:=[.F1808]*INDEX([$Rates.$B$2:$Rates.$B$6];[.C1808]+1)-[.G1808]*INDEX([$Rates.$C$2:$Rates.$C$6];[.C180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809]=0;[.A1808]+1;[.A1808])" office:value-type="date" office:date-value="2023-12-28" calcext:value-type="date">
            <text:p>2023-12-28</text:p>
          </table:table-cell>
          <table:table-cell table:formula="of:=MONTH([.A1809])" office:value-type="float" office:value="12" calcext:value-type="float">
            <text:p>12</text:p>
          </table:table-cell>
          <table:table-cell table:formula="of:=[.C1804]" office:value-type="float" office:value="2" calcext:value-type="float">
            <text:p>2</text:p>
          </table:table-cell>
          <table:table-cell table:number-columns-repeated="6"/>
          <table:table-cell table:formula="of:=[.F1809]*INDEX([$Rates.$B$2:$Rates.$B$6];[.C1809]+1)-[.G1809]*INDEX([$Rates.$C$2:$Rates.$C$6];[.C180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810]=0;[.A1809]+1;[.A1809])" office:value-type="date" office:date-value="2023-12-28" calcext:value-type="date">
            <text:p>2023-12-28</text:p>
          </table:table-cell>
          <table:table-cell table:formula="of:=MONTH([.A1810])" office:value-type="float" office:value="12" calcext:value-type="float">
            <text:p>12</text:p>
          </table:table-cell>
          <table:table-cell table:formula="of:=[.C1805]" office:value-type="float" office:value="3" calcext:value-type="float">
            <text:p>3</text:p>
          </table:table-cell>
          <table:table-cell table:number-columns-repeated="6"/>
          <table:table-cell table:formula="of:=[.F1810]*INDEX([$Rates.$B$2:$Rates.$B$6];[.C1810]+1)-[.G1810]*INDEX([$Rates.$C$2:$Rates.$C$6];[.C181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811]=0;[.A1810]+1;[.A1810])" office:value-type="date" office:date-value="2023-12-28" calcext:value-type="date">
            <text:p>2023-12-28</text:p>
          </table:table-cell>
          <table:table-cell table:formula="of:=MONTH([.A1811])" office:value-type="float" office:value="12" calcext:value-type="float">
            <text:p>12</text:p>
          </table:table-cell>
          <table:table-cell table:formula="of:=[.C1806]" office:value-type="float" office:value="4" calcext:value-type="float">
            <text:p>4</text:p>
          </table:table-cell>
          <table:table-cell table:number-columns-repeated="6"/>
          <table:table-cell table:formula="of:=[.F1811]*INDEX([$Rates.$B$2:$Rates.$B$6];[.C1811]+1)-[.G1811]*INDEX([$Rates.$C$2:$Rates.$C$6];[.C181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812]=0;[.A1811]+1;[.A1811])" office:value-type="date" office:date-value="2023-12-29" calcext:value-type="date">
            <text:p>2023-12-29</text:p>
          </table:table-cell>
          <table:table-cell table:formula="of:=MONTH([.A1812])" office:value-type="float" office:value="12" calcext:value-type="float">
            <text:p>12</text:p>
          </table:table-cell>
          <table:table-cell table:formula="of:=[.C1807]" office:value-type="float" office:value="0" calcext:value-type="float">
            <text:p>0</text:p>
          </table:table-cell>
          <table:table-cell table:number-columns-repeated="6"/>
          <table:table-cell table:formula="of:=[.F1812]*INDEX([$Rates.$B$2:$Rates.$B$6];[.C1812]+1)-[.G1812]*INDEX([$Rates.$C$2:$Rates.$C$6];[.C181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813]=0;[.A1812]+1;[.A1812])" office:value-type="date" office:date-value="2023-12-29" calcext:value-type="date">
            <text:p>2023-12-29</text:p>
          </table:table-cell>
          <table:table-cell table:formula="of:=MONTH([.A1813])" office:value-type="float" office:value="12" calcext:value-type="float">
            <text:p>12</text:p>
          </table:table-cell>
          <table:table-cell table:formula="of:=[.C1808]" office:value-type="float" office:value="1" calcext:value-type="float">
            <text:p>1</text:p>
          </table:table-cell>
          <table:table-cell table:number-columns-repeated="6"/>
          <table:table-cell table:formula="of:=[.F1813]*INDEX([$Rates.$B$2:$Rates.$B$6];[.C1813]+1)-[.G1813]*INDEX([$Rates.$C$2:$Rates.$C$6];[.C181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814]=0;[.A1813]+1;[.A1813])" office:value-type="date" office:date-value="2023-12-29" calcext:value-type="date">
            <text:p>2023-12-29</text:p>
          </table:table-cell>
          <table:table-cell table:formula="of:=MONTH([.A1814])" office:value-type="float" office:value="12" calcext:value-type="float">
            <text:p>12</text:p>
          </table:table-cell>
          <table:table-cell table:formula="of:=[.C1809]" office:value-type="float" office:value="2" calcext:value-type="float">
            <text:p>2</text:p>
          </table:table-cell>
          <table:table-cell table:number-columns-repeated="6"/>
          <table:table-cell table:formula="of:=[.F1814]*INDEX([$Rates.$B$2:$Rates.$B$6];[.C1814]+1)-[.G1814]*INDEX([$Rates.$C$2:$Rates.$C$6];[.C181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815]=0;[.A1814]+1;[.A1814])" office:value-type="date" office:date-value="2023-12-29" calcext:value-type="date">
            <text:p>2023-12-29</text:p>
          </table:table-cell>
          <table:table-cell table:formula="of:=MONTH([.A1815])" office:value-type="float" office:value="12" calcext:value-type="float">
            <text:p>12</text:p>
          </table:table-cell>
          <table:table-cell table:formula="of:=[.C1810]" office:value-type="float" office:value="3" calcext:value-type="float">
            <text:p>3</text:p>
          </table:table-cell>
          <table:table-cell table:number-columns-repeated="6"/>
          <table:table-cell table:formula="of:=[.F1815]*INDEX([$Rates.$B$2:$Rates.$B$6];[.C1815]+1)-[.G1815]*INDEX([$Rates.$C$2:$Rates.$C$6];[.C181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816]=0;[.A1815]+1;[.A1815])" office:value-type="date" office:date-value="2023-12-29" calcext:value-type="date">
            <text:p>2023-12-29</text:p>
          </table:table-cell>
          <table:table-cell table:formula="of:=MONTH([.A1816])" office:value-type="float" office:value="12" calcext:value-type="float">
            <text:p>12</text:p>
          </table:table-cell>
          <table:table-cell table:formula="of:=[.C1811]" office:value-type="float" office:value="4" calcext:value-type="float">
            <text:p>4</text:p>
          </table:table-cell>
          <table:table-cell table:number-columns-repeated="6"/>
          <table:table-cell table:formula="of:=[.F1816]*INDEX([$Rates.$B$2:$Rates.$B$6];[.C1816]+1)-[.G1816]*INDEX([$Rates.$C$2:$Rates.$C$6];[.C1816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817]=0;[.A1816]+1;[.A1816])" office:value-type="date" office:date-value="2023-12-30" calcext:value-type="date">
            <text:p>2023-12-30</text:p>
          </table:table-cell>
          <table:table-cell table:formula="of:=MONTH([.A1817])" office:value-type="float" office:value="12" calcext:value-type="float">
            <text:p>12</text:p>
          </table:table-cell>
          <table:table-cell table:formula="of:=[.C1812]" office:value-type="float" office:value="0" calcext:value-type="float">
            <text:p>0</text:p>
          </table:table-cell>
          <table:table-cell table:number-columns-repeated="6"/>
          <table:table-cell table:formula="of:=[.F1817]*INDEX([$Rates.$B$2:$Rates.$B$6];[.C1817]+1)-[.G1817]*INDEX([$Rates.$C$2:$Rates.$C$6];[.C1817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818]=0;[.A1817]+1;[.A1817])" office:value-type="date" office:date-value="2023-12-30" calcext:value-type="date">
            <text:p>2023-12-30</text:p>
          </table:table-cell>
          <table:table-cell table:formula="of:=MONTH([.A1818])" office:value-type="float" office:value="12" calcext:value-type="float">
            <text:p>12</text:p>
          </table:table-cell>
          <table:table-cell table:formula="of:=[.C1813]" office:value-type="float" office:value="1" calcext:value-type="float">
            <text:p>1</text:p>
          </table:table-cell>
          <table:table-cell table:number-columns-repeated="6"/>
          <table:table-cell table:formula="of:=[.F1818]*INDEX([$Rates.$B$2:$Rates.$B$6];[.C1818]+1)-[.G1818]*INDEX([$Rates.$C$2:$Rates.$C$6];[.C1818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819]=0;[.A1818]+1;[.A1818])" office:value-type="date" office:date-value="2023-12-30" calcext:value-type="date">
            <text:p>2023-12-30</text:p>
          </table:table-cell>
          <table:table-cell table:formula="of:=MONTH([.A1819])" office:value-type="float" office:value="12" calcext:value-type="float">
            <text:p>12</text:p>
          </table:table-cell>
          <table:table-cell table:formula="of:=[.C1814]" office:value-type="float" office:value="2" calcext:value-type="float">
            <text:p>2</text:p>
          </table:table-cell>
          <table:table-cell table:number-columns-repeated="6"/>
          <table:table-cell table:formula="of:=[.F1819]*INDEX([$Rates.$B$2:$Rates.$B$6];[.C1819]+1)-[.G1819]*INDEX([$Rates.$C$2:$Rates.$C$6];[.C1819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820]=0;[.A1819]+1;[.A1819])" office:value-type="date" office:date-value="2023-12-30" calcext:value-type="date">
            <text:p>2023-12-30</text:p>
          </table:table-cell>
          <table:table-cell table:formula="of:=MONTH([.A1820])" office:value-type="float" office:value="12" calcext:value-type="float">
            <text:p>12</text:p>
          </table:table-cell>
          <table:table-cell table:formula="of:=[.C1815]" office:value-type="float" office:value="3" calcext:value-type="float">
            <text:p>3</text:p>
          </table:table-cell>
          <table:table-cell table:number-columns-repeated="6"/>
          <table:table-cell table:formula="of:=[.F1820]*INDEX([$Rates.$B$2:$Rates.$B$6];[.C1820]+1)-[.G1820]*INDEX([$Rates.$C$2:$Rates.$C$6];[.C1820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821]=0;[.A1820]+1;[.A1820])" office:value-type="date" office:date-value="2023-12-30" calcext:value-type="date">
            <text:p>2023-12-30</text:p>
          </table:table-cell>
          <table:table-cell table:formula="of:=MONTH([.A1821])" office:value-type="float" office:value="12" calcext:value-type="float">
            <text:p>12</text:p>
          </table:table-cell>
          <table:table-cell table:formula="of:=[.C1816]" office:value-type="float" office:value="4" calcext:value-type="float">
            <text:p>4</text:p>
          </table:table-cell>
          <table:table-cell table:number-columns-repeated="6"/>
          <table:table-cell table:formula="of:=[.F1821]*INDEX([$Rates.$B$2:$Rates.$B$6];[.C1821]+1)-[.G1821]*INDEX([$Rates.$C$2:$Rates.$C$6];[.C1821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822]=0;[.A1821]+1;[.A1821])" office:value-type="date" office:date-value="2023-12-31" calcext:value-type="date">
            <text:p>2023-12-31</text:p>
          </table:table-cell>
          <table:table-cell table:formula="of:=MONTH([.A1822])" office:value-type="float" office:value="12" calcext:value-type="float">
            <text:p>12</text:p>
          </table:table-cell>
          <table:table-cell table:formula="of:=[.C1817]" office:value-type="float" office:value="0" calcext:value-type="float">
            <text:p>0</text:p>
          </table:table-cell>
          <table:table-cell table:number-columns-repeated="6"/>
          <table:table-cell table:formula="of:=[.F1822]*INDEX([$Rates.$B$2:$Rates.$B$6];[.C1822]+1)-[.G1822]*INDEX([$Rates.$C$2:$Rates.$C$6];[.C1822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823]=0;[.A1822]+1;[.A1822])" office:value-type="date" office:date-value="2023-12-31" calcext:value-type="date">
            <text:p>2023-12-31</text:p>
          </table:table-cell>
          <table:table-cell table:formula="of:=MONTH([.A1823])" office:value-type="float" office:value="12" calcext:value-type="float">
            <text:p>12</text:p>
          </table:table-cell>
          <table:table-cell table:formula="of:=[.C1818]" office:value-type="float" office:value="1" calcext:value-type="float">
            <text:p>1</text:p>
          </table:table-cell>
          <table:table-cell table:number-columns-repeated="6"/>
          <table:table-cell table:formula="of:=[.F1823]*INDEX([$Rates.$B$2:$Rates.$B$6];[.C1823]+1)-[.G1823]*INDEX([$Rates.$C$2:$Rates.$C$6];[.C1823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824]=0;[.A1823]+1;[.A1823])" office:value-type="date" office:date-value="2023-12-31" calcext:value-type="date">
            <text:p>2023-12-31</text:p>
          </table:table-cell>
          <table:table-cell table:formula="of:=MONTH([.A1824])" office:value-type="float" office:value="12" calcext:value-type="float">
            <text:p>12</text:p>
          </table:table-cell>
          <table:table-cell table:formula="of:=[.C1819]" office:value-type="float" office:value="2" calcext:value-type="float">
            <text:p>2</text:p>
          </table:table-cell>
          <table:table-cell table:number-columns-repeated="6"/>
          <table:table-cell table:formula="of:=[.F1824]*INDEX([$Rates.$B$2:$Rates.$B$6];[.C1824]+1)-[.G1824]*INDEX([$Rates.$C$2:$Rates.$C$6];[.C1824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825]=0;[.A1824]+1;[.A1824])" office:value-type="date" office:date-value="2023-12-31" calcext:value-type="date">
            <text:p>2023-12-31</text:p>
          </table:table-cell>
          <table:table-cell table:formula="of:=MONTH([.A1825])" office:value-type="float" office:value="12" calcext:value-type="float">
            <text:p>12</text:p>
          </table:table-cell>
          <table:table-cell table:formula="of:=[.C1820]" office:value-type="float" office:value="3" calcext:value-type="float">
            <text:p>3</text:p>
          </table:table-cell>
          <table:table-cell table:number-columns-repeated="6"/>
          <table:table-cell table:formula="of:=[.F1825]*INDEX([$Rates.$B$2:$Rates.$B$6];[.C1825]+1)-[.G1825]*INDEX([$Rates.$C$2:$Rates.$C$6];[.C1825]+1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C1826]=0;[.A1825]+1;[.A1825])" office:value-type="date" office:date-value="2023-12-31" calcext:value-type="date">
            <text:p>2023-12-31</text:p>
          </table:table-cell>
          <table:table-cell table:formula="of:=MONTH([.A1826])" office:value-type="float" office:value="12" calcext:value-type="float">
            <text:p>12</text:p>
          </table:table-cell>
          <table:table-cell table:formula="of:=[.C1821]" office:value-type="float" office:value="4" calcext:value-type="float">
            <text:p>4</text:p>
          </table:table-cell>
          <table:table-cell table:number-columns-repeated="6"/>
          <table:table-cell table:formula="of:=[.F1826]*INDEX([$Rates.$B$2:$Rates.$B$6];[.C1826]+1)-[.G1826]*INDEX([$Rates.$C$2:$Rates.$C$6];[.C1826]+1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s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ImportDy</text:p>
          </table:table-cell>
          <table:table-cell office:value-type="string" calcext:value-type="string">
            <text:p>ImportNt</text:p>
          </table:table-cell>
          <table:table-cell office:value-type="string" calcext:value-type="string">
            <text:p>ImportPk</text:p>
          </table:table-cell>
          <table:table-cell office:value-type="string" calcext:value-type="string">
            <text:p>ExportDy</text:p>
          </table:table-cell>
          <table:table-cell office:value-type="string" calcext:value-type="string">
            <text:p>ExportNt</text:p>
          </table:table-cell>
          <table:table-cell office:value-type="string" calcext:value-type="string">
            <text:p>ExportPk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SUMIF([.$B$2:.$B$1826];[.$B1829];[.$E$2:.$E$1826])" office:value-type="float" office:value="0" calcext:value-type="float">
            <text:p>0</text:p>
          </table:table-cell>
          <table:table-cell table:formula="of:=SUMIF([.$B$2:.$B$1826];[.$B1829];[.$F$2:.$F$1826]) -[.$E1829]-[.$F1829]" office:value-type="float" office:value="0" calcext:value-type="float">
            <text:p>0</text:p>
          </table:table-cell>
          <table:table-cell table:formula="of:=SUMIFS([.$F$2:.$F$1826];[.$B$2:.$B$1826];[.$B1829];[.$C$2:.$C$1826];1)" office:value-type="float" office:value="0" calcext:value-type="float">
            <text:p>0</text:p>
          </table:table-cell>
          <table:table-cell table:formula="of:=SUMIFS([.$F$2:.$F$1826];[.$B$2:.$B$1826];[.$B1829];[.$C$2:.$C$1826];3)" office:value-type="float" office:value="0" calcext:value-type="float">
            <text:p>0</text:p>
          </table:table-cell>
          <table:table-cell table:formula="of:=SUMIF([.$B$2:.$B$1826];[.$B1829];[.$G$2:.$G$1826]) -[.$H1829]-[.$I1829]" office:value-type="float" office:value="0" calcext:value-type="float">
            <text:p>0</text:p>
          </table:table-cell>
          <table:table-cell table:formula="of:=SUMIFS([.$G$2:.$G$1826];[.$B$2:.$B$1826];[.$B1829];[.$C$2:.$C$1826];1)" office:value-type="float" office:value="0" calcext:value-type="float">
            <text:p>0</text:p>
          </table:table-cell>
          <table:table-cell table:formula="of:=SUMIFS([.$G$2:.$G$1826];[.$B$2:.$B$1826];[.$B1829];[.$C$2:.$C$1826];3)" office:value-type="float" office:value="0" calcext:value-type="float">
            <text:p>0</text:p>
          </table:table-cell>
          <table:table-cell table:formula="of:=SUMIF([.$B$2:.$B$1826];[.$B1829];[.$H$2:.$H$1826])" office:value-type="float" office:value="0" calcext:value-type="float">
            <text:p>0</text:p>
          </table:table-cell>
          <table:table-cell table:style-name="ce7" table:formula="of:=SUMIF([.$B$2:.$B$1826];[.$B1829];[.$J$2:.$J$1826])/100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SUMIF([.$B$2:.$B$1826];[.$B1830];[.$E$2:.$E$1826])" office:value-type="float" office:value="0" calcext:value-type="float">
            <text:p>0</text:p>
          </table:table-cell>
          <table:table-cell table:formula="of:=SUMIF([.$B$2:.$B$1826];[.$B1830];[.$F$2:.$F$1826]) -[.$E1830]-[.$F1830]" office:value-type="float" office:value="0" calcext:value-type="float">
            <text:p>0</text:p>
          </table:table-cell>
          <table:table-cell table:formula="of:=SUMIFS([.$F$2:.$F$1826];[.$B$2:.$B$1826];[.$B1830];[.$C$2:.$C$1826];1)" office:value-type="float" office:value="0" calcext:value-type="float">
            <text:p>0</text:p>
          </table:table-cell>
          <table:table-cell table:formula="of:=SUMIFS([.$F$2:.$F$1826];[.$B$2:.$B$1826];[.$B1830];[.$C$2:.$C$1826];3)" office:value-type="float" office:value="0" calcext:value-type="float">
            <text:p>0</text:p>
          </table:table-cell>
          <table:table-cell table:formula="of:=SUMIF([.$B$2:.$B$1826];[.$B1830];[.$G$2:.$G$1826]) -[.$H1830]-[.$I1830]" office:value-type="float" office:value="0" calcext:value-type="float">
            <text:p>0</text:p>
          </table:table-cell>
          <table:table-cell table:formula="of:=SUMIFS([.$G$2:.$G$1826];[.$B$2:.$B$1826];[.$B1830];[.$C$2:.$C$1826];1)" office:value-type="float" office:value="0" calcext:value-type="float">
            <text:p>0</text:p>
          </table:table-cell>
          <table:table-cell table:formula="of:=SUMIFS([.$G$2:.$G$1826];[.$B$2:.$B$1826];[.$B1830];[.$C$2:.$C$1826];3)" office:value-type="float" office:value="0" calcext:value-type="float">
            <text:p>0</text:p>
          </table:table-cell>
          <table:table-cell table:formula="of:=SUMIF([.$B$2:.$B$1826];[.$B1830];[.$H$2:.$H$1826])" office:value-type="float" office:value="0" calcext:value-type="float">
            <text:p>0</text:p>
          </table:table-cell>
          <table:table-cell table:style-name="ce7" table:formula="of:=SUMIF([.$B$2:.$B$1826];[.$B1830];[.$J$2:.$J$1826])/100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SUMIF([.$B$2:.$B$1826];[.$B1831];[.$E$2:.$E$1826])" office:value-type="float" office:value="0" calcext:value-type="float">
            <text:p>0</text:p>
          </table:table-cell>
          <table:table-cell table:formula="of:=SUMIF([.$B$2:.$B$1826];[.$B1831];[.$F$2:.$F$1826]) -[.$E1831]-[.$F1831]" office:value-type="float" office:value="0" calcext:value-type="float">
            <text:p>0</text:p>
          </table:table-cell>
          <table:table-cell table:formula="of:=SUMIFS([.$F$2:.$F$1826];[.$B$2:.$B$1826];[.$B1831];[.$C$2:.$C$1826];1)" office:value-type="float" office:value="0" calcext:value-type="float">
            <text:p>0</text:p>
          </table:table-cell>
          <table:table-cell table:formula="of:=SUMIFS([.$F$2:.$F$1826];[.$B$2:.$B$1826];[.$B1831];[.$C$2:.$C$1826];3)" office:value-type="float" office:value="0" calcext:value-type="float">
            <text:p>0</text:p>
          </table:table-cell>
          <table:table-cell table:formula="of:=SUMIF([.$B$2:.$B$1826];[.$B1831];[.$G$2:.$G$1826]) -[.$H1831]-[.$I1831]" office:value-type="float" office:value="0" calcext:value-type="float">
            <text:p>0</text:p>
          </table:table-cell>
          <table:table-cell table:formula="of:=SUMIFS([.$G$2:.$G$1826];[.$B$2:.$B$1826];[.$B1831];[.$C$2:.$C$1826];1)" office:value-type="float" office:value="0" calcext:value-type="float">
            <text:p>0</text:p>
          </table:table-cell>
          <table:table-cell table:formula="of:=SUMIFS([.$G$2:.$G$1826];[.$B$2:.$B$1826];[.$B1831];[.$C$2:.$C$1826];3)" office:value-type="float" office:value="0" calcext:value-type="float">
            <text:p>0</text:p>
          </table:table-cell>
          <table:table-cell table:formula="of:=SUMIF([.$B$2:.$B$1826];[.$B1831];[.$H$2:.$H$1826])" office:value-type="float" office:value="0" calcext:value-type="float">
            <text:p>0</text:p>
          </table:table-cell>
          <table:table-cell table:style-name="ce7" table:formula="of:=SUMIF([.$B$2:.$B$1826];[.$B1831];[.$J$2:.$J$1826])/100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SUMIF([.$B$2:.$B$1826];[.$B1832];[.$E$2:.$E$1826])" office:value-type="float" office:value="0" calcext:value-type="float">
            <text:p>0</text:p>
          </table:table-cell>
          <table:table-cell table:formula="of:=SUMIF([.$B$2:.$B$1826];[.$B1832];[.$F$2:.$F$1826]) -[.$E1832]-[.$F1832]" office:value-type="float" office:value="0" calcext:value-type="float">
            <text:p>0</text:p>
          </table:table-cell>
          <table:table-cell table:formula="of:=SUMIFS([.$F$2:.$F$1826];[.$B$2:.$B$1826];[.$B1832];[.$C$2:.$C$1826];1)" office:value-type="float" office:value="0" calcext:value-type="float">
            <text:p>0</text:p>
          </table:table-cell>
          <table:table-cell table:formula="of:=SUMIFS([.$F$2:.$F$1826];[.$B$2:.$B$1826];[.$B1832];[.$C$2:.$C$1826];3)" office:value-type="float" office:value="0" calcext:value-type="float">
            <text:p>0</text:p>
          </table:table-cell>
          <table:table-cell table:formula="of:=SUMIF([.$B$2:.$B$1826];[.$B1832];[.$G$2:.$G$1826]) -[.$H1832]-[.$I1832]" office:value-type="float" office:value="0" calcext:value-type="float">
            <text:p>0</text:p>
          </table:table-cell>
          <table:table-cell table:formula="of:=SUMIFS([.$G$2:.$G$1826];[.$B$2:.$B$1826];[.$B1832];[.$C$2:.$C$1826];1)" office:value-type="float" office:value="0" calcext:value-type="float">
            <text:p>0</text:p>
          </table:table-cell>
          <table:table-cell table:formula="of:=SUMIFS([.$G$2:.$G$1826];[.$B$2:.$B$1826];[.$B1832];[.$C$2:.$C$1826];3)" office:value-type="float" office:value="0" calcext:value-type="float">
            <text:p>0</text:p>
          </table:table-cell>
          <table:table-cell table:formula="of:=SUMIF([.$B$2:.$B$1826];[.$B1832];[.$H$2:.$H$1826])" office:value-type="float" office:value="0" calcext:value-type="float">
            <text:p>0</text:p>
          </table:table-cell>
          <table:table-cell table:style-name="ce7" table:formula="of:=SUMIF([.$B$2:.$B$1826];[.$B1832];[.$J$2:.$J$1826])/100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SUMIF([.$B$2:.$B$1826];[.$B1833];[.$E$2:.$E$1826])" office:value-type="float" office:value="0" calcext:value-type="float">
            <text:p>0</text:p>
          </table:table-cell>
          <table:table-cell table:formula="of:=SUMIF([.$B$2:.$B$1826];[.$B1833];[.$F$2:.$F$1826]) -[.$E1833]-[.$F1833]" office:value-type="float" office:value="0" calcext:value-type="float">
            <text:p>0</text:p>
          </table:table-cell>
          <table:table-cell table:formula="of:=SUMIFS([.$F$2:.$F$1826];[.$B$2:.$B$1826];[.$B1833];[.$C$2:.$C$1826];1)" office:value-type="float" office:value="0" calcext:value-type="float">
            <text:p>0</text:p>
          </table:table-cell>
          <table:table-cell table:formula="of:=SUMIFS([.$F$2:.$F$1826];[.$B$2:.$B$1826];[.$B1833];[.$C$2:.$C$1826];3)" office:value-type="float" office:value="0" calcext:value-type="float">
            <text:p>0</text:p>
          </table:table-cell>
          <table:table-cell table:formula="of:=SUMIF([.$B$2:.$B$1826];[.$B1833];[.$G$2:.$G$1826]) -[.$H1833]-[.$I1833]" office:value-type="float" office:value="0" calcext:value-type="float">
            <text:p>0</text:p>
          </table:table-cell>
          <table:table-cell table:formula="of:=SUMIFS([.$G$2:.$G$1826];[.$B$2:.$B$1826];[.$B1833];[.$C$2:.$C$1826];1)" office:value-type="float" office:value="0" calcext:value-type="float">
            <text:p>0</text:p>
          </table:table-cell>
          <table:table-cell table:formula="of:=SUMIFS([.$G$2:.$G$1826];[.$B$2:.$B$1826];[.$B1833];[.$C$2:.$C$1826];3)" office:value-type="float" office:value="0" calcext:value-type="float">
            <text:p>0</text:p>
          </table:table-cell>
          <table:table-cell table:formula="of:=SUMIF([.$B$2:.$B$1826];[.$B1833];[.$H$2:.$H$1826])" office:value-type="float" office:value="0" calcext:value-type="float">
            <text:p>0</text:p>
          </table:table-cell>
          <table:table-cell table:style-name="ce7" table:formula="of:=SUMIF([.$B$2:.$B$1826];[.$B1833];[.$J$2:.$J$1826])/100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SUMIF([.$B$2:.$B$1826];[.$B1834];[.$E$2:.$E$1826])" office:value-type="float" office:value="0" calcext:value-type="float">
            <text:p>0</text:p>
          </table:table-cell>
          <table:table-cell table:formula="of:=SUMIF([.$B$2:.$B$1826];[.$B1834];[.$F$2:.$F$1826]) -[.$E1834]-[.$F1834]" office:value-type="float" office:value="0" calcext:value-type="float">
            <text:p>0</text:p>
          </table:table-cell>
          <table:table-cell table:formula="of:=SUMIFS([.$F$2:.$F$1826];[.$B$2:.$B$1826];[.$B1834];[.$C$2:.$C$1826];1)" office:value-type="float" office:value="0" calcext:value-type="float">
            <text:p>0</text:p>
          </table:table-cell>
          <table:table-cell table:formula="of:=SUMIFS([.$F$2:.$F$1826];[.$B$2:.$B$1826];[.$B1834];[.$C$2:.$C$1826];3)" office:value-type="float" office:value="0" calcext:value-type="float">
            <text:p>0</text:p>
          </table:table-cell>
          <table:table-cell table:formula="of:=SUMIF([.$B$2:.$B$1826];[.$B1834];[.$G$2:.$G$1826]) -[.$H1834]-[.$I1834]" office:value-type="float" office:value="0" calcext:value-type="float">
            <text:p>0</text:p>
          </table:table-cell>
          <table:table-cell table:formula="of:=SUMIFS([.$G$2:.$G$1826];[.$B$2:.$B$1826];[.$B1834];[.$C$2:.$C$1826];1)" office:value-type="float" office:value="0" calcext:value-type="float">
            <text:p>0</text:p>
          </table:table-cell>
          <table:table-cell table:formula="of:=SUMIFS([.$G$2:.$G$1826];[.$B$2:.$B$1826];[.$B1834];[.$C$2:.$C$1826];3)" office:value-type="float" office:value="0" calcext:value-type="float">
            <text:p>0</text:p>
          </table:table-cell>
          <table:table-cell table:formula="of:=SUMIF([.$B$2:.$B$1826];[.$B1834];[.$H$2:.$H$1826])" office:value-type="float" office:value="0" calcext:value-type="float">
            <text:p>0</text:p>
          </table:table-cell>
          <table:table-cell table:style-name="ce7" table:formula="of:=SUMIF([.$B$2:.$B$1826];[.$B1834];[.$J$2:.$J$1826])/100" office:value-type="float" office:value="0" calcext:value-type="float">
            <text:p>0.00</text:p>
          </table:table-cell>
        </table:table-row>
        <table:table-row table:style-name="ro1">
          <table:table-cell table:style-name="Default"/>
          <table:table-cell office:value-type="float" office:value="6" calcext:value-type="float">
            <text:p>6</text:p>
          </table:table-cell>
          <table:table-cell table:formula="of:=SUMIF([.$B$2:.$B$1826];[.$B1835];[.$E$2:.$E$1826])" office:value-type="float" office:value="0" calcext:value-type="float">
            <text:p>0</text:p>
          </table:table-cell>
          <table:table-cell table:formula="of:=SUMIF([.$B$2:.$B$1826];[.$B1835];[.$F$2:.$F$1826]) -[.$E1835]-[.$F1835]" office:value-type="float" office:value="0" calcext:value-type="float">
            <text:p>0</text:p>
          </table:table-cell>
          <table:table-cell table:formula="of:=SUMIFS([.$F$2:.$F$1826];[.$B$2:.$B$1826];[.$B1835];[.$C$2:.$C$1826];1)" office:value-type="float" office:value="0" calcext:value-type="float">
            <text:p>0</text:p>
          </table:table-cell>
          <table:table-cell table:formula="of:=SUMIFS([.$F$2:.$F$1826];[.$B$2:.$B$1826];[.$B1835];[.$C$2:.$C$1826];3)" office:value-type="float" office:value="0" calcext:value-type="float">
            <text:p>0</text:p>
          </table:table-cell>
          <table:table-cell table:formula="of:=SUMIF([.$B$2:.$B$1826];[.$B1835];[.$G$2:.$G$1826]) -[.$H1835]-[.$I1835]" office:value-type="float" office:value="0" calcext:value-type="float">
            <text:p>0</text:p>
          </table:table-cell>
          <table:table-cell table:formula="of:=SUMIFS([.$G$2:.$G$1826];[.$B$2:.$B$1826];[.$B1835];[.$C$2:.$C$1826];1)" office:value-type="float" office:value="0" calcext:value-type="float">
            <text:p>0</text:p>
          </table:table-cell>
          <table:table-cell table:formula="of:=SUMIFS([.$G$2:.$G$1826];[.$B$2:.$B$1826];[.$B1835];[.$C$2:.$C$1826];3)" office:value-type="float" office:value="0" calcext:value-type="float">
            <text:p>0</text:p>
          </table:table-cell>
          <table:table-cell table:formula="of:=SUMIF([.$B$2:.$B$1826];[.$B1835];[.$H$2:.$H$1826])" office:value-type="float" office:value="0" calcext:value-type="float">
            <text:p>0</text:p>
          </table:table-cell>
          <table:table-cell table:style-name="ce7" table:formula="of:=SUMIF([.$B$2:.$B$1826];[.$B1835];[.$J$2:.$J$1826])/100" office:value-type="float" office:value="0" calcext:value-type="float">
            <text:p>0.00</text:p>
          </table:table-cell>
        </table:table-row>
        <table:table-row table:style-name="ro1">
          <table:table-cell table:style-name="Default"/>
          <table:table-cell office:value-type="float" office:value="7" calcext:value-type="float">
            <text:p>7</text:p>
          </table:table-cell>
          <table:table-cell table:formula="of:=SUMIF([.$B$2:.$B$1826];[.$B1836];[.$E$2:.$E$1826])" office:value-type="float" office:value="0" calcext:value-type="float">
            <text:p>0</text:p>
          </table:table-cell>
          <table:table-cell table:formula="of:=SUMIF([.$B$2:.$B$1826];[.$B1836];[.$F$2:.$F$1826]) -[.$E1836]-[.$F1836]" office:value-type="float" office:value="0" calcext:value-type="float">
            <text:p>0</text:p>
          </table:table-cell>
          <table:table-cell table:formula="of:=SUMIFS([.$F$2:.$F$1826];[.$B$2:.$B$1826];[.$B1836];[.$C$2:.$C$1826];1)" office:value-type="float" office:value="0" calcext:value-type="float">
            <text:p>0</text:p>
          </table:table-cell>
          <table:table-cell table:formula="of:=SUMIFS([.$F$2:.$F$1826];[.$B$2:.$B$1826];[.$B1836];[.$C$2:.$C$1826];3)" office:value-type="float" office:value="0" calcext:value-type="float">
            <text:p>0</text:p>
          </table:table-cell>
          <table:table-cell table:formula="of:=SUMIF([.$B$2:.$B$1826];[.$B1836];[.$G$2:.$G$1826]) -[.$H1836]-[.$I1836]" office:value-type="float" office:value="0" calcext:value-type="float">
            <text:p>0</text:p>
          </table:table-cell>
          <table:table-cell table:formula="of:=SUMIFS([.$G$2:.$G$1826];[.$B$2:.$B$1826];[.$B1836];[.$C$2:.$C$1826];1)" office:value-type="float" office:value="0" calcext:value-type="float">
            <text:p>0</text:p>
          </table:table-cell>
          <table:table-cell table:formula="of:=SUMIFS([.$G$2:.$G$1826];[.$B$2:.$B$1826];[.$B1836];[.$C$2:.$C$1826];3)" office:value-type="float" office:value="0" calcext:value-type="float">
            <text:p>0</text:p>
          </table:table-cell>
          <table:table-cell table:formula="of:=SUMIF([.$B$2:.$B$1826];[.$B1836];[.$H$2:.$H$1826])" office:value-type="float" office:value="0" calcext:value-type="float">
            <text:p>0</text:p>
          </table:table-cell>
          <table:table-cell table:style-name="ce7" table:formula="of:=SUMIF([.$B$2:.$B$1826];[.$B1836];[.$J$2:.$J$1826])/100" office:value-type="float" office:value="0" calcext:value-type="float">
            <text:p>0.00</text:p>
          </table:table-cell>
        </table:table-row>
        <table:table-row table:style-name="ro1">
          <table:table-cell table:style-name="Default"/>
          <table:table-cell office:value-type="float" office:value="8" calcext:value-type="float">
            <text:p>8</text:p>
          </table:table-cell>
          <table:table-cell table:formula="of:=SUMIF([.$B$2:.$B$1826];[.$B1837];[.$E$2:.$E$1826])" office:value-type="float" office:value="0" calcext:value-type="float">
            <text:p>0</text:p>
          </table:table-cell>
          <table:table-cell table:formula="of:=SUMIF([.$B$2:.$B$1826];[.$B1837];[.$F$2:.$F$1826]) -[.$E1837]-[.$F1837]" office:value-type="float" office:value="0" calcext:value-type="float">
            <text:p>0</text:p>
          </table:table-cell>
          <table:table-cell table:formula="of:=SUMIFS([.$F$2:.$F$1826];[.$B$2:.$B$1826];[.$B1837];[.$C$2:.$C$1826];1)" office:value-type="float" office:value="0" calcext:value-type="float">
            <text:p>0</text:p>
          </table:table-cell>
          <table:table-cell table:formula="of:=SUMIFS([.$F$2:.$F$1826];[.$B$2:.$B$1826];[.$B1837];[.$C$2:.$C$1826];3)" office:value-type="float" office:value="0" calcext:value-type="float">
            <text:p>0</text:p>
          </table:table-cell>
          <table:table-cell table:formula="of:=SUMIF([.$B$2:.$B$1826];[.$B1837];[.$G$2:.$G$1826]) -[.$H1837]-[.$I1837]" office:value-type="float" office:value="0" calcext:value-type="float">
            <text:p>0</text:p>
          </table:table-cell>
          <table:table-cell table:formula="of:=SUMIFS([.$G$2:.$G$1826];[.$B$2:.$B$1826];[.$B1837];[.$C$2:.$C$1826];1)" office:value-type="float" office:value="0" calcext:value-type="float">
            <text:p>0</text:p>
          </table:table-cell>
          <table:table-cell table:formula="of:=SUMIFS([.$G$2:.$G$1826];[.$B$2:.$B$1826];[.$B1837];[.$C$2:.$C$1826];3)" office:value-type="float" office:value="0" calcext:value-type="float">
            <text:p>0</text:p>
          </table:table-cell>
          <table:table-cell table:formula="of:=SUMIF([.$B$2:.$B$1826];[.$B1837];[.$H$2:.$H$1826])" office:value-type="float" office:value="0" calcext:value-type="float">
            <text:p>0</text:p>
          </table:table-cell>
          <table:table-cell table:style-name="ce7" table:formula="of:=SUMIF([.$B$2:.$B$1826];[.$B1837];[.$J$2:.$J$1826])/100" office:value-type="float" office:value="0" calcext:value-type="float">
            <text:p>0.00</text:p>
          </table:table-cell>
        </table:table-row>
        <table:table-row table:style-name="ro1">
          <table:table-cell table:style-name="Default"/>
          <table:table-cell office:value-type="float" office:value="9" calcext:value-type="float">
            <text:p>9</text:p>
          </table:table-cell>
          <table:table-cell table:formula="of:=SUMIF([.$B$2:.$B$1826];[.$B1838];[.$E$2:.$E$1826])" office:value-type="float" office:value="0" calcext:value-type="float">
            <text:p>0</text:p>
          </table:table-cell>
          <table:table-cell table:formula="of:=SUMIF([.$B$2:.$B$1826];[.$B1838];[.$F$2:.$F$1826]) -[.$E1838]-[.$F1838]" office:value-type="float" office:value="0" calcext:value-type="float">
            <text:p>0</text:p>
          </table:table-cell>
          <table:table-cell table:formula="of:=SUMIFS([.$F$2:.$F$1826];[.$B$2:.$B$1826];[.$B1838];[.$C$2:.$C$1826];1)" office:value-type="float" office:value="0" calcext:value-type="float">
            <text:p>0</text:p>
          </table:table-cell>
          <table:table-cell table:formula="of:=SUMIFS([.$F$2:.$F$1826];[.$B$2:.$B$1826];[.$B1838];[.$C$2:.$C$1826];3)" office:value-type="float" office:value="0" calcext:value-type="float">
            <text:p>0</text:p>
          </table:table-cell>
          <table:table-cell table:formula="of:=SUMIF([.$B$2:.$B$1826];[.$B1838];[.$G$2:.$G$1826]) -[.$H1838]-[.$I1838]" office:value-type="float" office:value="0" calcext:value-type="float">
            <text:p>0</text:p>
          </table:table-cell>
          <table:table-cell table:formula="of:=SUMIFS([.$G$2:.$G$1826];[.$B$2:.$B$1826];[.$B1838];[.$C$2:.$C$1826];1)" office:value-type="float" office:value="0" calcext:value-type="float">
            <text:p>0</text:p>
          </table:table-cell>
          <table:table-cell table:formula="of:=SUMIFS([.$G$2:.$G$1826];[.$B$2:.$B$1826];[.$B1838];[.$C$2:.$C$1826];3)" office:value-type="float" office:value="0" calcext:value-type="float">
            <text:p>0</text:p>
          </table:table-cell>
          <table:table-cell table:formula="of:=SUMIF([.$B$2:.$B$1826];[.$B1838];[.$H$2:.$H$1826])" office:value-type="float" office:value="0" calcext:value-type="float">
            <text:p>0</text:p>
          </table:table-cell>
          <table:table-cell table:style-name="ce7" table:formula="of:=SUMIF([.$B$2:.$B$1826];[.$B1838];[.$J$2:.$J$1826])/100" office:value-type="float" office:value="0" calcext:value-type="float">
            <text:p>0.00</text:p>
          </table:table-cell>
        </table:table-row>
        <table:table-row table:style-name="ro1">
          <table:table-cell table:style-name="Default"/>
          <table:table-cell office:value-type="float" office:value="10" calcext:value-type="float">
            <text:p>10</text:p>
          </table:table-cell>
          <table:table-cell table:formula="of:=SUMIF([.$B$2:.$B$1826];[.$B1839];[.$E$2:.$E$1826])" office:value-type="float" office:value="0" calcext:value-type="float">
            <text:p>0</text:p>
          </table:table-cell>
          <table:table-cell table:formula="of:=SUMIF([.$B$2:.$B$1826];[.$B1839];[.$F$2:.$F$1826]) -[.$E1839]-[.$F1839]" office:value-type="float" office:value="0" calcext:value-type="float">
            <text:p>0</text:p>
          </table:table-cell>
          <table:table-cell table:formula="of:=SUMIFS([.$F$2:.$F$1826];[.$B$2:.$B$1826];[.$B1839];[.$C$2:.$C$1826];1)" office:value-type="float" office:value="0" calcext:value-type="float">
            <text:p>0</text:p>
          </table:table-cell>
          <table:table-cell table:formula="of:=SUMIFS([.$F$2:.$F$1826];[.$B$2:.$B$1826];[.$B1839];[.$C$2:.$C$1826];3)" office:value-type="float" office:value="0" calcext:value-type="float">
            <text:p>0</text:p>
          </table:table-cell>
          <table:table-cell table:formula="of:=SUMIF([.$B$2:.$B$1826];[.$B1839];[.$G$2:.$G$1826]) -[.$H1839]-[.$I1839]" office:value-type="float" office:value="0" calcext:value-type="float">
            <text:p>0</text:p>
          </table:table-cell>
          <table:table-cell table:formula="of:=SUMIFS([.$G$2:.$G$1826];[.$B$2:.$B$1826];[.$B1839];[.$C$2:.$C$1826];1)" office:value-type="float" office:value="0" calcext:value-type="float">
            <text:p>0</text:p>
          </table:table-cell>
          <table:table-cell table:formula="of:=SUMIFS([.$G$2:.$G$1826];[.$B$2:.$B$1826];[.$B1839];[.$C$2:.$C$1826];3)" office:value-type="float" office:value="0" calcext:value-type="float">
            <text:p>0</text:p>
          </table:table-cell>
          <table:table-cell table:formula="of:=SUMIF([.$B$2:.$B$1826];[.$B1839];[.$H$2:.$H$1826])" office:value-type="float" office:value="0" calcext:value-type="float">
            <text:p>0</text:p>
          </table:table-cell>
          <table:table-cell table:style-name="ce7" table:formula="of:=SUMIF([.$B$2:.$B$1826];[.$B1839];[.$J$2:.$J$1826])/100" office:value-type="float" office:value="0" calcext:value-type="float">
            <text:p>0.00</text:p>
          </table:table-cell>
        </table:table-row>
        <table:table-row table:style-name="ro1">
          <table:table-cell table:style-name="Default"/>
          <table:table-cell office:value-type="float" office:value="11" calcext:value-type="float">
            <text:p>11</text:p>
          </table:table-cell>
          <table:table-cell table:formula="of:=SUMIF([.$B$2:.$B$1826];[.$B1840];[.$E$2:.$E$1826])" office:value-type="float" office:value="0" calcext:value-type="float">
            <text:p>0</text:p>
          </table:table-cell>
          <table:table-cell table:formula="of:=SUMIF([.$B$2:.$B$1826];[.$B1840];[.$F$2:.$F$1826]) -[.$E1840]-[.$F1840]" office:value-type="float" office:value="0" calcext:value-type="float">
            <text:p>0</text:p>
          </table:table-cell>
          <table:table-cell table:formula="of:=SUMIFS([.$F$2:.$F$1826];[.$B$2:.$B$1826];[.$B1840];[.$C$2:.$C$1826];1)" office:value-type="float" office:value="0" calcext:value-type="float">
            <text:p>0</text:p>
          </table:table-cell>
          <table:table-cell table:formula="of:=SUMIFS([.$F$2:.$F$1826];[.$B$2:.$B$1826];[.$B1840];[.$C$2:.$C$1826];3)" office:value-type="float" office:value="0" calcext:value-type="float">
            <text:p>0</text:p>
          </table:table-cell>
          <table:table-cell table:formula="of:=SUMIF([.$B$2:.$B$1826];[.$B1840];[.$G$2:.$G$1826]) -[.$H1840]-[.$I1840]" office:value-type="float" office:value="0" calcext:value-type="float">
            <text:p>0</text:p>
          </table:table-cell>
          <table:table-cell table:formula="of:=SUMIFS([.$G$2:.$G$1826];[.$B$2:.$B$1826];[.$B1840];[.$C$2:.$C$1826];1)" office:value-type="float" office:value="0" calcext:value-type="float">
            <text:p>0</text:p>
          </table:table-cell>
          <table:table-cell table:formula="of:=SUMIFS([.$G$2:.$G$1826];[.$B$2:.$B$1826];[.$B1840];[.$C$2:.$C$1826];3)" office:value-type="float" office:value="0" calcext:value-type="float">
            <text:p>0</text:p>
          </table:table-cell>
          <table:table-cell table:formula="of:=SUMIF([.$B$2:.$B$1826];[.$B1840];[.$H$2:.$H$1826])" office:value-type="float" office:value="0" calcext:value-type="float">
            <text:p>0</text:p>
          </table:table-cell>
          <table:table-cell table:style-name="ce7" table:formula="of:=SUMIF([.$B$2:.$B$1826];[.$B1840];[.$J$2:.$J$1826])/100" office:value-type="float" office:value="0" calcext:value-type="float">
            <text:p>0.00</text:p>
          </table:table-cell>
        </table:table-row>
        <table:table-row table:style-name="ro1">
          <table:table-cell table:style-name="Default"/>
          <table:table-cell office:value-type="float" office:value="12" calcext:value-type="float">
            <text:p>12</text:p>
          </table:table-cell>
          <table:table-cell table:formula="of:=SUMIF([.$B$2:.$B$1826];[.$B1841];[.$E$2:.$E$1826])" office:value-type="float" office:value="0" calcext:value-type="float">
            <text:p>0</text:p>
          </table:table-cell>
          <table:table-cell table:formula="of:=SUMIF([.$B$2:.$B$1826];[.$B1841];[.$F$2:.$F$1826]) -[.$E1841]-[.$F1841]" office:value-type="float" office:value="0" calcext:value-type="float">
            <text:p>0</text:p>
          </table:table-cell>
          <table:table-cell table:formula="of:=SUMIFS([.$F$2:.$F$1826];[.$B$2:.$B$1826];[.$B1841];[.$C$2:.$C$1826];1)" office:value-type="float" office:value="0" calcext:value-type="float">
            <text:p>0</text:p>
          </table:table-cell>
          <table:table-cell table:formula="of:=SUMIFS([.$F$2:.$F$1826];[.$B$2:.$B$1826];[.$B1841];[.$C$2:.$C$1826];3)" office:value-type="float" office:value="0" calcext:value-type="float">
            <text:p>0</text:p>
          </table:table-cell>
          <table:table-cell table:formula="of:=SUMIF([.$B$2:.$B$1826];[.$B1841];[.$G$2:.$G$1826]) -[.$H1841]-[.$I1841]" office:value-type="float" office:value="0" calcext:value-type="float">
            <text:p>0</text:p>
          </table:table-cell>
          <table:table-cell table:formula="of:=SUMIFS([.$G$2:.$G$1826];[.$B$2:.$B$1826];[.$B1841];[.$C$2:.$C$1826];1)" office:value-type="float" office:value="0" calcext:value-type="float">
            <text:p>0</text:p>
          </table:table-cell>
          <table:table-cell table:formula="of:=SUMIFS([.$G$2:.$G$1826];[.$B$2:.$B$1826];[.$B1841];[.$C$2:.$C$1826];3)" office:value-type="float" office:value="0" calcext:value-type="float">
            <text:p>0</text:p>
          </table:table-cell>
          <table:table-cell table:formula="of:=SUMIF([.$B$2:.$B$1826];[.$B1841];[.$H$2:.$H$1826])" office:value-type="float" office:value="0" calcext:value-type="float">
            <text:p>0</text:p>
          </table:table-cell>
          <table:table-cell table:style-name="ce7" table:formula="of:=SUMIF([.$B$2:.$B$1826];[.$B1841];[.$J$2:.$J$1826])/100" office:value-type="float" office:value="0" calcext:value-type="float">
            <text:p>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7T10:43:31.931000000</dc:date>
    <meta:editing-duration>PT2H20S</meta:editing-duration>
    <meta:editing-cycles>9</meta:editing-cycles>
    <meta:generator>LibreOffice/7.4.3.2$Windows_X86_64 LibreOffice_project/1048a8393ae2eeec98dff31b5c133c5f1d08b890</meta:generator>
    <meta:document-statistic meta:table-count="2" meta:cell-count="7469" meta:object-count="0"/>
  </office:meta>
</office:document-meta>
</file>